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Pictures/100000000000033900000045D8CA0451A98A09C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Symbol" svg:font-family="Symbol" style:font-family-generic="roman" style:font-pitch="variable" style:font-charset="x-symbol"/>
    <style:font-face style:name="Comic Sans MS1" svg:font-family="'Comic Sans MS'"/>
    <style:font-face style:name="Times New Roman1" svg:font-family="'Times New Roman'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26cm"/>
    </style:style>
    <style:style style:name="co3" style:family="table-column">
      <style:table-column-properties fo:break-before="auto" style:column-width="12.13cm"/>
    </style:style>
    <style:style style:name="co4" style:family="table-column">
      <style:table-column-properties fo:break-before="auto" style:column-width="1.498cm"/>
    </style:style>
    <style:style style:name="co5" style:family="table-column">
      <style:table-column-properties fo:break-before="auto" style:column-width="5.099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11.09cm"/>
    </style:style>
    <style:style style:name="co8" style:family="table-column">
      <style:table-column-properties fo:break-before="auto" style:column-width="6.66cm"/>
    </style:style>
    <style:style style:name="co9" style:family="table-column">
      <style:table-column-properties fo:break-before="auto" style:column-width="8.253cm"/>
    </style:style>
    <style:style style:name="co10" style:family="table-column">
      <style:table-column-properties fo:break-before="auto" style:column-width="4.157cm"/>
    </style:style>
    <style:style style:name="co11" style:family="table-column">
      <style:table-column-properties fo:break-before="auto" style:column-width="9.46cm"/>
    </style:style>
    <style:style style:name="co12" style:family="table-column">
      <style:table-column-properties fo:break-before="auto" style:column-width="7.444cm"/>
    </style:style>
    <style:style style:name="co13" style:family="table-column">
      <style:table-column-properties fo:break-before="auto" style:column-width="4.78cm"/>
    </style:style>
    <style:style style:name="co14" style:family="table-column">
      <style:table-column-properties fo:break-before="auto" style:column-width="2.434cm"/>
    </style:style>
    <style:style style:name="co15" style:family="table-column">
      <style:table-column-properties fo:break-before="auto" style:column-width="6.599cm"/>
    </style:style>
    <style:style style:name="co16" style:family="table-column">
      <style:table-column-properties fo:break-before="auto" style:column-width="7.504cm"/>
    </style:style>
    <style:style style:name="co17" style:family="table-column">
      <style:table-column-properties fo:break-before="auto" style:column-width="2.466cm"/>
    </style:style>
    <style:style style:name="co18" style:family="table-column">
      <style:table-column-properties fo:break-before="auto" style:column-width="6.567cm"/>
    </style:style>
    <style:style style:name="co19" style:family="table-column">
      <style:table-column-properties fo:break-before="auto" style:column-width="9.38cm"/>
    </style:style>
    <style:style style:name="co20" style:family="table-column">
      <style:table-column-properties fo:break-before="auto" style:column-width="1.984cm"/>
    </style:style>
    <style:style style:name="co21" style:family="table-column">
      <style:table-column-properties fo:break-before="auto" style:column-width="1.288cm"/>
    </style:style>
    <style:style style:name="co22" style:family="table-column">
      <style:table-column-properties fo:break-before="auto" style:column-width="1.863cm"/>
    </style:style>
    <style:style style:name="co23" style:family="table-column">
      <style:table-column-properties fo:break-before="auto" style:column-width="1.499cm"/>
    </style:style>
    <style:style style:name="co24" style:family="table-column">
      <style:table-column-properties fo:break-before="auto" style:column-width="1.893cm"/>
    </style:style>
    <style:style style:name="co25" style:family="table-column">
      <style:table-column-properties fo:break-before="auto" style:column-width="3.274cm"/>
    </style:style>
    <style:style style:name="co26" style:family="table-column">
      <style:table-column-properties fo:break-before="auto" style:column-width="2.983cm"/>
    </style:style>
    <style:style style:name="co27" style:family="table-column">
      <style:table-column-properties fo:break-before="auto" style:column-width="1.409cm"/>
    </style:style>
    <style:style style:name="co28" style:family="table-column">
      <style:table-column-properties fo:break-before="auto" style:column-width="3.764cm"/>
    </style:style>
    <style:style style:name="co29" style:family="table-column">
      <style:table-column-properties fo:break-before="auto" style:column-width="3.341cm"/>
    </style:style>
    <style:style style:name="co30" style:family="table-column">
      <style:table-column-properties fo:break-before="auto" style:column-width="1.857cm"/>
    </style:style>
    <style:style style:name="co31" style:family="table-column">
      <style:table-column-properties fo:break-before="auto" style:column-width="2.233cm"/>
    </style:style>
    <style:style style:name="co32" style:family="table-column">
      <style:table-column-properties fo:break-before="auto" style:column-width="3.769cm"/>
    </style:style>
    <style:style style:name="co33" style:family="table-column">
      <style:table-column-properties fo:break-before="auto" style:column-width="1.919cm"/>
    </style:style>
    <style:style style:name="co34" style:family="table-column">
      <style:table-column-properties fo:break-before="auto" style:column-width="2.148cm"/>
    </style:style>
    <style:style style:name="co35" style:family="table-column">
      <style:table-column-properties fo:break-before="auto" style:column-width="2.15cm"/>
    </style:style>
    <style:style style:name="co36" style:family="table-column">
      <style:table-column-properties fo:break-before="auto" style:column-width="3.05cm"/>
    </style:style>
    <style:style style:name="co37" style:family="table-column">
      <style:table-column-properties fo:break-before="auto" style:column-width="3.78cm"/>
    </style:style>
    <style:style style:name="co38" style:family="table-column">
      <style:table-column-properties fo:break-before="auto" style:column-width="2.21cm"/>
    </style:style>
    <style:style style:name="co39" style:family="table-column">
      <style:table-column-properties fo:break-before="auto" style:column-width="1.513cm"/>
    </style:style>
    <style:style style:name="co40" style:family="table-column">
      <style:table-column-properties fo:break-before="auto" style:column-width="6.653cm"/>
    </style:style>
    <style:style style:name="co41" style:family="table-column">
      <style:table-column-properties fo:break-before="auto" style:column-width="4.203cm"/>
    </style:style>
    <style:style style:name="co42" style:family="table-column">
      <style:table-column-properties fo:break-before="auto" style:column-width="2.752cm"/>
    </style:style>
    <style:style style:name="co43" style:family="table-column">
      <style:table-column-properties fo:break-before="auto" style:column-width="3.318cm"/>
    </style:style>
    <style:style style:name="co44" style:family="table-column">
      <style:table-column-properties fo:break-before="auto" style:column-width="0.697cm"/>
    </style:style>
    <style:style style:name="co45" style:family="table-column">
      <style:table-column-properties fo:break-before="auto" style:column-width="2.923cm"/>
    </style:style>
    <style:style style:name="co46" style:family="table-column">
      <style:table-column-properties fo:break-before="auto" style:column-width="2.895cm"/>
    </style:style>
    <style:style style:name="ro1" style:family="table-row">
      <style:table-row-properties style:row-height="0.921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473cm" fo:break-before="auto" style:use-optimal-row-height="true"/>
    </style:style>
    <style:style style:name="ro4" style:family="table-row">
      <style:table-row-properties style:row-height="0.76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658cm" fo:break-before="auto" style:use-optimal-row-height="true"/>
    </style:style>
    <style:style style:name="ro7" style:family="table-row">
      <style:table-row-properties style:row-height="1.528cm" fo:break-before="auto" style:use-optimal-row-height="true"/>
    </style:style>
    <style:style style:name="ro8" style:family="table-row">
      <style:table-row-properties style:row-height="2.185cm" fo:break-before="auto" style:use-optimal-row-height="false"/>
    </style:style>
    <style:style style:name="ro9" style:family="table-row">
      <style:table-row-properties style:row-height="1.993cm" fo:break-before="auto" style:use-optimal-row-height="false"/>
    </style:style>
    <style:style style:name="ro10" style:family="table-row">
      <style:table-row-properties style:row-height="1.194cm" fo:break-before="auto" style:use-optimal-row-height="true"/>
    </style:style>
    <style:style style:name="ro11" style:family="table-row">
      <style:table-row-properties style:row-height="2.596cm" fo:break-before="auto" style:use-optimal-row-height="false"/>
    </style:style>
    <style:style style:name="ro12" style:family="table-row">
      <style:table-row-properties style:row-height="2.693cm" fo:break-before="auto" style:use-optimal-row-height="false"/>
    </style:style>
    <style:style style:name="ro13" style:family="table-row">
      <style:table-row-properties style:row-height="2.191cm" fo:break-before="auto" style:use-optimal-row-height="false"/>
    </style:style>
    <style:style style:name="ro14" style:family="table-row">
      <style:table-row-properties style:row-height="2.646cm" fo:break-before="auto" style:use-optimal-row-height="false"/>
    </style:style>
    <style:style style:name="ro15" style:family="table-row">
      <style:table-row-properties style:row-height="0.605cm" fo:break-before="auto" style:use-optimal-row-height="true"/>
    </style:style>
    <style:style style:name="ro16" style:family="table-row">
      <style:table-row-properties style:row-height="0.579cm" fo:break-before="auto" style:use-optimal-row-height="true"/>
    </style:style>
    <style:style style:name="ro17" style:family="table-row">
      <style:table-row-properties style:row-height="0.778cm" fo:break-before="auto" style:use-optimal-row-height="true"/>
    </style:style>
    <style:style style:name="ro1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ooo:tab-color="#ffff00"/>
    </style:style>
    <style:style style:name="ta2" style:family="table" style:master-page-name="Default">
      <style:table-properties table:display="true" style:writing-mode="lr-tb" tableooo:tab-color="#000000"/>
    </style:style>
    <style:style style:name="ta3" style:family="table" style:master-page-name="Default">
      <style:table-properties table:display="true" style:writing-mode="lr-tb" tableooo:tab-color="#069a2e"/>
    </style:style>
    <style:style style:name="ta4" style:family="table" style:master-page-name="Default">
      <style:table-properties table:display="true" style:writing-mode="lr-tb" tableooo:tab-color="#3465a4"/>
    </style:style>
    <style:style style:name="ta5" style:family="table" style:master-page-name="Default">
      <style:table-properties table:display="true" style:writing-mode="lr-tb" tableooo:tab-color="#729fcf"/>
    </style:style>
    <style:style style:name="ta6" style:family="table" style:master-page-name="Default">
      <style:table-properties table:display="true" style:writing-mode="lr-tb" tableooo:tab-color="#f10d0c"/>
    </style:style>
    <style:style style:name="ta7" style:family="table" style:master-page-name="Default">
      <style:table-properties table:display="fals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29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20" style:family="table-cell" style:parent-style-name="Default">
      <style:table-cell-properties style:cell-protect="protected formula-hidden" style:print-content="true" fo:background-color="transparent" fo:border="none"/>
      <style:text-properties fo:color="#ffffff"/>
    </style:style>
    <style:style style:name="ce4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32" style:family="table-cell" style:parent-style-name="Default">
      <style:table-cell-properties style:cell-protect="protected formula-hidden" style:print-content="true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style:font-name="Comic Sans MS" fo:font-size="12pt" style:font-size-asian="12pt" style:font-size-complex="12pt"/>
    </style:style>
    <style:style style:name="ce26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41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1" fo:font-size="14pt" fo:font-weight="bold" style:font-name-asian="Comic Sans MS1" style:font-size-asian="14pt" style:font-weight-asian="bold" style:font-name-complex="Comic Sans MS1" style:font-size-complex="14pt" style:font-weight-complex="bold"/>
    </style:style>
    <style:style style:name="ce40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>
      <style:table-cell-properties style:cell-protect="protected formula-hidden" style:print-content="true" fo:background-color="transparent" fo:border="none"/>
      <style:text-properties fo:color="#ffffff" style:font-name="Comic Sans MS" fo:font-size="12pt" style:font-size-asian="12pt" style:font-size-complex="12pt"/>
    </style:style>
    <style:style style:name="ce33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57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35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" fo:font-size="12pt" style:font-size-asian="12pt" style:font-size-complex="12pt"/>
    </style:style>
    <style:style style:name="ce28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" fo:font-size="14pt" style:font-size-asian="14pt" style:font-size-complex="14pt"/>
    </style:style>
    <style:style style:name="ce36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Comic Sans MS" fo:font-size="14pt" style:font-size-asian="14pt" style:font-size-complex="14pt"/>
    </style:style>
    <style:style style:name="ce62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71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76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79" style:family="table-cell" style:parent-style-name="Default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81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226" style:family="table-cell" style:parent-style-name="Default">
      <style:table-cell-properties style:cell-protect="protected" style:print-content="true"/>
      <style:text-properties style:font-name="Times New Roman" fo:font-size="28pt" style:font-size-asian="28pt" style:font-size-complex="28pt"/>
    </style:style>
    <style:style style:name="ce87" style:family="table-cell" style:parent-style-name="Default">
      <style:table-cell-properties style:cell-protect="protected" style:print-content="true" style:text-align-source="fix" style:repeat-content="false" fo:wrap-option="wrap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8" style:family="table-cell" style:parent-style-name="Default" style:data-style-name="N99">
      <style:table-cell-properties style:cell-protect="protected" style:print-content="true"/>
      <style:text-properties style:font-name="Times New Roman" fo:font-size="28pt" style:font-size-asian="28pt" style:font-size-complex="28pt"/>
    </style:style>
    <style:style style:name="ce84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85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93" style:family="table-cell" style:parent-style-name="Default" style:data-style-name="N0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95" style:family="table-cell" style:parent-style-name="Default">
      <style:table-cell-properties style:cell-protect="protected" style:print-content="true" fo:wrap-option="wrap"/>
    </style:style>
    <style:style style:name="ce98" style:family="table-cell" style:parent-style-name="Default">
      <style:table-cell-properties style:cell-protect="protected" style:print-content="true"/>
    </style:style>
    <style:style style:name="ce99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01" style:family="table-cell" style:parent-style-name="Default" style:data-style-name="N0">
      <style:table-cell-properties fo:border-bottom="0.06pt solid #000000" fo:background-color="#dddddd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02" style:family="table-cell" style:parent-style-name="Default">
      <style:table-cell-properties fo:border-bottom="0.06pt solid #000000" fo:background-color="#dddddd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96" style:family="table-cell" style:parent-style-name="Default">
      <style:table-cell-properties style:cell-protect="protected" style:print-content="true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105" style:family="table-cell" style:parent-style-name="Default">
      <style:table-cell-properties style:cell-protect="protected" style:print-content="true" fo:wrap-option="wrap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106" style:family="table-cell" style:parent-style-name="Default" style:data-style-name="N14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07" style:family="table-cell" style:parent-style-name="Default" style:data-style-name="N140">
      <style:table-cell-properties fo:border-bottom="0.06pt solid #000000" fo:background-color="#dddddd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08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0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11" style:family="table-cell" style:parent-style-name="Default" style:data-style-name="N100">
      <style:table-cell-properties fo:background-color="#b2b2b2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12" style:family="table-cell" style:parent-style-name="Default" style:data-style-name="N141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36pt" style:font-size-asian="36pt" style:font-size-complex="36pt"/>
    </style:style>
    <style:style style:name="ce114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3]=&quot;VRAI&quot;))" style:apply-style-name="VRAI" style:base-cell-address="Appartenance.I3"/>
      <style:map style:condition="is-true-formula(IF([.I3]=&quot;FAUX&quot;))" style:apply-style-name="FAUX" style:base-cell-address="Appartenance.I3"/>
    </style:style>
    <style:style style:name="ce115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4]=&quot;VRAI&quot;))" style:apply-style-name="VRAI" style:base-cell-address="Appartenance.I4"/>
      <style:map style:condition="is-true-formula(IF([.I4]=&quot;FAUX&quot;))" style:apply-style-name="FAUX" style:base-cell-address="Appartenance.I4"/>
    </style:style>
    <style:style style:name="ce116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5]=&quot;VRAI&quot;))" style:apply-style-name="VRAI" style:base-cell-address="Appartenance.I5"/>
      <style:map style:condition="is-true-formula(IF([.I5]=&quot;FAUX&quot;))" style:apply-style-name="FAUX" style:base-cell-address="Appartenance.I5"/>
    </style:style>
    <style:style style:name="ce118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6]=&quot;VRAI&quot;))" style:apply-style-name="VRAI" style:base-cell-address="Appartenance.I6"/>
      <style:map style:condition="is-true-formula(IF([.I6]=&quot;FAUX&quot;))" style:apply-style-name="FAUX" style:base-cell-address="Appartenance.I6"/>
    </style:style>
    <style:style style:name="ce120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7]=&quot;VRAI&quot;))" style:apply-style-name="VRAI" style:base-cell-address="Appartenance.I7"/>
      <style:map style:condition="is-true-formula(IF([.I7]=&quot;FAUX&quot;))" style:apply-style-name="FAUX" style:base-cell-address="Appartenance.I7"/>
    </style:style>
    <style:style style:name="ce122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8]=&quot;VRAI&quot;))" style:apply-style-name="VRAI" style:base-cell-address="Appartenance.I8"/>
      <style:map style:condition="is-true-formula(IF([.I8]=&quot;FAUX&quot;))" style:apply-style-name="FAUX" style:base-cell-address="Appartenance.I8"/>
    </style:style>
    <style:style style:name="ce123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9]=&quot;VRAI&quot;))" style:apply-style-name="VRAI" style:base-cell-address="Appartenance.I9"/>
      <style:map style:condition="is-true-formula(IF([.I9]=&quot;FAUX&quot;))" style:apply-style-name="FAUX" style:base-cell-address="Appartenance.I9"/>
    </style:style>
    <style:style style:name="ce124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10]=&quot;VRAI&quot;))" style:apply-style-name="VRAI" style:base-cell-address="Appartenance.I10"/>
      <style:map style:condition="is-true-formula(IF([.I10]=&quot;FAUX&quot;))" style:apply-style-name="FAUX" style:base-cell-address="Appartenance.I10"/>
    </style:style>
    <style:style style:name="ce125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11]=&quot;VRAI&quot;))" style:apply-style-name="VRAI" style:base-cell-address="Appartenance.I11"/>
      <style:map style:condition="is-true-formula(IF([.I11]=&quot;FAUX&quot;))" style:apply-style-name="FAUX" style:base-cell-address="Appartenance.I11"/>
    </style:style>
    <style:style style:name="ce135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12]=&quot;VRAI&quot;))" style:apply-style-name="VRAI" style:base-cell-address="Appartenance.I12"/>
      <style:map style:condition="is-true-formula(IF([.I12]=&quot;FAUX&quot;))" style:apply-style-name="FAUX" style:base-cell-address="Appartenance.I12"/>
    </style:style>
    <style:style style:name="ce137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36pt" style:font-size-asian="36pt" style:font-size-complex="36pt"/>
    </style:style>
    <style:style style:name="ce140" style:family="table-cell" style:parent-style-name="Default" style:data-style-name="N10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3]=&quot;VRAI&quot;))" style:apply-style-name="VRAI" style:base-cell-address="Appartenance.J3"/>
      <style:map style:condition="is-true-formula(IF([.I3]=&quot;FAUX&quot;))" style:apply-style-name="FAUX" style:base-cell-address="Appartenance.J3"/>
    </style:style>
    <style:style style:name="ce148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4]=&quot;VRAI&quot;))" style:apply-style-name="VRAI" style:base-cell-address="Appartenance.J4"/>
      <style:map style:condition="is-true-formula(IF([.I4]=&quot;FAUX&quot;))" style:apply-style-name="FAUX" style:base-cell-address="Appartenance.J4"/>
    </style:style>
    <style:style style:name="ce149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5]=&quot;VRAI&quot;))" style:apply-style-name="VRAI" style:base-cell-address="Appartenance.J5"/>
      <style:map style:condition="is-true-formula(IF([.I5]=&quot;FAUX&quot;))" style:apply-style-name="FAUX" style:base-cell-address="Appartenance.J5"/>
    </style:style>
    <style:style style:name="ce150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6]=&quot;VRAI&quot;))" style:apply-style-name="VRAI" style:base-cell-address="Appartenance.J6"/>
      <style:map style:condition="is-true-formula(IF([.I6]=&quot;FAUX&quot;))" style:apply-style-name="FAUX" style:base-cell-address="Appartenance.J6"/>
    </style:style>
    <style:style style:name="ce151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7]=&quot;VRAI&quot;))" style:apply-style-name="VRAI" style:base-cell-address="Appartenance.J7"/>
      <style:map style:condition="is-true-formula(IF([.I7]=&quot;FAUX&quot;))" style:apply-style-name="FAUX" style:base-cell-address="Appartenance.J7"/>
    </style:style>
    <style:style style:name="ce152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8]=&quot;VRAI&quot;))" style:apply-style-name="VRAI" style:base-cell-address="Appartenance.J8"/>
      <style:map style:condition="is-true-formula(IF([.I8]=&quot;FAUX&quot;))" style:apply-style-name="FAUX" style:base-cell-address="Appartenance.J8"/>
    </style:style>
    <style:style style:name="ce153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9]=&quot;VRAI&quot;))" style:apply-style-name="VRAI" style:base-cell-address="Appartenance.J9"/>
      <style:map style:condition="is-true-formula(IF([.I9]=&quot;FAUX&quot;))" style:apply-style-name="FAUX" style:base-cell-address="Appartenance.J9"/>
    </style:style>
    <style:style style:name="ce154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10]=&quot;VRAI&quot;))" style:apply-style-name="VRAI" style:base-cell-address="Appartenance.J10"/>
      <style:map style:condition="is-true-formula(IF([.I10]=&quot;FAUX&quot;))" style:apply-style-name="FAUX" style:base-cell-address="Appartenance.J10"/>
    </style:style>
    <style:style style:name="ce155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11]=&quot;VRAI&quot;))" style:apply-style-name="VRAI" style:base-cell-address="Appartenance.J11"/>
      <style:map style:condition="is-true-formula(IF([.I11]=&quot;FAUX&quot;))" style:apply-style-name="FAUX" style:base-cell-address="Appartenance.J11"/>
    </style:style>
    <style:style style:name="ce156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12]=&quot;VRAI&quot;))" style:apply-style-name="VRAI" style:base-cell-address="Appartenance.J12"/>
      <style:map style:condition="is-true-formula(IF([.I12]=&quot;FAUX&quot;))" style:apply-style-name="FAUX" style:base-cell-address="Appartenance.J12"/>
    </style:style>
    <style:style style:name="ce157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58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59" style:family="table-cell" style:parent-style-name="Default" style:data-style-name="N10099">
      <style:table-cell-properties style:cell-protect="protected" style:print-content="true" style:text-align-source="fix" style:repeat-content="fals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60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ackground-color="#b2b2b2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67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3]=&quot;VRAI&quot;))" style:apply-style-name="VRAI" style:base-cell-address="'Equation réduite'.D3"/>
      <style:map style:condition="is-true-formula(IF([.D3]=&quot;FAUX&quot;))" style:apply-style-name="FAUX" style:base-cell-address="'Equation réduite'.D3"/>
    </style:style>
    <style:style style:name="ce168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4]=&quot;VRAI&quot;))" style:apply-style-name="VRAI" style:base-cell-address="'Equation réduite'.D4"/>
      <style:map style:condition="is-true-formula(IF([.D4]=&quot;FAUX&quot;))" style:apply-style-name="FAUX" style:base-cell-address="'Equation réduite'.D4"/>
    </style:style>
    <style:style style:name="ce169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5]=&quot;VRAI&quot;))" style:apply-style-name="VRAI" style:base-cell-address="'Equation réduite'.D5"/>
      <style:map style:condition="is-true-formula(IF([.D5]=&quot;FAUX&quot;))" style:apply-style-name="FAUX" style:base-cell-address="'Equation réduite'.D5"/>
    </style:style>
    <style:style style:name="ce170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6]=&quot;VRAI&quot;))" style:apply-style-name="VRAI" style:base-cell-address="'Equation réduite'.D6"/>
      <style:map style:condition="is-true-formula(IF([.D6]=&quot;FAUX&quot;))" style:apply-style-name="FAUX" style:base-cell-address="'Equation réduite'.D6"/>
    </style:style>
    <style:style style:name="ce171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7]=&quot;VRAI&quot;))" style:apply-style-name="VRAI" style:base-cell-address="'Equation réduite'.D7"/>
      <style:map style:condition="is-true-formula(IF([.D7]=&quot;FAUX&quot;))" style:apply-style-name="FAUX" style:base-cell-address="'Equation réduite'.D7"/>
    </style:style>
    <style:style style:name="ce172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8]=&quot;VRAI&quot;))" style:apply-style-name="VRAI" style:base-cell-address="'Equation réduite'.D8"/>
      <style:map style:condition="is-true-formula(IF([.D8]=&quot;FAUX&quot;))" style:apply-style-name="FAUX" style:base-cell-address="'Equation réduite'.D8"/>
    </style:style>
    <style:style style:name="ce173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9]=&quot;VRAI&quot;))" style:apply-style-name="VRAI" style:base-cell-address="'Equation réduite'.D9"/>
      <style:map style:condition="is-true-formula(IF([.D9]=&quot;FAUX&quot;))" style:apply-style-name="FAUX" style:base-cell-address="'Equation réduite'.D9"/>
    </style:style>
    <style:style style:name="ce174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0]=&quot;VRAI&quot;))" style:apply-style-name="VRAI" style:base-cell-address="'Equation réduite'.D10"/>
      <style:map style:condition="is-true-formula(IF([.D10]=&quot;FAUX&quot;))" style:apply-style-name="FAUX" style:base-cell-address="'Equation réduite'.D10"/>
    </style:style>
    <style:style style:name="ce175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1]=&quot;VRAI&quot;))" style:apply-style-name="VRAI" style:base-cell-address="'Equation réduite'.D11"/>
      <style:map style:condition="is-true-formula(IF([.D11]=&quot;FAUX&quot;))" style:apply-style-name="FAUX" style:base-cell-address="'Equation réduite'.D11"/>
    </style:style>
    <style:style style:name="ce176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2]=&quot;VRAI&quot;))" style:apply-style-name="VRAI" style:base-cell-address="'Equation réduite'.D12"/>
      <style:map style:condition="is-true-formula(IF([.D12]=&quot;FAUX&quot;))" style:apply-style-name="FAUX" style:base-cell-address="'Equation réduite'.D12"/>
    </style:style>
    <style:style style:name="ce182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3]=&quot;VRAI&quot;))" style:apply-style-name="VRAI" style:base-cell-address="'Equation réduite'.E3"/>
      <style:map style:condition="is-true-formula(IF([.D3]=&quot;FAUX&quot;))" style:apply-style-name="FAUX" style:base-cell-address="'Equation réduite'.E3"/>
    </style:style>
    <style:style style:name="ce183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4]=&quot;VRAI&quot;))" style:apply-style-name="VRAI" style:base-cell-address="'Equation réduite'.E4"/>
      <style:map style:condition="is-true-formula(IF([.D4]=&quot;FAUX&quot;))" style:apply-style-name="FAUX" style:base-cell-address="'Equation réduite'.E4"/>
    </style:style>
    <style:style style:name="ce184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5]=&quot;VRAI&quot;))" style:apply-style-name="VRAI" style:base-cell-address="'Equation réduite'.E5"/>
      <style:map style:condition="is-true-formula(IF([.D5]=&quot;FAUX&quot;))" style:apply-style-name="FAUX" style:base-cell-address="'Equation réduite'.E5"/>
    </style:style>
    <style:style style:name="ce185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6]=&quot;VRAI&quot;))" style:apply-style-name="VRAI" style:base-cell-address="'Equation réduite'.E6"/>
      <style:map style:condition="is-true-formula(IF([.D6]=&quot;FAUX&quot;))" style:apply-style-name="FAUX" style:base-cell-address="'Equation réduite'.E6"/>
    </style:style>
    <style:style style:name="ce186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7]=&quot;VRAI&quot;))" style:apply-style-name="VRAI" style:base-cell-address="'Equation réduite'.E7"/>
      <style:map style:condition="is-true-formula(IF([.D7]=&quot;FAUX&quot;))" style:apply-style-name="FAUX" style:base-cell-address="'Equation réduite'.E7"/>
    </style:style>
    <style:style style:name="ce187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8]=&quot;VRAI&quot;))" style:apply-style-name="VRAI" style:base-cell-address="'Equation réduite'.E8"/>
      <style:map style:condition="is-true-formula(IF([.D8]=&quot;FAUX&quot;))" style:apply-style-name="FAUX" style:base-cell-address="'Equation réduite'.E8"/>
    </style:style>
    <style:style style:name="ce188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9]=&quot;VRAI&quot;))" style:apply-style-name="VRAI" style:base-cell-address="'Equation réduite'.E9"/>
      <style:map style:condition="is-true-formula(IF([.D9]=&quot;FAUX&quot;))" style:apply-style-name="FAUX" style:base-cell-address="'Equation réduite'.E9"/>
    </style:style>
    <style:style style:name="ce189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0]=&quot;VRAI&quot;))" style:apply-style-name="VRAI" style:base-cell-address="'Equation réduite'.E10"/>
      <style:map style:condition="is-true-formula(IF([.D10]=&quot;FAUX&quot;))" style:apply-style-name="FAUX" style:base-cell-address="'Equation réduite'.E10"/>
    </style:style>
    <style:style style:name="ce190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1]=&quot;VRAI&quot;))" style:apply-style-name="VRAI" style:base-cell-address="'Equation réduite'.E11"/>
      <style:map style:condition="is-true-formula(IF([.D11]=&quot;FAUX&quot;))" style:apply-style-name="FAUX" style:base-cell-address="'Equation réduite'.E11"/>
    </style:style>
    <style:style style:name="ce191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2]=&quot;VRAI&quot;))" style:apply-style-name="VRAI" style:base-cell-address="'Equation réduite'.E12"/>
      <style:map style:condition="is-true-formula(IF([.D12]=&quot;FAUX&quot;))" style:apply-style-name="FAUX" style:base-cell-address="'Equation réduite'.E12"/>
    </style:style>
    <style:style style:name="ce83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198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8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1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14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1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21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5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73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1" style:family="table-cell" style:parent-style-name="Default" style:data-style-name="N99">
      <style:table-cell-properties style:cell-protect="protected formula-hidden" style:print-content="true"/>
      <style:text-properties fo:color="#000000" style:font-name="Times New Roman" fo:font-size="28pt" style:font-size-asian="28pt" style:font-size-complex="28pt"/>
    </style:style>
    <style:style style:name="ce202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  <style:text-properties style:font-name="Times New Roman" fo:font-size="28pt" style:font-size-asian="28pt" style:font-size-complex="28pt"/>
    </style:style>
    <style:style style:name="ce204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Times New Roman" fo:font-size="28pt" style:font-size-asian="28pt" style:font-size-complex="28pt"/>
    </style:style>
    <style:style style:name="ce21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217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46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47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48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49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50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215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font-name="Times New Roman" fo:font-size="28pt" style:font-size-asian="28pt" style:font-size-complex="28pt"/>
    </style:style>
    <style:style style:name="ce216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Times New Roman" fo:font-size="28pt" style:font-size-asian="28pt" style:font-size-complex="28pt"/>
    </style:style>
    <style:style style:name="ce12" style:family="table-cell" style:parent-style-name="Default">
      <style:text-properties style:font-name="Times New Roman" fo:font-size="28pt" style:font-size-asian="28pt" style:font-size-complex="28pt"/>
    </style:style>
    <style:style style:name="ce2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5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5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5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11" style:family="table-cell" style:parent-style-name="Default" style:data-style-name="N141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36pt" style:font-size-asian="36pt" style:font-size-complex="36pt"/>
    </style:style>
    <style:style style:name="ce206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4pt" style:font-size-asian="24pt" style:font-size-complex="24pt"/>
    </style:style>
    <style:style style:name="ce17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36pt" style:font-size-asian="36pt" style:font-size-complex="36pt"/>
    </style:style>
    <style:style style:name="ce55" style:family="table-cell" style:parent-style-name="Default" style:data-style-name="N99">
      <style:text-properties fo:color="#ffffff"/>
    </style:style>
    <style:style style:name="ce56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236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Times New Roman" fo:font-size="28pt" style:font-size-asian="28pt" style:font-size-complex="28pt"/>
    </style:style>
    <style:style style:name="ce245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start" fo:margin-left="0cm"/>
      <style:text-properties style:font-name="Times New Roman" fo:font-size="28pt" style:font-size-asian="28pt" style:font-size-complex="28pt"/>
    </style:style>
    <style:style style:name="ce246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47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5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66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67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68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69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22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158466" style:font-name="Times New Roman" fo:font-size="28pt" fo:font-weight="bold" style:font-size-asian="28pt" style:font-weight-asian="bold" style:font-size-complex="28pt" style:font-weight-complex="bold"/>
    </style:style>
    <style:style style:name="ce228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158466" style:font-name="Times New Roman" fo:font-size="28pt" fo:font-weight="bold" style:font-size-asian="28pt" style:font-weight-asian="bold" style:font-size-complex="28pt" style:font-weight-complex="bold"/>
    </style:style>
    <style:style style:name="ce297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12pt" style:font-size-asian="12pt" style:font-size-complex="12pt"/>
    </style:style>
    <style:style style:name="ce298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230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3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3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33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03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35" style:family="table-cell" style:parent-style-name="Default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05" style:family="table-cell" style:parent-style-name="Default">
      <style:table-cell-properties style:cell-protect="hidden-and-protected" style:print-content="true" style:vertical-align="middle"/>
      <style:text-properties style:font-name="Times New Roman" fo:font-size="12pt" style:font-size-asian="12pt" style:font-size-complex="12pt"/>
    </style:style>
    <style:style style:name="ce237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1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42" style:family="table-cell" style:parent-style-name="Default" style:data-style-name="N108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43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44" style:family="table-cell" style:parent-style-name="Default" style:data-style-name="N108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50" style:family="table-cell" style:parent-style-name="Default" style:data-style-name="N108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5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52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53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54" style:family="table-cell" style:parent-style-name="Default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55" style:family="table-cell" style:parent-style-name="Default" style:data-style-name="N0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57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58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59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60" style:family="table-cell" style:parent-style-name="Default" style:data-style-name="N14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61" style:family="table-cell" style:parent-style-name="Default" style:data-style-name="N140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62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63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64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9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296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65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fo:font-style="italic" style:font-size-asian="12pt" style:font-style-asian="italic" style:font-size-complex="12pt" style:font-style-complex="italic"/>
    </style:style>
    <style:style style:name="ce234" style:family="table-cell" style:parent-style-name="Default" style:data-style-name="N140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67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68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269" style:family="table-cell" style:parent-style-name="Default" style:data-style-name="N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70" style:family="table-cell" style:parent-style-name="Default">
      <style:table-cell-properties fo:background-color="#ccff66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7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5" style:family="table-cell" style:parent-style-name="Default" style:data-style-name="N99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77" style:family="table-cell" style:parent-style-name="Default" style:data-style-name="N99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78" style:family="table-cell" style:parent-style-name="Default" style:data-style-name="N99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20" style:family="table-cell" style:parent-style-name="Default" style:data-style-name="N0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83" style:family="table-cell" style:parent-style-name="Default" style:data-style-name="N14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2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6" style:family="table-cell" style:parent-style-name="Default">
      <style:table-cell-properties fo:background-color="transparent"/>
    </style:style>
    <style:style style:name="ce28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" fo:font-size="12pt" fo:font-style="italic" style:font-size-asian="12pt" style:font-style-asian="italic" style:font-size-complex="12pt" style:font-style-complex="italic"/>
    </style:style>
    <style:style style:name="ce28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342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343" style:family="table-cell" style:parent-style-name="Default" style:data-style-name="N10099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12pt" style:font-size-asian="12pt" style:font-size-complex="12pt"/>
    </style:style>
    <style:style style:name="ce344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</style:style>
    <style:style style:name="ce345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346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.$E4]=&quot;FAUX&quot;))" style:apply-style-name="FAUX" style:base-cell-address="Données.U4"/>
      <style:map style:condition="is-true-formula(IF([.$E4]=&quot;VRAI&quot;))" style:apply-style-name="VRAI" style:base-cell-address="Données.U4"/>
    </style:style>
    <style:style style:name="ce347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.$E4]=&quot;FAUX&quot;))" style:apply-style-name="FAUX" style:base-cell-address="Données.U4"/>
      <style:map style:condition="is-true-formula(IF([.$E4]=&quot;VRAI&quot;))" style:apply-style-name="VRAI" style:base-cell-address="Données.U4"/>
    </style:style>
    <style:style style:name="ce348" style:family="table-cell" style:parent-style-name="Default">
      <style:table-cell-properties fo:background-color="#000000" style:cell-protect="hidden-and-protected" style:print-content="true" style:text-align-source="fix" style:repeat-content="false"/>
      <style:paragraph-properties fo:text-align="center" fo:margin-left="0cm"/>
      <style:text-properties fo:color="#ffffff"/>
    </style:style>
    <style:style style:name="ce287" style:family="table-cell" style:parent-style-name="Default" style:data-style-name="N140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89" style:family="table-cell" style:parent-style-name="Default" style:data-style-name="N14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36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fo:font-style="normal" style:font-size-asian="12pt" style:font-style-asian="normal" style:font-size-complex="12pt" style:font-style-complex="normal"/>
    </style:style>
    <style:style style:name="ce352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8pt" style:font-size-asian="18pt" style:font-size-complex="18pt"/>
    </style:style>
    <style:style style:name="ce356" style:family="table-cell" style:parent-style-name="Default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57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5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93" style:family="table-cell" style:parent-style-name="Default">
      <style:table-cell-properties style:cell-protect="protected formula-hidden" style:print-content="true"/>
      <style:text-properties style:font-name="Times New Roman"/>
    </style:style>
    <style:style style:name="ce360" style:family="table-cell" style:parent-style-name="Default">
      <style:table-cell-properties fo:background-color="#ffff00" style:cell-protect="none" style:print-content="true" style:text-align-source="fix" style:repeat-content="false" style:vertical-align="middle"/>
      <style:paragraph-properties fo:text-align="center"/>
      <style:text-properties fo:color="#ffff00" style:font-name="Times New Roman" fo:font-size="12pt" fo:font-weight="bold" style:font-size-asian="12pt" style:font-weight-asian="bold" style:font-size-complex="12pt" style:font-weight-complex="bold"/>
    </style:style>
    <style:style style:name="ce361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ffffff" style:font-name="Times New Roman"/>
    </style:style>
    <style:style style:name="ce396" style:family="table-cell" style:parent-style-name="Default">
      <style:table-cell-properties fo:background-color="#000000" style:cell-protect="protected" style:print-content="true" style:text-align-source="fix" style:repeat-content="false" fo:border="0.06pt solid #000000"/>
      <style:paragraph-properties fo:text-align="center" fo:margin-left="0cm"/>
      <style:text-properties fo:color="#ffffff" style:font-name="Times New Roman" fo:font-size="18pt" style:font-size-asian="18pt" style:font-size-complex="18pt"/>
    </style:style>
    <style:style style:name="ce363" style:family="table-cell" style:parent-style-name="Default" style:data-style-name="N2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64" style:family="table-cell" style:parent-style-name="Default" style:data-style-name="N2">
      <style:table-cell-properties fo:background-color="#cccccc" style:cell-protect="protected formula-hidden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65" style:family="table-cell" style:parent-style-name="Default" style:data-style-name="N2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66" style:family="table-cell" style:parent-style-name="Default" style:data-style-name="N2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67" style:family="table-cell" style:parent-style-name="Default">
      <style:table-cell-properties style:cell-protect="protected formula-hidden" style:print-content="true"/>
      <style:text-properties style:font-name="Times New Roman" fo:font-size="6pt" style:font-size-asian="6pt" style:font-size-complex="6pt"/>
    </style:style>
    <style:style style:name="ce387" style:family="table-cell" style:parent-style-name="Default" style:data-style-name="N0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69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70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7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72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73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74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75" style:family="table-cell" style:parent-style-name="Default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76" style:family="table-cell" style:parent-style-name="Default">
      <style:table-cell-properties style:cell-protect="protected formula-hidden" style:print-content="true" fo:background-color="transparent"/>
      <style:text-properties style:font-name="Times New Roman"/>
    </style:style>
    <style:style style:name="ce37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cm"/>
      <style:text-properties fo:color="#ffffff" style:font-name="Times New Roman" fo:font-size="18pt" style:font-size-asian="18pt" style:font-size-complex="18pt"/>
    </style:style>
    <style:style style:name="ce413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36pt" style:font-size-asian="36pt" style:font-size-complex="36pt"/>
    </style:style>
    <style:style style:name="ce398" style:family="table-cell" style:parent-style-name="Default">
      <style:table-cell-properties style:cell-protect="protected" style:print-content="true"/>
      <style:text-properties style:font-name="Times New Roman"/>
    </style:style>
    <style:style style:name="ce75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378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style:font-name="Times New Roman" fo:font-size="18pt" style:font-size-asian="18pt" style:font-size-complex="18pt"/>
    </style:style>
    <style:style style:name="gr1" style:family="graphic">
      <style:graphic-properties fo:background-color="#ff0000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vg:stroke-color="#000000" draw:marker-start="Rounded_20_short_20_Arrow" draw:marker-start-width="0.2cm" draw:marker-end="Circle" draw:marker-end-width="0.2cm" svg:stroke-linecap="round" draw:textarea-horizontal-align="center" draw:textarea-vertical-align="middle"/>
    </style:style>
    <style:style style:name="gr4" style:family="graphic">
      <style:graphic-properties draw:textarea-vertical-align="middle" fo:background-color="#ff0000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Comic Sans MS" style:font-name-asian="Comic Sans MS" style:font-name-complex="Comic Sans MS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font-name="Symbol"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Symbol" style:font-name-asian="Symbol" style:font-name-complex="Symbol"/>
    </style:style>
    <style:style style:name="T10" style:family="text">
      <style:text-properties style:font-name-asian="Symbol" style:font-name-complex="Symbol" style:font-name="Times New Roman"/>
    </style:style>
    <style:style style:name="T11" style:family="text">
      <style:text-properties style:font-name-asian="Symbol" style:font-name-complex="Symbol" style:font-name="Symbol" fo:font-style="italic" style:font-style-asian="italic" style:font-style-complex="italic"/>
    </style:style>
    <style:style style:name="T12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text-underline-style="none" style:text-underline-color="font-color" style:text-position="-33% 58%"/>
    </style:style>
    <style:style style:name="T15" style:family="text">
      <style:text-properties style:text-position="-33% 58%"/>
    </style:style>
    <style:style style:name="T16" style:family="text">
      <style:text-properties style:font-name-asian="Symbol" style:font-name-complex="Symbol" style:font-name="Times New Roman" fo:font-style="italic" style:font-style-asian="italic" style:font-style-complex="italic"/>
    </style:style>
    <style:style style:name="T17" style:family="text">
      <style:text-properties style:font-name="Symbol"/>
    </style:style>
    <style:style style:name="T18" style:family="text">
      <style:text-properties style:font-name="Times New Roman" style:font-name-asian="Symbol" style:font-name-complex="Symbol"/>
    </style:style>
    <style:style style:name="T19" style:family="text">
      <style:text-properties style:font-name="Times New Roman" style:font-name-asian="Symbol" style:font-name-complex="Symbol" fo:font-style="italic" style:font-style-asian="italic" style:font-style-complex="italic"/>
    </style:style>
  </office:automatic-styles>
  <office:body>
    <office:spreadsheet>
      <table:table table:name="Aide" table:style-name="ta1" table:protected="true" table:protection-key="l2Z8uLvnF9Ig4wEwVzNf7j/Iiag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" form:id="control1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x?language=Basic&amp;location=document" xlink:type="simple"/>
              </office:event-listeners>
            </form:button>
            <form:button form:name="Bouton 1" form:control-implementation="ooo:com.sun.star.form.component.CommandButton" xml:id="control2" form:id="control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11.496cm" svg:height="1.5cm" svg:x="20.022cm" svg:y="1.1cm" draw:control="control1"/>
          <draw:control draw:z-index="1" draw:style-name="gr1" draw:text-style-name="P1" svg:width="11.496cm" svg:height="1.5cm" svg:x="20cm" svg:y="3.512cm" draw:control="control2"/>
          <draw:frame draw:z-index="2" draw:name="Image 1" draw:style-name="gr2" draw:text-style-name="P2" svg:width="22.714cm" svg:height="1.836cm" svg:x="0cm" svg:y="18.298cm">
            <draw:image xlink:href="Pictures/100000000000033900000045D8CA0451A98A09C1.png" xlink:type="simple" xlink:show="embed" xlink:actuate="onLoad" loext:mime-type="image/png">
              <text:p/>
            </draw:image>
          </draw:frame>
          <draw:line draw:z-index="5" draw:style-name="gr3" draw:text-style-name="P3" svg:x1="10cm" svg:y1="19.92cm" svg:x2="9cm" svg:y2="20.916cm">
            <text:p/>
          </draw:line>
          <draw:line draw:z-index="6" draw:style-name="gr3" draw:text-style-name="P3" svg:x1="22cm" svg:y1="18.924cm" svg:x2="15.5cm" svg:y2="21.012cm">
            <text:p/>
          </draw:line>
        </table:shapes>
        <table:table-column table:style-name="co1" table:number-columns-repeated="1022" table:default-cell-style-name="ce4"/>
        <table:table-column table:style-name="co1" table:number-columns-repeated="2" table:default-cell-style-name="Default"/>
        <table:table-row table:style-name="ro1">
          <table:table-cell table:style-name="ce2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37"/>
          <table:covered-table-cell table:style-name="ce52"/>
          <table:covered-table-cell table:number-columns-repeated="5" table:style-name="ce57"/>
          <table:table-cell table:style-name="ce28"/>
          <table:table-cell table:style-name="ce39" table:number-columns-repeated="1013"/>
          <table:table-cell table:style-name="ce62" table:number-columns-repeated="2"/>
        </table:table-row>
        <table:table-row table:style-name="ro2">
          <table:table-cell table:style-name="ce3"/>
          <table:table-cell table:style-name="ce37"/>
          <table:table-cell table:style-name="ce52"/>
          <table:table-cell table:style-name="ce57" table:number-columns-repeated="5"/>
          <table:table-cell table:style-name="ce28"/>
          <table:table-cell table:style-name="ce39" table:number-columns-repeated="1013"/>
          <table:table-cell table:style-name="ce62" table:number-columns-repeated="2"/>
        </table:table-row>
        <table:table-row table:style-name="ro2">
          <table:table-cell table:style-name="ce13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41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3">
          <table:table-cell table:style-name="ce13" office:value-type="string" calcext:value-type="string" table:number-columns-spanned="8" table:number-rows-spanned="1">
            <text:p>Toute autre utilisation : </text:p>
            <text:p>modification ; commerciale ; …  est interdite.</text:p>
          </table:table-cell>
          <table:covered-table-cell table:number-columns-repeated="7" table:style-name="ce41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13"/>
          <table:table-cell table:style-name="ce41" table:number-columns-repeated="7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13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41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covered-table-cell table:style-name="ce13"/>
          <table:covered-table-cell table:number-columns-repeated="7" table:style-name="ce41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13"/>
          <table:table-cell table:style-name="ce41" table:number-columns-repeated="7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4">
          <table:table-cell table:style-name="ce13"/>
          <table:table-cell table:style-name="ce38" office:value-type="string" calcext:value-type="string">
            <text:p><text:span text:style-name="T5">◊</text:span> TOUJOURS UTILISER LA DERNIÈRE</text:p>
          </table:table-cell>
          <table:table-cell table:style-name="ce41" table:number-columns-repeated="6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13"/>
          <table:table-cell table:style-name="ce40" office:value-type="string" calcext:value-type="string">
            <text:p>VERSION DE LIBREOFFICE</text:p>
          </table:table-cell>
          <table:table-cell table:style-name="ce41" table:number-columns-repeated="6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13"/>
          <table:table-cell table:style-name="ce38" office:value-type="string" calcext:value-type="string">
            <text:p>Ne pas utiliser la version pour un passionné de technologie </text:p>
          </table:table-cell>
          <table:table-cell table:style-name="ce41" table:number-columns-repeated="6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13"/>
          <table:table-cell table:style-name="ce41" table:number-columns-repeated="7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4">
          <table:table-cell table:style-name="ce13"/>
          <table:table-cell table:style-name="ce38" office:value-type="string" calcext:value-type="string">
            <text:p><text:span text:style-name="T5">◊</text:span> ACTIVER LES MACROS :</text:p>
          </table:table-cell>
          <table:table-cell table:style-name="ce41" table:number-columns-repeated="6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4">
          <table:table-cell table:style-name="ce13"/>
          <table:table-cell table:style-name="ce40" office:value-type="string" calcext:value-type="string">
            <text:p>Menu <text:span text:style-name="T6">O</text:span>utils ; <text:span text:style-name="T6">O</text:span>ption ; Sécurité ;</text:p>
          </table:table-cell>
          <table:table-cell table:style-name="ce41" table:number-columns-repeated="6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4">
          <table:table-cell table:style-name="ce13"/>
          <table:table-cell table:style-name="ce41" office:value-type="string" calcext:value-type="string">
            <text:p><text:span text:style-name="T6">S</text:span>écurité des macros ; <text:span text:style-name="T6">M</text:span>oyen </text:p>
          </table:table-cell>
          <table:table-cell table:style-name="ce41" table:number-columns-repeated="6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13"/>
          <table:table-cell table:style-name="ce41" office:value-type="string" calcext:value-type="string">
            <text:p>Après la première activation :</text:p>
          </table:table-cell>
          <table:table-cell table:style-name="ce41" table:number-columns-repeated="6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13"/>
          <table:table-cell table:style-name="ce41" office:value-type="string" calcext:value-type="string">
            <text:p>fermer le fichier puis le rouvrir.</text:p>
          </table:table-cell>
          <table:table-cell table:style-name="ce41" table:number-columns-repeated="6"/>
          <table:table-cell table:style-name="ce36" table:number-columns-repeated="2"/>
          <table:table-cell table:number-columns-repeated="1014"/>
        </table:table-row>
        <table:table-row table:style-name="ro2">
          <table:table-cell table:style-name="ce13"/>
          <table:table-cell table:style-name="ce41" table:number-columns-repeated="7"/>
          <table:table-cell table:style-name="ce36" table:number-columns-repeated="2"/>
          <table:table-cell table:number-columns-repeated="1014"/>
        </table:table-row>
        <table:table-row table:style-name="ro5">
          <table:table-cell table:style-name="ce15" table:number-columns-repeated="8"/>
          <table:table-cell table:number-columns-repeated="1016"/>
        </table:table-row>
        <table:table-row table:style-name="ro5">
          <table:table-cell table:style-name="ce29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15"/>
          <table:table-cell table:number-columns-repeated="1016"/>
        </table:table-row>
        <table:table-row table:style-name="ro5">
          <table:covered-table-cell table:style-name="ce19"/>
          <table:covered-table-cell table:number-columns-repeated="7" table:style-name="ce15"/>
          <table:table-cell table:number-columns-repeated="1016"/>
        </table:table-row>
        <table:table-row table:style-name="ro5">
          <table:table-cell table:style-name="ce19"/>
          <table:table-cell table:style-name="ce15" table:number-columns-repeated="7"/>
          <table:table-cell table:number-columns-repeated="1016"/>
        </table:table-row>
        <table:table-row table:style-name="ro5">
          <table:table-cell table:style-name="ce20"/>
          <table:table-cell table:style-name="ce43" table:number-columns-repeated="7"/>
          <table:table-cell table:number-columns-repeated="1016"/>
        </table:table-row>
        <table:table-row table:style-name="ro5">
          <table:table-cell/>
          <table:table-cell>
            <draw:control table:end-cell-address="Aide.D25" table:end-x="0.293cm" table:end-y="0.516cm" draw:z-index="3" draw:style-name="gr4" draw:text-style-name="P4" svg:width="3.399cm" svg:height="0.602cm" svg:x="1.41cm" svg:y="0.443cm" draw:control="control3"/>
          </table:table-cell>
          <table:table-cell table:number-columns-repeated="2"/>
          <table:table-cell>
            <draw:control table:end-cell-address="Aide.F26" table:end-x="1.501cm" table:end-y="0.025cm" draw:z-index="4" draw:style-name="gr4" draw:text-style-name="P4" svg:width="3.491cm" svg:height="0.723cm" svg:x="0.269cm" svg:y="0.362cm" draw:control="control4"/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35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5">
          <table:table-cell table:style-name="ce32"/>
          <table:table-cell table:number-columns-repeated="1023"/>
        </table:table-row>
        <table:table-row table:style-name="ro5">
          <table:table-cell table:style-name="ce6"/>
          <table:table-cell table:number-columns-repeated="1023"/>
        </table:table-row>
        <table:table-row table:style-name="ro6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style-name="ce32"/>
          <table:table-cell table:number-columns-repeated="1023"/>
        </table:table-row>
        <table:table-row table:style-name="ro5">
          <table:table-cell table:style-name="ce9"/>
          <table:table-cell table:number-columns-repeated="1023"/>
        </table:table-row>
        <table:table-row table:style-name="ro6">
          <table:table-cell table:style-name="Default"/>
          <table:table-cell/>
          <table:table-cell office:value-type="string" calcext:value-type="string">
            <text:p>Cliquer sur <text:span text:style-name="T2">Mode conception </text:span><text:span text:style-name="T4">puis fermer cette barre d’outils</text:span>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 table:style-name="ce26" office:value-type="string" calcext:value-type="string" table:number-columns-spanned="6" table:number-rows-spanned="1">
            <text:p>Barème</text:p>
          </table:table-cell>
          <table:covered-table-cell table:number-columns-repeated="5" table:style-name="ce33"/>
          <table:table-cell table:number-columns-repeated="1018"/>
        </table:table-row>
        <table:table-row table:style-name="ro5">
          <table:table-cell table:style-name="ce27" office:value-type="string" calcext:value-type="string" table:number-columns-spanned="2" table:number-rows-spanned="1">
            <text:p>Bonne réponse</text:p>
          </table:table-cell>
          <table:covered-table-cell table:style-name="ce33"/>
          <table:table-cell table:style-name="ce27" office:value-type="string" calcext:value-type="string" table:number-columns-spanned="2" table:number-rows-spanned="1">
            <text:p>Mauvaise réponse</text:p>
          </table:table-cell>
          <table:covered-table-cell table:style-name="ce33"/>
          <table:table-cell table:style-name="ce27" office:value-type="string" calcext:value-type="string" table:number-columns-spanned="2" table:number-rows-spanned="1">
            <text:p>Absence de réponse</text:p>
          </table:table-cell>
          <table:covered-table-cell table:style-name="ce33"/>
          <table:table-cell table:number-columns-repeated="1018"/>
        </table:table-row>
        <table:table-row table:style-name="ro5">
          <table:table-cell table:style-name="ce27" office:value-type="string" calcext:value-type="string" table:number-columns-spanned="2" table:number-rows-spanned="1">
            <text:p>+ 1 point</text:p>
          </table:table-cell>
          <table:covered-table-cell table:style-name="ce33"/>
          <table:table-cell table:style-name="ce27" office:value-type="string" calcext:value-type="string" table:number-columns-spanned="2" table:number-rows-spanned="1">
            <text:p>- 0,5 point</text:p>
          </table:table-cell>
          <table:covered-table-cell table:style-name="ce33"/>
          <table:table-cell table:style-name="ce27" office:value-type="string" calcext:value-type="string" table:number-columns-spanned="2" table:number-rows-spanned="1">
            <text:p>0 point</text:p>
          </table:table-cell>
          <table:covered-table-cell table:style-name="ce33"/>
          <table:table-cell table:number-columns-repeated="1018"/>
        </table:table-row>
        <table:table-row table:style-name="ro5" table:number-rows-repeated="104853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ppartenance" table:style-name="ta2" table:protected="true" table:protection-key="l2Z8uLvnF9Ig4wEwVzNf7j/Iiag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5" form:id="control5" form:label="Résultats" form:input-required="false" form:linked-cell="Appartenance.AF3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input-required="false" form:linked-cell="Appartenance.AF4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7" form:id="control7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Appartenance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6.091cm" svg:height="1.508cm" svg:x="42.185cm" svg:y="24.526cm" draw:control="control5"/>
          <draw:control draw:z-index="1" draw:style-name="gr4" draw:text-style-name="P1" svg:width="6.054cm" svg:height="1.486cm" svg:x="48.722cm" svg:y="24.531cm" draw:control="control6"/>
          <draw:control draw:z-index="2" draw:style-name="gr1" draw:text-style-name="P1" svg:width="4.247cm" svg:height="1.5cm" svg:x="0.753cm" svg:y="24.5cm" draw:control="control7"/>
          <draw:control draw:z-index="3" draw:style-name="gr1" draw:text-style-name="P1" svg:width="11.496cm" svg:height="1.5cm" svg:x="5.504cm" svg:y="24.413cm" draw:control="control8"/>
        </table:shapes>
        <table:table-column table:style-name="co2" table:default-cell-style-name="ce84"/>
        <table:table-column table:style-name="co3" table:default-cell-style-name="ce84"/>
        <table:table-column table:style-name="co4" table:default-cell-style-name="ce84"/>
        <table:table-column table:style-name="co5" table:default-cell-style-name="ce84"/>
        <table:table-column table:style-name="co4" table:default-cell-style-name="ce84"/>
        <table:table-column table:style-name="co5" table:default-cell-style-name="ce84"/>
        <table:table-column table:style-name="co6" table:default-cell-style-name="ce84"/>
        <table:table-column table:style-name="co7" table:default-cell-style-name="ce84"/>
        <table:table-column table:style-name="co8" table:default-cell-style-name="ce84"/>
        <table:table-column table:style-name="co9" table:default-cell-style-name="ce84"/>
        <table:table-column table:style-name="co10" table:number-columns-repeated="2" table:default-cell-style-name="ce84"/>
        <table:table-column table:style-name="co1" table:number-columns-repeated="52" table:default-cell-style-name="ce84"/>
        <table:table-row table:style-name="ro7">
          <table:table-cell table:style-name="ce71" office:value-type="string" calcext:value-type="string" table:number-columns-spanned="8" table:number-rows-spanned="1">
            <text:p>KELLER Stéphane – Lycée agricole Louis Pasteur</text:p>
          </table:table-cell>
          <table:covered-table-cell table:number-columns-repeated="7" table:style-name="ce85"/>
          <table:table-cell table:style-name="ce112" table:formula="of:=IF(AND([.$AF$3];[$Synthèse.$G$1]);[$Données.$V$3];&quot;&quot;)" office:value-type="string" office:string-value="V/F" calcext:value-type="string">
            <text:p>V/F</text:p>
          </table:table-cell>
          <table:table-cell table:style-name="ce137" office:value-type="string" calcext:value-type="string">
            <text:p>/20</text:p>
          </table:table-cell>
          <table:table-cell table:style-name="ce98" table:number-columns-repeated="2"/>
          <table:table-cell table:number-columns-repeated="52"/>
        </table:table-row>
        <table:table-row table:style-name="ro8">
          <table:table-cell table:style-name="ce76" office:value-type="string" calcext:value-type="string">
            <text:p>N°</text:p>
          </table:table-cell>
          <table:table-cell table:style-name="ce85" office:value-type="string" calcext:value-type="string">
            <text:p>Équation de la </text:p>
            <text:p>droite (<text:span text:style-name="T7">D</text:span>)</text:p>
          </table:table-cell>
          <table:table-cell table:style-name="ce85" office:value-type="string" calcext:value-type="string" table:number-columns-spanned="5" table:number-rows-spanned="1">
            <text:p>Point <text:span text:style-name="T8">A</text:span><text:span text:style-name="T9"> </text:span><text:span text:style-name="T10">(</text:span><text:span text:style-name="T11">D</text:span><text:span text:style-name="T10">) ?</text:span></text:p>
          </table:table-cell>
          <table:covered-table-cell table:number-columns-repeated="3" table:style-name="ce85"/>
          <table:covered-table-cell table:style-name="ce98"/>
          <table:table-cell table:style-name="ce76" office:value-type="string" calcext:value-type="string">
            <text:p>Proposition : </text:p>
            <text:p>Oui (o) ou non (n)</text:p>
          </table:table-cell>
          <table:table-cell table:style-name="ce76" office:value-type="string" calcext:value-type="string">
            <text:p>Vrai ou Faux</text:p>
          </table:table-cell>
          <table:table-cell table:style-name="ce76" office:value-type="string" calcext:value-type="string">
            <text:p>Réponse</text:p>
          </table:table-cell>
          <table:table-cell table:style-name="ce98" table:number-columns-repeated="2"/>
          <table:table-cell table:number-columns-repeated="52"/>
        </table:table-row>
        <table:table-row table:style-name="ro9">
          <table:table-cell table:style-name="ce79" office:value-type="float" office:value="1" calcext:value-type="float">
            <text:p>1</text:p>
          </table:table-cell>
          <table:table-cell table:style-name="ce79" table:formula="of:=INDEX([$Données.$I$88:$Données.$I$107];[$Données.J88])" office:value-type="string" office:string-value="y = -10x-5" calcext:value-type="string">
            <text:p>y = -10x-5</text:p>
          </table:table-cell>
          <table:table-cell table:style-name="ce99" office:value-type="string" calcext:value-type="string">
            <text:p>(</text:p>
          </table:table-cell>
          <table:table-cell table:style-name="ce99" table:formula="of:=INDEX([$Données.$L$88:$Données.$L$107];[$Données.J88])" office:value-type="float" office:value="1" calcext:value-type="float">
            <text:p>1</text:p>
          </table:table-cell>
          <table:table-cell table:style-name="ce99" office:value-type="string" calcext:value-type="string">
            <text:p>;</text:p>
          </table:table-cell>
          <table:table-cell table:style-name="ce99" table:formula="of:=INDEX([$Données.$M$88:$Données.$M$107];[$Données.J88])" office:value-type="float" office:value="-6" calcext:value-type="float">
            <text:p>-6</text:p>
          </table:table-cell>
          <table:table-cell table:style-name="ce99" office:value-type="string" calcext:value-type="string">
            <text:p>)</text:p>
          </table:table-cell>
          <table:table-cell table:style-name="ce111" office:value-type="string" calcext:value-type="string">
            <text:p>n</text:p>
          </table:table-cell>
          <table:table-cell table:style-name="ce114" table:formula="of:=IF(AND([.$AF$3];[$Synthèse.$G$1]);IF(ISBLANK([.H3]);&quot;&quot;;IF([.H3]=INDEX([$Données.$N$88:$Données.$N$107];[$Données.J88]);&quot;VRAI&quot;;&quot;FAUX&quot;));&quot;&quot;)" office:value-type="string" office:string-value="VRAI" calcext:value-type="string">
            <text:p>VRAI</text:p>
          </table:table-cell>
          <table:table-cell table:style-name="ce140" table:formula="of:=IF(AND([.$AF$3];[.$AF$4];[$Synthèse.$G$1]);INDEX([$Données.$K$88:$Données.$K$107];[$Données.J88]);&quot;&quot;)" office:value-type="string" office:string-value="A(D)" calcext:value-type="string">
            <text:p>A(D)</text:p>
          </table:table-cell>
          <table:table-cell table:style-name="ce98"/>
          <table:table-cell table:number-columns-repeated="20"/>
          <table:table-cell table:style-name="ce158" office:value-type="boolean" office:boolean-value="true" calcext:value-type="boolean">
            <text:p>VRAI</text:p>
          </table:table-cell>
          <table:table-cell table:style-name="ce98"/>
          <table:table-cell table:number-columns-repeated="31"/>
        </table:table-row>
        <table:table-row table:style-name="ro9">
          <table:table-cell table:style-name="ce81" table:formula="of:=[.A3]+1" office:value-type="float" office:value="2" calcext:value-type="float">
            <text:p>2</text:p>
          </table:table-cell>
          <table:table-cell table:style-name="ce93" table:formula="of:=INDEX([$Données.$I$88:$Données.$I$107];[$Données.J89])" office:value-type="string" office:string-value="y = 7x+3" calcext:value-type="string">
            <text:p>y = 7x+3</text:p>
          </table:table-cell>
          <table:table-cell table:style-name="ce101" office:value-type="string" calcext:value-type="string">
            <text:p>(</text:p>
          </table:table-cell>
          <table:table-cell table:style-name="ce101" table:formula="of:=INDEX([$Données.$L$88:$Données.$L$107];[$Données.J89])" office:value-type="float" office:value="7" calcext:value-type="float">
            <text:p>7</text:p>
          </table:table-cell>
          <table:table-cell table:style-name="ce101" office:value-type="string" calcext:value-type="string">
            <text:p>;</text:p>
          </table:table-cell>
          <table:table-cell table:style-name="ce102" table:formula="of:=INDEX([$Données.$M$88:$Données.$M$107];[$Données.J89])" office:value-type="float" office:value="49" calcext:value-type="float">
            <text:p>49</text:p>
          </table:table-cell>
          <table:table-cell table:style-name="ce102" office:value-type="string" calcext:value-type="string">
            <text:p>)</text:p>
          </table:table-cell>
          <table:table-cell table:style-name="ce111" office:value-type="string" calcext:value-type="string">
            <text:p>n</text:p>
          </table:table-cell>
          <table:table-cell table:style-name="ce115" table:formula="of:=IF(AND([.$AF$3];[$Synthèse.$G$1]);IF(ISBLANK([.H4]);&quot;&quot;;IF([.H4]=INDEX([$Données.$N$88:$Données.$N$107];[$Données.J89]);&quot;VRAI&quot;;&quot;FAUX&quot;));&quot;&quot;)" office:value-type="string" office:string-value="VRAI" calcext:value-type="string">
            <text:p>VRAI</text:p>
          </table:table-cell>
          <table:table-cell table:style-name="ce148" table:formula="of:=IF(AND([.$AF$3];[.$AF$4];[$Synthèse.$G$1]);INDEX([$Données.$K$88:$Données.$K$107];[$Données.J89]);&quot;&quot;)" office:value-type="string" office:string-value="A(D)" calcext:value-type="string">
            <text:p>A(D)</text:p>
          </table:table-cell>
          <table:table-cell table:number-columns-repeated="21"/>
          <table:table-cell table:style-name="ce159" office:value-type="boolean" office:boolean-value="true" calcext:value-type="boolean">
            <text:p>VRAI</text:p>
          </table:table-cell>
          <table:table-cell table:number-columns-repeated="32"/>
        </table:table-row>
        <table:table-row table:style-name="ro9">
          <table:table-cell table:style-name="ce79" table:formula="of:=[.A4]+1" office:value-type="float" office:value="3" calcext:value-type="float">
            <text:p>3</text:p>
          </table:table-cell>
          <table:table-cell table:style-name="ce79" table:formula="of:=INDEX([$Données.$I$88:$Données.$I$107];[$Données.J90])" office:value-type="string" office:string-value="y = 8x+7" calcext:value-type="string">
            <text:p>y = 8x+7</text:p>
          </table:table-cell>
          <table:table-cell table:style-name="ce99" office:value-type="string" calcext:value-type="string">
            <text:p>(</text:p>
          </table:table-cell>
          <table:table-cell table:style-name="ce99" table:formula="of:=INDEX([$Données.$L$88:$Données.$L$107];[$Données.J90])" office:value-type="float" office:value="9" calcext:value-type="float">
            <text:p>9</text:p>
          </table:table-cell>
          <table:table-cell table:style-name="ce99" office:value-type="string" calcext:value-type="string">
            <text:p>;</text:p>
          </table:table-cell>
          <table:table-cell table:style-name="ce99" table:formula="of:=INDEX([$Données.$M$88:$Données.$M$107];[$Données.J90])" office:value-type="float" office:value="80" calcext:value-type="float">
            <text:p>80</text:p>
          </table:table-cell>
          <table:table-cell table:style-name="ce99" office:value-type="string" calcext:value-type="string">
            <text:p>)</text:p>
          </table:table-cell>
          <table:table-cell table:style-name="ce111" office:value-type="string" calcext:value-type="string">
            <text:p>n</text:p>
          </table:table-cell>
          <table:table-cell table:style-name="ce116" table:formula="of:=IF(AND([.$AF$3];[$Synthèse.$G$1]);IF(ISBLANK([.H5]);&quot;&quot;;IF([.H5]=INDEX([$Données.$N$88:$Données.$N$107];[$Données.J90]);&quot;VRAI&quot;;&quot;FAUX&quot;));&quot;&quot;)" office:value-type="string" office:string-value="VRAI" calcext:value-type="string">
            <text:p>VRAI</text:p>
          </table:table-cell>
          <table:table-cell table:style-name="ce149" table:formula="of:=IF(AND([.$AF$3];[.$AF$4];[$Synthèse.$G$1]);INDEX([$Données.$K$88:$Données.$K$107];[$Données.J90]);&quot;&quot;)" office:value-type="string" office:string-value="A(D)" calcext:value-type="string">
            <text:p>A(D)</text:p>
          </table:table-cell>
          <table:table-cell table:number-columns-repeated="54"/>
        </table:table-row>
        <table:table-row table:style-name="ro9">
          <table:table-cell table:style-name="ce81" table:formula="of:=[.A5]+1" office:value-type="float" office:value="4" calcext:value-type="float">
            <text:p>4</text:p>
          </table:table-cell>
          <table:table-cell table:style-name="ce81" table:formula="of:=INDEX([$Données.$F$108:$Données.$F$127];[$Données.J108])" office:value-type="string" office:string-value="-13x+9y+15=0" calcext:value-type="string">
            <text:p>-13x+9y+15=0</text:p>
          </table:table-cell>
          <table:table-cell table:style-name="ce102" office:value-type="string" calcext:value-type="string">
            <text:p>(</text:p>
          </table:table-cell>
          <table:table-cell table:style-name="ce102" table:formula="of:=INDEX([$Données.$L$108:$Données.$L$127];[$Données.J108])" office:value-type="float" office:value="-6" calcext:value-type="float">
            <text:p>-6</text:p>
          </table:table-cell>
          <table:table-cell table:style-name="ce102" office:value-type="string" calcext:value-type="string">
            <text:p>;</text:p>
          </table:table-cell>
          <table:table-cell table:style-name="ce107" table:formula="of:=INDEX([$Données.$M$108:$Données.$M$127];[$Données.J108])" office:value-type="float" office:value="0.142857142857143" calcext:value-type="float">
            <text:p><text:s/>1/7 </text:p>
          </table:table-cell>
          <table:table-cell table:style-name="ce102" office:value-type="string" calcext:value-type="string">
            <text:p>)</text:p>
          </table:table-cell>
          <table:table-cell table:style-name="ce111" office:value-type="string" calcext:value-type="string">
            <text:p>n</text:p>
          </table:table-cell>
          <table:table-cell table:style-name="ce118" table:formula="of:=IF(AND([.$AF$3];[$Synthèse.$G$1]);IF(ISBLANK([.H6]);&quot;&quot;;IF([.H6]=INDEX([$Données.$N$108:$Données.$N$127];[$Données.J108]);&quot;VRAI&quot;;&quot;FAUX&quot;));&quot;&quot;)" office:value-type="string" office:string-value="VRAI" calcext:value-type="string">
            <text:p>VRAI</text:p>
          </table:table-cell>
          <table:table-cell table:style-name="ce150" table:formula="of:=IF(AND([.$AF$3];[.$AF$4];[$Synthèse.$G$1]);INDEX([$Données.$K$108:$Données.$K$127];[$Données.J108]);&quot;&quot;)" office:value-type="string" office:string-value="A(D)" calcext:value-type="string">
            <text:p>A(D)</text:p>
          </table:table-cell>
          <table:table-cell table:number-columns-repeated="54"/>
        </table:table-row>
        <table:table-row table:style-name="ro9">
          <table:table-cell table:style-name="ce79" table:formula="of:=[.A6]+1" office:value-type="float" office:value="5" calcext:value-type="float">
            <text:p>5</text:p>
          </table:table-cell>
          <table:table-cell table:style-name="ce79" table:formula="of:=INDEX([$Données.$F$108:$Données.$F$127];[$Données.J109])" office:value-type="string" office:string-value="3x+14y+15=0" calcext:value-type="string">
            <text:p>3x+14y+15=0</text:p>
          </table:table-cell>
          <table:table-cell table:style-name="ce99" office:value-type="string" calcext:value-type="string">
            <text:p>(</text:p>
          </table:table-cell>
          <table:table-cell table:style-name="ce99" table:formula="of:=INDEX([$Données.$L$108:$Données.$L$127];[$Données.J109])" office:value-type="float" office:value="1" calcext:value-type="float">
            <text:p>1</text:p>
          </table:table-cell>
          <table:table-cell table:style-name="ce99" office:value-type="string" calcext:value-type="string">
            <text:p>;</text:p>
          </table:table-cell>
          <table:table-cell table:style-name="ce106" table:formula="of:=INDEX([$Données.$M$108:$Données.$M$127];[$Données.J109])" office:value-type="float" office:value="-4.66666666666667" calcext:value-type="float">
            <text:p>-14/3 </text:p>
          </table:table-cell>
          <table:table-cell table:style-name="ce99" office:value-type="string" calcext:value-type="string">
            <text:p>)</text:p>
          </table:table-cell>
          <table:table-cell table:style-name="ce111" office:value-type="string" calcext:value-type="string">
            <text:p>n</text:p>
          </table:table-cell>
          <table:table-cell table:style-name="ce120" table:formula="of:=IF(AND([.$AF$3];[$Synthèse.$G$1]);IF(ISBLANK([.H7]);&quot;&quot;;IF([.H7]=INDEX([$Données.$N$108:$Données.$N$127];[$Données.J109]);&quot;VRAI&quot;;&quot;FAUX&quot;));&quot;&quot;)" office:value-type="string" office:string-value="VRAI" calcext:value-type="string">
            <text:p>VRAI</text:p>
          </table:table-cell>
          <table:table-cell table:style-name="ce151" table:formula="of:=IF(AND([.$AF$3];[.$AF$4];[$Synthèse.$G$1]);INDEX([$Données.$K$108:$Données.$K$127];[$Données.J109]);&quot;&quot;)" office:value-type="string" office:string-value="A(D)" calcext:value-type="string">
            <text:p>A(D)</text:p>
          </table:table-cell>
          <table:table-cell table:number-columns-repeated="54"/>
        </table:table-row>
        <table:table-row table:style-name="ro9">
          <table:table-cell table:style-name="ce81" table:formula="of:=[.A7]+1" office:value-type="float" office:value="6" calcext:value-type="float">
            <text:p>6</text:p>
          </table:table-cell>
          <table:table-cell table:style-name="ce81" table:formula="of:=INDEX([$Données.$F$108:$Données.$F$127];[$Données.J110])" office:value-type="string" office:string-value="-14x-20y-14=0" calcext:value-type="string">
            <text:p>-14x-20y-14=0</text:p>
          </table:table-cell>
          <table:table-cell table:style-name="ce102" office:value-type="string" calcext:value-type="string">
            <text:p>(</text:p>
          </table:table-cell>
          <table:table-cell table:style-name="ce102" table:formula="of:=INDEX([$Données.$L$108:$Données.$L$127];[$Données.J110])" office:value-type="float" office:value="-1" calcext:value-type="float">
            <text:p>-1</text:p>
          </table:table-cell>
          <table:table-cell table:style-name="ce102" office:value-type="string" calcext:value-type="string">
            <text:p>;</text:p>
          </table:table-cell>
          <table:table-cell table:style-name="ce107" table:formula="of:=INDEX([$Données.$M$108:$Données.$M$127];[$Données.J110])" office:value-type="string" office:string-value="0" calcext:value-type="string">
            <text:p>0</text:p>
          </table:table-cell>
          <table:table-cell table:style-name="ce102" office:value-type="string" calcext:value-type="string">
            <text:p>)</text:p>
          </table:table-cell>
          <table:table-cell table:style-name="ce111"/>
          <table:table-cell table:style-name="ce122" table:formula="of:=IF(AND([.$AF$3];[$Synthèse.$G$1]);IF(ISBLANK([.H8]);&quot;&quot;;IF([.H8]=INDEX([$Données.$N$108:$Données.$N$127];[$Données.J110]);&quot;VRAI&quot;;&quot;FAUX&quot;));&quot;&quot;)">
            <text:p/>
          </table:table-cell>
          <table:table-cell table:style-name="ce152" table:formula="of:=IF(AND([.$AF$3];[.$AF$4];[$Synthèse.$G$1]);INDEX([$Données.$K$108:$Données.$K$127];[$Données.J110]);&quot;&quot;)" office:value-type="string" office:string-value="A(D)" calcext:value-type="string">
            <text:p>A(D)</text:p>
          </table:table-cell>
          <table:table-cell table:number-columns-repeated="54"/>
        </table:table-row>
        <table:table-row table:style-name="ro9">
          <table:table-cell table:style-name="ce79" table:formula="of:=[.A8]+1" office:value-type="float" office:value="7" calcext:value-type="float">
            <text:p>7</text:p>
          </table:table-cell>
          <table:table-cell table:style-name="ce79" table:formula="of:=INDEX([$Données.$F$128:$Données.$F$147];[$Données.J128])" office:value-type="string" office:string-value="-2x-13y-4=0" calcext:value-type="string">
            <text:p>-2x-13y-4=0</text:p>
          </table:table-cell>
          <table:table-cell table:style-name="ce99" office:value-type="string" calcext:value-type="string">
            <text:p>(</text:p>
          </table:table-cell>
          <table:table-cell table:style-name="ce106" table:formula="of:=INDEX([$Données.$L$128:$Données.$L$147];[$Données.J128])" office:value-type="float" office:value="-47.5" calcext:value-type="float">
            <text:p>-95/2 </text:p>
          </table:table-cell>
          <table:table-cell table:style-name="ce99" office:value-type="string" calcext:value-type="string">
            <text:p>;</text:p>
          </table:table-cell>
          <table:table-cell table:style-name="ce109" table:formula="of:=INDEX([$Données.$M$128:$Données.$M$147];[$Données.J128])" office:value-type="float" office:value="7" calcext:value-type="float">
            <text:p>7</text:p>
          </table:table-cell>
          <table:table-cell table:style-name="ce99" office:value-type="string" calcext:value-type="string">
            <text:p>)</text:p>
          </table:table-cell>
          <table:table-cell table:style-name="ce111"/>
          <table:table-cell table:style-name="ce123" table:formula="of:=IF(AND([.$AF$3];[$Synthèse.$G$1]);IF(ISBLANK([.H9]);&quot;&quot;;IF([.H9]=INDEX([$Données.$N$128:$Données.$N$147];[$Données.J128]);&quot;VRAI&quot;;&quot;FAUX&quot;));&quot;&quot;)">
            <text:p/>
          </table:table-cell>
          <table:table-cell table:style-name="ce153" table:formula="of:=IF(AND([.$AF$3];[.$AF$4];[$Synthèse.$G$1]);INDEX([$Données.$K$128:$Données.$K$147];[$Données.J128]);&quot;&quot;)" office:value-type="string" office:string-value="A(D)" calcext:value-type="string">
            <text:p>A(D)</text:p>
          </table:table-cell>
          <table:table-cell table:style-name="ce157" table:number-columns-repeated="54"/>
        </table:table-row>
        <table:table-row table:style-name="ro9">
          <table:table-cell table:style-name="ce81" table:formula="of:=[.A9]+1" office:value-type="float" office:value="8" calcext:value-type="float">
            <text:p>8</text:p>
          </table:table-cell>
          <table:table-cell table:style-name="ce81" table:formula="of:=INDEX([$Données.$F$128:$Données.$F$147];[$Données.J129])" office:value-type="string" office:string-value="7x+2y-18=0" calcext:value-type="string">
            <text:p>7x+2y-18=0</text:p>
          </table:table-cell>
          <table:table-cell table:style-name="ce102" office:value-type="string" calcext:value-type="string">
            <text:p>(</text:p>
          </table:table-cell>
          <table:table-cell table:style-name="ce107" table:formula="of:=INDEX([$Données.$L$128:$Données.$L$147];[$Données.J129])" office:value-type="float" office:value="0.857142857142857" calcext:value-type="float">
            <text:p><text:s/>6/7 </text:p>
          </table:table-cell>
          <table:table-cell table:style-name="ce102" office:value-type="string" calcext:value-type="string">
            <text:p>;</text:p>
          </table:table-cell>
          <table:table-cell table:style-name="ce101" table:formula="of:=INDEX([$Données.$M$128:$Données.$M$147];[$Données.J129])" office:value-type="float" office:value="6" calcext:value-type="float">
            <text:p>6</text:p>
          </table:table-cell>
          <table:table-cell table:style-name="ce102" office:value-type="string" calcext:value-type="string">
            <text:p>)</text:p>
          </table:table-cell>
          <table:table-cell table:style-name="ce111"/>
          <table:table-cell table:style-name="ce124" table:formula="of:=IF(AND([.$AF$3];[$Synthèse.$G$1]);IF(ISBLANK([.H10]);&quot;&quot;;IF([.H10]=INDEX([$Données.$N$128:$Données.$N$147];[$Données.J129]);&quot;VRAI&quot;;&quot;FAUX&quot;));&quot;&quot;)">
            <text:p/>
          </table:table-cell>
          <table:table-cell table:style-name="ce154" table:formula="of:=IF(AND([.$AF$3];[.$AF$4];[$Synthèse.$G$1]);INDEX([$Données.$K$128:$Données.$K$147];[$Données.J129]);&quot;&quot;)" office:value-type="string" office:string-value="A(D)" calcext:value-type="string">
            <text:p>A(D)</text:p>
          </table:table-cell>
          <table:table-cell table:number-columns-repeated="54"/>
        </table:table-row>
        <table:table-row table:style-name="ro9">
          <table:table-cell table:style-name="ce79" table:formula="of:=[.A10]+1" office:value-type="float" office:value="9" calcext:value-type="float">
            <text:p>9</text:p>
          </table:table-cell>
          <table:table-cell table:style-name="ce79" table:formula="of:=INDEX([$Données.$I$128:$Données.$I$147];[$Données.J130])" office:value-type="string" office:string-value="y = -3x-1/2" calcext:value-type="string">
            <text:p>y = -3x-1/2</text:p>
          </table:table-cell>
          <table:table-cell table:style-name="ce99" office:value-type="string" calcext:value-type="string">
            <text:p>(</text:p>
          </table:table-cell>
          <table:table-cell table:style-name="ce106" table:formula="of:=INDEX([$Données.$L$128:$Données.$L$147];[$Données.J130])" office:value-type="float" office:value="1.5" calcext:value-type="float">
            <text:p><text:s/>3/2 </text:p>
          </table:table-cell>
          <table:table-cell table:style-name="ce99" office:value-type="string" calcext:value-type="string">
            <text:p>;</text:p>
          </table:table-cell>
          <table:table-cell table:style-name="ce109" table:formula="of:=INDEX([$Données.$M$128:$Données.$M$147];[$Données.J130])" office:value-type="float" office:value="-5" calcext:value-type="float">
            <text:p>-5</text:p>
          </table:table-cell>
          <table:table-cell table:style-name="ce99" office:value-type="string" calcext:value-type="string">
            <text:p>)</text:p>
          </table:table-cell>
          <table:table-cell table:style-name="ce111"/>
          <table:table-cell table:style-name="ce125" table:formula="of:=IF(AND([.$AF$3];[$Synthèse.$G$1]);IF(ISBLANK([.H11]);&quot;&quot;;IF([.H11]=INDEX([$Données.$N$128:$Données.$N$147];[$Données.J130]);&quot;VRAI&quot;;&quot;FAUX&quot;));&quot;&quot;)">
            <text:p/>
          </table:table-cell>
          <table:table-cell table:style-name="ce155" table:formula="of:=IF(AND([.$AF$3];[.$AF$4];[$Synthèse.$G$1]);INDEX([$Données.$K$128:$Données.$K$147];[$Données.J130]);&quot;&quot;)" office:value-type="string" office:string-value="A(D)" calcext:value-type="string">
            <text:p>A(D)</text:p>
          </table:table-cell>
          <table:table-cell table:style-name="ce157" table:number-columns-repeated="54"/>
        </table:table-row>
        <table:table-row table:style-name="ro9">
          <table:table-cell table:style-name="ce81" table:formula="of:=[.A11]+1" office:value-type="float" office:value="10" calcext:value-type="float">
            <text:p>10</text:p>
          </table:table-cell>
          <table:table-cell table:style-name="ce81" table:formula="of:=INDEX([$Données.$I$128:$Données.$I$147];[$Données.J131])" office:value-type="string" office:string-value="y = -3x-1/2" calcext:value-type="string">
            <text:p>y = -3x-1/2</text:p>
          </table:table-cell>
          <table:table-cell table:style-name="ce102" office:value-type="string" calcext:value-type="string">
            <text:p>(</text:p>
          </table:table-cell>
          <table:table-cell table:style-name="ce107" table:formula="of:=INDEX([$Données.$L$128:$Données.$L$147];[$Données.J131])" office:value-type="float" office:value="0.666666666666667" calcext:value-type="float">
            <text:p><text:s/>2/3 </text:p>
          </table:table-cell>
          <table:table-cell table:style-name="ce102" office:value-type="string" calcext:value-type="string">
            <text:p>;</text:p>
          </table:table-cell>
          <table:table-cell table:style-name="ce101" table:formula="of:=INDEX([$Données.$M$128:$Données.$M$147];[$Données.J131])" office:value-type="float" office:value="5" calcext:value-type="float">
            <text:p>5</text:p>
          </table:table-cell>
          <table:table-cell table:style-name="ce102" office:value-type="string" calcext:value-type="string">
            <text:p>)</text:p>
          </table:table-cell>
          <table:table-cell table:style-name="ce111"/>
          <table:table-cell table:style-name="ce135" table:formula="of:=IF(AND([.$AF$3];[$Synthèse.$G$1]);IF(ISBLANK([.H12]);&quot;&quot;;IF([.H12]=INDEX([$Données.$N$128:$Données.$N$147];[$Données.J131]);&quot;VRAI&quot;;&quot;FAUX&quot;));&quot;&quot;)">
            <text:p/>
          </table:table-cell>
          <table:table-cell table:style-name="ce156" table:formula="of:=IF(AND([.$AF$3];[.$AF$4];[$Synthèse.$G$1]);INDEX([$Données.$K$128:$Données.$K$147];[$Données.J131]);&quot;&quot;)" office:value-type="string" office:string-value="A(D)" calcext:value-type="string">
            <text:p>A(D)</text:p>
          </table:table-cell>
          <table:table-cell table:number-columns-repeated="54"/>
        </table:table-row>
        <table:table-row table:style-name="ro10">
          <table:table-cell table:style-name="ce226" table:number-columns-repeated="8"/>
          <table:table-cell table:number-columns-repeated="56"/>
        </table:table-row>
        <table:table-row table:style-name="ro10">
          <table:table-cell table:style-name="ce226" table:number-columns-repeated="2"/>
          <table:table-cell table:style-name="ce96"/>
          <table:table-cell table:style-name="ce108"/>
          <table:table-cell table:style-name="ce226" table:number-columns-repeated="4"/>
          <table:table-cell table:number-columns-repeated="56"/>
        </table:table-row>
        <table:table-row table:style-name="ro10">
          <table:table-cell table:style-name="ce87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95"/>
          <table:covered-table-cell table:number-columns-repeated="2" table:style-name="ce105"/>
          <table:covered-table-cell table:style-name="ce96"/>
          <table:covered-table-cell table:style-name="ce98"/>
          <table:covered-table-cell table:style-name="ce226"/>
          <table:covered-table-cell table:style-name="ce98"/>
          <table:covered-table-cell table:number-columns-repeated="2"/>
          <table:table-cell table:number-columns-repeated="54"/>
        </table:table-row>
        <table:table-row table:style-name="ro10">
          <table:table-cell table:style-name="ce88"/>
          <table:table-cell table:style-name="ce226" table:number-columns-repeated="7"/>
          <table:table-cell table:number-columns-repeated="56"/>
        </table:table-row>
        <table:table-row table:style-name="ro10" table:number-rows-repeated="8">
          <table:table-cell table:style-name="ce226" table:number-columns-repeated="8"/>
          <table:table-cell table:number-columns-repeated="56"/>
        </table:table-row>
        <table:table-row table:style-name="ro10">
          <table:table-cell table:style-name="ce226"/>
          <table:table-cell table:style-name="ce98" table:number-columns-repeated="11"/>
          <table:table-cell table:number-columns-repeated="19"/>
          <table:table-cell table:style-name="ce98" table:number-columns-repeated="2"/>
          <table:table-cell table:number-columns-repeated="31"/>
        </table:table-row>
        <table:table-row table:style-name="ro10" table:number-rows-repeated="48">
          <table:table-cell table:style-name="ce226" table:number-columns-repeated="8"/>
          <table:table-cell table:number-columns-repeated="56"/>
        </table:table-row>
        <table:table-row table:style-name="ro10" table:number-rows-repeated="1048502">
          <table:table-cell table:number-columns-repeated="64"/>
        </table:table-row>
        <table:table-row table:style-name="ro10">
          <table:table-cell table:number-columns-repeated="64"/>
        </table:table-row>
        <calcext:conditional-formats>
          <calcext:conditional-format calcext:target-range-address="Appartenance.I3:Appartenance.I3">
            <calcext:condition calcext:apply-style-name="VRAI" calcext:value="formula-is(IF([.I3]=&quot;VRAI&quot;))" calcext:base-cell-address="Appartenance.I3"/>
            <calcext:condition calcext:apply-style-name="FAUX" calcext:value="formula-is(IF([.I3]=&quot;FAUX&quot;))" calcext:base-cell-address="Appartenance.I3"/>
          </calcext:conditional-format>
          <calcext:conditional-format calcext:target-range-address="Appartenance.I4:Appartenance.I4">
            <calcext:condition calcext:apply-style-name="VRAI" calcext:value="formula-is(IF([.I4]=&quot;VRAI&quot;))" calcext:base-cell-address="Appartenance.I4"/>
            <calcext:condition calcext:apply-style-name="FAUX" calcext:value="formula-is(IF([.I4]=&quot;FAUX&quot;))" calcext:base-cell-address="Appartenance.I4"/>
          </calcext:conditional-format>
          <calcext:conditional-format calcext:target-range-address="Appartenance.I5:Appartenance.I5">
            <calcext:condition calcext:apply-style-name="VRAI" calcext:value="formula-is(IF([.I5]=&quot;VRAI&quot;))" calcext:base-cell-address="Appartenance.I5"/>
            <calcext:condition calcext:apply-style-name="FAUX" calcext:value="formula-is(IF([.I5]=&quot;FAUX&quot;))" calcext:base-cell-address="Appartenance.I5"/>
          </calcext:conditional-format>
          <calcext:conditional-format calcext:target-range-address="Appartenance.I6:Appartenance.I6">
            <calcext:condition calcext:apply-style-name="VRAI" calcext:value="formula-is(IF([.I6]=&quot;VRAI&quot;))" calcext:base-cell-address="Appartenance.I6"/>
            <calcext:condition calcext:apply-style-name="FAUX" calcext:value="formula-is(IF([.I6]=&quot;FAUX&quot;))" calcext:base-cell-address="Appartenance.I6"/>
          </calcext:conditional-format>
          <calcext:conditional-format calcext:target-range-address="Appartenance.I7:Appartenance.I7">
            <calcext:condition calcext:apply-style-name="VRAI" calcext:value="formula-is(IF([.I7]=&quot;VRAI&quot;))" calcext:base-cell-address="Appartenance.I7"/>
            <calcext:condition calcext:apply-style-name="FAUX" calcext:value="formula-is(IF([.I7]=&quot;FAUX&quot;))" calcext:base-cell-address="Appartenance.I7"/>
          </calcext:conditional-format>
          <calcext:conditional-format calcext:target-range-address="Appartenance.I8:Appartenance.I8">
            <calcext:condition calcext:apply-style-name="VRAI" calcext:value="formula-is(IF([.I8]=&quot;VRAI&quot;))" calcext:base-cell-address="Appartenance.I8"/>
            <calcext:condition calcext:apply-style-name="FAUX" calcext:value="formula-is(IF([.I8]=&quot;FAUX&quot;))" calcext:base-cell-address="Appartenance.I8"/>
          </calcext:conditional-format>
          <calcext:conditional-format calcext:target-range-address="Appartenance.I9:Appartenance.I9">
            <calcext:condition calcext:apply-style-name="VRAI" calcext:value="formula-is(IF([.I9]=&quot;VRAI&quot;))" calcext:base-cell-address="Appartenance.I9"/>
            <calcext:condition calcext:apply-style-name="FAUX" calcext:value="formula-is(IF([.I9]=&quot;FAUX&quot;))" calcext:base-cell-address="Appartenance.I9"/>
          </calcext:conditional-format>
          <calcext:conditional-format calcext:target-range-address="Appartenance.I10:Appartenance.I10">
            <calcext:condition calcext:apply-style-name="VRAI" calcext:value="formula-is(IF([.I10]=&quot;VRAI&quot;))" calcext:base-cell-address="Appartenance.I10"/>
            <calcext:condition calcext:apply-style-name="FAUX" calcext:value="formula-is(IF([.I10]=&quot;FAUX&quot;))" calcext:base-cell-address="Appartenance.I10"/>
          </calcext:conditional-format>
          <calcext:conditional-format calcext:target-range-address="Appartenance.I11:Appartenance.I11">
            <calcext:condition calcext:apply-style-name="VRAI" calcext:value="formula-is(IF([.I11]=&quot;VRAI&quot;))" calcext:base-cell-address="Appartenance.I11"/>
            <calcext:condition calcext:apply-style-name="FAUX" calcext:value="formula-is(IF([.I11]=&quot;FAUX&quot;))" calcext:base-cell-address="Appartenance.I11"/>
          </calcext:conditional-format>
          <calcext:conditional-format calcext:target-range-address="Appartenance.I12:Appartenance.I12">
            <calcext:condition calcext:apply-style-name="VRAI" calcext:value="formula-is(IF([.I12]=&quot;VRAI&quot;))" calcext:base-cell-address="Appartenance.I12"/>
            <calcext:condition calcext:apply-style-name="FAUX" calcext:value="formula-is(IF([.I12]=&quot;FAUX&quot;))" calcext:base-cell-address="Appartenance.I12"/>
          </calcext:conditional-format>
          <calcext:conditional-format calcext:target-range-address="Appartenance.J3:Appartenance.J3">
            <calcext:condition calcext:apply-style-name="VRAI" calcext:value="formula-is(IF([.I3]=&quot;VRAI&quot;))" calcext:base-cell-address="Appartenance.J3"/>
            <calcext:condition calcext:apply-style-name="FAUX" calcext:value="formula-is(IF([.I3]=&quot;FAUX&quot;))" calcext:base-cell-address="Appartenance.J3"/>
          </calcext:conditional-format>
          <calcext:conditional-format calcext:target-range-address="Appartenance.J4:Appartenance.J4">
            <calcext:condition calcext:apply-style-name="VRAI" calcext:value="formula-is(IF([.I4]=&quot;VRAI&quot;))" calcext:base-cell-address="Appartenance.J4"/>
            <calcext:condition calcext:apply-style-name="FAUX" calcext:value="formula-is(IF([.I4]=&quot;FAUX&quot;))" calcext:base-cell-address="Appartenance.J4"/>
          </calcext:conditional-format>
          <calcext:conditional-format calcext:target-range-address="Appartenance.J5:Appartenance.J5">
            <calcext:condition calcext:apply-style-name="VRAI" calcext:value="formula-is(IF([.I5]=&quot;VRAI&quot;))" calcext:base-cell-address="Appartenance.J5"/>
            <calcext:condition calcext:apply-style-name="FAUX" calcext:value="formula-is(IF([.I5]=&quot;FAUX&quot;))" calcext:base-cell-address="Appartenance.J5"/>
          </calcext:conditional-format>
          <calcext:conditional-format calcext:target-range-address="Appartenance.J6:Appartenance.J6">
            <calcext:condition calcext:apply-style-name="VRAI" calcext:value="formula-is(IF([.I6]=&quot;VRAI&quot;))" calcext:base-cell-address="Appartenance.J6"/>
            <calcext:condition calcext:apply-style-name="FAUX" calcext:value="formula-is(IF([.I6]=&quot;FAUX&quot;))" calcext:base-cell-address="Appartenance.J6"/>
          </calcext:conditional-format>
          <calcext:conditional-format calcext:target-range-address="Appartenance.J7:Appartenance.J7">
            <calcext:condition calcext:apply-style-name="VRAI" calcext:value="formula-is(IF([.I7]=&quot;VRAI&quot;))" calcext:base-cell-address="Appartenance.J7"/>
            <calcext:condition calcext:apply-style-name="FAUX" calcext:value="formula-is(IF([.I7]=&quot;FAUX&quot;))" calcext:base-cell-address="Appartenance.J7"/>
          </calcext:conditional-format>
          <calcext:conditional-format calcext:target-range-address="Appartenance.J8:Appartenance.J8">
            <calcext:condition calcext:apply-style-name="VRAI" calcext:value="formula-is(IF([.I8]=&quot;VRAI&quot;))" calcext:base-cell-address="Appartenance.J8"/>
            <calcext:condition calcext:apply-style-name="FAUX" calcext:value="formula-is(IF([.I8]=&quot;FAUX&quot;))" calcext:base-cell-address="Appartenance.J8"/>
          </calcext:conditional-format>
          <calcext:conditional-format calcext:target-range-address="Appartenance.J9:Appartenance.J9">
            <calcext:condition calcext:apply-style-name="VRAI" calcext:value="formula-is(IF([.I9]=&quot;VRAI&quot;))" calcext:base-cell-address="Appartenance.J9"/>
            <calcext:condition calcext:apply-style-name="FAUX" calcext:value="formula-is(IF([.I9]=&quot;FAUX&quot;))" calcext:base-cell-address="Appartenance.J9"/>
          </calcext:conditional-format>
          <calcext:conditional-format calcext:target-range-address="Appartenance.J10:Appartenance.J10">
            <calcext:condition calcext:apply-style-name="VRAI" calcext:value="formula-is(IF([.I10]=&quot;VRAI&quot;))" calcext:base-cell-address="Appartenance.J10"/>
            <calcext:condition calcext:apply-style-name="FAUX" calcext:value="formula-is(IF([.I10]=&quot;FAUX&quot;))" calcext:base-cell-address="Appartenance.J10"/>
          </calcext:conditional-format>
          <calcext:conditional-format calcext:target-range-address="Appartenance.J11:Appartenance.J11">
            <calcext:condition calcext:apply-style-name="VRAI" calcext:value="formula-is(IF([.I11]=&quot;VRAI&quot;))" calcext:base-cell-address="Appartenance.J11"/>
            <calcext:condition calcext:apply-style-name="FAUX" calcext:value="formula-is(IF([.I11]=&quot;FAUX&quot;))" calcext:base-cell-address="Appartenance.J11"/>
          </calcext:conditional-format>
          <calcext:conditional-format calcext:target-range-address="Appartenance.J12:Appartenance.J12">
            <calcext:condition calcext:apply-style-name="VRAI" calcext:value="formula-is(IF([.I12]=&quot;VRAI&quot;))" calcext:base-cell-address="Appartenance.J12"/>
            <calcext:condition calcext:apply-style-name="FAUX" calcext:value="formula-is(IF([.I12]=&quot;FAUX&quot;))" calcext:base-cell-address="Appartenance.J12"/>
          </calcext:conditional-format>
        </calcext:conditional-formats>
      </table:table>
      <table:table table:name="Equation réduite" table:style-name="ta3" table:protected="true" table:protection-key="l2Z8uLvnF9Ig4wEwVzNf7j/Iiag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9" form:id="control9" form:label="Résultats" form:input-required="false" form:linked-cell="'Equation réduite'.AA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0" form:id="control10" form:label="Réponses" form:input-required="false" form:linked-cell="'Equation réduite'.AA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1" form:id="control1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Equation_reduite?language=Basic&amp;location=document" xlink:type="simple"/>
              </office:event-listeners>
            </form:button>
            <form:button form:name="Bouton 1" form:control-implementation="ooo:com.sun.star.form.component.CommandButton" xml:id="control12" form:id="control1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5.343cm" svg:height="1.5cm" svg:x="28.959cm" svg:y="24.501cm" draw:control="control9"/>
          <draw:control draw:z-index="1" draw:style-name="gr4" draw:text-style-name="P1" svg:width="5.088cm" svg:height="1.484cm" svg:x="34.871cm" svg:y="24.517cm" draw:control="control10"/>
          <draw:control draw:z-index="2" draw:style-name="gr1" draw:text-style-name="P1" svg:width="4.247cm" svg:height="1.5cm" svg:x="0.2cm" svg:y="24.427cm" draw:control="control11"/>
          <draw:control draw:z-index="3" draw:style-name="gr1" draw:text-style-name="P1" svg:width="11.496cm" svg:height="1.5cm" svg:x="5.004cm" svg:y="24.496cm" draw:control="control12"/>
        </table:shapes>
        <table:table-column table:style-name="co2" table:default-cell-style-name="ce84"/>
        <table:table-column table:style-name="co3" table:default-cell-style-name="ce84"/>
        <table:table-column table:style-name="co7" table:default-cell-style-name="ce84"/>
        <table:table-column table:style-name="co8" table:default-cell-style-name="ce84"/>
        <table:table-column table:style-name="co9" table:default-cell-style-name="ce84"/>
        <table:table-column table:style-name="co10" table:number-columns-repeated="2" table:default-cell-style-name="ce84"/>
        <table:table-column table:style-name="co1" table:number-columns-repeated="57" table:default-cell-style-name="ce84"/>
        <table:table-row table:style-name="ro7">
          <table:table-cell table:style-name="ce71" office:value-type="string" calcext:value-type="string" table:number-columns-spanned="3" table:number-rows-spanned="1">
            <text:p>KELLER Stéphane – Lycée agricole Louis Pasteur</text:p>
          </table:table-cell>
          <table:covered-table-cell table:number-columns-repeated="2" table:style-name="ce85"/>
          <table:table-cell table:style-name="ce112" table:formula="of:=IF(AND([.$AA$3];[$Synthèse.$G$1]);[$Données.$V$4];&quot;&quot;)">
            <text:p/>
          </table:table-cell>
          <table:table-cell table:style-name="ce137" office:value-type="string" calcext:value-type="string">
            <text:p>/20</text:p>
          </table:table-cell>
          <table:table-cell table:style-name="ce98" table:number-columns-repeated="2"/>
          <table:table-cell table:number-columns-repeated="57"/>
        </table:table-row>
        <table:table-row table:style-name="ro8">
          <table:table-cell table:style-name="ce76" office:value-type="string" calcext:value-type="string">
            <text:p>N°</text:p>
          </table:table-cell>
          <table:table-cell table:style-name="ce85" office:value-type="string" calcext:value-type="string">
            <text:p>Équation cartésienne</text:p>
          </table:table-cell>
          <table:table-cell table:style-name="ce85" office:value-type="string" calcext:value-type="string">
            <text:p>Équation réduite</text:p>
          </table:table-cell>
          <table:table-cell table:style-name="ce76" office:value-type="string" calcext:value-type="string">
            <text:p>Vrai ou Faux</text:p>
          </table:table-cell>
          <table:table-cell table:style-name="ce76" office:value-type="string" calcext:value-type="string">
            <text:p>Réponse</text:p>
          </table:table-cell>
          <table:table-cell table:style-name="ce98" table:number-columns-repeated="2"/>
          <table:table-cell table:number-columns-repeated="57"/>
        </table:table-row>
        <table:table-row table:style-name="ro9">
          <table:table-cell table:style-name="ce79" office:value-type="float" office:value="1" calcext:value-type="float">
            <text:p>1</text:p>
          </table:table-cell>
          <table:table-cell table:style-name="ce79" table:formula="of:=[$Données.F62]" office:value-type="string" office:string-value="8x-y+9=0" calcext:value-type="string">
            <text:p>8x-y+9=0</text:p>
          </table:table-cell>
          <table:table-cell table:style-name="ce161"/>
          <table:table-cell table:style-name="ce167" table:formula="of:=IF(AND([.$AA$3];[$Synthèse.$G$1]);IF(ISBLANK([.C3]);&quot;&quot;;IF([.C3]=[$Données.I62];&quot;VRAI&quot;;&quot;FAUX&quot;));&quot;&quot;)">
            <text:p/>
          </table:table-cell>
          <table:table-cell table:style-name="ce182" table:formula="of:=IF(AND([.$AA$3];[.$AA$4];[$Synthèse.$G$1]);[$Données.I62];&quot;&quot;)">
            <text:p/>
          </table:table-cell>
          <table:table-cell table:style-name="ce98"/>
          <table:table-cell table:number-columns-repeated="20"/>
          <table:table-cell table:style-name="ce158" office:value-type="boolean" office:boolean-value="false" calcext:value-type="boolean">
            <text:p>FAUX</text:p>
          </table:table-cell>
          <table:table-cell table:style-name="ce98"/>
          <table:table-cell table:number-columns-repeated="36"/>
        </table:table-row>
        <table:table-row table:style-name="ro9">
          <table:table-cell table:style-name="ce81" table:formula="of:=[.A3]+1" office:value-type="float" office:value="2" calcext:value-type="float">
            <text:p>2</text:p>
          </table:table-cell>
          <table:table-cell table:style-name="ce81" table:formula="of:=[$Données.F63]" office:value-type="string" office:string-value="9x+y+4=0" calcext:value-type="string">
            <text:p>9x+y+4=0</text:p>
          </table:table-cell>
          <table:table-cell table:style-name="ce161"/>
          <table:table-cell table:style-name="ce168" table:formula="of:=IF(AND([.$AA$3];[$Synthèse.$G$1]);IF(ISBLANK([.C4]);&quot;&quot;;IF([.C4]=[$Données.I63];&quot;VRAI&quot;;&quot;FAUX&quot;));&quot;&quot;)">
            <text:p/>
          </table:table-cell>
          <table:table-cell table:style-name="ce183" table:formula="of:=IF(AND([.$AA$3];[.$AA$4];[$Synthèse.$G$1]);[$Données.I63];&quot;&quot;)">
            <text:p/>
          </table:table-cell>
          <table:table-cell table:number-columns-repeated="21"/>
          <table:table-cell table:style-name="ce15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9">
          <table:table-cell table:style-name="ce79" table:formula="of:=[.A4]+1" office:value-type="float" office:value="3" calcext:value-type="float">
            <text:p>3</text:p>
          </table:table-cell>
          <table:table-cell table:style-name="ce79" table:formula="of:=INDEX([$Données.$F$66:$Données.$F$85];[$Données.J66])" office:value-type="string" office:string-value="7x+17y+6=0" calcext:value-type="string">
            <text:p>7x+17y+6=0</text:p>
          </table:table-cell>
          <table:table-cell table:style-name="ce161"/>
          <table:table-cell table:style-name="ce169" table:formula="of:=IF(AND([.$AA$3];[$Synthèse.$G$1]);IF(ISBLANK([.C5]);&quot;&quot;;IF([.C5]=INDEX([$Données.$I$66:$Données.$I$85];[$Données.J66]);&quot;VRAI&quot;;&quot;FAUX&quot;));&quot;&quot;)">
            <text:p/>
          </table:table-cell>
          <table:table-cell table:style-name="ce184" table:formula="of:=IF(AND([.$AA$3];[.$AA$4];[$Synthèse.$G$1]);INDEX([$Données.$I$66:$Données.$I$85];[$Données.J66]);&quot;&quot;)">
            <text:p/>
          </table:table-cell>
          <table:table-cell table:number-columns-repeated="59"/>
        </table:table-row>
        <table:table-row table:style-name="ro9">
          <table:table-cell table:style-name="ce81" table:formula="of:=[.A5]+1" office:value-type="float" office:value="4" calcext:value-type="float">
            <text:p>4</text:p>
          </table:table-cell>
          <table:table-cell table:style-name="ce81" table:formula="of:=INDEX([$Données.$F$66:$Données.$F$85];[$Données.J67])" office:value-type="string" office:string-value="5x+19y+9=0" calcext:value-type="string">
            <text:p>5x+19y+9=0</text:p>
          </table:table-cell>
          <table:table-cell table:style-name="ce161"/>
          <table:table-cell table:style-name="ce170" table:formula="of:=IF(AND([.$AA$3];[$Synthèse.$G$1]);IF(ISBLANK([.C6]);&quot;&quot;;IF([.C6]=INDEX([$Données.$I$66:$Données.$I$85];[$Données.J67]);&quot;VRAI&quot;;&quot;FAUX&quot;));&quot;&quot;)">
            <text:p/>
          </table:table-cell>
          <table:table-cell table:style-name="ce185" table:formula="of:=IF(AND([.$AA$3];[.$AA$4];[$Synthèse.$G$1]);INDEX([$Données.$I$66:$Données.$I$85];[$Données.J67]);&quot;&quot;)">
            <text:p/>
          </table:table-cell>
          <table:table-cell table:number-columns-repeated="59"/>
        </table:table-row>
        <table:table-row table:style-name="ro9">
          <table:table-cell table:style-name="ce79" table:formula="of:=[.A6]+1" office:value-type="float" office:value="5" calcext:value-type="float">
            <text:p>5</text:p>
          </table:table-cell>
          <table:table-cell table:style-name="ce79" table:formula="of:=INDEX([$Données.$F$66:$Données.$F$85];[$Données.J68])" office:value-type="string" office:string-value="2x-13y+19=0" calcext:value-type="string">
            <text:p>2x-13y+19=0</text:p>
          </table:table-cell>
          <table:table-cell table:style-name="ce161"/>
          <table:table-cell table:style-name="ce171" table:formula="of:=IF(AND([.$AA$3];[$Synthèse.$G$1]);IF(ISBLANK([.C7]);&quot;&quot;;IF([.C7]=INDEX([$Données.$I$66:$Données.$I$85];[$Données.J68]);&quot;VRAI&quot;;&quot;FAUX&quot;));&quot;&quot;)">
            <text:p/>
          </table:table-cell>
          <table:table-cell table:style-name="ce186" table:formula="of:=IF(AND([.$AA$3];[.$AA$4];[$Synthèse.$G$1]);INDEX([$Données.$I$66:$Données.$I$85];[$Données.J68]);&quot;&quot;)">
            <text:p/>
          </table:table-cell>
          <table:table-cell table:number-columns-repeated="59"/>
        </table:table-row>
        <table:table-row table:style-name="ro9">
          <table:table-cell table:style-name="ce81" table:formula="of:=[.A7]+1" office:value-type="float" office:value="6" calcext:value-type="float">
            <text:p>6</text:p>
          </table:table-cell>
          <table:table-cell table:style-name="ce81" table:formula="of:=INDEX([$Données.$F$66:$Données.$F$85];[$Données.J69])" office:value-type="string" office:string-value="-13x+8y+11=0" calcext:value-type="string">
            <text:p>-13x+8y+11=0</text:p>
          </table:table-cell>
          <table:table-cell table:style-name="ce161"/>
          <table:table-cell table:style-name="ce172" table:formula="of:=IF(AND([.$AA$3];[$Synthèse.$G$1]);IF(ISBLANK([.C8]);&quot;&quot;;IF([.C8]=INDEX([$Données.$I$66:$Données.$I$85];[$Données.J69]);&quot;VRAI&quot;;&quot;FAUX&quot;));&quot;&quot;)">
            <text:p/>
          </table:table-cell>
          <table:table-cell table:style-name="ce187" table:formula="of:=IF(AND([.$AA$3];[.$AA$4];[$Synthèse.$G$1]);INDEX([$Données.$I$66:$Données.$I$85];[$Données.J69]);&quot;&quot;)">
            <text:p/>
          </table:table-cell>
          <table:table-cell table:number-columns-repeated="59"/>
        </table:table-row>
        <table:table-row table:style-name="ro9">
          <table:table-cell table:style-name="ce79" table:formula="of:=[.A8]+1" office:value-type="float" office:value="7" calcext:value-type="float">
            <text:p>7</text:p>
          </table:table-cell>
          <table:table-cell table:style-name="ce79" table:formula="of:=INDEX([$Données.$F$66:$Données.$F$85];[$Données.J70])" office:value-type="string" office:string-value="-19x-2y+2=0" calcext:value-type="string">
            <text:p>-19x-2y+2=0</text:p>
          </table:table-cell>
          <table:table-cell table:style-name="ce161"/>
          <table:table-cell table:style-name="ce173" table:formula="of:=IF(AND([.$AA$3];[$Synthèse.$G$1]);IF(ISBLANK([.C9]);&quot;&quot;;IF([.C9]=INDEX([$Données.$I$66:$Données.$I$85];[$Données.J70]);&quot;VRAI&quot;;&quot;FAUX&quot;));&quot;&quot;)">
            <text:p/>
          </table:table-cell>
          <table:table-cell table:style-name="ce188" table:formula="of:=IF(AND([.$AA$3];[.$AA$4];[$Synthèse.$G$1]);INDEX([$Données.$I$66:$Données.$I$85];[$Données.J70]);&quot;&quot;)">
            <text:p/>
          </table:table-cell>
          <table:table-cell table:style-name="ce157" table:number-columns-repeated="59"/>
        </table:table-row>
        <table:table-row table:style-name="ro9">
          <table:table-cell table:style-name="ce81" table:formula="of:=[.A9]+1" office:value-type="float" office:value="8" calcext:value-type="float">
            <text:p>8</text:p>
          </table:table-cell>
          <table:table-cell table:style-name="ce81" table:formula="of:=INDEX([$Données.$F$66:$Données.$F$85];[$Données.J71])" office:value-type="string" office:string-value="-10x-18y-8=0" calcext:value-type="string">
            <text:p>-10x-18y-8=0</text:p>
          </table:table-cell>
          <table:table-cell table:style-name="ce161"/>
          <table:table-cell table:style-name="ce174" table:formula="of:=IF(AND([.$AA$3];[$Synthèse.$G$1]);IF(ISBLANK([.C10]);&quot;&quot;;IF([.C10]=INDEX([$Données.$I$66:$Données.$I$85];[$Données.J71]);&quot;VRAI&quot;;&quot;FAUX&quot;));&quot;&quot;)">
            <text:p/>
          </table:table-cell>
          <table:table-cell table:style-name="ce189" table:formula="of:=IF(AND([.$AA$3];[.$AA$4];[$Synthèse.$G$1]);INDEX([$Données.$I$66:$Données.$I$85];[$Données.J71]);&quot;&quot;)">
            <text:p/>
          </table:table-cell>
          <table:table-cell table:number-columns-repeated="59"/>
        </table:table-row>
        <table:table-row table:style-name="ro9">
          <table:table-cell table:style-name="ce79" table:formula="of:=[.A10]+1" office:value-type="float" office:value="9" calcext:value-type="float">
            <text:p>9</text:p>
          </table:table-cell>
          <table:table-cell table:style-name="ce79" table:formula="of:=INDEX([$Données.$F$66:$Données.$F$85];[$Données.J72])" office:value-type="string" office:string-value="-16x-14y-8=0" calcext:value-type="string">
            <text:p>-16x-14y-8=0</text:p>
          </table:table-cell>
          <table:table-cell table:style-name="ce161"/>
          <table:table-cell table:style-name="ce175" table:formula="of:=IF(AND([.$AA$3];[$Synthèse.$G$1]);IF(ISBLANK([.C11]);&quot;&quot;;IF([.C11]=INDEX([$Données.$I$66:$Données.$I$85];[$Données.J72]);&quot;VRAI&quot;;&quot;FAUX&quot;));&quot;&quot;)">
            <text:p/>
          </table:table-cell>
          <table:table-cell table:style-name="ce190" table:formula="of:=IF(AND([.$AA$3];[.$AA$4];[$Synthèse.$G$1]);INDEX([$Données.$I$66:$Données.$I$85];[$Données.J72]);&quot;&quot;)">
            <text:p/>
          </table:table-cell>
          <table:table-cell table:style-name="ce157" table:number-columns-repeated="59"/>
        </table:table-row>
        <table:table-row table:style-name="ro9">
          <table:table-cell table:style-name="ce81" table:formula="of:=[.A11]+1" office:value-type="float" office:value="10" calcext:value-type="float">
            <text:p>10</text:p>
          </table:table-cell>
          <table:table-cell table:style-name="ce81" table:formula="of:=INDEX([$Données.$F$66:$Données.$F$85];[$Données.J73])" office:value-type="string" office:string-value="-7x-13y-20=0" calcext:value-type="string">
            <text:p>-7x-13y-20=0</text:p>
          </table:table-cell>
          <table:table-cell table:style-name="ce161"/>
          <table:table-cell table:style-name="ce176" table:formula="of:=IF(AND([.$AA$3];[$Synthèse.$G$1]);IF(ISBLANK([.C12]);&quot;&quot;;IF([.C12]=INDEX([$Données.$I$66:$Données.$I$85];[$Données.J73]);&quot;VRAI&quot;;&quot;FAUX&quot;));&quot;&quot;)">
            <text:p/>
          </table:table-cell>
          <table:table-cell table:style-name="ce191" table:formula="of:=IF(AND([.$AA$3];[.$AA$4];[$Synthèse.$G$1]);INDEX([$Données.$I$66:$Données.$I$85];[$Données.J73]);&quot;&quot;)">
            <text:p/>
          </table:table-cell>
          <table:table-cell table:number-columns-repeated="59"/>
        </table:table-row>
        <table:table-row table:style-name="ro10" table:number-rows-repeated="2">
          <table:table-cell table:style-name="ce226" table:number-columns-repeated="3"/>
          <table:table-cell table:number-columns-repeated="61"/>
        </table:table-row>
        <table:table-row table:style-name="ro10">
          <table:table-cell table:style-name="ce160" office:value-type="string" calcext:value-type="string" table:number-columns-spanned="5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226"/>
          <table:covered-table-cell table:number-columns-repeated="2"/>
          <table:table-cell table:number-columns-repeated="59"/>
        </table:table-row>
        <table:table-row table:style-name="ro10">
          <table:table-cell table:style-name="ce88"/>
          <table:table-cell table:style-name="ce226" table:number-columns-repeated="2"/>
          <table:table-cell table:number-columns-repeated="61"/>
        </table:table-row>
        <table:table-row table:style-name="ro10" table:number-rows-repeated="8">
          <table:table-cell table:style-name="ce226" table:number-columns-repeated="3"/>
          <table:table-cell table:number-columns-repeated="61"/>
        </table:table-row>
        <table:table-row table:style-name="ro10">
          <table:table-cell table:style-name="ce226"/>
          <table:table-cell table:style-name="ce98" table:number-columns-repeated="6"/>
          <table:table-cell table:number-columns-repeated="19"/>
          <table:table-cell table:style-name="ce98" table:number-columns-repeated="2"/>
          <table:table-cell table:number-columns-repeated="36"/>
        </table:table-row>
        <table:table-row table:style-name="ro10" table:number-rows-repeated="48">
          <table:table-cell table:style-name="ce226" table:number-columns-repeated="3"/>
          <table:table-cell table:number-columns-repeated="61"/>
        </table:table-row>
        <table:table-row table:style-name="ro10" table:number-rows-repeated="1048502">
          <table:table-cell table:number-columns-repeated="64"/>
        </table:table-row>
        <table:table-row table:style-name="ro10">
          <table:table-cell table:number-columns-repeated="64"/>
        </table:table-row>
        <calcext:conditional-formats>
          <calcext:conditional-format calcext:target-range-address="'Equation réduite'.D3:'Equation réduite'.D3">
            <calcext:condition calcext:apply-style-name="VRAI" calcext:value="formula-is(IF([.D3]=&quot;VRAI&quot;))" calcext:base-cell-address="'Equation réduite'.D3"/>
            <calcext:condition calcext:apply-style-name="FAUX" calcext:value="formula-is(IF([.D3]=&quot;FAUX&quot;))" calcext:base-cell-address="'Equation réduite'.D3"/>
          </calcext:conditional-format>
          <calcext:conditional-format calcext:target-range-address="'Equation réduite'.D4:'Equation réduite'.D4">
            <calcext:condition calcext:apply-style-name="VRAI" calcext:value="formula-is(IF([.D4]=&quot;VRAI&quot;))" calcext:base-cell-address="'Equation réduite'.D4"/>
            <calcext:condition calcext:apply-style-name="FAUX" calcext:value="formula-is(IF([.D4]=&quot;FAUX&quot;))" calcext:base-cell-address="'Equation réduite'.D4"/>
          </calcext:conditional-format>
          <calcext:conditional-format calcext:target-range-address="'Equation réduite'.D5:'Equation réduite'.D5">
            <calcext:condition calcext:apply-style-name="VRAI" calcext:value="formula-is(IF([.D5]=&quot;VRAI&quot;))" calcext:base-cell-address="'Equation réduite'.D5"/>
            <calcext:condition calcext:apply-style-name="FAUX" calcext:value="formula-is(IF([.D5]=&quot;FAUX&quot;))" calcext:base-cell-address="'Equation réduite'.D5"/>
          </calcext:conditional-format>
          <calcext:conditional-format calcext:target-range-address="'Equation réduite'.D6:'Equation réduite'.D6">
            <calcext:condition calcext:apply-style-name="VRAI" calcext:value="formula-is(IF([.D6]=&quot;VRAI&quot;))" calcext:base-cell-address="'Equation réduite'.D6"/>
            <calcext:condition calcext:apply-style-name="FAUX" calcext:value="formula-is(IF([.D6]=&quot;FAUX&quot;))" calcext:base-cell-address="'Equation réduite'.D6"/>
          </calcext:conditional-format>
          <calcext:conditional-format calcext:target-range-address="'Equation réduite'.D7:'Equation réduite'.D7">
            <calcext:condition calcext:apply-style-name="VRAI" calcext:value="formula-is(IF([.D7]=&quot;VRAI&quot;))" calcext:base-cell-address="'Equation réduite'.D7"/>
            <calcext:condition calcext:apply-style-name="FAUX" calcext:value="formula-is(IF([.D7]=&quot;FAUX&quot;))" calcext:base-cell-address="'Equation réduite'.D7"/>
          </calcext:conditional-format>
          <calcext:conditional-format calcext:target-range-address="'Equation réduite'.D8:'Equation réduite'.D8">
            <calcext:condition calcext:apply-style-name="VRAI" calcext:value="formula-is(IF([.D8]=&quot;VRAI&quot;))" calcext:base-cell-address="'Equation réduite'.D8"/>
            <calcext:condition calcext:apply-style-name="FAUX" calcext:value="formula-is(IF([.D8]=&quot;FAUX&quot;))" calcext:base-cell-address="'Equation réduite'.D8"/>
          </calcext:conditional-format>
          <calcext:conditional-format calcext:target-range-address="'Equation réduite'.D9:'Equation réduite'.D9">
            <calcext:condition calcext:apply-style-name="VRAI" calcext:value="formula-is(IF([.D9]=&quot;VRAI&quot;))" calcext:base-cell-address="'Equation réduite'.D9"/>
            <calcext:condition calcext:apply-style-name="FAUX" calcext:value="formula-is(IF([.D9]=&quot;FAUX&quot;))" calcext:base-cell-address="'Equation réduite'.D9"/>
          </calcext:conditional-format>
          <calcext:conditional-format calcext:target-range-address="'Equation réduite'.D10:'Equation réduite'.D10">
            <calcext:condition calcext:apply-style-name="VRAI" calcext:value="formula-is(IF([.D10]=&quot;VRAI&quot;))" calcext:base-cell-address="'Equation réduite'.D10"/>
            <calcext:condition calcext:apply-style-name="FAUX" calcext:value="formula-is(IF([.D10]=&quot;FAUX&quot;))" calcext:base-cell-address="'Equation réduite'.D10"/>
          </calcext:conditional-format>
          <calcext:conditional-format calcext:target-range-address="'Equation réduite'.D11:'Equation réduite'.D11">
            <calcext:condition calcext:apply-style-name="VRAI" calcext:value="formula-is(IF([.D11]=&quot;VRAI&quot;))" calcext:base-cell-address="'Equation réduite'.D11"/>
            <calcext:condition calcext:apply-style-name="FAUX" calcext:value="formula-is(IF([.D11]=&quot;FAUX&quot;))" calcext:base-cell-address="'Equation réduite'.D11"/>
          </calcext:conditional-format>
          <calcext:conditional-format calcext:target-range-address="'Equation réduite'.D12:'Equation réduite'.D12">
            <calcext:condition calcext:apply-style-name="VRAI" calcext:value="formula-is(IF([.D12]=&quot;VRAI&quot;))" calcext:base-cell-address="'Equation réduite'.D12"/>
            <calcext:condition calcext:apply-style-name="FAUX" calcext:value="formula-is(IF([.D12]=&quot;FAUX&quot;))" calcext:base-cell-address="'Equation réduite'.D12"/>
          </calcext:conditional-format>
          <calcext:conditional-format calcext:target-range-address="'Equation réduite'.E3:'Equation réduite'.E3">
            <calcext:condition calcext:apply-style-name="VRAI" calcext:value="formula-is(IF([.D3]=&quot;VRAI&quot;))" calcext:base-cell-address="'Equation réduite'.E3"/>
            <calcext:condition calcext:apply-style-name="FAUX" calcext:value="formula-is(IF([.D3]=&quot;FAUX&quot;))" calcext:base-cell-address="'Equation réduite'.E3"/>
          </calcext:conditional-format>
          <calcext:conditional-format calcext:target-range-address="'Equation réduite'.E4:'Equation réduite'.E4">
            <calcext:condition calcext:apply-style-name="VRAI" calcext:value="formula-is(IF([.D4]=&quot;VRAI&quot;))" calcext:base-cell-address="'Equation réduite'.E4"/>
            <calcext:condition calcext:apply-style-name="FAUX" calcext:value="formula-is(IF([.D4]=&quot;FAUX&quot;))" calcext:base-cell-address="'Equation réduite'.E4"/>
          </calcext:conditional-format>
          <calcext:conditional-format calcext:target-range-address="'Equation réduite'.E5:'Equation réduite'.E5">
            <calcext:condition calcext:apply-style-name="VRAI" calcext:value="formula-is(IF([.D5]=&quot;VRAI&quot;))" calcext:base-cell-address="'Equation réduite'.E5"/>
            <calcext:condition calcext:apply-style-name="FAUX" calcext:value="formula-is(IF([.D5]=&quot;FAUX&quot;))" calcext:base-cell-address="'Equation réduite'.E5"/>
          </calcext:conditional-format>
          <calcext:conditional-format calcext:target-range-address="'Equation réduite'.E6:'Equation réduite'.E6">
            <calcext:condition calcext:apply-style-name="VRAI" calcext:value="formula-is(IF([.D6]=&quot;VRAI&quot;))" calcext:base-cell-address="'Equation réduite'.E6"/>
            <calcext:condition calcext:apply-style-name="FAUX" calcext:value="formula-is(IF([.D6]=&quot;FAUX&quot;))" calcext:base-cell-address="'Equation réduite'.E6"/>
          </calcext:conditional-format>
          <calcext:conditional-format calcext:target-range-address="'Equation réduite'.E7:'Equation réduite'.E7">
            <calcext:condition calcext:apply-style-name="VRAI" calcext:value="formula-is(IF([.D7]=&quot;VRAI&quot;))" calcext:base-cell-address="'Equation réduite'.E7"/>
            <calcext:condition calcext:apply-style-name="FAUX" calcext:value="formula-is(IF([.D7]=&quot;FAUX&quot;))" calcext:base-cell-address="'Equation réduite'.E7"/>
          </calcext:conditional-format>
          <calcext:conditional-format calcext:target-range-address="'Equation réduite'.E8:'Equation réduite'.E8">
            <calcext:condition calcext:apply-style-name="VRAI" calcext:value="formula-is(IF([.D8]=&quot;VRAI&quot;))" calcext:base-cell-address="'Equation réduite'.E8"/>
            <calcext:condition calcext:apply-style-name="FAUX" calcext:value="formula-is(IF([.D8]=&quot;FAUX&quot;))" calcext:base-cell-address="'Equation réduite'.E8"/>
          </calcext:conditional-format>
          <calcext:conditional-format calcext:target-range-address="'Equation réduite'.E9:'Equation réduite'.E9">
            <calcext:condition calcext:apply-style-name="VRAI" calcext:value="formula-is(IF([.D9]=&quot;VRAI&quot;))" calcext:base-cell-address="'Equation réduite'.E9"/>
            <calcext:condition calcext:apply-style-name="FAUX" calcext:value="formula-is(IF([.D9]=&quot;FAUX&quot;))" calcext:base-cell-address="'Equation réduite'.E9"/>
          </calcext:conditional-format>
          <calcext:conditional-format calcext:target-range-address="'Equation réduite'.E10:'Equation réduite'.E10">
            <calcext:condition calcext:apply-style-name="VRAI" calcext:value="formula-is(IF([.D10]=&quot;VRAI&quot;))" calcext:base-cell-address="'Equation réduite'.E10"/>
            <calcext:condition calcext:apply-style-name="FAUX" calcext:value="formula-is(IF([.D10]=&quot;FAUX&quot;))" calcext:base-cell-address="'Equation réduite'.E10"/>
          </calcext:conditional-format>
          <calcext:conditional-format calcext:target-range-address="'Equation réduite'.E11:'Equation réduite'.E11">
            <calcext:condition calcext:apply-style-name="VRAI" calcext:value="formula-is(IF([.D11]=&quot;VRAI&quot;))" calcext:base-cell-address="'Equation réduite'.E11"/>
            <calcext:condition calcext:apply-style-name="FAUX" calcext:value="formula-is(IF([.D11]=&quot;FAUX&quot;))" calcext:base-cell-address="'Equation réduite'.E11"/>
          </calcext:conditional-format>
          <calcext:conditional-format calcext:target-range-address="'Equation réduite'.E12:'Equation réduite'.E12">
            <calcext:condition calcext:apply-style-name="VRAI" calcext:value="formula-is(IF([.D12]=&quot;VRAI&quot;))" calcext:base-cell-address="'Equation réduite'.E12"/>
            <calcext:condition calcext:apply-style-name="FAUX" calcext:value="formula-is(IF([.D12]=&quot;FAUX&quot;))" calcext:base-cell-address="'Equation réduite'.E12"/>
          </calcext:conditional-format>
        </calcext:conditional-formats>
      </table:table>
      <table:table table:name="Niveau 1" table:style-name="ta4" table:protected="true" table:protection-key="l2Z8uLvnF9Ig4wEwVzNf7j/Iiag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13" form:id="control13" form:label="Résultats" form:input-required="false" form:linked-cell="'Niveau 1'.E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4" form:id="control14" form:label="Réponses" form:input-required="false" form:linked-cell="'Niveau 1'.F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5" form:id="control15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1?language=Basic&amp;location=document" xlink:type="simple"/>
              </office:event-listeners>
            </form:button>
            <form:button form:name="Bouton 1" form:control-implementation="ooo:com.sun.star.form.component.CommandButton" xml:id="control16" form:id="control16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5.5cm" svg:height="1.499cm" svg:x="14cm" svg:y="18.954cm" draw:control="control13"/>
          <draw:frame draw:z-index="1" draw:style-name="gr5" draw:text-style-name="P2" svg:width="30.369cm" svg:height="22.099cm" svg:x="25.593cm" svg:y="0.009cm">
            <draw:object draw:notify-on-update-of-ranges="Données.I4:Données.I12 Données.M3:Données.N3 'Niveau 1'.A3:'Niveau 1'.A3 Données.O3:Données.P3 Données.M4:Données.N4 'Niveau 1'.A4:'Niveau 1'.A4 Données.O4:Données.P4 Données.M5:Données.N5 'Niveau 1'.A5:'Niveau 1'.A5 Données.O5:Données.P5 Données.M6:Données.N6 'Niveau 1'.A6:'Niveau 1'.A6 Données.O6:Données.P6 Données.M7:Données.N7 'Niveau 1'.A7:'Niveau 1'.A7 Données.O7:Données.P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control draw:z-index="2" draw:style-name="gr4" draw:text-style-name="P1" svg:width="5.5cm" svg:height="1.511cm" svg:x="20.1cm" svg:y="18.936cm" draw:control="control14"/>
          <draw:control draw:z-index="3" draw:style-name="gr1" draw:text-style-name="P1" svg:width="4.247cm" svg:height="1.5cm" svg:x="0.454cm" svg:y="18.926cm" draw:control="control15"/>
          <draw:control draw:z-index="4" draw:style-name="gr1" draw:text-style-name="P1" svg:width="8.577cm" svg:height="1.5cm" svg:x="5.003cm" svg:y="18.921cm" draw:control="control16"/>
        </table:shapes>
        <table:table-column table:style-name="co2" table:default-cell-style-name="ce214"/>
        <table:table-column table:style-name="co11" table:default-cell-style-name="ce229"/>
        <table:table-column table:style-name="co8" table:default-cell-style-name="ce214"/>
        <table:table-column table:style-name="co12" table:default-cell-style-name="ce229"/>
        <table:table-column table:style-name="co13" table:default-cell-style-name="ce229"/>
        <table:table-column table:style-name="co1" table:number-columns-repeated="59" table:default-cell-style-name="ce229"/>
        <table:table-row table:style-name="ro11">
          <table:table-cell table:style-name="ce83" office:value-type="string" calcext:value-type="string" table:number-columns-spanned="4" table:number-rows-spanned="1">
            <text:p>KELLER Stéphane</text:p>
            <text:p>Lycée agricole Louis Pasteur</text:p>
          </table:table-cell>
          <table:covered-table-cell table:style-name="ce217"/>
          <table:covered-table-cell table:style-name="ce198"/>
          <table:covered-table-cell table:style-name="ce206"/>
          <table:table-cell table:style-name="Default"/>
          <table:table-cell table:style-name="ce214" table:number-columns-repeated="2"/>
          <table:table-cell table:number-columns-repeated="57"/>
        </table:table-row>
        <table:table-row table:style-name="ro8">
          <table:table-cell table:style-name="ce198" office:value-type="string" calcext:value-type="string">
            <text:p>N°</text:p>
          </table:table-cell>
          <table:table-cell table:style-name="ce217" office:value-type="string" calcext:value-type="string">
            <text:p>Équation</text:p>
          </table:table-cell>
          <table:table-cell table:style-name="ce198" office:value-type="string" calcext:value-type="string">
            <text:p>Vrai ou Faux</text:p>
          </table:table-cell>
          <table:table-cell table:style-name="ce198" office:value-type="string" calcext:value-type="string">
            <text:p>Réponse</text:p>
          </table:table-cell>
          <table:table-cell table:style-name="Default"/>
          <table:table-cell table:style-name="ce214" table:number-columns-repeated="2"/>
          <table:table-cell table:number-columns-repeated="57"/>
        </table:table-row>
        <table:table-row table:style-name="ro8">
          <table:table-cell table:style-name="ce8" office:value-type="float" office:value="1" calcext:value-type="float">
            <text:p>1</text:p>
          </table:table-cell>
          <table:table-cell table:style-name="ce46"/>
          <table:table-cell table:style-name="ce53" table:formula="of:=IF(AND([.$E$22];[$Synthèse.$G$1]);IF(ISBLANK([.B3]);&quot;&quot;;IF([.B3]=[Données.I3];&quot;VRAI&quot;;&quot;FAUX&quot;));&quot;&quot;)">
            <text:p/>
          </table:table-cell>
          <table:table-cell table:style-name="ce53" table:formula="of:=IF(AND([.$E$22];[.$F$22];[$Synthèse.$G$1]);[Données.I3];&quot;&quot;)">
            <text:p/>
          </table:table-cell>
          <table:table-cell table:style-name="Default"/>
          <table:table-cell table:style-name="ce214" table:number-columns-repeated="2"/>
          <table:table-cell table:number-columns-repeated="57"/>
        </table:table-row>
        <table:table-row table:style-name="ro8">
          <table:table-cell table:style-name="ce10" office:value-type="float" office:value="2" calcext:value-type="float">
            <text:p>2</text:p>
          </table:table-cell>
          <table:table-cell table:style-name="ce47"/>
          <table:table-cell table:style-name="ce10" table:formula="of:=IF(AND([.$E$22];[$Synthèse.$G$1]);IF(ISBLANK([.B4]);&quot;&quot;;IF([.B4]=[Données.I4];&quot;VRAI&quot;;&quot;FAUX&quot;));&quot;&quot;)">
            <text:p/>
          </table:table-cell>
          <table:table-cell table:style-name="ce10" table:formula="of:=IF(AND([.$E$22];[.$F$22];[$Synthèse.$G$1]);[Données.I4];&quot;&quot;)">
            <text:p/>
          </table:table-cell>
          <table:table-cell table:style-name="ce214" table:number-columns-repeated="3"/>
          <table:table-cell table:number-columns-repeated="57"/>
        </table:table-row>
        <table:table-row table:style-name="ro8">
          <table:table-cell table:style-name="ce14" office:value-type="float" office:value="3" calcext:value-type="float">
            <text:p>3</text:p>
          </table:table-cell>
          <table:table-cell table:style-name="ce48"/>
          <table:table-cell table:style-name="ce54" table:formula="of:=IF(AND([.$E$22];[$Synthèse.$G$1]);IF(ISBLANK([.B5]);&quot;&quot;;IF([.B5]=[Données.I5];&quot;VRAI&quot;;&quot;FAUX&quot;));&quot;&quot;)">
            <text:p/>
          </table:table-cell>
          <table:table-cell table:style-name="ce54" table:formula="of:=IF(AND([.$E$22];[.$F$22];[$Synthèse.$G$1]);[Données.I5];&quot;&quot;)">
            <text:p/>
          </table:table-cell>
          <table:table-cell table:style-name="ce214" table:number-columns-repeated="3"/>
          <table:table-cell table:number-columns-repeated="57"/>
        </table:table-row>
        <table:table-row table:style-name="ro8">
          <table:table-cell table:style-name="ce18" office:value-type="float" office:value="4" calcext:value-type="float">
            <text:p>4</text:p>
          </table:table-cell>
          <table:table-cell table:style-name="ce49"/>
          <table:table-cell table:style-name="ce18" table:formula="of:=IF(AND([.$E$22];[$Synthèse.$G$1]);IF(ISBLANK([.B6]);&quot;&quot;;IF([.B6]=[Données.I6];&quot;VRAI&quot;;&quot;FAUX&quot;));&quot;&quot;)">
            <text:p/>
          </table:table-cell>
          <table:table-cell table:style-name="ce18" table:formula="of:=IF(AND([.$E$22];[.$F$22];[$Synthèse.$G$1]);[Données.I6];&quot;&quot;)">
            <text:p/>
          </table:table-cell>
          <table:table-cell/>
          <table:table-cell table:style-name="ce214" table:number-columns-repeated="2"/>
          <table:table-cell table:number-columns-repeated="57"/>
        </table:table-row>
        <table:table-row table:style-name="ro8">
          <table:table-cell table:style-name="ce21" office:value-type="float" office:value="5" calcext:value-type="float">
            <text:p>5</text:p>
          </table:table-cell>
          <table:table-cell table:style-name="ce50"/>
          <table:table-cell table:style-name="ce58" table:formula="of:=IF(AND([.$E$22];[$Synthèse.$G$1]);IF(ISBLANK([.B7]);&quot;&quot;;IF([.B7]=[Données.I7];&quot;VRAI&quot;;&quot;FAUX&quot;));&quot;&quot;)">
            <text:p/>
          </table:table-cell>
          <table:table-cell table:style-name="ce58" table:formula="of:=IF(AND([.$E$22];[.$F$22];[$Synthèse.$G$1]);[Données.I7];&quot;&quot;)">
            <text:p/>
          </table:table-cell>
          <table:table-cell/>
          <table:table-cell table:style-name="ce214" table:number-columns-repeated="2"/>
          <table:table-cell table:number-columns-repeated="57"/>
        </table:table-row>
        <table:table-row table:style-name="ro10">
          <table:table-cell table:style-name="ce5" table:number-columns-repeated="2"/>
          <table:table-cell table:style-name="ce11" table:formula="of:=IF(AND([.$E$22];[$Synthèse.$G$1]);[$Données.$V$5]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60"/>
        </table:table-row>
        <table:table-row table:style-name="ro10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60"/>
        </table:table-row>
        <table:table-row table:style-name="ro10">
          <table:table-cell table:style-name="ce32"/>
          <table:table-cell table:style-name="Default" table:number-columns-repeated="2"/>
          <table:table-cell table:number-columns-repeated="61"/>
        </table:table-row>
        <table:table-row table:style-name="ro10">
          <table:table-cell table:style-name="ce5"/>
          <table:table-cell table:style-name="Default" table:number-columns-repeated="2"/>
          <table:table-cell table:number-columns-repeated="61"/>
        </table:table-row>
        <table:table-row table:style-name="ro10">
          <table:table-cell table:style-name="ce73" office:value-type="string" calcext:value-type="string" table:number-columns-spanned="4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Default"/>
          <table:covered-table-cell table:number-columns-repeated="2"/>
          <table:table-cell table:number-columns-repeated="60"/>
        </table:table-row>
        <table:table-row table:style-name="ro10">
          <table:table-cell table:style-name="ce211"/>
          <table:table-cell table:style-name="ce5"/>
          <table:table-cell table:number-columns-repeated="62"/>
        </table:table-row>
        <table:table-row table:style-name="ro10">
          <table:table-cell table:style-name="ce202" office:value-type="string" calcext:value-type="string" table:number-columns-spanned="11" table:number-rows-spanned="1">
            <text:p>Pour remplacer la virgule par le point :</text:p>
          </table:table-cell>
          <table:covered-table-cell table:number-columns-repeated="9" table:style-name="ce215"/>
          <table:covered-table-cell table:style-name="ce236"/>
          <table:table-cell table:number-columns-repeated="53"/>
        </table:table-row>
        <table:table-row table:style-name="ro10">
          <table:table-cell table:style-name="ce204" office:value-type="string" calcext:value-type="string" table:number-columns-spanned="11" table:number-rows-spanned="1">
            <text:p>Menu <text:span text:style-name="T12">O</text:span><text:span text:style-name="T13">utils</text:span> ; <text:span text:style-name="T12">O</text:span><text:span text:style-name="T13">ption</text:span> ; <text:span text:style-name="T13">Paramètres linguistiques</text:span> ; <text:span text:style-name="T13">langues</text:span> ; décocher <text:span text:style-name="T13">touche séparateur de décimale</text:span></text:p>
          </table:table-cell>
          <table:covered-table-cell table:number-columns-repeated="9" table:style-name="ce216"/>
          <table:covered-table-cell table:style-name="ce245"/>
          <table:table-cell table:number-columns-repeated="53"/>
        </table:table-row>
        <table:table-row table:style-name="ro10" table:number-rows-repeated="2">
          <table:table-cell table:style-name="ce5"/>
          <table:table-cell table:style-name="Default" table:number-columns-repeated="11"/>
          <table:table-cell table:style-name="ce246" table:number-columns-repeated="7"/>
          <table:table-cell table:style-name="ce247"/>
          <table:table-cell table:style-name="ce246" table:number-columns-repeated="8"/>
          <table:table-cell table:style-name="ce247"/>
          <table:table-cell table:style-name="ce246" table:number-columns-repeated="3"/>
          <table:table-cell table:number-columns-repeated="32"/>
        </table:table-row>
        <table:table-row table:style-name="ro10" table:number-rows-repeated="4">
          <table:table-cell table:style-name="ce5"/>
          <table:table-cell table:style-name="ce12"/>
          <table:table-cell table:number-columns-repeated="62"/>
        </table:table-row>
        <table:table-row table:style-name="ro10">
          <table:table-cell table:style-name="ce5"/>
          <table:table-cell table:style-name="Default" table:number-columns-repeated="2"/>
          <table:table-cell/>
          <table:table-cell table:style-name="ce55" office:value-type="boolean" office:boolean-value="false" calcext:value-type="boolean">
            <text:p>FAUX</text:p>
          </table:table-cell>
          <table:table-cell table:style-name="ce56" office:value-type="boolean" office:boolean-value="false" calcext:value-type="boolean">
            <text:p>FAUX</text:p>
          </table:table-cell>
          <table:table-cell table:number-columns-repeated="58"/>
        </table:table-row>
        <table:table-row table:style-name="ro10" table:number-rows-repeated="48">
          <table:table-cell table:style-name="ce5"/>
          <table:table-cell table:style-name="ce12"/>
          <table:table-cell table:number-columns-repeated="62"/>
        </table:table-row>
        <table:table-row table:style-name="ro10" table:number-rows-repeated="1048505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Niveau 2" table:style-name="ta5" table:protected="true" table:protection-key="l2Z8uLvnF9Ig4wEwVzNf7j/Iiag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17" form:id="control17" form:label="Résultats" form:input-required="false" form:linked-cell="'Niveau 2'.E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8" form:id="control18" form:label="Réponses" form:input-required="false" form:linked-cell="'Niveau 2'.F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9" form:id="control19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2?language=Basic&amp;location=document" xlink:type="simple"/>
              </office:event-listeners>
            </form:button>
            <form:button form:name="Bouton 1" form:control-implementation="ooo:com.sun.star.form.component.CommandButton" xml:id="control20" form:id="control20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4.999cm" svg:height="1.519cm" svg:x="15.5cm" svg:y="19.076cm" draw:control="control17"/>
          <draw:frame draw:z-index="1" draw:style-name="gr5" draw:text-style-name="P2" svg:width="30.369cm" svg:height="22.099cm" svg:x="26.026cm" svg:y="0cm">
            <draw:object draw:notify-on-update-of-ranges="Données.I20:Données.I20 Données.M16:Données.N16 'Niveau 2'.A3:'Niveau 2'.A3 Données.O16:Données.P16 Données.M17:Données.N17 'Niveau 2'.A4:'Niveau 2'.A4 Données.O17:Données.P17 Données.M18:Données.N18 'Niveau 2'.A5:'Niveau 2'.A5 Données.O18:Données.P18 Données.M19:Données.N19 'Niveau 2'.A6:'Niveau 2'.A6 Données.O19:Données.P19 Données.M20:Données.N20 'Niveau 2'.A7:'Niveau 2'.A7 Données.O20:Données.P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ontrol draw:z-index="2" draw:style-name="gr4" draw:text-style-name="P1" svg:width="4.999cm" svg:height="1.472cm" svg:x="21.1cm" svg:y="19.066cm" draw:control="control18"/>
          <draw:control draw:z-index="3" draw:style-name="gr1" draw:text-style-name="P1" svg:width="4.247cm" svg:height="1.5cm" svg:x="0.5cm" svg:y="19.038cm" draw:control="control19"/>
          <draw:control draw:z-index="4" draw:style-name="gr1" draw:text-style-name="P1" svg:width="8.577cm" svg:height="1.5cm" svg:x="5.423cm" svg:y="19.056cm" draw:control="control20"/>
        </table:shapes>
        <table:table-column table:style-name="co14" table:default-cell-style-name="ce214"/>
        <table:table-column table:style-name="co11" table:default-cell-style-name="ce229"/>
        <table:table-column table:style-name="co15" table:default-cell-style-name="ce214"/>
        <table:table-column table:style-name="co16" table:default-cell-style-name="ce229"/>
        <table:table-column table:style-name="co13" table:default-cell-style-name="ce229"/>
        <table:table-column table:style-name="co1" table:number-columns-repeated="59" table:default-cell-style-name="ce229"/>
        <table:table-row table:style-name="ro12">
          <table:table-cell table:style-name="ce83" office:value-type="string" calcext:value-type="string" table:number-columns-spanned="4" table:number-rows-spanned="1">
            <text:p>KELLER Stéphane</text:p>
            <text:p>Lycée agricole Louis Pasteur</text:p>
          </table:table-cell>
          <table:covered-table-cell table:style-name="ce217"/>
          <table:covered-table-cell table:style-name="ce198"/>
          <table:covered-table-cell table:style-name="ce206"/>
          <table:table-cell table:style-name="Default"/>
          <table:table-cell table:style-name="ce214" table:number-columns-repeated="2"/>
          <table:table-cell table:number-columns-repeated="57"/>
        </table:table-row>
        <table:table-row table:style-name="ro13">
          <table:table-cell table:style-name="ce198" office:value-type="string" calcext:value-type="string">
            <text:p>N°</text:p>
          </table:table-cell>
          <table:table-cell table:style-name="ce217" office:value-type="string" calcext:value-type="string">
            <text:p>Équation</text:p>
          </table:table-cell>
          <table:table-cell table:style-name="ce198" office:value-type="string" calcext:value-type="string">
            <text:p>Vrai ou Faux</text:p>
          </table:table-cell>
          <table:table-cell table:style-name="ce198" office:value-type="string" calcext:value-type="string">
            <text:p>Réponse</text:p>
          </table:table-cell>
          <table:table-cell table:style-name="Default"/>
          <table:table-cell table:style-name="ce214" table:number-columns-repeated="2"/>
          <table:table-cell table:number-columns-repeated="57"/>
        </table:table-row>
        <table:table-row table:style-name="ro13">
          <table:table-cell table:style-name="ce8" office:value-type="float" office:value="1" calcext:value-type="float">
            <text:p>1</text:p>
          </table:table-cell>
          <table:table-cell table:style-name="ce65"/>
          <table:table-cell table:style-name="ce8" table:formula="of:=IF(AND([.$E$22];[$Synthèse.$G$1]);IF(ISBLANK([.B3]);&quot;&quot;;IF([.B3]=[Données.I16];&quot;VRAI&quot;;&quot;FAUX&quot;));&quot;&quot;)">
            <text:p/>
          </table:table-cell>
          <table:table-cell table:style-name="ce53" table:formula="of:=IF(AND([.$E$22];[.$F$22];[$Synthèse.$G$1]);[Données.I16];&quot;&quot;)">
            <text:p/>
          </table:table-cell>
          <table:table-cell table:style-name="Default"/>
          <table:table-cell table:style-name="ce214" table:number-columns-repeated="2"/>
          <table:table-cell table:number-columns-repeated="57"/>
        </table:table-row>
        <table:table-row table:style-name="ro13">
          <table:table-cell table:style-name="ce10" office:value-type="float" office:value="2" calcext:value-type="float">
            <text:p>2</text:p>
          </table:table-cell>
          <table:table-cell table:style-name="ce66"/>
          <table:table-cell table:style-name="ce10" table:formula="of:=IF(AND([.$E$22];[$Synthèse.$G$1]);IF(ISBLANK([.B4]);&quot;&quot;;IF([.B4]=[Données.I17];&quot;VRAI&quot;;&quot;FAUX&quot;));&quot;&quot;)">
            <text:p/>
          </table:table-cell>
          <table:table-cell table:style-name="ce10" table:formula="of:=IF(AND([.$E$22];[.$F$22];[$Synthèse.$G$1]);[Données.I17];&quot;&quot;)">
            <text:p/>
          </table:table-cell>
          <table:table-cell table:style-name="ce214" table:number-columns-repeated="3"/>
          <table:table-cell table:number-columns-repeated="57"/>
        </table:table-row>
        <table:table-row table:style-name="ro13">
          <table:table-cell table:style-name="ce14" office:value-type="float" office:value="3" calcext:value-type="float">
            <text:p>3</text:p>
          </table:table-cell>
          <table:table-cell table:style-name="ce67"/>
          <table:table-cell table:style-name="ce54" table:formula="of:=IF(AND([.$E$22];[$Synthèse.$G$1]);IF(ISBLANK([.B5]);&quot;&quot;;IF([.B5]=[Données.I18];&quot;VRAI&quot;;&quot;FAUX&quot;));&quot;&quot;)">
            <text:p/>
          </table:table-cell>
          <table:table-cell table:style-name="ce54" table:formula="of:=IF(AND([.$E$22];[.$F$22];[$Synthèse.$G$1]);[Données.I18];&quot;&quot;)">
            <text:p/>
          </table:table-cell>
          <table:table-cell table:style-name="ce214" table:number-columns-repeated="3"/>
          <table:table-cell table:number-columns-repeated="57"/>
        </table:table-row>
        <table:table-row table:style-name="ro13">
          <table:table-cell table:style-name="ce18" office:value-type="float" office:value="4" calcext:value-type="float">
            <text:p>4</text:p>
          </table:table-cell>
          <table:table-cell table:style-name="ce68"/>
          <table:table-cell table:style-name="ce18" table:formula="of:=IF(AND([.$E$22];[$Synthèse.$G$1]);IF(ISBLANK([.B6]);&quot;&quot;;IF([.B6]=[Données.I19];&quot;VRAI&quot;;&quot;FAUX&quot;));&quot;&quot;)">
            <text:p/>
          </table:table-cell>
          <table:table-cell table:style-name="ce18" table:formula="of:=IF(AND([.$E$22];[.$F$22];[$Synthèse.$G$1]);[Données.I19];&quot;&quot;)">
            <text:p/>
          </table:table-cell>
          <table:table-cell/>
          <table:table-cell table:style-name="ce214" table:number-columns-repeated="2"/>
          <table:table-cell table:number-columns-repeated="57"/>
        </table:table-row>
        <table:table-row table:style-name="ro13">
          <table:table-cell table:style-name="ce21" office:value-type="float" office:value="5" calcext:value-type="float">
            <text:p>5</text:p>
          </table:table-cell>
          <table:table-cell table:style-name="ce69"/>
          <table:table-cell table:style-name="ce58" table:formula="of:=IF([.$E$22];IF(ISBLANK([.B7]);&quot;&quot;;IF([.B7]=[Données.I20];&quot;VRAI&quot;;&quot;FAUX&quot;));&quot;&quot;)">
            <text:p/>
          </table:table-cell>
          <table:table-cell table:style-name="ce58" table:formula="of:=IF(AND([.$E$22];[.$F$22];[$Synthèse.$G$1]);[Données.I20];&quot;&quot;)">
            <text:p/>
          </table:table-cell>
          <table:table-cell/>
          <table:table-cell table:style-name="ce214" table:number-columns-repeated="2"/>
          <table:table-cell table:number-columns-repeated="57"/>
        </table:table-row>
        <table:table-row table:style-name="ro10">
          <table:table-cell table:style-name="ce5"/>
          <table:table-cell table:style-name="ce226"/>
          <table:table-cell table:style-name="ce11" table:formula="of:=IF(AND([.$E$22];[$Synthèse.$G$1]);[$Données.$V$6]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60"/>
        </table:table-row>
        <table:table-row table:style-name="ro10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60"/>
        </table:table-row>
        <table:table-row table:style-name="ro10">
          <table:table-cell table:style-name="ce32"/>
          <table:table-cell table:style-name="Default" table:number-columns-repeated="2"/>
          <table:table-cell table:number-columns-repeated="61"/>
        </table:table-row>
        <table:table-row table:style-name="ro10">
          <table:table-cell table:style-name="ce5"/>
          <table:table-cell table:style-name="Default" table:number-columns-repeated="2"/>
          <table:table-cell table:number-columns-repeated="61"/>
        </table:table-row>
        <table:table-row table:style-name="ro10">
          <table:table-cell table:style-name="ce73" office:value-type="string" calcext:value-type="string" table:number-columns-spanned="4" table:number-rows-spanned="1">
            <text:p><text:a xlink:href="https://github.com/KELLERStephane/KELLER-Stephane-Tests2maths" xlink:type="simple">https://github.com/KELLERStephane/KELLER-Stephane-Tests2maths</text:a> </text:p>
          </table:table-cell>
          <table:covered-table-cell table:style-name="Default"/>
          <table:covered-table-cell table:number-columns-repeated="2"/>
          <table:table-cell table:number-columns-repeated="60"/>
        </table:table-row>
        <table:table-row table:style-name="ro10">
          <table:table-cell table:style-name="ce211"/>
          <table:table-cell table:style-name="ce5"/>
          <table:table-cell table:number-columns-repeated="62"/>
        </table:table-row>
        <table:table-row table:style-name="ro10">
          <table:table-cell table:style-name="ce202" office:value-type="string" calcext:value-type="string" table:number-columns-spanned="11" table:number-rows-spanned="1">
            <text:p>Pour remplacer la virgule par le point :</text:p>
          </table:table-cell>
          <table:covered-table-cell table:number-columns-repeated="9" table:style-name="ce215"/>
          <table:covered-table-cell table:style-name="ce236"/>
          <table:table-cell table:number-columns-repeated="53"/>
        </table:table-row>
        <table:table-row table:style-name="ro10">
          <table:table-cell table:style-name="ce204" office:value-type="string" calcext:value-type="string" table:number-columns-spanned="11" table:number-rows-spanned="1">
            <text:p>Menu <text:span text:style-name="T12">O</text:span><text:span text:style-name="T13">utils</text:span> ; <text:span text:style-name="T12">O</text:span><text:span text:style-name="T13">ption</text:span> ; <text:span text:style-name="T13">Paramètres linguistiques</text:span> ; <text:span text:style-name="T13">langues</text:span> ; décocher <text:span text:style-name="T13">touche séparateur de décimale</text:span></text:p>
          </table:table-cell>
          <table:covered-table-cell table:number-columns-repeated="9" table:style-name="ce216"/>
          <table:covered-table-cell table:style-name="ce245"/>
          <table:table-cell table:number-columns-repeated="53"/>
        </table:table-row>
        <table:table-row table:style-name="ro10" table:number-rows-repeated="6">
          <table:table-cell table:style-name="ce5"/>
          <table:table-cell table:style-name="ce12"/>
          <table:table-cell table:number-columns-repeated="62"/>
        </table:table-row>
        <table:table-row table:style-name="ro10">
          <table:table-cell table:style-name="ce5"/>
          <table:table-cell table:style-name="ce12"/>
          <table:table-cell table:number-columns-repeated="2"/>
          <table:table-cell table:number-columns-repeated="2" table:style-name="ce56" office:value-type="boolean" office:boolean-value="false" calcext:value-type="boolean">
            <text:p>FAUX</text:p>
          </table:table-cell>
          <table:table-cell table:number-columns-repeated="58"/>
        </table:table-row>
        <table:table-row table:style-name="ro10" table:number-rows-repeated="48">
          <table:table-cell table:style-name="ce5"/>
          <table:table-cell table:style-name="ce12"/>
          <table:table-cell table:number-columns-repeated="62"/>
        </table:table-row>
        <table:table-row table:style-name="ro10" table:number-rows-repeated="1048505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Niveau 3" table:style-name="ta6" table:protected="true" table:protection-key="l2Z8uLvnF9Ig4wEwVzNf7j/Iiag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ponses" form:control-implementation="ooo:com.sun.star.form.component.CheckBox" xml:id="control21" form:id="control21" form:label="Réponses" form:input-required="false" form:linked-cell="'Niveau 3'.F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s" form:control-implementation="ooo:com.sun.star.form.component.CheckBox" xml:id="control22" form:id="control22" form:label="Résultats" form:input-required="false" form:linked-cell="'Niveau 3'.E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23" form:id="control23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3?language=Basic&amp;location=document" xlink:type="simple"/>
              </office:event-listeners>
            </form:button>
            <form:button form:name="Bouton 1" form:control-implementation="ooo:com.sun.star.form.component.CommandButton" xml:id="control24" form:id="control24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5cm" svg:height="1.516cm" svg:x="23.01cm" svg:y="19.036cm" draw:control="control21"/>
          <draw:frame draw:z-index="1" draw:style-name="gr5" draw:text-style-name="P2" svg:width="30.369cm" svg:height="22.099cm" svg:x="27.917cm" svg:y="0cm">
            <draw:object draw:notify-on-update-of-ranges="Données.I20:Données.I20 Données.M32:Données.N32 'Niveau 3'.A3:'Niveau 3'.A3 Données.O32:Données.P32 Données.M33:Données.N33 'Niveau 3'.A4:'Niveau 3'.A4 Données.O33:Données.P33 Données.M34:Données.N34 'Niveau 3'.A5:'Niveau 3'.A5 Données.O34:Données.P34 Données.M35:Données.N35 'Niveau 3'.A6:'Niveau 3'.A6 Données.O35:Données.P35 Données.M36:Données.N36 'Niveau 3'.A7:'Niveau 3'.A7 Données.O36:Données.P3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control draw:z-index="2" draw:style-name="gr4" draw:text-style-name="P1" svg:width="5cm" svg:height="1.599cm" svg:x="17.5cm" svg:y="18.98cm" draw:control="control22"/>
          <draw:control draw:z-index="3" draw:style-name="gr1" draw:text-style-name="P1" svg:width="4.247cm" svg:height="1.5cm" svg:x="0.263cm" svg:y="19.06cm" draw:control="control23"/>
          <draw:control draw:z-index="4" draw:style-name="gr1" draw:text-style-name="P1" svg:width="8.577cm" svg:height="1.5cm" svg:x="5.103cm" svg:y="19.021cm" draw:control="control24"/>
        </table:shapes>
        <table:table-column table:style-name="co17" table:default-cell-style-name="ce214"/>
        <table:table-column table:style-name="co11" table:default-cell-style-name="ce229"/>
        <table:table-column table:style-name="co18" table:default-cell-style-name="ce214"/>
        <table:table-column table:style-name="co19" table:default-cell-style-name="ce229"/>
        <table:table-column table:style-name="co13" table:default-cell-style-name="ce229"/>
        <table:table-column table:style-name="co1" table:number-columns-repeated="59" table:default-cell-style-name="ce229"/>
        <table:table-row table:style-name="ro14">
          <table:table-cell table:style-name="ce83" office:value-type="string" calcext:value-type="string" table:number-columns-spanned="4" table:number-rows-spanned="1">
            <text:p>KELLER Stéphane</text:p>
            <text:p>Lycée agricole Louis Pasteur</text:p>
          </table:table-cell>
          <table:covered-table-cell table:style-name="ce217"/>
          <table:covered-table-cell table:style-name="ce198"/>
          <table:covered-table-cell table:style-name="ce206"/>
          <table:table-cell table:style-name="Default"/>
          <table:table-cell table:style-name="ce214" table:number-columns-repeated="2"/>
          <table:table-cell table:number-columns-repeated="57"/>
        </table:table-row>
        <table:table-row table:style-name="ro13">
          <table:table-cell table:style-name="ce198" office:value-type="string" calcext:value-type="string">
            <text:p>N°</text:p>
          </table:table-cell>
          <table:table-cell table:style-name="ce217" office:value-type="string" calcext:value-type="string">
            <text:p>Équation</text:p>
          </table:table-cell>
          <table:table-cell table:style-name="ce198" office:value-type="string" calcext:value-type="string">
            <text:p>Vrai ou Faux</text:p>
          </table:table-cell>
          <table:table-cell table:style-name="ce198" office:value-type="string" calcext:value-type="string">
            <text:p>Réponse</text:p>
          </table:table-cell>
          <table:table-cell table:style-name="Default"/>
          <table:table-cell table:style-name="ce214" table:number-columns-repeated="2"/>
          <table:table-cell table:number-columns-repeated="57"/>
        </table:table-row>
        <table:table-row table:style-name="ro13">
          <table:table-cell table:style-name="ce8" office:value-type="float" office:value="1" calcext:value-type="float">
            <text:p>1</text:p>
          </table:table-cell>
          <table:table-cell table:style-name="ce46"/>
          <table:table-cell table:style-name="ce53" table:formula="of:=IF(AND([.$E$22];[$Synthèse.$G$1]);IF(ISBLANK([.B3]);&quot;&quot;;IF([.B3]=[Données.K32];&quot;VRAI&quot;;&quot;FAUX&quot;));&quot;&quot;)">
            <text:p/>
          </table:table-cell>
          <table:table-cell table:style-name="ce53" table:formula="of:=IF(AND([.$E$22];[.$F$22];[$Synthèse.$G$1]);[Données.K32];&quot;&quot;)">
            <text:p/>
          </table:table-cell>
          <table:table-cell table:style-name="Default"/>
          <table:table-cell table:style-name="ce214" table:number-columns-repeated="2"/>
          <table:table-cell table:number-columns-repeated="57"/>
        </table:table-row>
        <table:table-row table:style-name="ro13">
          <table:table-cell table:style-name="ce10" office:value-type="float" office:value="2" calcext:value-type="float">
            <text:p>2</text:p>
          </table:table-cell>
          <table:table-cell table:style-name="ce47"/>
          <table:table-cell table:style-name="ce10" table:formula="of:=IF(AND([.$E$22];[$Synthèse.$G$1]);IF(ISBLANK([.B4]);&quot;&quot;;IF([.B4]=[Données.K33];&quot;VRAI&quot;;&quot;FAUX&quot;));&quot;&quot;)">
            <text:p/>
          </table:table-cell>
          <table:table-cell table:style-name="ce10" table:formula="of:=IF(AND([.$E$22];[.$F$22];[$Synthèse.$G$1]);[Données.K33];&quot;&quot;)">
            <text:p/>
          </table:table-cell>
          <table:table-cell table:style-name="ce214" table:number-columns-repeated="3"/>
          <table:table-cell table:number-columns-repeated="57"/>
        </table:table-row>
        <table:table-row table:style-name="ro13">
          <table:table-cell table:style-name="ce14" office:value-type="float" office:value="3" calcext:value-type="float">
            <text:p>3</text:p>
          </table:table-cell>
          <table:table-cell table:style-name="ce48"/>
          <table:table-cell table:style-name="ce54" table:formula="of:=IF(AND([.$E$22];[$Synthèse.$G$1]);IF(ISBLANK([.B5]);&quot;&quot;;IF([.B5]=[Données.K34];&quot;VRAI&quot;;&quot;FAUX&quot;));&quot;&quot;)">
            <text:p/>
          </table:table-cell>
          <table:table-cell table:style-name="ce54" table:formula="of:=IF(AND([.$E$22];[.$F$22];[$Synthèse.$G$1]);[Données.K34];&quot;&quot;)">
            <text:p/>
          </table:table-cell>
          <table:table-cell table:style-name="ce214" table:number-columns-repeated="3"/>
          <table:table-cell table:number-columns-repeated="57"/>
        </table:table-row>
        <table:table-row table:style-name="ro13">
          <table:table-cell table:style-name="ce227" office:value-type="float" office:value="4" calcext:value-type="float">
            <text:p>4</text:p>
          </table:table-cell>
          <table:table-cell table:style-name="ce228"/>
          <table:table-cell table:style-name="ce227" table:formula="of:=IF(AND([.$E$22];[$Synthèse.$G$1]);IF(ISBLANK([.B6]);&quot;&quot;;IF([.B6]=[Données.K35];&quot;VRAI&quot;;&quot;FAUX&quot;));&quot;&quot;)">
            <text:p/>
          </table:table-cell>
          <table:table-cell table:style-name="ce227" table:formula="of:=IF(AND([.$E$22];[.$F$22];[$Synthèse.$G$1]);[Données.K35];&quot;&quot;)">
            <text:p/>
          </table:table-cell>
          <table:table-cell/>
          <table:table-cell table:style-name="ce214" table:number-columns-repeated="2"/>
          <table:table-cell table:number-columns-repeated="57"/>
        </table:table-row>
        <table:table-row table:style-name="ro13">
          <table:table-cell table:style-name="ce21" office:value-type="float" office:value="5" calcext:value-type="float">
            <text:p>5</text:p>
          </table:table-cell>
          <table:table-cell table:style-name="ce50"/>
          <table:table-cell table:style-name="ce58" table:formula="of:=IF(AND([.$E$22];[$Synthèse.$G$1]);IF(ISBLANK([.B7]);&quot;&quot;;IF([.B7]=[Données.K36];&quot;VRAI&quot;;&quot;FAUX&quot;));&quot;&quot;)">
            <text:p/>
          </table:table-cell>
          <table:table-cell table:style-name="ce58" table:formula="of:=IF(AND([.$E$22];[.$F$22];[$Synthèse.$G$1]);[Données.K36];&quot;&quot;)">
            <text:p/>
          </table:table-cell>
          <table:table-cell/>
          <table:table-cell table:style-name="ce214" table:number-columns-repeated="2"/>
          <table:table-cell table:number-columns-repeated="57"/>
        </table:table-row>
        <table:table-row table:style-name="ro10">
          <table:table-cell table:style-name="ce5" table:number-columns-repeated="2"/>
          <table:table-cell table:style-name="ce11" table:formula="of:=IF(AND([.$E$22];[$Synthèse.$G$1]);[$Données.$V$7]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60"/>
        </table:table-row>
        <table:table-row table:style-name="ro10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60"/>
        </table:table-row>
        <table:table-row table:style-name="ro10">
          <table:table-cell table:style-name="ce32"/>
          <table:table-cell table:style-name="Default" table:number-columns-repeated="2"/>
          <table:table-cell table:number-columns-repeated="61"/>
        </table:table-row>
        <table:table-row table:style-name="ro10">
          <table:table-cell table:style-name="ce5"/>
          <table:table-cell table:style-name="Default" table:number-columns-repeated="2"/>
          <table:table-cell table:number-columns-repeated="61"/>
        </table:table-row>
        <table:table-row table:style-name="ro10">
          <table:table-cell table:style-name="ce73" office:value-type="string" calcext:value-type="string" table:number-columns-spanned="4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Default"/>
          <table:covered-table-cell table:number-columns-repeated="2"/>
          <table:table-cell table:number-columns-repeated="60"/>
        </table:table-row>
        <table:table-row table:style-name="ro10">
          <table:table-cell table:style-name="ce211"/>
          <table:table-cell table:style-name="ce5"/>
          <table:table-cell table:number-columns-repeated="62"/>
        </table:table-row>
        <table:table-row table:style-name="ro10">
          <table:table-cell table:style-name="ce202" office:value-type="string" calcext:value-type="string" table:number-columns-spanned="11" table:number-rows-spanned="1">
            <text:p>Pour remplacer la virgule par le point :</text:p>
          </table:table-cell>
          <table:covered-table-cell table:number-columns-repeated="9" table:style-name="ce215"/>
          <table:covered-table-cell table:style-name="ce236"/>
          <table:table-cell table:number-columns-repeated="53"/>
        </table:table-row>
        <table:table-row table:style-name="ro10">
          <table:table-cell table:style-name="ce204" office:value-type="string" calcext:value-type="string" table:number-columns-spanned="11" table:number-rows-spanned="1">
            <text:p>Menu <text:span text:style-name="T12">O</text:span><text:span text:style-name="T13">utils</text:span> ; <text:span text:style-name="T12">O</text:span><text:span text:style-name="T13">ption</text:span> ; <text:span text:style-name="T13">Paramètres linguistiques</text:span> ; <text:span text:style-name="T13">langues</text:span> ; décocher <text:span text:style-name="T13">touche séparateur de décimale</text:span></text:p>
          </table:table-cell>
          <table:covered-table-cell table:number-columns-repeated="9" table:style-name="ce216"/>
          <table:covered-table-cell table:style-name="ce245"/>
          <table:table-cell table:number-columns-repeated="53"/>
        </table:table-row>
        <table:table-row table:style-name="ro10" table:number-rows-repeated="6">
          <table:table-cell table:style-name="ce5"/>
          <table:table-cell table:style-name="ce12"/>
          <table:table-cell table:number-columns-repeated="62"/>
        </table:table-row>
        <table:table-row table:style-name="ro10">
          <table:table-cell table:style-name="ce5"/>
          <table:table-cell table:style-name="ce12"/>
          <table:table-cell table:number-columns-repeated="2"/>
          <table:table-cell table:number-columns-repeated="2" table:style-name="ce56" office:value-type="boolean" office:boolean-value="false" calcext:value-type="boolean">
            <text:p>FAUX</text:p>
          </table:table-cell>
          <table:table-cell table:number-columns-repeated="58"/>
        </table:table-row>
        <table:table-row table:style-name="ro10" table:number-rows-repeated="48">
          <table:table-cell table:style-name="ce5"/>
          <table:table-cell table:style-name="ce12"/>
          <table:table-cell table:number-columns-repeated="62"/>
        </table:table-row>
        <table:table-row table:style-name="ro10" table:number-rows-repeated="1048505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Données" table:style-name="ta7" table:protected="true" table:protection-key="l2Z8uLvnF9Ig4wEwVzNf7j/Iiag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20" table:default-cell-style-name="ce203"/>
        <table:table-column table:style-name="co21" table:default-cell-style-name="ce203"/>
        <table:table-column table:style-name="co22" table:default-cell-style-name="ce203"/>
        <table:table-column table:style-name="co23" table:default-cell-style-name="ce203"/>
        <table:table-column table:style-name="co24" table:default-cell-style-name="ce203"/>
        <table:table-column table:style-name="co25" table:default-cell-style-name="ce203"/>
        <table:table-column table:style-name="co26" table:default-cell-style-name="ce203"/>
        <table:table-column table:style-name="co27" table:default-cell-style-name="ce203"/>
        <table:table-column table:style-name="co28" table:default-cell-style-name="ce203"/>
        <table:table-column table:style-name="co27" table:default-cell-style-name="ce203"/>
        <table:table-column table:style-name="co29" table:default-cell-style-name="ce203"/>
        <table:table-column table:style-name="co1" table:default-cell-style-name="ce203"/>
        <table:table-column table:style-name="co30" table:default-cell-style-name="ce203"/>
        <table:table-column table:style-name="co31" table:default-cell-style-name="ce203"/>
        <table:table-column table:style-name="co32" table:number-columns-repeated="2" table:default-cell-style-name="ce203"/>
        <table:table-column table:style-name="co33" table:default-cell-style-name="ce203"/>
        <table:table-column table:style-name="co34" table:default-cell-style-name="ce203"/>
        <table:table-column table:style-name="co35" table:default-cell-style-name="ce203"/>
        <table:table-column table:style-name="co36" table:default-cell-style-name="ce203"/>
        <table:table-column table:style-name="co37" table:default-cell-style-name="ce203"/>
        <table:table-column table:style-name="co38" table:number-columns-repeated="3" table:default-cell-style-name="ce203"/>
        <table:table-column table:style-name="co1" table:number-columns-repeated="40" table:default-cell-style-name="ce203"/>
        <table:table-row table:style-name="ro5">
          <table:table-cell table:style-name="ce297" office:value-type="string" calcext:value-type="string" table:number-columns-spanned="24" table:number-rows-spanned="1">
            <text:p>KELLER Stéphane Lycée agricole Louis Pasteur</text:p>
          </table:table-cell>
          <table:covered-table-cell table:style-name="ce297"/>
          <table:covered-table-cell table:number-columns-repeated="4" table:style-name="ce241"/>
          <table:covered-table-cell table:style-name="ce259"/>
          <table:covered-table-cell table:number-columns-repeated="3"/>
          <table:covered-table-cell table:number-columns-repeated="2" table:style-name="ce305"/>
          <table:covered-table-cell table:style-name="ce267"/>
          <table:covered-table-cell table:style-name="ce305"/>
          <table:covered-table-cell table:number-columns-repeated="10"/>
          <table:table-cell table:number-columns-repeated="40"/>
        </table:table-row>
        <table:table-row table:style-name="ro5">
          <table:table-cell table:style-name="ce298" office:value-type="string" calcext:value-type="string">
            <text:p>Aléatoire</text:p>
          </table:table-cell>
          <table:table-cell table:style-name="ce298" office:value-type="string" calcext:value-type="string">
            <text:p>Rang</text:p>
          </table:table-cell>
          <table:table-cell table:style-name="ce298" office:value-type="string" calcext:value-type="string">
            <text:p>Variable</text:p>
          </table:table-cell>
          <table:table-cell table:style-name="ce298" office:value-type="string" calcext:value-type="string">
            <text:p>a</text:p>
          </table:table-cell>
          <table:table-cell table:style-name="ce298" office:value-type="string" calcext:value-type="string">
            <text:p>b</text:p>
          </table:table-cell>
          <table:table-cell table:style-name="ce298" office:value-type="string" calcext:value-type="string">
            <text:p>Signe</text:p>
          </table:table-cell>
          <table:table-cell table:style-name="ce298" office:value-type="string" calcext:value-type="string">
            <text:p>Concaténation</text:p>
          </table:table-cell>
          <table:table-cell table:style-name="ce298" office:value-type="string" calcext:value-type="string">
            <text:p>Choix</text:p>
          </table:table-cell>
          <table:table-cell table:style-name="ce298" office:value-type="string" calcext:value-type="string">
            <text:p>Équa niv1</text:p>
          </table:table-cell>
          <table:table-cell table:style-name="ce263" table:number-columns-repeated="2"/>
          <table:table-cell/>
          <table:table-cell table:style-name="ce268" office:value-type="string" calcext:value-type="string">
            <text:p>x1</text:p>
          </table:table-cell>
          <table:table-cell table:style-name="ce268" office:value-type="string" calcext:value-type="string">
            <text:p>x2</text:p>
          </table:table-cell>
          <table:table-cell table:style-name="ce268" office:value-type="string" calcext:value-type="string">
            <text:p>y1</text:p>
          </table:table-cell>
          <table:table-cell table:style-name="ce268" office:value-type="string" calcext:value-type="string">
            <text:p>y2</text:p>
          </table:table-cell>
          <table:table-cell table:style-name="ce268" office:value-type="string" calcext:value-type="string">
            <text:p>Xmin</text:p>
          </table:table-cell>
          <table:table-cell table:style-name="ce268" office:value-type="float" office:value="-11" calcext:value-type="float">
            <text:p>-11</text:p>
          </table:table-cell>
          <table:table-cell/>
          <table:table-cell table:style-name="ce342" office:value-type="string" calcext:value-type="string">
            <text:p>Appartenance</text:p>
          </table:table-cell>
          <table:table-cell table:style-name="ce342" office:value-type="string" calcext:value-type="string">
            <text:p>Equation réduite</text:p>
          </table:table-cell>
          <table:table-cell table:style-name="ce342" office:value-type="string" calcext:value-type="string">
            <text:p>Niveau 1</text:p>
          </table:table-cell>
          <table:table-cell table:style-name="ce342" office:value-type="string" calcext:value-type="string">
            <text:p>Niveau 2</text:p>
          </table:table-cell>
          <table:table-cell table:style-name="ce342" office:value-type="string" calcext:value-type="string">
            <text:p>Niveau 3</text:p>
          </table:table-cell>
          <table:table-cell table:number-columns-repeated="40"/>
        </table:table-row>
        <table:table-row table:style-name="ro5">
          <table:table-cell table:style-name="ce230" office:value-type="float" office:value="0.544524073510955" calcext:value-type="float">
            <text:p>0,544524073510955</text:p>
          </table:table-cell>
          <table:table-cell table:style-name="ce230" office:value-type="float" office:value="1" calcext:value-type="float">
            <text:p>1</text:p>
          </table:table-cell>
          <table:table-cell table:style-name="ce230" office:value-type="string" calcext:value-type="string">
            <text:p>x=</text:p>
          </table:table-cell>
          <table:table-cell table:style-name="ce230" office:value-type="float" office:value="-5" calcext:value-type="float">
            <text:p>-5</text:p>
          </table:table-cell>
          <table:table-cell table:style-name="ce230" table:number-columns-repeated="2"/>
          <table:table-cell table:style-name="ce230" table:formula="of:=CONCATENATE([.C3];[.D3])" office:value-type="string" office:string-value="x=-5" calcext:value-type="string">
            <text:p>x=-5</text:p>
          </table:table-cell>
          <table:table-cell table:style-name="ce230" table:formula="of:=RANK([.A3];[.$A$3:.$A$12];0)" office:value-type="float" office:value="6" calcext:value-type="float">
            <text:p>6</text:p>
          </table:table-cell>
          <table:table-cell table:style-name="ce230" table:formula="of:=INDEX([.$G$3:.$G$12];[.H3])" office:value-type="string" office:string-value="y=-5x+9" calcext:value-type="string">
            <text:p>y=-5x+9</text:p>
          </table:table-cell>
          <table:table-cell table:style-name="ce264" table:number-columns-repeated="2"/>
          <table:table-cell/>
          <table:table-cell table:style-name="ce233" table:formula="of:=IF([.H3]=1;[.$D$3];IF([.H3]=2;[.$D$4];[.$R$2]))" office:value-type="float" office:value="-11" calcext:value-type="float">
            <text:p>-11</text:p>
          </table:table-cell>
          <table:table-cell table:style-name="ce233" table:formula="of:=IF([.H3]=1;[.$D$3];IF([.H3]=2;[.$D$4];[.$R$3]))" office:value-type="float" office:value="11" calcext:value-type="float">
            <text:p>11</text:p>
          </table:table-cell>
          <table:table-cell table:style-name="ce233" table:formula="of:=IF([.H3]=1;[.$R$4];IF([.H3]=2;[.$R$4];INDEX([.$D$3:.$D$12];[.H3])*[.M3]+INDEX([.$E$3:.$E$12];[.H3])))" office:value-type="float" office:value="64" calcext:value-type="float">
            <text:p>64</text:p>
          </table:table-cell>
          <table:table-cell table:style-name="ce233" table:formula="of:=IF([.H3]=1;[.$R$5];IF([.H3]=2;[.$R$5];INDEX([.$D$3:.$D$12];[.H3])*[.N3]+INDEX([.$E$3:.$E$12];[.H3])))" office:value-type="float" office:value="-46" calcext:value-type="float">
            <text:p>-46</text:p>
          </table:table-cell>
          <table:table-cell table:style-name="ce231" office:value-type="string" calcext:value-type="string">
            <text:p>Xmax</text:p>
          </table:table-cell>
          <table:table-cell table:style-name="ce231" office:value-type="float" office:value="11" calcext:value-type="float">
            <text:p>11</text:p>
          </table:table-cell>
          <table:table-cell/>
          <table:table-cell table:number-columns-repeated="5" table:style-name="ce343" office:value-type="string" calcext:value-type="string">
            <text:p>V/F</text:p>
          </table:table-cell>
          <table:table-cell table:number-columns-repeated="40"/>
        </table:table-row>
        <table:table-row table:style-name="ro5">
          <table:table-cell table:style-name="ce230" office:value-type="float" office:value="0.194670460949973" calcext:value-type="float">
            <text:p>0,194670460949973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string" calcext:value-type="string">
            <text:p>x=</text:p>
          </table:table-cell>
          <table:table-cell table:style-name="ce230" office:value-type="float" office:value="4" calcext:value-type="float">
            <text:p>4</text:p>
          </table:table-cell>
          <table:table-cell table:style-name="ce230" table:number-columns-repeated="2"/>
          <table:table-cell table:style-name="ce230" table:formula="of:=CONCATENATE([.C4];[.D4])" office:value-type="string" office:string-value="x=4" calcext:value-type="string">
            <text:p>x=4</text:p>
          </table:table-cell>
          <table:table-cell table:style-name="ce230" table:formula="of:=RANK([.A4];[.$A$3:.$A$12];0)" office:value-type="float" office:value="7" calcext:value-type="float">
            <text:p>7</text:p>
          </table:table-cell>
          <table:table-cell table:style-name="ce230" table:formula="of:=INDEX([.$G$3:.$G$12];[.H4])" office:value-type="string" office:string-value="y=-3x-3" calcext:value-type="string">
            <text:p>y=-3x-3</text:p>
          </table:table-cell>
          <table:table-cell table:style-name="ce264" table:number-columns-repeated="2"/>
          <table:table-cell/>
          <table:table-cell table:style-name="ce233" table:formula="of:=IF([.H4]=1;[.$D$3];IF([.H4]=2;[.$D$4];[.$R$2]))" office:value-type="float" office:value="-11" calcext:value-type="float">
            <text:p>-11</text:p>
          </table:table-cell>
          <table:table-cell table:style-name="ce233" table:formula="of:=IF([.H4]=1;[.$D$3];IF([.H4]=2;[.$D$4];[.$R$3]))" office:value-type="float" office:value="11" calcext:value-type="float">
            <text:p>11</text:p>
          </table:table-cell>
          <table:table-cell table:style-name="ce233" table:formula="of:=IF([.H4]=1;[.$R$4];IF([.H4]=2;[.$R$4];INDEX([.$D$3:.$D$12];[.H4])*[.M4]+INDEX([.$E$3:.$E$12];[.H4])))" office:value-type="float" office:value="30" calcext:value-type="float">
            <text:p>30</text:p>
          </table:table-cell>
          <table:table-cell table:style-name="ce233" table:formula="of:=IF([.H4]=1;[.$R$5];IF([.H4]=2;[.$R$5];INDEX([.$D$3:.$D$12];[.H4])*[.N4]+INDEX([.$E$3:.$E$12];[.H4])))" office:value-type="float" office:value="-36" calcext:value-type="float">
            <text:p>-36</text:p>
          </table:table-cell>
          <table:table-cell table:style-name="ce231" office:value-type="string" calcext:value-type="string">
            <text:p>Ymin</text:p>
          </table:table-cell>
          <table:table-cell table:style-name="ce231" office:value-type="float" office:value="-11" calcext:value-type="float">
            <text:p>-11</text:p>
          </table:table-cell>
          <table:table-cell/>
          <table:table-cell table:style-name="ce262" table:formula="of:=IF(ISBLANK([$Appartenance.H3]);&quot;&quot;;IF([$Appartenance.H3]=INDEX([$Données.$N$88:$Données.$N$107];[$Données.J88]);&quot;VRAI&quot;;&quot;FAUX&quot;))" office:value-type="string" office:string-value="VRAI" calcext:value-type="string">
            <text:p>VRAI</text:p>
          </table:table-cell>
          <table:table-cell table:style-name="ce346" table:formula="of:=IF(ISBLANK([$'Equation réduite'.C3]);&quot;&quot;;IF([$'Equation réduite'.C3]=[$Données.I62];&quot;VRAI&quot;;&quot;FAUX&quot;))">
            <text:p/>
          </table:table-cell>
          <table:table-cell table:style-name="ce262" table:formula="of:=IF(ISBLANK([$'Niveau 1'.B3]);&quot;&quot;;IF([$'Niveau 1'.B3]=[.I3];&quot;VRAI&quot;;&quot;FAUX&quot;))">
            <text:p/>
          </table:table-cell>
          <table:table-cell table:style-name="ce346" table:formula="of:=IF(ISBLANK([$'Niveau 2'.B3]);&quot;&quot;;IF([$'Niveau 2'.B3]=[.I16];&quot;VRAI&quot;;&quot;FAUX&quot;))">
            <text:p/>
          </table:table-cell>
          <table:table-cell table:style-name="ce346" table:formula="of:=IF(ISBLANK([$'Niveau 3'.B3]);&quot;&quot;;IF([$'Niveau 3'.B3]=[.K32];&quot;VRAI&quot;;&quot;FAUX&quot;))">
            <text:p/>
          </table:table-cell>
          <table:table-cell table:number-columns-repeated="40"/>
        </table:table-row>
        <table:table-row table:style-name="ro5">
          <table:table-cell table:style-name="ce230" office:value-type="float" office:value="0.544856158854897" calcext:value-type="float">
            <text:p>0,544856158854897</text:p>
          </table:table-cell>
          <table:table-cell table:style-name="ce230" office:value-type="float" office:value="3" calcext:value-type="float">
            <text:p>3</text:p>
          </table:table-cell>
          <table:table-cell table:style-name="ce230" office:value-type="string" calcext:value-type="string">
            <text:p>y=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-5" calcext:value-type="float">
            <text:p>-5</text:p>
          </table:table-cell>
          <table:table-cell table:style-name="ce230"/>
          <table:table-cell table:style-name="ce230" table:formula="of:=CONCATENATE([.C5];[.E5])" office:value-type="string" office:string-value="y=-5" calcext:value-type="string">
            <text:p>y=-5</text:p>
          </table:table-cell>
          <table:table-cell table:style-name="ce230" table:formula="of:=RANK([.A5];[.$A$3:.$A$12];0)" office:value-type="float" office:value="5" calcext:value-type="float">
            <text:p>5</text:p>
          </table:table-cell>
          <table:table-cell table:style-name="ce230" table:formula="of:=INDEX([.$G$3:.$G$12];[.H5])" office:value-type="string" office:string-value="y=-x+3" calcext:value-type="string">
            <text:p>y=-x+3</text:p>
          </table:table-cell>
          <table:table-cell table:style-name="ce264" table:number-columns-repeated="2"/>
          <table:table-cell/>
          <table:table-cell table:style-name="ce233" table:formula="of:=IF([.H5]=1;[.$D$3];IF([.H5]=2;[.$D$4];[.$R$2]))" office:value-type="float" office:value="-11" calcext:value-type="float">
            <text:p>-11</text:p>
          </table:table-cell>
          <table:table-cell table:style-name="ce233" table:formula="of:=IF([.H5]=1;[.$D$3];IF([.H5]=2;[.$D$4];[.$R$3]))" office:value-type="float" office:value="11" calcext:value-type="float">
            <text:p>11</text:p>
          </table:table-cell>
          <table:table-cell table:style-name="ce233" table:formula="of:=IF([.H5]=1;[.$R$4];IF([.H5]=2;[.$R$4];INDEX([.$D$3:.$D$12];[.H5])*[.M5]+INDEX([.$E$3:.$E$12];[.H5])))" office:value-type="float" office:value="14" calcext:value-type="float">
            <text:p>14</text:p>
          </table:table-cell>
          <table:table-cell table:style-name="ce233" table:formula="of:=IF([.H5]=1;[.$R$5];IF([.H5]=2;[.$R$5];INDEX([.$D$3:.$D$12];[.H5])*[.N5]+INDEX([.$E$3:.$E$12];[.H5])))" office:value-type="float" office:value="-8" calcext:value-type="float">
            <text:p>-8</text:p>
          </table:table-cell>
          <table:table-cell table:style-name="ce231" office:value-type="string" calcext:value-type="string">
            <text:p>Ymax</text:p>
          </table:table-cell>
          <table:table-cell table:style-name="ce231" office:value-type="float" office:value="11" calcext:value-type="float">
            <text:p>11</text:p>
          </table:table-cell>
          <table:table-cell/>
          <table:table-cell table:style-name="ce258" table:formula="of:=IF(ISBLANK([$Appartenance.H4]);&quot;&quot;;IF([$Appartenance.H4]=INDEX([$Données.$N$88:$Données.$N$107];[$Données.J89]);&quot;VRAI&quot;;&quot;FAUX&quot;))" office:value-type="string" office:string-value="VRAI" calcext:value-type="string">
            <text:p>VRAI</text:p>
          </table:table-cell>
          <table:table-cell table:style-name="ce347" table:formula="of:=IF(ISBLANK([$'Equation réduite'.C4]);&quot;&quot;;IF([$'Equation réduite'.C4]=[$Données.I63];&quot;VRAI&quot;;&quot;FAUX&quot;))">
            <text:p/>
          </table:table-cell>
          <table:table-cell table:style-name="ce258" table:formula="of:=IF(ISBLANK([$'Niveau 1'.B4]);&quot;&quot;;IF([$'Niveau 1'.B4]=[.I4];&quot;VRAI&quot;;&quot;FAUX&quot;))">
            <text:p/>
          </table:table-cell>
          <table:table-cell table:style-name="ce347" table:formula="of:=IF(ISBLANK([$'Niveau 2'.B4]);&quot;&quot;;IF([$'Niveau 2'.B4]=[.I17];&quot;VRAI&quot;;&quot;FAUX&quot;))">
            <text:p/>
          </table:table-cell>
          <table:table-cell table:style-name="ce347" table:formula="of:=IF(ISBLANK([$'Niveau 3'.B4]);&quot;&quot;;IF([$'Niveau 3'.B4]=[.K33];&quot;VRAI&quot;;&quot;FAUX&quot;))">
            <text:p/>
          </table:table-cell>
          <table:table-cell table:number-columns-repeated="40"/>
        </table:table-row>
        <table:table-row table:style-name="ro5">
          <table:table-cell table:style-name="ce230" office:value-type="float" office:value="0.0322056621286137" calcext:value-type="float">
            <text:p>0,032205662128614</text:p>
          </table:table-cell>
          <table:table-cell table:style-name="ce230" office:value-type="float" office:value="4" calcext:value-type="float">
            <text:p>4</text:p>
          </table:table-cell>
          <table:table-cell table:style-name="ce230" office:value-type="string" calcext:value-type="string">
            <text:p>y=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6" calcext:value-type="float">
            <text:p>6</text:p>
          </table:table-cell>
          <table:table-cell table:style-name="ce230"/>
          <table:table-cell table:style-name="ce230" table:formula="of:=CONCATENATE([.C6];[.E6])" office:value-type="string" office:string-value="y=6" calcext:value-type="string">
            <text:p>y=6</text:p>
          </table:table-cell>
          <table:table-cell table:style-name="ce230" table:formula="of:=RANK([.A6];[.$A$3:.$A$12];0)" office:value-type="float" office:value="10" calcext:value-type="float">
            <text:p>10</text:p>
          </table:table-cell>
          <table:table-cell table:style-name="ce258" table:formula="of:=INDEX([.$G$3:.$G$12];[.H6])" office:value-type="string" office:string-value="y=x-3" calcext:value-type="string">
            <text:p>y=x-3</text:p>
          </table:table-cell>
          <table:table-cell table:style-name="ce264" table:number-columns-repeated="2"/>
          <table:table-cell/>
          <table:table-cell table:style-name="ce233" table:formula="of:=IF([.H6]=1;[.$D$3];IF([.H6]=2;[.$D$4];[.$R$2]))" office:value-type="float" office:value="-11" calcext:value-type="float">
            <text:p>-11</text:p>
          </table:table-cell>
          <table:table-cell table:style-name="ce233" table:formula="of:=IF([.H6]=1;[.$D$3];IF([.H6]=2;[.$D$4];[.$R$3]))" office:value-type="float" office:value="11" calcext:value-type="float">
            <text:p>11</text:p>
          </table:table-cell>
          <table:table-cell table:style-name="ce233" table:formula="of:=IF([.H6]=1;[.$R$4];IF([.H6]=2;[.$R$4];INDEX([.$D$3:.$D$12];[.H6])*[.M6]+INDEX([.$E$3:.$E$12];[.H6])))" office:value-type="float" office:value="-14" calcext:value-type="float">
            <text:p>-14</text:p>
          </table:table-cell>
          <table:table-cell table:style-name="ce233" table:formula="of:=IF([.H6]=1;[.$R$5];IF([.H6]=2;[.$R$5];INDEX([.$D$3:.$D$12];[.H6])*[.N6]+INDEX([.$E$3:.$E$12];[.H6])))" office:value-type="float" office:value="8" calcext:value-type="float">
            <text:p>8</text:p>
          </table:table-cell>
          <table:table-cell table:number-columns-repeated="3"/>
          <table:table-cell table:style-name="ce262" table:formula="of:=IF(ISBLANK([$Appartenance.H5]);&quot;&quot;;IF([$Appartenance.H5]=INDEX([$Données.$N$88:$Données.$N$107];[$Données.J90]);&quot;VRAI&quot;;&quot;FAUX&quot;))" office:value-type="string" office:string-value="VRAI" calcext:value-type="string">
            <text:p>VRAI</text:p>
          </table:table-cell>
          <table:table-cell table:style-name="ce346" table:formula="of:=IF(ISBLANK([$'Equation réduite'.C5]);&quot;&quot;;IF([$'Equation réduite'.C5]=INDEX([$Données.$I$66:$Données.$I$85];[$Données.J66]);&quot;VRAI&quot;;&quot;FAUX&quot;))">
            <text:p/>
          </table:table-cell>
          <table:table-cell table:style-name="ce262" table:formula="of:=IF(ISBLANK([$'Niveau 1'.B5]);&quot;&quot;;IF([$'Niveau 1'.B5]=[.I5];&quot;VRAI&quot;;&quot;FAUX&quot;))">
            <text:p/>
          </table:table-cell>
          <table:table-cell table:style-name="ce346" table:formula="of:=IF(ISBLANK([$'Niveau 2'.B5]);&quot;&quot;;IF([$'Niveau 2'.B5]=[.I18];&quot;VRAI&quot;;&quot;FAUX&quot;))">
            <text:p/>
          </table:table-cell>
          <table:table-cell table:style-name="ce346" table:formula="of:=IF(ISBLANK([$'Niveau 3'.B5]);&quot;&quot;;IF([$'Niveau 3'.B5]=[.K34];&quot;VRAI&quot;;&quot;FAUX&quot;))">
            <text:p/>
          </table:table-cell>
          <table:table-cell table:number-columns-repeated="40"/>
        </table:table-row>
        <table:table-row table:style-name="ro5">
          <table:table-cell table:style-name="ce231" office:value-type="float" office:value="0.18035623155155" calcext:value-type="float">
            <text:p>0,18035623155155</text:p>
          </table:table-cell>
          <table:table-cell table:style-name="ce231" office:value-type="float" office:value="5" calcext:value-type="float">
            <text:p>5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1" calcext:value-type="float">
            <text:p>-1</text:p>
          </table:table-cell>
          <table:table-cell table:style-name="ce231" office:value-type="float" office:value="3" calcext:value-type="float">
            <text:p>3</text:p>
          </table:table-cell>
          <table:table-cell table:style-name="ce231" table:formula="of:=IF([.A7]&lt;500000;&quot;+&quot;;&quot;-&quot;)" office:value-type="string" office:string-value="+" calcext:value-type="string">
            <text:p>+</text:p>
          </table:table-cell>
          <table:table-cell table:style-name="ce242" table:formula="of:=CONCATENATE([.C7];IF([.D7]=1;&quot;&quot;;IF([.D7]=-1;&quot;-&quot;;[.D7]));&quot;x&quot;;IF([.E7]&gt;0;&quot;+&quot;;&quot;&quot;);[.E7])" office:value-type="string" office:string-value="y=-x+3" calcext:value-type="string">
            <text:p>y=-x+3</text:p>
          </table:table-cell>
          <table:table-cell table:style-name="ce231" table:formula="of:=RANK([.A7];[.$A$3:.$A$12];0)" office:value-type="float" office:value="8" calcext:value-type="float">
            <text:p>8</text:p>
          </table:table-cell>
          <table:table-cell table:style-name="ce231" table:formula="of:=INDEX([.$G$3:.$G$12];[.H7])" office:value-type="string" office:string-value="y=x+1" calcext:value-type="string">
            <text:p>y=x+1</text:p>
          </table:table-cell>
          <table:table-cell table:style-name="ce264" table:number-columns-repeated="2"/>
          <table:table-cell/>
          <table:table-cell table:style-name="ce233" table:formula="of:=IF([.H7]=1;[.$D$3];IF([.H7]=2;[.$D$4];[.$R$2]))" office:value-type="float" office:value="-11" calcext:value-type="float">
            <text:p>-11</text:p>
          </table:table-cell>
          <table:table-cell table:style-name="ce233" table:formula="of:=IF([.H7]=1;[.$D$3];IF([.H7]=2;[.$D$4];[.$R$3]))" office:value-type="float" office:value="11" calcext:value-type="float">
            <text:p>11</text:p>
          </table:table-cell>
          <table:table-cell table:style-name="ce233" table:formula="of:=IF([.H7]=1;[.$R$4];IF([.H7]=2;[.$R$4];INDEX([.$D$3:.$D$12];[.H7])*[.M7]+INDEX([.$E$3:.$E$12];[.H7])))" office:value-type="float" office:value="-10" calcext:value-type="float">
            <text:p>-10</text:p>
          </table:table-cell>
          <table:table-cell table:style-name="ce233" table:formula="of:=IF([.H7]=1;[.$R$5];IF([.H7]=2;[.$R$5];INDEX([.$D$3:.$D$12];[.H7])*[.N7]+INDEX([.$E$3:.$E$12];[.H7])))" office:value-type="float" office:value="12" calcext:value-type="float">
            <text:p>12</text:p>
          </table:table-cell>
          <table:table-cell table:number-columns-repeated="3"/>
          <table:table-cell table:style-name="ce258" table:formula="of:=IF(ISBLANK([$Appartenance.H6]);&quot;&quot;;IF([$Appartenance.H6]=INDEX([$Données.$N$108:$Données.$N$127];[$Données.J108]);&quot;VRAI&quot;;&quot;FAUX&quot;))" office:value-type="string" office:string-value="VRAI" calcext:value-type="string">
            <text:p>VRAI</text:p>
          </table:table-cell>
          <table:table-cell table:style-name="ce347" table:formula="of:=IF(ISBLANK([$'Equation réduite'.C6]);&quot;&quot;;IF([$'Equation réduite'.C6]=INDEX([$Données.$I$66:$Données.$I$85];[$Données.J67]);&quot;VRAI&quot;;&quot;FAUX&quot;))">
            <text:p/>
          </table:table-cell>
          <table:table-cell table:style-name="ce258" table:formula="of:=IF(ISBLANK([$'Niveau 1'.B6]);&quot;&quot;;IF([$'Niveau 1'.B6]=[.I6];&quot;VRAI&quot;;&quot;FAUX&quot;))">
            <text:p/>
          </table:table-cell>
          <table:table-cell table:style-name="ce347" table:formula="of:=IF(ISBLANK([$'Niveau 2'.B6]);&quot;&quot;;IF([$'Niveau 2'.B6]=[.I19];&quot;VRAI&quot;;&quot;FAUX&quot;))">
            <text:p/>
          </table:table-cell>
          <table:table-cell table:style-name="ce347" table:formula="of:=IF(ISBLANK([$'Niveau 3'.B6]);&quot;&quot;;IF([$'Niveau 3'.B6]=[.K35];&quot;VRAI&quot;;&quot;FAUX&quot;))">
            <text:p/>
          </table:table-cell>
          <table:table-cell table:number-columns-repeated="40"/>
        </table:table-row>
        <table:table-row table:style-name="ro5">
          <table:table-cell table:style-name="ce231" office:value-type="float" office:value="0.83908679481858" calcext:value-type="float">
            <text:p>0,83908679481858</text:p>
          </table:table-cell>
          <table:table-cell table:style-name="ce231" office:value-type="float" office:value="6" calcext:value-type="float">
            <text:p>6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5" calcext:value-type="float">
            <text:p>-5</text:p>
          </table:table-cell>
          <table:table-cell table:style-name="ce231" office:value-type="float" office:value="9" calcext:value-type="float">
            <text:p>9</text:p>
          </table:table-cell>
          <table:table-cell table:style-name="ce231" table:formula="of:=IF([.A8]&lt;500000;&quot;+&quot;;&quot;-&quot;)" office:value-type="string" office:string-value="+" calcext:value-type="string">
            <text:p>+</text:p>
          </table:table-cell>
          <table:table-cell table:style-name="ce242" table:formula="of:=CONCATENATE([.C8];IF([.D8]=1;&quot;&quot;;IF([.D8]=-1;&quot;-&quot;;[.D8]));&quot;x&quot;;IF([.E8]&gt;0;&quot;+&quot;;&quot;&quot;);[.E8])" office:value-type="string" office:string-value="y=-5x+9" calcext:value-type="string">
            <text:p>y=-5x+9</text:p>
          </table:table-cell>
          <table:table-cell table:style-name="ce231" table:formula="of:=RANK([.A8];[.$A$3:.$A$12];0)" office:value-type="float" office:value="1" calcext:value-type="float">
            <text:p>1</text:p>
          </table:table-cell>
          <table:table-cell table:style-name="ce231" table:formula="of:=INDEX([.$G$3:.$G$12];[.H8])" office:value-type="string" office:string-value="x=-5" calcext:value-type="string">
            <text:p>x=-5</text:p>
          </table:table-cell>
          <table:table-cell table:style-name="ce264" table:number-columns-repeated="2"/>
          <table:table-cell/>
          <table:table-cell table:style-name="ce233" table:formula="of:=IF([.H8]=1;[.$D$3];IF([.H8]=2;[.$D$4];[.$R$2]))" office:value-type="float" office:value="-5" calcext:value-type="float">
            <text:p>-5</text:p>
          </table:table-cell>
          <table:table-cell table:style-name="ce233" table:formula="of:=IF([.H8]=1;[.$D$3];IF([.H8]=2;[.$D$4];[.$R$3]))" office:value-type="float" office:value="-5" calcext:value-type="float">
            <text:p>-5</text:p>
          </table:table-cell>
          <table:table-cell table:style-name="ce233" table:formula="of:=IF([.H8]=1;[.$R$4];IF([.H8]=2;[.$R$4];INDEX([.$D$3:.$D$12];[.H8])*[.M8]+INDEX([.$E$3:.$E$12];[.H8])))" office:value-type="float" office:value="-11" calcext:value-type="float">
            <text:p>-11</text:p>
          </table:table-cell>
          <table:table-cell table:style-name="ce233" table:formula="of:=IF([.H8]=1;[.$R$5];IF([.H8]=2;[.$R$5];INDEX([.$D$3:.$D$12];[.H8])*[.N8]+INDEX([.$E$3:.$E$12];[.H8])))" office:value-type="float" office:value="11" calcext:value-type="float">
            <text:p>11</text:p>
          </table:table-cell>
          <table:table-cell table:number-columns-repeated="3"/>
          <table:table-cell table:style-name="ce262" table:formula="of:=IF(ISBLANK([$Appartenance.H7]);&quot;&quot;;IF([$Appartenance.H7]=INDEX([$Données.$N$108:$Données.$N$127];[$Données.J109]);&quot;VRAI&quot;;&quot;FAUX&quot;))" office:value-type="string" office:string-value="VRAI" calcext:value-type="string">
            <text:p>VRAI</text:p>
          </table:table-cell>
          <table:table-cell table:style-name="ce346" table:formula="of:=IF(ISBLANK([$'Equation réduite'.C7]);&quot;&quot;;IF([$'Equation réduite'.C7]=INDEX([$Données.$I$66:$Données.$I$85];[$Données.J68]);&quot;VRAI&quot;;&quot;FAUX&quot;))">
            <text:p/>
          </table:table-cell>
          <table:table-cell table:style-name="ce262" table:formula="of:=IF(ISBLANK([$'Niveau 1'.B7]);&quot;&quot;;IF([$'Niveau 1'.B7]=[.I7];&quot;VRAI&quot;;&quot;FAUX&quot;))">
            <text:p/>
          </table:table-cell>
          <table:table-cell table:style-name="ce346" table:formula="of:=IF(ISBLANK([$'Niveau 2'.B7]);&quot;&quot;;IF([$'Niveau 2'.B7]=[.I20];&quot;VRAI&quot;;&quot;FAUX&quot;))">
            <text:p/>
          </table:table-cell>
          <table:table-cell table:style-name="ce346" table:formula="of:=IF(ISBLANK([$'Niveau 3'.B7]);&quot;&quot;;IF([$'Niveau 3'.B7]=[.K36];&quot;VRAI&quot;;&quot;FAUX&quot;))">
            <text:p/>
          </table:table-cell>
          <table:table-cell table:number-columns-repeated="40"/>
        </table:table-row>
        <table:table-row table:style-name="ro5">
          <table:table-cell table:style-name="ce231" office:value-type="float" office:value="0.704643681405172" calcext:value-type="float">
            <text:p>0,704643681405172</text:p>
          </table:table-cell>
          <table:table-cell table:style-name="ce231" office:value-type="float" office:value="7" calcext:value-type="float">
            <text:p>7</text:p>
          </table:table-cell>
          <table:table-cell table:style-name="ce242" office:value-type="string" calcext:value-type="string">
            <text:p>y=</text:p>
          </table:table-cell>
          <table:table-cell table:number-columns-repeated="2" table:style-name="ce231" office:value-type="float" office:value="-3" calcext:value-type="float">
            <text:p>-3</text:p>
          </table:table-cell>
          <table:table-cell table:style-name="ce231" table:formula="of:=IF([.A9]&lt;500000;&quot;+&quot;;&quot;-&quot;)" office:value-type="string" office:string-value="+" calcext:value-type="string">
            <text:p>+</text:p>
          </table:table-cell>
          <table:table-cell table:style-name="ce242" table:formula="of:=CONCATENATE([.C9];IF([.D9]=1;&quot;&quot;;IF([.D9]=-1;&quot;-&quot;;[.D9]));&quot;x&quot;;IF([.E9]&gt;0;&quot;+&quot;;&quot;&quot;);[.E9])" office:value-type="string" office:string-value="y=-3x-3" calcext:value-type="string">
            <text:p>y=-3x-3</text:p>
          </table:table-cell>
          <table:table-cell table:style-name="ce231" table:formula="of:=RANK([.A9];[.$A$3:.$A$12];0)" office:value-type="float" office:value="2" calcext:value-type="float">
            <text:p>2</text:p>
          </table:table-cell>
          <table:table-cell table:style-name="ce231" table:formula="of:=INDEX([.$G$3:.$G$12];[.H9])" office:value-type="string" office:string-value="x=4" calcext:value-type="string">
            <text:p>x=4</text:p>
          </table:table-cell>
          <table:table-cell table:style-name="ce264" table:number-columns-repeated="2"/>
          <table:table-cell/>
          <table:table-cell table:style-name="ce233" table:formula="of:=IF([.H9]=1;[.$D$3];IF([.H9]=2;[.$D$4];[.$R$2]))" office:value-type="float" office:value="4" calcext:value-type="float">
            <text:p>4</text:p>
          </table:table-cell>
          <table:table-cell table:style-name="ce233" table:formula="of:=IF([.H9]=1;[.$D$3];IF([.H9]=2;[.$D$4];[.$R$3]))" office:value-type="float" office:value="4" calcext:value-type="float">
            <text:p>4</text:p>
          </table:table-cell>
          <table:table-cell table:style-name="ce233" table:formula="of:=IF([.H9]=1;[.$R$4];IF([.H9]=2;[.$R$4];INDEX([.$D$3:.$D$12];[.H9])*[.M9]+INDEX([.$E$3:.$E$12];[.H9])))" office:value-type="float" office:value="-11" calcext:value-type="float">
            <text:p>-11</text:p>
          </table:table-cell>
          <table:table-cell table:style-name="ce233" table:formula="of:=IF([.H9]=1;[.$R$5];IF([.H9]=2;[.$R$5];INDEX([.$D$3:.$D$12];[.H9])*[.N9]+INDEX([.$E$3:.$E$12];[.H9])))" office:value-type="float" office:value="11" calcext:value-type="float">
            <text:p>11</text:p>
          </table:table-cell>
          <table:table-cell table:number-columns-repeated="3"/>
          <table:table-cell table:style-name="ce258" table:formula="of:=IF(ISBLANK([$Appartenance.H8]);&quot;&quot;;IF([$Appartenance.H8]=INDEX([$Données.$N$108:$Données.$N$127];[$Données.J110]);&quot;VRAI&quot;;&quot;FAUX&quot;))">
            <text:p/>
          </table:table-cell>
          <table:table-cell table:style-name="ce347" table:formula="of:=IF(ISBLANK([$'Equation réduite'.C8]);&quot;&quot;;IF([$'Equation réduite'.C8]=INDEX([$Données.$I$66:$Données.$I$85];[$Données.J69]);&quot;VRAI&quot;;&quot;FAUX&quot;))">
            <text:p/>
          </table:table-cell>
          <table:table-cell table:style-name="ce258"/>
          <table:table-cell table:style-name="ce347" table:number-columns-repeated="2"/>
          <table:table-cell table:number-columns-repeated="40"/>
        </table:table-row>
        <table:table-row table:style-name="ro5">
          <table:table-cell table:style-name="ce231" office:value-type="float" office:value="0.678852150818581" calcext:value-type="float">
            <text:p>0,678852150818581</text:p>
          </table:table-cell>
          <table:table-cell table:style-name="ce231" office:value-type="float" office:value="8" calcext:value-type="float">
            <text:p>8</text:p>
          </table:table-cell>
          <table:table-cell table:style-name="ce242" office:value-type="string" calcext:value-type="string">
            <text:p>y=</text:p>
          </table:table-cell>
          <table:table-cell table:number-columns-repeated="2" table:style-name="ce231" office:value-type="float" office:value="1" calcext:value-type="float">
            <text:p>1</text:p>
          </table:table-cell>
          <table:table-cell table:style-name="ce231" table:formula="of:=IF([.A10]&lt;500000;&quot;+&quot;;&quot;-&quot;)" office:value-type="string" office:string-value="+" calcext:value-type="string">
            <text:p>+</text:p>
          </table:table-cell>
          <table:table-cell table:style-name="ce242" table:formula="of:=CONCATENATE([.C10];IF([.D10]=1;&quot;&quot;;IF([.D10]=-1;&quot;-&quot;;[.D10]));&quot;x&quot;;IF([.E10]&gt;0;&quot;+&quot;;&quot;&quot;);[.E10])" office:value-type="string" office:string-value="y=x+1" calcext:value-type="string">
            <text:p>y=x+1</text:p>
          </table:table-cell>
          <table:table-cell table:style-name="ce231" table:formula="of:=RANK([.A10];[.$A$3:.$A$12];0)" office:value-type="float" office:value="3" calcext:value-type="float">
            <text:p>3</text:p>
          </table:table-cell>
          <table:table-cell table:style-name="ce231" table:formula="of:=INDEX([.$G$3:.$G$12];[.H10])" office:value-type="string" office:string-value="y=-5" calcext:value-type="string">
            <text:p>y=-5</text:p>
          </table:table-cell>
          <table:table-cell table:style-name="ce264" table:number-columns-repeated="2"/>
          <table:table-cell/>
          <table:table-cell table:style-name="ce233" table:formula="of:=IF([.H10]=1;[.$D$3];IF([.H10]=2;[.$D$4];[.$R$2]))" office:value-type="float" office:value="-11" calcext:value-type="float">
            <text:p>-11</text:p>
          </table:table-cell>
          <table:table-cell table:style-name="ce233" table:formula="of:=IF([.H10]=1;[.$D$3];IF([.H10]=2;[.$D$4];[.$R$3]))" office:value-type="float" office:value="11" calcext:value-type="float">
            <text:p>11</text:p>
          </table:table-cell>
          <table:table-cell table:style-name="ce233" table:formula="of:=IF([.H10]=1;[.$R$4];IF([.H10]=2;[.$R$4];INDEX([.$D$3:.$D$12];[.H10])*[.M10]+INDEX([.$E$3:.$E$12];[.H10])))" office:value-type="float" office:value="-5" calcext:value-type="float">
            <text:p>-5</text:p>
          </table:table-cell>
          <table:table-cell table:style-name="ce233" table:formula="of:=IF([.H10]=1;[.$R$5];IF([.H10]=2;[.$R$5];INDEX([.$D$3:.$D$12];[.H10])*[.N10]+INDEX([.$E$3:.$E$12];[.H10])))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62" table:formula="of:=IF(ISBLANK([$Appartenance.H9]);&quot;&quot;;IF([$Appartenance.H9]=INDEX([$Données.$N$128:$Données.$N$147];[$Données.J128]);&quot;VRAI&quot;;&quot;FAUX&quot;))">
            <text:p/>
          </table:table-cell>
          <table:table-cell table:style-name="ce346" table:formula="of:=IF(ISBLANK([$'Equation réduite'.C9]);&quot;&quot;;IF([$'Equation réduite'.C9]=INDEX([$Données.$I$66:$Données.$I$85];[$Données.J70]);&quot;VRAI&quot;;&quot;FAUX&quot;))">
            <text:p/>
          </table:table-cell>
          <table:table-cell table:style-name="ce262"/>
          <table:table-cell table:style-name="ce346" table:number-columns-repeated="2"/>
          <table:table-cell table:number-columns-repeated="40"/>
        </table:table-row>
        <table:table-row table:style-name="ro5">
          <table:table-cell table:style-name="ce231" office:value-type="float" office:value="0.612799196596478" calcext:value-type="float">
            <text:p>0,612799196596478</text:p>
          </table:table-cell>
          <table:table-cell table:style-name="ce231" office:value-type="float" office:value="9" calcext:value-type="float">
            <text:p>9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8" calcext:value-type="float">
            <text:p>8</text:p>
          </table:table-cell>
          <table:table-cell table:style-name="ce231" table:formula="of:=IF([.A11]&lt;500000;&quot;+&quot;;&quot;-&quot;)" office:value-type="string" office:string-value="+" calcext:value-type="string">
            <text:p>+</text:p>
          </table:table-cell>
          <table:table-cell table:style-name="ce242" table:formula="of:=CONCATENATE([.C11];IF([.D11]=1;&quot;&quot;;IF([.D11]=-1;&quot;-&quot;;[.D11]));&quot;x&quot;;IF([.E11]&gt;0;&quot;+&quot;;&quot;&quot;);[.E11])" office:value-type="string" office:string-value="y=2x+8" calcext:value-type="string">
            <text:p>y=2x+8</text:p>
          </table:table-cell>
          <table:table-cell table:style-name="ce231" table:formula="of:=RANK([.A11];[.$A$3:.$A$12];0)" office:value-type="float" office:value="4" calcext:value-type="float">
            <text:p>4</text:p>
          </table:table-cell>
          <table:table-cell table:style-name="ce231" table:formula="of:=INDEX([.$G$3:.$G$12];[.H11])" office:value-type="string" office:string-value="y=6" calcext:value-type="string">
            <text:p>y=6</text:p>
          </table:table-cell>
          <table:table-cell table:style-name="ce264" table:number-columns-repeated="2"/>
          <table:table-cell/>
          <table:table-cell table:style-name="ce233" table:formula="of:=IF([.H11]=1;[.$D$3];IF([.H11]=2;[.$D$4];[.$R$2]))" office:value-type="float" office:value="-11" calcext:value-type="float">
            <text:p>-11</text:p>
          </table:table-cell>
          <table:table-cell table:style-name="ce233" table:formula="of:=IF([.H11]=1;[.$D$3];IF([.H11]=2;[.$D$4];[.$R$3]))" office:value-type="float" office:value="11" calcext:value-type="float">
            <text:p>11</text:p>
          </table:table-cell>
          <table:table-cell table:style-name="ce233" table:formula="of:=IF([.H11]=1;[.$R$4];IF([.H11]=2;[.$R$4];INDEX([.$D$3:.$D$12];[.H11])*[.M11]+INDEX([.$E$3:.$E$12];[.H11])))" office:value-type="float" office:value="6" calcext:value-type="float">
            <text:p>6</text:p>
          </table:table-cell>
          <table:table-cell table:style-name="ce233" table:formula="of:=IF([.H11]=1;[.$R$5];IF([.H11]=2;[.$R$5];INDEX([.$D$3:.$D$12];[.H11])*[.N11]+INDEX([.$E$3:.$E$12];[.H11])))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58" table:formula="of:=IF(ISBLANK([$Appartenance.H10]);&quot;&quot;;IF([$Appartenance.H10]=INDEX([$Données.$N$128:$Données.$N$147];[$Données.J129]);&quot;VRAI&quot;;&quot;FAUX&quot;))">
            <text:p/>
          </table:table-cell>
          <table:table-cell table:style-name="ce347" table:formula="of:=IF(ISBLANK([$'Equation réduite'.C10]);&quot;&quot;;IF([$'Equation réduite'.C10]=INDEX([$Données.$I$66:$Données.$I$85];[$Données.J71]);&quot;VRAI&quot;;&quot;FAUX&quot;))">
            <text:p/>
          </table:table-cell>
          <table:table-cell table:style-name="ce258"/>
          <table:table-cell table:style-name="ce347" table:number-columns-repeated="2"/>
          <table:table-cell table:number-columns-repeated="40"/>
        </table:table-row>
        <table:table-row table:style-name="ro5">
          <table:table-cell table:style-name="ce231" office:value-type="float" office:value="0.0775351499354433" calcext:value-type="float">
            <text:p>0,077535149935443</text:p>
          </table:table-cell>
          <table:table-cell table:style-name="ce231" office:value-type="float" office:value="10" calcext:value-type="float">
            <text:p>10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float" office:value="-3" calcext:value-type="float">
            <text:p>-3</text:p>
          </table:table-cell>
          <table:table-cell table:style-name="ce231" table:formula="of:=IF([.A12]&lt;500000;&quot;+&quot;;&quot;-&quot;)" office:value-type="string" office:string-value="+" calcext:value-type="string">
            <text:p>+</text:p>
          </table:table-cell>
          <table:table-cell table:style-name="ce242" table:formula="of:=CONCATENATE([.C12];IF([.D12]=1;&quot;&quot;;IF([.D12]=-1;&quot;-&quot;;[.D12]));&quot;x&quot;;IF([.E12]&gt;0;&quot;+&quot;;&quot;&quot;);[.E12])" office:value-type="string" office:string-value="y=x-3" calcext:value-type="string">
            <text:p>y=x-3</text:p>
          </table:table-cell>
          <table:table-cell table:style-name="ce231" table:formula="of:=RANK([.A12];[.$A$3:.$A$12];0)" office:value-type="float" office:value="9" calcext:value-type="float">
            <text:p>9</text:p>
          </table:table-cell>
          <table:table-cell table:style-name="ce231" table:formula="of:=INDEX([.$G$3:.$G$12];[.H12])" office:value-type="string" office:string-value="y=2x+8" calcext:value-type="string">
            <text:p>y=2x+8</text:p>
          </table:table-cell>
          <table:table-cell table:style-name="ce264" table:number-columns-repeated="2"/>
          <table:table-cell/>
          <table:table-cell table:style-name="ce233" table:formula="of:=IF([.H12]=1;[.$D$3];IF([.H12]=2;[.$D$4];[.$R$2]))" office:value-type="float" office:value="-11" calcext:value-type="float">
            <text:p>-11</text:p>
          </table:table-cell>
          <table:table-cell table:style-name="ce233" table:formula="of:=IF([.H12]=1;[.$D$3];IF([.H12]=2;[.$D$4];[.$R$3]))" office:value-type="float" office:value="11" calcext:value-type="float">
            <text:p>11</text:p>
          </table:table-cell>
          <table:table-cell table:style-name="ce233" table:formula="of:=IF([.H12]=1;[.$R$4];IF([.H12]=2;[.$R$4];INDEX([.$D$3:.$D$12];[.H12])*[.M12]+INDEX([.$E$3:.$E$12];[.H12])))" office:value-type="float" office:value="-14" calcext:value-type="float">
            <text:p>-14</text:p>
          </table:table-cell>
          <table:table-cell table:style-name="ce233" table:formula="of:=IF([.H12]=1;[.$R$5];IF([.H12]=2;[.$R$5];INDEX([.$D$3:.$D$12];[.H12])*[.N12]+INDEX([.$E$3:.$E$12];[.H12])))" office:value-type="float" office:value="30" calcext:value-type="float">
            <text:p>30</text:p>
          </table:table-cell>
          <table:table-cell/>
          <table:table-cell table:style-name="Default" table:number-columns-repeated="2"/>
          <table:table-cell table:style-name="ce262" table:formula="of:=IF(ISBLANK([$Appartenance.H11]);&quot;&quot;;IF([$Appartenance.H11]=INDEX([$Données.$N$128:$Données.$N$147];[$Données.J130]);&quot;VRAI&quot;;&quot;FAUX&quot;))">
            <text:p/>
          </table:table-cell>
          <table:table-cell table:style-name="ce346" table:formula="of:=IF(ISBLANK([$'Equation réduite'.C11]);&quot;&quot;;IF([$'Equation réduite'.C11]=INDEX([$Données.$I$66:$Données.$I$85];[$Données.J72]);&quot;VRAI&quot;;&quot;FAUX&quot;))">
            <text:p/>
          </table:table-cell>
          <table:table-cell table:style-name="ce262"/>
          <table:table-cell table:style-name="ce346" table:number-columns-repeated="2"/>
          <table:table-cell table:number-columns-repeated="40"/>
        </table:table-row>
        <table:table-row table:style-name="ro5">
          <table:table-cell table:style-name="ce232" table:number-columns-repeated="2"/>
          <table:table-cell table:style-name="ce243" table:number-columns-repeated="3"/>
          <table:table-cell table:number-columns-repeated="12"/>
          <table:table-cell table:style-name="Default" table:number-columns-repeated="2"/>
          <table:table-cell table:style-name="ce258" table:formula="of:=IF(ISBLANK([$Appartenance.H12]);&quot;&quot;;IF([$Appartenance.H12]=INDEX([$Données.$N$128:$Données.$N$147];[$Données.J131]);&quot;VRAI&quot;;&quot;FAUX&quot;))">
            <text:p/>
          </table:table-cell>
          <table:table-cell table:style-name="ce347" table:formula="of:=IF(ISBLANK([$'Equation réduite'.C12]);&quot;&quot;;IF([$'Equation réduite'.C12]=INDEX([$Données.$I$66:$Données.$I$85];[$Données.J73]);&quot;VRAI&quot;;&quot;FAUX&quot;))">
            <text:p/>
          </table:table-cell>
          <table:table-cell table:style-name="ce258"/>
          <table:table-cell table:style-name="ce347" table:number-columns-repeated="2"/>
          <table:table-cell table:number-columns-repeated="40"/>
        </table:table-row>
        <table:table-row table:style-name="ro5">
          <table:table-cell table:style-name="ce232" table:number-columns-repeated="2"/>
          <table:table-cell table:style-name="ce243" table:number-columns-repeated="3"/>
          <table:table-cell table:number-columns-repeated="12"/>
          <table:table-cell table:style-name="Default" table:number-columns-repeated="2"/>
          <table:table-cell table:style-name="ce344" table:number-columns-repeated="3"/>
          <table:table-cell table:number-columns-repeated="42"/>
        </table:table-row>
        <table:table-row table:style-name="ro5">
          <table:table-cell table:style-name="ce298" office:value-type="string" calcext:value-type="string">
            <text:p>Aléatoire</text:p>
          </table:table-cell>
          <table:table-cell table:style-name="ce298" office:value-type="string" calcext:value-type="string">
            <text:p>Rang</text:p>
          </table:table-cell>
          <table:table-cell table:style-name="ce298" office:value-type="string" calcext:value-type="string">
            <text:p>Variable</text:p>
          </table:table-cell>
          <table:table-cell table:style-name="ce298" office:value-type="string" calcext:value-type="string">
            <text:p>a</text:p>
          </table:table-cell>
          <table:table-cell table:style-name="ce298" office:value-type="string" calcext:value-type="string">
            <text:p>b</text:p>
          </table:table-cell>
          <table:table-cell table:style-name="ce298" office:value-type="string" calcext:value-type="string">
            <text:p>Signe</text:p>
          </table:table-cell>
          <table:table-cell table:style-name="ce298" office:value-type="string" calcext:value-type="string">
            <text:p>Concaténation</text:p>
          </table:table-cell>
          <table:table-cell table:style-name="ce298" office:value-type="string" calcext:value-type="string">
            <text:p>Choix</text:p>
          </table:table-cell>
          <table:table-cell table:style-name="ce298" office:value-type="string" calcext:value-type="string">
            <text:p>Équa niv2</text:p>
          </table:table-cell>
          <table:table-cell table:style-name="ce295"/>
          <table:table-cell table:style-name="ce263"/>
          <table:table-cell/>
          <table:table-cell table:style-name="ce268" office:value-type="string" calcext:value-type="string">
            <text:p>x1</text:p>
          </table:table-cell>
          <table:table-cell table:style-name="ce268" office:value-type="string" calcext:value-type="string">
            <text:p>x2</text:p>
          </table:table-cell>
          <table:table-cell table:style-name="ce268" office:value-type="string" calcext:value-type="string">
            <text:p>y1</text:p>
          </table:table-cell>
          <table:table-cell table:style-name="ce268" office:value-type="string" calcext:value-type="string">
            <text:p>y2</text:p>
          </table:table-cell>
          <table:table-cell/>
          <table:table-cell table:style-name="Default" table:number-columns-repeated="2"/>
          <table:table-cell table:style-name="ce345" office:value-type="string" calcext:value-type="string" table:number-columns-spanned="5" table:number-rows-spanned="1">
            <text:p>Total</text:p>
          </table:table-cell>
          <table:covered-table-cell table:number-columns-repeated="2" table:style-name="ce348"/>
          <table:covered-table-cell table:number-columns-repeated="2"/>
          <table:table-cell table:number-columns-repeated="40"/>
        </table:table-row>
        <table:table-row table:style-name="ro5">
          <table:table-cell table:style-name="ce230" office:value-type="float" office:value="0.832501405983974" calcext:value-type="float">
            <text:p>0,832501405983974</text:p>
          </table:table-cell>
          <table:table-cell table:style-name="ce230" office:value-type="float" office:value="1" calcext:value-type="float">
            <text:p>1</text:p>
          </table:table-cell>
          <table:table-cell table:style-name="ce230" office:value-type="string" calcext:value-type="string">
            <text:p>x=</text:p>
          </table:table-cell>
          <table:table-cell table:style-name="ce230" office:value-type="float" office:value="4" calcext:value-type="float">
            <text:p>4</text:p>
          </table:table-cell>
          <table:table-cell table:style-name="ce230" table:number-columns-repeated="2"/>
          <table:table-cell table:style-name="ce230" table:formula="of:=CONCATENATE([.C16];[.D16])" office:value-type="string" office:string-value="x=4" calcext:value-type="string">
            <text:p>x=4</text:p>
          </table:table-cell>
          <table:table-cell table:style-name="ce230" table:formula="of:=RANK([.A16];[.$A$16:.$A$29];0)" office:value-type="float" office:value="2" calcext:value-type="float">
            <text:p>2</text:p>
          </table:table-cell>
          <table:table-cell table:style-name="ce230" table:formula="of:=INDEX([.$G$16:.$G$29];[.H16])" office:value-type="string" office:string-value="y=1" calcext:value-type="string">
            <text:p>y=1</text:p>
          </table:table-cell>
          <table:table-cell table:style-name="ce232"/>
          <table:table-cell table:style-name="ce264"/>
          <table:table-cell/>
          <table:table-cell table:style-name="ce233" table:formula="of:=IF([.H16]=1;[.$D$16];[.$R$2])" office:value-type="float" office:value="-11" calcext:value-type="float">
            <text:p>-11</text:p>
          </table:table-cell>
          <table:table-cell table:style-name="ce233" table:formula="of:=IF([.H16]=1;[.$D$16];[.$R$3])" office:value-type="float" office:value="11" calcext:value-type="float">
            <text:p>11</text:p>
          </table:table-cell>
          <table:table-cell table:style-name="ce233" table:formula="of:=IF([.H16]=1;[.$R$4];INDEX([.$D$16:.$D$29];[.H16])*[.M16]+INDEX([.$E$16:.$E$29];[.H16]))" office:value-type="float" office:value="1" calcext:value-type="float">
            <text:p>1</text:p>
          </table:table-cell>
          <table:table-cell table:style-name="ce233" table:formula="of:=IF([.H16]=1;[.$R$5];INDEX([.$D$16:.$D$29];[.H16])*[.N16]+INDEX([.$E$16:.$E$29];[.H16]))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62" table:formula="of:=IF(2*COUNTIF([.T4:.T13];&quot;VRAI&quot;)-COUNTIF([.T4:.T13];&quot;FAUX&quot;)&lt;0;0;2*COUNTIF([.T4:.T13];&quot;VRAI&quot;)-COUNTIF([.T4:.T13];&quot;FAUX&quot;))" office:value-type="float" office:value="10" calcext:value-type="float">
            <text:p>10</text:p>
          </table:table-cell>
          <table:table-cell table:style-name="ce262" table:formula="of:=IF(2*COUNTIF([.U4:.U13];&quot;VRAI&quot;)-COUNTIF([.U4:.U13];&quot;FAUX&quot;)&lt;0;0;2*COUNTIF([.U4:.U13];&quot;VRAI&quot;)-COUNTIF([.U4:.U13];&quot;FAUX&quot;))" office:value-type="float" office:value="0" calcext:value-type="float">
            <text:p>0</text:p>
          </table:table-cell>
          <table:table-cell table:style-name="ce262" table:formula="of:=IF(4*COUNTIF([.V4:.V13];&quot;VRAI&quot;)-2*COUNTIF([.V4:.V13];&quot;FAUX&quot;)&lt;0;0;4*COUNTIF([.V4:.V13];&quot;VRAI&quot;)-2*COUNTIF([.V4:.V13];&quot;FAUX&quot;))" office:value-type="float" office:value="0" calcext:value-type="float">
            <text:p>0</text:p>
          </table:table-cell>
          <table:table-cell table:style-name="ce262" table:formula="of:=IF(4*COUNTIF([.W4:.W13];&quot;VRAI&quot;)-2*COUNTIF([.W4:.W13];&quot;FAUX&quot;)&lt;0;0;4*COUNTIF([.W4:.W13];&quot;VRAI&quot;)-2*COUNTIF([.W4:.W13];&quot;FAUX&quot;))" office:value-type="float" office:value="0" calcext:value-type="float">
            <text:p>0</text:p>
          </table:table-cell>
          <table:table-cell table:style-name="ce262" table:formula="of:=IF(4*COUNTIF([.X4:.X13];&quot;VRAI&quot;)-2*COUNTIF([.X4:.X13];&quot;FAUX&quot;)&lt;0;0;4*COUNTIF([.X4:.X13];&quot;VRAI&quot;)-2*COUNTIF([.X4:.X13];&quot;FAUX&quot;))" office:value-type="float" office:value="0" calcext:value-type="float">
            <text:p>0</text:p>
          </table:table-cell>
          <table:table-cell table:number-columns-repeated="40"/>
        </table:table-row>
        <table:table-row table:style-name="ro5">
          <table:table-cell table:style-name="ce230" office:value-type="float" office:value="0.0985218962245907" calcext:value-type="float">
            <text:p>0,098521896224591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string" calcext:value-type="string">
            <text:p>y=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1" calcext:value-type="float">
            <text:p>1</text:p>
          </table:table-cell>
          <table:table-cell table:style-name="ce230"/>
          <table:table-cell table:style-name="ce230" table:formula="of:=CONCATENATE([.C17];[.E17])" office:value-type="string" office:string-value="y=1" calcext:value-type="string">
            <text:p>y=1</text:p>
          </table:table-cell>
          <table:table-cell table:style-name="ce230" table:formula="of:=RANK([.A17];[.$A$16:.$A$29];0)" office:value-type="float" office:value="10" calcext:value-type="float">
            <text:p>10</text:p>
          </table:table-cell>
          <table:table-cell table:style-name="ce230" table:formula="of:=INDEX([.$G$16:.$G$29];[.H17])" office:value-type="string" office:string-value="y=4x+8" calcext:value-type="string">
            <text:p>y=4x+8</text:p>
          </table:table-cell>
          <table:table-cell table:style-name="ce232"/>
          <table:table-cell table:style-name="ce264"/>
          <table:table-cell/>
          <table:table-cell table:style-name="ce233" table:formula="of:=IF([.H17]=1;[.$D$16];[.$R$2])" office:value-type="float" office:value="-11" calcext:value-type="float">
            <text:p>-11</text:p>
          </table:table-cell>
          <table:table-cell table:style-name="ce233" table:formula="of:=IF([.H17]=1;[.$D$16];[.$R$3])" office:value-type="float" office:value="11" calcext:value-type="float">
            <text:p>11</text:p>
          </table:table-cell>
          <table:table-cell table:style-name="ce233" table:formula="of:=IF([.H17]=1;[.$R$4];INDEX([.$D$16:.$D$29];[.H17])*[.M17]+INDEX([.$E$16:.$E$29];[.H17]))" office:value-type="float" office:value="-36" calcext:value-type="float">
            <text:p>-36</text:p>
          </table:table-cell>
          <table:table-cell table:style-name="ce233" table:formula="of:=IF([.H17]=1;[.$R$5];INDEX([.$D$16:.$D$29];[.H17])*[.N17]+INDEX([.$E$16:.$E$29];[.H17]))" office:value-type="float" office:value="52" calcext:value-type="float">
            <text:p>52</text:p>
          </table:table-cell>
          <table:table-cell/>
          <table:table-cell table:style-name="Default" table:number-columns-repeated="7"/>
          <table:table-cell table:number-columns-repeated="40"/>
        </table:table-row>
        <table:table-row table:style-name="ro5">
          <table:table-cell table:style-name="ce233" office:value-type="float" office:value="0.0942520149806332" calcext:value-type="float">
            <text:p>0,094252014980633</text:p>
          </table:table-cell>
          <table:table-cell table:style-name="ce233" office:value-type="float" office:value="3" calcext:value-type="float">
            <text:p>3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4" calcext:value-type="float">
            <text:p>-4</text:p>
          </table:table-cell>
          <table:table-cell table:style-name="ce231" office:value-type="float" office:value="5" calcext:value-type="float">
            <text:p>5</text:p>
          </table:table-cell>
          <table:table-cell table:style-name="ce231" table:formula="of:=IF([.A18]&lt;500000;&quot;+&quot;;&quot;-&quot;)" office:value-type="string" office:string-value="+" calcext:value-type="string">
            <text:p>+</text:p>
          </table:table-cell>
          <table:table-cell table:style-name="ce242" table:formula="of:=CONCATENATE([.C18];IF([.D18]=1;&quot;&quot;;IF([.D18]=-1;&quot;-&quot;;[.D18]));&quot;x&quot;;IF([.E18]&gt;0;&quot;+&quot;;&quot;&quot;);IF([.E18]&lt;&gt;0;[.E18];&quot;&quot;))" office:value-type="string" office:string-value="y=-4x+5" calcext:value-type="string">
            <text:p>y=-4x+5</text:p>
          </table:table-cell>
          <table:table-cell table:style-name="ce233" table:formula="of:=RANK([.A18];[.$A$16:.$A$29];0)" office:value-type="float" office:value="11" calcext:value-type="float">
            <text:p>11</text:p>
          </table:table-cell>
          <table:table-cell table:style-name="ce233" table:formula="of:=INDEX([.$G$16:.$G$29];[.H18])" office:value-type="string" office:string-value="y=5x-2" calcext:value-type="string">
            <text:p>y=5x-2</text:p>
          </table:table-cell>
          <table:table-cell table:style-name="ce264" table:number-columns-repeated="2"/>
          <table:table-cell/>
          <table:table-cell table:style-name="ce233" table:formula="of:=IF([.H18]=1;[.$D$16];[.$R$2])" office:value-type="float" office:value="-11" calcext:value-type="float">
            <text:p>-11</text:p>
          </table:table-cell>
          <table:table-cell table:style-name="ce233" table:formula="of:=IF([.H18]=1;[.$D$16];[.$R$3])" office:value-type="float" office:value="11" calcext:value-type="float">
            <text:p>11</text:p>
          </table:table-cell>
          <table:table-cell table:style-name="ce233" table:formula="of:=IF([.H18]=1;[.$R$4];INDEX([.$D$16:.$D$29];[.H18])*[.M18]+INDEX([.$E$16:.$E$29];[.H18]))" office:value-type="float" office:value="-57" calcext:value-type="float">
            <text:p>-57</text:p>
          </table:table-cell>
          <table:table-cell table:style-name="ce233" table:formula="of:=IF([.H18]=1;[.$R$5];INDEX([.$D$16:.$D$29];[.H18])*[.N18]+INDEX([.$E$16:.$E$29];[.H18]))" office:value-type="float" office:value="53" calcext:value-type="float">
            <text:p>53</text:p>
          </table:table-cell>
          <table:table-cell/>
          <table:table-cell table:style-name="Default" table:number-columns-repeated="7"/>
          <table:table-cell table:number-columns-repeated="40"/>
        </table:table-row>
        <table:table-row table:style-name="ro5">
          <table:table-cell table:style-name="ce233" office:value-type="float" office:value="0.0360059280859859" calcext:value-type="float">
            <text:p>0,036005928085986</text:p>
          </table:table-cell>
          <table:table-cell table:style-name="ce233" office:value-type="float" office:value="4" calcext:value-type="float">
            <text:p>4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4" calcext:value-type="float">
            <text:p>-4</text:p>
          </table:table-cell>
          <table:table-cell table:style-name="ce231" office:value-type="float" office:value="10" calcext:value-type="float">
            <text:p>10</text:p>
          </table:table-cell>
          <table:table-cell table:style-name="ce231" table:formula="of:=IF([.A19]&lt;500000;&quot;+&quot;;&quot;-&quot;)" office:value-type="string" office:string-value="+" calcext:value-type="string">
            <text:p>+</text:p>
          </table:table-cell>
          <table:table-cell table:style-name="ce242" table:formula="of:=CONCATENATE([.C19];IF([.D19]=1;&quot;&quot;;IF([.D19]=-1;&quot;-&quot;;[.D19]));&quot;x&quot;;IF([.E19]&gt;0;&quot;+&quot;;&quot;&quot;);IF([.E19]&lt;&gt;0;[.E19];&quot;&quot;))" office:value-type="string" office:string-value="y=-4x+10" calcext:value-type="string">
            <text:p>y=-4x+10</text:p>
          </table:table-cell>
          <table:table-cell table:style-name="ce233" table:formula="of:=RANK([.A19];[.$A$16:.$A$29];0)" office:value-type="float" office:value="13" calcext:value-type="float">
            <text:p>13</text:p>
          </table:table-cell>
          <table:table-cell table:style-name="ce262" table:formula="of:=INDEX([.$G$16:.$G$29];[.H19])" office:value-type="string" office:string-value="y=6x-20" calcext:value-type="string">
            <text:p>y=6x-20</text:p>
          </table:table-cell>
          <table:table-cell table:style-name="ce264" table:number-columns-repeated="2"/>
          <table:table-cell/>
          <table:table-cell table:style-name="ce233" table:formula="of:=IF([.H19]=1;[.$D$16];[.$R$2])" office:value-type="float" office:value="-11" calcext:value-type="float">
            <text:p>-11</text:p>
          </table:table-cell>
          <table:table-cell table:style-name="ce233" table:formula="of:=IF([.H19]=1;[.$D$16];[.$R$3])" office:value-type="float" office:value="11" calcext:value-type="float">
            <text:p>11</text:p>
          </table:table-cell>
          <table:table-cell table:style-name="ce233" table:formula="of:=IF([.H19]=1;[.$R$4];INDEX([.$D$16:.$D$29];[.H19])*[.M19]+INDEX([.$E$16:.$E$29];[.H19]))" office:value-type="float" office:value="-86" calcext:value-type="float">
            <text:p>-86</text:p>
          </table:table-cell>
          <table:table-cell table:style-name="ce233" table:formula="of:=IF([.H19]=1;[.$R$5];INDEX([.$D$16:.$D$29];[.H19])*[.N19]+INDEX([.$E$16:.$E$29];[.H19]))" office:value-type="float" office:value="46" calcext:value-type="float">
            <text:p>46</text:p>
          </table:table-cell>
          <table:table-cell/>
          <table:table-cell table:style-name="Default" table:number-columns-repeated="7"/>
          <table:table-cell table:number-columns-repeated="40"/>
        </table:table-row>
        <table:table-row table:style-name="ro5">
          <table:table-cell table:style-name="ce231" office:value-type="float" office:value="0.227439169857556" calcext:value-type="float">
            <text:p>0,227439169857556</text:p>
          </table:table-cell>
          <table:table-cell table:style-name="ce231" office:value-type="float" office:value="5" calcext:value-type="float">
            <text:p>5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3" calcext:value-type="float">
            <text:p>-3</text:p>
          </table:table-cell>
          <table:table-cell table:style-name="ce231" office:value-type="float" office:value="12" calcext:value-type="float">
            <text:p>12</text:p>
          </table:table-cell>
          <table:table-cell table:style-name="ce231" table:formula="of:=IF([.A20]&lt;500000;&quot;+&quot;;&quot;-&quot;)" office:value-type="string" office:string-value="+" calcext:value-type="string">
            <text:p>+</text:p>
          </table:table-cell>
          <table:table-cell table:style-name="ce242" table:formula="of:=CONCATENATE([.C20];IF([.D20]=1;&quot;&quot;;IF([.D20]=-1;&quot;-&quot;;[.D20]));&quot;x&quot;;IF([.E20]&gt;0;&quot;+&quot;;&quot;&quot;);IF([.E20]&lt;&gt;0;[.E20];&quot;&quot;))" office:value-type="string" office:string-value="y=-3x+12" calcext:value-type="string">
            <text:p>y=-3x+12</text:p>
          </table:table-cell>
          <table:table-cell table:style-name="ce231" table:formula="of:=RANK([.A20];[.$A$16:.$A$29];0)" office:value-type="float" office:value="8" calcext:value-type="float">
            <text:p>8</text:p>
          </table:table-cell>
          <table:table-cell table:style-name="ce231" table:formula="of:=INDEX([.$G$16:.$G$29];[.H20])" office:value-type="string" office:string-value="y=-7x+15" calcext:value-type="string">
            <text:p>y=-7x+15</text:p>
          </table:table-cell>
          <table:table-cell table:style-name="ce264" table:number-columns-repeated="2"/>
          <table:table-cell/>
          <table:table-cell table:style-name="ce233" table:formula="of:=IF([.H20]=1;[.$D$16];[.$R$2])" office:value-type="float" office:value="-11" calcext:value-type="float">
            <text:p>-11</text:p>
          </table:table-cell>
          <table:table-cell table:style-name="ce233" table:formula="of:=IF([.H20]=1;[.$D$16];[.$R$3])" office:value-type="float" office:value="11" calcext:value-type="float">
            <text:p>11</text:p>
          </table:table-cell>
          <table:table-cell table:style-name="ce233" table:formula="of:=IF([.H20]=1;[.$R$4];INDEX([.$D$16:.$D$29];[.H20])*[.M20]+INDEX([.$E$16:.$E$29];[.H20]))" office:value-type="float" office:value="92" calcext:value-type="float">
            <text:p>92</text:p>
          </table:table-cell>
          <table:table-cell table:style-name="ce233" table:formula="of:=IF([.H20]=1;[.$R$5];INDEX([.$D$16:.$D$29];[.H20])*[.N20]+INDEX([.$E$16:.$E$29];[.H20]))" office:value-type="float" office:value="-62" calcext:value-type="float">
            <text:p>-62</text:p>
          </table:table-cell>
          <table:table-cell/>
          <table:table-cell table:style-name="Default" table:number-columns-repeated="7"/>
          <table:table-cell table:number-columns-repeated="40"/>
        </table:table-row>
        <table:table-row table:style-name="ro5">
          <table:table-cell table:style-name="ce231" office:value-type="float" office:value="0.274990438405775" calcext:value-type="float">
            <text:p>0,274990438405775</text:p>
          </table:table-cell>
          <table:table-cell table:style-name="ce231" office:value-type="float" office:value="6" calcext:value-type="float">
            <text:p>6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4" calcext:value-type="float">
            <text:p>-4</text:p>
          </table:table-cell>
          <table:table-cell table:style-name="ce231" office:value-type="float" office:value="-1" calcext:value-type="float">
            <text:p>-1</text:p>
          </table:table-cell>
          <table:table-cell table:style-name="ce231" table:formula="of:=IF([.A21]&lt;500000;&quot;+&quot;;&quot;-&quot;)" office:value-type="string" office:string-value="+" calcext:value-type="string">
            <text:p>+</text:p>
          </table:table-cell>
          <table:table-cell table:style-name="ce242" table:formula="of:=CONCATENATE([.C21];IF([.D21]=1;&quot;&quot;;IF([.D21]=-1;&quot;-&quot;;[.D21]));&quot;x&quot;;IF([.E21]&gt;0;&quot;+&quot;;&quot;&quot;);IF([.E21]&lt;&gt;0;[.E21];&quot;&quot;))" office:value-type="string" office:string-value="y=-4x-1" calcext:value-type="string">
            <text:p>y=-4x-1</text:p>
          </table:table-cell>
          <table:table-cell table:style-name="ce231" table:formula="of:=RANK([.A21];[.$A$16:.$A$29];0)" office:value-type="float" office:value="7" calcext:value-type="float">
            <text:p>7</text:p>
          </table:table-cell>
          <table:table-cell table:style-name="ce231" table:formula="of:=INDEX([.$G$16:.$G$29];[.H21])" office:value-type="string" office:string-value="y=-5x-7" calcext:value-type="string">
            <text:p>y=-5x-7</text:p>
          </table:table-cell>
          <table:table-cell table:style-name="ce264" table:number-columns-repeated="2"/>
          <table:table-cell/>
          <table:table-cell table:style-name="ce233" table:formula="of:=IF([.H21]=1;[.$D$16];[.$R$2])" office:value-type="float" office:value="-11" calcext:value-type="float">
            <text:p>-11</text:p>
          </table:table-cell>
          <table:table-cell table:style-name="ce233" table:formula="of:=IF([.H21]=1;[.$D$16];[.$R$3])" office:value-type="float" office:value="11" calcext:value-type="float">
            <text:p>11</text:p>
          </table:table-cell>
          <table:table-cell table:style-name="ce233" table:formula="of:=IF([.H21]=1;[.$R$4];INDEX([.$D$16:.$D$29];[.H21])*[.M21]+INDEX([.$E$16:.$E$29];[.H21]))" office:value-type="float" office:value="48" calcext:value-type="float">
            <text:p>48</text:p>
          </table:table-cell>
          <table:table-cell table:style-name="ce233" table:formula="of:=IF([.H21]=1;[.$R$5];INDEX([.$D$16:.$D$29];[.H21])*[.N21]+INDEX([.$E$16:.$E$29];[.H21]))" office:value-type="float" office:value="-62" calcext:value-type="float">
            <text:p>-62</text:p>
          </table:table-cell>
          <table:table-cell/>
          <table:table-cell table:style-name="Default" table:number-columns-repeated="7"/>
          <table:table-cell table:number-columns-repeated="40"/>
        </table:table-row>
        <table:table-row table:style-name="ro5">
          <table:table-cell table:style-name="ce231" office:value-type="float" office:value="0.515563227129798" calcext:value-type="float">
            <text:p>0,515563227129798</text:p>
          </table:table-cell>
          <table:table-cell table:style-name="ce231" office:value-type="float" office:value="7" calcext:value-type="float">
            <text:p>7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5" calcext:value-type="float">
            <text:p>-5</text:p>
          </table:table-cell>
          <table:table-cell table:style-name="ce231" office:value-type="float" office:value="-7" calcext:value-type="float">
            <text:p>-7</text:p>
          </table:table-cell>
          <table:table-cell table:style-name="ce231" table:formula="of:=IF([.A22]&lt;500000;&quot;+&quot;;&quot;-&quot;)" office:value-type="string" office:string-value="+" calcext:value-type="string">
            <text:p>+</text:p>
          </table:table-cell>
          <table:table-cell table:style-name="ce242" table:formula="of:=CONCATENATE([.C22];IF([.D22]=1;&quot;&quot;;IF([.D22]=-1;&quot;-&quot;;[.D22]));&quot;x&quot;;IF([.E22]&gt;0;&quot;+&quot;;&quot;&quot;);IF([.E22]&lt;&gt;0;[.E22];&quot;&quot;))" office:value-type="string" office:string-value="y=-5x-7" calcext:value-type="string">
            <text:p>y=-5x-7</text:p>
          </table:table-cell>
          <table:table-cell table:style-name="ce231" table:formula="of:=RANK([.A22];[.$A$16:.$A$29];0)" office:value-type="float" office:value="5" calcext:value-type="float">
            <text:p>5</text:p>
          </table:table-cell>
          <table:table-cell table:style-name="ce231" table:formula="of:=INDEX([.$G$16:.$G$29];[.H22])" office:value-type="string" office:string-value="y=-3x+12" calcext:value-type="string">
            <text:p>y=-3x+12</text:p>
          </table:table-cell>
          <table:table-cell table:style-name="ce264" table:number-columns-repeated="2"/>
          <table:table-cell/>
          <table:table-cell table:style-name="ce233" table:formula="of:=IF([.H22]=1;[.$D$16];[.$R$2])" office:value-type="float" office:value="-11" calcext:value-type="float">
            <text:p>-11</text:p>
          </table:table-cell>
          <table:table-cell table:style-name="ce233" table:formula="of:=IF([.H22]=1;[.$D$16];[.$R$3])" office:value-type="float" office:value="11" calcext:value-type="float">
            <text:p>11</text:p>
          </table:table-cell>
          <table:table-cell table:style-name="ce233" table:formula="of:=IF([.H22]=1;[.$R$4];INDEX([.$D$16:.$D$29];[.H22])*[.M22]+INDEX([.$E$16:.$E$29];[.H22]))" office:value-type="float" office:value="45" calcext:value-type="float">
            <text:p>45</text:p>
          </table:table-cell>
          <table:table-cell table:style-name="ce233" table:formula="of:=IF([.H22]=1;[.$R$5];INDEX([.$D$16:.$D$29];[.H22])*[.N22]+INDEX([.$E$16:.$E$29];[.H22]))" office:value-type="float" office:value="-21" calcext:value-type="float">
            <text:p>-21</text:p>
          </table:table-cell>
          <table:table-cell/>
          <table:table-cell table:style-name="Default" table:number-columns-repeated="7"/>
          <table:table-cell table:number-columns-repeated="40"/>
        </table:table-row>
        <table:table-row table:style-name="ro5">
          <table:table-cell table:style-name="ce231" office:value-type="float" office:value="0.0323069492460022" calcext:value-type="float">
            <text:p>0,032306949246002</text:p>
          </table:table-cell>
          <table:table-cell table:style-name="ce231" office:value-type="float" office:value="8" calcext:value-type="float">
            <text:p>8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7" calcext:value-type="float">
            <text:p>-7</text:p>
          </table:table-cell>
          <table:table-cell table:style-name="ce231" office:value-type="float" office:value="15" calcext:value-type="float">
            <text:p>15</text:p>
          </table:table-cell>
          <table:table-cell table:style-name="ce231" table:formula="of:=IF([.A23]&lt;500000;&quot;+&quot;;&quot;-&quot;)" office:value-type="string" office:string-value="+" calcext:value-type="string">
            <text:p>+</text:p>
          </table:table-cell>
          <table:table-cell table:style-name="ce242" table:formula="of:=CONCATENATE([.C23];IF([.D23]=1;&quot;&quot;;IF([.D23]=-1;&quot;-&quot;;[.D23]));&quot;x&quot;;IF([.E23]&gt;0;&quot;+&quot;;&quot;&quot;);IF([.E23]&lt;&gt;0;[.E23];&quot;&quot;))" office:value-type="string" office:string-value="y=-7x+15" calcext:value-type="string">
            <text:p>y=-7x+15</text:p>
          </table:table-cell>
          <table:table-cell table:style-name="ce231" table:formula="of:=RANK([.A23];[.$A$16:.$A$29];0)" office:value-type="float" office:value="14" calcext:value-type="float">
            <text:p>14</text:p>
          </table:table-cell>
          <table:table-cell table:style-name="ce231" table:formula="of:=INDEX([.$G$16:.$G$29];[.H23])" office:value-type="string" office:string-value="y=5x-11" calcext:value-type="string">
            <text:p>y=5x-11</text:p>
          </table:table-cell>
          <table:table-cell table:style-name="ce264" table:number-columns-repeated="2"/>
          <table:table-cell/>
          <table:table-cell table:style-name="ce233" table:formula="of:=IF([.H23]=1;[.$D$16];[.$R$2])" office:value-type="float" office:value="-11" calcext:value-type="float">
            <text:p>-11</text:p>
          </table:table-cell>
          <table:table-cell table:style-name="ce233" table:formula="of:=IF([.H23]=1;[.$D$16];[.$R$3])" office:value-type="float" office:value="11" calcext:value-type="float">
            <text:p>11</text:p>
          </table:table-cell>
          <table:table-cell table:style-name="ce233" table:formula="of:=IF([.H23]=1;[.$R$4];INDEX([.$D$16:.$D$29];[.H23])*[.M23]+INDEX([.$E$16:.$E$29];[.H23]))" office:value-type="float" office:value="-66" calcext:value-type="float">
            <text:p>-66</text:p>
          </table:table-cell>
          <table:table-cell table:style-name="ce233" table:formula="of:=IF([.H23]=1;[.$R$5];INDEX([.$D$16:.$D$29];[.H23])*[.N23]+INDEX([.$E$16:.$E$29];[.H23]))" office:value-type="float" office:value="44" calcext:value-type="float">
            <text:p>44</text:p>
          </table:table-cell>
          <table:table-cell/>
          <table:table-cell table:style-name="Default" table:number-columns-repeated="7"/>
          <table:table-cell table:number-columns-repeated="40"/>
        </table:table-row>
        <table:table-row table:style-name="ro5">
          <table:table-cell table:style-name="ce231" office:value-type="float" office:value="0.952309622368625" calcext:value-type="float">
            <text:p>0,952309622368625</text:p>
          </table:table-cell>
          <table:table-cell table:style-name="ce231" office:value-type="float" office:value="9" calcext:value-type="float">
            <text:p>9</text:p>
          </table:table-cell>
          <table:table-cell table:style-name="ce242" office:value-type="string" calcext:value-type="string">
            <text:p>y=</text:p>
          </table:table-cell>
          <table:table-cell table:number-columns-repeated="2" table:style-name="ce231" office:value-type="float" office:value="5" calcext:value-type="float">
            <text:p>5</text:p>
          </table:table-cell>
          <table:table-cell table:style-name="ce231" table:formula="of:=IF([.A24]&lt;500000;&quot;+&quot;;&quot;-&quot;)" office:value-type="string" office:string-value="+" calcext:value-type="string">
            <text:p>+</text:p>
          </table:table-cell>
          <table:table-cell table:style-name="ce242" table:formula="of:=CONCATENATE([.C24];IF([.D24]=1;&quot;&quot;;IF([.D24]=-1;&quot;-&quot;;[.D24]));&quot;x&quot;;IF([.E24]&gt;0;&quot;+&quot;;&quot;&quot;);IF([.E24]&lt;&gt;0;[.E24];&quot;&quot;))" office:value-type="string" office:string-value="y=5x+5" calcext:value-type="string">
            <text:p>y=5x+5</text:p>
          </table:table-cell>
          <table:table-cell table:style-name="ce231" table:formula="of:=RANK([.A24];[.$A$16:.$A$29];0)" office:value-type="float" office:value="1" calcext:value-type="float">
            <text:p>1</text:p>
          </table:table-cell>
          <table:table-cell table:style-name="ce231" table:formula="of:=INDEX([.$G$16:.$G$29];[.H24])" office:value-type="string" office:string-value="x=4" calcext:value-type="string">
            <text:p>x=4</text:p>
          </table:table-cell>
          <table:table-cell table:style-name="ce264" table:number-columns-repeated="2"/>
          <table:table-cell/>
          <table:table-cell table:style-name="ce233" table:formula="of:=IF([.H24]=1;[.$D$16];[.$R$2])" office:value-type="float" office:value="4" calcext:value-type="float">
            <text:p>4</text:p>
          </table:table-cell>
          <table:table-cell table:style-name="ce233" table:formula="of:=IF([.H24]=1;[.$D$16];[.$R$3])" office:value-type="float" office:value="4" calcext:value-type="float">
            <text:p>4</text:p>
          </table:table-cell>
          <table:table-cell table:style-name="ce233" table:formula="of:=IF([.H24]=1;[.$R$4];INDEX([.$D$16:.$D$29];[.H24])*[.M24]+INDEX([.$E$16:.$E$29];[.H24]))" office:value-type="float" office:value="-11" calcext:value-type="float">
            <text:p>-11</text:p>
          </table:table-cell>
          <table:table-cell table:style-name="ce233" table:formula="of:=IF([.H24]=1;[.$R$5];INDEX([.$D$16:.$D$29];[.H24])*[.N24]+INDEX([.$E$16:.$E$29];[.H24]))" office:value-type="float" office:value="11" calcext:value-type="float">
            <text:p>11</text:p>
          </table:table-cell>
          <table:table-cell/>
          <table:table-cell table:style-name="Default" table:number-columns-repeated="7"/>
          <table:table-cell table:style-name="ce296" table:number-columns-repeated="3"/>
          <table:table-cell table:number-columns-repeated="37"/>
        </table:table-row>
        <table:table-row table:style-name="ro5">
          <table:table-cell table:style-name="ce231" office:value-type="float" office:value="0.0923574469221578" calcext:value-type="float">
            <text:p>0,092357446922158</text:p>
          </table:table-cell>
          <table:table-cell table:style-name="ce231" office:value-type="float" office:value="10" calcext:value-type="float">
            <text:p>10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4" calcext:value-type="float">
            <text:p>4</text:p>
          </table:table-cell>
          <table:table-cell table:style-name="ce231" office:value-type="float" office:value="8" calcext:value-type="float">
            <text:p>8</text:p>
          </table:table-cell>
          <table:table-cell table:style-name="ce231" table:formula="of:=IF([.A25]&lt;500000;&quot;+&quot;;&quot;-&quot;)" office:value-type="string" office:string-value="+" calcext:value-type="string">
            <text:p>+</text:p>
          </table:table-cell>
          <table:table-cell table:style-name="ce242" table:formula="of:=CONCATENATE([.C25];IF([.D25]=1;&quot;&quot;;IF([.D25]=-1;&quot;-&quot;;[.D25]));&quot;x&quot;;IF([.E25]&gt;0;&quot;+&quot;;&quot;&quot;);IF([.E25]&lt;&gt;0;[.E25];&quot;&quot;))" office:value-type="string" office:string-value="y=4x+8" calcext:value-type="string">
            <text:p>y=4x+8</text:p>
          </table:table-cell>
          <table:table-cell table:style-name="ce231" table:formula="of:=RANK([.A25];[.$A$16:.$A$29];0)" office:value-type="float" office:value="12" calcext:value-type="float">
            <text:p>12</text:p>
          </table:table-cell>
          <table:table-cell table:style-name="ce257" table:formula="of:=INDEX([.$G$16:.$G$29];[.H25])" office:value-type="string" office:string-value="y=4x-14" calcext:value-type="string">
            <text:p>y=4x-14</text:p>
          </table:table-cell>
          <table:table-cell table:style-name="ce264" table:number-columns-repeated="2"/>
          <table:table-cell/>
          <table:table-cell table:style-name="ce233" table:formula="of:=IF([.H25]=1;[.$D$16];[.$R$2])" office:value-type="float" office:value="-11" calcext:value-type="float">
            <text:p>-11</text:p>
          </table:table-cell>
          <table:table-cell table:style-name="ce233" table:formula="of:=IF([.H25]=1;[.$D$16];[.$R$3])" office:value-type="float" office:value="11" calcext:value-type="float">
            <text:p>11</text:p>
          </table:table-cell>
          <table:table-cell table:style-name="ce233" table:formula="of:=IF([.H25]=1;[.$R$4];INDEX([.$D$16:.$D$29];[.H25])*[.M25]+INDEX([.$E$16:.$E$29];[.H25]))" office:value-type="float" office:value="-58" calcext:value-type="float">
            <text:p>-58</text:p>
          </table:table-cell>
          <table:table-cell table:style-name="ce233" table:formula="of:=IF([.H25]=1;[.$R$5];INDEX([.$D$16:.$D$29];[.H25])*[.N25]+INDEX([.$E$16:.$E$29];[.H25]))" office:value-type="float" office:value="30" calcext:value-type="float">
            <text:p>30</text:p>
          </table:table-cell>
          <table:table-cell table:number-columns-repeated="48"/>
        </table:table-row>
        <table:table-row table:style-name="ro5">
          <table:table-cell table:style-name="ce231" office:value-type="float" office:value="0.803710792115178" calcext:value-type="float">
            <text:p>0,803710792115178</text:p>
          </table:table-cell>
          <table:table-cell table:style-name="ce231" office:value-type="float" office:value="11" calcext:value-type="float">
            <text:p>11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5" calcext:value-type="float">
            <text:p>5</text:p>
          </table:table-cell>
          <table:table-cell table:style-name="ce231" office:value-type="float" office:value="-2" calcext:value-type="float">
            <text:p>-2</text:p>
          </table:table-cell>
          <table:table-cell table:style-name="ce231" table:formula="of:=IF([.A26]&lt;500000;&quot;+&quot;;&quot;-&quot;)" office:value-type="string" office:string-value="+" calcext:value-type="string">
            <text:p>+</text:p>
          </table:table-cell>
          <table:table-cell table:style-name="ce242" table:formula="of:=CONCATENATE([.C26];IF([.D26]=1;&quot;&quot;;IF([.D26]=-1;&quot;-&quot;;[.D26]));&quot;x&quot;;IF([.E26]&gt;0;&quot;+&quot;;&quot;&quot;);IF([.E26]&lt;&gt;0;[.E26];&quot;&quot;))" office:value-type="string" office:string-value="y=5x-2" calcext:value-type="string">
            <text:p>y=5x-2</text:p>
          </table:table-cell>
          <table:table-cell table:style-name="ce231" table:formula="of:=RANK([.A26];[.$A$16:.$A$29];0)" office:value-type="float" office:value="3" calcext:value-type="float">
            <text:p>3</text:p>
          </table:table-cell>
          <table:table-cell table:style-name="ce231" table:formula="of:=INDEX([.$G$16:.$G$29];[.H26])" office:value-type="string" office:string-value="y=-4x+5" calcext:value-type="string">
            <text:p>y=-4x+5</text:p>
          </table:table-cell>
          <table:table-cell table:style-name="ce264" table:number-columns-repeated="2"/>
          <table:table-cell/>
          <table:table-cell table:style-name="ce233" table:formula="of:=IF([.H26]=1;[.$D$16];[.$R$2])" office:value-type="float" office:value="-11" calcext:value-type="float">
            <text:p>-11</text:p>
          </table:table-cell>
          <table:table-cell table:style-name="ce233" table:formula="of:=IF([.H26]=1;[.$D$16];[.$R$3])" office:value-type="float" office:value="11" calcext:value-type="float">
            <text:p>11</text:p>
          </table:table-cell>
          <table:table-cell table:style-name="ce233" table:formula="of:=IF([.H26]=1;[.$R$4];INDEX([.$D$16:.$D$29];[.H26])*[.M26]+INDEX([.$E$16:.$E$29];[.H26]))" office:value-type="float" office:value="49" calcext:value-type="float">
            <text:p>49</text:p>
          </table:table-cell>
          <table:table-cell table:style-name="ce233" table:formula="of:=IF([.H26]=1;[.$R$5];INDEX([.$D$16:.$D$29];[.H26])*[.N26]+INDEX([.$E$16:.$E$29];[.H26]))" office:value-type="float" office:value="-39" calcext:value-type="float">
            <text:p>-39</text:p>
          </table:table-cell>
          <table:table-cell table:number-columns-repeated="48"/>
        </table:table-row>
        <table:table-row table:style-name="ro5">
          <table:table-cell table:style-name="ce231" office:value-type="float" office:value="0.187706919302487" calcext:value-type="float">
            <text:p>0,187706919302487</text:p>
          </table:table-cell>
          <table:table-cell table:style-name="ce231" office:value-type="float" office:value="12" calcext:value-type="float">
            <text:p>12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4" calcext:value-type="float">
            <text:p>4</text:p>
          </table:table-cell>
          <table:table-cell table:style-name="ce231" office:value-type="float" office:value="-14" calcext:value-type="float">
            <text:p>-14</text:p>
          </table:table-cell>
          <table:table-cell table:style-name="ce231" table:formula="of:=IF([.A27]&lt;500000;&quot;+&quot;;&quot;-&quot;)" office:value-type="string" office:string-value="+" calcext:value-type="string">
            <text:p>+</text:p>
          </table:table-cell>
          <table:table-cell table:style-name="ce242" table:formula="of:=CONCATENATE([.C27];IF([.D27]=1;&quot;&quot;;IF([.D27]=-1;&quot;-&quot;;[.D27]));&quot;x&quot;;IF([.E27]&gt;0;&quot;+&quot;;&quot;&quot;);IF([.E27]&lt;&gt;0;[.E27];&quot;&quot;))" office:value-type="string" office:string-value="y=4x-14" calcext:value-type="string">
            <text:p>y=4x-14</text:p>
          </table:table-cell>
          <table:table-cell table:style-name="ce231" table:formula="of:=RANK([.A27];[.$A$16:.$A$29];0)" office:value-type="float" office:value="9" calcext:value-type="float">
            <text:p>9</text:p>
          </table:table-cell>
          <table:table-cell table:style-name="ce257" table:formula="of:=INDEX([.$G$16:.$G$29];[.H27])" office:value-type="string" office:string-value="y=5x+5" calcext:value-type="string">
            <text:p>y=5x+5</text:p>
          </table:table-cell>
          <table:table-cell table:style-name="ce264" table:number-columns-repeated="2"/>
          <table:table-cell/>
          <table:table-cell table:style-name="ce233" table:formula="of:=IF([.H27]=1;[.$D$16];[.$R$2])" office:value-type="float" office:value="-11" calcext:value-type="float">
            <text:p>-11</text:p>
          </table:table-cell>
          <table:table-cell table:style-name="ce233" table:formula="of:=IF([.H27]=1;[.$D$16];[.$R$3])" office:value-type="float" office:value="11" calcext:value-type="float">
            <text:p>11</text:p>
          </table:table-cell>
          <table:table-cell table:style-name="ce233" table:formula="of:=IF([.H27]=1;[.$R$4];INDEX([.$D$16:.$D$29];[.H27])*[.M27]+INDEX([.$E$16:.$E$29];[.H27]))" office:value-type="float" office:value="-50" calcext:value-type="float">
            <text:p>-50</text:p>
          </table:table-cell>
          <table:table-cell table:style-name="ce233" table:formula="of:=IF([.H27]=1;[.$R$5];INDEX([.$D$16:.$D$29];[.H27])*[.N27]+INDEX([.$E$16:.$E$29];[.H27]))" office:value-type="float" office:value="60" calcext:value-type="float">
            <text:p>60</text:p>
          </table:table-cell>
          <table:table-cell table:number-columns-repeated="48"/>
        </table:table-row>
        <table:table-row table:style-name="ro5">
          <table:table-cell table:style-name="ce231" office:value-type="float" office:value="0.317829853400485" calcext:value-type="float">
            <text:p>0,317829853400485</text:p>
          </table:table-cell>
          <table:table-cell table:style-name="ce231" office:value-type="float" office:value="13" calcext:value-type="float">
            <text:p>13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6" calcext:value-type="float">
            <text:p>6</text:p>
          </table:table-cell>
          <table:table-cell table:style-name="ce231" office:value-type="float" office:value="-20" calcext:value-type="float">
            <text:p>-20</text:p>
          </table:table-cell>
          <table:table-cell table:style-name="ce231" table:formula="of:=IF([.A28]&lt;500000;&quot;+&quot;;&quot;-&quot;)" office:value-type="string" office:string-value="+" calcext:value-type="string">
            <text:p>+</text:p>
          </table:table-cell>
          <table:table-cell table:style-name="ce242" table:formula="of:=CONCATENATE([.C28];IF([.D28]=1;&quot;&quot;;IF([.D28]=-1;&quot;-&quot;;[.D28]));&quot;x&quot;;IF([.E28]&gt;0;&quot;+&quot;;&quot;&quot;);IF([.E28]&lt;&gt;0;[.E28];&quot;&quot;))" office:value-type="string" office:string-value="y=6x-20" calcext:value-type="string">
            <text:p>y=6x-20</text:p>
          </table:table-cell>
          <table:table-cell table:style-name="ce231" table:formula="of:=RANK([.A28];[.$A$16:.$A$29];0)" office:value-type="float" office:value="6" calcext:value-type="float">
            <text:p>6</text:p>
          </table:table-cell>
          <table:table-cell table:style-name="ce231" table:formula="of:=INDEX([.$G$16:.$G$29];[.H28])" office:value-type="string" office:string-value="y=-4x-1" calcext:value-type="string">
            <text:p>y=-4x-1</text:p>
          </table:table-cell>
          <table:table-cell table:style-name="ce264" table:number-columns-repeated="2"/>
          <table:table-cell/>
          <table:table-cell table:style-name="ce233" table:formula="of:=IF([.H28]=1;[.$D$16];[.$R$2])" office:value-type="float" office:value="-11" calcext:value-type="float">
            <text:p>-11</text:p>
          </table:table-cell>
          <table:table-cell table:style-name="ce233" table:formula="of:=IF([.H28]=1;[.$D$16];[.$R$3])" office:value-type="float" office:value="11" calcext:value-type="float">
            <text:p>11</text:p>
          </table:table-cell>
          <table:table-cell table:style-name="ce233" table:formula="of:=IF([.H28]=1;[.$R$4];INDEX([.$D$16:.$D$29];[.H28])*[.M28]+INDEX([.$E$16:.$E$29];[.H28]))" office:value-type="float" office:value="43" calcext:value-type="float">
            <text:p>43</text:p>
          </table:table-cell>
          <table:table-cell table:style-name="ce233" table:formula="of:=IF([.H28]=1;[.$R$5];INDEX([.$D$16:.$D$29];[.H28])*[.N28]+INDEX([.$E$16:.$E$29];[.H28]))" office:value-type="float" office:value="-45" calcext:value-type="float">
            <text:p>-45</text:p>
          </table:table-cell>
          <table:table-cell table:number-columns-repeated="48"/>
        </table:table-row>
        <table:table-row table:style-name="ro5">
          <table:table-cell table:style-name="ce231" office:value-type="float" office:value="0.655715419687377" calcext:value-type="float">
            <text:p>0,655715419687377</text:p>
          </table:table-cell>
          <table:table-cell table:style-name="ce231" office:value-type="float" office:value="14" calcext:value-type="float">
            <text:p>14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5" calcext:value-type="float">
            <text:p>5</text:p>
          </table:table-cell>
          <table:table-cell table:style-name="ce231" office:value-type="float" office:value="-11" calcext:value-type="float">
            <text:p>-11</text:p>
          </table:table-cell>
          <table:table-cell table:style-name="ce231" table:formula="of:=IF([.A29]&lt;500000;&quot;+&quot;;&quot;-&quot;)" office:value-type="string" office:string-value="+" calcext:value-type="string">
            <text:p>+</text:p>
          </table:table-cell>
          <table:table-cell table:style-name="ce242" table:formula="of:=CONCATENATE([.C29];IF([.D29]=1;&quot;&quot;;IF([.D29]=-1;&quot;-&quot;;[.D29]));&quot;x&quot;;IF([.E29]&gt;0;&quot;+&quot;;&quot;&quot;);IF([.E29]&lt;&gt;0;[.E29];&quot;&quot;))" office:value-type="string" office:string-value="y=5x-11" calcext:value-type="string">
            <text:p>y=5x-11</text:p>
          </table:table-cell>
          <table:table-cell table:style-name="ce231" table:formula="of:=RANK([.A29];[.$A$16:.$A$29];0)" office:value-type="float" office:value="4" calcext:value-type="float">
            <text:p>4</text:p>
          </table:table-cell>
          <table:table-cell table:style-name="ce231" table:formula="of:=INDEX([.$G$16:.$G$29];[.H29])" office:value-type="string" office:string-value="y=-4x+10" calcext:value-type="string">
            <text:p>y=-4x+10</text:p>
          </table:table-cell>
          <table:table-cell table:style-name="ce264" table:number-columns-repeated="2"/>
          <table:table-cell/>
          <table:table-cell table:style-name="ce233" table:formula="of:=IF([.H29]=1;[.$D$16];[.$R$2])" office:value-type="float" office:value="-11" calcext:value-type="float">
            <text:p>-11</text:p>
          </table:table-cell>
          <table:table-cell table:style-name="ce233" table:formula="of:=IF([.H29]=1;[.$D$16];[.$R$3])" office:value-type="float" office:value="11" calcext:value-type="float">
            <text:p>11</text:p>
          </table:table-cell>
          <table:table-cell table:style-name="ce233" table:formula="of:=IF([.H29]=1;[.$R$4];INDEX([.$D$16:.$D$29];[.H29])*[.M29]+INDEX([.$E$16:.$E$29];[.H29]))" office:value-type="float" office:value="54" calcext:value-type="float">
            <text:p>54</text:p>
          </table:table-cell>
          <table:table-cell table:style-name="ce233" table:formula="of:=IF([.H29]=1;[.$R$5];INDEX([.$D$16:.$D$29];[.H29])*[.N29]+INDEX([.$E$16:.$E$29];[.H29]))" office:value-type="float" office:value="-34" calcext:value-type="float">
            <text:p>-34</text:p>
          </table:table-cell>
          <table:table-cell table:number-columns-repeated="48"/>
        </table:table-row>
        <table:table-row table:style-name="ro5">
          <table:table-cell table:number-columns-repeated="21"/>
          <table:table-cell table:style-name="ce298" office:value-type="string" calcext:value-type="string">
            <text:p>Dénom</text:p>
          </table:table-cell>
          <table:table-cell table:number-columns-repeated="2" table:style-name="ce298" office:value-type="string" calcext:value-type="string">
            <text:p>Fraction</text:p>
          </table:table-cell>
          <table:table-cell table:number-columns-repeated="40"/>
        </table:table-row>
        <table:table-row table:style-name="ro5">
          <table:table-cell table:style-name="ce298" office:value-type="string" calcext:value-type="string">
            <text:p>Aléatoire</text:p>
          </table:table-cell>
          <table:table-cell table:style-name="ce298" office:value-type="string" calcext:value-type="string">
            <text:p>Rang</text:p>
          </table:table-cell>
          <table:table-cell table:style-name="ce298" office:value-type="string" calcext:value-type="string">
            <text:p>Variable</text:p>
          </table:table-cell>
          <table:table-cell table:style-name="ce298" office:value-type="string" calcext:value-type="string">
            <text:p>a num</text:p>
          </table:table-cell>
          <table:table-cell table:style-name="ce298" office:value-type="string" calcext:value-type="string">
            <text:p>a dénom</text:p>
          </table:table-cell>
          <table:table-cell table:style-name="ce298" office:value-type="string" calcext:value-type="string">
            <text:p>b num</text:p>
          </table:table-cell>
          <table:table-cell table:style-name="ce298" office:value-type="string" calcext:value-type="string">
            <text:p>b dénom</text:p>
          </table:table-cell>
          <table:table-cell table:style-name="ce298" office:value-type="string" calcext:value-type="string">
            <text:p>Signe</text:p>
          </table:table-cell>
          <table:table-cell table:style-name="ce298" office:value-type="string" calcext:value-type="string">
            <text:p>Concaténation</text:p>
          </table:table-cell>
          <table:table-cell table:style-name="ce298" office:value-type="string" calcext:value-type="string">
            <text:p>Choix</text:p>
          </table:table-cell>
          <table:table-cell table:style-name="ce298" office:value-type="string" calcext:value-type="string">
            <text:p>Équa niv3</text:p>
          </table:table-cell>
          <table:table-cell/>
          <table:table-cell table:style-name="ce268" office:value-type="string" calcext:value-type="string">
            <text:p>x1</text:p>
          </table:table-cell>
          <table:table-cell table:style-name="ce268" office:value-type="string" calcext:value-type="string">
            <text:p>x2</text:p>
          </table:table-cell>
          <table:table-cell table:style-name="ce268" office:value-type="string" calcext:value-type="string">
            <text:p>y1</text:p>
          </table:table-cell>
          <table:table-cell table:style-name="ce268" office:value-type="string" calcext:value-type="string">
            <text:p>y2</text:p>
          </table:table-cell>
          <table:table-cell/>
          <table:table-cell table:style-name="ce298" office:value-type="string" calcext:value-type="string">
            <text:p>Num</text:p>
          </table:table-cell>
          <table:table-cell table:style-name="ce298" office:value-type="string" calcext:value-type="string">
            <text:p>Dénom</text:p>
          </table:table-cell>
          <table:table-cell table:style-name="ce298" office:value-type="string" calcext:value-type="string">
            <text:p>PGCD</text:p>
          </table:table-cell>
          <table:table-cell table:style-name="ce298" office:value-type="string" calcext:value-type="string">
            <text:p>Num simp</text:p>
          </table:table-cell>
          <table:table-cell table:number-columns-repeated="3" table:style-name="ce298" office:value-type="string" calcext:value-type="string">
            <text:p>simp</text:p>
          </table:table-cell>
          <table:table-cell table:number-columns-repeated="40"/>
        </table:table-row>
        <table:table-row table:style-name="ro5">
          <table:table-cell table:style-name="ce230" office:value-type="float" office:value="0.480105680388954" calcext:value-type="float">
            <text:p>0,480105680388954</text:p>
          </table:table-cell>
          <table:table-cell table:style-name="ce230" office:value-type="float" office:value="1" calcext:value-type="float">
            <text:p>1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2]" office:value-type="float" office:value="6" calcext:value-type="float">
            <text:p>6</text:p>
          </table:table-cell>
          <table:table-cell table:style-name="ce230" table:formula="of:=[.V32]" office:value-type="float" office:value="11" calcext:value-type="float">
            <text:p>11</text:p>
          </table:table-cell>
          <table:table-cell table:style-name="ce258" office:value-type="float" office:value="7" calcext:value-type="float">
            <text:p>7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2]&gt;0;&quot;+&quot;;&quot;-&quot;)" office:value-type="string" office:string-value="+" calcext:value-type="string">
            <text:p>+</text:p>
          </table:table-cell>
          <table:table-cell table:style-name="ce230" table:formula="of:=CONCATENATE([.C32];IF(OR([.D32]=0;[.D32]=1);&quot;&quot;;IF([.D32]=-1;&quot;-&quot;;[.D32]));IF(AND([.D32]=0;[.F32]&lt;&gt;0);&quot;&quot;;IF([.E32]=1;&quot;x&quot;;&quot;x/&quot;));IF([.E32]=1;&quot;&quot;;[.E32]);IF(AND([.D32]&lt;&gt;0;ABS([.F32])&lt;&gt;0);[.H32];&quot;&quot;);IF([.F32]&lt;&gt;0;ABS([.F32]);&quot;&quot;))" office:value-type="string" office:string-value="y=6x/11+7" calcext:value-type="string">
            <text:p>y=6x/11+7</text:p>
          </table:table-cell>
          <table:table-cell table:style-name="ce230" table:formula="of:=RANK([.A32];[.$A$32:.$A$51];0)" office:value-type="float" office:value="11" calcext:value-type="float">
            <text:p>11</text:p>
          </table:table-cell>
          <table:table-cell table:style-name="ce230" table:formula="of:=INDEX([.$I$32:.$I$51];[.J32])" office:value-type="string" office:string-value="y=8x/9+3" calcext:value-type="string">
            <text:p>y=8x/9+3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2])*[.M32]/INDEX([.$E$32:.$E$51];[.J32])+IF(INDEX([.$H$32:.$H$51];[.J32])=&quot;-&quot;;-1;1)*INDEX([.$F$32:.$F$51];[.J32])/INDEX([.$G$32:.$G$51];[.J32])" office:value-type="float" office:value="-6.77777777777778" calcext:value-type="float">
            <text:p>-6,77777777777778</text:p>
          </table:table-cell>
          <table:table-cell table:style-name="ce230" table:formula="of:=INDEX([.$D$32:.$D$51];[.J32])*[.N32]/INDEX([.$E$32:.$E$51];[.J32])+IF(INDEX([.$H$32:.$H$51];[.J32])=&quot;-&quot;;-1;1)*INDEX([.$F$32:.$F$51];[.J32])/INDEX([.$G$32:.$G$51];[.J32])" office:value-type="float" office:value="12.7777777777778" calcext:value-type="float">
            <text:p>12,7777777777778</text:p>
          </table:table-cell>
          <table:table-cell/>
          <table:table-cell table:style-name="ce233" table:formula="of:=[.E54]-[.C54]" office:value-type="float" office:value="6" calcext:value-type="float">
            <text:p>6</text:p>
          </table:table-cell>
          <table:table-cell table:style-name="ce233" table:formula="of:=[.D54]-[.B54]" office:value-type="float" office:value="11" calcext:value-type="float">
            <text:p>11</text:p>
          </table:table-cell>
          <table:table-cell table:style-name="ce262" table:formula="of:=GCD(ABS([.R32]);ABS([.S32]))" office:value-type="float" office:value="1" calcext:value-type="float">
            <text:p>1</text:p>
          </table:table-cell>
          <table:table-cell table:style-name="ce262" table:formula="of:=[.R32]/[.T32]" office:value-type="float" office:value="6" calcext:value-type="float">
            <text:p>6</text:p>
          </table:table-cell>
          <table:table-cell table:style-name="ce262" table:formula="of:=[.S32]/[.T32]" office:value-type="float" office:value="11" calcext:value-type="float">
            <text:p>11</text:p>
          </table:table-cell>
          <table:table-cell table:style-name="ce289" table:formula="of:=[.U32]/[.V32]" office:value-type="float" office:value="0.545454545454545" calcext:value-type="float">
            <text:p><text:s/>6/11</text:p>
          </table:table-cell>
          <table:table-cell table:style-name="ce289" table:formula="of:=IF([.D32]=0;&quot;0&quot;;(IF([.D32]=[.E32];&quot;1&quot;;(IF([.D32]=-[.E32];&quot;-1&quot;;IF([.E32]=1;TEXT([.D32];10);[.W32]))))))" office:value-type="float" office:value="0.545454545454545" calcext:value-type="float">
            <text:p><text:s/>6/11</text:p>
          </table:table-cell>
          <table:table-cell table:number-columns-repeated="40"/>
        </table:table-row>
        <table:table-row table:style-name="ro5">
          <table:table-cell table:style-name="ce230" office:value-type="float" office:value="0.419831552687209" calcext:value-type="float">
            <text:p>0,419831552687209</text:p>
          </table:table-cell>
          <table:table-cell table:style-name="ce230" office:value-type="float" office:value="2" calcext:value-type="float">
            <text:p>2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3]" office:value-type="float" office:value="7" calcext:value-type="float">
            <text:p>7</text:p>
          </table:table-cell>
          <table:table-cell table:style-name="ce230" table:formula="of:=[.V33]" office:value-type="float" office:value="13" calcext:value-type="float">
            <text:p>13</text:p>
          </table:table-cell>
          <table:table-cell table:style-name="ce258" office:value-type="float" office:value="8" calcext:value-type="float">
            <text:p>8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3]&gt;0;&quot;+&quot;;&quot;-&quot;)" office:value-type="string" office:string-value="+" calcext:value-type="string">
            <text:p>+</text:p>
          </table:table-cell>
          <table:table-cell table:style-name="ce230" table:formula="of:=CONCATENATE([.C33];IF(OR([.D33]=0;[.D33]=1);&quot;&quot;;IF([.D33]=-1;&quot;-&quot;;[.D33]));IF(AND([.D33]=0;[.F33]&lt;&gt;0);&quot;&quot;;IF([.E33]=1;&quot;x&quot;;&quot;x/&quot;));IF([.E33]=1;&quot;&quot;;[.E33]);IF(AND([.D33]&lt;&gt;0;ABS([.F33])&lt;&gt;0);[.H33];&quot;&quot;);IF([.F33]&lt;&gt;0;ABS([.F33]);&quot;&quot;))" office:value-type="string" office:string-value="y=7x/13+8" calcext:value-type="string">
            <text:p>y=7x/13+8</text:p>
          </table:table-cell>
          <table:table-cell table:style-name="ce230" table:formula="of:=RANK([.A33];[.$A$32:.$A$51];0)" office:value-type="float" office:value="13" calcext:value-type="float">
            <text:p>13</text:p>
          </table:table-cell>
          <table:table-cell table:style-name="ce258" table:formula="of:=INDEX([.$I$32:.$I$51];[.J33])" office:value-type="string" office:string-value="y=-2x+4" calcext:value-type="string">
            <text:p>y=-2x+4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3])*[.M33]/INDEX([.$E$32:.$E$51];[.J33])+IF(INDEX([.$H$32:.$H$51];[.J33])=&quot;-&quot;;-1;1)*INDEX([.$F$32:.$F$51];[.J33])/INDEX([.$G$32:.$G$51];[.J33])" office:value-type="float" office:value="26" calcext:value-type="float">
            <text:p>26</text:p>
          </table:table-cell>
          <table:table-cell table:style-name="ce230" table:formula="of:=INDEX([.$D$32:.$D$51];[.J33])*[.N33]/INDEX([.$E$32:.$E$51];[.J33])+IF(INDEX([.$H$32:.$H$51];[.J33])=&quot;-&quot;;-1;1)*INDEX([.$F$32:.$F$51];[.J33])/INDEX([.$G$32:.$G$51];[.J33])" office:value-type="float" office:value="-18" calcext:value-type="float">
            <text:p>-18</text:p>
          </table:table-cell>
          <table:table-cell/>
          <table:table-cell table:style-name="ce233" table:formula="of:=[.E55]-[.C55]" office:value-type="float" office:value="7" calcext:value-type="float">
            <text:p>7</text:p>
          </table:table-cell>
          <table:table-cell table:style-name="ce233" table:formula="of:=[.D55]-[.B55]" office:value-type="float" office:value="13" calcext:value-type="float">
            <text:p>13</text:p>
          </table:table-cell>
          <table:table-cell table:style-name="ce262" table:formula="of:=GCD(ABS([.R33]);ABS([.S33]))" office:value-type="float" office:value="1" calcext:value-type="float">
            <text:p>1</text:p>
          </table:table-cell>
          <table:table-cell table:style-name="ce262" table:formula="of:=[.R33]/[.T33]" office:value-type="float" office:value="7" calcext:value-type="float">
            <text:p>7</text:p>
          </table:table-cell>
          <table:table-cell table:style-name="ce262" table:formula="of:=[.S33]/[.T33]" office:value-type="float" office:value="13" calcext:value-type="float">
            <text:p>13</text:p>
          </table:table-cell>
          <table:table-cell table:style-name="ce289" table:formula="of:=[.U33]/[.V33]" office:value-type="float" office:value="0.538461538461538" calcext:value-type="float">
            <text:p><text:s/>7/13</text:p>
          </table:table-cell>
          <table:table-cell table:style-name="ce289" table:formula="of:=IF([.D33]=0;&quot;0&quot;;(IF([.D33]=[.E33];&quot;1&quot;;(IF([.D33]=-[.E33];&quot;-1&quot;;IF([.E33]=1;TEXT([.D33];10);[.W33]))))))" office:value-type="float" office:value="0.538461538461538" calcext:value-type="float">
            <text:p><text:s/>7/13</text:p>
          </table:table-cell>
          <table:table-cell table:number-columns-repeated="40"/>
        </table:table-row>
        <table:table-row table:style-name="ro5">
          <table:table-cell table:style-name="ce230" office:value-type="float" office:value="0.75543393481349" calcext:value-type="float">
            <text:p>0,75543393481349</text:p>
          </table:table-cell>
          <table:table-cell table:style-name="ce230" office:value-type="float" office:value="3" calcext:value-type="float">
            <text:p>3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4]" office:value-type="float" office:value="-7" calcext:value-type="float">
            <text:p>-7</text:p>
          </table:table-cell>
          <table:table-cell table:style-name="ce230" table:formula="of:=[.V34]" office:value-type="float" office:value="12" calcext:value-type="float">
            <text:p>12</text:p>
          </table:table-cell>
          <table:table-cell table:style-name="ce258" office:value-type="float" office:value="8" calcext:value-type="float">
            <text:p>8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4]&gt;0;&quot;+&quot;;&quot;-&quot;)" office:value-type="string" office:string-value="+" calcext:value-type="string">
            <text:p>+</text:p>
          </table:table-cell>
          <table:table-cell table:style-name="ce230" table:formula="of:=CONCATENATE([.C34];IF(OR([.D34]=0;[.D34]=1);&quot;&quot;;IF([.D34]=-1;&quot;-&quot;;[.D34]));IF(AND([.D34]=0;[.F34]&lt;&gt;0);&quot;&quot;;IF([.E34]=1;&quot;x&quot;;&quot;x/&quot;));IF([.E34]=1;&quot;&quot;;[.E34]);IF(AND([.D34]&lt;&gt;0;ABS([.F34])&lt;&gt;0);[.H34];&quot;&quot;);IF([.F34]&lt;&gt;0;ABS([.F34]);&quot;&quot;))" office:value-type="string" office:string-value="y=-7x/12+8" calcext:value-type="string">
            <text:p>y=-7x/12+8</text:p>
          </table:table-cell>
          <table:table-cell table:style-name="ce230" table:formula="of:=RANK([.A34];[.$A$32:.$A$51];0)" office:value-type="float" office:value="4" calcext:value-type="float">
            <text:p>4</text:p>
          </table:table-cell>
          <table:table-cell table:style-name="ce230" table:formula="of:=INDEX([.$I$32:.$I$51];[.J34])" office:value-type="string" office:string-value="y=-x/4+2" calcext:value-type="string">
            <text:p>y=-x/4+2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4])*[.M34]/INDEX([.$E$32:.$E$51];[.J34])+IF(INDEX([.$H$32:.$H$51];[.J34])=&quot;-&quot;;-1;1)*INDEX([.$F$32:.$F$51];[.J34])/INDEX([.$G$32:.$G$51];[.J34])" office:value-type="float" office:value="4.75" calcext:value-type="float">
            <text:p>4,75</text:p>
          </table:table-cell>
          <table:table-cell table:style-name="ce230" table:formula="of:=INDEX([.$D$32:.$D$51];[.J34])*[.N34]/INDEX([.$E$32:.$E$51];[.J34])+IF(INDEX([.$H$32:.$H$51];[.J34])=&quot;-&quot;;-1;1)*INDEX([.$F$32:.$F$51];[.J34])/INDEX([.$G$32:.$G$51];[.J34])" office:value-type="float" office:value="-0.75" calcext:value-type="float">
            <text:p>-0,75</text:p>
          </table:table-cell>
          <table:table-cell/>
          <table:table-cell table:style-name="ce233" table:formula="of:=[.E56]-[.C56]" office:value-type="float" office:value="-7" calcext:value-type="float">
            <text:p>-7</text:p>
          </table:table-cell>
          <table:table-cell table:style-name="ce233" table:formula="of:=[.D56]-[.B56]" office:value-type="float" office:value="12" calcext:value-type="float">
            <text:p>12</text:p>
          </table:table-cell>
          <table:table-cell table:style-name="ce262" table:formula="of:=GCD(ABS([.R34]);ABS([.S34]))" office:value-type="float" office:value="1" calcext:value-type="float">
            <text:p>1</text:p>
          </table:table-cell>
          <table:table-cell table:style-name="ce262" table:formula="of:=[.R34]/[.T34]" office:value-type="float" office:value="-7" calcext:value-type="float">
            <text:p>-7</text:p>
          </table:table-cell>
          <table:table-cell table:style-name="ce262" table:formula="of:=[.S34]/[.T34]" office:value-type="float" office:value="12" calcext:value-type="float">
            <text:p>12</text:p>
          </table:table-cell>
          <table:table-cell table:style-name="ce289" table:formula="of:=[.U34]/[.V34]" office:value-type="float" office:value="-0.583333333333333" calcext:value-type="float">
            <text:p>- 7/12</text:p>
          </table:table-cell>
          <table:table-cell table:style-name="ce289" table:formula="of:=IF([.D34]=0;&quot;0&quot;;(IF([.D34]=[.E34];&quot;1&quot;;(IF([.D34]=-[.E34];&quot;-1&quot;;IF([.E34]=1;TEXT([.D34];10);[.W34]))))))" office:value-type="float" office:value="-0.583333333333333" calcext:value-type="float">
            <text:p>- 7/12</text:p>
          </table:table-cell>
          <table:table-cell table:number-columns-repeated="40"/>
        </table:table-row>
        <table:table-row table:style-name="ro5">
          <table:table-cell table:style-name="ce230" office:value-type="float" office:value="0.0458569100832325" calcext:value-type="float">
            <text:p>0,045856910083233</text:p>
          </table:table-cell>
          <table:table-cell table:style-name="ce230" office:value-type="float" office:value="4" calcext:value-type="float">
            <text:p>4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5]" office:value-type="float" office:value="-1" calcext:value-type="float">
            <text:p>-1</text:p>
          </table:table-cell>
          <table:table-cell table:style-name="ce230" table:formula="of:=[.V35]" office:value-type="float" office:value="4" calcext:value-type="float">
            <text:p>4</text:p>
          </table:table-cell>
          <table:table-cell table:style-name="ce258" office:value-type="float" office:value="2" calcext:value-type="float">
            <text:p>2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5]&gt;0;&quot;+&quot;;&quot;-&quot;)" office:value-type="string" office:string-value="+" calcext:value-type="string">
            <text:p>+</text:p>
          </table:table-cell>
          <table:table-cell table:style-name="ce230" table:formula="of:=CONCATENATE([.C35];IF(OR([.D35]=0;[.D35]=1);&quot;&quot;;IF([.D35]=-1;&quot;-&quot;;[.D35]));IF(AND([.D35]=0;[.F35]&lt;&gt;0);&quot;&quot;;IF([.E35]=1;&quot;x&quot;;&quot;x/&quot;));IF([.E35]=1;&quot;&quot;;[.E35]);IF(AND([.D35]&lt;&gt;0;ABS([.F35])&lt;&gt;0);[.H35];&quot;&quot;);IF([.F35]&lt;&gt;0;ABS([.F35]);&quot;&quot;))" office:value-type="string" office:string-value="y=-x/4+2" calcext:value-type="string">
            <text:p>y=-x/4+2</text:p>
          </table:table-cell>
          <table:table-cell table:style-name="ce230" table:formula="of:=RANK([.A35];[.$A$32:.$A$51];0)" office:value-type="float" office:value="20" calcext:value-type="float">
            <text:p>20</text:p>
          </table:table-cell>
          <table:table-cell table:style-name="ce230" table:formula="of:=INDEX([.$I$32:.$I$51];[.J35])" office:value-type="string" office:string-value="y=-5x/8+5" calcext:value-type="string">
            <text:p>y=-5x/8+5</text:p>
          </table:table-cell>
          <table:table-cell table:style-name="ce295"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5])*[.M35]/INDEX([.$E$32:.$E$51];[.J35])+IF(INDEX([.$H$32:.$H$51];[.J35])=&quot;-&quot;;-1;1)*INDEX([.$F$32:.$F$51];[.J35])/INDEX([.$G$32:.$G$51];[.J35])" office:value-type="float" office:value="11.875" calcext:value-type="float">
            <text:p>11,875</text:p>
          </table:table-cell>
          <table:table-cell table:style-name="ce230" table:formula="of:=INDEX([.$D$32:.$D$51];[.J35])*[.N35]/INDEX([.$E$32:.$E$51];[.J35])+IF(INDEX([.$H$32:.$H$51];[.J35])=&quot;-&quot;;-1;1)*INDEX([.$F$32:.$F$51];[.J35])/INDEX([.$G$32:.$G$51];[.J35])" office:value-type="float" office:value="-1.875" calcext:value-type="float">
            <text:p>-1,875</text:p>
          </table:table-cell>
          <table:table-cell/>
          <table:table-cell table:style-name="ce233" table:formula="of:=[.E57]-[.C57]" office:value-type="float" office:value="-4" calcext:value-type="float">
            <text:p>-4</text:p>
          </table:table-cell>
          <table:table-cell table:style-name="ce233" table:formula="of:=[.D57]-[.B57]" office:value-type="float" office:value="16" calcext:value-type="float">
            <text:p>16</text:p>
          </table:table-cell>
          <table:table-cell table:style-name="ce262" table:formula="of:=GCD(ABS([.R35]);ABS([.S35]))" office:value-type="float" office:value="4" calcext:value-type="float">
            <text:p>4</text:p>
          </table:table-cell>
          <table:table-cell table:style-name="ce262" table:formula="of:=[.R35]/[.T35]" office:value-type="float" office:value="-1" calcext:value-type="float">
            <text:p>-1</text:p>
          </table:table-cell>
          <table:table-cell table:style-name="ce262" table:formula="of:=[.S35]/[.T35]" office:value-type="float" office:value="4" calcext:value-type="float">
            <text:p>4</text:p>
          </table:table-cell>
          <table:table-cell table:style-name="ce289" table:formula="of:=[.U35]/[.V35]" office:value-type="float" office:value="-0.25" calcext:value-type="float">
            <text:p>- 1/4 </text:p>
          </table:table-cell>
          <table:table-cell table:style-name="ce289" table:formula="of:=IF([.D35]=0;&quot;0&quot;;(IF([.D35]=[.E35];&quot;1&quot;;(IF([.D35]=-[.E35];&quot;-1&quot;;IF([.E35]=1;TEXT([.D35];10);[.W35]))))))" office:value-type="float" office:value="-0.25" calcext:value-type="float">
            <text:p>- 1/4 </text:p>
          </table:table-cell>
          <table:table-cell table:number-columns-repeated="40"/>
        </table:table-row>
        <table:table-row table:style-name="ro5">
          <table:table-cell table:style-name="ce235" office:value-type="float" office:value="0.666136778785865" calcext:value-type="float">
            <text:p>0,666136778785865</text:p>
          </table:table-cell>
          <table:table-cell table:style-name="ce235" office:value-type="float" office:value="5" calcext:value-type="float">
            <text:p>5</text:p>
          </table:table-cell>
          <table:table-cell table:style-name="ce250" office:value-type="string" calcext:value-type="string">
            <text:p>y=</text:p>
          </table:table-cell>
          <table:table-cell table:style-name="ce255" office:value-type="float" office:value="-2" calcext:value-type="float">
            <text:p>-2</text:p>
          </table:table-cell>
          <table:table-cell table:style-name="ce235" office:value-type="float" office:value="1" calcext:value-type="float">
            <text:p>1</text:p>
          </table:table-cell>
          <table:table-cell table:style-name="ce235" office:value-type="float" office:value="4" calcext:value-type="float">
            <text:p>4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6]&lt;500000;&quot;+&quot;;&quot;-&quot;)" office:value-type="string" office:string-value="+" calcext:value-type="string">
            <text:p>+</text:p>
          </table:table-cell>
          <table:table-cell table:style-name="ce250" table:formula="of:=CONCATENATE([.C36];IF(OR([.D36]=0;[.D36]=1);&quot;&quot;;IF([.D36]=-1;&quot;-&quot;;[.D36]));IF(AND([.D36]=0;[.F36]&lt;&gt;0);&quot;&quot;;IF([.E36]=1;&quot;x&quot;;&quot;x/&quot;));IF([.E36]=1;&quot;&quot;;[.E36]);IF(AND([.D36]&lt;&gt;0;ABS([.F36])&lt;&gt;0);[.H36];&quot;&quot;);IF([.F36]&lt;&gt;0;ABS([.F36]);&quot;&quot;))" office:value-type="string" office:string-value="y=-2x+4" calcext:value-type="string">
            <text:p>y=-2x+4</text:p>
          </table:table-cell>
          <table:table-cell table:style-name="ce235" table:formula="of:=RANK([.A36];[.$A$32:.$A$51];0)" office:value-type="float" office:value="9" calcext:value-type="float">
            <text:p>9</text:p>
          </table:table-cell>
          <table:table-cell table:style-name="ce235" table:formula="of:=INDEX([.$I$32:.$I$51];[.J36])" office:value-type="string" office:string-value="y=2x/7+3" calcext:value-type="string">
            <text:p>y=2x/7+3</text:p>
          </table:table-cell>
          <table:table-cell table:style-name="ce296"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6])*[.M36]/INDEX([.$E$32:.$E$51];[.J36])+IF(INDEX([.$H$32:.$H$51];[.J36])=&quot;-&quot;;-1;1)*INDEX([.$F$32:.$F$51];[.J36])/INDEX([.$G$32:.$G$51];[.J36])" office:value-type="float" office:value="-0.142857142857143" calcext:value-type="float">
            <text:p>-0,142857142857143</text:p>
          </table:table-cell>
          <table:table-cell table:style-name="ce235" table:formula="of:=INDEX([.$D$32:.$D$51];[.J36])*[.N36]/INDEX([.$E$32:.$E$51];[.J36])+IF(INDEX([.$H$32:.$H$51];[.J36])=&quot;-&quot;;-1;1)*INDEX([.$F$32:.$F$51];[.J36])/INDEX([.$G$32:.$G$51];[.J36])" office:value-type="float" office:value="6.14285714285714" calcext:value-type="float">
            <text:p>6,14285714285714</text:p>
          </table:table-cell>
          <table:table-cell/>
          <table:table-cell table:style-name="ce255"/>
          <table:table-cell table:style-name="ce235" table:number-columns-repeated="6"/>
          <table:table-cell table:number-columns-repeated="40"/>
        </table:table-row>
        <table:table-row table:style-name="ro5">
          <table:table-cell table:style-name="ce235" office:value-type="float" office:value="0.197609045119519" calcext:value-type="float">
            <text:p>0,197609045119519</text:p>
          </table:table-cell>
          <table:table-cell table:style-name="ce235" office:value-type="float" office:value="6" calcext:value-type="float">
            <text:p>6</text:p>
          </table:table-cell>
          <table:table-cell table:style-name="ce250" office:value-type="string" calcext:value-type="string">
            <text:p>y=</text:p>
          </table:table-cell>
          <table:table-cell table:style-name="ce255" office:value-type="float" office:value="-4" calcext:value-type="float">
            <text:p>-4</text:p>
          </table:table-cell>
          <table:table-cell table:style-name="ce235" office:value-type="float" office:value="1" calcext:value-type="float">
            <text:p>1</text:p>
          </table:table-cell>
          <table:table-cell table:style-name="ce235" office:value-type="float" office:value="7" calcext:value-type="float">
            <text:p>7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7]&lt;500000;&quot;+&quot;;&quot;-&quot;)" office:value-type="string" office:string-value="+" calcext:value-type="string">
            <text:p>+</text:p>
          </table:table-cell>
          <table:table-cell table:style-name="ce250" table:formula="of:=CONCATENATE([.C37];IF(OR([.D37]=0;[.D37]=1);&quot;&quot;;IF([.D37]=-1;&quot;-&quot;;[.D37]));IF(AND([.D37]=0;[.F37]&lt;&gt;0);&quot;&quot;;IF([.E37]=1;&quot;x&quot;;&quot;x/&quot;));IF([.E37]=1;&quot;&quot;;[.E37]);IF(AND([.D37]&lt;&gt;0;ABS([.F37])&lt;&gt;0);[.H37];&quot;&quot;);IF([.F37]&lt;&gt;0;ABS([.F37]);&quot;&quot;))" office:value-type="string" office:string-value="y=-4x+7" calcext:value-type="string">
            <text:p>y=-4x+7</text:p>
          </table:table-cell>
          <table:table-cell table:style-name="ce235" table:formula="of:=RANK([.A37];[.$A$32:.$A$51];0)" office:value-type="float" office:value="18" calcext:value-type="float">
            <text:p>18</text:p>
          </table:table-cell>
          <table:table-cell table:style-name="ce235" table:formula="of:=INDEX([.$I$32:.$I$51];[.J37])" office:value-type="string" office:string-value="y=7x/10+7" calcext:value-type="string">
            <text:p>y=7x/10+7</text:p>
          </table:table-cell>
          <table:table-cell table:style-name="ce296"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7])*[.M37]/INDEX([.$E$32:.$E$51];[.J37])+IF(INDEX([.$H$32:.$H$51];[.J37])=&quot;-&quot;;-1;1)*INDEX([.$F$32:.$F$51];[.J37])/INDEX([.$G$32:.$G$51];[.J37])" office:value-type="float" office:value="-0.7" calcext:value-type="float">
            <text:p>-0,7</text:p>
          </table:table-cell>
          <table:table-cell table:style-name="ce235" table:formula="of:=INDEX([.$D$32:.$D$51];[.J37])*[.N37]/INDEX([.$E$32:.$E$51];[.J37])+IF(INDEX([.$H$32:.$H$51];[.J37])=&quot;-&quot;;-1;1)*INDEX([.$F$32:.$F$51];[.J37])/INDEX([.$G$32:.$G$51];[.J37])" office:value-type="float" office:value="14.7" calcext:value-type="float">
            <text:p>14,7</text:p>
          </table:table-cell>
          <table:table-cell/>
          <table:table-cell table:style-name="ce255"/>
          <table:table-cell table:style-name="ce235" table:number-columns-repeated="6"/>
          <table:table-cell table:number-columns-repeated="40"/>
        </table:table-row>
        <table:table-row table:style-name="ro5">
          <table:table-cell table:style-name="ce235" office:value-type="float" office:value="0.367452450018466" calcext:value-type="float">
            <text:p>0,367452450018466</text:p>
          </table:table-cell>
          <table:table-cell table:style-name="ce235" office:value-type="float" office:value="7" calcext:value-type="float">
            <text:p>7</text:p>
          </table:table-cell>
          <table:table-cell table:style-name="ce250" office:value-type="string" calcext:value-type="string">
            <text:p>y=</text:p>
          </table:table-cell>
          <table:table-cell table:style-name="ce255" office:value-type="float" office:value="3" calcext:value-type="float">
            <text:p>3</text:p>
          </table:table-cell>
          <table:table-cell table:style-name="ce235" office:value-type="float" office:value="1" calcext:value-type="float">
            <text:p>1</text:p>
          </table:table-cell>
          <table:table-cell table:style-name="ce235" office:value-type="float" office:value="8" calcext:value-type="float">
            <text:p>8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8]&lt;500000;&quot;+&quot;;&quot;-&quot;)" office:value-type="string" office:string-value="+" calcext:value-type="string">
            <text:p>+</text:p>
          </table:table-cell>
          <table:table-cell table:style-name="ce250" table:formula="of:=CONCATENATE([.C38];IF(OR([.D38]=0;[.D38]=1);&quot;&quot;;IF([.D38]=-1;&quot;-&quot;;[.D38]));IF(AND([.D38]=0;[.F38]&lt;&gt;0);&quot;&quot;;IF([.E38]=1;&quot;x&quot;;&quot;x/&quot;));IF([.E38]=1;&quot;&quot;;[.E38]);IF(AND([.D38]&lt;&gt;0;ABS([.F38])&lt;&gt;0);[.H38];&quot;&quot;);IF([.F38]&lt;&gt;0;ABS([.F38]);&quot;&quot;))" office:value-type="string" office:string-value="y=3x+8" calcext:value-type="string">
            <text:p>y=3x+8</text:p>
          </table:table-cell>
          <table:table-cell table:style-name="ce235" table:formula="of:=RANK([.A38];[.$A$32:.$A$51];0)" office:value-type="float" office:value="14" calcext:value-type="float">
            <text:p>14</text:p>
          </table:table-cell>
          <table:table-cell table:style-name="ce235" table:formula="of:=INDEX([.$I$32:.$I$51];[.J38])" office:value-type="string" office:string-value="y=2x/11+7" calcext:value-type="string">
            <text:p>y=2x/11+7</text:p>
          </table:table-cell>
          <table:table-cell table:style-name="ce296"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8])*[.M38]/INDEX([.$E$32:.$E$51];[.J38])+IF(INDEX([.$H$32:.$H$51];[.J38])=&quot;-&quot;;-1;1)*INDEX([.$F$32:.$F$51];[.J38])/INDEX([.$G$32:.$G$51];[.J38])" office:value-type="float" office:value="5" calcext:value-type="float">
            <text:p>5</text:p>
          </table:table-cell>
          <table:table-cell table:style-name="ce235" table:formula="of:=INDEX([.$D$32:.$D$51];[.J38])*[.N38]/INDEX([.$E$32:.$E$51];[.J38])+IF(INDEX([.$H$32:.$H$51];[.J38])=&quot;-&quot;;-1;1)*INDEX([.$F$32:.$F$51];[.J38])/INDEX([.$G$32:.$G$51];[.J38])" office:value-type="float" office:value="9" calcext:value-type="float">
            <text:p>9</text:p>
          </table:table-cell>
          <table:table-cell/>
          <table:table-cell table:style-name="ce255"/>
          <table:table-cell table:style-name="ce235" table:number-columns-repeated="6"/>
          <table:table-cell table:number-columns-repeated="40"/>
        </table:table-row>
        <table:table-row table:style-name="ro5">
          <table:table-cell table:style-name="ce235" office:value-type="float" office:value="0.523285798167938" calcext:value-type="float">
            <text:p>0,523285798167938</text:p>
          </table:table-cell>
          <table:table-cell table:style-name="ce235" office:value-type="float" office:value="8" calcext:value-type="float">
            <text:p>8</text:p>
          </table:table-cell>
          <table:table-cell table:style-name="ce250" office:value-type="string" calcext:value-type="string">
            <text:p>y=</text:p>
          </table:table-cell>
          <table:table-cell table:style-name="ce255" office:value-type="float" office:value="-4" calcext:value-type="float">
            <text:p>-4</text:p>
          </table:table-cell>
          <table:table-cell table:style-name="ce235" office:value-type="float" office:value="1" calcext:value-type="float">
            <text:p>1</text:p>
          </table:table-cell>
          <table:table-cell table:style-name="ce235" office:value-type="float" office:value="5" calcext:value-type="float">
            <text:p>5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9]&lt;500000;&quot;+&quot;;&quot;-&quot;)" office:value-type="string" office:string-value="+" calcext:value-type="string">
            <text:p>+</text:p>
          </table:table-cell>
          <table:table-cell table:style-name="ce250" table:formula="of:=CONCATENATE([.C39];IF(OR([.D39]=0;[.D39]=1);&quot;&quot;;IF([.D39]=-1;&quot;-&quot;;[.D39]));IF(AND([.D39]=0;[.F39]&lt;&gt;0);&quot;&quot;;IF([.E39]=1;&quot;x&quot;;&quot;x/&quot;));IF([.E39]=1;&quot;&quot;;[.E39]);IF(AND([.D39]&lt;&gt;0;ABS([.F39])&lt;&gt;0);[.H39];&quot;&quot;);IF([.F39]&lt;&gt;0;ABS([.F39]);&quot;&quot;))" office:value-type="string" office:string-value="y=-4x+5" calcext:value-type="string">
            <text:p>y=-4x+5</text:p>
          </table:table-cell>
          <table:table-cell table:style-name="ce235" table:formula="of:=RANK([.A39];[.$A$32:.$A$51];0)" office:value-type="float" office:value="10" calcext:value-type="float">
            <text:p>10</text:p>
          </table:table-cell>
          <table:table-cell table:style-name="ce235" table:formula="of:=INDEX([.$I$32:.$I$51];[.J39])" office:value-type="string" office:string-value="y=-4x/9+9" calcext:value-type="string">
            <text:p>y=-4x/9+9</text:p>
          </table:table-cell>
          <table:table-cell table:style-name="ce296"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9])*[.M39]/INDEX([.$E$32:.$E$51];[.J39])+IF(INDEX([.$H$32:.$H$51];[.J39])=&quot;-&quot;;-1;1)*INDEX([.$F$32:.$F$51];[.J39])/INDEX([.$G$32:.$G$51];[.J39])" office:value-type="float" office:value="13.8888888888889" calcext:value-type="float">
            <text:p>13,8888888888889</text:p>
          </table:table-cell>
          <table:table-cell table:style-name="ce235" table:formula="of:=INDEX([.$D$32:.$D$51];[.J39])*[.N39]/INDEX([.$E$32:.$E$51];[.J39])+IF(INDEX([.$H$32:.$H$51];[.J39])=&quot;-&quot;;-1;1)*INDEX([.$F$32:.$F$51];[.J39])/INDEX([.$G$32:.$G$51];[.J39])" office:value-type="float" office:value="4.11111111111111" calcext:value-type="float">
            <text:p>4,11111111111111</text:p>
          </table:table-cell>
          <table:table-cell/>
          <table:table-cell table:style-name="ce255"/>
          <table:table-cell table:style-name="ce235" table:number-columns-repeated="6"/>
          <table:table-cell table:number-columns-repeated="40"/>
        </table:table-row>
        <table:table-row table:style-name="ro5">
          <table:table-cell table:style-name="ce231" office:value-type="float" office:value="0.295848610315167" calcext:value-type="float">
            <text:p>0,295848610315167</text:p>
          </table:table-cell>
          <table:table-cell table:style-name="ce231" office:value-type="float" office:value="9" calcext:value-type="float">
            <text:p>9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0]/[.T40]" office:value-type="float" office:value="2" calcext:value-type="float">
            <text:p>2</text:p>
          </table:table-cell>
          <table:table-cell table:style-name="ce257" table:formula="of:=[.S40]/[.T40]" office:value-type="float" office:value="7" calcext:value-type="float">
            <text:p>7</text:p>
          </table:table-cell>
          <table:table-cell table:style-name="ce231" office:value-type="float" office:value="3" calcext:value-type="float">
            <text:p>3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0]&lt;500000;&quot;+&quot;;&quot;-&quot;)" office:value-type="string" office:string-value="+" calcext:value-type="string">
            <text:p>+</text:p>
          </table:table-cell>
          <table:table-cell table:style-name="ce242" table:formula="of:=CONCATENATE([.C40];IF(OR([.D40]=0;[.D40]=1);&quot;&quot;;IF([.D40]=-1;&quot;-&quot;;[.D40]));IF(AND([.D40]=0;[.F40]&lt;&gt;0);&quot;&quot;;IF([.E40]=1;&quot;x&quot;;&quot;x/&quot;));IF([.E40]=1;&quot;&quot;;[.E40]);IF(AND([.D40]&lt;&gt;0;ABS([.F40])&lt;&gt;0);[.H40];&quot;&quot;);IF([.F40]&lt;&gt;0;ABS([.F40]);&quot;&quot;))" office:value-type="string" office:string-value="y=2x/7+3" calcext:value-type="string">
            <text:p>y=2x/7+3</text:p>
          </table:table-cell>
          <table:table-cell table:style-name="ce231" table:formula="of:=RANK([.A40];[.$A$32:.$A$51];0)" office:value-type="float" office:value="16" calcext:value-type="float">
            <text:p>16</text:p>
          </table:table-cell>
          <table:table-cell table:style-name="ce233" table:formula="of:=INDEX([.$I$32:.$I$51];[.J40])" office:value-type="string" office:string-value="y=x/2+4" calcext:value-type="string">
            <text:p>y=x/2+4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0])*[.M40]/INDEX([.$E$32:.$E$51];[.J40])+IF(INDEX([.$H$32:.$H$51];[.J40])=&quot;-&quot;;-1;1)*INDEX([.$F$32:.$F$51];[.J40])/INDEX([.$G$32:.$G$51];[.J40])" office:value-type="float" office:value="-1.5" calcext:value-type="float">
            <text:p>-1,5</text:p>
          </table:table-cell>
          <table:table-cell table:style-name="ce230" table:formula="of:=INDEX([.$D$32:.$D$51];[.J40])*[.N40]/INDEX([.$E$32:.$E$51];[.J40])+IF(INDEX([.$H$32:.$H$51];[.J40])=&quot;-&quot;;-1;1)*INDEX([.$F$32:.$F$51];[.J40])/INDEX([.$G$32:.$G$51];[.J40])" office:value-type="float" office:value="9.5" calcext:value-type="float">
            <text:p>9,5</text:p>
          </table:table-cell>
          <table:table-cell/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7" calcext:value-type="float">
            <text:p>7</text:p>
          </table:table-cell>
          <table:table-cell table:style-name="ce257" table:formula="of:=GCD(ABS([.R40]);ABS([.S40]))" office:value-type="float" office:value="1" calcext:value-type="float">
            <text:p>1</text:p>
          </table:table-cell>
          <table:table-cell table:style-name="ce257" table:formula="of:=[.R40]/[.T40]" office:value-type="float" office:value="2" calcext:value-type="float">
            <text:p>2</text:p>
          </table:table-cell>
          <table:table-cell table:style-name="ce257" table:formula="of:=[.S40]/[.T40]" office:value-type="float" office:value="7" calcext:value-type="float">
            <text:p>7</text:p>
          </table:table-cell>
          <table:table-cell table:style-name="ce283" table:formula="of:=[.U40]/[.V40]" office:value-type="float" office:value="0.285714285714286" calcext:value-type="float">
            <text:p><text:s/>2/7 </text:p>
          </table:table-cell>
          <table:table-cell table:style-name="ce283" table:formula="of:=IF([.D40]=0;&quot;0&quot;;(IF([.D40]=[.E40];&quot;1&quot;;(IF([.D40]=-[.E40];&quot;-1&quot;;IF([.E40]=1;TEXT([.D40];10);[.W40]))))))" office:value-type="float" office:value="0.285714285714286" calcext:value-type="float">
            <text:p><text:s/>2/7 </text:p>
          </table:table-cell>
          <table:table-cell table:number-columns-repeated="40"/>
        </table:table-row>
        <table:table-row table:style-name="ro5">
          <table:table-cell table:style-name="ce231" office:value-type="float" office:value="0.717262229462793" calcext:value-type="float">
            <text:p>0,717262229462793</text:p>
          </table:table-cell>
          <table:table-cell table:style-name="ce231" office:value-type="float" office:value="10" calcext:value-type="float">
            <text:p>10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1]/[.T41]" office:value-type="float" office:value="-4" calcext:value-type="float">
            <text:p>-4</text:p>
          </table:table-cell>
          <table:table-cell table:style-name="ce257" table:formula="of:=[.S41]/[.T41]" office:value-type="float" office:value="9" calcext:value-type="float">
            <text:p>9</text:p>
          </table:table-cell>
          <table:table-cell table:style-name="ce231" office:value-type="float" office:value="9" calcext:value-type="float">
            <text:p>9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1]&lt;500000;&quot;+&quot;;&quot;-&quot;)" office:value-type="string" office:string-value="+" calcext:value-type="string">
            <text:p>+</text:p>
          </table:table-cell>
          <table:table-cell table:style-name="ce242" table:formula="of:=CONCATENATE([.C41];IF(OR([.D41]=0;[.D41]=1);&quot;&quot;;IF([.D41]=-1;&quot;-&quot;;[.D41]));IF(AND([.D41]=0;[.F41]&lt;&gt;0);&quot;&quot;;IF([.E41]=1;&quot;x&quot;;&quot;x/&quot;));IF([.E41]=1;&quot;&quot;;[.E41]);IF(AND([.D41]&lt;&gt;0;ABS([.F41])&lt;&gt;0);[.H41];&quot;&quot;);IF([.F41]&lt;&gt;0;ABS([.F41]);&quot;&quot;))" office:value-type="string" office:string-value="y=-4x/9+9" calcext:value-type="string">
            <text:p>y=-4x/9+9</text:p>
          </table:table-cell>
          <table:table-cell table:style-name="ce231" table:formula="of:=RANK([.A41];[.$A$32:.$A$51];0)" office:value-type="float" office:value="6" calcext:value-type="float">
            <text:p>6</text:p>
          </table:table-cell>
          <table:table-cell table:style-name="ce233" table:formula="of:=INDEX([.$I$32:.$I$51];[.J41])" office:value-type="string" office:string-value="y=-4x+7" calcext:value-type="string">
            <text:p>y=-4x+7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1])*[.M41]/INDEX([.$E$32:.$E$51];[.J41])+IF(INDEX([.$H$32:.$H$51];[.J41])=&quot;-&quot;;-1;1)*INDEX([.$F$32:.$F$51];[.J41])/INDEX([.$G$32:.$G$51];[.J41])" office:value-type="float" office:value="51" calcext:value-type="float">
            <text:p>51</text:p>
          </table:table-cell>
          <table:table-cell table:style-name="ce230" table:formula="of:=INDEX([.$D$32:.$D$51];[.J41])*[.N41]/INDEX([.$E$32:.$E$51];[.J41])+IF(INDEX([.$H$32:.$H$51];[.J41])=&quot;-&quot;;-1;1)*INDEX([.$F$32:.$F$51];[.J41])/INDEX([.$G$32:.$G$51];[.J41])" office:value-type="float" office:value="-37" calcext:value-type="float">
            <text:p>-37</text:p>
          </table:table-cell>
          <table:table-cell/>
          <table:table-cell table:style-name="ce257" office:value-type="float" office:value="-4" calcext:value-type="float">
            <text:p>-4</text:p>
          </table:table-cell>
          <table:table-cell table:style-name="ce257" office:value-type="float" office:value="9" calcext:value-type="float">
            <text:p>9</text:p>
          </table:table-cell>
          <table:table-cell table:style-name="ce257" table:formula="of:=GCD(ABS([.R41]);ABS([.S41]))" office:value-type="float" office:value="1" calcext:value-type="float">
            <text:p>1</text:p>
          </table:table-cell>
          <table:table-cell table:style-name="ce257" table:formula="of:=[.R41]/[.T41]" office:value-type="float" office:value="-4" calcext:value-type="float">
            <text:p>-4</text:p>
          </table:table-cell>
          <table:table-cell table:style-name="ce257" table:formula="of:=[.S41]/[.T41]" office:value-type="float" office:value="9" calcext:value-type="float">
            <text:p>9</text:p>
          </table:table-cell>
          <table:table-cell table:style-name="ce283" table:formula="of:=[.U41]/[.V41]" office:value-type="float" office:value="-0.444444444444444" calcext:value-type="float">
            <text:p>- 4/9 </text:p>
          </table:table-cell>
          <table:table-cell table:style-name="ce283" table:formula="of:=IF([.D41]=0;&quot;0&quot;;(IF([.D41]=[.E41];&quot;1&quot;;(IF([.D41]=-[.E41];&quot;-1&quot;;IF([.E41]=1;TEXT([.D41];10);[.W41]))))))" office:value-type="float" office:value="-0.444444444444444" calcext:value-type="float">
            <text:p>- 4/9 </text:p>
          </table:table-cell>
          <table:table-cell table:number-columns-repeated="40"/>
        </table:table-row>
        <table:table-row table:style-name="ro5">
          <table:table-cell table:style-name="ce231" office:value-type="float" office:value="0.719084879169403" calcext:value-type="float">
            <text:p>0,719084879169403</text:p>
          </table:table-cell>
          <table:table-cell table:style-name="ce231" office:value-type="float" office:value="11" calcext:value-type="float">
            <text:p>11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2]/[.T42]" office:value-type="float" office:value="8" calcext:value-type="float">
            <text:p>8</text:p>
          </table:table-cell>
          <table:table-cell table:style-name="ce257" table:formula="of:=[.S42]/[.T42]" office:value-type="float" office:value="9" calcext:value-type="float">
            <text:p>9</text:p>
          </table:table-cell>
          <table:table-cell table:style-name="ce231" office:value-type="float" office:value="3" calcext:value-type="float">
            <text:p>3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2]&lt;500000;&quot;+&quot;;&quot;-&quot;)" office:value-type="string" office:string-value="+" calcext:value-type="string">
            <text:p>+</text:p>
          </table:table-cell>
          <table:table-cell table:style-name="ce242" table:formula="of:=CONCATENATE([.C42];IF(OR([.D42]=0;[.D42]=1);&quot;&quot;;IF([.D42]=-1;&quot;-&quot;;[.D42]));IF(AND([.D42]=0;[.F42]&lt;&gt;0);&quot;&quot;;IF([.E42]=1;&quot;x&quot;;&quot;x/&quot;));IF([.E42]=1;&quot;&quot;;[.E42]);IF(AND([.D42]&lt;&gt;0;ABS([.F42])&lt;&gt;0);[.H42];&quot;&quot;);IF([.F42]&lt;&gt;0;ABS([.F42]);&quot;&quot;))" office:value-type="string" office:string-value="y=8x/9+3" calcext:value-type="string">
            <text:p>y=8x/9+3</text:p>
          </table:table-cell>
          <table:table-cell table:style-name="ce231" table:formula="of:=RANK([.A42];[.$A$32:.$A$51];0)" office:value-type="float" office:value="5" calcext:value-type="float">
            <text:p>5</text:p>
          </table:table-cell>
          <table:table-cell table:style-name="ce233" table:formula="of:=INDEX([.$I$32:.$I$51];[.J42])" office:value-type="string" office:string-value="y=-2x+4" calcext:value-type="string">
            <text:p>y=-2x+4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2])*[.M42]/INDEX([.$E$32:.$E$51];[.J42])+IF(INDEX([.$H$32:.$H$51];[.J42])=&quot;-&quot;;-1;1)*INDEX([.$F$32:.$F$51];[.J42])/INDEX([.$G$32:.$G$51];[.J42])" office:value-type="float" office:value="26" calcext:value-type="float">
            <text:p>26</text:p>
          </table:table-cell>
          <table:table-cell table:style-name="ce230" table:formula="of:=INDEX([.$D$32:.$D$51];[.J42])*[.N42]/INDEX([.$E$32:.$E$51];[.J42])+IF(INDEX([.$H$32:.$H$51];[.J42])=&quot;-&quot;;-1;1)*INDEX([.$F$32:.$F$51];[.J42])/INDEX([.$G$32:.$G$51];[.J42])" office:value-type="float" office:value="-18" calcext:value-type="float">
            <text:p>-18</text:p>
          </table:table-cell>
          <table:table-cell/>
          <table:table-cell table:style-name="ce257" office:value-type="float" office:value="8" calcext:value-type="float">
            <text:p>8</text:p>
          </table:table-cell>
          <table:table-cell table:style-name="ce257" office:value-type="float" office:value="9" calcext:value-type="float">
            <text:p>9</text:p>
          </table:table-cell>
          <table:table-cell table:style-name="ce257" table:formula="of:=GCD(ABS([.R42]);ABS([.S42]))" office:value-type="float" office:value="1" calcext:value-type="float">
            <text:p>1</text:p>
          </table:table-cell>
          <table:table-cell table:style-name="ce257" table:formula="of:=[.R42]/[.T42]" office:value-type="float" office:value="8" calcext:value-type="float">
            <text:p>8</text:p>
          </table:table-cell>
          <table:table-cell table:style-name="ce257" table:formula="of:=[.S42]/[.T42]" office:value-type="float" office:value="9" calcext:value-type="float">
            <text:p>9</text:p>
          </table:table-cell>
          <table:table-cell table:style-name="ce283" table:formula="of:=[.U42]/[.V42]" office:value-type="float" office:value="0.888888888888889" calcext:value-type="float">
            <text:p><text:s/>8/9 </text:p>
          </table:table-cell>
          <table:table-cell table:style-name="ce283" table:formula="of:=IF([.D42]=0;&quot;0&quot;;(IF([.D42]=[.E42];&quot;1&quot;;(IF([.D42]=-[.E42];&quot;-1&quot;;IF([.E42]=1;TEXT([.D42];10);[.W42]))))))" office:value-type="float" office:value="0.888888888888889" calcext:value-type="float">
            <text:p><text:s/>8/9 </text:p>
          </table:table-cell>
          <table:table-cell table:number-columns-repeated="40"/>
        </table:table-row>
        <table:table-row table:style-name="ro5">
          <table:table-cell table:style-name="ce231" office:value-type="float" office:value="0.963587105964016" calcext:value-type="float">
            <text:p>0,963587105964016</text:p>
          </table:table-cell>
          <table:table-cell table:style-name="ce231" office:value-type="float" office:value="12" calcext:value-type="float">
            <text:p>12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3]/[.T43]" office:value-type="float" office:value="2" calcext:value-type="float">
            <text:p>2</text:p>
          </table:table-cell>
          <table:table-cell table:style-name="ce257" table:formula="of:=[.S43]/[.T43]" office:value-type="float" office:value="5" calcext:value-type="float">
            <text:p>5</text:p>
          </table:table-cell>
          <table:table-cell table:style-name="ce231" office:value-type="float" office:value="6" calcext:value-type="float">
            <text:p>6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3]&lt;500000;&quot;+&quot;;&quot;-&quot;)" office:value-type="string" office:string-value="+" calcext:value-type="string">
            <text:p>+</text:p>
          </table:table-cell>
          <table:table-cell table:style-name="ce242" table:formula="of:=CONCATENATE([.C43];IF(OR([.D43]=0;[.D43]=1);&quot;&quot;;IF([.D43]=-1;&quot;-&quot;;[.D43]));IF(AND([.D43]=0;[.F43]&lt;&gt;0);&quot;&quot;;IF([.E43]=1;&quot;x&quot;;&quot;x/&quot;));IF([.E43]=1;&quot;&quot;;[.E43]);IF(AND([.D43]&lt;&gt;0;ABS([.F43])&lt;&gt;0);[.H43];&quot;&quot;);IF([.F43]&lt;&gt;0;ABS([.F43]);&quot;&quot;))" office:value-type="string" office:string-value="y=2x/5+6" calcext:value-type="string">
            <text:p>y=2x/5+6</text:p>
          </table:table-cell>
          <table:table-cell table:style-name="ce231" table:formula="of:=RANK([.A43];[.$A$32:.$A$51];0)" office:value-type="float" office:value="2" calcext:value-type="float">
            <text:p>2</text:p>
          </table:table-cell>
          <table:table-cell table:style-name="ce233" table:formula="of:=INDEX([.$I$32:.$I$51];[.J43])" office:value-type="string" office:string-value="y=7x/13+8" calcext:value-type="string">
            <text:p>y=7x/13+8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3])*[.M43]/INDEX([.$E$32:.$E$51];[.J43])+IF(INDEX([.$H$32:.$H$51];[.J43])=&quot;-&quot;;-1;1)*INDEX([.$F$32:.$F$51];[.J43])/INDEX([.$G$32:.$G$51];[.J43])" office:value-type="float" office:value="2.07692307692308" calcext:value-type="float">
            <text:p>2,07692307692308</text:p>
          </table:table-cell>
          <table:table-cell table:style-name="ce230" table:formula="of:=INDEX([.$D$32:.$D$51];[.J43])*[.N43]/INDEX([.$E$32:.$E$51];[.J43])+IF(INDEX([.$H$32:.$H$51];[.J43])=&quot;-&quot;;-1;1)*INDEX([.$F$32:.$F$51];[.J43])/INDEX([.$G$32:.$G$51];[.J43])" office:value-type="float" office:value="13.9230769230769" calcext:value-type="float">
            <text:p>13,9230769230769</text:p>
          </table:table-cell>
          <table:table-cell/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5" calcext:value-type="float">
            <text:p>5</text:p>
          </table:table-cell>
          <table:table-cell table:style-name="ce257" table:formula="of:=GCD(ABS([.R43]);ABS([.S43]))" office:value-type="float" office:value="1" calcext:value-type="float">
            <text:p>1</text:p>
          </table:table-cell>
          <table:table-cell table:style-name="ce257" table:formula="of:=[.R43]/[.T43]" office:value-type="float" office:value="2" calcext:value-type="float">
            <text:p>2</text:p>
          </table:table-cell>
          <table:table-cell table:style-name="ce257" table:formula="of:=[.S43]/[.T43]" office:value-type="float" office:value="5" calcext:value-type="float">
            <text:p>5</text:p>
          </table:table-cell>
          <table:table-cell table:style-name="ce283" table:formula="of:=[.U43]/[.V43]" office:value-type="float" office:value="0.4" calcext:value-type="float">
            <text:p><text:s/>2/5 </text:p>
          </table:table-cell>
          <table:table-cell table:style-name="ce283" table:formula="of:=IF([.D43]=0;&quot;0&quot;;(IF([.D43]=[.E43];&quot;1&quot;;(IF([.D43]=-[.E43];&quot;-1&quot;;IF([.E43]=1;TEXT([.D43];10);[.W43]))))))" office:value-type="float" office:value="0.4" calcext:value-type="float">
            <text:p><text:s/>2/5 </text:p>
          </table:table-cell>
          <table:table-cell table:number-columns-repeated="40"/>
        </table:table-row>
        <table:table-row table:style-name="ro5">
          <table:table-cell table:style-name="ce231" office:value-type="float" office:value="0.669991387851391" calcext:value-type="float">
            <text:p>0,669991387851391</text:p>
          </table:table-cell>
          <table:table-cell table:style-name="ce231" office:value-type="float" office:value="13" calcext:value-type="float">
            <text:p>13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4]/[.T44]" office:value-type="float" office:value="-2" calcext:value-type="float">
            <text:p>-2</text:p>
          </table:table-cell>
          <table:table-cell table:style-name="ce257" table:formula="of:=[.S44]/[.T44]" office:value-type="float" office:value="1" calcext:value-type="float">
            <text:p>1</text:p>
          </table:table-cell>
          <table:table-cell table:style-name="ce231" office:value-type="float" office:value="4" calcext:value-type="float">
            <text:p>4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4]&lt;500000;&quot;+&quot;;&quot;-&quot;)" office:value-type="string" office:string-value="+" calcext:value-type="string">
            <text:p>+</text:p>
          </table:table-cell>
          <table:table-cell table:style-name="ce242" table:formula="of:=CONCATENATE([.C44];IF(OR([.D44]=0;[.D44]=1);&quot;&quot;;IF([.D44]=-1;&quot;-&quot;;[.D44]));IF(AND([.D44]=0;[.F44]&lt;&gt;0);&quot;&quot;;IF([.E44]=1;&quot;x&quot;;&quot;x/&quot;));IF([.E44]=1;&quot;&quot;;[.E44]);IF(AND([.D44]&lt;&gt;0;ABS([.F44])&lt;&gt;0);[.H44];&quot;&quot;);IF([.F44]&lt;&gt;0;ABS([.F44]);&quot;&quot;))" office:value-type="string" office:string-value="y=-2x+4" calcext:value-type="string">
            <text:p>y=-2x+4</text:p>
          </table:table-cell>
          <table:table-cell table:style-name="ce231" table:formula="of:=RANK([.A44];[.$A$32:.$A$51];0)" office:value-type="float" office:value="8" calcext:value-type="float">
            <text:p>8</text:p>
          </table:table-cell>
          <table:table-cell table:style-name="ce233" table:formula="of:=INDEX([.$I$32:.$I$51];[.J44])" office:value-type="string" office:string-value="y=-4x+5" calcext:value-type="string">
            <text:p>y=-4x+5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4])*[.M44]/INDEX([.$E$32:.$E$51];[.J44])+IF(INDEX([.$H$32:.$H$51];[.J44])=&quot;-&quot;;-1;1)*INDEX([.$F$32:.$F$51];[.J44])/INDEX([.$G$32:.$G$51];[.J44])" office:value-type="float" office:value="49" calcext:value-type="float">
            <text:p>49</text:p>
          </table:table-cell>
          <table:table-cell table:style-name="ce230" table:formula="of:=INDEX([.$D$32:.$D$51];[.J44])*[.N44]/INDEX([.$E$32:.$E$51];[.J44])+IF(INDEX([.$H$32:.$H$51];[.J44])=&quot;-&quot;;-1;1)*INDEX([.$F$32:.$F$51];[.J44])/INDEX([.$G$32:.$G$51];[.J44])" office:value-type="float" office:value="-39" calcext:value-type="float">
            <text:p>-39</text:p>
          </table:table-cell>
          <table:table-cell/>
          <table:table-cell table:style-name="ce257" office:value-type="float" office:value="-6" calcext:value-type="float">
            <text:p>-6</text:p>
          </table:table-cell>
          <table:table-cell table:style-name="ce257" office:value-type="float" office:value="3" calcext:value-type="float">
            <text:p>3</text:p>
          </table:table-cell>
          <table:table-cell table:style-name="ce257" table:formula="of:=GCD(ABS([.R44]);ABS([.S44]))" office:value-type="float" office:value="3" calcext:value-type="float">
            <text:p>3</text:p>
          </table:table-cell>
          <table:table-cell table:style-name="ce257" table:formula="of:=[.R44]/[.T44]" office:value-type="float" office:value="-2" calcext:value-type="float">
            <text:p>-2</text:p>
          </table:table-cell>
          <table:table-cell table:style-name="ce257" table:formula="of:=[.S44]/[.T44]" office:value-type="float" office:value="1" calcext:value-type="float">
            <text:p>1</text:p>
          </table:table-cell>
          <table:table-cell table:style-name="ce283" table:formula="of:=[.U44]/[.V44]" office:value-type="float" office:value="-2" calcext:value-type="float">
            <text:p>- 2/1 </text:p>
          </table:table-cell>
          <table:table-cell table:style-name="ce283" table:formula="of:=IF([.D44]=0;&quot;0&quot;;(IF([.D44]=[.E44];&quot;1&quot;;(IF([.D44]=-[.E44];&quot;-1&quot;;IF([.E44]=1;TEXT([.D44];10);[.W44]))))))" office:value-type="string" office:string-value="-2" calcext:value-type="string">
            <text:p>-2</text:p>
          </table:table-cell>
          <table:table-cell table:number-columns-repeated="40"/>
        </table:table-row>
        <table:table-row table:style-name="ro5">
          <table:table-cell table:style-name="ce231" office:value-type="float" office:value="0.281696949259201" calcext:value-type="float">
            <text:p>0,281696949259201</text:p>
          </table:table-cell>
          <table:table-cell table:style-name="ce231" office:value-type="float" office:value="14" calcext:value-type="float">
            <text:p>14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5]/[.T45]" office:value-type="float" office:value="2" calcext:value-type="float">
            <text:p>2</text:p>
          </table:table-cell>
          <table:table-cell table:style-name="ce257" table:formula="of:=[.S45]/[.T45]" office:value-type="float" office:value="11" calcext:value-type="float">
            <text:p>11</text:p>
          </table:table-cell>
          <table:table-cell table:style-name="ce231" office:value-type="float" office:value="7" calcext:value-type="float">
            <text:p>7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5]&lt;500000;&quot;+&quot;;&quot;-&quot;)" office:value-type="string" office:string-value="+" calcext:value-type="string">
            <text:p>+</text:p>
          </table:table-cell>
          <table:table-cell table:style-name="ce242" table:formula="of:=CONCATENATE([.C45];IF(OR([.D45]=0;[.D45]=1);&quot;&quot;;IF([.D45]=-1;&quot;-&quot;;[.D45]));IF(AND([.D45]=0;[.F45]&lt;&gt;0);&quot;&quot;;IF([.E45]=1;&quot;x&quot;;&quot;x/&quot;));IF([.E45]=1;&quot;&quot;;[.E45]);IF(AND([.D45]&lt;&gt;0;ABS([.F45])&lt;&gt;0);[.H45];&quot;&quot;);IF([.F45]&lt;&gt;0;ABS([.F45]);&quot;&quot;))" office:value-type="string" office:string-value="y=2x/11+7" calcext:value-type="string">
            <text:p>y=2x/11+7</text:p>
          </table:table-cell>
          <table:table-cell table:style-name="ce231" table:formula="of:=RANK([.A45];[.$A$32:.$A$51];0)" office:value-type="float" office:value="17" calcext:value-type="float">
            <text:p>17</text:p>
          </table:table-cell>
          <table:table-cell table:style-name="ce233" table:formula="of:=INDEX([.$I$32:.$I$51];[.J45])" office:value-type="string" office:string-value="y=7x/6+3" calcext:value-type="string">
            <text:p>y=7x/6+3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5])*[.M45]/INDEX([.$E$32:.$E$51];[.J45])+IF(INDEX([.$H$32:.$H$51];[.J45])=&quot;-&quot;;-1;1)*INDEX([.$F$32:.$F$51];[.J45])/INDEX([.$G$32:.$G$51];[.J45])" office:value-type="float" office:value="-9.83333333333333" calcext:value-type="float">
            <text:p>-9,83333333333333</text:p>
          </table:table-cell>
          <table:table-cell table:style-name="ce230" table:formula="of:=INDEX([.$D$32:.$D$51];[.J45])*[.N45]/INDEX([.$E$32:.$E$51];[.J45])+IF(INDEX([.$H$32:.$H$51];[.J45])=&quot;-&quot;;-1;1)*INDEX([.$F$32:.$F$51];[.J45])/INDEX([.$G$32:.$G$51];[.J45])" office:value-type="float" office:value="15.8333333333333" calcext:value-type="float">
            <text:p>15,8333333333333</text:p>
          </table:table-cell>
          <table:table-cell/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11" calcext:value-type="float">
            <text:p>11</text:p>
          </table:table-cell>
          <table:table-cell table:style-name="ce257" table:formula="of:=GCD(ABS([.R45]);ABS([.S45]))" office:value-type="float" office:value="1" calcext:value-type="float">
            <text:p>1</text:p>
          </table:table-cell>
          <table:table-cell table:style-name="ce257" table:formula="of:=[.R45]/[.T45]" office:value-type="float" office:value="2" calcext:value-type="float">
            <text:p>2</text:p>
          </table:table-cell>
          <table:table-cell table:style-name="ce257" table:formula="of:=[.S45]/[.T45]" office:value-type="float" office:value="11" calcext:value-type="float">
            <text:p>11</text:p>
          </table:table-cell>
          <table:table-cell table:style-name="ce283" table:formula="of:=[.U45]/[.V45]" office:value-type="float" office:value="0.181818181818182" calcext:value-type="float">
            <text:p><text:s/>2/11</text:p>
          </table:table-cell>
          <table:table-cell table:style-name="ce283" table:formula="of:=IF([.D45]=0;&quot;0&quot;;(IF([.D45]=[.E45];&quot;1&quot;;(IF([.D45]=-[.E45];&quot;-1&quot;;IF([.E45]=1;TEXT([.D45];10);[.W45]))))))" office:value-type="float" office:value="0.181818181818182" calcext:value-type="float">
            <text:p><text:s/>2/11</text:p>
          </table:table-cell>
          <table:table-cell table:number-columns-repeated="40"/>
        </table:table-row>
        <table:table-row table:style-name="ro5">
          <table:table-cell table:style-name="ce231" office:value-type="float" office:value="0.169486089953734" calcext:value-type="float">
            <text:p>0,169486089953734</text:p>
          </table:table-cell>
          <table:table-cell table:style-name="ce231" office:value-type="float" office:value="15" calcext:value-type="float">
            <text:p>15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6]/[.T46]" office:value-type="float" office:value="3" calcext:value-type="float">
            <text:p>3</text:p>
          </table:table-cell>
          <table:table-cell table:style-name="ce257" table:formula="of:=[.S46]/[.T46]" office:value-type="float" office:value="10" calcext:value-type="float">
            <text:p>10</text:p>
          </table:table-cell>
          <table:table-cell table:style-name="ce231" office:value-type="float" office:value="10" calcext:value-type="float">
            <text:p>10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6]&lt;500000;&quot;+&quot;;&quot;-&quot;)" office:value-type="string" office:string-value="+" calcext:value-type="string">
            <text:p>+</text:p>
          </table:table-cell>
          <table:table-cell table:style-name="ce242" table:formula="of:=CONCATENATE([.C46];IF(OR([.D46]=0;[.D46]=1);&quot;&quot;;IF([.D46]=-1;&quot;-&quot;;[.D46]));IF(AND([.D46]=0;[.F46]&lt;&gt;0);&quot;&quot;;IF([.E46]=1;&quot;x&quot;;&quot;x/&quot;));IF([.E46]=1;&quot;&quot;;[.E46]);IF(AND([.D46]&lt;&gt;0;ABS([.F46])&lt;&gt;0);[.H46];&quot;&quot;);IF([.F46]&lt;&gt;0;ABS([.F46]);&quot;&quot;))" office:value-type="string" office:string-value="y=3x/10+10" calcext:value-type="string">
            <text:p>y=3x/10+10</text:p>
          </table:table-cell>
          <table:table-cell table:style-name="ce231" table:formula="of:=RANK([.A46];[.$A$32:.$A$51];0)" office:value-type="float" office:value="19" calcext:value-type="float">
            <text:p>19</text:p>
          </table:table-cell>
          <table:table-cell table:style-name="ce233" table:formula="of:=INDEX([.$I$32:.$I$51];[.J46])" office:value-type="string" office:string-value="y=-3x/2+12" calcext:value-type="string">
            <text:p>y=-3x/2+12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6])*[.M46]/INDEX([.$E$32:.$E$51];[.J46])+IF(INDEX([.$H$32:.$H$51];[.J46])=&quot;-&quot;;-1;1)*INDEX([.$F$32:.$F$51];[.J46])/INDEX([.$G$32:.$G$51];[.J46])" office:value-type="float" office:value="28.5" calcext:value-type="float">
            <text:p>28,5</text:p>
          </table:table-cell>
          <table:table-cell table:style-name="ce230" table:formula="of:=INDEX([.$D$32:.$D$51];[.J46])*[.N46]/INDEX([.$E$32:.$E$51];[.J46])+IF(INDEX([.$H$32:.$H$51];[.J46])=&quot;-&quot;;-1;1)*INDEX([.$F$32:.$F$51];[.J46])/INDEX([.$G$32:.$G$51];[.J46])" office:value-type="float" office:value="-4.5" calcext:value-type="float">
            <text:p>-4,5</text:p>
          </table:table-cell>
          <table:table-cell/>
          <table:table-cell table:style-name="ce257" office:value-type="float" office:value="3" calcext:value-type="float">
            <text:p>3</text:p>
          </table:table-cell>
          <table:table-cell table:style-name="ce257" office:value-type="float" office:value="10" calcext:value-type="float">
            <text:p>10</text:p>
          </table:table-cell>
          <table:table-cell table:style-name="ce257" table:formula="of:=GCD(ABS([.R46]);ABS([.S46]))" office:value-type="float" office:value="1" calcext:value-type="float">
            <text:p>1</text:p>
          </table:table-cell>
          <table:table-cell table:style-name="ce257" table:formula="of:=[.R46]/[.T46]" office:value-type="float" office:value="3" calcext:value-type="float">
            <text:p>3</text:p>
          </table:table-cell>
          <table:table-cell table:style-name="ce257" table:formula="of:=[.S46]/[.T46]" office:value-type="float" office:value="10" calcext:value-type="float">
            <text:p>10</text:p>
          </table:table-cell>
          <table:table-cell table:style-name="ce283" table:formula="of:=[.U46]/[.V46]" office:value-type="float" office:value="0.3" calcext:value-type="float">
            <text:p><text:s/>3/10</text:p>
          </table:table-cell>
          <table:table-cell table:style-name="ce283" table:formula="of:=IF([.D46]=0;&quot;0&quot;;(IF([.D46]=[.E46];&quot;1&quot;;(IF([.D46]=-[.E46];&quot;-1&quot;;IF([.E46]=1;TEXT([.D46];10);[.W46]))))))" office:value-type="float" office:value="0.3" calcext:value-type="float">
            <text:p><text:s/>3/10</text:p>
          </table:table-cell>
          <table:table-cell table:number-columns-repeated="40"/>
        </table:table-row>
        <table:table-row table:style-name="ro5">
          <table:table-cell table:style-name="ce231" office:value-type="float" office:value="0.355446423859076" calcext:value-type="float">
            <text:p>0,355446423859076</text:p>
          </table:table-cell>
          <table:table-cell table:style-name="ce231" office:value-type="float" office:value="16" calcext:value-type="float">
            <text:p>16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7]/[.T47]" office:value-type="float" office:value="1" calcext:value-type="float">
            <text:p>1</text:p>
          </table:table-cell>
          <table:table-cell table:style-name="ce257" table:formula="of:=[.S47]/[.T47]" office:value-type="float" office:value="2" calcext:value-type="float">
            <text:p>2</text:p>
          </table:table-cell>
          <table:table-cell table:style-name="ce231" office:value-type="float" office:value="4" calcext:value-type="float">
            <text:p>4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7]&lt;500000;&quot;+&quot;;&quot;-&quot;)" office:value-type="string" office:string-value="+" calcext:value-type="string">
            <text:p>+</text:p>
          </table:table-cell>
          <table:table-cell table:style-name="ce242" table:formula="of:=CONCATENATE([.C47];IF(OR([.D47]=0;[.D47]=1);&quot;&quot;;IF([.D47]=-1;&quot;-&quot;;[.D47]));IF(AND([.D47]=0;[.F47]&lt;&gt;0);&quot;&quot;;IF([.E47]=1;&quot;x&quot;;&quot;x/&quot;));IF([.E47]=1;&quot;&quot;;[.E47]);IF(AND([.D47]&lt;&gt;0;ABS([.F47])&lt;&gt;0);[.H47];&quot;&quot;);IF([.F47]&lt;&gt;0;ABS([.F47]);&quot;&quot;))" office:value-type="string" office:string-value="y=x/2+4" calcext:value-type="string">
            <text:p>y=x/2+4</text:p>
          </table:table-cell>
          <table:table-cell table:style-name="ce231" table:formula="of:=RANK([.A47];[.$A$32:.$A$51];0)" office:value-type="float" office:value="15" calcext:value-type="float">
            <text:p>15</text:p>
          </table:table-cell>
          <table:table-cell table:style-name="ce233" table:formula="of:=INDEX([.$I$32:.$I$51];[.J47])" office:value-type="string" office:string-value="y=3x/10+10" calcext:value-type="string">
            <text:p>y=3x/10+10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7])*[.M47]/INDEX([.$E$32:.$E$51];[.J47])+IF(INDEX([.$H$32:.$H$51];[.J47])=&quot;-&quot;;-1;1)*INDEX([.$F$32:.$F$51];[.J47])/INDEX([.$G$32:.$G$51];[.J47])" office:value-type="float" office:value="6.7" calcext:value-type="float">
            <text:p>6,7</text:p>
          </table:table-cell>
          <table:table-cell table:style-name="ce230" table:formula="of:=INDEX([.$D$32:.$D$51];[.J47])*[.N47]/INDEX([.$E$32:.$E$51];[.J47])+IF(INDEX([.$H$32:.$H$51];[.J47])=&quot;-&quot;;-1;1)*INDEX([.$F$32:.$F$51];[.J47])/INDEX([.$G$32:.$G$51];[.J47])" office:value-type="float" office:value="13.3" calcext:value-type="float">
            <text:p>13,3</text:p>
          </table:table-cell>
          <table:table-cell/>
          <table:table-cell table:style-name="ce257" office:value-type="float" office:value="3" calcext:value-type="float">
            <text:p>3</text:p>
          </table:table-cell>
          <table:table-cell table:style-name="ce257" office:value-type="float" office:value="6" calcext:value-type="float">
            <text:p>6</text:p>
          </table:table-cell>
          <table:table-cell table:style-name="ce257" table:formula="of:=GCD(ABS([.R47]);ABS([.S47]))" office:value-type="float" office:value="3" calcext:value-type="float">
            <text:p>3</text:p>
          </table:table-cell>
          <table:table-cell table:style-name="ce257" table:formula="of:=[.R47]/[.T47]" office:value-type="float" office:value="1" calcext:value-type="float">
            <text:p>1</text:p>
          </table:table-cell>
          <table:table-cell table:style-name="ce257" table:formula="of:=[.S47]/[.T47]" office:value-type="float" office:value="2" calcext:value-type="float">
            <text:p>2</text:p>
          </table:table-cell>
          <table:table-cell table:style-name="ce283" table:formula="of:=[.U47]/[.V47]" office:value-type="float" office:value="0.5" calcext:value-type="float">
            <text:p><text:s/>1/2 </text:p>
          </table:table-cell>
          <table:table-cell table:style-name="ce283" table:formula="of:=IF([.D47]=0;&quot;0&quot;;(IF([.D47]=[.E47];&quot;1&quot;;(IF([.D47]=-[.E47];&quot;-1&quot;;IF([.E47]=1;TEXT([.D47];10);[.W47]))))))" office:value-type="float" office:value="0.5" calcext:value-type="float">
            <text:p><text:s/>1/2 </text:p>
          </table:table-cell>
          <table:table-cell table:number-columns-repeated="40"/>
        </table:table-row>
        <table:table-row table:style-name="ro5">
          <table:table-cell table:style-name="ce231" office:value-type="float" office:value="0.976435241772539" calcext:value-type="float">
            <text:p>0,976435241772539</text:p>
          </table:table-cell>
          <table:table-cell table:style-name="ce231" office:value-type="float" office:value="17" calcext:value-type="float">
            <text:p>17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8]/[.T48]" office:value-type="float" office:value="7" calcext:value-type="float">
            <text:p>7</text:p>
          </table:table-cell>
          <table:table-cell table:style-name="ce257" table:formula="of:=[.S48]/[.T48]" office:value-type="float" office:value="6" calcext:value-type="float">
            <text:p>6</text:p>
          </table:table-cell>
          <table:table-cell table:style-name="ce231" office:value-type="float" office:value="3" calcext:value-type="float">
            <text:p>3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8]&lt;500000;&quot;+&quot;;&quot;-&quot;)" office:value-type="string" office:string-value="+" calcext:value-type="string">
            <text:p>+</text:p>
          </table:table-cell>
          <table:table-cell table:style-name="ce242" table:formula="of:=CONCATENATE([.C48];IF(OR([.D48]=0;[.D48]=1);&quot;&quot;;IF([.D48]=-1;&quot;-&quot;;[.D48]));IF(AND([.D48]=0;[.F48]&lt;&gt;0);&quot;&quot;;IF([.E48]=1;&quot;x&quot;;&quot;x/&quot;));IF([.E48]=1;&quot;&quot;;[.E48]);IF(AND([.D48]&lt;&gt;0;ABS([.F48])&lt;&gt;0);[.H48];&quot;&quot;);IF([.F48]&lt;&gt;0;ABS([.F48]);&quot;&quot;))" office:value-type="string" office:string-value="y=7x/6+3" calcext:value-type="string">
            <text:p>y=7x/6+3</text:p>
          </table:table-cell>
          <table:table-cell table:style-name="ce231" table:formula="of:=RANK([.A48];[.$A$32:.$A$51];0)" office:value-type="float" office:value="1" calcext:value-type="float">
            <text:p>1</text:p>
          </table:table-cell>
          <table:table-cell table:style-name="ce233" table:formula="of:=INDEX([.$I$32:.$I$51];[.J48])" office:value-type="string" office:string-value="y=6x/11+7" calcext:value-type="string">
            <text:p>y=6x/11+7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8])*[.M48]/INDEX([.$E$32:.$E$51];[.J48])+IF(INDEX([.$H$32:.$H$51];[.J48])=&quot;-&quot;;-1;1)*INDEX([.$F$32:.$F$51];[.J48])/INDEX([.$G$32:.$G$51];[.J48])" office:value-type="float" office:value="1" calcext:value-type="float">
            <text:p>1</text:p>
          </table:table-cell>
          <table:table-cell table:style-name="ce230" table:formula="of:=INDEX([.$D$32:.$D$51];[.J48])*[.N48]/INDEX([.$E$32:.$E$51];[.J48])+IF(INDEX([.$H$32:.$H$51];[.J48])=&quot;-&quot;;-1;1)*INDEX([.$F$32:.$F$51];[.J48])/INDEX([.$G$32:.$G$51];[.J48])" office:value-type="float" office:value="13" calcext:value-type="float">
            <text:p>13</text:p>
          </table:table-cell>
          <table:table-cell/>
          <table:table-cell table:style-name="ce257" office:value-type="float" office:value="7" calcext:value-type="float">
            <text:p>7</text:p>
          </table:table-cell>
          <table:table-cell table:style-name="ce257" office:value-type="float" office:value="6" calcext:value-type="float">
            <text:p>6</text:p>
          </table:table-cell>
          <table:table-cell table:style-name="ce257" table:formula="of:=GCD(ABS([.R48]);ABS([.S48]))" office:value-type="float" office:value="1" calcext:value-type="float">
            <text:p>1</text:p>
          </table:table-cell>
          <table:table-cell table:style-name="ce257" table:formula="of:=[.R48]/[.T48]" office:value-type="float" office:value="7" calcext:value-type="float">
            <text:p>7</text:p>
          </table:table-cell>
          <table:table-cell table:style-name="ce257" table:formula="of:=[.S48]/[.T48]" office:value-type="float" office:value="6" calcext:value-type="float">
            <text:p>6</text:p>
          </table:table-cell>
          <table:table-cell table:style-name="ce283" table:formula="of:=[.U48]/[.V48]" office:value-type="float" office:value="1.16666666666667" calcext:value-type="float">
            <text:p><text:s/>7/6 </text:p>
          </table:table-cell>
          <table:table-cell table:style-name="ce283" table:formula="of:=IF([.D48]=0;&quot;0&quot;;(IF([.D48]=[.E48];&quot;1&quot;;(IF([.D48]=-[.E48];&quot;-1&quot;;IF([.E48]=1;TEXT([.D48];10);[.W48]))))))" office:value-type="float" office:value="1.16666666666667" calcext:value-type="float">
            <text:p><text:s/>7/6 </text:p>
          </table:table-cell>
          <table:table-cell table:number-columns-repeated="40"/>
        </table:table-row>
        <table:table-row table:style-name="ro5">
          <table:table-cell table:style-name="ce231" office:value-type="float" office:value="0.460831631450182" calcext:value-type="float">
            <text:p>0,460831631450182</text:p>
          </table:table-cell>
          <table:table-cell table:style-name="ce231" office:value-type="float" office:value="18" calcext:value-type="float">
            <text:p>18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9]/[.T49]" office:value-type="float" office:value="7" calcext:value-type="float">
            <text:p>7</text:p>
          </table:table-cell>
          <table:table-cell table:style-name="ce257" table:formula="of:=[.S49]/[.T49]" office:value-type="float" office:value="10" calcext:value-type="float">
            <text:p>10</text:p>
          </table:table-cell>
          <table:table-cell table:style-name="ce231" office:value-type="float" office:value="7" calcext:value-type="float">
            <text:p>7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9]&lt;500000;&quot;+&quot;;&quot;-&quot;)" office:value-type="string" office:string-value="+" calcext:value-type="string">
            <text:p>+</text:p>
          </table:table-cell>
          <table:table-cell table:style-name="ce242" table:formula="of:=CONCATENATE([.C49];IF(OR([.D49]=0;[.D49]=1);&quot;&quot;;IF([.D49]=-1;&quot;-&quot;;[.D49]));IF(AND([.D49]=0;[.F49]&lt;&gt;0);&quot;&quot;;IF([.E49]=1;&quot;x&quot;;&quot;x/&quot;));IF([.E49]=1;&quot;&quot;;[.E49]);IF(AND([.D49]&lt;&gt;0;ABS([.F49])&lt;&gt;0);[.H49];&quot;&quot;);IF([.F49]&lt;&gt;0;ABS([.F49]);&quot;&quot;))" office:value-type="string" office:string-value="y=7x/10+7" calcext:value-type="string">
            <text:p>y=7x/10+7</text:p>
          </table:table-cell>
          <table:table-cell table:style-name="ce231" table:formula="of:=RANK([.A49];[.$A$32:.$A$51];0)" office:value-type="float" office:value="12" calcext:value-type="float">
            <text:p>12</text:p>
          </table:table-cell>
          <table:table-cell table:style-name="ce233" table:formula="of:=INDEX([.$I$32:.$I$51];[.J49])" office:value-type="string" office:string-value="y=2x/5+6" calcext:value-type="string">
            <text:p>y=2x/5+6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9])*[.M49]/INDEX([.$E$32:.$E$51];[.J49])+IF(INDEX([.$H$32:.$H$51];[.J49])=&quot;-&quot;;-1;1)*INDEX([.$F$32:.$F$51];[.J49])/INDEX([.$G$32:.$G$51];[.J49])" office:value-type="float" office:value="1.6" calcext:value-type="float">
            <text:p>1,6</text:p>
          </table:table-cell>
          <table:table-cell table:style-name="ce230" table:formula="of:=INDEX([.$D$32:.$D$51];[.J49])*[.N49]/INDEX([.$E$32:.$E$51];[.J49])+IF(INDEX([.$H$32:.$H$51];[.J49])=&quot;-&quot;;-1;1)*INDEX([.$F$32:.$F$51];[.J49])/INDEX([.$G$32:.$G$51];[.J49])" office:value-type="float" office:value="10.4" calcext:value-type="float">
            <text:p>10,4</text:p>
          </table:table-cell>
          <table:table-cell/>
          <table:table-cell table:style-name="ce257" office:value-type="float" office:value="7" calcext:value-type="float">
            <text:p>7</text:p>
          </table:table-cell>
          <table:table-cell table:style-name="ce257" office:value-type="float" office:value="10" calcext:value-type="float">
            <text:p>10</text:p>
          </table:table-cell>
          <table:table-cell table:style-name="ce257" table:formula="of:=GCD(ABS([.R49]);ABS([.S49]))" office:value-type="float" office:value="1" calcext:value-type="float">
            <text:p>1</text:p>
          </table:table-cell>
          <table:table-cell table:style-name="ce257" table:formula="of:=[.R49]/[.T49]" office:value-type="float" office:value="7" calcext:value-type="float">
            <text:p>7</text:p>
          </table:table-cell>
          <table:table-cell table:style-name="ce257" table:formula="of:=[.S49]/[.T49]" office:value-type="float" office:value="10" calcext:value-type="float">
            <text:p>10</text:p>
          </table:table-cell>
          <table:table-cell table:style-name="ce283" table:formula="of:=[.U49]/[.V49]" office:value-type="float" office:value="0.7" calcext:value-type="float">
            <text:p><text:s/>7/10</text:p>
          </table:table-cell>
          <table:table-cell table:style-name="ce283" table:formula="of:=IF([.D49]=0;&quot;0&quot;;(IF([.D49]=[.E49];&quot;1&quot;;(IF([.D49]=-[.E49];&quot;-1&quot;;IF([.E49]=1;TEXT([.D49];10);[.W49]))))))" office:value-type="float" office:value="0.7" calcext:value-type="float">
            <text:p><text:s/>7/10</text:p>
          </table:table-cell>
          <table:table-cell table:number-columns-repeated="40"/>
        </table:table-row>
        <table:table-row table:style-name="ro5">
          <table:table-cell table:style-name="ce231" office:value-type="float" office:value="0.674105364976741" calcext:value-type="float">
            <text:p>0,674105364976741</text:p>
          </table:table-cell>
          <table:table-cell table:style-name="ce231" office:value-type="float" office:value="19" calcext:value-type="float">
            <text:p>19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50]/[.T50]" office:value-type="float" office:value="-3" calcext:value-type="float">
            <text:p>-3</text:p>
          </table:table-cell>
          <table:table-cell table:style-name="ce257" table:formula="of:=[.S50]/[.T50]" office:value-type="float" office:value="2" calcext:value-type="float">
            <text:p>2</text:p>
          </table:table-cell>
          <table:table-cell table:style-name="ce231" office:value-type="float" office:value="12" calcext:value-type="float">
            <text:p>12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50]&lt;500000;&quot;+&quot;;&quot;-&quot;)" office:value-type="string" office:string-value="+" calcext:value-type="string">
            <text:p>+</text:p>
          </table:table-cell>
          <table:table-cell table:style-name="ce242" table:formula="of:=CONCATENATE([.C50];IF(OR([.D50]=0;[.D50]=1);&quot;&quot;;IF([.D50]=-1;&quot;-&quot;;[.D50]));IF(AND([.D50]=0;[.F50]&lt;&gt;0);&quot;&quot;;IF([.E50]=1;&quot;x&quot;;&quot;x/&quot;));IF([.E50]=1;&quot;&quot;;[.E50]);IF(AND([.D50]&lt;&gt;0;ABS([.F50])&lt;&gt;0);[.H50];&quot;&quot;);IF([.F50]&lt;&gt;0;ABS([.F50]);&quot;&quot;))" office:value-type="string" office:string-value="y=-3x/2+12" calcext:value-type="string">
            <text:p>y=-3x/2+12</text:p>
          </table:table-cell>
          <table:table-cell table:style-name="ce231" table:formula="of:=RANK([.A50];[.$A$32:.$A$51];0)" office:value-type="float" office:value="7" calcext:value-type="float">
            <text:p>7</text:p>
          </table:table-cell>
          <table:table-cell table:style-name="ce233" table:formula="of:=INDEX([.$I$32:.$I$51];[.J50])" office:value-type="string" office:string-value="y=3x+8" calcext:value-type="string">
            <text:p>y=3x+8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50])*[.M50]/INDEX([.$E$32:.$E$51];[.J50])+IF(INDEX([.$H$32:.$H$51];[.J50])=&quot;-&quot;;-1;1)*INDEX([.$F$32:.$F$51];[.J50])/INDEX([.$G$32:.$G$51];[.J50])" office:value-type="float" office:value="-25" calcext:value-type="float">
            <text:p>-25</text:p>
          </table:table-cell>
          <table:table-cell table:style-name="ce230" table:formula="of:=INDEX([.$D$32:.$D$51];[.J50])*[.N50]/INDEX([.$E$32:.$E$51];[.J50])+IF(INDEX([.$H$32:.$H$51];[.J50])=&quot;-&quot;;-1;1)*INDEX([.$F$32:.$F$51];[.J50])/INDEX([.$G$32:.$G$51];[.J50])" office:value-type="float" office:value="41" calcext:value-type="float">
            <text:p>41</text:p>
          </table:table-cell>
          <table:table-cell/>
          <table:table-cell table:style-name="ce257" office:value-type="float" office:value="-3" calcext:value-type="float">
            <text:p>-3</text:p>
          </table:table-cell>
          <table:table-cell table:style-name="ce257" office:value-type="float" office:value="2" calcext:value-type="float">
            <text:p>2</text:p>
          </table:table-cell>
          <table:table-cell table:style-name="ce257" table:formula="of:=GCD(ABS([.R50]);ABS([.S50]))" office:value-type="float" office:value="1" calcext:value-type="float">
            <text:p>1</text:p>
          </table:table-cell>
          <table:table-cell table:style-name="ce257" table:formula="of:=[.R50]/[.T50]" office:value-type="float" office:value="-3" calcext:value-type="float">
            <text:p>-3</text:p>
          </table:table-cell>
          <table:table-cell table:style-name="ce257" table:formula="of:=[.S50]/[.T50]" office:value-type="float" office:value="2" calcext:value-type="float">
            <text:p>2</text:p>
          </table:table-cell>
          <table:table-cell table:style-name="ce283" table:formula="of:=[.U50]/[.V50]" office:value-type="float" office:value="-1.5" calcext:value-type="float">
            <text:p>- 3/2 </text:p>
          </table:table-cell>
          <table:table-cell table:style-name="ce283" table:formula="of:=IF([.D50]=0;&quot;0&quot;;(IF([.D50]=[.E50];&quot;1&quot;;(IF([.D50]=-[.E50];&quot;-1&quot;;IF([.E50]=1;TEXT([.D50];10);[.W50]))))))" office:value-type="float" office:value="-1.5" calcext:value-type="float">
            <text:p>- 3/2 </text:p>
          </table:table-cell>
          <table:table-cell table:number-columns-repeated="40"/>
        </table:table-row>
        <table:table-row table:style-name="ro5">
          <table:table-cell table:style-name="ce231" office:value-type="float" office:value="0.925355023564228" calcext:value-type="float">
            <text:p>0,925355023564228</text:p>
          </table:table-cell>
          <table:table-cell table:style-name="ce231" office:value-type="float" office:value="20" calcext:value-type="float">
            <text:p>20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51]/[.T51]" office:value-type="float" office:value="-5" calcext:value-type="float">
            <text:p>-5</text:p>
          </table:table-cell>
          <table:table-cell table:style-name="ce257" table:formula="of:=[.S51]/[.T51]" office:value-type="float" office:value="8" calcext:value-type="float">
            <text:p>8</text:p>
          </table:table-cell>
          <table:table-cell table:style-name="ce231" office:value-type="float" office:value="5" calcext:value-type="float">
            <text:p>5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51]&lt;500000;&quot;+&quot;;&quot;-&quot;)" office:value-type="string" office:string-value="+" calcext:value-type="string">
            <text:p>+</text:p>
          </table:table-cell>
          <table:table-cell table:style-name="ce242" table:formula="of:=CONCATENATE([.C51];IF(OR([.D51]=0;[.D51]=1);&quot;&quot;;IF([.D51]=-1;&quot;-&quot;;[.D51]));IF(AND([.D51]=0;[.F51]&lt;&gt;0);&quot;&quot;;IF([.E51]=1;&quot;x&quot;;&quot;x/&quot;));IF([.E51]=1;&quot;&quot;;[.E51]);IF(AND([.D51]&lt;&gt;0;ABS([.F51])&lt;&gt;0);[.H51];&quot;&quot;);IF([.F51]&lt;&gt;0;ABS([.F51]);&quot;&quot;))" office:value-type="string" office:string-value="y=-5x/8+5" calcext:value-type="string">
            <text:p>y=-5x/8+5</text:p>
          </table:table-cell>
          <table:table-cell table:style-name="ce231" table:formula="of:=RANK([.A51];[.$A$32:.$A$51];0)" office:value-type="float" office:value="3" calcext:value-type="float">
            <text:p>3</text:p>
          </table:table-cell>
          <table:table-cell table:style-name="ce233" table:formula="of:=INDEX([.$I$32:.$I$51];[.J51])" office:value-type="string" office:string-value="y=-7x/12+8" calcext:value-type="string">
            <text:p>y=-7x/12+8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51])*[.M51]/INDEX([.$E$32:.$E$51];[.J51])+IF(INDEX([.$H$32:.$H$51];[.J51])=&quot;-&quot;;-1;1)*INDEX([.$F$32:.$F$51];[.J51])/INDEX([.$G$32:.$G$51];[.J51])" office:value-type="float" office:value="14.4166666666667" calcext:value-type="float">
            <text:p>14,4166666666667</text:p>
          </table:table-cell>
          <table:table-cell table:style-name="ce230" table:formula="of:=INDEX([.$D$32:.$D$51];[.J51])*[.N51]/INDEX([.$E$32:.$E$51];[.J51])+IF(INDEX([.$H$32:.$H$51];[.J51])=&quot;-&quot;;-1;1)*INDEX([.$F$32:.$F$51];[.J51])/INDEX([.$G$32:.$G$51];[.J51])" office:value-type="float" office:value="1.58333333333333" calcext:value-type="float">
            <text:p>1,58333333333333</text:p>
          </table:table-cell>
          <table:table-cell/>
          <table:table-cell table:style-name="ce257" office:value-type="float" office:value="-5" calcext:value-type="float">
            <text:p>-5</text:p>
          </table:table-cell>
          <table:table-cell table:style-name="ce257" office:value-type="float" office:value="8" calcext:value-type="float">
            <text:p>8</text:p>
          </table:table-cell>
          <table:table-cell table:style-name="ce257" table:formula="of:=GCD(ABS([.R51]);ABS([.S51]))" office:value-type="float" office:value="1" calcext:value-type="float">
            <text:p>1</text:p>
          </table:table-cell>
          <table:table-cell table:style-name="ce257" table:formula="of:=[.R51]/[.T51]" office:value-type="float" office:value="-5" calcext:value-type="float">
            <text:p>-5</text:p>
          </table:table-cell>
          <table:table-cell table:style-name="ce257" table:formula="of:=[.S51]/[.T51]" office:value-type="float" office:value="8" calcext:value-type="float">
            <text:p>8</text:p>
          </table:table-cell>
          <table:table-cell table:style-name="ce283" table:formula="of:=[.U51]/[.V51]" office:value-type="float" office:value="-0.625" calcext:value-type="float">
            <text:p>- 5/8 </text:p>
          </table:table-cell>
          <table:table-cell table:style-name="ce283" table:formula="of:=IF([.D51]=0;&quot;0&quot;;(IF([.D51]=[.E51];&quot;1&quot;;(IF([.D51]=-[.E51];&quot;-1&quot;;IF([.E51]=1;TEXT([.D51];10);[.W51]))))))" office:value-type="float" office:value="-0.625" calcext:value-type="float">
            <text:p>- 5/8 </text:p>
          </table:table-cell>
          <table:table-cell table:number-columns-repeated="40"/>
        </table:table-row>
        <table:table-row table:style-name="ro5">
          <table:table-cell table:number-columns-repeated="64"/>
        </table:table-row>
        <table:table-row table:style-name="ro15">
          <table:table-cell/>
          <table:table-cell table:style-name="ce240" office:value-type="string" calcext:value-type="string">
            <text:p>x<text:span text:style-name="T14">A</text:span></text:p>
          </table:table-cell>
          <table:table-cell table:style-name="ce240" office:value-type="string" calcext:value-type="string">
            <text:p>y<text:span text:style-name="T15">A</text:span></text:p>
          </table:table-cell>
          <table:table-cell table:style-name="ce240" office:value-type="string" calcext:value-type="string">
            <text:p>x<text:span text:style-name="T15">B</text:span></text:p>
          </table:table-cell>
          <table:table-cell table:style-name="ce240" office:value-type="string" calcext:value-type="string">
            <text:p>y<text:span text:style-name="T15">B</text:span></text:p>
          </table:table-cell>
          <table:table-cell table:number-columns-repeated="16"/>
          <table:table-cell table:style-name="ce298" office:value-type="string" calcext:value-type="string">
            <text:p>Dénom</text:p>
          </table:table-cell>
          <table:table-cell table:number-columns-repeated="2" table:style-name="ce298" office:value-type="string" calcext:value-type="string">
            <text:p>Fraction</text:p>
          </table:table-cell>
          <table:table-cell table:number-columns-repeated="40"/>
        </table:table-row>
        <table:table-row table:style-name="ro5">
          <table:table-cell/>
          <table:table-cell table:style-name="ce233" office:value-type="float" office:value="-1" calcext:value-type="float">
            <text:p>-1</text:p>
          </table:table-cell>
          <table:table-cell table:style-name="ce233" office:value-type="float" office:value="-2" calcext:value-type="float">
            <text:p>-2</text:p>
          </table:table-cell>
          <table:table-cell table:style-name="ce233" office:value-type="float" office:value="10" calcext:value-type="float">
            <text:p>10</text:p>
          </table:table-cell>
          <table:table-cell table:style-name="ce233" office:value-type="float" office:value="4" calcext:value-type="float">
            <text:p>4</text:p>
          </table:table-cell>
          <table:table-cell table:number-columns-repeated="12"/>
          <table:table-cell table:style-name="ce298" office:value-type="string" calcext:value-type="string">
            <text:p>Num</text:p>
          </table:table-cell>
          <table:table-cell table:style-name="ce298" office:value-type="string" calcext:value-type="string">
            <text:p>Dénom</text:p>
          </table:table-cell>
          <table:table-cell table:style-name="ce298" office:value-type="string" calcext:value-type="string">
            <text:p>PGCD</text:p>
          </table:table-cell>
          <table:table-cell table:style-name="ce298" office:value-type="string" calcext:value-type="string">
            <text:p>Num simp</text:p>
          </table:table-cell>
          <table:table-cell table:number-columns-repeated="3" table:style-name="ce298" office:value-type="string" calcext:value-type="string">
            <text:p>simp</text:p>
          </table:table-cell>
          <table:table-cell table:number-columns-repeated="40"/>
        </table:table-row>
        <table:table-row table:style-name="ro5">
          <table:table-cell/>
          <table:table-cell table:style-name="ce233" office:value-type="float" office:value="-4" calcext:value-type="float">
            <text:p>-4</text:p>
          </table:table-cell>
          <table:table-cell table:style-name="ce233" office:value-type="float" office:value="-10" calcext:value-type="float">
            <text:p>-10</text:p>
          </table:table-cell>
          <table:table-cell table:style-name="ce233" office:value-type="float" office:value="9" calcext:value-type="float">
            <text:p>9</text:p>
          </table:table-cell>
          <table:table-cell table:style-name="ce233" office:value-type="float" office:value="-3" calcext:value-type="float">
            <text:p>-3</text:p>
          </table:table-cell>
          <table:table-cell table:number-columns-repeated="12"/>
          <table:table-cell table:style-name="ce233" table:formula="of:=[.C54]*([.D54]-[.B54])-[.B54]*([.E54]-[.C54])" office:value-type="float" office:value="-16" calcext:value-type="float">
            <text:p>-16</text:p>
          </table:table-cell>
          <table:table-cell table:style-name="ce233" table:formula="of:=[.D54]-[.B54]" office:value-type="float" office:value="11" calcext:value-type="float">
            <text:p>11</text:p>
          </table:table-cell>
          <table:table-cell table:style-name="ce262" table:formula="of:=GCD(ABS([.R55]);ABS([.S55]))" office:value-type="float" office:value="1" calcext:value-type="float">
            <text:p>1</text:p>
          </table:table-cell>
          <table:table-cell table:style-name="ce262" table:formula="of:=[.R55]/[.T55]" office:value-type="float" office:value="-16" calcext:value-type="float">
            <text:p>-16</text:p>
          </table:table-cell>
          <table:table-cell table:style-name="ce262" table:formula="of:=[.S55]/[.T55]" office:value-type="float" office:value="11" calcext:value-type="float">
            <text:p>11</text:p>
          </table:table-cell>
          <table:table-cell table:style-name="ce289" table:formula="of:=[.U55]/[.V55]" office:value-type="float" office:value="-1.45454545454545" calcext:value-type="float">
            <text:p>-16/11</text:p>
          </table:table-cell>
          <table:table-cell table:style-name="ce289" table:formula="of:=IF([.U55]=0;&quot;0&quot;;(IF([.U55]=[.V55];&quot;1&quot;;(IF([.U55]=-[.V55];&quot;-1&quot;;IF([.V55]=1;TEXT([.U55];10);[.W55]))))))" office:value-type="float" office:value="-1.45454545454545" calcext:value-type="float">
            <text:p>-16/11</text:p>
          </table:table-cell>
          <table:table-cell table:number-columns-repeated="40"/>
        </table:table-row>
        <table:table-row table:style-name="ro5">
          <table:table-cell/>
          <table:table-cell table:style-name="ce233" office:value-type="float" office:value="-4" calcext:value-type="float">
            <text:p>-4</text:p>
          </table:table-cell>
          <table:table-cell table:style-name="ce233" office:value-type="float" office:value="5" calcext:value-type="float">
            <text:p>5</text:p>
          </table:table-cell>
          <table:table-cell table:style-name="ce233" office:value-type="float" office:value="8" calcext:value-type="float">
            <text:p>8</text:p>
          </table:table-cell>
          <table:table-cell table:style-name="ce233" office:value-type="float" office:value="-2" calcext:value-type="float">
            <text:p>-2</text:p>
          </table:table-cell>
          <table:table-cell table:number-columns-repeated="12"/>
          <table:table-cell table:style-name="ce233" table:formula="of:=[.C55]*([.D55]-[.B55])-[.B55]*([.E55]-[.C55])" office:value-type="float" office:value="-102" calcext:value-type="float">
            <text:p>-102</text:p>
          </table:table-cell>
          <table:table-cell table:style-name="ce233" table:formula="of:=[.D55]-[.B55]" office:value-type="float" office:value="13" calcext:value-type="float">
            <text:p>13</text:p>
          </table:table-cell>
          <table:table-cell table:style-name="ce262" table:formula="of:=GCD(ABS([.R56]);ABS([.S56]))" office:value-type="float" office:value="1" calcext:value-type="float">
            <text:p>1</text:p>
          </table:table-cell>
          <table:table-cell table:style-name="ce262" table:formula="of:=[.R56]/[.T56]" office:value-type="float" office:value="-102" calcext:value-type="float">
            <text:p>-102</text:p>
          </table:table-cell>
          <table:table-cell table:style-name="ce262" table:formula="of:=[.S56]/[.T56]" office:value-type="float" office:value="13" calcext:value-type="float">
            <text:p>13</text:p>
          </table:table-cell>
          <table:table-cell table:style-name="ce289" table:formula="of:=[.U56]/[.V56]" office:value-type="float" office:value="-7.84615384615385" calcext:value-type="float">
            <text:p>-102/13</text:p>
          </table:table-cell>
          <table:table-cell table:style-name="ce289" table:formula="of:=IF([.U56]=0;&quot;0&quot;;(IF([.U56]=[.V56];&quot;1&quot;;(IF([.U56]=-[.V56];&quot;-1&quot;;IF([.V56]=1;TEXT([.U56];10);[.W56]))))))" office:value-type="float" office:value="-7.84615384615385" calcext:value-type="float">
            <text:p>-102/13</text:p>
          </table:table-cell>
          <table:table-cell table:number-columns-repeated="40"/>
        </table:table-row>
        <table:table-row table:style-name="ro5">
          <table:table-cell/>
          <table:table-cell table:style-name="ce233" office:value-type="float" office:value="-9" calcext:value-type="float">
            <text:p>-9</text:p>
          </table:table-cell>
          <table:table-cell table:style-name="ce233" office:value-type="float" office:value="6" calcext:value-type="float">
            <text:p>6</text:p>
          </table:table-cell>
          <table:table-cell table:style-name="ce233" office:value-type="float" office:value="7" calcext:value-type="float">
            <text:p>7</text:p>
          </table:table-cell>
          <table:table-cell table:style-name="ce233" office:value-type="float" office:value="2" calcext:value-type="float">
            <text:p>2</text:p>
          </table:table-cell>
          <table:table-cell table:number-columns-repeated="12"/>
          <table:table-cell table:style-name="ce233" table:formula="of:=[.C56]*([.D56]-[.B56])-[.B56]*([.E56]-[.C56])" office:value-type="float" office:value="32" calcext:value-type="float">
            <text:p>32</text:p>
          </table:table-cell>
          <table:table-cell table:style-name="ce233" table:formula="of:=[.D56]-[.B56]" office:value-type="float" office:value="12" calcext:value-type="float">
            <text:p>12</text:p>
          </table:table-cell>
          <table:table-cell table:style-name="ce262" table:formula="of:=GCD(ABS([.R57]);ABS([.S57]))" office:value-type="float" office:value="4" calcext:value-type="float">
            <text:p>4</text:p>
          </table:table-cell>
          <table:table-cell table:style-name="ce262" table:formula="of:=[.R57]/[.T57]" office:value-type="float" office:value="8" calcext:value-type="float">
            <text:p>8</text:p>
          </table:table-cell>
          <table:table-cell table:style-name="ce262" table:formula="of:=[.S57]/[.T57]" office:value-type="float" office:value="3" calcext:value-type="float">
            <text:p>3</text:p>
          </table:table-cell>
          <table:table-cell table:style-name="ce289" table:formula="of:=[.U57]/[.V57]" office:value-type="float" office:value="2.66666666666667" calcext:value-type="float">
            <text:p><text:s/>8/3 </text:p>
          </table:table-cell>
          <table:table-cell table:style-name="ce289" table:formula="of:=IF([.U57]=0;&quot;0&quot;;(IF([.U57]=[.V57];&quot;1&quot;;(IF([.U57]=-[.V57];&quot;-1&quot;;IF([.V57]=1;TEXT([.U57];10);[.W57]))))))" office:value-type="float" office:value="2.66666666666667" calcext:value-type="float">
            <text:p><text:s/>8/3 </text:p>
          </table:table-cell>
          <table:table-cell table:number-columns-repeated="40"/>
        </table:table-row>
        <table:table-row table:style-name="ro5">
          <table:table-cell/>
          <table:table-cell table:style-name="ce305" table:number-columns-repeated="4"/>
          <table:table-cell table:number-columns-repeated="12"/>
          <table:table-cell table:style-name="ce233" table:formula="of:=[.C57]*([.D57]-[.B57])-[.B57]*([.E57]-[.C57])" office:value-type="float" office:value="60" calcext:value-type="float">
            <text:p>60</text:p>
          </table:table-cell>
          <table:table-cell table:style-name="ce233" table:formula="of:=[.D57]-[.B57]" office:value-type="float" office:value="16" calcext:value-type="float">
            <text:p>16</text:p>
          </table:table-cell>
          <table:table-cell table:style-name="ce262" table:formula="of:=GCD(ABS([.R58]);ABS([.S58]))" office:value-type="float" office:value="4" calcext:value-type="float">
            <text:p>4</text:p>
          </table:table-cell>
          <table:table-cell table:style-name="ce262" table:formula="of:=[.R58]/[.T58]" office:value-type="float" office:value="15" calcext:value-type="float">
            <text:p>15</text:p>
          </table:table-cell>
          <table:table-cell table:style-name="ce262" table:formula="of:=[.S58]/[.T58]" office:value-type="float" office:value="4" calcext:value-type="float">
            <text:p>4</text:p>
          </table:table-cell>
          <table:table-cell table:style-name="ce289" table:formula="of:=[.U58]/[.V58]" office:value-type="float" office:value="3.75" calcext:value-type="float">
            <text:p>15/4 </text:p>
          </table:table-cell>
          <table:table-cell table:style-name="ce289" table:formula="of:=IF([.U58]=0;&quot;0&quot;;(IF([.U58]=[.V58];&quot;1&quot;;(IF([.U58]=-[.V58];&quot;-1&quot;;IF([.V58]=1;TEXT([.U58];10);[.W58]))))))" office:value-type="float" office:value="3.75" calcext:value-type="float">
            <text:p>15/4 </text:p>
          </table:table-cell>
          <table:table-cell table:number-columns-repeated="40"/>
        </table:table-row>
        <table:table-row table:style-name="ro5">
          <table:table-cell table:number-columns-repeated="64"/>
        </table:table-row>
        <table:table-row table:style-name="ro5">
          <table:table-cell table:style-name="ce305"/>
          <table:table-cell table:number-columns-repeated="63"/>
        </table:table-row>
        <table:table-row table:style-name="ro5">
          <table:table-cell table:style-name="ce298" office:value-type="string" calcext:value-type="string">
            <text:p>Aléatoire</text:p>
          </table:table-cell>
          <table:table-cell table:style-name="ce298" office:value-type="string" calcext:value-type="string">
            <text:p>Rang</text:p>
          </table:table-cell>
          <table:table-cell table:style-name="ce251" office:value-type="string" calcext:value-type="string">
            <text:p>a</text:p>
          </table:table-cell>
          <table:table-cell table:style-name="ce251" office:value-type="string" calcext:value-type="string">
            <text:p>b</text:p>
          </table:table-cell>
          <table:table-cell table:style-name="ce251" office:value-type="string" calcext:value-type="string">
            <text:p>c</text:p>
          </table:table-cell>
          <table:table-cell table:style-name="ce298" office:value-type="string" calcext:value-type="string">
            <text:p>Cartésienne</text:p>
          </table:table-cell>
          <table:table-cell table:style-name="ce251" office:value-type="string" calcext:value-type="string">
            <text:p>m</text:p>
          </table:table-cell>
          <table:table-cell table:style-name="ce251" office:value-type="string" calcext:value-type="string">
            <text:p>p</text:p>
          </table:table-cell>
          <table:table-cell table:style-name="ce298" office:value-type="string" calcext:value-type="string">
            <text:p>Réduite</text:p>
          </table:table-cell>
          <table:table-cell table:style-name="ce298" office:value-type="string" calcext:value-type="string">
            <text:p>Choix</text:p>
          </table:table-cell>
          <table:table-cell table:number-columns-repeated="54"/>
        </table:table-row>
        <table:table-row table:style-name="ro5">
          <table:table-cell table:style-name="ce237" office:value-type="float" office:value="0.256217900210154" calcext:value-type="float">
            <text:p>0,256217900210154</text:p>
          </table:table-cell>
          <table:table-cell table:style-name="ce237" office:value-type="float" office:value="1" calcext:value-type="float">
            <text:p>1</text:p>
          </table:table-cell>
          <table:table-cell table:style-name="ce252" office:value-type="float" office:value="8" calcext:value-type="float">
            <text:p>8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office:value-type="float" office:value="9" calcext:value-type="float">
            <text:p>9</text:p>
          </table:table-cell>
          <table:table-cell table:style-name="ce252" table:formula="of:=CONCATENATE(IF(OR([.C62]=0;[.C62]=1);&quot;&quot;;IF([.C62]=-1;&quot;-&quot;;[.C62]));&quot;x&quot;;IF([.D62]=1;&quot;+&quot;;&quot;-&quot;);&quot;y&quot;;IF([.E62]&lt;0;&quot;-&quot;;IF([.E62]&gt;0;&quot;+&quot;;&quot;&quot;));IF([.E62]&lt;&gt;0;ABS([.E62]);&quot;&quot;);&quot;=0&quot;)" office:value-type="string" office:string-value="8x-y+9=0" calcext:value-type="string">
            <text:p>8x-y+9=0</text:p>
          </table:table-cell>
          <table:table-cell table:style-name="ce252" table:formula="of:=-[.C62]/[.D62]" office:value-type="float" office:value="8" calcext:value-type="float">
            <text:p>8</text:p>
          </table:table-cell>
          <table:table-cell table:style-name="ce252" table:formula="of:=-[.E62]/[.D62]" office:value-type="float" office:value="9" calcext:value-type="float">
            <text:p>9</text:p>
          </table:table-cell>
          <table:table-cell table:style-name="ce252" table:formula="of:=CONCATENATE(&quot;y=&quot;;IF(OR([.G62]=0;[.G62]=1);&quot;&quot;;IF([.G62]=-1;&quot;-&quot;;[.G62]));IF([.G62]=0;&quot;&quot;;&quot;x&quot;);IF(OR([.G62]=0;[.H62]=0);&quot;&quot;;IF([.H62]&gt;0;&quot;+&quot;;&quot;-&quot;));IF([.H62]=0;&quot;&quot;;ABS([.H62])))" office:value-type="string" office:string-value="y=8x+9" calcext:value-type="string">
            <text:p>y=8x+9</text:p>
          </table:table-cell>
          <table:table-cell table:style-name="ce252"/>
          <table:table-cell table:number-columns-repeated="54"/>
        </table:table-row>
        <table:table-row table:style-name="ro5">
          <table:table-cell table:style-name="ce237" office:value-type="float" office:value="0.639593847838192" calcext:value-type="float">
            <text:p>0,639593847838192</text:p>
          </table:table-cell>
          <table:table-cell table:style-name="ce237" table:formula="of:=[.B62]+1" office:value-type="float" office:value="2" calcext:value-type="float">
            <text:p>2</text:p>
          </table:table-cell>
          <table:table-cell table:style-name="ce252" office:value-type="float" office:value="9" calcext:value-type="float">
            <text:p>9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4" calcext:value-type="float">
            <text:p>4</text:p>
          </table:table-cell>
          <table:table-cell table:style-name="ce252" table:formula="of:=CONCATENATE(IF(OR([.C63]=0;[.C63]=1);&quot;&quot;;IF([.C63]=-1;&quot;-&quot;;[.C63]));&quot;x&quot;;IF([.D63]=1;&quot;+&quot;;&quot;-&quot;);&quot;y&quot;;IF([.E63]&lt;0;&quot;-&quot;;IF([.E63]&gt;0;&quot;+&quot;;&quot;&quot;));IF([.E63]&lt;&gt;0;ABS([.E63]);&quot;&quot;);&quot;=0&quot;)" office:value-type="string" office:string-value="9x+y+4=0" calcext:value-type="string">
            <text:p>9x+y+4=0</text:p>
          </table:table-cell>
          <table:table-cell table:style-name="ce252" table:formula="of:=-[.C63]/[.D63]" office:value-type="float" office:value="-9" calcext:value-type="float">
            <text:p>-9</text:p>
          </table:table-cell>
          <table:table-cell table:style-name="ce252" table:formula="of:=-[.E63]/[.D63]" office:value-type="float" office:value="-4" calcext:value-type="float">
            <text:p>-4</text:p>
          </table:table-cell>
          <table:table-cell table:style-name="ce252" table:formula="of:=CONCATENATE(&quot;y=&quot;;IF(OR([.G63]=0;[.G63]=1);&quot;&quot;;IF([.G63]=-1;&quot;-&quot;;[.G63]));IF([.G63]=0;&quot;&quot;;&quot;x&quot;);IF(OR([.G63]=0;[.H63]=0);&quot;&quot;;IF([.H63]&gt;0;&quot;+&quot;;&quot;-&quot;));IF([.H63]=0;&quot;&quot;;ABS([.H63])))" office:value-type="string" office:string-value="y=-9x-4" calcext:value-type="string">
            <text:p>y=-9x-4</text:p>
          </table:table-cell>
          <table:table-cell table:style-name="ce252"/>
          <table:table-cell table:style-name="ce305" table:number-columns-repeated="8"/>
          <table:table-cell table:number-columns-repeated="46"/>
        </table:table-row>
        <table:table-row table:style-name="ro5">
          <table:table-cell table:style-name="ce237" office:value-type="float" office:value="0.377547484869812" calcext:value-type="float">
            <text:p>0,377547484869812</text:p>
          </table:table-cell>
          <table:table-cell table:style-name="ce237" table:formula="of:=[.B63]+1" office:value-type="float" office:value="3" calcext:value-type="float">
            <text:p>3</text:p>
          </table:table-cell>
          <table:table-cell table:style-name="ce252" office:value-type="float" office:value="-7" calcext:value-type="float">
            <text:p>-7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table:formula="of:=CONCATENATE(IF(OR([.C64]=0;[.C64]=1);&quot;&quot;;IF([.C64]=-1;&quot;-&quot;;[.C64]));&quot;x&quot;;IF([.D64]=1;&quot;+&quot;;&quot;-&quot;);&quot;y&quot;;IF([.E64]&lt;0;&quot;-&quot;;IF([.E64]&gt;0;&quot;+&quot;;&quot;&quot;));IF([.E64]&lt;&gt;0;ABS([.E64]);&quot;&quot;);&quot;=0&quot;)" office:value-type="string" office:string-value="-7x+y-1=0" calcext:value-type="string">
            <text:p>-7x+y-1=0</text:p>
          </table:table-cell>
          <table:table-cell table:style-name="ce252" table:formula="of:=-[.C64]/[.D64]" office:value-type="float" office:value="7" calcext:value-type="float">
            <text:p>7</text:p>
          </table:table-cell>
          <table:table-cell table:style-name="ce252" table:formula="of:=-[.E64]/[.D64]" office:value-type="float" office:value="1" calcext:value-type="float">
            <text:p>1</text:p>
          </table:table-cell>
          <table:table-cell table:style-name="ce252" table:formula="of:=CONCATENATE(&quot;y=&quot;;IF(OR([.G64]=0;[.G64]=1);&quot;&quot;;IF([.G64]=-1;&quot;-&quot;;[.G64]));IF([.G64]=0;&quot;&quot;;&quot;x&quot;);IF(OR([.G64]=0;[.H64]=0);&quot;&quot;;IF([.H64]&gt;0;&quot;+&quot;;&quot;-&quot;));IF([.H64]=0;&quot;&quot;;ABS([.H64])))" office:value-type="string" office:string-value="y=7x+1" calcext:value-type="string">
            <text:p>y=7x+1</text:p>
          </table:table-cell>
          <table:table-cell table:style-name="ce252"/>
          <table:table-cell table:number-columns-repeated="3"/>
          <table:table-cell table:style-name="ce298" office:value-type="string" calcext:value-type="string">
            <text:p>Num</text:p>
          </table:table-cell>
          <table:table-cell table:style-name="ce298" office:value-type="string" calcext:value-type="string">
            <text:p>Dénom</text:p>
          </table:table-cell>
          <table:table-cell table:number-columns-repeated="2" table:style-name="ce298" office:value-type="string" calcext:value-type="string">
            <text:p>Fraction</text:p>
          </table:table-cell>
          <table:table-cell table:number-columns-repeated="3"/>
          <table:table-cell table:style-name="ce298" office:value-type="string" calcext:value-type="string">
            <text:p>Num</text:p>
          </table:table-cell>
          <table:table-cell table:style-name="ce298" office:value-type="string" calcext:value-type="string">
            <text:p>Dénom</text:p>
          </table:table-cell>
          <table:table-cell table:number-columns-repeated="2" table:style-name="ce298" office:value-type="string" calcext:value-type="string">
            <text:p>Fraction</text:p>
          </table:table-cell>
          <table:table-cell table:number-columns-repeated="40"/>
        </table:table-row>
        <table:table-row table:style-name="ro5">
          <table:table-cell table:style-name="ce237" office:value-type="float" office:value="0.309336544195878" calcext:value-type="float">
            <text:p>0,309336544195878</text:p>
          </table:table-cell>
          <table:table-cell table:style-name="ce237" table:formula="of:=[.B64]+1" office:value-type="float" office:value="4" calcext:value-type="float">
            <text:p>4</text:p>
          </table:table-cell>
          <table:table-cell table:style-name="ce252" office:value-type="float" office:value="3" calcext:value-type="float">
            <text:p>3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6" calcext:value-type="float">
            <text:p>6</text:p>
          </table:table-cell>
          <table:table-cell table:style-name="ce252" table:formula="of:=CONCATENATE(IF(OR([.C65]=0;[.C65]=1);&quot;&quot;;IF([.C65]=-1;&quot;-&quot;;[.C65]));&quot;x&quot;;IF([.D65]=1;&quot;+&quot;;&quot;-&quot;);&quot;y&quot;;IF([.E65]&lt;0;&quot;-&quot;;IF([.E65]&gt;0;&quot;+&quot;;&quot;&quot;));IF([.E65]&lt;&gt;0;ABS([.E65]);&quot;&quot;);&quot;=0&quot;)" office:value-type="string" office:string-value="3x+y+6=0" calcext:value-type="string">
            <text:p>3x+y+6=0</text:p>
          </table:table-cell>
          <table:table-cell table:style-name="ce252" table:formula="of:=-[.C65]/[.D65]" office:value-type="float" office:value="-3" calcext:value-type="float">
            <text:p>-3</text:p>
          </table:table-cell>
          <table:table-cell table:style-name="ce252" table:formula="of:=-[.E65]/[.D65]" office:value-type="float" office:value="-6" calcext:value-type="float">
            <text:p>-6</text:p>
          </table:table-cell>
          <table:table-cell table:style-name="ce252" table:formula="of:=CONCATENATE(&quot;y=&quot;;IF(OR([.G65]=0;[.G65]=1);&quot;&quot;;IF([.G65]=-1;&quot;-&quot;;[.G65]));IF([.G65]=0;&quot;&quot;;&quot;x&quot;);IF(OR([.G65]=0;[.H65]=0);&quot;&quot;;IF([.H65]&gt;0;&quot;+&quot;;&quot;-&quot;));IF([.H65]=0;&quot;&quot;;ABS([.H65])))" office:value-type="string" office:string-value="y=-3x-6" calcext:value-type="string">
            <text:p>y=-3x-6</text:p>
          </table:table-cell>
          <table:table-cell table:style-name="ce252"/>
          <table:table-cell table:style-name="ce298" office:value-type="string" calcext:value-type="string">
            <text:p>Num 1</text:p>
          </table:table-cell>
          <table:table-cell table:style-name="ce298" office:value-type="string" calcext:value-type="string">
            <text:p>Dénom 1</text:p>
          </table:table-cell>
          <table:table-cell table:style-name="ce298" office:value-type="string" calcext:value-type="string">
            <text:p>PGCD</text:p>
          </table:table-cell>
          <table:table-cell table:number-columns-repeated="4" table:style-name="ce298" office:value-type="string" calcext:value-type="string">
            <text:p>simp</text:p>
          </table:table-cell>
          <table:table-cell table:style-name="ce298" office:value-type="string" calcext:value-type="string">
            <text:p>Num 1</text:p>
          </table:table-cell>
          <table:table-cell table:style-name="ce298" office:value-type="string" calcext:value-type="string">
            <text:p>Dénom 1</text:p>
          </table:table-cell>
          <table:table-cell table:style-name="ce298" office:value-type="string" calcext:value-type="string">
            <text:p>PGCD</text:p>
          </table:table-cell>
          <table:table-cell table:number-columns-repeated="4" table:style-name="ce298" office:value-type="string" calcext:value-type="string">
            <text:p>simp</text:p>
          </table:table-cell>
          <table:table-cell table:number-columns-repeated="40"/>
        </table:table-row>
        <table:table-row table:style-name="ro5">
          <table:table-cell table:style-name="ce238" office:value-type="float" office:value="0.759369280922563" calcext:value-type="float">
            <text:p>0,759369280922563</text:p>
          </table:table-cell>
          <table:table-cell table:style-name="ce238" table:formula="of:=[.B65]+1" office:value-type="float" office:value="5" calcext:value-type="float">
            <text:p>5</text:p>
          </table:table-cell>
          <table:table-cell table:style-name="ce253" office:value-type="float" office:value="-2" calcext:value-type="float">
            <text:p>-2</text:p>
          </table:table-cell>
          <table:table-cell table:style-name="ce253" office:value-type="float" office:value="18" calcext:value-type="float">
            <text:p>18</text:p>
          </table:table-cell>
          <table:table-cell table:style-name="ce253" office:value-type="float" office:value="8" calcext:value-type="float">
            <text:p>8</text:p>
          </table:table-cell>
          <table:table-cell table:style-name="ce253" table:formula="of:=CONCATENATE([.C66];&quot;x&quot;;IF([.D66]&gt;0;&quot;+&quot;;&quot;&quot;);[.D66];&quot;y&quot;;IF([.E66]&gt;0;&quot;+&quot;;&quot;&quot;);[.E66];&quot;=0&quot;)" office:value-type="string" office:string-value="-2x+18y+8=0" calcext:value-type="string">
            <text:p>-2x+18y+8=0</text:p>
          </table:table-cell>
          <table:table-cell table:style-name="ce260" table:formula="of:=-[.C66]/[.D66]" office:value-type="float" office:value="0.111111111111111" calcext:value-type="float">
            <text:p><text:s/>1/9 </text:p>
          </table:table-cell>
          <table:table-cell table:style-name="ce260" table:formula="of:=-[.E66]/[.D66]" office:value-type="float" office:value="-0.444444444444444" calcext:value-type="float">
            <text:p>- 4/9 </text:p>
          </table:table-cell>
          <table:table-cell table:style-name="ce260" table:formula="of:=CONCATENATE(&quot;y=&quot;;IF([.N66]=1;&quot;&quot;;IF([.N66]=-1;&quot;-&quot;;[.N66]));IF([.O66]=1;&quot;x&quot;;&quot;x/&quot;);IF([.O66]=1;&quot;&quot;;[.O66]);IF([.U66]&gt;0;&quot;+&quot;;&quot;-&quot;);ABS([.U66]);IF([.V66]=1;&quot;&quot;;&quot;/&quot;);IF([.V66]=1;&quot;&quot;;[.V66]))" office:value-type="string" office:string-value="y=x/9-4/9" calcext:value-type="string">
            <text:p>y=x/9-4/9</text:p>
          </table:table-cell>
          <table:table-cell table:style-name="ce253" table:formula="of:=RANK([.A66];[.$A$66:.$A$85];0)" office:value-type="float" office:value="6" calcext:value-type="float">
            <text:p>6</text:p>
          </table:table-cell>
          <table:table-cell table:style-name="ce231" table:formula="of:=-ABS([.C66])*SIGN([.C66]*[.D66])" office:value-type="float" office:value="2" calcext:value-type="float">
            <text:p>2</text:p>
          </table:table-cell>
          <table:table-cell table:style-name="ce231" table:formula="of:=ABS([.D66])" office:value-type="float" office:value="18" calcext:value-type="float">
            <text:p>18</text:p>
          </table:table-cell>
          <table:table-cell table:style-name="ce231" table:formula="of:=GCD(ABS([.K66]);ABS([.L66]))" office:value-type="float" office:value="2" calcext:value-type="float">
            <text:p>2</text:p>
          </table:table-cell>
          <table:table-cell table:style-name="ce270" table:formula="of:=[.K66]/[.M66]" office:value-type="float" office:value="1" calcext:value-type="float">
            <text:p>1</text:p>
          </table:table-cell>
          <table:table-cell table:style-name="ce270" table:formula="of:=[.L66]/[.M66]" office:value-type="float" office:value="9" calcext:value-type="float">
            <text:p>9</text:p>
          </table:table-cell>
          <table:table-cell table:style-name="ce283" table:formula="of:=[.N66]/[.O66]" office:value-type="float" office:value="0.111111111111111" calcext:value-type="float">
            <text:p><text:s/>1/9 </text:p>
          </table:table-cell>
          <table:table-cell table:style-name="ce283" table:formula="of:=IF([.K66]=0;&quot;0&quot;;(IF([.K66]=[.L66];&quot;1&quot;;(IF([.K66]=-[.L66];&quot;-1&quot;;IF([.O66]=1;TEXT([.N66];10);[.P66]))))))" office:value-type="float" office:value="0.111111111111111" calcext:value-type="float">
            <text:p><text:s/>1/9 </text:p>
          </table:table-cell>
          <table:table-cell table:style-name="ce231" table:formula="of:=-ABS([.E66])*SIGN([.D66]*[.E66])" office:value-type="float" office:value="-8" calcext:value-type="float">
            <text:p>-8</text:p>
          </table:table-cell>
          <table:table-cell table:style-name="ce231" table:formula="of:=ABS([.D66])" office:value-type="float" office:value="18" calcext:value-type="float">
            <text:p>18</text:p>
          </table:table-cell>
          <table:table-cell table:style-name="ce231" table:formula="of:=GCD(ABS([.R66]);ABS([.S66]))" office:value-type="float" office:value="2" calcext:value-type="float">
            <text:p>2</text:p>
          </table:table-cell>
          <table:table-cell table:style-name="ce270" table:formula="of:=[.R66]/[.T66]" office:value-type="float" office:value="-4" calcext:value-type="float">
            <text:p>-4</text:p>
          </table:table-cell>
          <table:table-cell table:style-name="ce270" table:formula="of:=[.S66]/[.T66]" office:value-type="float" office:value="9" calcext:value-type="float">
            <text:p>9</text:p>
          </table:table-cell>
          <table:table-cell table:style-name="ce283" table:formula="of:=[.U66]/[.V66]" office:value-type="float" office:value="-0.444444444444444" calcext:value-type="float">
            <text:p>- 4/9 </text:p>
          </table:table-cell>
          <table:table-cell table:style-name="ce283" table:formula="of:=IF([.R66]=0;&quot;0&quot;;(IF([.R66]=[.S66];&quot;1&quot;;(IF([.R66]=-[.S66];&quot;-1&quot;;IF([.V66]=1;TEXT([.U66];10);[.W66]))))))" office:value-type="float" office:value="-0.444444444444444" calcext:value-type="float">
            <text:p>- 4/9 </text:p>
          </table:table-cell>
          <table:table-cell table:number-columns-repeated="40"/>
        </table:table-row>
        <table:table-row table:style-name="ro5">
          <table:table-cell table:style-name="ce238" office:value-type="float" office:value="0.636960805317147" calcext:value-type="float">
            <text:p>0,636960805317147</text:p>
          </table:table-cell>
          <table:table-cell table:style-name="ce238" table:formula="of:=[.B66]+1" office:value-type="float" office:value="6" calcext:value-type="float">
            <text:p>6</text:p>
          </table:table-cell>
          <table:table-cell table:style-name="ce253" office:value-type="float" office:value="12" calcext:value-type="float">
            <text:p>12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9" calcext:value-type="float">
            <text:p>9</text:p>
          </table:table-cell>
          <table:table-cell table:style-name="ce253" table:formula="of:=CONCATENATE([.C67];&quot;x&quot;;IF([.D67]&gt;0;&quot;+&quot;;&quot;&quot;);[.D67];&quot;y&quot;;IF([.E67]&gt;0;&quot;+&quot;;&quot;&quot;);[.E67];&quot;=0&quot;)" office:value-type="string" office:string-value="12x+2y+9=0" calcext:value-type="string">
            <text:p>12x+2y+9=0</text:p>
          </table:table-cell>
          <table:table-cell table:style-name="ce260" table:formula="of:=-[.C67]/[.D67]" office:value-type="float" office:value="-6" calcext:value-type="float">
            <text:p>- 6/1 </text:p>
          </table:table-cell>
          <table:table-cell table:style-name="ce260" table:formula="of:=-[.E67]/[.D67]" office:value-type="float" office:value="-4.5" calcext:value-type="float">
            <text:p>- 9/2 </text:p>
          </table:table-cell>
          <table:table-cell table:style-name="ce260" table:formula="of:=CONCATENATE(&quot;y=&quot;;IF([.N67]=1;&quot;&quot;;IF([.N67]=-1;&quot;-&quot;;[.N67]));IF([.O67]=1;&quot;x&quot;;&quot;x/&quot;);IF([.O67]=1;&quot;&quot;;[.O67]);IF([.U67]&gt;0;&quot;+&quot;;&quot;-&quot;);ABS([.U67]);IF([.V67]=1;&quot;&quot;;&quot;/&quot;);IF([.V67]=1;&quot;&quot;;[.V67]))" office:value-type="string" office:string-value="y=-6x-9/2" calcext:value-type="string">
            <text:p>y=-6x-9/2</text:p>
          </table:table-cell>
          <table:table-cell table:style-name="ce253" table:formula="of:=RANK([.A67];[.$A$66:.$A$85];0)" office:value-type="float" office:value="10" calcext:value-type="float">
            <text:p>10</text:p>
          </table:table-cell>
          <table:table-cell table:style-name="ce231" table:formula="of:=-ABS([.C67])*SIGN([.C67]*[.D67])" office:value-type="float" office:value="-12" calcext:value-type="float">
            <text:p>-12</text:p>
          </table:table-cell>
          <table:table-cell table:style-name="ce231" table:formula="of:=ABS([.D67])" office:value-type="float" office:value="2" calcext:value-type="float">
            <text:p>2</text:p>
          </table:table-cell>
          <table:table-cell table:style-name="ce231" table:formula="of:=GCD(ABS([.K67]);ABS([.L67]))" office:value-type="float" office:value="2" calcext:value-type="float">
            <text:p>2</text:p>
          </table:table-cell>
          <table:table-cell table:style-name="ce270" table:formula="of:=[.K67]/[.M67]" office:value-type="float" office:value="-6" calcext:value-type="float">
            <text:p>-6</text:p>
          </table:table-cell>
          <table:table-cell table:style-name="ce270" table:formula="of:=[.L67]/[.M67]" office:value-type="float" office:value="1" calcext:value-type="float">
            <text:p>1</text:p>
          </table:table-cell>
          <table:table-cell table:style-name="ce283" table:formula="of:=[.N67]/[.O67]" office:value-type="float" office:value="-6" calcext:value-type="float">
            <text:p>- 6/1 </text:p>
          </table:table-cell>
          <table:table-cell table:style-name="ce283" table:formula="of:=IF([.K67]=0;&quot;0&quot;;(IF([.K67]=[.L67];&quot;1&quot;;(IF([.K67]=-[.L67];&quot;-1&quot;;IF([.O67]=1;TEXT([.N67];10);[.P67]))))))" office:value-type="string" office:string-value="-6" calcext:value-type="string">
            <text:p>-6</text:p>
          </table:table-cell>
          <table:table-cell table:style-name="ce231" table:formula="of:=-ABS([.E67])*SIGN([.D67]*[.E67])" office:value-type="float" office:value="-9" calcext:value-type="float">
            <text:p>-9</text:p>
          </table:table-cell>
          <table:table-cell table:style-name="ce231" table:formula="of:=ABS([.D67])" office:value-type="float" office:value="2" calcext:value-type="float">
            <text:p>2</text:p>
          </table:table-cell>
          <table:table-cell table:style-name="ce231" table:formula="of:=GCD(ABS([.R67]);ABS([.S67]))" office:value-type="float" office:value="1" calcext:value-type="float">
            <text:p>1</text:p>
          </table:table-cell>
          <table:table-cell table:style-name="ce270" table:formula="of:=[.R67]/[.T67]" office:value-type="float" office:value="-9" calcext:value-type="float">
            <text:p>-9</text:p>
          </table:table-cell>
          <table:table-cell table:style-name="ce270" table:formula="of:=[.S67]/[.T67]" office:value-type="float" office:value="2" calcext:value-type="float">
            <text:p>2</text:p>
          </table:table-cell>
          <table:table-cell table:style-name="ce283" table:formula="of:=[.U67]/[.V67]" office:value-type="float" office:value="-4.5" calcext:value-type="float">
            <text:p>- 9/2 </text:p>
          </table:table-cell>
          <table:table-cell table:style-name="ce283" table:formula="of:=IF([.R67]=0;&quot;0&quot;;(IF([.R67]=[.S67];&quot;1&quot;;(IF([.R67]=-[.S67];&quot;-1&quot;;IF([.V67]=1;TEXT([.U67];10);[.W67]))))))" office:value-type="float" office:value="-4.5" calcext:value-type="float">
            <text:p>- 9/2 </text:p>
          </table:table-cell>
          <table:table-cell table:number-columns-repeated="40"/>
        </table:table-row>
        <table:table-row table:style-name="ro5">
          <table:table-cell table:style-name="ce238" office:value-type="float" office:value="0.883864351372581" calcext:value-type="float">
            <text:p>0,883864351372581</text:p>
          </table:table-cell>
          <table:table-cell table:style-name="ce238" table:formula="of:=[.B67]+1" office:value-type="float" office:value="7" calcext:value-type="float">
            <text:p>7</text:p>
          </table:table-cell>
          <table:table-cell table:style-name="ce253" office:value-type="float" office:value="-9" calcext:value-type="float">
            <text:p>-9</text:p>
          </table:table-cell>
          <table:table-cell table:style-name="ce253" office:value-type="float" office:value="14" calcext:value-type="float">
            <text:p>14</text:p>
          </table:table-cell>
          <table:table-cell table:style-name="ce253" office:value-type="float" office:value="-15" calcext:value-type="float">
            <text:p>-15</text:p>
          </table:table-cell>
          <table:table-cell table:style-name="ce253" table:formula="of:=CONCATENATE([.C68];&quot;x&quot;;IF([.D68]&gt;0;&quot;+&quot;;&quot;&quot;);[.D68];&quot;y&quot;;IF([.E68]&gt;0;&quot;+&quot;;&quot;&quot;);[.E68];&quot;=0&quot;)" office:value-type="string" office:string-value="-9x+14y-15=0" calcext:value-type="string">
            <text:p>-9x+14y-15=0</text:p>
          </table:table-cell>
          <table:table-cell table:style-name="ce260" table:formula="of:=-[.C68]/[.D68]" office:value-type="float" office:value="0.642857142857143" calcext:value-type="float">
            <text:p><text:s/>9/14</text:p>
          </table:table-cell>
          <table:table-cell table:style-name="ce260" table:formula="of:=-[.E68]/[.D68]" office:value-type="float" office:value="1.07142857142857" calcext:value-type="float">
            <text:p>15/14</text:p>
          </table:table-cell>
          <table:table-cell table:style-name="ce260" table:formula="of:=CONCATENATE(&quot;y=&quot;;IF([.N68]=1;&quot;&quot;;IF([.N68]=-1;&quot;-&quot;;[.N68]));IF([.O68]=1;&quot;x&quot;;&quot;x/&quot;);IF([.O68]=1;&quot;&quot;;[.O68]);IF([.U68]&gt;0;&quot;+&quot;;&quot;-&quot;);ABS([.U68]);IF([.V68]=1;&quot;&quot;;&quot;/&quot;);IF([.V68]=1;&quot;&quot;;[.V68]))" office:value-type="string" office:string-value="y=9x/14+15/14" calcext:value-type="string">
            <text:p>y=9x/14+15/14</text:p>
          </table:table-cell>
          <table:table-cell table:style-name="ce253" table:formula="of:=RANK([.A68];[.$A$66:.$A$85];0)" office:value-type="float" office:value="4" calcext:value-type="float">
            <text:p>4</text:p>
          </table:table-cell>
          <table:table-cell table:style-name="ce231" table:formula="of:=-ABS([.C68])*SIGN([.C68]*[.D68])" office:value-type="float" office:value="9" calcext:value-type="float">
            <text:p>9</text:p>
          </table:table-cell>
          <table:table-cell table:style-name="ce231" table:formula="of:=ABS([.D68])" office:value-type="float" office:value="14" calcext:value-type="float">
            <text:p>14</text:p>
          </table:table-cell>
          <table:table-cell table:style-name="ce231" table:formula="of:=GCD(ABS([.K68]);ABS([.L68]))" office:value-type="float" office:value="1" calcext:value-type="float">
            <text:p>1</text:p>
          </table:table-cell>
          <table:table-cell table:style-name="ce270" table:formula="of:=[.K68]/[.M68]" office:value-type="float" office:value="9" calcext:value-type="float">
            <text:p>9</text:p>
          </table:table-cell>
          <table:table-cell table:style-name="ce270" table:formula="of:=[.L68]/[.M68]" office:value-type="float" office:value="14" calcext:value-type="float">
            <text:p>14</text:p>
          </table:table-cell>
          <table:table-cell table:style-name="ce283" table:formula="of:=[.N68]/[.O68]" office:value-type="float" office:value="0.642857142857143" calcext:value-type="float">
            <text:p><text:s/>9/14</text:p>
          </table:table-cell>
          <table:table-cell table:style-name="ce283" table:formula="of:=IF([.K68]=0;&quot;0&quot;;(IF([.K68]=[.L68];&quot;1&quot;;(IF([.K68]=-[.L68];&quot;-1&quot;;IF([.O68]=1;TEXT([.N68];10);[.P68]))))))" office:value-type="float" office:value="0.642857142857143" calcext:value-type="float">
            <text:p><text:s/>9/14</text:p>
          </table:table-cell>
          <table:table-cell table:style-name="ce231" table:formula="of:=-ABS([.E68])*SIGN([.D68]*[.E68])" office:value-type="float" office:value="15" calcext:value-type="float">
            <text:p>15</text:p>
          </table:table-cell>
          <table:table-cell table:style-name="ce231" table:formula="of:=ABS([.D68])" office:value-type="float" office:value="14" calcext:value-type="float">
            <text:p>14</text:p>
          </table:table-cell>
          <table:table-cell table:style-name="ce231" table:formula="of:=GCD(ABS([.R68]);ABS([.S68]))" office:value-type="float" office:value="1" calcext:value-type="float">
            <text:p>1</text:p>
          </table:table-cell>
          <table:table-cell table:style-name="ce270" table:formula="of:=[.R68]/[.T68]" office:value-type="float" office:value="15" calcext:value-type="float">
            <text:p>15</text:p>
          </table:table-cell>
          <table:table-cell table:style-name="ce270" table:formula="of:=[.S68]/[.T68]" office:value-type="float" office:value="14" calcext:value-type="float">
            <text:p>14</text:p>
          </table:table-cell>
          <table:table-cell table:style-name="ce283" table:formula="of:=[.U68]/[.V68]" office:value-type="float" office:value="1.07142857142857" calcext:value-type="float">
            <text:p>15/14</text:p>
          </table:table-cell>
          <table:table-cell table:style-name="ce283" table:formula="of:=IF([.R68]=0;&quot;0&quot;;(IF([.R68]=[.S68];&quot;1&quot;;(IF([.R68]=-[.S68];&quot;-1&quot;;IF([.V68]=1;TEXT([.U68];10);[.W68]))))))" office:value-type="float" office:value="1.07142857142857" calcext:value-type="float">
            <text:p>15/14</text:p>
          </table:table-cell>
          <table:table-cell table:number-columns-repeated="40"/>
        </table:table-row>
        <table:table-row table:style-name="ro5">
          <table:table-cell table:style-name="ce238" office:value-type="float" office:value="0.536095115248687" calcext:value-type="float">
            <text:p>0,536095115248687</text:p>
          </table:table-cell>
          <table:table-cell table:style-name="ce238" table:formula="of:=[.B68]+1" office:value-type="float" office:value="8" calcext:value-type="float">
            <text:p>8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-13" calcext:value-type="float">
            <text:p>-13</text:p>
          </table:table-cell>
          <table:table-cell table:style-name="ce253" office:value-type="float" office:value="19" calcext:value-type="float">
            <text:p>19</text:p>
          </table:table-cell>
          <table:table-cell table:style-name="ce253" table:formula="of:=CONCATENATE([.C69];&quot;x&quot;;IF([.D69]&gt;0;&quot;+&quot;;&quot;&quot;);[.D69];&quot;y&quot;;IF([.E69]&gt;0;&quot;+&quot;;&quot;&quot;);[.E69];&quot;=0&quot;)" office:value-type="string" office:string-value="2x-13y+19=0" calcext:value-type="string">
            <text:p>2x-13y+19=0</text:p>
          </table:table-cell>
          <table:table-cell table:style-name="ce260" table:formula="of:=-[.C69]/[.D69]" office:value-type="float" office:value="0.153846153846154" calcext:value-type="float">
            <text:p><text:s/>2/13</text:p>
          </table:table-cell>
          <table:table-cell table:style-name="ce260" table:formula="of:=-[.E69]/[.D69]" office:value-type="float" office:value="1.46153846153846" calcext:value-type="float">
            <text:p>19/13</text:p>
          </table:table-cell>
          <table:table-cell table:style-name="ce260" table:formula="of:=CONCATENATE(&quot;y=&quot;;IF([.N69]=1;&quot;&quot;;IF([.N69]=-1;&quot;-&quot;;[.N69]));IF([.O69]=1;&quot;x&quot;;&quot;x/&quot;);IF([.O69]=1;&quot;&quot;;[.O69]);IF([.U69]&gt;0;&quot;+&quot;;&quot;-&quot;);ABS([.U69]);IF([.V69]=1;&quot;&quot;;&quot;/&quot;);IF([.V69]=1;&quot;&quot;;[.V69]))" office:value-type="string" office:string-value="y=2x/13+19/13" calcext:value-type="string">
            <text:p>y=2x/13+19/13</text:p>
          </table:table-cell>
          <table:table-cell table:style-name="ce253" table:formula="of:=RANK([.A69];[.$A$66:.$A$85];0)" office:value-type="float" office:value="11" calcext:value-type="float">
            <text:p>11</text:p>
          </table:table-cell>
          <table:table-cell table:style-name="ce231" table:formula="of:=-ABS([.C69])*SIGN([.C69]*[.D69])" office:value-type="float" office:value="2" calcext:value-type="float">
            <text:p>2</text:p>
          </table:table-cell>
          <table:table-cell table:style-name="ce231" table:formula="of:=ABS([.D69])" office:value-type="float" office:value="13" calcext:value-type="float">
            <text:p>13</text:p>
          </table:table-cell>
          <table:table-cell table:style-name="ce231" table:formula="of:=GCD(ABS([.K69]);ABS([.L69]))" office:value-type="float" office:value="1" calcext:value-type="float">
            <text:p>1</text:p>
          </table:table-cell>
          <table:table-cell table:style-name="ce270" table:formula="of:=[.K69]/[.M69]" office:value-type="float" office:value="2" calcext:value-type="float">
            <text:p>2</text:p>
          </table:table-cell>
          <table:table-cell table:style-name="ce270" table:formula="of:=[.L69]/[.M69]" office:value-type="float" office:value="13" calcext:value-type="float">
            <text:p>13</text:p>
          </table:table-cell>
          <table:table-cell table:style-name="ce283" table:formula="of:=[.N69]/[.O69]" office:value-type="float" office:value="0.153846153846154" calcext:value-type="float">
            <text:p><text:s/>2/13</text:p>
          </table:table-cell>
          <table:table-cell table:style-name="ce283" table:formula="of:=IF([.K69]=0;&quot;0&quot;;(IF([.K69]=[.L69];&quot;1&quot;;(IF([.K69]=-[.L69];&quot;-1&quot;;IF([.O69]=1;TEXT([.N69];10);[.P69]))))))" office:value-type="float" office:value="0.153846153846154" calcext:value-type="float">
            <text:p><text:s/>2/13</text:p>
          </table:table-cell>
          <table:table-cell table:style-name="ce231" table:formula="of:=-ABS([.E69])*SIGN([.D69]*[.E69])" office:value-type="float" office:value="19" calcext:value-type="float">
            <text:p>19</text:p>
          </table:table-cell>
          <table:table-cell table:style-name="ce231" table:formula="of:=ABS([.D69])" office:value-type="float" office:value="13" calcext:value-type="float">
            <text:p>13</text:p>
          </table:table-cell>
          <table:table-cell table:style-name="ce231" table:formula="of:=GCD(ABS([.R69]);ABS([.S69]))" office:value-type="float" office:value="1" calcext:value-type="float">
            <text:p>1</text:p>
          </table:table-cell>
          <table:table-cell table:style-name="ce270" table:formula="of:=[.R69]/[.T69]" office:value-type="float" office:value="19" calcext:value-type="float">
            <text:p>19</text:p>
          </table:table-cell>
          <table:table-cell table:style-name="ce270" table:formula="of:=[.S69]/[.T69]" office:value-type="float" office:value="13" calcext:value-type="float">
            <text:p>13</text:p>
          </table:table-cell>
          <table:table-cell table:style-name="ce283" table:formula="of:=[.U69]/[.V69]" office:value-type="float" office:value="1.46153846153846" calcext:value-type="float">
            <text:p>19/13</text:p>
          </table:table-cell>
          <table:table-cell table:style-name="ce283" table:formula="of:=IF([.R69]=0;&quot;0&quot;;(IF([.R69]=[.S69];&quot;1&quot;;(IF([.R69]=-[.S69];&quot;-1&quot;;IF([.V69]=1;TEXT([.U69];10);[.W69]))))))" office:value-type="float" office:value="1.46153846153846" calcext:value-type="float">
            <text:p>19/13</text:p>
          </table:table-cell>
          <table:table-cell table:number-columns-repeated="40"/>
        </table:table-row>
        <table:table-row table:style-name="ro5">
          <table:table-cell table:style-name="ce238" office:value-type="float" office:value="0.0895429438281509" calcext:value-type="float">
            <text:p>0,089542943828151</text:p>
          </table:table-cell>
          <table:table-cell table:style-name="ce238" table:formula="of:=[.B69]+1" office:value-type="float" office:value="9" calcext:value-type="float">
            <text:p>9</text:p>
          </table:table-cell>
          <table:table-cell table:style-name="ce253" office:value-type="float" office:value="2" calcext:value-type="float">
            <text:p>2</text:p>
          </table:table-cell>
          <table:table-cell table:number-columns-repeated="2" table:style-name="ce253" office:value-type="float" office:value="9" calcext:value-type="float">
            <text:p>9</text:p>
          </table:table-cell>
          <table:table-cell table:style-name="ce253" table:formula="of:=CONCATENATE([.C70];&quot;x&quot;;IF([.D70]&gt;0;&quot;+&quot;;&quot;&quot;);[.D70];&quot;y&quot;;IF([.E70]&gt;0;&quot;+&quot;;&quot;&quot;);[.E70];&quot;=0&quot;)" office:value-type="string" office:string-value="2x+9y+9=0" calcext:value-type="string">
            <text:p>2x+9y+9=0</text:p>
          </table:table-cell>
          <table:table-cell table:style-name="ce260" table:formula="of:=-[.C70]/[.D70]" office:value-type="float" office:value="-0.222222222222222" calcext:value-type="float">
            <text:p>- 2/9 </text:p>
          </table:table-cell>
          <table:table-cell table:style-name="ce260" table:formula="of:=-[.E70]/[.D70]" office:value-type="float" office:value="-1" calcext:value-type="float">
            <text:p>- 1/1 </text:p>
          </table:table-cell>
          <table:table-cell table:style-name="ce260" table:formula="of:=CONCATENATE(&quot;y=&quot;;IF([.N70]=1;&quot;&quot;;IF([.N70]=-1;&quot;-&quot;;[.N70]));IF([.O70]=1;&quot;x&quot;;&quot;x/&quot;);IF([.O70]=1;&quot;&quot;;[.O70]);IF([.U70]&gt;0;&quot;+&quot;;&quot;-&quot;);ABS([.U70]);IF([.V70]=1;&quot;&quot;;&quot;/&quot;);IF([.V70]=1;&quot;&quot;;[.V70]))" office:value-type="string" office:string-value="y=-2x/9-1" calcext:value-type="string">
            <text:p>y=-2x/9-1</text:p>
          </table:table-cell>
          <table:table-cell table:style-name="ce253" table:formula="of:=RANK([.A70];[.$A$66:.$A$85];0)" office:value-type="float" office:value="19" calcext:value-type="float">
            <text:p>19</text:p>
          </table:table-cell>
          <table:table-cell table:style-name="ce231" table:formula="of:=-ABS([.C70])*SIGN([.C70]*[.D70])" office:value-type="float" office:value="-2" calcext:value-type="float">
            <text:p>-2</text:p>
          </table:table-cell>
          <table:table-cell table:style-name="ce231" table:formula="of:=ABS([.D70])" office:value-type="float" office:value="9" calcext:value-type="float">
            <text:p>9</text:p>
          </table:table-cell>
          <table:table-cell table:style-name="ce231" table:formula="of:=GCD(ABS([.K70]);ABS([.L70]))" office:value-type="float" office:value="1" calcext:value-type="float">
            <text:p>1</text:p>
          </table:table-cell>
          <table:table-cell table:style-name="ce270" table:formula="of:=[.K70]/[.M70]" office:value-type="float" office:value="-2" calcext:value-type="float">
            <text:p>-2</text:p>
          </table:table-cell>
          <table:table-cell table:style-name="ce270" table:formula="of:=[.L70]/[.M70]" office:value-type="float" office:value="9" calcext:value-type="float">
            <text:p>9</text:p>
          </table:table-cell>
          <table:table-cell table:style-name="ce283" table:formula="of:=[.N70]/[.O70]" office:value-type="float" office:value="-0.222222222222222" calcext:value-type="float">
            <text:p>- 2/9 </text:p>
          </table:table-cell>
          <table:table-cell table:style-name="ce283" table:formula="of:=IF([.K70]=0;&quot;0&quot;;(IF([.K70]=[.L70];&quot;1&quot;;(IF([.K70]=-[.L70];&quot;-1&quot;;IF([.O70]=1;TEXT([.N70];10);[.P70]))))))" office:value-type="float" office:value="-0.222222222222222" calcext:value-type="float">
            <text:p>- 2/9 </text:p>
          </table:table-cell>
          <table:table-cell table:style-name="ce231" table:formula="of:=-ABS([.E70])*SIGN([.D70]*[.E70])" office:value-type="float" office:value="-9" calcext:value-type="float">
            <text:p>-9</text:p>
          </table:table-cell>
          <table:table-cell table:style-name="ce231" table:formula="of:=ABS([.D70])" office:value-type="float" office:value="9" calcext:value-type="float">
            <text:p>9</text:p>
          </table:table-cell>
          <table:table-cell table:style-name="ce231" table:formula="of:=GCD(ABS([.R70]);ABS([.S70]))" office:value-type="float" office:value="9" calcext:value-type="float">
            <text:p>9</text:p>
          </table:table-cell>
          <table:table-cell table:style-name="ce270" table:formula="of:=[.R70]/[.T70]" office:value-type="float" office:value="-1" calcext:value-type="float">
            <text:p>-1</text:p>
          </table:table-cell>
          <table:table-cell table:style-name="ce270" table:formula="of:=[.S70]/[.T70]" office:value-type="float" office:value="1" calcext:value-type="float">
            <text:p>1</text:p>
          </table:table-cell>
          <table:table-cell table:style-name="ce283" table:formula="of:=[.U70]/[.V70]" office:value-type="float" office:value="-1" calcext:value-type="float">
            <text:p>- 1/1 </text:p>
          </table:table-cell>
          <table:table-cell table:style-name="ce283" table:formula="of:=IF([.R70]=0;&quot;0&quot;;(IF([.R70]=[.S70];&quot;1&quot;;(IF([.R70]=-[.S70];&quot;-1&quot;;IF([.V70]=1;TEXT([.U70];10);[.W70]))))))" office:value-type="string" office:string-value="-1" calcext:value-type="string">
            <text:p>-1</text:p>
          </table:table-cell>
          <table:table-cell table:number-columns-repeated="40"/>
        </table:table-row>
        <table:table-row table:style-name="ro5">
          <table:table-cell table:style-name="ce238" office:value-type="float" office:value="0.0648103776095076" calcext:value-type="float">
            <text:p>0,064810377609508</text:p>
          </table:table-cell>
          <table:table-cell table:style-name="ce238" table:formula="of:=[.B70]+1" office:value-type="float" office:value="10" calcext:value-type="float">
            <text:p>10</text:p>
          </table:table-cell>
          <table:table-cell table:style-name="ce253" office:value-type="float" office:value="7" calcext:value-type="float">
            <text:p>7</text:p>
          </table:table-cell>
          <table:table-cell table:style-name="ce253" office:value-type="float" office:value="17" calcext:value-type="float">
            <text:p>17</text:p>
          </table:table-cell>
          <table:table-cell table:style-name="ce253" office:value-type="float" office:value="6" calcext:value-type="float">
            <text:p>6</text:p>
          </table:table-cell>
          <table:table-cell table:style-name="ce253" table:formula="of:=CONCATENATE([.C71];&quot;x&quot;;IF([.D71]&gt;0;&quot;+&quot;;&quot;&quot;);[.D71];&quot;y&quot;;IF([.E71]&gt;0;&quot;+&quot;;&quot;&quot;);[.E71];&quot;=0&quot;)" office:value-type="string" office:string-value="7x+17y+6=0" calcext:value-type="string">
            <text:p>7x+17y+6=0</text:p>
          </table:table-cell>
          <table:table-cell table:style-name="ce260" table:formula="of:=-[.C71]/[.D71]" office:value-type="float" office:value="-0.411764705882353" calcext:value-type="float">
            <text:p>- 7/17</text:p>
          </table:table-cell>
          <table:table-cell table:style-name="ce260" table:formula="of:=-[.E71]/[.D71]" office:value-type="float" office:value="-0.352941176470588" calcext:value-type="float">
            <text:p>- 6/17</text:p>
          </table:table-cell>
          <table:table-cell table:style-name="ce260" table:formula="of:=CONCATENATE(&quot;y=&quot;;IF([.N71]=1;&quot;&quot;;IF([.N71]=-1;&quot;-&quot;;[.N71]));IF([.O71]=1;&quot;x&quot;;&quot;x/&quot;);IF([.O71]=1;&quot;&quot;;[.O71]);IF([.U71]&gt;0;&quot;+&quot;;&quot;-&quot;);ABS([.U71]);IF([.V71]=1;&quot;&quot;;&quot;/&quot;);IF([.V71]=1;&quot;&quot;;[.V71]))" office:value-type="string" office:string-value="y=-7x/17-6/17" calcext:value-type="string">
            <text:p>y=-7x/17-6/17</text:p>
          </table:table-cell>
          <table:table-cell table:style-name="ce253" table:formula="of:=RANK([.A71];[.$A$66:.$A$85];0)" office:value-type="float" office:value="20" calcext:value-type="float">
            <text:p>20</text:p>
          </table:table-cell>
          <table:table-cell table:style-name="ce231" table:formula="of:=-ABS([.C71])*SIGN([.C71]*[.D71])" office:value-type="float" office:value="-7" calcext:value-type="float">
            <text:p>-7</text:p>
          </table:table-cell>
          <table:table-cell table:style-name="ce231" table:formula="of:=ABS([.D71])" office:value-type="float" office:value="17" calcext:value-type="float">
            <text:p>17</text:p>
          </table:table-cell>
          <table:table-cell table:style-name="ce231" table:formula="of:=GCD(ABS([.K71]);ABS([.L71]))" office:value-type="float" office:value="1" calcext:value-type="float">
            <text:p>1</text:p>
          </table:table-cell>
          <table:table-cell table:style-name="ce270" table:formula="of:=[.K71]/[.M71]" office:value-type="float" office:value="-7" calcext:value-type="float">
            <text:p>-7</text:p>
          </table:table-cell>
          <table:table-cell table:style-name="ce270" table:formula="of:=[.L71]/[.M71]" office:value-type="float" office:value="17" calcext:value-type="float">
            <text:p>17</text:p>
          </table:table-cell>
          <table:table-cell table:style-name="ce283" table:formula="of:=[.N71]/[.O71]" office:value-type="float" office:value="-0.411764705882353" calcext:value-type="float">
            <text:p>- 7/17</text:p>
          </table:table-cell>
          <table:table-cell table:style-name="ce283" table:formula="of:=IF([.K71]=0;&quot;0&quot;;(IF([.K71]=[.L71];&quot;1&quot;;(IF([.K71]=-[.L71];&quot;-1&quot;;IF([.O71]=1;TEXT([.N71];10);[.P71]))))))" office:value-type="float" office:value="-0.411764705882353" calcext:value-type="float">
            <text:p>- 7/17</text:p>
          </table:table-cell>
          <table:table-cell table:style-name="ce231" table:formula="of:=-ABS([.E71])*SIGN([.D71]*[.E71])" office:value-type="float" office:value="-6" calcext:value-type="float">
            <text:p>-6</text:p>
          </table:table-cell>
          <table:table-cell table:style-name="ce231" table:formula="of:=ABS([.D71])" office:value-type="float" office:value="17" calcext:value-type="float">
            <text:p>17</text:p>
          </table:table-cell>
          <table:table-cell table:style-name="ce231" table:formula="of:=GCD(ABS([.R71]);ABS([.S71]))" office:value-type="float" office:value="1" calcext:value-type="float">
            <text:p>1</text:p>
          </table:table-cell>
          <table:table-cell table:style-name="ce270" table:formula="of:=[.R71]/[.T71]" office:value-type="float" office:value="-6" calcext:value-type="float">
            <text:p>-6</text:p>
          </table:table-cell>
          <table:table-cell table:style-name="ce270" table:formula="of:=[.S71]/[.T71]" office:value-type="float" office:value="17" calcext:value-type="float">
            <text:p>17</text:p>
          </table:table-cell>
          <table:table-cell table:style-name="ce283" table:formula="of:=[.U71]/[.V71]" office:value-type="float" office:value="-0.352941176470588" calcext:value-type="float">
            <text:p>- 6/17</text:p>
          </table:table-cell>
          <table:table-cell table:style-name="ce283" table:formula="of:=IF([.R71]=0;&quot;0&quot;;(IF([.R71]=[.S71];&quot;1&quot;;(IF([.R71]=-[.S71];&quot;-1&quot;;IF([.V71]=1;TEXT([.U71];10);[.W71]))))))" office:value-type="float" office:value="-0.352941176470588" calcext:value-type="float">
            <text:p>- 6/17</text:p>
          </table:table-cell>
          <table:table-cell table:number-columns-repeated="40"/>
        </table:table-row>
        <table:table-row table:style-name="ro5">
          <table:table-cell table:style-name="ce238" office:value-type="float" office:value="0.202428519738737" calcext:value-type="float">
            <text:p>0,202428519738737</text:p>
          </table:table-cell>
          <table:table-cell table:style-name="ce238" table:formula="of:=[.B71]+1" office:value-type="float" office:value="11" calcext:value-type="float">
            <text:p>11</text:p>
          </table:table-cell>
          <table:table-cell table:style-name="ce253" office:value-type="float" office:value="-7" calcext:value-type="float">
            <text:p>-7</text:p>
          </table:table-cell>
          <table:table-cell table:style-name="ce253" office:value-type="float" office:value="-13" calcext:value-type="float">
            <text:p>-13</text:p>
          </table:table-cell>
          <table:table-cell table:style-name="ce253" office:value-type="float" office:value="-20" calcext:value-type="float">
            <text:p>-20</text:p>
          </table:table-cell>
          <table:table-cell table:style-name="ce253" table:formula="of:=CONCATENATE([.C72];&quot;x&quot;;IF([.D72]&gt;0;&quot;+&quot;;&quot;&quot;);[.D72];&quot;y&quot;;IF([.E72]&gt;0;&quot;+&quot;;&quot;&quot;);[.E72];&quot;=0&quot;)" office:value-type="string" office:string-value="-7x-13y-20=0" calcext:value-type="string">
            <text:p>-7x-13y-20=0</text:p>
          </table:table-cell>
          <table:table-cell table:style-name="ce260" table:formula="of:=-[.C72]/[.D72]" office:value-type="float" office:value="-0.538461538461538" calcext:value-type="float">
            <text:p>- 7/13</text:p>
          </table:table-cell>
          <table:table-cell table:style-name="ce260" table:formula="of:=-[.E72]/[.D72]" office:value-type="float" office:value="-1.53846153846154" calcext:value-type="float">
            <text:p>-20/13</text:p>
          </table:table-cell>
          <table:table-cell table:style-name="ce260" table:formula="of:=CONCATENATE(&quot;y=&quot;;IF([.N72]=1;&quot;&quot;;IF([.N72]=-1;&quot;-&quot;;[.N72]));IF([.O72]=1;&quot;x&quot;;&quot;x/&quot;);IF([.O72]=1;&quot;&quot;;[.O72]);IF([.U72]&gt;0;&quot;+&quot;;&quot;-&quot;);ABS([.U72]);IF([.V72]=1;&quot;&quot;;&quot;/&quot;);IF([.V72]=1;&quot;&quot;;[.V72]))" office:value-type="string" office:string-value="y=-7x/13-20/13" calcext:value-type="string">
            <text:p>y=-7x/13-20/13</text:p>
          </table:table-cell>
          <table:table-cell table:style-name="ce253" table:formula="of:=RANK([.A72];[.$A$66:.$A$85];0)" office:value-type="float" office:value="15" calcext:value-type="float">
            <text:p>15</text:p>
          </table:table-cell>
          <table:table-cell table:style-name="ce231" table:formula="of:=-ABS([.C72])*SIGN([.C72]*[.D72])" office:value-type="float" office:value="-7" calcext:value-type="float">
            <text:p>-7</text:p>
          </table:table-cell>
          <table:table-cell table:style-name="ce231" table:formula="of:=ABS([.D72])" office:value-type="float" office:value="13" calcext:value-type="float">
            <text:p>13</text:p>
          </table:table-cell>
          <table:table-cell table:style-name="ce231" table:formula="of:=GCD(ABS([.K72]);ABS([.L72]))" office:value-type="float" office:value="1" calcext:value-type="float">
            <text:p>1</text:p>
          </table:table-cell>
          <table:table-cell table:style-name="ce270" table:formula="of:=[.K72]/[.M72]" office:value-type="float" office:value="-7" calcext:value-type="float">
            <text:p>-7</text:p>
          </table:table-cell>
          <table:table-cell table:style-name="ce270" table:formula="of:=[.L72]/[.M72]" office:value-type="float" office:value="13" calcext:value-type="float">
            <text:p>13</text:p>
          </table:table-cell>
          <table:table-cell table:style-name="ce283" table:formula="of:=[.N72]/[.O72]" office:value-type="float" office:value="-0.538461538461538" calcext:value-type="float">
            <text:p>- 7/13</text:p>
          </table:table-cell>
          <table:table-cell table:style-name="ce283" table:formula="of:=IF([.K72]=0;&quot;0&quot;;(IF([.K72]=[.L72];&quot;1&quot;;(IF([.K72]=-[.L72];&quot;-1&quot;;IF([.O72]=1;TEXT([.N72];10);[.P72]))))))" office:value-type="float" office:value="-0.538461538461538" calcext:value-type="float">
            <text:p>- 7/13</text:p>
          </table:table-cell>
          <table:table-cell table:style-name="ce231" table:formula="of:=-ABS([.E72])*SIGN([.D72]*[.E72])" office:value-type="float" office:value="-20" calcext:value-type="float">
            <text:p>-20</text:p>
          </table:table-cell>
          <table:table-cell table:style-name="ce231" table:formula="of:=ABS([.D72])" office:value-type="float" office:value="13" calcext:value-type="float">
            <text:p>13</text:p>
          </table:table-cell>
          <table:table-cell table:style-name="ce231" table:formula="of:=GCD(ABS([.R72]);ABS([.S72]))" office:value-type="float" office:value="1" calcext:value-type="float">
            <text:p>1</text:p>
          </table:table-cell>
          <table:table-cell table:style-name="ce270" table:formula="of:=[.R72]/[.T72]" office:value-type="float" office:value="-20" calcext:value-type="float">
            <text:p>-20</text:p>
          </table:table-cell>
          <table:table-cell table:style-name="ce270" table:formula="of:=[.S72]/[.T72]" office:value-type="float" office:value="13" calcext:value-type="float">
            <text:p>13</text:p>
          </table:table-cell>
          <table:table-cell table:style-name="ce283" table:formula="of:=[.U72]/[.V72]" office:value-type="float" office:value="-1.53846153846154" calcext:value-type="float">
            <text:p>-20/13</text:p>
          </table:table-cell>
          <table:table-cell table:style-name="ce283" table:formula="of:=IF([.R72]=0;&quot;0&quot;;(IF([.R72]=[.S72];&quot;1&quot;;(IF([.R72]=-[.S72];&quot;-1&quot;;IF([.V72]=1;TEXT([.U72];10);[.W72]))))))" office:value-type="float" office:value="-1.53846153846154" calcext:value-type="float">
            <text:p>-20/13</text:p>
          </table:table-cell>
          <table:table-cell table:number-columns-repeated="40"/>
        </table:table-row>
        <table:table-row table:style-name="ro5">
          <table:table-cell table:style-name="ce238" office:value-type="float" office:value="0.749905064395847" calcext:value-type="float">
            <text:p>0,749905064395847</text:p>
          </table:table-cell>
          <table:table-cell table:style-name="ce238" table:formula="of:=[.B72]+1" office:value-type="float" office:value="12" calcext:value-type="float">
            <text:p>12</text:p>
          </table:table-cell>
          <table:table-cell table:style-name="ce253" office:value-type="float" office:value="-10" calcext:value-type="float">
            <text:p>-10</text:p>
          </table:table-cell>
          <table:table-cell table:style-name="ce253" office:value-type="float" office:value="-3" calcext:value-type="float">
            <text:p>-3</text:p>
          </table:table-cell>
          <table:table-cell table:style-name="ce253" office:value-type="float" office:value="17" calcext:value-type="float">
            <text:p>17</text:p>
          </table:table-cell>
          <table:table-cell table:style-name="ce253" table:formula="of:=CONCATENATE([.C73];&quot;x&quot;;IF([.D73]&gt;0;&quot;+&quot;;&quot;&quot;);[.D73];&quot;y&quot;;IF([.E73]&gt;0;&quot;+&quot;;&quot;&quot;);[.E73];&quot;=0&quot;)" office:value-type="string" office:string-value="-10x-3y+17=0" calcext:value-type="string">
            <text:p>-10x-3y+17=0</text:p>
          </table:table-cell>
          <table:table-cell table:style-name="ce260" table:formula="of:=-[.C73]/[.D73]" office:value-type="float" office:value="-3.33333333333333" calcext:value-type="float">
            <text:p>-10/3 </text:p>
          </table:table-cell>
          <table:table-cell table:style-name="ce260" table:formula="of:=-[.E73]/[.D73]" office:value-type="float" office:value="5.66666666666667" calcext:value-type="float">
            <text:p>17/3 </text:p>
          </table:table-cell>
          <table:table-cell table:style-name="ce260" table:formula="of:=CONCATENATE(&quot;y=&quot;;IF([.N73]=1;&quot;&quot;;IF([.N73]=-1;&quot;-&quot;;[.N73]));IF([.O73]=1;&quot;x&quot;;&quot;x/&quot;);IF([.O73]=1;&quot;&quot;;[.O73]);IF([.U73]&gt;0;&quot;+&quot;;&quot;-&quot;);ABS([.U73]);IF([.V73]=1;&quot;&quot;;&quot;/&quot;);IF([.V73]=1;&quot;&quot;;[.V73]))" office:value-type="string" office:string-value="y=-10x/3+17/3" calcext:value-type="string">
            <text:p>y=-10x/3+17/3</text:p>
          </table:table-cell>
          <table:table-cell table:style-name="ce253" table:formula="of:=RANK([.A73];[.$A$66:.$A$85];0)" office:value-type="float" office:value="7" calcext:value-type="float">
            <text:p>7</text:p>
          </table:table-cell>
          <table:table-cell table:style-name="ce231" table:formula="of:=-ABS([.C73])*SIGN([.C73]*[.D73])" office:value-type="float" office:value="-10" calcext:value-type="float">
            <text:p>-10</text:p>
          </table:table-cell>
          <table:table-cell table:style-name="ce231" table:formula="of:=ABS([.D73])" office:value-type="float" office:value="3" calcext:value-type="float">
            <text:p>3</text:p>
          </table:table-cell>
          <table:table-cell table:style-name="ce231" table:formula="of:=GCD(ABS([.K73]);ABS([.L73]))" office:value-type="float" office:value="1" calcext:value-type="float">
            <text:p>1</text:p>
          </table:table-cell>
          <table:table-cell table:style-name="ce270" table:formula="of:=[.K73]/[.M73]" office:value-type="float" office:value="-10" calcext:value-type="float">
            <text:p>-10</text:p>
          </table:table-cell>
          <table:table-cell table:style-name="ce270" table:formula="of:=[.L73]/[.M73]" office:value-type="float" office:value="3" calcext:value-type="float">
            <text:p>3</text:p>
          </table:table-cell>
          <table:table-cell table:style-name="ce283" table:formula="of:=[.N73]/[.O73]" office:value-type="float" office:value="-3.33333333333333" calcext:value-type="float">
            <text:p>-10/3 </text:p>
          </table:table-cell>
          <table:table-cell table:style-name="ce283" table:formula="of:=IF([.K73]=0;&quot;0&quot;;(IF([.K73]=[.L73];&quot;1&quot;;(IF([.K73]=-[.L73];&quot;-1&quot;;IF([.O73]=1;TEXT([.N73];10);[.P73]))))))" office:value-type="float" office:value="-3.33333333333333" calcext:value-type="float">
            <text:p>-10/3 </text:p>
          </table:table-cell>
          <table:table-cell table:style-name="ce231" table:formula="of:=-ABS([.E73])*SIGN([.D73]*[.E73])" office:value-type="float" office:value="17" calcext:value-type="float">
            <text:p>17</text:p>
          </table:table-cell>
          <table:table-cell table:style-name="ce231" table:formula="of:=ABS([.D73])" office:value-type="float" office:value="3" calcext:value-type="float">
            <text:p>3</text:p>
          </table:table-cell>
          <table:table-cell table:style-name="ce231" table:formula="of:=GCD(ABS([.R73]);ABS([.S73]))" office:value-type="float" office:value="1" calcext:value-type="float">
            <text:p>1</text:p>
          </table:table-cell>
          <table:table-cell table:style-name="ce270" table:formula="of:=[.R73]/[.T73]" office:value-type="float" office:value="17" calcext:value-type="float">
            <text:p>17</text:p>
          </table:table-cell>
          <table:table-cell table:style-name="ce270" table:formula="of:=[.S73]/[.T73]" office:value-type="float" office:value="3" calcext:value-type="float">
            <text:p>3</text:p>
          </table:table-cell>
          <table:table-cell table:style-name="ce283" table:formula="of:=[.U73]/[.V73]" office:value-type="float" office:value="5.66666666666667" calcext:value-type="float">
            <text:p>17/3 </text:p>
          </table:table-cell>
          <table:table-cell table:style-name="ce283" table:formula="of:=IF([.R73]=0;&quot;0&quot;;(IF([.R73]=[.S73];&quot;1&quot;;(IF([.R73]=-[.S73];&quot;-1&quot;;IF([.V73]=1;TEXT([.U73];10);[.W73]))))))" office:value-type="float" office:value="5.66666666666667" calcext:value-type="float">
            <text:p>17/3 </text:p>
          </table:table-cell>
          <table:table-cell table:number-columns-repeated="40"/>
        </table:table-row>
        <table:table-row table:style-name="ro5">
          <table:table-cell table:style-name="ce238" office:value-type="float" office:value="0.982681704194235" calcext:value-type="float">
            <text:p>0,982681704194235</text:p>
          </table:table-cell>
          <table:table-cell table:style-name="ce238" table:formula="of:=[.B73]+1" office:value-type="float" office:value="13" calcext:value-type="float">
            <text:p>13</text:p>
          </table:table-cell>
          <table:table-cell table:style-name="ce253" office:value-type="float" office:value="18" calcext:value-type="float">
            <text:p>18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-6" calcext:value-type="float">
            <text:p>-6</text:p>
          </table:table-cell>
          <table:table-cell table:style-name="ce253" table:formula="of:=CONCATENATE([.C74];&quot;x&quot;;IF([.D74]&gt;0;&quot;+&quot;;&quot;&quot;);[.D74];&quot;y&quot;;IF([.E74]&gt;0;&quot;+&quot;;&quot;&quot;);[.E74];&quot;=0&quot;)" office:value-type="string" office:string-value="18x+2y-6=0" calcext:value-type="string">
            <text:p>18x+2y-6=0</text:p>
          </table:table-cell>
          <table:table-cell table:style-name="ce260" table:formula="of:=-[.C74]/[.D74]" office:value-type="float" office:value="-9" calcext:value-type="float">
            <text:p>- 9/1 </text:p>
          </table:table-cell>
          <table:table-cell table:style-name="ce260" table:formula="of:=-[.E74]/[.D74]" office:value-type="float" office:value="3" calcext:value-type="float">
            <text:p><text:s/>3/1 </text:p>
          </table:table-cell>
          <table:table-cell table:style-name="ce260" table:formula="of:=CONCATENATE(&quot;y=&quot;;IF([.N74]=1;&quot;&quot;;IF([.N74]=-1;&quot;-&quot;;[.N74]));IF([.O74]=1;&quot;x&quot;;&quot;x/&quot;);IF([.O74]=1;&quot;&quot;;[.O74]);IF([.U74]&gt;0;&quot;+&quot;;&quot;-&quot;);ABS([.U74]);IF([.V74]=1;&quot;&quot;;&quot;/&quot;);IF([.V74]=1;&quot;&quot;;[.V74]))" office:value-type="string" office:string-value="y=-9x+3" calcext:value-type="string">
            <text:p>y=-9x+3</text:p>
          </table:table-cell>
          <table:table-cell table:style-name="ce253" table:formula="of:=RANK([.A74];[.$A$66:.$A$85];0)" office:value-type="float" office:value="2" calcext:value-type="float">
            <text:p>2</text:p>
          </table:table-cell>
          <table:table-cell table:style-name="ce231" table:formula="of:=-ABS([.C74])*SIGN([.C74]*[.D74])" office:value-type="float" office:value="-18" calcext:value-type="float">
            <text:p>-18</text:p>
          </table:table-cell>
          <table:table-cell table:style-name="ce231" table:formula="of:=ABS([.D74])" office:value-type="float" office:value="2" calcext:value-type="float">
            <text:p>2</text:p>
          </table:table-cell>
          <table:table-cell table:style-name="ce231" table:formula="of:=GCD(ABS([.K74]);ABS([.L74]))" office:value-type="float" office:value="2" calcext:value-type="float">
            <text:p>2</text:p>
          </table:table-cell>
          <table:table-cell table:style-name="ce270" table:formula="of:=[.K74]/[.M74]" office:value-type="float" office:value="-9" calcext:value-type="float">
            <text:p>-9</text:p>
          </table:table-cell>
          <table:table-cell table:style-name="ce270" table:formula="of:=[.L74]/[.M74]" office:value-type="float" office:value="1" calcext:value-type="float">
            <text:p>1</text:p>
          </table:table-cell>
          <table:table-cell table:style-name="ce283" table:formula="of:=[.N74]/[.O74]" office:value-type="float" office:value="-9" calcext:value-type="float">
            <text:p>- 9/1 </text:p>
          </table:table-cell>
          <table:table-cell table:style-name="ce283" table:formula="of:=IF([.K74]=0;&quot;0&quot;;(IF([.K74]=[.L74];&quot;1&quot;;(IF([.K74]=-[.L74];&quot;-1&quot;;IF([.O74]=1;TEXT([.N74];10);[.P74]))))))" office:value-type="string" office:string-value="-9" calcext:value-type="string">
            <text:p>-9</text:p>
          </table:table-cell>
          <table:table-cell table:style-name="ce231" table:formula="of:=-ABS([.E74])*SIGN([.D74]*[.E74])" office:value-type="float" office:value="6" calcext:value-type="float">
            <text:p>6</text:p>
          </table:table-cell>
          <table:table-cell table:style-name="ce231" table:formula="of:=ABS([.D74])" office:value-type="float" office:value="2" calcext:value-type="float">
            <text:p>2</text:p>
          </table:table-cell>
          <table:table-cell table:style-name="ce231" table:formula="of:=GCD(ABS([.R74]);ABS([.S74]))" office:value-type="float" office:value="2" calcext:value-type="float">
            <text:p>2</text:p>
          </table:table-cell>
          <table:table-cell table:style-name="ce270" table:formula="of:=[.R74]/[.T74]" office:value-type="float" office:value="3" calcext:value-type="float">
            <text:p>3</text:p>
          </table:table-cell>
          <table:table-cell table:style-name="ce270" table:formula="of:=[.S74]/[.T74]" office:value-type="float" office:value="1" calcext:value-type="float">
            <text:p>1</text:p>
          </table:table-cell>
          <table:table-cell table:style-name="ce283" table:formula="of:=[.U74]/[.V74]" office:value-type="float" office:value="3" calcext:value-type="float">
            <text:p><text:s/>3/1 </text:p>
          </table:table-cell>
          <table:table-cell table:style-name="ce283" table:formula="of:=IF([.R74]=0;&quot;0&quot;;(IF([.R74]=[.S74];&quot;1&quot;;(IF([.R74]=-[.S74];&quot;-1&quot;;IF([.V74]=1;TEXT([.U74];10);[.W74]))))))" office:value-type="string" office:string-value="3" calcext:value-type="string">
            <text:p>3</text:p>
          </table:table-cell>
          <table:table-cell table:number-columns-repeated="40"/>
        </table:table-row>
        <table:table-row table:style-name="ro5">
          <table:table-cell table:style-name="ce238" office:value-type="float" office:value="0.858534169256503" calcext:value-type="float">
            <text:p>0,858534169256503</text:p>
          </table:table-cell>
          <table:table-cell table:style-name="ce238" table:formula="of:=[.B74]+1" office:value-type="float" office:value="14" calcext:value-type="float">
            <text:p>14</text:p>
          </table:table-cell>
          <table:table-cell table:style-name="ce253" office:value-type="float" office:value="5" calcext:value-type="float">
            <text:p>5</text:p>
          </table:table-cell>
          <table:table-cell table:style-name="ce253" office:value-type="float" office:value="19" calcext:value-type="float">
            <text:p>19</text:p>
          </table:table-cell>
          <table:table-cell table:style-name="ce253" office:value-type="float" office:value="9" calcext:value-type="float">
            <text:p>9</text:p>
          </table:table-cell>
          <table:table-cell table:style-name="ce253" table:formula="of:=CONCATENATE([.C75];&quot;x&quot;;IF([.D75]&gt;0;&quot;+&quot;;&quot;&quot;);[.D75];&quot;y&quot;;IF([.E75]&gt;0;&quot;+&quot;;&quot;&quot;);[.E75];&quot;=0&quot;)" office:value-type="string" office:string-value="5x+19y+9=0" calcext:value-type="string">
            <text:p>5x+19y+9=0</text:p>
          </table:table-cell>
          <table:table-cell table:style-name="ce260" table:formula="of:=-[.C75]/[.D75]" office:value-type="float" office:value="-0.263157894736842" calcext:value-type="float">
            <text:p>- 5/19</text:p>
          </table:table-cell>
          <table:table-cell table:style-name="ce260" table:formula="of:=-[.E75]/[.D75]" office:value-type="float" office:value="-0.473684210526316" calcext:value-type="float">
            <text:p>- 9/19</text:p>
          </table:table-cell>
          <table:table-cell table:style-name="ce260" table:formula="of:=CONCATENATE(&quot;y=&quot;;IF([.N75]=1;&quot;&quot;;IF([.N75]=-1;&quot;-&quot;;[.N75]));IF([.O75]=1;&quot;x&quot;;&quot;x/&quot;);IF([.O75]=1;&quot;&quot;;[.O75]);IF([.U75]&gt;0;&quot;+&quot;;&quot;-&quot;);ABS([.U75]);IF([.V75]=1;&quot;&quot;;&quot;/&quot;);IF([.V75]=1;&quot;&quot;;[.V75]))" office:value-type="string" office:string-value="y=-5x/19-9/19" calcext:value-type="string">
            <text:p>y=-5x/19-9/19</text:p>
          </table:table-cell>
          <table:table-cell table:style-name="ce253" table:formula="of:=RANK([.A75];[.$A$66:.$A$85];0)" office:value-type="float" office:value="5" calcext:value-type="float">
            <text:p>5</text:p>
          </table:table-cell>
          <table:table-cell table:style-name="ce231" table:formula="of:=-ABS([.C75])*SIGN([.C75]*[.D75])" office:value-type="float" office:value="-5" calcext:value-type="float">
            <text:p>-5</text:p>
          </table:table-cell>
          <table:table-cell table:style-name="ce231" table:formula="of:=ABS([.D75])" office:value-type="float" office:value="19" calcext:value-type="float">
            <text:p>19</text:p>
          </table:table-cell>
          <table:table-cell table:style-name="ce231" table:formula="of:=GCD(ABS([.K75]);ABS([.L75]))" office:value-type="float" office:value="1" calcext:value-type="float">
            <text:p>1</text:p>
          </table:table-cell>
          <table:table-cell table:style-name="ce270" table:formula="of:=[.K75]/[.M75]" office:value-type="float" office:value="-5" calcext:value-type="float">
            <text:p>-5</text:p>
          </table:table-cell>
          <table:table-cell table:style-name="ce270" table:formula="of:=[.L75]/[.M75]" office:value-type="float" office:value="19" calcext:value-type="float">
            <text:p>19</text:p>
          </table:table-cell>
          <table:table-cell table:style-name="ce283" table:formula="of:=[.N75]/[.O75]" office:value-type="float" office:value="-0.263157894736842" calcext:value-type="float">
            <text:p>- 5/19</text:p>
          </table:table-cell>
          <table:table-cell table:style-name="ce283" table:formula="of:=IF([.K75]=0;&quot;0&quot;;(IF([.K75]=[.L75];&quot;1&quot;;(IF([.K75]=-[.L75];&quot;-1&quot;;IF([.O75]=1;TEXT([.N75];10);[.P75]))))))" office:value-type="float" office:value="-0.263157894736842" calcext:value-type="float">
            <text:p>- 5/19</text:p>
          </table:table-cell>
          <table:table-cell table:style-name="ce231" table:formula="of:=-ABS([.E75])*SIGN([.D75]*[.E75])" office:value-type="float" office:value="-9" calcext:value-type="float">
            <text:p>-9</text:p>
          </table:table-cell>
          <table:table-cell table:style-name="ce231" table:formula="of:=ABS([.D75])" office:value-type="float" office:value="19" calcext:value-type="float">
            <text:p>19</text:p>
          </table:table-cell>
          <table:table-cell table:style-name="ce231" table:formula="of:=GCD(ABS([.R75]);ABS([.S75]))" office:value-type="float" office:value="1" calcext:value-type="float">
            <text:p>1</text:p>
          </table:table-cell>
          <table:table-cell table:style-name="ce270" table:formula="of:=[.R75]/[.T75]" office:value-type="float" office:value="-9" calcext:value-type="float">
            <text:p>-9</text:p>
          </table:table-cell>
          <table:table-cell table:style-name="ce270" table:formula="of:=[.S75]/[.T75]" office:value-type="float" office:value="19" calcext:value-type="float">
            <text:p>19</text:p>
          </table:table-cell>
          <table:table-cell table:style-name="ce283" table:formula="of:=[.U75]/[.V75]" office:value-type="float" office:value="-0.473684210526316" calcext:value-type="float">
            <text:p>- 9/19</text:p>
          </table:table-cell>
          <table:table-cell table:style-name="ce283" table:formula="of:=IF([.R75]=0;&quot;0&quot;;(IF([.R75]=[.S75];&quot;1&quot;;(IF([.R75]=-[.S75];&quot;-1&quot;;IF([.V75]=1;TEXT([.U75];10);[.W75]))))))" office:value-type="float" office:value="-0.473684210526316" calcext:value-type="float">
            <text:p>- 9/19</text:p>
          </table:table-cell>
          <table:table-cell table:number-columns-repeated="40"/>
        </table:table-row>
        <table:table-row table:style-name="ro5">
          <table:table-cell table:style-name="ce238" office:value-type="float" office:value="0.173811686282182" calcext:value-type="float">
            <text:p>0,173811686282182</text:p>
          </table:table-cell>
          <table:table-cell table:style-name="ce238" table:formula="of:=[.B75]+1" office:value-type="float" office:value="15" calcext:value-type="float">
            <text:p>15</text:p>
          </table:table-cell>
          <table:table-cell table:style-name="ce253" office:value-type="float" office:value="-13" calcext:value-type="float">
            <text:p>-13</text:p>
          </table:table-cell>
          <table:table-cell table:style-name="ce253" office:value-type="float" office:value="8" calcext:value-type="float">
            <text:p>8</text:p>
          </table:table-cell>
          <table:table-cell table:style-name="ce253" office:value-type="float" office:value="11" calcext:value-type="float">
            <text:p>11</text:p>
          </table:table-cell>
          <table:table-cell table:style-name="ce253" table:formula="of:=CONCATENATE([.C76];&quot;x&quot;;IF([.D76]&gt;0;&quot;+&quot;;&quot;&quot;);[.D76];&quot;y&quot;;IF([.E76]&gt;0;&quot;+&quot;;&quot;&quot;);[.E76];&quot;=0&quot;)" office:value-type="string" office:string-value="-13x+8y+11=0" calcext:value-type="string">
            <text:p>-13x+8y+11=0</text:p>
          </table:table-cell>
          <table:table-cell table:style-name="ce260" table:formula="of:=-[.C76]/[.D76]" office:value-type="float" office:value="1.625" calcext:value-type="float">
            <text:p>13/8 </text:p>
          </table:table-cell>
          <table:table-cell table:style-name="ce260" table:formula="of:=-[.E76]/[.D76]" office:value-type="float" office:value="-1.375" calcext:value-type="float">
            <text:p>-11/8 </text:p>
          </table:table-cell>
          <table:table-cell table:style-name="ce260" table:formula="of:=CONCATENATE(&quot;y=&quot;;IF([.N76]=1;&quot;&quot;;IF([.N76]=-1;&quot;-&quot;;[.N76]));IF([.O76]=1;&quot;x&quot;;&quot;x/&quot;);IF([.O76]=1;&quot;&quot;;[.O76]);IF([.U76]&gt;0;&quot;+&quot;;&quot;-&quot;);ABS([.U76]);IF([.V76]=1;&quot;&quot;;&quot;/&quot;);IF([.V76]=1;&quot;&quot;;[.V76]))" office:value-type="string" office:string-value="y=13x/8-11/8" calcext:value-type="string">
            <text:p>y=13x/8-11/8</text:p>
          </table:table-cell>
          <table:table-cell table:style-name="ce253" table:formula="of:=RANK([.A76];[.$A$66:.$A$85];0)" office:value-type="float" office:value="17" calcext:value-type="float">
            <text:p>17</text:p>
          </table:table-cell>
          <table:table-cell table:style-name="ce231" table:formula="of:=-ABS([.C76])*SIGN([.C76]*[.D76])" office:value-type="float" office:value="13" calcext:value-type="float">
            <text:p>13</text:p>
          </table:table-cell>
          <table:table-cell table:style-name="ce231" table:formula="of:=ABS([.D76])" office:value-type="float" office:value="8" calcext:value-type="float">
            <text:p>8</text:p>
          </table:table-cell>
          <table:table-cell table:style-name="ce231" table:formula="of:=GCD(ABS([.K76]);ABS([.L76]))" office:value-type="float" office:value="1" calcext:value-type="float">
            <text:p>1</text:p>
          </table:table-cell>
          <table:table-cell table:style-name="ce270" table:formula="of:=[.K76]/[.M76]" office:value-type="float" office:value="13" calcext:value-type="float">
            <text:p>13</text:p>
          </table:table-cell>
          <table:table-cell table:style-name="ce270" table:formula="of:=[.L76]/[.M76]" office:value-type="float" office:value="8" calcext:value-type="float">
            <text:p>8</text:p>
          </table:table-cell>
          <table:table-cell table:style-name="ce283" table:formula="of:=[.N76]/[.O76]" office:value-type="float" office:value="1.625" calcext:value-type="float">
            <text:p>13/8 </text:p>
          </table:table-cell>
          <table:table-cell table:style-name="ce283" table:formula="of:=IF([.K76]=0;&quot;0&quot;;(IF([.K76]=[.L76];&quot;1&quot;;(IF([.K76]=-[.L76];&quot;-1&quot;;IF([.O76]=1;TEXT([.N76];10);[.P76]))))))" office:value-type="float" office:value="1.625" calcext:value-type="float">
            <text:p>13/8 </text:p>
          </table:table-cell>
          <table:table-cell table:style-name="ce231" table:formula="of:=-ABS([.E76])*SIGN([.D76]*[.E76])" office:value-type="float" office:value="-11" calcext:value-type="float">
            <text:p>-11</text:p>
          </table:table-cell>
          <table:table-cell table:style-name="ce231" table:formula="of:=ABS([.D76])" office:value-type="float" office:value="8" calcext:value-type="float">
            <text:p>8</text:p>
          </table:table-cell>
          <table:table-cell table:style-name="ce231" table:formula="of:=GCD(ABS([.R76]);ABS([.S76]))" office:value-type="float" office:value="1" calcext:value-type="float">
            <text:p>1</text:p>
          </table:table-cell>
          <table:table-cell table:style-name="ce270" table:formula="of:=[.R76]/[.T76]" office:value-type="float" office:value="-11" calcext:value-type="float">
            <text:p>-11</text:p>
          </table:table-cell>
          <table:table-cell table:style-name="ce270" table:formula="of:=[.S76]/[.T76]" office:value-type="float" office:value="8" calcext:value-type="float">
            <text:p>8</text:p>
          </table:table-cell>
          <table:table-cell table:style-name="ce283" table:formula="of:=[.U76]/[.V76]" office:value-type="float" office:value="-1.375" calcext:value-type="float">
            <text:p>-11/8 </text:p>
          </table:table-cell>
          <table:table-cell table:style-name="ce283" table:formula="of:=IF([.R76]=0;&quot;0&quot;;(IF([.R76]=[.S76];&quot;1&quot;;(IF([.R76]=-[.S76];&quot;-1&quot;;IF([.V76]=1;TEXT([.U76];10);[.W76]))))))" office:value-type="float" office:value="-1.375" calcext:value-type="float">
            <text:p>-11/8 </text:p>
          </table:table-cell>
          <table:table-cell table:number-columns-repeated="40"/>
        </table:table-row>
        <table:table-row table:style-name="ro5">
          <table:table-cell table:style-name="ce238" office:value-type="float" office:value="0.730588206206601" calcext:value-type="float">
            <text:p>0,730588206206601</text:p>
          </table:table-cell>
          <table:table-cell table:style-name="ce238" table:formula="of:=[.B76]+1" office:value-type="float" office:value="16" calcext:value-type="float">
            <text:p>16</text:p>
          </table:table-cell>
          <table:table-cell table:style-name="ce253" office:value-type="float" office:value="19" calcext:value-type="float">
            <text:p>19</text:p>
          </table:table-cell>
          <table:table-cell table:style-name="ce253" office:value-type="float" office:value="-4" calcext:value-type="float">
            <text:p>-4</text:p>
          </table:table-cell>
          <table:table-cell table:style-name="ce253" office:value-type="float" office:value="-14" calcext:value-type="float">
            <text:p>-14</text:p>
          </table:table-cell>
          <table:table-cell table:style-name="ce253" table:formula="of:=CONCATENATE([.C77];&quot;x&quot;;IF([.D77]&gt;0;&quot;+&quot;;&quot;&quot;);[.D77];&quot;y&quot;;IF([.E77]&gt;0;&quot;+&quot;;&quot;&quot;);[.E77];&quot;=0&quot;)" office:value-type="string" office:string-value="19x-4y-14=0" calcext:value-type="string">
            <text:p>19x-4y-14=0</text:p>
          </table:table-cell>
          <table:table-cell table:style-name="ce260" table:formula="of:=-[.C77]/[.D77]" office:value-type="float" office:value="4.75" calcext:value-type="float">
            <text:p>19/4 </text:p>
          </table:table-cell>
          <table:table-cell table:style-name="ce260" table:formula="of:=-[.E77]/[.D77]" office:value-type="float" office:value="-3.5" calcext:value-type="float">
            <text:p>- 7/2 </text:p>
          </table:table-cell>
          <table:table-cell table:style-name="ce260" table:formula="of:=CONCATENATE(&quot;y=&quot;;IF([.N77]=1;&quot;&quot;;IF([.N77]=-1;&quot;-&quot;;[.N77]));IF([.O77]=1;&quot;x&quot;;&quot;x/&quot;);IF([.O77]=1;&quot;&quot;;[.O77]);IF([.U77]&gt;0;&quot;+&quot;;&quot;-&quot;);ABS([.U77]);IF([.V77]=1;&quot;&quot;;&quot;/&quot;);IF([.V77]=1;&quot;&quot;;[.V77]))" office:value-type="string" office:string-value="y=19x/4-7/2" calcext:value-type="string">
            <text:p>y=19x/4-7/2</text:p>
          </table:table-cell>
          <table:table-cell table:style-name="ce253" table:formula="of:=RANK([.A77];[.$A$66:.$A$85];0)" office:value-type="float" office:value="8" calcext:value-type="float">
            <text:p>8</text:p>
          </table:table-cell>
          <table:table-cell table:style-name="ce231" table:formula="of:=-ABS([.C77])*SIGN([.C77]*[.D77])" office:value-type="float" office:value="19" calcext:value-type="float">
            <text:p>19</text:p>
          </table:table-cell>
          <table:table-cell table:style-name="ce231" table:formula="of:=ABS([.D77])" office:value-type="float" office:value="4" calcext:value-type="float">
            <text:p>4</text:p>
          </table:table-cell>
          <table:table-cell table:style-name="ce231" table:formula="of:=GCD(ABS([.K77]);ABS([.L77]))" office:value-type="float" office:value="1" calcext:value-type="float">
            <text:p>1</text:p>
          </table:table-cell>
          <table:table-cell table:style-name="ce270" table:formula="of:=[.K77]/[.M77]" office:value-type="float" office:value="19" calcext:value-type="float">
            <text:p>19</text:p>
          </table:table-cell>
          <table:table-cell table:style-name="ce270" table:formula="of:=[.L77]/[.M77]" office:value-type="float" office:value="4" calcext:value-type="float">
            <text:p>4</text:p>
          </table:table-cell>
          <table:table-cell table:style-name="ce283" table:formula="of:=[.N77]/[.O77]" office:value-type="float" office:value="4.75" calcext:value-type="float">
            <text:p>19/4 </text:p>
          </table:table-cell>
          <table:table-cell table:style-name="ce283" table:formula="of:=IF([.K77]=0;&quot;0&quot;;(IF([.K77]=[.L77];&quot;1&quot;;(IF([.K77]=-[.L77];&quot;-1&quot;;IF([.O77]=1;TEXT([.N77];10);[.P77]))))))" office:value-type="float" office:value="4.75" calcext:value-type="float">
            <text:p>19/4 </text:p>
          </table:table-cell>
          <table:table-cell table:style-name="ce231" table:formula="of:=-ABS([.E77])*SIGN([.D77]*[.E77])" office:value-type="float" office:value="-14" calcext:value-type="float">
            <text:p>-14</text:p>
          </table:table-cell>
          <table:table-cell table:style-name="ce231" table:formula="of:=ABS([.D77])" office:value-type="float" office:value="4" calcext:value-type="float">
            <text:p>4</text:p>
          </table:table-cell>
          <table:table-cell table:style-name="ce231" table:formula="of:=GCD(ABS([.R77]);ABS([.S77]))" office:value-type="float" office:value="2" calcext:value-type="float">
            <text:p>2</text:p>
          </table:table-cell>
          <table:table-cell table:style-name="ce270" table:formula="of:=[.R77]/[.T77]" office:value-type="float" office:value="-7" calcext:value-type="float">
            <text:p>-7</text:p>
          </table:table-cell>
          <table:table-cell table:style-name="ce270" table:formula="of:=[.S77]/[.T77]" office:value-type="float" office:value="2" calcext:value-type="float">
            <text:p>2</text:p>
          </table:table-cell>
          <table:table-cell table:style-name="ce283" table:formula="of:=[.U77]/[.V77]" office:value-type="float" office:value="-3.5" calcext:value-type="float">
            <text:p>- 7/2 </text:p>
          </table:table-cell>
          <table:table-cell table:style-name="ce283" table:formula="of:=IF([.R77]=0;&quot;0&quot;;(IF([.R77]=[.S77];&quot;1&quot;;(IF([.R77]=-[.S77];&quot;-1&quot;;IF([.V77]=1;TEXT([.U77];10);[.W77]))))))" office:value-type="float" office:value="-3.5" calcext:value-type="float">
            <text:p>- 7/2 </text:p>
          </table:table-cell>
          <table:table-cell table:number-columns-repeated="40"/>
        </table:table-row>
        <table:table-row table:style-name="ro5">
          <table:table-cell table:style-name="ce238" office:value-type="float" office:value="0.327093446514954" calcext:value-type="float">
            <text:p>0,327093446514954</text:p>
          </table:table-cell>
          <table:table-cell table:style-name="ce238" table:formula="of:=[.B77]+1" office:value-type="float" office:value="17" calcext:value-type="float">
            <text:p>17</text:p>
          </table:table-cell>
          <table:table-cell table:style-name="ce253" office:value-type="float" office:value="9" calcext:value-type="float">
            <text:p>9</text:p>
          </table:table-cell>
          <table:table-cell table:style-name="ce253" office:value-type="float" office:value="-12" calcext:value-type="float">
            <text:p>-12</text:p>
          </table:table-cell>
          <table:table-cell table:style-name="ce253" office:value-type="float" office:value="-9" calcext:value-type="float">
            <text:p>-9</text:p>
          </table:table-cell>
          <table:table-cell table:style-name="ce253" table:formula="of:=CONCATENATE([.C78];&quot;x&quot;;IF([.D78]&gt;0;&quot;+&quot;;&quot;&quot;);[.D78];&quot;y&quot;;IF([.E78]&gt;0;&quot;+&quot;;&quot;&quot;);[.E78];&quot;=0&quot;)" office:value-type="string" office:string-value="9x-12y-9=0" calcext:value-type="string">
            <text:p>9x-12y-9=0</text:p>
          </table:table-cell>
          <table:table-cell table:style-name="ce260" table:formula="of:=-[.C78]/[.D78]" office:value-type="float" office:value="0.75" calcext:value-type="float">
            <text:p><text:s/>3/4 </text:p>
          </table:table-cell>
          <table:table-cell table:style-name="ce260" table:formula="of:=-[.E78]/[.D78]" office:value-type="float" office:value="-0.75" calcext:value-type="float">
            <text:p>- 3/4 </text:p>
          </table:table-cell>
          <table:table-cell table:style-name="ce260" table:formula="of:=CONCATENATE(&quot;y=&quot;;IF([.N78]=1;&quot;&quot;;IF([.N78]=-1;&quot;-&quot;;[.N78]));IF([.O78]=1;&quot;x&quot;;&quot;x/&quot;);IF([.O78]=1;&quot;&quot;;[.O78]);IF([.U78]&gt;0;&quot;+&quot;;&quot;-&quot;);ABS([.U78]);IF([.V78]=1;&quot;&quot;;&quot;/&quot;);IF([.V78]=1;&quot;&quot;;[.V78]))" office:value-type="string" office:string-value="y=3x/4-3/4" calcext:value-type="string">
            <text:p>y=3x/4-3/4</text:p>
          </table:table-cell>
          <table:table-cell table:style-name="ce253" table:formula="of:=RANK([.A78];[.$A$66:.$A$85];0)" office:value-type="float" office:value="14" calcext:value-type="float">
            <text:p>14</text:p>
          </table:table-cell>
          <table:table-cell table:style-name="ce231" table:formula="of:=-ABS([.C78])*SIGN([.C78]*[.D78])" office:value-type="float" office:value="9" calcext:value-type="float">
            <text:p>9</text:p>
          </table:table-cell>
          <table:table-cell table:style-name="ce231" table:formula="of:=ABS([.D78])" office:value-type="float" office:value="12" calcext:value-type="float">
            <text:p>12</text:p>
          </table:table-cell>
          <table:table-cell table:style-name="ce231" table:formula="of:=GCD(ABS([.K78]);ABS([.L78]))" office:value-type="float" office:value="3" calcext:value-type="float">
            <text:p>3</text:p>
          </table:table-cell>
          <table:table-cell table:style-name="ce270" table:formula="of:=[.K78]/[.M78]" office:value-type="float" office:value="3" calcext:value-type="float">
            <text:p>3</text:p>
          </table:table-cell>
          <table:table-cell table:style-name="ce270" table:formula="of:=[.L78]/[.M78]" office:value-type="float" office:value="4" calcext:value-type="float">
            <text:p>4</text:p>
          </table:table-cell>
          <table:table-cell table:style-name="ce283" table:formula="of:=[.N78]/[.O78]" office:value-type="float" office:value="0.75" calcext:value-type="float">
            <text:p><text:s/>3/4 </text:p>
          </table:table-cell>
          <table:table-cell table:style-name="ce283" table:formula="of:=IF([.K78]=0;&quot;0&quot;;(IF([.K78]=[.L78];&quot;1&quot;;(IF([.K78]=-[.L78];&quot;-1&quot;;IF([.O78]=1;TEXT([.N78];10);[.P78]))))))" office:value-type="float" office:value="0.75" calcext:value-type="float">
            <text:p><text:s/>3/4 </text:p>
          </table:table-cell>
          <table:table-cell table:style-name="ce231" table:formula="of:=-ABS([.E78])*SIGN([.D78]*[.E78])" office:value-type="float" office:value="-9" calcext:value-type="float">
            <text:p>-9</text:p>
          </table:table-cell>
          <table:table-cell table:style-name="ce231" table:formula="of:=ABS([.D78])" office:value-type="float" office:value="12" calcext:value-type="float">
            <text:p>12</text:p>
          </table:table-cell>
          <table:table-cell table:style-name="ce231" table:formula="of:=GCD(ABS([.R78]);ABS([.S78]))" office:value-type="float" office:value="3" calcext:value-type="float">
            <text:p>3</text:p>
          </table:table-cell>
          <table:table-cell table:style-name="ce270" table:formula="of:=[.R78]/[.T78]" office:value-type="float" office:value="-3" calcext:value-type="float">
            <text:p>-3</text:p>
          </table:table-cell>
          <table:table-cell table:style-name="ce270" table:formula="of:=[.S78]/[.T78]" office:value-type="float" office:value="4" calcext:value-type="float">
            <text:p>4</text:p>
          </table:table-cell>
          <table:table-cell table:style-name="ce283" table:formula="of:=[.U78]/[.V78]" office:value-type="float" office:value="-0.75" calcext:value-type="float">
            <text:p>- 3/4 </text:p>
          </table:table-cell>
          <table:table-cell table:style-name="ce283" table:formula="of:=IF([.R78]=0;&quot;0&quot;;(IF([.R78]=[.S78];&quot;1&quot;;(IF([.R78]=-[.S78];&quot;-1&quot;;IF([.V78]=1;TEXT([.U78];10);[.W78]))))))" office:value-type="float" office:value="-0.75" calcext:value-type="float">
            <text:p>- 3/4 </text:p>
          </table:table-cell>
          <table:table-cell table:number-columns-repeated="40"/>
        </table:table-row>
        <table:table-row table:style-name="ro5">
          <table:table-cell table:style-name="ce238" office:value-type="float" office:value="0.99955242432502" calcext:value-type="float">
            <text:p>0,99955242432502</text:p>
          </table:table-cell>
          <table:table-cell table:style-name="ce238" table:formula="of:=[.B78]+1" office:value-type="float" office:value="18" calcext:value-type="float">
            <text:p>18</text:p>
          </table:table-cell>
          <table:table-cell table:style-name="ce253" office:value-type="float" office:value="5" calcext:value-type="float">
            <text:p>5</text:p>
          </table:table-cell>
          <table:table-cell table:style-name="ce253" office:value-type="float" office:value="12" calcext:value-type="float">
            <text:p>12</text:p>
          </table:table-cell>
          <table:table-cell table:style-name="ce253" office:value-type="float" office:value="-6" calcext:value-type="float">
            <text:p>-6</text:p>
          </table:table-cell>
          <table:table-cell table:style-name="ce253" table:formula="of:=CONCATENATE([.C79];&quot;x&quot;;IF([.D79]&gt;0;&quot;+&quot;;&quot;&quot;);[.D79];&quot;y&quot;;IF([.E79]&gt;0;&quot;+&quot;;&quot;&quot;);[.E79];&quot;=0&quot;)" office:value-type="string" office:string-value="5x+12y-6=0" calcext:value-type="string">
            <text:p>5x+12y-6=0</text:p>
          </table:table-cell>
          <table:table-cell table:style-name="ce260" table:formula="of:=-[.C79]/[.D79]" office:value-type="float" office:value="-0.416666666666667" calcext:value-type="float">
            <text:p>- 5/12</text:p>
          </table:table-cell>
          <table:table-cell table:style-name="ce260" table:formula="of:=-[.E79]/[.D79]" office:value-type="float" office:value="0.5" calcext:value-type="float">
            <text:p><text:s/>1/2 </text:p>
          </table:table-cell>
          <table:table-cell table:style-name="ce260" table:formula="of:=CONCATENATE(&quot;y=&quot;;IF([.N79]=1;&quot;&quot;;IF([.N79]=-1;&quot;-&quot;;[.N79]));IF([.O79]=1;&quot;x&quot;;&quot;x/&quot;);IF([.O79]=1;&quot;&quot;;[.O79]);IF([.U79]&gt;0;&quot;+&quot;;&quot;-&quot;);ABS([.U79]);IF([.V79]=1;&quot;&quot;;&quot;/&quot;);IF([.V79]=1;&quot;&quot;;[.V79]))" office:value-type="string" office:string-value="y=-5x/12+1/2" calcext:value-type="string">
            <text:p>y=-5x/12+1/2</text:p>
          </table:table-cell>
          <table:table-cell table:style-name="ce253" table:formula="of:=RANK([.A79];[.$A$66:.$A$85];0)" office:value-type="float" office:value="1" calcext:value-type="float">
            <text:p>1</text:p>
          </table:table-cell>
          <table:table-cell table:style-name="ce231" table:formula="of:=-ABS([.C79])*SIGN([.C79]*[.D79])" office:value-type="float" office:value="-5" calcext:value-type="float">
            <text:p>-5</text:p>
          </table:table-cell>
          <table:table-cell table:style-name="ce231" table:formula="of:=ABS([.D79])" office:value-type="float" office:value="12" calcext:value-type="float">
            <text:p>12</text:p>
          </table:table-cell>
          <table:table-cell table:style-name="ce231" table:formula="of:=GCD(ABS([.K79]);ABS([.L79]))" office:value-type="float" office:value="1" calcext:value-type="float">
            <text:p>1</text:p>
          </table:table-cell>
          <table:table-cell table:style-name="ce270" table:formula="of:=[.K79]/[.M79]" office:value-type="float" office:value="-5" calcext:value-type="float">
            <text:p>-5</text:p>
          </table:table-cell>
          <table:table-cell table:style-name="ce270" table:formula="of:=[.L79]/[.M79]" office:value-type="float" office:value="12" calcext:value-type="float">
            <text:p>12</text:p>
          </table:table-cell>
          <table:table-cell table:style-name="ce283" table:formula="of:=[.N79]/[.O79]" office:value-type="float" office:value="-0.416666666666667" calcext:value-type="float">
            <text:p>- 5/12</text:p>
          </table:table-cell>
          <table:table-cell table:style-name="ce283" table:formula="of:=IF([.K79]=0;&quot;0&quot;;(IF([.K79]=[.L79];&quot;1&quot;;(IF([.K79]=-[.L79];&quot;-1&quot;;IF([.O79]=1;TEXT([.N79];10);[.P79]))))))" office:value-type="float" office:value="-0.416666666666667" calcext:value-type="float">
            <text:p>- 5/12</text:p>
          </table:table-cell>
          <table:table-cell table:style-name="ce231" table:formula="of:=-ABS([.E79])*SIGN([.D79]*[.E79])" office:value-type="float" office:value="6" calcext:value-type="float">
            <text:p>6</text:p>
          </table:table-cell>
          <table:table-cell table:style-name="ce231" table:formula="of:=ABS([.D79])" office:value-type="float" office:value="12" calcext:value-type="float">
            <text:p>12</text:p>
          </table:table-cell>
          <table:table-cell table:style-name="ce231" table:formula="of:=GCD(ABS([.R79]);ABS([.S79]))" office:value-type="float" office:value="6" calcext:value-type="float">
            <text:p>6</text:p>
          </table:table-cell>
          <table:table-cell table:style-name="ce270" table:formula="of:=[.R79]/[.T79]" office:value-type="float" office:value="1" calcext:value-type="float">
            <text:p>1</text:p>
          </table:table-cell>
          <table:table-cell table:style-name="ce270" table:formula="of:=[.S79]/[.T79]" office:value-type="float" office:value="2" calcext:value-type="float">
            <text:p>2</text:p>
          </table:table-cell>
          <table:table-cell table:style-name="ce283" table:formula="of:=[.U79]/[.V79]" office:value-type="float" office:value="0.5" calcext:value-type="float">
            <text:p><text:s/>1/2 </text:p>
          </table:table-cell>
          <table:table-cell table:style-name="ce283" table:formula="of:=IF([.R79]=0;&quot;0&quot;;(IF([.R79]=[.S79];&quot;1&quot;;(IF([.R79]=-[.S79];&quot;-1&quot;;IF([.V79]=1;TEXT([.U79];10);[.W79]))))))" office:value-type="float" office:value="0.5" calcext:value-type="float">
            <text:p><text:s/>1/2 </text:p>
          </table:table-cell>
          <table:table-cell table:number-columns-repeated="40"/>
        </table:table-row>
        <table:table-row table:style-name="ro5">
          <table:table-cell table:style-name="ce238" office:value-type="float" office:value="0.949069978285927" calcext:value-type="float">
            <text:p>0,949069978285927</text:p>
          </table:table-cell>
          <table:table-cell table:style-name="ce238" table:formula="of:=[.B79]+1" office:value-type="float" office:value="19" calcext:value-type="float">
            <text:p>19</text:p>
          </table:table-cell>
          <table:table-cell table:style-name="ce253" office:value-type="float" office:value="-16" calcext:value-type="float">
            <text:p>-16</text:p>
          </table:table-cell>
          <table:table-cell table:style-name="ce253" office:value-type="float" office:value="-14" calcext:value-type="float">
            <text:p>-14</text:p>
          </table:table-cell>
          <table:table-cell table:style-name="ce253" office:value-type="float" office:value="-8" calcext:value-type="float">
            <text:p>-8</text:p>
          </table:table-cell>
          <table:table-cell table:style-name="ce253" table:formula="of:=CONCATENATE([.C80];&quot;x&quot;;IF([.D80]&gt;0;&quot;+&quot;;&quot;&quot;);[.D80];&quot;y&quot;;IF([.E80]&gt;0;&quot;+&quot;;&quot;&quot;);[.E80];&quot;=0&quot;)" office:value-type="string" office:string-value="-16x-14y-8=0" calcext:value-type="string">
            <text:p>-16x-14y-8=0</text:p>
          </table:table-cell>
          <table:table-cell table:style-name="ce260" table:formula="of:=-[.C80]/[.D80]" office:value-type="float" office:value="-1.14285714285714" calcext:value-type="float">
            <text:p>- 8/7 </text:p>
          </table:table-cell>
          <table:table-cell table:style-name="ce260" table:formula="of:=-[.E80]/[.D80]" office:value-type="float" office:value="-0.571428571428571" calcext:value-type="float">
            <text:p>- 4/7 </text:p>
          </table:table-cell>
          <table:table-cell table:style-name="ce260" table:formula="of:=CONCATENATE(&quot;y=&quot;;IF([.N80]=1;&quot;&quot;;IF([.N80]=-1;&quot;-&quot;;[.N80]));IF([.O80]=1;&quot;x&quot;;&quot;x/&quot;);IF([.O80]=1;&quot;&quot;;[.O80]);IF([.U80]&gt;0;&quot;+&quot;;&quot;-&quot;);ABS([.U80]);IF([.V80]=1;&quot;&quot;;&quot;/&quot;);IF([.V80]=1;&quot;&quot;;[.V80]))" office:value-type="string" office:string-value="y=-8x/7-4/7" calcext:value-type="string">
            <text:p>y=-8x/7-4/7</text:p>
          </table:table-cell>
          <table:table-cell table:style-name="ce253" table:formula="of:=RANK([.A80];[.$A$66:.$A$85];0)" office:value-type="float" office:value="3" calcext:value-type="float">
            <text:p>3</text:p>
          </table:table-cell>
          <table:table-cell table:style-name="ce231" table:formula="of:=-ABS([.C80])*SIGN([.C80]*[.D80])" office:value-type="float" office:value="-16" calcext:value-type="float">
            <text:p>-16</text:p>
          </table:table-cell>
          <table:table-cell table:style-name="ce231" table:formula="of:=ABS([.D80])" office:value-type="float" office:value="14" calcext:value-type="float">
            <text:p>14</text:p>
          </table:table-cell>
          <table:table-cell table:style-name="ce231" table:formula="of:=GCD(ABS([.K80]);ABS([.L80]))" office:value-type="float" office:value="2" calcext:value-type="float">
            <text:p>2</text:p>
          </table:table-cell>
          <table:table-cell table:style-name="ce270" table:formula="of:=[.K80]/[.M80]" office:value-type="float" office:value="-8" calcext:value-type="float">
            <text:p>-8</text:p>
          </table:table-cell>
          <table:table-cell table:style-name="ce270" table:formula="of:=[.L80]/[.M80]" office:value-type="float" office:value="7" calcext:value-type="float">
            <text:p>7</text:p>
          </table:table-cell>
          <table:table-cell table:style-name="ce283" table:formula="of:=[.N80]/[.O80]" office:value-type="float" office:value="-1.14285714285714" calcext:value-type="float">
            <text:p>- 8/7 </text:p>
          </table:table-cell>
          <table:table-cell table:style-name="ce283" table:formula="of:=IF([.K80]=0;&quot;0&quot;;(IF([.K80]=[.L80];&quot;1&quot;;(IF([.K80]=-[.L80];&quot;-1&quot;;IF([.O80]=1;TEXT([.N80];10);[.P80]))))))" office:value-type="float" office:value="-1.14285714285714" calcext:value-type="float">
            <text:p>- 8/7 </text:p>
          </table:table-cell>
          <table:table-cell table:style-name="ce231" table:formula="of:=-ABS([.E80])*SIGN([.D80]*[.E80])" office:value-type="float" office:value="-8" calcext:value-type="float">
            <text:p>-8</text:p>
          </table:table-cell>
          <table:table-cell table:style-name="ce231" table:formula="of:=ABS([.D80])" office:value-type="float" office:value="14" calcext:value-type="float">
            <text:p>14</text:p>
          </table:table-cell>
          <table:table-cell table:style-name="ce231" table:formula="of:=GCD(ABS([.R80]);ABS([.S80]))" office:value-type="float" office:value="2" calcext:value-type="float">
            <text:p>2</text:p>
          </table:table-cell>
          <table:table-cell table:style-name="ce270" table:formula="of:=[.R80]/[.T80]" office:value-type="float" office:value="-4" calcext:value-type="float">
            <text:p>-4</text:p>
          </table:table-cell>
          <table:table-cell table:style-name="ce270" table:formula="of:=[.S80]/[.T80]" office:value-type="float" office:value="7" calcext:value-type="float">
            <text:p>7</text:p>
          </table:table-cell>
          <table:table-cell table:style-name="ce283" table:formula="of:=[.U80]/[.V80]" office:value-type="float" office:value="-0.571428571428571" calcext:value-type="float">
            <text:p>- 4/7 </text:p>
          </table:table-cell>
          <table:table-cell table:style-name="ce283" table:formula="of:=IF([.R80]=0;&quot;0&quot;;(IF([.R80]=[.S80];&quot;1&quot;;(IF([.R80]=-[.S80];&quot;-1&quot;;IF([.V80]=1;TEXT([.U80];10);[.W80]))))))" office:value-type="float" office:value="-0.571428571428571" calcext:value-type="float">
            <text:p>- 4/7 </text:p>
          </table:table-cell>
          <table:table-cell table:number-columns-repeated="40"/>
        </table:table-row>
        <table:table-row table:style-name="ro5">
          <table:table-cell table:style-name="ce238" office:value-type="float" office:value="0.187762540682199" calcext:value-type="float">
            <text:p>0,187762540682199</text:p>
          </table:table-cell>
          <table:table-cell table:style-name="ce238" table:formula="of:=[.B80]+1" office:value-type="float" office:value="20" calcext:value-type="float">
            <text:p>20</text:p>
          </table:table-cell>
          <table:table-cell table:style-name="ce253" office:value-type="float" office:value="-17" calcext:value-type="float">
            <text:p>-17</text:p>
          </table:table-cell>
          <table:table-cell table:style-name="ce253" office:value-type="float" office:value="-8" calcext:value-type="float">
            <text:p>-8</text:p>
          </table:table-cell>
          <table:table-cell table:style-name="ce253" office:value-type="float" office:value="-14" calcext:value-type="float">
            <text:p>-14</text:p>
          </table:table-cell>
          <table:table-cell table:style-name="ce253" table:formula="of:=CONCATENATE([.C81];&quot;x&quot;;IF([.D81]&gt;0;&quot;+&quot;;&quot;&quot;);[.D81];&quot;y&quot;;IF([.E81]&gt;0;&quot;+&quot;;&quot;&quot;);[.E81];&quot;=0&quot;)" office:value-type="string" office:string-value="-17x-8y-14=0" calcext:value-type="string">
            <text:p>-17x-8y-14=0</text:p>
          </table:table-cell>
          <table:table-cell table:style-name="ce260" table:formula="of:=-[.C81]/[.D81]" office:value-type="float" office:value="-2.125" calcext:value-type="float">
            <text:p>-17/8 </text:p>
          </table:table-cell>
          <table:table-cell table:style-name="ce260" table:formula="of:=-[.E81]/[.D81]" office:value-type="float" office:value="-1.75" calcext:value-type="float">
            <text:p>- 7/4 </text:p>
          </table:table-cell>
          <table:table-cell table:style-name="ce260" table:formula="of:=CONCATENATE(&quot;y=&quot;;IF([.N81]=1;&quot;&quot;;IF([.N81]=-1;&quot;-&quot;;[.N81]));IF([.O81]=1;&quot;x&quot;;&quot;x/&quot;);IF([.O81]=1;&quot;&quot;;[.O81]);IF([.U81]&gt;0;&quot;+&quot;;&quot;-&quot;);ABS([.U81]);IF([.V81]=1;&quot;&quot;;&quot;/&quot;);IF([.V81]=1;&quot;&quot;;[.V81]))" office:value-type="string" office:string-value="y=-17x/8-7/4" calcext:value-type="string">
            <text:p>y=-17x/8-7/4</text:p>
          </table:table-cell>
          <table:table-cell table:style-name="ce253" table:formula="of:=RANK([.A81];[.$A$66:.$A$85];0)" office:value-type="float" office:value="16" calcext:value-type="float">
            <text:p>16</text:p>
          </table:table-cell>
          <table:table-cell table:style-name="ce231" table:formula="of:=-ABS([.C81])*SIGN([.C81]*[.D81])" office:value-type="float" office:value="-17" calcext:value-type="float">
            <text:p>-17</text:p>
          </table:table-cell>
          <table:table-cell table:style-name="ce231" table:formula="of:=ABS([.D81])" office:value-type="float" office:value="8" calcext:value-type="float">
            <text:p>8</text:p>
          </table:table-cell>
          <table:table-cell table:style-name="ce231" table:formula="of:=GCD(ABS([.K81]);ABS([.L81]))" office:value-type="float" office:value="1" calcext:value-type="float">
            <text:p>1</text:p>
          </table:table-cell>
          <table:table-cell table:style-name="ce270" table:formula="of:=[.K81]/[.M81]" office:value-type="float" office:value="-17" calcext:value-type="float">
            <text:p>-17</text:p>
          </table:table-cell>
          <table:table-cell table:style-name="ce270" table:formula="of:=[.L81]/[.M81]" office:value-type="float" office:value="8" calcext:value-type="float">
            <text:p>8</text:p>
          </table:table-cell>
          <table:table-cell table:style-name="ce283" table:formula="of:=[.N81]/[.O81]" office:value-type="float" office:value="-2.125" calcext:value-type="float">
            <text:p>-17/8 </text:p>
          </table:table-cell>
          <table:table-cell table:style-name="ce283" table:formula="of:=IF([.K81]=0;&quot;0&quot;;(IF([.K81]=[.L81];&quot;1&quot;;(IF([.K81]=-[.L81];&quot;-1&quot;;IF([.O81]=1;TEXT([.N81];10);[.P81]))))))" office:value-type="float" office:value="-2.125" calcext:value-type="float">
            <text:p>-17/8 </text:p>
          </table:table-cell>
          <table:table-cell table:style-name="ce231" table:formula="of:=-ABS([.E81])*SIGN([.D81]*[.E81])" office:value-type="float" office:value="-14" calcext:value-type="float">
            <text:p>-14</text:p>
          </table:table-cell>
          <table:table-cell table:style-name="ce231" table:formula="of:=ABS([.D81])" office:value-type="float" office:value="8" calcext:value-type="float">
            <text:p>8</text:p>
          </table:table-cell>
          <table:table-cell table:style-name="ce231" table:formula="of:=GCD(ABS([.R81]);ABS([.S81]))" office:value-type="float" office:value="2" calcext:value-type="float">
            <text:p>2</text:p>
          </table:table-cell>
          <table:table-cell table:style-name="ce270" table:formula="of:=[.R81]/[.T81]" office:value-type="float" office:value="-7" calcext:value-type="float">
            <text:p>-7</text:p>
          </table:table-cell>
          <table:table-cell table:style-name="ce270" table:formula="of:=[.S81]/[.T81]" office:value-type="float" office:value="4" calcext:value-type="float">
            <text:p>4</text:p>
          </table:table-cell>
          <table:table-cell table:style-name="ce283" table:formula="of:=[.U81]/[.V81]" office:value-type="float" office:value="-1.75" calcext:value-type="float">
            <text:p>- 7/4 </text:p>
          </table:table-cell>
          <table:table-cell table:style-name="ce283" table:formula="of:=IF([.R81]=0;&quot;0&quot;;(IF([.R81]=[.S81];&quot;1&quot;;(IF([.R81]=-[.S81];&quot;-1&quot;;IF([.V81]=1;TEXT([.U81];10);[.W81]))))))" office:value-type="float" office:value="-1.75" calcext:value-type="float">
            <text:p>- 7/4 </text:p>
          </table:table-cell>
          <table:table-cell table:number-columns-repeated="40"/>
        </table:table-row>
        <table:table-row table:style-name="ro5">
          <table:table-cell table:style-name="ce238" office:value-type="float" office:value="0.395414477577477" calcext:value-type="float">
            <text:p>0,395414477577477</text:p>
          </table:table-cell>
          <table:table-cell table:style-name="ce238" table:formula="of:=[.B81]+1" office:value-type="float" office:value="21" calcext:value-type="float">
            <text:p>21</text:p>
          </table:table-cell>
          <table:table-cell table:style-name="ce253" office:value-type="float" office:value="-12" calcext:value-type="float">
            <text:p>-12</text:p>
          </table:table-cell>
          <table:table-cell table:style-name="ce253" office:value-type="float" office:value="-11" calcext:value-type="float">
            <text:p>-11</text:p>
          </table:table-cell>
          <table:table-cell table:style-name="ce253" office:value-type="float" office:value="17" calcext:value-type="float">
            <text:p>17</text:p>
          </table:table-cell>
          <table:table-cell table:style-name="ce253" table:formula="of:=CONCATENATE([.C82];&quot;x&quot;;IF([.D82]&gt;0;&quot;+&quot;;&quot;&quot;);[.D82];&quot;y&quot;;IF([.E82]&gt;0;&quot;+&quot;;&quot;&quot;);[.E82];&quot;=0&quot;)" office:value-type="string" office:string-value="-12x-11y+17=0" calcext:value-type="string">
            <text:p>-12x-11y+17=0</text:p>
          </table:table-cell>
          <table:table-cell table:style-name="ce260" table:formula="of:=-[.C82]/[.D82]" office:value-type="float" office:value="-1.09090909090909" calcext:value-type="float">
            <text:p>-12/11</text:p>
          </table:table-cell>
          <table:table-cell table:style-name="ce260" table:formula="of:=-[.E82]/[.D82]" office:value-type="float" office:value="1.54545454545455" calcext:value-type="float">
            <text:p>17/11</text:p>
          </table:table-cell>
          <table:table-cell table:style-name="ce260" table:formula="of:=CONCATENATE(&quot;y=&quot;;IF([.N82]=1;&quot;&quot;;IF([.N82]=-1;&quot;-&quot;;[.N82]));IF([.O82]=1;&quot;x&quot;;&quot;x/&quot;);IF([.O82]=1;&quot;&quot;;[.O82]);IF([.U82]&gt;0;&quot;+&quot;;&quot;-&quot;);ABS([.U82]);IF([.V82]=1;&quot;&quot;;&quot;/&quot;);IF([.V82]=1;&quot;&quot;;[.V82]))" office:value-type="string" office:string-value="y=-12x/11+17/11" calcext:value-type="string">
            <text:p>y=-12x/11+17/11</text:p>
          </table:table-cell>
          <table:table-cell table:style-name="ce253" table:formula="of:=RANK([.A82];[.$A$66:.$A$85];0)" office:value-type="float" office:value="13" calcext:value-type="float">
            <text:p>13</text:p>
          </table:table-cell>
          <table:table-cell table:style-name="ce231" table:formula="of:=-ABS([.C82])*SIGN([.C82]*[.D82])" office:value-type="float" office:value="-12" calcext:value-type="float">
            <text:p>-12</text:p>
          </table:table-cell>
          <table:table-cell table:style-name="ce231" table:formula="of:=ABS([.D82])" office:value-type="float" office:value="11" calcext:value-type="float">
            <text:p>11</text:p>
          </table:table-cell>
          <table:table-cell table:style-name="ce231" table:formula="of:=GCD(ABS([.K82]);ABS([.L82]))" office:value-type="float" office:value="1" calcext:value-type="float">
            <text:p>1</text:p>
          </table:table-cell>
          <table:table-cell table:style-name="ce270" table:formula="of:=[.K82]/[.M82]" office:value-type="float" office:value="-12" calcext:value-type="float">
            <text:p>-12</text:p>
          </table:table-cell>
          <table:table-cell table:style-name="ce270" table:formula="of:=[.L82]/[.M82]" office:value-type="float" office:value="11" calcext:value-type="float">
            <text:p>11</text:p>
          </table:table-cell>
          <table:table-cell table:style-name="ce283" table:formula="of:=[.N82]/[.O82]" office:value-type="float" office:value="-1.09090909090909" calcext:value-type="float">
            <text:p>-12/11</text:p>
          </table:table-cell>
          <table:table-cell table:style-name="ce283" table:formula="of:=IF([.K82]=0;&quot;0&quot;;(IF([.K82]=[.L82];&quot;1&quot;;(IF([.K82]=-[.L82];&quot;-1&quot;;IF([.O82]=1;TEXT([.N82];10);[.P82]))))))" office:value-type="float" office:value="-1.09090909090909" calcext:value-type="float">
            <text:p>-12/11</text:p>
          </table:table-cell>
          <table:table-cell table:style-name="ce231" table:formula="of:=-ABS([.E82])*SIGN([.D82]*[.E82])" office:value-type="float" office:value="17" calcext:value-type="float">
            <text:p>17</text:p>
          </table:table-cell>
          <table:table-cell table:style-name="ce231" table:formula="of:=ABS([.D82])" office:value-type="float" office:value="11" calcext:value-type="float">
            <text:p>11</text:p>
          </table:table-cell>
          <table:table-cell table:style-name="ce231" table:formula="of:=GCD(ABS([.R82]);ABS([.S82]))" office:value-type="float" office:value="1" calcext:value-type="float">
            <text:p>1</text:p>
          </table:table-cell>
          <table:table-cell table:style-name="ce270" table:formula="of:=[.R82]/[.T82]" office:value-type="float" office:value="17" calcext:value-type="float">
            <text:p>17</text:p>
          </table:table-cell>
          <table:table-cell table:style-name="ce270" table:formula="of:=[.S82]/[.T82]" office:value-type="float" office:value="11" calcext:value-type="float">
            <text:p>11</text:p>
          </table:table-cell>
          <table:table-cell table:style-name="ce283" table:formula="of:=[.U82]/[.V82]" office:value-type="float" office:value="1.54545454545455" calcext:value-type="float">
            <text:p>17/11</text:p>
          </table:table-cell>
          <table:table-cell table:style-name="ce283" table:formula="of:=IF([.R82]=0;&quot;0&quot;;(IF([.R82]=[.S82];&quot;1&quot;;(IF([.R82]=-[.S82];&quot;-1&quot;;IF([.V82]=1;TEXT([.U82];10);[.W82]))))))" office:value-type="float" office:value="1.54545454545455" calcext:value-type="float">
            <text:p>17/11</text:p>
          </table:table-cell>
          <table:table-cell table:number-columns-repeated="40"/>
        </table:table-row>
        <table:table-row table:style-name="ro5">
          <table:table-cell table:style-name="ce238" office:value-type="float" office:value="0.521298355304311" calcext:value-type="float">
            <text:p>0,521298355304311</text:p>
          </table:table-cell>
          <table:table-cell table:style-name="ce238" table:formula="of:=[.B82]+1" office:value-type="float" office:value="22" calcext:value-type="float">
            <text:p>22</text:p>
          </table:table-cell>
          <table:table-cell table:style-name="ce253" office:value-type="float" office:value="20" calcext:value-type="float">
            <text:p>20</text:p>
          </table:table-cell>
          <table:table-cell table:style-name="ce253" office:value-type="float" office:value="-12" calcext:value-type="float">
            <text:p>-12</text:p>
          </table:table-cell>
          <table:table-cell table:style-name="ce253" office:value-type="float" office:value="-8" calcext:value-type="float">
            <text:p>-8</text:p>
          </table:table-cell>
          <table:table-cell table:style-name="ce253" table:formula="of:=CONCATENATE([.C83];&quot;x&quot;;IF([.D83]&gt;0;&quot;+&quot;;&quot;&quot;);[.D83];&quot;y&quot;;IF([.E83]&gt;0;&quot;+&quot;;&quot;&quot;);[.E83];&quot;=0&quot;)" office:value-type="string" office:string-value="20x-12y-8=0" calcext:value-type="string">
            <text:p>20x-12y-8=0</text:p>
          </table:table-cell>
          <table:table-cell table:style-name="ce260" table:formula="of:=-[.C83]/[.D83]" office:value-type="float" office:value="1.66666666666667" calcext:value-type="float">
            <text:p><text:s/>5/3 </text:p>
          </table:table-cell>
          <table:table-cell table:style-name="ce260" table:formula="of:=-[.E83]/[.D83]" office:value-type="float" office:value="-0.666666666666667" calcext:value-type="float">
            <text:p>- 2/3 </text:p>
          </table:table-cell>
          <table:table-cell table:style-name="ce260" table:formula="of:=CONCATENATE(&quot;y=&quot;;IF([.N83]=1;&quot;&quot;;IF([.N83]=-1;&quot;-&quot;;[.N83]));IF([.O83]=1;&quot;x&quot;;&quot;x/&quot;);IF([.O83]=1;&quot;&quot;;[.O83]);IF([.U83]&gt;0;&quot;+&quot;;&quot;-&quot;);ABS([.U83]);IF([.V83]=1;&quot;&quot;;&quot;/&quot;);IF([.V83]=1;&quot;&quot;;[.V83]))" office:value-type="string" office:string-value="y=5x/3-2/3" calcext:value-type="string">
            <text:p>y=5x/3-2/3</text:p>
          </table:table-cell>
          <table:table-cell table:style-name="ce253" table:formula="of:=RANK([.A83];[.$A$66:.$A$85];0)" office:value-type="float" office:value="12" calcext:value-type="float">
            <text:p>12</text:p>
          </table:table-cell>
          <table:table-cell table:style-name="ce231" table:formula="of:=-ABS([.C83])*SIGN([.C83]*[.D83])" office:value-type="float" office:value="20" calcext:value-type="float">
            <text:p>20</text:p>
          </table:table-cell>
          <table:table-cell table:style-name="ce231" table:formula="of:=ABS([.D83])" office:value-type="float" office:value="12" calcext:value-type="float">
            <text:p>12</text:p>
          </table:table-cell>
          <table:table-cell table:style-name="ce231" table:formula="of:=GCD(ABS([.K83]);ABS([.L83]))" office:value-type="float" office:value="4" calcext:value-type="float">
            <text:p>4</text:p>
          </table:table-cell>
          <table:table-cell table:style-name="ce270" table:formula="of:=[.K83]/[.M83]" office:value-type="float" office:value="5" calcext:value-type="float">
            <text:p>5</text:p>
          </table:table-cell>
          <table:table-cell table:style-name="ce270" table:formula="of:=[.L83]/[.M83]" office:value-type="float" office:value="3" calcext:value-type="float">
            <text:p>3</text:p>
          </table:table-cell>
          <table:table-cell table:style-name="ce283" table:formula="of:=[.N83]/[.O83]" office:value-type="float" office:value="1.66666666666667" calcext:value-type="float">
            <text:p><text:s/>5/3 </text:p>
          </table:table-cell>
          <table:table-cell table:style-name="ce283" table:formula="of:=IF([.K83]=0;&quot;0&quot;;(IF([.K83]=[.L83];&quot;1&quot;;(IF([.K83]=-[.L83];&quot;-1&quot;;IF([.O83]=1;TEXT([.N83];10);[.P83]))))))" office:value-type="float" office:value="1.66666666666667" calcext:value-type="float">
            <text:p><text:s/>5/3 </text:p>
          </table:table-cell>
          <table:table-cell table:style-name="ce231" table:formula="of:=-ABS([.E83])*SIGN([.D83]*[.E83])" office:value-type="float" office:value="-8" calcext:value-type="float">
            <text:p>-8</text:p>
          </table:table-cell>
          <table:table-cell table:style-name="ce231" table:formula="of:=ABS([.D83])" office:value-type="float" office:value="12" calcext:value-type="float">
            <text:p>12</text:p>
          </table:table-cell>
          <table:table-cell table:style-name="ce231" table:formula="of:=GCD(ABS([.R83]);ABS([.S83]))" office:value-type="float" office:value="4" calcext:value-type="float">
            <text:p>4</text:p>
          </table:table-cell>
          <table:table-cell table:style-name="ce270" table:formula="of:=[.R83]/[.T83]" office:value-type="float" office:value="-2" calcext:value-type="float">
            <text:p>-2</text:p>
          </table:table-cell>
          <table:table-cell table:style-name="ce270" table:formula="of:=[.S83]/[.T83]" office:value-type="float" office:value="3" calcext:value-type="float">
            <text:p>3</text:p>
          </table:table-cell>
          <table:table-cell table:style-name="ce283" table:formula="of:=[.U83]/[.V83]" office:value-type="float" office:value="-0.666666666666667" calcext:value-type="float">
            <text:p>- 2/3 </text:p>
          </table:table-cell>
          <table:table-cell table:style-name="ce283" table:formula="of:=IF([.R83]=0;&quot;0&quot;;(IF([.R83]=[.S83];&quot;1&quot;;(IF([.R83]=-[.S83];&quot;-1&quot;;IF([.V83]=1;TEXT([.U83];10);[.W83]))))))" office:value-type="float" office:value="-0.666666666666667" calcext:value-type="float">
            <text:p>- 2/3 </text:p>
          </table:table-cell>
          <table:table-cell table:number-columns-repeated="40"/>
        </table:table-row>
        <table:table-row table:style-name="ro5">
          <table:table-cell table:style-name="ce238" office:value-type="float" office:value="0.637757952934179" calcext:value-type="float">
            <text:p>0,637757952934179</text:p>
          </table:table-cell>
          <table:table-cell table:style-name="ce238" table:formula="of:=[.B83]+1" office:value-type="float" office:value="23" calcext:value-type="float">
            <text:p>23</text:p>
          </table:table-cell>
          <table:table-cell table:style-name="ce253" office:value-type="float" office:value="-19" calcext:value-type="float">
            <text:p>-19</text:p>
          </table:table-cell>
          <table:table-cell table:style-name="ce253" office:value-type="float" office:value="-2" calcext:value-type="float">
            <text:p>-2</text:p>
          </table:table-cell>
          <table:table-cell table:style-name="ce253" office:value-type="float" office:value="2" calcext:value-type="float">
            <text:p>2</text:p>
          </table:table-cell>
          <table:table-cell table:style-name="ce253" table:formula="of:=CONCATENATE([.C84];&quot;x&quot;;IF([.D84]&gt;0;&quot;+&quot;;&quot;&quot;);[.D84];&quot;y&quot;;IF([.E84]&gt;0;&quot;+&quot;;&quot;&quot;);[.E84];&quot;=0&quot;)" office:value-type="string" office:string-value="-19x-2y+2=0" calcext:value-type="string">
            <text:p>-19x-2y+2=0</text:p>
          </table:table-cell>
          <table:table-cell table:style-name="ce260" table:formula="of:=-[.C84]/[.D84]" office:value-type="float" office:value="-9.5" calcext:value-type="float">
            <text:p>-19/2 </text:p>
          </table:table-cell>
          <table:table-cell table:style-name="ce260" table:formula="of:=-[.E84]/[.D84]" office:value-type="float" office:value="1" calcext:value-type="float">
            <text:p><text:s/>1/1 </text:p>
          </table:table-cell>
          <table:table-cell table:style-name="ce260" table:formula="of:=CONCATENATE(&quot;y=&quot;;IF([.N84]=1;&quot;&quot;;IF([.N84]=-1;&quot;-&quot;;[.N84]));IF([.O84]=1;&quot;x&quot;;&quot;x/&quot;);IF([.O84]=1;&quot;&quot;;[.O84]);IF([.U84]&gt;0;&quot;+&quot;;&quot;-&quot;);ABS([.U84]);IF([.V84]=1;&quot;&quot;;&quot;/&quot;);IF([.V84]=1;&quot;&quot;;[.V84]))" office:value-type="string" office:string-value="y=-19x/2+1" calcext:value-type="string">
            <text:p>y=-19x/2+1</text:p>
          </table:table-cell>
          <table:table-cell table:style-name="ce253" table:formula="of:=RANK([.A84];[.$A$66:.$A$85];0)" office:value-type="float" office:value="9" calcext:value-type="float">
            <text:p>9</text:p>
          </table:table-cell>
          <table:table-cell table:style-name="ce231" table:formula="of:=-ABS([.C84])*SIGN([.C84]*[.D84])" office:value-type="float" office:value="-19" calcext:value-type="float">
            <text:p>-19</text:p>
          </table:table-cell>
          <table:table-cell table:style-name="ce231" table:formula="of:=ABS([.D84])" office:value-type="float" office:value="2" calcext:value-type="float">
            <text:p>2</text:p>
          </table:table-cell>
          <table:table-cell table:style-name="ce231" table:formula="of:=GCD(ABS([.K84]);ABS([.L84]))" office:value-type="float" office:value="1" calcext:value-type="float">
            <text:p>1</text:p>
          </table:table-cell>
          <table:table-cell table:style-name="ce270" table:formula="of:=[.K84]/[.M84]" office:value-type="float" office:value="-19" calcext:value-type="float">
            <text:p>-19</text:p>
          </table:table-cell>
          <table:table-cell table:style-name="ce270" table:formula="of:=[.L84]/[.M84]" office:value-type="float" office:value="2" calcext:value-type="float">
            <text:p>2</text:p>
          </table:table-cell>
          <table:table-cell table:style-name="ce283" table:formula="of:=[.N84]/[.O84]" office:value-type="float" office:value="-9.5" calcext:value-type="float">
            <text:p>-19/2 </text:p>
          </table:table-cell>
          <table:table-cell table:style-name="ce283" table:formula="of:=IF([.K84]=0;&quot;0&quot;;(IF([.K84]=[.L84];&quot;1&quot;;(IF([.K84]=-[.L84];&quot;-1&quot;;IF([.O84]=1;TEXT([.N84];10);[.P84]))))))" office:value-type="float" office:value="-9.5" calcext:value-type="float">
            <text:p>-19/2 </text:p>
          </table:table-cell>
          <table:table-cell table:style-name="ce231" table:formula="of:=-ABS([.E84])*SIGN([.D84]*[.E84])" office:value-type="float" office:value="2" calcext:value-type="float">
            <text:p>2</text:p>
          </table:table-cell>
          <table:table-cell table:style-name="ce231" table:formula="of:=ABS([.D84])" office:value-type="float" office:value="2" calcext:value-type="float">
            <text:p>2</text:p>
          </table:table-cell>
          <table:table-cell table:style-name="ce231" table:formula="of:=GCD(ABS([.R84]);ABS([.S84]))" office:value-type="float" office:value="2" calcext:value-type="float">
            <text:p>2</text:p>
          </table:table-cell>
          <table:table-cell table:style-name="ce270" table:formula="of:=[.R84]/[.T84]" office:value-type="float" office:value="1" calcext:value-type="float">
            <text:p>1</text:p>
          </table:table-cell>
          <table:table-cell table:style-name="ce270" table:formula="of:=[.S84]/[.T84]" office:value-type="float" office:value="1" calcext:value-type="float">
            <text:p>1</text:p>
          </table:table-cell>
          <table:table-cell table:style-name="ce283" table:formula="of:=[.U84]/[.V84]" office:value-type="float" office:value="1" calcext:value-type="float">
            <text:p><text:s/>1/1 </text:p>
          </table:table-cell>
          <table:table-cell table:style-name="ce283" table:formula="of:=IF([.R84]=0;&quot;0&quot;;(IF([.R84]=[.S84];&quot;1&quot;;(IF([.R84]=-[.S84];&quot;-1&quot;;IF([.V84]=1;TEXT([.U84];10);[.W84]))))))" office:value-type="string" office:string-value="1" calcext:value-type="string">
            <text:p>1</text:p>
          </table:table-cell>
          <table:table-cell table:number-columns-repeated="40"/>
        </table:table-row>
        <table:table-row table:style-name="ro5">
          <table:table-cell table:style-name="ce238" office:value-type="float" office:value="0.114289305419131" calcext:value-type="float">
            <text:p>0,114289305419131</text:p>
          </table:table-cell>
          <table:table-cell table:style-name="ce238" table:formula="of:=[.B84]+1" office:value-type="float" office:value="24" calcext:value-type="float">
            <text:p>24</text:p>
          </table:table-cell>
          <table:table-cell table:style-name="ce253" office:value-type="float" office:value="-10" calcext:value-type="float">
            <text:p>-10</text:p>
          </table:table-cell>
          <table:table-cell table:style-name="ce253" office:value-type="float" office:value="-18" calcext:value-type="float">
            <text:p>-18</text:p>
          </table:table-cell>
          <table:table-cell table:style-name="ce253" office:value-type="float" office:value="-8" calcext:value-type="float">
            <text:p>-8</text:p>
          </table:table-cell>
          <table:table-cell table:style-name="ce253" table:formula="of:=CONCATENATE([.C85];&quot;x&quot;;IF([.D85]&gt;0;&quot;+&quot;;&quot;&quot;);[.D85];&quot;y&quot;;IF([.E85]&gt;0;&quot;+&quot;;&quot;&quot;);[.E85];&quot;=0&quot;)" office:value-type="string" office:string-value="-10x-18y-8=0" calcext:value-type="string">
            <text:p>-10x-18y-8=0</text:p>
          </table:table-cell>
          <table:table-cell table:style-name="ce260" table:formula="of:=-[.C85]/[.D85]" office:value-type="float" office:value="-0.555555555555556" calcext:value-type="float">
            <text:p>- 5/9 </text:p>
          </table:table-cell>
          <table:table-cell table:style-name="ce260" table:formula="of:=-[.E85]/[.D85]" office:value-type="float" office:value="-0.444444444444444" calcext:value-type="float">
            <text:p>- 4/9 </text:p>
          </table:table-cell>
          <table:table-cell table:style-name="ce260" table:formula="of:=CONCATENATE(&quot;y=&quot;;IF([.N85]=1;&quot;&quot;;IF([.N85]=-1;&quot;-&quot;;[.N85]));IF([.O85]=1;&quot;x&quot;;&quot;x/&quot;);IF([.O85]=1;&quot;&quot;;[.O85]);IF([.U85]&gt;0;&quot;+&quot;;&quot;-&quot;);ABS([.U85]);IF([.V85]=1;&quot;&quot;;&quot;/&quot;);IF([.V85]=1;&quot;&quot;;[.V85]))" office:value-type="string" office:string-value="y=-5x/9-4/9" calcext:value-type="string">
            <text:p>y=-5x/9-4/9</text:p>
          </table:table-cell>
          <table:table-cell table:style-name="ce253" table:formula="of:=RANK([.A85];[.$A$66:.$A$85];0)" office:value-type="float" office:value="18" calcext:value-type="float">
            <text:p>18</text:p>
          </table:table-cell>
          <table:table-cell table:style-name="ce231" table:formula="of:=-ABS([.C85])*SIGN([.C85]*[.D85])" office:value-type="float" office:value="-10" calcext:value-type="float">
            <text:p>-10</text:p>
          </table:table-cell>
          <table:table-cell table:style-name="ce231" table:formula="of:=ABS([.D85])" office:value-type="float" office:value="18" calcext:value-type="float">
            <text:p>18</text:p>
          </table:table-cell>
          <table:table-cell table:style-name="ce231" table:formula="of:=GCD(ABS([.K85]);ABS([.L85]))" office:value-type="float" office:value="2" calcext:value-type="float">
            <text:p>2</text:p>
          </table:table-cell>
          <table:table-cell table:style-name="ce270" table:formula="of:=[.K85]/[.M85]" office:value-type="float" office:value="-5" calcext:value-type="float">
            <text:p>-5</text:p>
          </table:table-cell>
          <table:table-cell table:style-name="ce270" table:formula="of:=[.L85]/[.M85]" office:value-type="float" office:value="9" calcext:value-type="float">
            <text:p>9</text:p>
          </table:table-cell>
          <table:table-cell table:style-name="ce283" table:formula="of:=[.N85]/[.O85]" office:value-type="float" office:value="-0.555555555555556" calcext:value-type="float">
            <text:p>- 5/9 </text:p>
          </table:table-cell>
          <table:table-cell table:style-name="ce283" table:formula="of:=IF([.K85]=0;&quot;0&quot;;(IF([.K85]=[.L85];&quot;1&quot;;(IF([.K85]=-[.L85];&quot;-1&quot;;IF([.O85]=1;TEXT([.N85];10);[.P85]))))))" office:value-type="float" office:value="-0.555555555555556" calcext:value-type="float">
            <text:p>- 5/9 </text:p>
          </table:table-cell>
          <table:table-cell table:style-name="ce231" table:formula="of:=-ABS([.E85])*SIGN([.D85]*[.E85])" office:value-type="float" office:value="-8" calcext:value-type="float">
            <text:p>-8</text:p>
          </table:table-cell>
          <table:table-cell table:style-name="ce231" table:formula="of:=ABS([.D85])" office:value-type="float" office:value="18" calcext:value-type="float">
            <text:p>18</text:p>
          </table:table-cell>
          <table:table-cell table:style-name="ce231" table:formula="of:=GCD(ABS([.R85]);ABS([.S85]))" office:value-type="float" office:value="2" calcext:value-type="float">
            <text:p>2</text:p>
          </table:table-cell>
          <table:table-cell table:style-name="ce270" table:formula="of:=[.R85]/[.T85]" office:value-type="float" office:value="-4" calcext:value-type="float">
            <text:p>-4</text:p>
          </table:table-cell>
          <table:table-cell table:style-name="ce270" table:formula="of:=[.S85]/[.T85]" office:value-type="float" office:value="9" calcext:value-type="float">
            <text:p>9</text:p>
          </table:table-cell>
          <table:table-cell table:style-name="ce283" table:formula="of:=[.U85]/[.V85]" office:value-type="float" office:value="-0.444444444444444" calcext:value-type="float">
            <text:p>- 4/9 </text:p>
          </table:table-cell>
          <table:table-cell table:style-name="ce283" table:formula="of:=IF([.R85]=0;&quot;0&quot;;(IF([.R85]=[.S85];&quot;1&quot;;(IF([.R85]=-[.S85];&quot;-1&quot;;IF([.V85]=1;TEXT([.U85];10);[.W85]))))))" office:value-type="float" office:value="-0.444444444444444" calcext:value-type="float">
            <text:p>- 4/9 </text:p>
          </table:table-cell>
          <table:table-cell table:number-columns-repeated="40"/>
        </table:table-row>
        <table:table-row table:style-name="ro5">
          <table:table-cell table:number-columns-repeated="64"/>
        </table:table-row>
        <table:table-row table:style-name="ro5">
          <table:table-cell table:style-name="ce298" office:value-type="string" calcext:value-type="string">
            <text:p>Aléatoire</text:p>
          </table:table-cell>
          <table:table-cell table:style-name="ce298" office:value-type="string" calcext:value-type="string">
            <text:p>Rang</text:p>
          </table:table-cell>
          <table:table-cell table:style-name="ce251" office:value-type="string" calcext:value-type="string">
            <text:p>a</text:p>
          </table:table-cell>
          <table:table-cell table:style-name="ce251" office:value-type="string" calcext:value-type="string">
            <text:p>b</text:p>
          </table:table-cell>
          <table:table-cell table:style-name="ce251" office:value-type="string" calcext:value-type="string">
            <text:p>c</text:p>
          </table:table-cell>
          <table:table-cell table:style-name="ce298" office:value-type="string" calcext:value-type="string">
            <text:p>Cartésienne</text:p>
          </table:table-cell>
          <table:table-cell table:style-name="ce251" office:value-type="string" calcext:value-type="string">
            <text:p>m</text:p>
          </table:table-cell>
          <table:table-cell table:style-name="ce251" office:value-type="string" calcext:value-type="string">
            <text:p>p</text:p>
          </table:table-cell>
          <table:table-cell table:style-name="ce298" office:value-type="string" calcext:value-type="string">
            <text:p>Réduite</text:p>
          </table:table-cell>
          <table:table-cell table:number-columns-repeated="2" table:style-name="ce298" office:value-type="string" calcext:value-type="string">
            <text:p>Choix</text:p>
          </table:table-cell>
          <table:table-cell table:style-name="ce265" office:value-type="string" calcext:value-type="string">
            <text:p>x</text:p>
          </table:table-cell>
          <table:table-cell table:style-name="ce265" office:value-type="string" calcext:value-type="string">
            <text:p>y</text:p>
          </table:table-cell>
          <table:table-cell table:style-name="ce271" office:value-type="string" calcext:value-type="string">
            <text:p>Réponse</text:p>
          </table:table-cell>
          <table:table-cell table:style-name="ce271" office:value-type="string" calcext:value-type="string">
            <text:p>ALEA()</text:p>
          </table:table-cell>
          <table:table-cell table:style-name="ce325"/>
          <table:table-cell table:style-name="ce282"/>
          <table:table-cell table:style-name="ce243"/>
          <table:table-cell table:number-columns-repeated="46"/>
        </table:table-row>
        <table:table-row table:style-name="ro16">
          <table:table-cell table:style-name="ce237" office:value-type="float" office:value="0.356177297451795" calcext:value-type="float">
            <text:p>0,356177297451795</text:p>
          </table:table-cell>
          <table:table-cell table:style-name="ce237" office:value-type="float" office:value="1" calcext:value-type="float">
            <text:p>1</text:p>
          </table:table-cell>
          <table:table-cell table:style-name="ce252" office:value-type="float" office:value="-8" calcext:value-type="float">
            <text:p>-8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-7" calcext:value-type="float">
            <text:p>-7</text:p>
          </table:table-cell>
          <table:table-cell table:style-name="ce252" table:formula="of:=CONCATENATE(IF(OR([.C88]=0;[.C88]=1);&quot;&quot;;IF([.C88]=-1;&quot;-&quot;;[.C88]));&quot;x&quot;;IF([.D88]=1;&quot;+&quot;;&quot;-&quot;);&quot;y&quot;;IF([.E88]&lt;0;&quot;-&quot;;IF([.E88]&gt;0;&quot;+&quot;;&quot;&quot;));IF([.E88]&lt;&gt;0;ABS([.E88]);&quot;&quot;);&quot;=0&quot;)" office:value-type="string" office:string-value="-8x+y-7=0" calcext:value-type="string">
            <text:p>-8x+y-7=0</text:p>
          </table:table-cell>
          <table:table-cell table:style-name="ce252" table:formula="of:=-[.C88]/[.D88]" office:value-type="float" office:value="8" calcext:value-type="float">
            <text:p>8</text:p>
          </table:table-cell>
          <table:table-cell table:style-name="ce252" table:formula="of:=-[.E88]/[.D88]" office:value-type="float" office:value="7" calcext:value-type="float">
            <text:p>7</text:p>
          </table:table-cell>
          <table:table-cell table:style-name="ce252" table:formula="of:=CONCATENATE(&quot;y = &quot;;IF(OR([.G88]=0;[.G88]=1);&quot;&quot;;IF([.G88]=-1;&quot;-&quot;;[.G88]));IF([.G88]=0;&quot;&quot;;&quot;x&quot;);IF(OR([.G88]=0;[.H88]=0);&quot;&quot;;IF([.H88]&gt;0;&quot;+&quot;;&quot;-&quot;));IF([.H88]=0;&quot;&quot;;ABS([.H88])))" office:value-type="string" office:string-value="y = 8x+7" calcext:value-type="string">
            <text:p>y = 8x+7</text:p>
          </table:table-cell>
          <table:table-cell table:style-name="ce252" table:formula="of:=RANK([.A88];[.$A$88:.$A$107];0)" office:value-type="float" office:value="14" calcext:value-type="float">
            <text:p>14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52" office:value-type="float" office:value="2" calcext:value-type="float">
            <text:p>2</text:p>
          </table:table-cell>
          <table:table-cell table:style-name="ce252" table:formula="of:=[.G88]*[.L88]+[.H88]" office:value-type="float" office:value="23" calcext:value-type="float">
            <text:p>23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46"/>
        </table:table-row>
        <table:table-row table:style-name="ro16">
          <table:table-cell table:style-name="ce237" office:value-type="float" office:value="0.487056264415838" calcext:value-type="float">
            <text:p>0,487056264415838</text:p>
          </table:table-cell>
          <table:table-cell table:style-name="ce237" table:formula="of:=[.B88]+1" office:value-type="float" office:value="2" calcext:value-type="float">
            <text:p>2</text:p>
          </table:table-cell>
          <table:table-cell table:style-name="ce237" table:formula="of:=[.C88]" office:value-type="float" office:value="-8" calcext:value-type="float">
            <text:p>-8</text:p>
          </table:table-cell>
          <table:table-cell table:style-name="ce237" table:formula="of:=[.D88]" office:value-type="float" office:value="1" calcext:value-type="float">
            <text:p>1</text:p>
          </table:table-cell>
          <table:table-cell table:style-name="ce237" table:formula="of:=[.E88]" office:value-type="float" office:value="-7" calcext:value-type="float">
            <text:p>-7</text:p>
          </table:table-cell>
          <table:table-cell table:style-name="ce237" table:formula="of:=[.F88]" office:value-type="string" office:string-value="-8x+y-7=0" calcext:value-type="string">
            <text:p>-8x+y-7=0</text:p>
          </table:table-cell>
          <table:table-cell table:style-name="ce237" table:formula="of:=[.G88]" office:value-type="float" office:value="8" calcext:value-type="float">
            <text:p>8</text:p>
          </table:table-cell>
          <table:table-cell table:style-name="ce237" table:formula="of:=[.H88]" office:value-type="float" office:value="7" calcext:value-type="float">
            <text:p>7</text:p>
          </table:table-cell>
          <table:table-cell table:style-name="ce252" table:formula="of:=CONCATENATE(&quot;y = &quot;;IF(OR([.G89]=0;[.G89]=1);&quot;&quot;;IF([.G89]=-1;&quot;-&quot;;[.G89]));IF([.G89]=0;&quot;&quot;;&quot;x&quot;);IF(OR([.G89]=0;[.H89]=0);&quot;&quot;;IF([.H89]&gt;0;&quot;+&quot;;&quot;-&quot;));IF([.H89]=0;&quot;&quot;;ABS([.H89])))" office:value-type="string" office:string-value="y = 8x+7" calcext:value-type="string">
            <text:p>y = 8x+7</text:p>
          </table:table-cell>
          <table:table-cell table:style-name="ce252" table:formula="of:=RANK([.A89];[.$A$88:.$A$107];0)" office:value-type="float" office:value="12" calcext:value-type="float">
            <text:p>12</text:p>
          </table:table-cell>
          <table:table-cell table:style-name="ce252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52" office:value-type="float" office:value="9" calcext:value-type="float">
            <text:p>9</text:p>
          </table:table-cell>
          <table:table-cell table:style-name="ce252" table:formula="of:=[.G89]*[.L89]+[.H89]+[.O89]" office:value-type="float" office:value="80" calcext:value-type="float">
            <text:p>80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1" calcext:value-type="float">
            <text:p>1</text:p>
          </table:table-cell>
          <table:table-cell table:style-name="ce296"/>
          <table:table-cell table:style-name="ce232"/>
          <table:table-cell table:style-name="ce243"/>
          <table:table-cell table:number-columns-repeated="46"/>
        </table:table-row>
        <table:table-row table:style-name="ro16">
          <table:table-cell table:style-name="ce237" office:value-type="float" office:value="0.909464553774044" calcext:value-type="float">
            <text:p>0,909464553774044</text:p>
          </table:table-cell>
          <table:table-cell table:style-name="ce237" table:formula="of:=[.B89]+1" office:value-type="float" office:value="3" calcext:value-type="float">
            <text:p>3</text:p>
          </table:table-cell>
          <table:table-cell table:style-name="ce252" office:value-type="float" office:value="7" calcext:value-type="float">
            <text:p>7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office:value-type="float" office:value="0" calcext:value-type="float">
            <text:p>0</text:p>
          </table:table-cell>
          <table:table-cell table:style-name="ce252" table:formula="of:=CONCATENATE(IF(OR([.C90]=0;[.C90]=1);&quot;&quot;;IF([.C90]=-1;&quot;-&quot;;[.C90]));&quot;x&quot;;IF([.D90]=1;&quot;+&quot;;&quot;-&quot;);&quot;y&quot;;IF([.E90]&lt;0;&quot;-&quot;;IF([.E90]&gt;0;&quot;+&quot;;&quot;&quot;));IF([.E90]&lt;&gt;0;ABS([.E90]);&quot;&quot;);&quot;=0&quot;)" office:value-type="string" office:string-value="7x-y=0" calcext:value-type="string">
            <text:p>7x-y=0</text:p>
          </table:table-cell>
          <table:table-cell table:style-name="ce252" table:formula="of:=-[.C90]/[.D90]" office:value-type="float" office:value="7" calcext:value-type="float">
            <text:p>7</text:p>
          </table:table-cell>
          <table:table-cell table:style-name="ce252" table:formula="of:=-[.E90]/[.D90]" office:value-type="float" office:value="0" calcext:value-type="float">
            <text:p>0</text:p>
          </table:table-cell>
          <table:table-cell table:style-name="ce252" table:formula="of:=CONCATENATE(&quot;y = &quot;;IF(OR([.G90]=0;[.G90]=1);&quot;&quot;;IF([.G90]=-1;&quot;-&quot;;[.G90]));IF([.G90]=0;&quot;&quot;;&quot;x&quot;);IF(OR([.G90]=0;[.H90]=0);&quot;&quot;;IF([.H90]&gt;0;&quot;+&quot;;&quot;-&quot;));IF([.H90]=0;&quot;&quot;;ABS([.H90])))" office:value-type="string" office:string-value="y = 7x" calcext:value-type="string">
            <text:p>y = 7x</text:p>
          </table:table-cell>
          <table:table-cell table:style-name="ce252" table:formula="of:=RANK([.A90];[.$A$88:.$A$107];0)" office:value-type="float" office:value="2" calcext:value-type="float">
            <text:p>2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52" office:value-type="float" office:value="6" calcext:value-type="float">
            <text:p>6</text:p>
          </table:table-cell>
          <table:table-cell table:style-name="ce252" table:formula="of:=[.G90]*[.L90]+[.H90]" office:value-type="float" office:value="42" calcext:value-type="float">
            <text:p>42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46"/>
        </table:table-row>
        <table:table-row table:style-name="ro16">
          <table:table-cell table:style-name="ce237" office:value-type="float" office:value="0.899337159879809" calcext:value-type="float">
            <text:p>0,899337159879809</text:p>
          </table:table-cell>
          <table:table-cell table:style-name="ce237" table:formula="of:=[.B90]+1" office:value-type="float" office:value="4" calcext:value-type="float">
            <text:p>4</text:p>
          </table:table-cell>
          <table:table-cell table:style-name="ce237" table:formula="of:=[.C90]" office:value-type="float" office:value="7" calcext:value-type="float">
            <text:p>7</text:p>
          </table:table-cell>
          <table:table-cell table:style-name="ce237" table:formula="of:=[.D90]" office:value-type="float" office:value="-1" calcext:value-type="float">
            <text:p>-1</text:p>
          </table:table-cell>
          <table:table-cell table:style-name="ce237" table:formula="of:=[.E90]" office:value-type="float" office:value="0" calcext:value-type="float">
            <text:p>0</text:p>
          </table:table-cell>
          <table:table-cell table:style-name="ce237" table:formula="of:=[.F90]" office:value-type="string" office:string-value="7x-y=0" calcext:value-type="string">
            <text:p>7x-y=0</text:p>
          </table:table-cell>
          <table:table-cell table:style-name="ce237" table:formula="of:=[.G90]" office:value-type="float" office:value="7" calcext:value-type="float">
            <text:p>7</text:p>
          </table:table-cell>
          <table:table-cell table:style-name="ce237" table:formula="of:=[.H90]" office:value-type="float" office:value="0" calcext:value-type="float">
            <text:p>0</text:p>
          </table:table-cell>
          <table:table-cell table:style-name="ce252" table:formula="of:=CONCATENATE(&quot;y = &quot;;IF(OR([.G91]=0;[.G91]=1);&quot;&quot;;IF([.G91]=-1;&quot;-&quot;;[.G91]));IF([.G91]=0;&quot;&quot;;&quot;x&quot;);IF(OR([.G91]=0;[.H91]=0);&quot;&quot;;IF([.H91]&gt;0;&quot;+&quot;;&quot;-&quot;));IF([.H91]=0;&quot;&quot;;ABS([.H91])))" office:value-type="string" office:string-value="y = 7x" calcext:value-type="string">
            <text:p>y = 7x</text:p>
          </table:table-cell>
          <table:table-cell table:style-name="ce252" table:formula="of:=RANK([.A91];[.$A$88:.$A$107];0)" office:value-type="float" office:value="4" calcext:value-type="float">
            <text:p>4</text:p>
          </table:table-cell>
          <table:table-cell table:style-name="ce252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table:formula="of:=[.G91]*[.L91]+[.H91]+[.O91]" office:value-type="float" office:value="3" calcext:value-type="float">
            <text:p>3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10" calcext:value-type="float">
            <text:p>10</text:p>
          </table:table-cell>
          <table:table-cell table:style-name="ce296"/>
          <table:table-cell table:style-name="ce284"/>
          <table:table-cell table:style-name="ce243"/>
          <table:table-cell table:number-columns-repeated="46"/>
        </table:table-row>
        <table:table-row table:style-name="ro16">
          <table:table-cell table:style-name="ce237" office:value-type="float" office:value="0.899589237158471" calcext:value-type="float">
            <text:p>0,899589237158471</text:p>
          </table:table-cell>
          <table:table-cell table:style-name="ce237" table:formula="of:=[.B91]+1" office:value-type="float" office:value="5" calcext:value-type="float">
            <text:p>5</text:p>
          </table:table-cell>
          <table:table-cell table:number-columns-repeated="2" table:style-name="ce252" office:value-type="float" office:value="-1" calcext:value-type="float">
            <text:p>-1</text:p>
          </table:table-cell>
          <table:table-cell table:style-name="ce252" office:value-type="float" office:value="4" calcext:value-type="float">
            <text:p>4</text:p>
          </table:table-cell>
          <table:table-cell table:style-name="ce252" table:formula="of:=CONCATENATE(IF(OR([.C92]=0;[.C92]=1);&quot;&quot;;IF([.C92]=-1;&quot;-&quot;;[.C92]));&quot;x&quot;;IF([.D92]=1;&quot;+&quot;;&quot;-&quot;);&quot;y&quot;;IF([.E92]&lt;0;&quot;-&quot;;IF([.E92]&gt;0;&quot;+&quot;;&quot;&quot;));IF([.E92]&lt;&gt;0;ABS([.E92]);&quot;&quot;);&quot;=0&quot;)" office:value-type="string" office:string-value="-x-y+4=0" calcext:value-type="string">
            <text:p>-x-y+4=0</text:p>
          </table:table-cell>
          <table:table-cell table:style-name="ce252" table:formula="of:=-[.C92]/[.D92]" office:value-type="float" office:value="-1" calcext:value-type="float">
            <text:p>-1</text:p>
          </table:table-cell>
          <table:table-cell table:style-name="ce252" table:formula="of:=-[.E92]/[.D92]" office:value-type="float" office:value="4" calcext:value-type="float">
            <text:p>4</text:p>
          </table:table-cell>
          <table:table-cell table:style-name="ce252" table:formula="of:=CONCATENATE(&quot;y = &quot;;IF(OR([.G92]=0;[.G92]=1);&quot;&quot;;IF([.G92]=-1;&quot;-&quot;;[.G92]));IF([.G92]=0;&quot;&quot;;&quot;x&quot;);IF(OR([.G92]=0;[.H92]=0);&quot;&quot;;IF([.H92]&gt;0;&quot;+&quot;;&quot;-&quot;));IF([.H92]=0;&quot;&quot;;ABS([.H92])))" office:value-type="string" office:string-value="y = -x+4" calcext:value-type="string">
            <text:p>y = -x+4</text:p>
          </table:table-cell>
          <table:table-cell table:style-name="ce252" table:formula="of:=RANK([.A92];[.$A$88:.$A$107];0)" office:value-type="float" office:value="3" calcext:value-type="float">
            <text:p>3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52" office:value-type="float" office:value="6" calcext:value-type="float">
            <text:p>6</text:p>
          </table:table-cell>
          <table:table-cell table:style-name="ce252" table:formula="of:=[.G92]*[.L92]+[.H92]" office:value-type="float" office:value="-2" calcext:value-type="float">
            <text:p>-2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46"/>
        </table:table-row>
        <table:table-row table:style-name="ro16">
          <table:table-cell table:style-name="ce237" office:value-type="float" office:value="0.825024329823031" calcext:value-type="float">
            <text:p>0,825024329823031</text:p>
          </table:table-cell>
          <table:table-cell table:style-name="ce237" table:formula="of:=[.B92]+1" office:value-type="float" office:value="6" calcext:value-type="float">
            <text:p>6</text:p>
          </table:table-cell>
          <table:table-cell table:style-name="ce237" table:formula="of:=[.C92]" office:value-type="float" office:value="-1" calcext:value-type="float">
            <text:p>-1</text:p>
          </table:table-cell>
          <table:table-cell table:style-name="ce237" table:formula="of:=[.D92]" office:value-type="float" office:value="-1" calcext:value-type="float">
            <text:p>-1</text:p>
          </table:table-cell>
          <table:table-cell table:style-name="ce237" table:formula="of:=[.E92]" office:value-type="float" office:value="4" calcext:value-type="float">
            <text:p>4</text:p>
          </table:table-cell>
          <table:table-cell table:style-name="ce237" table:formula="of:=[.F92]" office:value-type="string" office:string-value="-x-y+4=0" calcext:value-type="string">
            <text:p>-x-y+4=0</text:p>
          </table:table-cell>
          <table:table-cell table:style-name="ce237" table:formula="of:=[.G92]" office:value-type="float" office:value="-1" calcext:value-type="float">
            <text:p>-1</text:p>
          </table:table-cell>
          <table:table-cell table:style-name="ce237" table:formula="of:=[.H92]" office:value-type="float" office:value="4" calcext:value-type="float">
            <text:p>4</text:p>
          </table:table-cell>
          <table:table-cell table:style-name="ce252" table:formula="of:=CONCATENATE(&quot;y = &quot;;IF(OR([.G93]=0;[.G93]=1);&quot;&quot;;IF([.G93]=-1;&quot;-&quot;;[.G93]));IF([.G93]=0;&quot;&quot;;&quot;x&quot;);IF(OR([.G93]=0;[.H93]=0);&quot;&quot;;IF([.H93]&gt;0;&quot;+&quot;;&quot;-&quot;));IF([.H93]=0;&quot;&quot;;ABS([.H93])))" office:value-type="string" office:string-value="y = -x+4" calcext:value-type="string">
            <text:p>y = -x+4</text:p>
          </table:table-cell>
          <table:table-cell table:style-name="ce252" table:formula="of:=RANK([.A93];[.$A$88:.$A$107];0)" office:value-type="float" office:value="6" calcext:value-type="float">
            <text:p>6</text:p>
          </table:table-cell>
          <table:table-cell table:style-name="ce252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52" office:value-type="float" office:value="1" calcext:value-type="float">
            <text:p>1</text:p>
          </table:table-cell>
          <table:table-cell table:style-name="ce252" table:formula="of:=[.G93]*[.L93]+[.H93]+[.O93]" office:value-type="float" office:value="9" calcext:value-type="float">
            <text:p>9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6" calcext:value-type="float">
            <text:p>6</text:p>
          </table:table-cell>
          <table:table-cell table:style-name="ce296"/>
          <table:table-cell table:style-name="ce232"/>
          <table:table-cell table:style-name="ce243"/>
          <table:table-cell table:number-columns-repeated="46"/>
        </table:table-row>
        <table:table-row table:style-name="ro16">
          <table:table-cell table:style-name="ce237" office:value-type="float" office:value="0.319604383333427" calcext:value-type="float">
            <text:p>0,319604383333427</text:p>
          </table:table-cell>
          <table:table-cell table:style-name="ce237" table:formula="of:=[.B93]+1" office:value-type="float" office:value="7" calcext:value-type="float">
            <text:p>7</text:p>
          </table:table-cell>
          <table:table-cell table:style-name="ce252" office:value-type="float" office:value="-10" calcext:value-type="float">
            <text:p>-10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9" calcext:value-type="float">
            <text:p>9</text:p>
          </table:table-cell>
          <table:table-cell table:style-name="ce252" table:formula="of:=CONCATENATE(IF(OR([.C94]=0;[.C94]=1);&quot;&quot;;IF([.C94]=-1;&quot;-&quot;;[.C94]));&quot;x&quot;;IF([.D94]=1;&quot;+&quot;;&quot;-&quot;);&quot;y&quot;;IF([.E94]&lt;0;&quot;-&quot;;IF([.E94]&gt;0;&quot;+&quot;;&quot;&quot;));IF([.E94]&lt;&gt;0;ABS([.E94]);&quot;&quot;);&quot;=0&quot;)" office:value-type="string" office:string-value="-10x+y+9=0" calcext:value-type="string">
            <text:p>-10x+y+9=0</text:p>
          </table:table-cell>
          <table:table-cell table:style-name="ce252" table:formula="of:=-[.C94]/[.D94]" office:value-type="float" office:value="10" calcext:value-type="float">
            <text:p>10</text:p>
          </table:table-cell>
          <table:table-cell table:style-name="ce252" table:formula="of:=-[.E94]/[.D94]" office:value-type="float" office:value="-9" calcext:value-type="float">
            <text:p>-9</text:p>
          </table:table-cell>
          <table:table-cell table:style-name="ce252" table:formula="of:=CONCATENATE(&quot;y = &quot;;IF(OR([.G94]=0;[.G94]=1);&quot;&quot;;IF([.G94]=-1;&quot;-&quot;;[.G94]));IF([.G94]=0;&quot;&quot;;&quot;x&quot;);IF(OR([.G94]=0;[.H94]=0);&quot;&quot;;IF([.H94]&gt;0;&quot;+&quot;;&quot;-&quot;));IF([.H94]=0;&quot;&quot;;ABS([.H94])))" office:value-type="string" office:string-value="y = 10x-9" calcext:value-type="string">
            <text:p>y = 10x-9</text:p>
          </table:table-cell>
          <table:table-cell table:style-name="ce252" table:formula="of:=RANK([.A94];[.$A$88:.$A$107];0)" office:value-type="float" office:value="16" calcext:value-type="float">
            <text:p>16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52" office:value-type="float" office:value="3" calcext:value-type="float">
            <text:p>3</text:p>
          </table:table-cell>
          <table:table-cell table:style-name="ce252" table:formula="of:=[.G94]*[.L94]+[.H94]" office:value-type="float" office:value="21" calcext:value-type="float">
            <text:p>21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46"/>
        </table:table-row>
        <table:table-row table:style-name="ro16">
          <table:table-cell table:style-name="ce237" office:value-type="float" office:value="0.655866759322614" calcext:value-type="float">
            <text:p>0,655866759322614</text:p>
          </table:table-cell>
          <table:table-cell table:style-name="ce237" table:formula="of:=[.B94]+1" office:value-type="float" office:value="8" calcext:value-type="float">
            <text:p>8</text:p>
          </table:table-cell>
          <table:table-cell table:style-name="ce237" table:formula="of:=[.C94]" office:value-type="float" office:value="-10" calcext:value-type="float">
            <text:p>-10</text:p>
          </table:table-cell>
          <table:table-cell table:style-name="ce237" table:formula="of:=[.D94]" office:value-type="float" office:value="1" calcext:value-type="float">
            <text:p>1</text:p>
          </table:table-cell>
          <table:table-cell table:style-name="ce237" table:formula="of:=[.E94]" office:value-type="float" office:value="9" calcext:value-type="float">
            <text:p>9</text:p>
          </table:table-cell>
          <table:table-cell table:style-name="ce237" table:formula="of:=[.F94]" office:value-type="string" office:string-value="-10x+y+9=0" calcext:value-type="string">
            <text:p>-10x+y+9=0</text:p>
          </table:table-cell>
          <table:table-cell table:style-name="ce237" table:formula="of:=[.G94]" office:value-type="float" office:value="10" calcext:value-type="float">
            <text:p>10</text:p>
          </table:table-cell>
          <table:table-cell table:style-name="ce237" table:formula="of:=[.H94]" office:value-type="float" office:value="-9" calcext:value-type="float">
            <text:p>-9</text:p>
          </table:table-cell>
          <table:table-cell table:style-name="ce252" table:formula="of:=CONCATENATE(&quot;y = &quot;;IF(OR([.G95]=0;[.G95]=1);&quot;&quot;;IF([.G95]=-1;&quot;-&quot;;[.G95]));IF([.G95]=0;&quot;&quot;;&quot;x&quot;);IF(OR([.G95]=0;[.H95]=0);&quot;&quot;;IF([.H95]&gt;0;&quot;+&quot;;&quot;-&quot;));IF([.H95]=0;&quot;&quot;;ABS([.H95])))" office:value-type="string" office:string-value="y = 10x-9" calcext:value-type="string">
            <text:p>y = 10x-9</text:p>
          </table:table-cell>
          <table:table-cell table:style-name="ce252" table:formula="of:=RANK([.A95];[.$A$88:.$A$107];0)" office:value-type="float" office:value="10" calcext:value-type="float">
            <text:p>10</text:p>
          </table:table-cell>
          <table:table-cell table:style-name="ce252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52" office:value-type="float" office:value="-3" calcext:value-type="float">
            <text:p>-3</text:p>
          </table:table-cell>
          <table:table-cell table:style-name="ce252" table:formula="of:=[.G95]*[.L95]+[.H95]+[.O95]" office:value-type="float" office:value="-32" calcext:value-type="float">
            <text:p>-32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7" calcext:value-type="float">
            <text:p>7</text:p>
          </table:table-cell>
          <table:table-cell table:style-name="ce296"/>
          <table:table-cell table:style-name="ce232"/>
          <table:table-cell table:style-name="ce243"/>
          <table:table-cell table:number-columns-repeated="46"/>
        </table:table-row>
        <table:table-row table:style-name="ro16">
          <table:table-cell table:style-name="ce237" office:value-type="float" office:value="0.764663805456792" calcext:value-type="float">
            <text:p>0,764663805456792</text:p>
          </table:table-cell>
          <table:table-cell table:style-name="ce237" table:formula="of:=[.B95]+1" office:value-type="float" office:value="9" calcext:value-type="float">
            <text:p>9</text:p>
          </table:table-cell>
          <table:table-cell table:style-name="ce252" office:value-type="float" office:value="-6" calcext:value-type="float">
            <text:p>-6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4" calcext:value-type="float">
            <text:p>4</text:p>
          </table:table-cell>
          <table:table-cell table:style-name="ce252" table:formula="of:=CONCATENATE(IF(OR([.C96]=0;[.C96]=1);&quot;&quot;;IF([.C96]=-1;&quot;-&quot;;[.C96]));&quot;x&quot;;IF([.D96]=1;&quot;+&quot;;&quot;-&quot;);&quot;y&quot;;IF([.E96]&lt;0;&quot;-&quot;;IF([.E96]&gt;0;&quot;+&quot;;&quot;&quot;));IF([.E96]&lt;&gt;0;ABS([.E96]);&quot;&quot;);&quot;=0&quot;)" office:value-type="string" office:string-value="-6x+y+4=0" calcext:value-type="string">
            <text:p>-6x+y+4=0</text:p>
          </table:table-cell>
          <table:table-cell table:style-name="ce252" table:formula="of:=-[.C96]/[.D96]" office:value-type="float" office:value="6" calcext:value-type="float">
            <text:p>6</text:p>
          </table:table-cell>
          <table:table-cell table:style-name="ce252" table:formula="of:=-[.E96]/[.D96]" office:value-type="float" office:value="-4" calcext:value-type="float">
            <text:p>-4</text:p>
          </table:table-cell>
          <table:table-cell table:style-name="ce252" table:formula="of:=CONCATENATE(&quot;y = &quot;;IF(OR([.G96]=0;[.G96]=1);&quot;&quot;;IF([.G96]=-1;&quot;-&quot;;[.G96]));IF([.G96]=0;&quot;&quot;;&quot;x&quot;);IF(OR([.G96]=0;[.H96]=0);&quot;&quot;;IF([.H96]&gt;0;&quot;+&quot;;&quot;-&quot;));IF([.H96]=0;&quot;&quot;;ABS([.H96])))" office:value-type="string" office:string-value="y = 6x-4" calcext:value-type="string">
            <text:p>y = 6x-4</text:p>
          </table:table-cell>
          <table:table-cell table:style-name="ce252" table:formula="of:=RANK([.A96];[.$A$88:.$A$107];0)" office:value-type="float" office:value="7" calcext:value-type="float">
            <text:p>7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52" office:value-type="float" office:value="8" calcext:value-type="float">
            <text:p>8</text:p>
          </table:table-cell>
          <table:table-cell table:style-name="ce252" table:formula="of:=[.G96]*[.L96]+[.H96]" office:value-type="float" office:value="44" calcext:value-type="float">
            <text:p>44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46"/>
        </table:table-row>
        <table:table-row table:style-name="ro16">
          <table:table-cell table:style-name="ce237" office:value-type="float" office:value="0.889879449391357" calcext:value-type="float">
            <text:p>0,889879449391357</text:p>
          </table:table-cell>
          <table:table-cell table:style-name="ce237" table:formula="of:=[.B96]+1" office:value-type="float" office:value="10" calcext:value-type="float">
            <text:p>10</text:p>
          </table:table-cell>
          <table:table-cell table:style-name="ce237" table:formula="of:=[.C96]" office:value-type="float" office:value="-6" calcext:value-type="float">
            <text:p>-6</text:p>
          </table:table-cell>
          <table:table-cell table:style-name="ce237" table:formula="of:=[.D96]" office:value-type="float" office:value="1" calcext:value-type="float">
            <text:p>1</text:p>
          </table:table-cell>
          <table:table-cell table:style-name="ce237" table:formula="of:=[.E96]" office:value-type="float" office:value="4" calcext:value-type="float">
            <text:p>4</text:p>
          </table:table-cell>
          <table:table-cell table:style-name="ce237" table:formula="of:=[.F96]" office:value-type="string" office:string-value="-6x+y+4=0" calcext:value-type="string">
            <text:p>-6x+y+4=0</text:p>
          </table:table-cell>
          <table:table-cell table:style-name="ce237" table:formula="of:=[.G96]" office:value-type="float" office:value="6" calcext:value-type="float">
            <text:p>6</text:p>
          </table:table-cell>
          <table:table-cell table:style-name="ce237" table:formula="of:=[.H96]" office:value-type="float" office:value="-4" calcext:value-type="float">
            <text:p>-4</text:p>
          </table:table-cell>
          <table:table-cell table:style-name="ce252" table:formula="of:=CONCATENATE(&quot;y = &quot;;IF(OR([.G97]=0;[.G97]=1);&quot;&quot;;IF([.G97]=-1;&quot;-&quot;;[.G97]));IF([.G97]=0;&quot;&quot;;&quot;x&quot;);IF(OR([.G97]=0;[.H97]=0);&quot;&quot;;IF([.H97]&gt;0;&quot;+&quot;;&quot;-&quot;));IF([.H97]=0;&quot;&quot;;ABS([.H97])))" office:value-type="string" office:string-value="y = 6x-4" calcext:value-type="string">
            <text:p>y = 6x-4</text:p>
          </table:table-cell>
          <table:table-cell table:style-name="ce252" table:formula="of:=RANK([.A97];[.$A$88:.$A$107];0)" office:value-type="float" office:value="5" calcext:value-type="float">
            <text:p>5</text:p>
          </table:table-cell>
          <table:table-cell table:style-name="ce252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52" office:value-type="float" office:value="4" calcext:value-type="float">
            <text:p>4</text:p>
          </table:table-cell>
          <table:table-cell table:style-name="ce252" table:formula="of:=[.G97]*[.L97]+[.H97]+[.O97]" office:value-type="float" office:value="15" calcext:value-type="float">
            <text:p>15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-5" calcext:value-type="float">
            <text:p>-5</text:p>
          </table:table-cell>
          <table:table-cell table:style-name="ce296"/>
          <table:table-cell table:style-name="ce232"/>
          <table:table-cell table:style-name="ce243"/>
          <table:table-cell table:number-columns-repeated="46"/>
        </table:table-row>
        <table:table-row table:style-name="ro16">
          <table:table-cell table:style-name="ce237" office:value-type="float" office:value="0.0547585150037161" calcext:value-type="float">
            <text:p>0,054758515003716</text:p>
          </table:table-cell>
          <table:table-cell table:style-name="ce237" table:formula="of:=[.B97]+1" office:value-type="float" office:value="11" calcext:value-type="float">
            <text:p>11</text:p>
          </table:table-cell>
          <table:table-cell table:style-name="ce252" office:value-type="float" office:value="-7" calcext:value-type="float">
            <text:p>-7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-3" calcext:value-type="float">
            <text:p>-3</text:p>
          </table:table-cell>
          <table:table-cell table:style-name="ce252" table:formula="of:=CONCATENATE(IF(OR([.C98]=0;[.C98]=1);&quot;&quot;;IF([.C98]=-1;&quot;-&quot;;[.C98]));&quot;x&quot;;IF([.D98]=1;&quot;+&quot;;&quot;-&quot;);&quot;y&quot;;IF([.E98]&lt;0;&quot;-&quot;;IF([.E98]&gt;0;&quot;+&quot;;&quot;&quot;));IF([.E98]&lt;&gt;0;ABS([.E98]);&quot;&quot;);&quot;=0&quot;)" office:value-type="string" office:string-value="-7x+y-3=0" calcext:value-type="string">
            <text:p>-7x+y-3=0</text:p>
          </table:table-cell>
          <table:table-cell table:style-name="ce252" table:formula="of:=-[.C98]/[.D98]" office:value-type="float" office:value="7" calcext:value-type="float">
            <text:p>7</text:p>
          </table:table-cell>
          <table:table-cell table:style-name="ce252" table:formula="of:=-[.E98]/[.D98]" office:value-type="float" office:value="3" calcext:value-type="float">
            <text:p>3</text:p>
          </table:table-cell>
          <table:table-cell table:style-name="ce252" table:formula="of:=CONCATENATE(&quot;y = &quot;;IF(OR([.G98]=0;[.G98]=1);&quot;&quot;;IF([.G98]=-1;&quot;-&quot;;[.G98]));IF([.G98]=0;&quot;&quot;;&quot;x&quot;);IF(OR([.G98]=0;[.H98]=0);&quot;&quot;;IF([.H98]&gt;0;&quot;+&quot;;&quot;-&quot;));IF([.H98]=0;&quot;&quot;;ABS([.H98])))" office:value-type="string" office:string-value="y = 7x+3" calcext:value-type="string">
            <text:p>y = 7x+3</text:p>
          </table:table-cell>
          <table:table-cell table:style-name="ce252" table:formula="of:=RANK([.A98];[.$A$88:.$A$107];0)" office:value-type="float" office:value="20" calcext:value-type="float">
            <text:p>20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52" office:value-type="float" office:value="6" calcext:value-type="float">
            <text:p>6</text:p>
          </table:table-cell>
          <table:table-cell table:style-name="ce252" table:formula="of:=[.G98]*[.L98]+[.H98]" office:value-type="float" office:value="45" calcext:value-type="float">
            <text:p>45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2"/>
          <table:table-cell table:number-columns-repeated="48"/>
        </table:table-row>
        <table:table-row table:style-name="ro16">
          <table:table-cell table:style-name="ce237" office:value-type="float" office:value="0.210802141611705" calcext:value-type="float">
            <text:p>0,210802141611705</text:p>
          </table:table-cell>
          <table:table-cell table:style-name="ce237" table:formula="of:=[.B98]+1" office:value-type="float" office:value="12" calcext:value-type="float">
            <text:p>12</text:p>
          </table:table-cell>
          <table:table-cell table:style-name="ce237" table:formula="of:=[.C98]" office:value-type="float" office:value="-7" calcext:value-type="float">
            <text:p>-7</text:p>
          </table:table-cell>
          <table:table-cell table:style-name="ce237" table:formula="of:=[.D98]" office:value-type="float" office:value="1" calcext:value-type="float">
            <text:p>1</text:p>
          </table:table-cell>
          <table:table-cell table:style-name="ce237" table:formula="of:=[.E98]" office:value-type="float" office:value="-3" calcext:value-type="float">
            <text:p>-3</text:p>
          </table:table-cell>
          <table:table-cell table:style-name="ce237" table:formula="of:=[.F98]" office:value-type="string" office:string-value="-7x+y-3=0" calcext:value-type="string">
            <text:p>-7x+y-3=0</text:p>
          </table:table-cell>
          <table:table-cell table:style-name="ce237" table:formula="of:=[.G98]" office:value-type="float" office:value="7" calcext:value-type="float">
            <text:p>7</text:p>
          </table:table-cell>
          <table:table-cell table:style-name="ce237" table:formula="of:=[.H98]" office:value-type="float" office:value="3" calcext:value-type="float">
            <text:p>3</text:p>
          </table:table-cell>
          <table:table-cell table:style-name="ce252" table:formula="of:=CONCATENATE(&quot;y = &quot;;IF(OR([.G99]=0;[.G99]=1);&quot;&quot;;IF([.G99]=-1;&quot;-&quot;;[.G99]));IF([.G99]=0;&quot;&quot;;&quot;x&quot;);IF(OR([.G99]=0;[.H99]=0);&quot;&quot;;IF([.H99]&gt;0;&quot;+&quot;;&quot;-&quot;));IF([.H99]=0;&quot;&quot;;ABS([.H99])))" office:value-type="string" office:string-value="y = 7x+3" calcext:value-type="string">
            <text:p>y = 7x+3</text:p>
          </table:table-cell>
          <table:table-cell table:style-name="ce252" table:formula="of:=RANK([.A99];[.$A$88:.$A$107];0)" office:value-type="float" office:value="17" calcext:value-type="float">
            <text:p>17</text:p>
          </table:table-cell>
          <table:table-cell table:style-name="ce252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52" office:value-type="float" office:value="7" calcext:value-type="float">
            <text:p>7</text:p>
          </table:table-cell>
          <table:table-cell table:style-name="ce252" table:formula="of:=[.G99]*[.L99]+[.H99]+[.O99]" office:value-type="float" office:value="49" calcext:value-type="float">
            <text:p>49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-3" calcext:value-type="float">
            <text:p>-3</text:p>
          </table:table-cell>
          <table:table-cell table:style-name="ce296"/>
          <table:table-cell table:number-columns-repeated="48"/>
        </table:table-row>
        <table:table-row table:style-name="ro16">
          <table:table-cell table:style-name="ce237" office:value-type="float" office:value="0.928862468279964" calcext:value-type="float">
            <text:p>0,928862468279964</text:p>
          </table:table-cell>
          <table:table-cell table:style-name="ce237" table:formula="of:=[.B99]+1" office:value-type="float" office:value="13" calcext:value-type="float">
            <text:p>13</text:p>
          </table:table-cell>
          <table:table-cell table:style-name="ce252" office:value-type="float" office:value="10" calcext:value-type="float">
            <text:p>10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5" calcext:value-type="float">
            <text:p>5</text:p>
          </table:table-cell>
          <table:table-cell table:style-name="ce252" table:formula="of:=CONCATENATE(IF(OR([.C100]=0;[.C100]=1);&quot;&quot;;IF([.C100]=-1;&quot;-&quot;;[.C100]));&quot;x&quot;;IF([.D100]=1;&quot;+&quot;;&quot;-&quot;);&quot;y&quot;;IF([.E100]&lt;0;&quot;-&quot;;IF([.E100]&gt;0;&quot;+&quot;;&quot;&quot;));IF([.E100]&lt;&gt;0;ABS([.E100]);&quot;&quot;);&quot;=0&quot;)" office:value-type="string" office:string-value="10x+y+5=0" calcext:value-type="string">
            <text:p>10x+y+5=0</text:p>
          </table:table-cell>
          <table:table-cell table:style-name="ce252" table:formula="of:=-[.C100]/[.D100]" office:value-type="float" office:value="-10" calcext:value-type="float">
            <text:p>-10</text:p>
          </table:table-cell>
          <table:table-cell table:style-name="ce252" table:formula="of:=-[.E100]/[.D100]" office:value-type="float" office:value="-5" calcext:value-type="float">
            <text:p>-5</text:p>
          </table:table-cell>
          <table:table-cell table:style-name="ce252" table:formula="of:=CONCATENATE(&quot;y = &quot;;IF(OR([.G100]=0;[.G100]=1);&quot;&quot;;IF([.G100]=-1;&quot;-&quot;;[.G100]));IF([.G100]=0;&quot;&quot;;&quot;x&quot;);IF(OR([.G100]=0;[.H100]=0);&quot;&quot;;IF([.H100]&gt;0;&quot;+&quot;;&quot;-&quot;));IF([.H100]=0;&quot;&quot;;ABS([.H100])))" office:value-type="string" office:string-value="y = -10x-5" calcext:value-type="string">
            <text:p>y = -10x-5</text:p>
          </table:table-cell>
          <table:table-cell table:style-name="ce252" table:formula="of:=RANK([.A100];[.$A$88:.$A$107];0)" office:value-type="float" office:value="1" calcext:value-type="float">
            <text:p>1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52" office:value-type="float" office:value="7" calcext:value-type="float">
            <text:p>7</text:p>
          </table:table-cell>
          <table:table-cell table:style-name="ce252" table:formula="of:=[.G100]*[.L100]+[.H100]" office:value-type="float" office:value="-75" calcext:value-type="float">
            <text:p>-75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2"/>
          <table:table-cell table:number-columns-repeated="48"/>
        </table:table-row>
        <table:table-row table:style-name="ro16">
          <table:table-cell table:style-name="ce237" office:value-type="float" office:value="0.733104167986778" calcext:value-type="float">
            <text:p>0,733104167986778</text:p>
          </table:table-cell>
          <table:table-cell table:style-name="ce237" table:formula="of:=[.B100]+1" office:value-type="float" office:value="14" calcext:value-type="float">
            <text:p>14</text:p>
          </table:table-cell>
          <table:table-cell table:style-name="ce237" table:formula="of:=[.C100]" office:value-type="float" office:value="10" calcext:value-type="float">
            <text:p>10</text:p>
          </table:table-cell>
          <table:table-cell table:style-name="ce237" table:formula="of:=[.D100]" office:value-type="float" office:value="1" calcext:value-type="float">
            <text:p>1</text:p>
          </table:table-cell>
          <table:table-cell table:style-name="ce237" table:formula="of:=[.E100]" office:value-type="float" office:value="5" calcext:value-type="float">
            <text:p>5</text:p>
          </table:table-cell>
          <table:table-cell table:style-name="ce237" table:formula="of:=[.F100]" office:value-type="string" office:string-value="10x+y+5=0" calcext:value-type="string">
            <text:p>10x+y+5=0</text:p>
          </table:table-cell>
          <table:table-cell table:style-name="ce237" table:formula="of:=[.G100]" office:value-type="float" office:value="-10" calcext:value-type="float">
            <text:p>-10</text:p>
          </table:table-cell>
          <table:table-cell table:style-name="ce237" table:formula="of:=[.H100]" office:value-type="float" office:value="-5" calcext:value-type="float">
            <text:p>-5</text:p>
          </table:table-cell>
          <table:table-cell table:style-name="ce252" table:formula="of:=CONCATENATE(&quot;y = &quot;;IF(OR([.G101]=0;[.G101]=1);&quot;&quot;;IF([.G101]=-1;&quot;-&quot;;[.G101]));IF([.G101]=0;&quot;&quot;;&quot;x&quot;);IF(OR([.G101]=0;[.H101]=0);&quot;&quot;;IF([.H101]&gt;0;&quot;+&quot;;&quot;-&quot;));IF([.H101]=0;&quot;&quot;;ABS([.H101])))" office:value-type="string" office:string-value="y = -10x-5" calcext:value-type="string">
            <text:p>y = -10x-5</text:p>
          </table:table-cell>
          <table:table-cell table:style-name="ce252" table:formula="of:=RANK([.A101];[.$A$88:.$A$107];0)" office:value-type="float" office:value="9" calcext:value-type="float">
            <text:p>9</text:p>
          </table:table-cell>
          <table:table-cell table:style-name="ce252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52" office:value-type="float" office:value="1" calcext:value-type="float">
            <text:p>1</text:p>
          </table:table-cell>
          <table:table-cell table:style-name="ce252" table:formula="of:=[.G101]*[.L101]+[.H101]+[.O101]" office:value-type="float" office:value="-6" calcext:value-type="float">
            <text:p>-6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9" calcext:value-type="float">
            <text:p>9</text:p>
          </table:table-cell>
          <table:table-cell table:style-name="ce296"/>
          <table:table-cell table:number-columns-repeated="48"/>
        </table:table-row>
        <table:table-row table:style-name="ro16">
          <table:table-cell table:style-name="ce237" office:value-type="float" office:value="0.741975000407902" calcext:value-type="float">
            <text:p>0,741975000407902</text:p>
          </table:table-cell>
          <table:table-cell table:style-name="ce237" table:formula="of:=[.B101]+1" office:value-type="float" office:value="15" calcext:value-type="float">
            <text:p>15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-10" calcext:value-type="float">
            <text:p>-10</text:p>
          </table:table-cell>
          <table:table-cell table:style-name="ce252" table:formula="of:=CONCATENATE(IF(OR([.C102]=0;[.C102]=1);&quot;&quot;;IF([.C102]=-1;&quot;-&quot;;[.C102]));&quot;x&quot;;IF([.D102]=1;&quot;+&quot;;&quot;-&quot;);&quot;y&quot;;IF([.E102]&lt;0;&quot;-&quot;;IF([.E102]&gt;0;&quot;+&quot;;&quot;&quot;));IF([.E102]&lt;&gt;0;ABS([.E102]);&quot;&quot;);&quot;=0&quot;)" office:value-type="string" office:string-value="-x+y-10=0" calcext:value-type="string">
            <text:p>-x+y-10=0</text:p>
          </table:table-cell>
          <table:table-cell table:style-name="ce252" table:formula="of:=-[.C102]/[.D102]" office:value-type="float" office:value="1" calcext:value-type="float">
            <text:p>1</text:p>
          </table:table-cell>
          <table:table-cell table:style-name="ce252" table:formula="of:=-[.E102]/[.D102]" office:value-type="float" office:value="10" calcext:value-type="float">
            <text:p>10</text:p>
          </table:table-cell>
          <table:table-cell table:style-name="ce252" table:formula="of:=CONCATENATE(&quot;y = &quot;;IF(OR([.G102]=0;[.G102]=1);&quot;&quot;;IF([.G102]=-1;&quot;-&quot;;[.G102]));IF([.G102]=0;&quot;&quot;;&quot;x&quot;);IF(OR([.G102]=0;[.H102]=0);&quot;&quot;;IF([.H102]&gt;0;&quot;+&quot;;&quot;-&quot;));IF([.H102]=0;&quot;&quot;;ABS([.H102])))" office:value-type="string" office:string-value="y = x+10" calcext:value-type="string">
            <text:p>y = x+10</text:p>
          </table:table-cell>
          <table:table-cell table:style-name="ce252" table:formula="of:=RANK([.A102];[.$A$88:.$A$107];0)" office:value-type="float" office:value="8" calcext:value-type="float">
            <text:p>8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52" office:value-type="float" office:value="-9" calcext:value-type="float">
            <text:p>-9</text:p>
          </table:table-cell>
          <table:table-cell table:style-name="ce252" table:formula="of:=[.G102]*[.L102]+[.H102]" office:value-type="float" office:value="1" calcext:value-type="float">
            <text:p>1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2"/>
          <table:table-cell table:number-columns-repeated="48"/>
        </table:table-row>
        <table:table-row table:style-name="ro16">
          <table:table-cell table:style-name="ce237" office:value-type="float" office:value="0.331405303220928" calcext:value-type="float">
            <text:p>0,331405303220928</text:p>
          </table:table-cell>
          <table:table-cell table:style-name="ce237" table:formula="of:=[.B102]+1" office:value-type="float" office:value="16" calcext:value-type="float">
            <text:p>16</text:p>
          </table:table-cell>
          <table:table-cell table:style-name="ce237" table:formula="of:=[.C102]" office:value-type="float" office:value="-1" calcext:value-type="float">
            <text:p>-1</text:p>
          </table:table-cell>
          <table:table-cell table:style-name="ce237" table:formula="of:=[.D102]" office:value-type="float" office:value="1" calcext:value-type="float">
            <text:p>1</text:p>
          </table:table-cell>
          <table:table-cell table:style-name="ce237" table:formula="of:=[.E102]" office:value-type="float" office:value="-10" calcext:value-type="float">
            <text:p>-10</text:p>
          </table:table-cell>
          <table:table-cell table:style-name="ce237" table:formula="of:=[.F102]" office:value-type="string" office:string-value="-x+y-10=0" calcext:value-type="string">
            <text:p>-x+y-10=0</text:p>
          </table:table-cell>
          <table:table-cell table:style-name="ce237" table:formula="of:=[.G102]" office:value-type="float" office:value="1" calcext:value-type="float">
            <text:p>1</text:p>
          </table:table-cell>
          <table:table-cell table:style-name="ce237" table:formula="of:=[.H102]" office:value-type="float" office:value="10" calcext:value-type="float">
            <text:p>10</text:p>
          </table:table-cell>
          <table:table-cell table:style-name="ce252" table:formula="of:=CONCATENATE(&quot;y = &quot;;IF(OR([.G103]=0;[.G103]=1);&quot;&quot;;IF([.G103]=-1;&quot;-&quot;;[.G103]));IF([.G103]=0;&quot;&quot;;&quot;x&quot;);IF(OR([.G103]=0;[.H103]=0);&quot;&quot;;IF([.H103]&gt;0;&quot;+&quot;;&quot;-&quot;));IF([.H103]=0;&quot;&quot;;ABS([.H103])))" office:value-type="string" office:string-value="y = x+10" calcext:value-type="string">
            <text:p>y = x+10</text:p>
          </table:table-cell>
          <table:table-cell table:style-name="ce252" table:formula="of:=RANK([.A103];[.$A$88:.$A$107];0)" office:value-type="float" office:value="15" calcext:value-type="float">
            <text:p>15</text:p>
          </table:table-cell>
          <table:table-cell table:style-name="ce252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52" office:value-type="float" office:value="-10" calcext:value-type="float">
            <text:p>-10</text:p>
          </table:table-cell>
          <table:table-cell table:style-name="ce252" table:formula="of:=[.G103]*[.L103]+[.H103]+[.O103]" office:value-type="float" office:value="-2" calcext:value-type="float">
            <text:p>-2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-2" calcext:value-type="float">
            <text:p>-2</text:p>
          </table:table-cell>
          <table:table-cell table:style-name="ce296"/>
          <table:table-cell table:number-columns-repeated="48"/>
        </table:table-row>
        <table:table-row table:style-name="ro16">
          <table:table-cell table:style-name="ce237" office:value-type="float" office:value="0.152222973560029" calcext:value-type="float">
            <text:p>0,152222973560029</text:p>
          </table:table-cell>
          <table:table-cell table:style-name="ce237" table:formula="of:=[.B103]+1" office:value-type="float" office:value="17" calcext:value-type="float">
            <text:p>17</text:p>
          </table:table-cell>
          <table:table-cell table:style-name="ce252" office:value-type="float" office:value="-6" calcext:value-type="float">
            <text:p>-6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office:value-type="float" office:value="-10" calcext:value-type="float">
            <text:p>-10</text:p>
          </table:table-cell>
          <table:table-cell table:style-name="ce252" table:formula="of:=CONCATENATE(IF(OR([.C104]=0;[.C104]=1);&quot;&quot;;IF([.C104]=-1;&quot;-&quot;;[.C104]));&quot;x&quot;;IF([.D104]=1;&quot;+&quot;;&quot;-&quot;);&quot;y&quot;;IF([.E104]&lt;0;&quot;-&quot;;IF([.E104]&gt;0;&quot;+&quot;;&quot;&quot;));IF([.E104]&lt;&gt;0;ABS([.E104]);&quot;&quot;);&quot;=0&quot;)" office:value-type="string" office:string-value="-6x-y-10=0" calcext:value-type="string">
            <text:p>-6x-y-10=0</text:p>
          </table:table-cell>
          <table:table-cell table:style-name="ce252" table:formula="of:=-[.C104]/[.D104]" office:value-type="float" office:value="-6" calcext:value-type="float">
            <text:p>-6</text:p>
          </table:table-cell>
          <table:table-cell table:style-name="ce252" table:formula="of:=-[.E104]/[.D104]" office:value-type="float" office:value="-10" calcext:value-type="float">
            <text:p>-10</text:p>
          </table:table-cell>
          <table:table-cell table:style-name="ce252" table:formula="of:=CONCATENATE(&quot;y = &quot;;IF(OR([.G104]=0;[.G104]=1);&quot;&quot;;IF([.G104]=-1;&quot;-&quot;;[.G104]));IF([.G104]=0;&quot;&quot;;&quot;x&quot;);IF(OR([.G104]=0;[.H104]=0);&quot;&quot;;IF([.H104]&gt;0;&quot;+&quot;;&quot;-&quot;));IF([.H104]=0;&quot;&quot;;ABS([.H104])))" office:value-type="string" office:string-value="y = -6x-10" calcext:value-type="string">
            <text:p>y = -6x-10</text:p>
          </table:table-cell>
          <table:table-cell table:style-name="ce252" table:formula="of:=RANK([.A104];[.$A$88:.$A$107];0)" office:value-type="float" office:value="19" calcext:value-type="float">
            <text:p>19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52" office:value-type="float" office:value="2" calcext:value-type="float">
            <text:p>2</text:p>
          </table:table-cell>
          <table:table-cell table:style-name="ce252" table:formula="of:=[.G104]*[.L104]+[.H104]" office:value-type="float" office:value="-22" calcext:value-type="float">
            <text:p>-22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2"/>
          <table:table-cell table:number-columns-repeated="48"/>
        </table:table-row>
        <table:table-row table:style-name="ro16">
          <table:table-cell table:style-name="ce237" office:value-type="float" office:value="0.5188816094399" calcext:value-type="float">
            <text:p>0,5188816094399</text:p>
          </table:table-cell>
          <table:table-cell table:style-name="ce237" table:formula="of:=[.B104]+1" office:value-type="float" office:value="18" calcext:value-type="float">
            <text:p>18</text:p>
          </table:table-cell>
          <table:table-cell table:style-name="ce237" table:formula="of:=[.C104]" office:value-type="float" office:value="-6" calcext:value-type="float">
            <text:p>-6</text:p>
          </table:table-cell>
          <table:table-cell table:style-name="ce237" table:formula="of:=[.D104]" office:value-type="float" office:value="-1" calcext:value-type="float">
            <text:p>-1</text:p>
          </table:table-cell>
          <table:table-cell table:style-name="ce237" table:formula="of:=[.E104]" office:value-type="float" office:value="-10" calcext:value-type="float">
            <text:p>-10</text:p>
          </table:table-cell>
          <table:table-cell table:style-name="ce237" table:formula="of:=[.F104]" office:value-type="string" office:string-value="-6x-y-10=0" calcext:value-type="string">
            <text:p>-6x-y-10=0</text:p>
          </table:table-cell>
          <table:table-cell table:style-name="ce237" table:formula="of:=[.G104]" office:value-type="float" office:value="-6" calcext:value-type="float">
            <text:p>-6</text:p>
          </table:table-cell>
          <table:table-cell table:style-name="ce237" table:formula="of:=[.H104]" office:value-type="float" office:value="-10" calcext:value-type="float">
            <text:p>-10</text:p>
          </table:table-cell>
          <table:table-cell table:style-name="ce252" table:formula="of:=CONCATENATE(&quot;y = &quot;;IF(OR([.G105]=0;[.G105]=1);&quot;&quot;;IF([.G105]=-1;&quot;-&quot;;[.G105]));IF([.G105]=0;&quot;&quot;;&quot;x&quot;);IF(OR([.G105]=0;[.H105]=0);&quot;&quot;;IF([.H105]&gt;0;&quot;+&quot;;&quot;-&quot;));IF([.H105]=0;&quot;&quot;;ABS([.H105])))" office:value-type="string" office:string-value="y = -6x-10" calcext:value-type="string">
            <text:p>y = -6x-10</text:p>
          </table:table-cell>
          <table:table-cell table:style-name="ce252" table:formula="of:=RANK([.A105];[.$A$88:.$A$107];0)" office:value-type="float" office:value="11" calcext:value-type="float">
            <text:p>11</text:p>
          </table:table-cell>
          <table:table-cell table:style-name="ce252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52" office:value-type="float" office:value="-4" calcext:value-type="float">
            <text:p>-4</text:p>
          </table:table-cell>
          <table:table-cell table:style-name="ce252" table:formula="of:=[.G105]*[.L105]+[.H105]+[.O105]" office:value-type="float" office:value="21" calcext:value-type="float">
            <text:p>21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7" calcext:value-type="float">
            <text:p>7</text:p>
          </table:table-cell>
          <table:table-cell table:style-name="ce296"/>
          <table:table-cell table:number-columns-repeated="48"/>
        </table:table-row>
        <table:table-row table:style-name="ro16">
          <table:table-cell table:style-name="ce237" office:value-type="float" office:value="0.41367452536145" calcext:value-type="float">
            <text:p>0,41367452536145</text:p>
          </table:table-cell>
          <table:table-cell table:style-name="ce237" table:formula="of:=[.B105]+1" office:value-type="float" office:value="19" calcext:value-type="float">
            <text:p>19</text:p>
          </table:table-cell>
          <table:table-cell table:style-name="ce252" office:value-type="float" office:value="-2" calcext:value-type="float">
            <text:p>-2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office:value-type="float" office:value="-2" calcext:value-type="float">
            <text:p>-2</text:p>
          </table:table-cell>
          <table:table-cell table:style-name="ce252" table:formula="of:=CONCATENATE(IF(OR([.C106]=0;[.C106]=1);&quot;&quot;;IF([.C106]=-1;&quot;-&quot;;[.C106]));&quot;x&quot;;IF([.D106]=1;&quot;+&quot;;&quot;-&quot;);&quot;y&quot;;IF([.E106]&lt;0;&quot;-&quot;;IF([.E106]&gt;0;&quot;+&quot;;&quot;&quot;));IF([.E106]&lt;&gt;0;ABS([.E106]);&quot;&quot;);&quot;=0&quot;)" office:value-type="string" office:string-value="-2x-y-2=0" calcext:value-type="string">
            <text:p>-2x-y-2=0</text:p>
          </table:table-cell>
          <table:table-cell table:style-name="ce252" table:formula="of:=-[.C106]/[.D106]" office:value-type="float" office:value="-2" calcext:value-type="float">
            <text:p>-2</text:p>
          </table:table-cell>
          <table:table-cell table:style-name="ce252" table:formula="of:=-[.E106]/[.D106]" office:value-type="float" office:value="-2" calcext:value-type="float">
            <text:p>-2</text:p>
          </table:table-cell>
          <table:table-cell table:style-name="ce252" table:formula="of:=CONCATENATE(&quot;y = &quot;;IF(OR([.G106]=0;[.G106]=1);&quot;&quot;;IF([.G106]=-1;&quot;-&quot;;[.G106]));IF([.G106]=0;&quot;&quot;;&quot;x&quot;);IF(OR([.G106]=0;[.H106]=0);&quot;&quot;;IF([.H106]&gt;0;&quot;+&quot;;&quot;-&quot;));IF([.H106]=0;&quot;&quot;;ABS([.H106])))" office:value-type="string" office:string-value="y = -2x-2" calcext:value-type="string">
            <text:p>y = -2x-2</text:p>
          </table:table-cell>
          <table:table-cell table:style-name="ce252" table:formula="of:=RANK([.A106];[.$A$88:.$A$107];0)" office:value-type="float" office:value="13" calcext:value-type="float">
            <text:p>13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52" office:value-type="float" office:value="-3" calcext:value-type="float">
            <text:p>-3</text:p>
          </table:table-cell>
          <table:table-cell table:style-name="ce252" table:formula="of:=[.G106]*[.L106]+[.H106]" office:value-type="float" office:value="4" calcext:value-type="float">
            <text:p>4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2"/>
          <table:table-cell table:number-columns-repeated="3"/>
          <table:table-cell table:style-name="ce298" office:value-type="string" calcext:value-type="string">
            <text:p>Num m</text:p>
          </table:table-cell>
          <table:table-cell table:style-name="ce298" office:value-type="string" calcext:value-type="string">
            <text:p>Dénom m</text:p>
          </table:table-cell>
          <table:table-cell table:number-columns-repeated="2" table:style-name="ce298" office:value-type="string" calcext:value-type="string">
            <text:p>Fraction</text:p>
          </table:table-cell>
          <table:table-cell table:number-columns-repeated="3"/>
          <table:table-cell table:style-name="ce298" office:value-type="string" calcext:value-type="string">
            <text:p>Num p</text:p>
          </table:table-cell>
          <table:table-cell table:style-name="ce298" office:value-type="string" calcext:value-type="string">
            <text:p>Dénom p</text:p>
          </table:table-cell>
          <table:table-cell table:number-columns-repeated="2" table:style-name="ce298" office:value-type="string" calcext:value-type="string">
            <text:p>Fraction</text:p>
          </table:table-cell>
          <table:table-cell table:number-columns-repeated="3"/>
          <table:table-cell table:style-name="ce298" office:value-type="string" calcext:value-type="string">
            <text:p>Num y</text:p>
          </table:table-cell>
          <table:table-cell table:style-name="ce298" office:value-type="string" calcext:value-type="string">
            <text:p>Dénom y</text:p>
          </table:table-cell>
          <table:table-cell table:number-columns-repeated="2" table:style-name="ce298" office:value-type="string" calcext:value-type="string">
            <text:p>Fraction</text:p>
          </table:table-cell>
          <table:table-cell table:number-columns-repeated="27"/>
        </table:table-row>
        <table:table-row table:style-name="ro16">
          <table:table-cell table:style-name="ce237" office:value-type="float" office:value="0.17481519465235" calcext:value-type="float">
            <text:p>0,17481519465235</text:p>
          </table:table-cell>
          <table:table-cell table:style-name="ce237" table:formula="of:=[.B106]+1" office:value-type="float" office:value="20" calcext:value-type="float">
            <text:p>20</text:p>
          </table:table-cell>
          <table:table-cell table:style-name="ce237" table:formula="of:=[.C106]" office:value-type="float" office:value="-2" calcext:value-type="float">
            <text:p>-2</text:p>
          </table:table-cell>
          <table:table-cell table:style-name="ce237" table:formula="of:=[.D106]" office:value-type="float" office:value="-1" calcext:value-type="float">
            <text:p>-1</text:p>
          </table:table-cell>
          <table:table-cell table:style-name="ce237" table:formula="of:=[.E106]" office:value-type="float" office:value="-2" calcext:value-type="float">
            <text:p>-2</text:p>
          </table:table-cell>
          <table:table-cell table:style-name="ce237" table:formula="of:=[.F106]" office:value-type="string" office:string-value="-2x-y-2=0" calcext:value-type="string">
            <text:p>-2x-y-2=0</text:p>
          </table:table-cell>
          <table:table-cell table:style-name="ce237" table:formula="of:=[.G106]" office:value-type="float" office:value="-2" calcext:value-type="float">
            <text:p>-2</text:p>
          </table:table-cell>
          <table:table-cell table:style-name="ce237" table:formula="of:=[.H106]" office:value-type="float" office:value="-2" calcext:value-type="float">
            <text:p>-2</text:p>
          </table:table-cell>
          <table:table-cell table:style-name="ce252" table:formula="of:=CONCATENATE(&quot;y = &quot;;IF(OR([.G107]=0;[.G107]=1);&quot;&quot;;IF([.G107]=-1;&quot;-&quot;;[.G107]));IF([.G107]=0;&quot;&quot;;&quot;x&quot;);IF(OR([.G107]=0;[.H107]=0);&quot;&quot;;IF([.H107]&gt;0;&quot;+&quot;;&quot;-&quot;));IF([.H107]=0;&quot;&quot;;ABS([.H107])))" office:value-type="string" office:string-value="y = -2x-2" calcext:value-type="string">
            <text:p>y = -2x-2</text:p>
          </table:table-cell>
          <table:table-cell table:style-name="ce252" table:formula="of:=RANK([.A107];[.$A$88:.$A$107];0)" office:value-type="float" office:value="18" calcext:value-type="float">
            <text:p>18</text:p>
          </table:table-cell>
          <table:table-cell table:style-name="ce252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table:formula="of:=[.G107]*[.L107]+[.H107]+[.O107]" office:value-type="float" office:value="9" calcext:value-type="float">
            <text:p>9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9" calcext:value-type="float">
            <text:p>9</text:p>
          </table:table-cell>
          <table:table-cell table:style-name="ce296"/>
          <table:table-cell table:style-name="ce298" office:value-type="string" calcext:value-type="string">
            <text:p>Num m</text:p>
          </table:table-cell>
          <table:table-cell table:style-name="ce298" office:value-type="string" calcext:value-type="string">
            <text:p>Dénom m</text:p>
          </table:table-cell>
          <table:table-cell table:style-name="ce298" office:value-type="string" calcext:value-type="string">
            <text:p>PGCD</text:p>
          </table:table-cell>
          <table:table-cell table:number-columns-repeated="4" table:style-name="ce298" office:value-type="string" calcext:value-type="string">
            <text:p>simp</text:p>
          </table:table-cell>
          <table:table-cell table:style-name="ce298" office:value-type="string" calcext:value-type="string">
            <text:p>Num p</text:p>
          </table:table-cell>
          <table:table-cell table:style-name="ce298" office:value-type="string" calcext:value-type="string">
            <text:p>Dénom p</text:p>
          </table:table-cell>
          <table:table-cell table:style-name="ce298" office:value-type="string" calcext:value-type="string">
            <text:p>PGCD</text:p>
          </table:table-cell>
          <table:table-cell table:number-columns-repeated="4" table:style-name="ce298" office:value-type="string" calcext:value-type="string">
            <text:p>simp</text:p>
          </table:table-cell>
          <table:table-cell table:style-name="ce298" office:value-type="string" calcext:value-type="string">
            <text:p>Num y</text:p>
          </table:table-cell>
          <table:table-cell table:style-name="ce298" office:value-type="string" calcext:value-type="string">
            <text:p>Dénom y</text:p>
          </table:table-cell>
          <table:table-cell table:style-name="ce298" office:value-type="string" calcext:value-type="string">
            <text:p>PGCD</text:p>
          </table:table-cell>
          <table:table-cell table:number-columns-repeated="4" table:style-name="ce298" office:value-type="string" calcext:value-type="string">
            <text:p>simp</text:p>
          </table:table-cell>
          <table:table-cell table:number-columns-repeated="27"/>
        </table:table-row>
        <table:table-row table:style-name="ro16">
          <table:table-cell table:style-name="ce239" office:value-type="float" office:value="0.446625614161957" calcext:value-type="float">
            <text:p>0,446625614161957</text:p>
          </table:table-cell>
          <table:table-cell table:style-name="ce239" office:value-type="float" office:value="1" calcext:value-type="float">
            <text:p>1</text:p>
          </table:table-cell>
          <table:table-cell table:style-name="ce254" office:value-type="float" office:value="-9" calcext:value-type="float">
            <text:p>-9</text:p>
          </table:table-cell>
          <table:table-cell table:style-name="ce254" office:value-type="float" office:value="15" calcext:value-type="float">
            <text:p>15</text:p>
          </table:table-cell>
          <table:table-cell table:style-name="ce254" office:value-type="float" office:value="13" calcext:value-type="float">
            <text:p>13</text:p>
          </table:table-cell>
          <table:table-cell table:style-name="ce254" table:formula="of:=CONCATENATE([.C108];&quot;x&quot;;IF([.D108]&gt;0;&quot;+&quot;;&quot;&quot;);[.D108];&quot;y&quot;;IF([.E108]&gt;0;&quot;+&quot;;&quot;&quot;);[.E108];&quot;=0&quot;)" office:value-type="string" office:string-value="-9x+15y+13=0" calcext:value-type="string">
            <text:p>-9x+15y+13=0</text:p>
          </table:table-cell>
          <table:table-cell table:style-name="ce261" table:formula="of:=-[.C108]/[.D108]" office:value-type="float" office:value="0.6" calcext:value-type="float">
            <text:p><text:s/>3/5 </text:p>
          </table:table-cell>
          <table:table-cell table:style-name="ce261" table:formula="of:=-[.E108]/[.D108]" office:value-type="float" office:value="-0.866666666666667" calcext:value-type="float">
            <text:p>-13/15</text:p>
          </table:table-cell>
          <table:table-cell table:style-name="ce261" table:formula="of:=CONCATENATE(&quot;y = &quot;;IF([.T108]=1;&quot;&quot;;IF([.T108]=-1;&quot;-&quot;;[.T108]));IF([.U108]=1;&quot;x&quot;;&quot;x/&quot;);IF([.U108]=1;&quot;&quot;;[.U108]);IF([.V108]&gt;0;&quot;+&quot;;&quot;-&quot;);ABS([.AA108]);IF([.AB108]=1;&quot;&quot;;&quot;/&quot;);IF([.AB108]=1;&quot;&quot;;[.AB108]))" office:value-type="string" office:string-value="y = 3x/5+13/15" calcext:value-type="string">
            <text:p>y = 3x/5+13/15</text:p>
          </table:table-cell>
          <table:table-cell table:style-name="ce254" table:formula="of:=RANK([.A108];[.$A$108:.$A$127];0)" office:value-type="float" office:value="8" calcext:value-type="float">
            <text:p>8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54" office:value-type="float" office:value="9" calcext:value-type="float">
            <text:p>9</text:p>
          </table:table-cell>
          <table:table-cell table:style-name="ce261" table:formula="of:=[.AK108]" office:value-type="float" office:value="4.53333333333333" calcext:value-type="float">
            <text:p>68/15</text:p>
          </table:table-cell>
          <table:table-cell table:style-name="ce277" office:value-type="string" calcext:value-type="string">
            <text:p>o</text:p>
          </table:table-cell>
          <table:table-cell table:style-name="Default"/>
          <table:table-cell table:style-name="ce232"/>
          <table:table-cell table:style-name="ce254" table:formula="of:=-ABS([.C108])*SIGN([.C108]*[.D108])" office:value-type="float" office:value="9" calcext:value-type="float">
            <text:p>9</text:p>
          </table:table-cell>
          <table:table-cell table:style-name="ce254" table:formula="of:=ABS([.D108])" office:value-type="float" office:value="15" calcext:value-type="float">
            <text:p>15</text:p>
          </table:table-cell>
          <table:table-cell table:style-name="ce254" table:formula="of:=GCD(ABS([.Q108]);ABS([.R108]))" office:value-type="float" office:value="3" calcext:value-type="float">
            <text:p>3</text:p>
          </table:table-cell>
          <table:table-cell table:style-name="ce252" table:formula="of:=[.Q108]/[.S108]" office:value-type="float" office:value="3" calcext:value-type="float">
            <text:p>3</text:p>
          </table:table-cell>
          <table:table-cell table:style-name="ce252" table:formula="of:=[.R108]/[.S108]" office:value-type="float" office:value="5" calcext:value-type="float">
            <text:p>5</text:p>
          </table:table-cell>
          <table:table-cell table:style-name="ce287" table:formula="of:=[.T108]/[.U108]" office:value-type="float" office:value="0.6" calcext:value-type="float">
            <text:p><text:s/>3/5 </text:p>
          </table:table-cell>
          <table:table-cell table:style-name="ce287" table:formula="of:=IF([.Q108]=0;&quot;0&quot;;(IF([.Q108]=[.R108];&quot;1&quot;;(IF([.Q108]=-[.R108];&quot;-1&quot;;IF([.U108]=1;TEXT([.T108];10);[.V108]))))))" office:value-type="float" office:value="0.6" calcext:value-type="float">
            <text:p><text:s/>3/5 </text:p>
          </table:table-cell>
          <table:table-cell table:style-name="ce254" table:formula="of:=-ABS([.E108])*SIGN([.D108]*[.E108])" office:value-type="float" office:value="-13" calcext:value-type="float">
            <text:p>-13</text:p>
          </table:table-cell>
          <table:table-cell table:style-name="ce254" table:formula="of:=ABS([.D108])" office:value-type="float" office:value="15" calcext:value-type="float">
            <text:p>15</text:p>
          </table:table-cell>
          <table:table-cell table:style-name="ce254" table:formula="of:=GCD(ABS([.X108]);ABS([.Y108]))" office:value-type="float" office:value="1" calcext:value-type="float">
            <text:p>1</text:p>
          </table:table-cell>
          <table:table-cell table:style-name="ce252" table:formula="of:=[.X108]/[.Z108]" office:value-type="float" office:value="-13" calcext:value-type="float">
            <text:p>-13</text:p>
          </table:table-cell>
          <table:table-cell table:style-name="ce252" table:formula="of:=[.Y108]/[.Z108]" office:value-type="float" office:value="15" calcext:value-type="float">
            <text:p>15</text:p>
          </table:table-cell>
          <table:table-cell table:style-name="ce287" table:formula="of:=[.AA108]/[.AB108]" office:value-type="float" office:value="-0.866666666666667" calcext:value-type="float">
            <text:p>-13/15</text:p>
          </table:table-cell>
          <table:table-cell table:style-name="ce287" table:formula="of:=IF([.X108]=0;&quot;0&quot;;(IF([.X108]=[.Y108];&quot;1&quot;;(IF([.X108]=-[.Y108];&quot;-1&quot;;IF([.AB108]=1;TEXT([.AA108];10);[.AC108]))))))" office:value-type="float" office:value="-0.866666666666667" calcext:value-type="float">
            <text:p>-13/15</text:p>
          </table:table-cell>
          <table:table-cell table:style-name="ce254" table:formula="of:=(-[.C108]*[.L108]-[.E108])*SIGN([.D108])" office:value-type="float" office:value="68" calcext:value-type="float">
            <text:p>68</text:p>
          </table:table-cell>
          <table:table-cell table:style-name="ce254" table:formula="of:=ABS([.D108])" office:value-type="float" office:value="15" calcext:value-type="float">
            <text:p>15</text:p>
          </table:table-cell>
          <table:table-cell table:style-name="ce254" table:formula="of:=GCD(ABS([.AE108]);ABS([.AF108]))" office:value-type="float" office:value="1" calcext:value-type="float">
            <text:p>1</text:p>
          </table:table-cell>
          <table:table-cell table:style-name="ce252" table:formula="of:=[.AE108]/[.AG108]" office:value-type="float" office:value="68" calcext:value-type="float">
            <text:p>68</text:p>
          </table:table-cell>
          <table:table-cell table:style-name="ce252" table:formula="of:=[.AF108]/[.AG108]" office:value-type="float" office:value="15" calcext:value-type="float">
            <text:p>15</text:p>
          </table:table-cell>
          <table:table-cell table:style-name="ce287" table:formula="of:=[.AH108]/[.AI108]" office:value-type="float" office:value="4.53333333333333" calcext:value-type="float">
            <text:p>68/15</text:p>
          </table:table-cell>
          <table:table-cell table:style-name="ce287" table:formula="of:=IF([.AE108]=0;&quot;0&quot;;(IF([.AE108]=[.AF108];&quot;1&quot;;(IF([.AE108]=-[.AF108];&quot;-1&quot;;IF([.AI108]=1;TEXT([.AH108];10);[.AJ108]))))))" office:value-type="float" office:value="4.53333333333333" calcext:value-type="float">
            <text:p>68/15</text:p>
          </table:table-cell>
          <table:table-cell table:number-columns-repeated="27"/>
        </table:table-row>
        <table:table-row table:style-name="ro16">
          <table:table-cell table:style-name="ce239" office:value-type="float" office:value="0.094029435570264" calcext:value-type="float">
            <text:p>0,094029435570264</text:p>
          </table:table-cell>
          <table:table-cell table:style-name="ce239" table:formula="of:=[.B108]+1" office:value-type="float" office:value="2" calcext:value-type="float">
            <text:p>2</text:p>
          </table:table-cell>
          <table:table-cell table:style-name="ce254" table:formula="of:=[.C108]" office:value-type="float" office:value="-9" calcext:value-type="float">
            <text:p>-9</text:p>
          </table:table-cell>
          <table:table-cell table:style-name="ce254" table:formula="of:=[.D108]" office:value-type="float" office:value="15" calcext:value-type="float">
            <text:p>15</text:p>
          </table:table-cell>
          <table:table-cell table:style-name="ce254" table:formula="of:=[.E108]" office:value-type="float" office:value="13" calcext:value-type="float">
            <text:p>13</text:p>
          </table:table-cell>
          <table:table-cell table:style-name="ce254" table:formula="of:=[.F108]" office:value-type="string" office:string-value="-9x+15y+13=0" calcext:value-type="string">
            <text:p>-9x+15y+13=0</text:p>
          </table:table-cell>
          <table:table-cell table:style-name="ce261" table:formula="of:=[.G108]" office:value-type="float" office:value="0.6" calcext:value-type="float">
            <text:p><text:s/>3/5 </text:p>
          </table:table-cell>
          <table:table-cell table:style-name="ce261" table:formula="of:=[.H108]" office:value-type="float" office:value="-0.866666666666667" calcext:value-type="float">
            <text:p>-13/15</text:p>
          </table:table-cell>
          <table:table-cell table:style-name="ce261" table:formula="of:=[.I108]" office:value-type="string" office:string-value="y = 3x/5+13/15" calcext:value-type="string">
            <text:p>y = 3x/5+13/15</text:p>
          </table:table-cell>
          <table:table-cell table:style-name="ce254" table:formula="of:=RANK([.A109];[.$A$108:.$A$127];0)" office:value-type="float" office:value="18" calcext:value-type="float">
            <text:p>18</text:p>
          </table:table-cell>
          <table:table-cell table:style-name="ce254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54" office:value-type="float" office:value="-3" calcext:value-type="float">
            <text:p>-3</text:p>
          </table:table-cell>
          <table:table-cell table:style-name="ce261" table:formula="of:=[.AK109]" office:value-type="float" office:value="0.220588235294118" calcext:value-type="float">
            <text:p>15/68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-5" calcext:value-type="float">
            <text:p>-5</text:p>
          </table:table-cell>
          <table:table-cell table:style-name="ce326"/>
          <table:table-cell table:style-name="ce254" table:formula="of:=-ABS([.C109])*SIGN([.C109]*[.D109])" office:value-type="float" office:value="9" calcext:value-type="float">
            <text:p>9</text:p>
          </table:table-cell>
          <table:table-cell table:style-name="ce254" table:formula="of:=ABS([.D109])" office:value-type="float" office:value="15" calcext:value-type="float">
            <text:p>15</text:p>
          </table:table-cell>
          <table:table-cell table:style-name="ce254" table:formula="of:=GCD(ABS([.Q109]);ABS([.R109]))" office:value-type="float" office:value="3" calcext:value-type="float">
            <text:p>3</text:p>
          </table:table-cell>
          <table:table-cell table:style-name="ce252" table:formula="of:=[.Q109]/[.S109]" office:value-type="float" office:value="3" calcext:value-type="float">
            <text:p>3</text:p>
          </table:table-cell>
          <table:table-cell table:style-name="ce252" table:formula="of:=[.R109]/[.S109]" office:value-type="float" office:value="5" calcext:value-type="float">
            <text:p>5</text:p>
          </table:table-cell>
          <table:table-cell table:style-name="ce287" table:formula="of:=[.T109]/[.U109]" office:value-type="float" office:value="0.6" calcext:value-type="float">
            <text:p><text:s/>3/5 </text:p>
          </table:table-cell>
          <table:table-cell table:style-name="ce287" table:formula="of:=IF([.Q109]=0;&quot;0&quot;;(IF([.Q109]=[.R109];&quot;1&quot;;(IF([.Q109]=-[.R109];&quot;-1&quot;;IF([.U109]=1;TEXT([.T109];10);[.V109]))))))" office:value-type="float" office:value="0.6" calcext:value-type="float">
            <text:p><text:s/>3/5 </text:p>
          </table:table-cell>
          <table:table-cell table:style-name="ce254" table:formula="of:=-ABS([.E109])*SIGN([.D109]*[.E109])+[.O109]" office:value-type="float" office:value="-18" calcext:value-type="float">
            <text:p>-18</text:p>
          </table:table-cell>
          <table:table-cell table:style-name="ce254" table:formula="of:=ABS([.D109])" office:value-type="float" office:value="15" calcext:value-type="float">
            <text:p>15</text:p>
          </table:table-cell>
          <table:table-cell table:style-name="ce254" table:formula="of:=GCD(ABS([.X109]);ABS([.Y109]))" office:value-type="float" office:value="3" calcext:value-type="float">
            <text:p>3</text:p>
          </table:table-cell>
          <table:table-cell table:style-name="ce252" table:formula="of:=[.X109]/[.Z109]" office:value-type="float" office:value="-6" calcext:value-type="float">
            <text:p>-6</text:p>
          </table:table-cell>
          <table:table-cell table:style-name="ce252" table:formula="of:=[.Y109]/[.Z109]" office:value-type="float" office:value="5" calcext:value-type="float">
            <text:p>5</text:p>
          </table:table-cell>
          <table:table-cell table:style-name="ce287" table:formula="of:=[.AA109]/[.AB109]" office:value-type="float" office:value="-1.2" calcext:value-type="float">
            <text:p>- 6/5 </text:p>
          </table:table-cell>
          <table:table-cell table:style-name="ce287" table:formula="of:=IF([.X109]=0;&quot;0&quot;;(IF([.X109]=[.Y109];&quot;1&quot;;(IF([.X109]=-[.Y109];&quot;-1&quot;;IF([.AB109]=1;TEXT([.AA109];10);[.AC109]))))))" office:value-type="float" office:value="-1.2" calcext:value-type="float">
            <text:p>- 6/5 </text:p>
          </table:table-cell>
          <table:table-cell table:style-name="ce254" table:formula="of:=[.AF108]" office:value-type="float" office:value="15" calcext:value-type="float">
            <text:p>15</text:p>
          </table:table-cell>
          <table:table-cell table:style-name="ce254" table:formula="of:=[.AE108]" office:value-type="float" office:value="68" calcext:value-type="float">
            <text:p>68</text:p>
          </table:table-cell>
          <table:table-cell table:style-name="ce254" table:formula="of:=GCD(ABS([.AE109]);ABS([.AF109]))" office:value-type="float" office:value="1" calcext:value-type="float">
            <text:p>1</text:p>
          </table:table-cell>
          <table:table-cell table:style-name="ce252" table:formula="of:=[.AE109]/[.AG109]" office:value-type="float" office:value="15" calcext:value-type="float">
            <text:p>15</text:p>
          </table:table-cell>
          <table:table-cell table:style-name="ce252" table:formula="of:=[.AF109]/[.AG109]" office:value-type="float" office:value="68" calcext:value-type="float">
            <text:p>68</text:p>
          </table:table-cell>
          <table:table-cell table:style-name="ce287" table:formula="of:=[.AH109]/[.AI109]" office:value-type="float" office:value="0.220588235294118" calcext:value-type="float">
            <text:p>15/68</text:p>
          </table:table-cell>
          <table:table-cell table:style-name="ce287" table:formula="of:=IF([.AE109]=0;&quot;0&quot;;(IF([.AE109]=[.AF109];&quot;1&quot;;(IF([.AE109]=-[.AF109];&quot;-1&quot;;IF([.AI109]=1;TEXT([.AH109];10);[.AJ109]))))))" office:value-type="float" office:value="0.220588235294118" calcext:value-type="float">
            <text:p>15/68</text:p>
          </table:table-cell>
          <table:table-cell table:number-columns-repeated="27"/>
        </table:table-row>
        <table:table-row table:style-name="ro16">
          <table:table-cell table:style-name="ce239" office:value-type="float" office:value="0.426538435980311" calcext:value-type="float">
            <text:p>0,426538435980311</text:p>
          </table:table-cell>
          <table:table-cell table:style-name="ce239" table:formula="of:=[.B109]+1" office:value-type="float" office:value="3" calcext:value-type="float">
            <text:p>3</text:p>
          </table:table-cell>
          <table:table-cell table:style-name="ce254" office:value-type="float" office:value="-18" calcext:value-type="float">
            <text:p>-18</text:p>
          </table:table-cell>
          <table:table-cell table:style-name="ce254" office:value-type="float" office:value="14" calcext:value-type="float">
            <text:p>14</text:p>
          </table:table-cell>
          <table:table-cell table:style-name="ce254" office:value-type="float" office:value="3" calcext:value-type="float">
            <text:p>3</text:p>
          </table:table-cell>
          <table:table-cell table:style-name="ce254" table:formula="of:=CONCATENATE([.C110];&quot;x&quot;;IF([.D110]&gt;0;&quot;+&quot;;&quot;&quot;);[.D110];&quot;y&quot;;IF([.E110]&gt;0;&quot;+&quot;;&quot;&quot;);[.E110];&quot;=0&quot;)" office:value-type="string" office:string-value="-18x+14y+3=0" calcext:value-type="string">
            <text:p>-18x+14y+3=0</text:p>
          </table:table-cell>
          <table:table-cell table:style-name="ce261" table:formula="of:=-[.C110]/[.D110]" office:value-type="float" office:value="1.28571428571429" calcext:value-type="float">
            <text:p><text:s/>9/7 </text:p>
          </table:table-cell>
          <table:table-cell table:style-name="ce261" table:formula="of:=-[.E110]/[.D110]" office:value-type="float" office:value="-0.214285714285714" calcext:value-type="float">
            <text:p>- 3/14</text:p>
          </table:table-cell>
          <table:table-cell table:style-name="ce261" table:formula="of:=CONCATENATE(&quot;y = &quot;;IF([.T110]=1;&quot;&quot;;IF([.T110]=-1;&quot;-&quot;;[.T110]));IF([.U110]=1;&quot;x&quot;;&quot;x/&quot;);IF([.U110]=1;&quot;&quot;;[.U110]);IF([.V110]&gt;0;&quot;+&quot;;&quot;-&quot;);ABS([.AA110]);IF([.AB110]=1;&quot;&quot;;&quot;/&quot;);IF([.AB110]=1;&quot;&quot;;[.AB110]))" office:value-type="string" office:string-value="y = 9x/7+3/14" calcext:value-type="string">
            <text:p>y = 9x/7+3/14</text:p>
          </table:table-cell>
          <table:table-cell table:style-name="ce254" table:formula="of:=RANK([.A110];[.$A$108:.$A$127];0)" office:value-type="float" office:value="9" calcext:value-type="float">
            <text:p>9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54" office:value-type="float" office:value="-2" calcext:value-type="float">
            <text:p>-2</text:p>
          </table:table-cell>
          <table:table-cell table:style-name="ce261" table:formula="of:=[.AK110]" office:value-type="float" office:value="-2.78571428571429" calcext:value-type="float">
            <text:p>-39/14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10])*SIGN([.C110]*[.D110])" office:value-type="float" office:value="18" calcext:value-type="float">
            <text:p>18</text:p>
          </table:table-cell>
          <table:table-cell table:style-name="ce254" table:formula="of:=ABS([.D110])" office:value-type="float" office:value="14" calcext:value-type="float">
            <text:p>14</text:p>
          </table:table-cell>
          <table:table-cell table:style-name="ce254" table:formula="of:=GCD(ABS([.Q110]);ABS([.R110]))" office:value-type="float" office:value="2" calcext:value-type="float">
            <text:p>2</text:p>
          </table:table-cell>
          <table:table-cell table:style-name="ce252" table:formula="of:=[.Q110]/[.S110]" office:value-type="float" office:value="9" calcext:value-type="float">
            <text:p>9</text:p>
          </table:table-cell>
          <table:table-cell table:style-name="ce252" table:formula="of:=[.R110]/[.S110]" office:value-type="float" office:value="7" calcext:value-type="float">
            <text:p>7</text:p>
          </table:table-cell>
          <table:table-cell table:style-name="ce287" table:formula="of:=[.T110]/[.U110]" office:value-type="float" office:value="1.28571428571429" calcext:value-type="float">
            <text:p><text:s/>9/7 </text:p>
          </table:table-cell>
          <table:table-cell table:style-name="ce287" table:formula="of:=IF([.Q110]=0;&quot;0&quot;;(IF([.Q110]=[.R110];&quot;1&quot;;(IF([.Q110]=-[.R110];&quot;-1&quot;;IF([.U110]=1;TEXT([.T110];10);[.V110]))))))" office:value-type="float" office:value="1.28571428571429" calcext:value-type="float">
            <text:p><text:s/>9/7 </text:p>
          </table:table-cell>
          <table:table-cell table:style-name="ce254" table:formula="of:=-ABS([.E110])*SIGN([.D110]*[.E110])" office:value-type="float" office:value="-3" calcext:value-type="float">
            <text:p>-3</text:p>
          </table:table-cell>
          <table:table-cell table:style-name="ce254" table:formula="of:=ABS([.D110])" office:value-type="float" office:value="14" calcext:value-type="float">
            <text:p>14</text:p>
          </table:table-cell>
          <table:table-cell table:style-name="ce254" table:formula="of:=GCD(ABS([.X110]);ABS([.Y110]))" office:value-type="float" office:value="1" calcext:value-type="float">
            <text:p>1</text:p>
          </table:table-cell>
          <table:table-cell table:style-name="ce252" table:formula="of:=[.X110]/[.Z110]" office:value-type="float" office:value="-3" calcext:value-type="float">
            <text:p>-3</text:p>
          </table:table-cell>
          <table:table-cell table:style-name="ce252" table:formula="of:=[.Y110]/[.Z110]" office:value-type="float" office:value="14" calcext:value-type="float">
            <text:p>14</text:p>
          </table:table-cell>
          <table:table-cell table:style-name="ce287" table:formula="of:=[.AA110]/[.AB110]" office:value-type="float" office:value="-0.214285714285714" calcext:value-type="float">
            <text:p>- 3/14</text:p>
          </table:table-cell>
          <table:table-cell table:style-name="ce287" table:formula="of:=IF([.X110]=0;&quot;0&quot;;(IF([.X110]=[.Y110];&quot;1&quot;;(IF([.X110]=-[.Y110];&quot;-1&quot;;IF([.AB110]=1;TEXT([.AA110];10);[.AC110]))))))" office:value-type="float" office:value="-0.214285714285714" calcext:value-type="float">
            <text:p>- 3/14</text:p>
          </table:table-cell>
          <table:table-cell table:style-name="ce254" table:formula="of:=(-[.C110]*[.L110]-[.E110])*SIGN([.D110])" office:value-type="float" office:value="-39" calcext:value-type="float">
            <text:p>-39</text:p>
          </table:table-cell>
          <table:table-cell table:style-name="ce254" table:formula="of:=ABS([.D110])" office:value-type="float" office:value="14" calcext:value-type="float">
            <text:p>14</text:p>
          </table:table-cell>
          <table:table-cell table:style-name="ce254" table:formula="of:=GCD(ABS([.AE110]);ABS([.AF110]))" office:value-type="float" office:value="1" calcext:value-type="float">
            <text:p>1</text:p>
          </table:table-cell>
          <table:table-cell table:style-name="ce252" table:formula="of:=[.AE110]/[.AG110]" office:value-type="float" office:value="-39" calcext:value-type="float">
            <text:p>-39</text:p>
          </table:table-cell>
          <table:table-cell table:style-name="ce252" table:formula="of:=[.AF110]/[.AG110]" office:value-type="float" office:value="14" calcext:value-type="float">
            <text:p>14</text:p>
          </table:table-cell>
          <table:table-cell table:style-name="ce287" table:formula="of:=[.AH110]/[.AI110]" office:value-type="float" office:value="-2.78571428571429" calcext:value-type="float">
            <text:p>-39/14</text:p>
          </table:table-cell>
          <table:table-cell table:style-name="ce287" table:formula="of:=IF([.AE110]=0;&quot;0&quot;;(IF([.AE110]=[.AF110];&quot;1&quot;;(IF([.AE110]=-[.AF110];&quot;-1&quot;;IF([.AI110]=1;TEXT([.AH110];10);[.AJ110]))))))" office:value-type="float" office:value="-2.78571428571429" calcext:value-type="float">
            <text:p>-39/14</text:p>
          </table:table-cell>
          <table:table-cell table:number-columns-repeated="27"/>
        </table:table-row>
        <table:table-row table:style-name="ro16">
          <table:table-cell table:style-name="ce239" office:value-type="float" office:value="0.156145485597901" calcext:value-type="float">
            <text:p>0,156145485597901</text:p>
          </table:table-cell>
          <table:table-cell table:style-name="ce239" table:formula="of:=[.B110]+1" office:value-type="float" office:value="4" calcext:value-type="float">
            <text:p>4</text:p>
          </table:table-cell>
          <table:table-cell table:style-name="ce254" table:formula="of:=[.C110]" office:value-type="float" office:value="-18" calcext:value-type="float">
            <text:p>-18</text:p>
          </table:table-cell>
          <table:table-cell table:style-name="ce254" table:formula="of:=[.D110]" office:value-type="float" office:value="14" calcext:value-type="float">
            <text:p>14</text:p>
          </table:table-cell>
          <table:table-cell table:style-name="ce254" table:formula="of:=[.E110]" office:value-type="float" office:value="3" calcext:value-type="float">
            <text:p>3</text:p>
          </table:table-cell>
          <table:table-cell table:style-name="ce254" table:formula="of:=[.F110]" office:value-type="string" office:string-value="-18x+14y+3=0" calcext:value-type="string">
            <text:p>-18x+14y+3=0</text:p>
          </table:table-cell>
          <table:table-cell table:style-name="ce261" table:formula="of:=[.G110]" office:value-type="float" office:value="1.28571428571429" calcext:value-type="float">
            <text:p><text:s/>9/7 </text:p>
          </table:table-cell>
          <table:table-cell table:style-name="ce261" table:formula="of:=[.H110]" office:value-type="float" office:value="-0.214285714285714" calcext:value-type="float">
            <text:p>- 3/14</text:p>
          </table:table-cell>
          <table:table-cell table:style-name="ce261" table:formula="of:=[.I110]" office:value-type="string" office:string-value="y = 9x/7+3/14" calcext:value-type="string">
            <text:p>y = 9x/7+3/14</text:p>
          </table:table-cell>
          <table:table-cell table:style-name="ce254" table:formula="of:=RANK([.A111];[.$A$108:.$A$127];0)" office:value-type="float" office:value="16" calcext:value-type="float">
            <text:p>16</text:p>
          </table:table-cell>
          <table:table-cell table:style-name="ce254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54" office:value-type="float" office:value="-1" calcext:value-type="float">
            <text:p>-1</text:p>
          </table:table-cell>
          <table:table-cell table:style-name="ce261" table:formula="of:=[.AK111]" office:value-type="float" office:value="-0.358974358974359" calcext:value-type="float">
            <text:p>-14/39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-3" calcext:value-type="float">
            <text:p>-3</text:p>
          </table:table-cell>
          <table:table-cell table:style-name="ce326"/>
          <table:table-cell table:style-name="ce254" table:formula="of:=-ABS([.C111])*SIGN([.C111]*[.D111])" office:value-type="float" office:value="18" calcext:value-type="float">
            <text:p>18</text:p>
          </table:table-cell>
          <table:table-cell table:style-name="ce254" table:formula="of:=ABS([.D111])" office:value-type="float" office:value="14" calcext:value-type="float">
            <text:p>14</text:p>
          </table:table-cell>
          <table:table-cell table:style-name="ce254" table:formula="of:=GCD(ABS([.Q111]);ABS([.R111]))" office:value-type="float" office:value="2" calcext:value-type="float">
            <text:p>2</text:p>
          </table:table-cell>
          <table:table-cell table:style-name="ce252" table:formula="of:=[.Q111]/[.S111]" office:value-type="float" office:value="9" calcext:value-type="float">
            <text:p>9</text:p>
          </table:table-cell>
          <table:table-cell table:style-name="ce252" table:formula="of:=[.R111]/[.S111]" office:value-type="float" office:value="7" calcext:value-type="float">
            <text:p>7</text:p>
          </table:table-cell>
          <table:table-cell table:style-name="ce287" table:formula="of:=[.T111]/[.U111]" office:value-type="float" office:value="1.28571428571429" calcext:value-type="float">
            <text:p><text:s/>9/7 </text:p>
          </table:table-cell>
          <table:table-cell table:style-name="ce287" table:formula="of:=IF([.Q111]=0;&quot;0&quot;;(IF([.Q111]=[.R111];&quot;1&quot;;(IF([.Q111]=-[.R111];&quot;-1&quot;;IF([.U111]=1;TEXT([.T111];10);[.V111]))))))" office:value-type="float" office:value="1.28571428571429" calcext:value-type="float">
            <text:p><text:s/>9/7 </text:p>
          </table:table-cell>
          <table:table-cell table:style-name="ce254" table:formula="of:=-ABS([.E111])*SIGN([.D111]*[.E111])+[.O111]" office:value-type="float" office:value="-6" calcext:value-type="float">
            <text:p>-6</text:p>
          </table:table-cell>
          <table:table-cell table:style-name="ce254" table:formula="of:=ABS([.D111])" office:value-type="float" office:value="14" calcext:value-type="float">
            <text:p>14</text:p>
          </table:table-cell>
          <table:table-cell table:style-name="ce254" table:formula="of:=GCD(ABS([.X111]);ABS([.Y111]))" office:value-type="float" office:value="2" calcext:value-type="float">
            <text:p>2</text:p>
          </table:table-cell>
          <table:table-cell table:style-name="ce252" table:formula="of:=[.X111]/[.Z111]" office:value-type="float" office:value="-3" calcext:value-type="float">
            <text:p>-3</text:p>
          </table:table-cell>
          <table:table-cell table:style-name="ce252" table:formula="of:=[.Y111]/[.Z111]" office:value-type="float" office:value="7" calcext:value-type="float">
            <text:p>7</text:p>
          </table:table-cell>
          <table:table-cell table:style-name="ce287" table:formula="of:=[.AA111]/[.AB111]" office:value-type="float" office:value="-0.428571428571429" calcext:value-type="float">
            <text:p>- 3/7 </text:p>
          </table:table-cell>
          <table:table-cell table:style-name="ce287" table:formula="of:=IF([.X111]=0;&quot;0&quot;;(IF([.X111]=[.Y111];&quot;1&quot;;(IF([.X111]=-[.Y111];&quot;-1&quot;;IF([.AB111]=1;TEXT([.AA111];10);[.AC111]))))))" office:value-type="float" office:value="-0.428571428571429" calcext:value-type="float">
            <text:p>- 3/7 </text:p>
          </table:table-cell>
          <table:table-cell table:style-name="ce254" table:formula="of:=[.AF110]" office:value-type="float" office:value="14" calcext:value-type="float">
            <text:p>14</text:p>
          </table:table-cell>
          <table:table-cell table:style-name="ce254" table:formula="of:=[.AE110]" office:value-type="float" office:value="-39" calcext:value-type="float">
            <text:p>-39</text:p>
          </table:table-cell>
          <table:table-cell table:style-name="ce254" table:formula="of:=GCD(ABS([.AE111]);ABS([.AF111]))" office:value-type="float" office:value="1" calcext:value-type="float">
            <text:p>1</text:p>
          </table:table-cell>
          <table:table-cell table:style-name="ce252" table:formula="of:=[.AE111]/[.AG111]" office:value-type="float" office:value="14" calcext:value-type="float">
            <text:p>14</text:p>
          </table:table-cell>
          <table:table-cell table:style-name="ce252" table:formula="of:=[.AF111]/[.AG111]" office:value-type="float" office:value="-39" calcext:value-type="float">
            <text:p>-39</text:p>
          </table:table-cell>
          <table:table-cell table:style-name="ce287" table:formula="of:=[.AH111]/[.AI111]" office:value-type="float" office:value="-0.358974358974359" calcext:value-type="float">
            <text:p>-14/39</text:p>
          </table:table-cell>
          <table:table-cell table:style-name="ce287" table:formula="of:=IF([.AE111]=0;&quot;0&quot;;(IF([.AE111]=[.AF111];&quot;1&quot;;(IF([.AE111]=-[.AF111];&quot;-1&quot;;IF([.AI111]=1;TEXT([.AH111];10);[.AJ111]))))))" office:value-type="float" office:value="-0.358974358974359" calcext:value-type="float">
            <text:p>-14/39</text:p>
          </table:table-cell>
          <table:table-cell table:number-columns-repeated="27"/>
        </table:table-row>
        <table:table-row table:style-name="ro16">
          <table:table-cell table:style-name="ce239" office:value-type="float" office:value="0.225975945364378" calcext:value-type="float">
            <text:p>0,225975945364378</text:p>
          </table:table-cell>
          <table:table-cell table:style-name="ce239" table:formula="of:=[.B111]+1" office:value-type="float" office:value="5" calcext:value-type="float">
            <text:p>5</text:p>
          </table:table-cell>
          <table:table-cell table:style-name="ce254" office:value-type="float" office:value="-6" calcext:value-type="float">
            <text:p>-6</text:p>
          </table:table-cell>
          <table:table-cell table:style-name="ce254" office:value-type="float" office:value="-3" calcext:value-type="float">
            <text:p>-3</text:p>
          </table:table-cell>
          <table:table-cell table:style-name="ce254" office:value-type="float" office:value="17" calcext:value-type="float">
            <text:p>17</text:p>
          </table:table-cell>
          <table:table-cell table:style-name="ce254" table:formula="of:=CONCATENATE([.C112];&quot;x&quot;;IF([.D112]&gt;0;&quot;+&quot;;&quot;&quot;);[.D112];&quot;y&quot;;IF([.E112]&gt;0;&quot;+&quot;;&quot;&quot;);[.E112];&quot;=0&quot;)" office:value-type="string" office:string-value="-6x-3y+17=0" calcext:value-type="string">
            <text:p>-6x-3y+17=0</text:p>
          </table:table-cell>
          <table:table-cell table:style-name="ce261" table:formula="of:=-[.C112]/[.D112]" office:value-type="float" office:value="-2" calcext:value-type="float">
            <text:p>- 2/1 </text:p>
          </table:table-cell>
          <table:table-cell table:style-name="ce261" table:formula="of:=-[.E112]/[.D112]" office:value-type="float" office:value="5.66666666666667" calcext:value-type="float">
            <text:p>17/3 </text:p>
          </table:table-cell>
          <table:table-cell table:style-name="ce261" table:formula="of:=CONCATENATE(&quot;y = &quot;;IF([.T112]=1;&quot;&quot;;IF([.T112]=-1;&quot;-&quot;;[.T112]));IF([.U112]=1;&quot;x&quot;;&quot;x/&quot;);IF([.U112]=1;&quot;&quot;;[.U112]);IF([.V112]&gt;0;&quot;+&quot;;&quot;-&quot;);ABS([.AA112]);IF([.AB112]=1;&quot;&quot;;&quot;/&quot;);IF([.AB112]=1;&quot;&quot;;[.AB112]))" office:value-type="string" office:string-value="y = -2x-17/3" calcext:value-type="string">
            <text:p>y = -2x-17/3</text:p>
          </table:table-cell>
          <table:table-cell table:style-name="ce254" table:formula="of:=RANK([.A112];[.$A$108:.$A$127];0)" office:value-type="float" office:value="13" calcext:value-type="float">
            <text:p>13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54" office:value-type="float" office:value="-1" calcext:value-type="float">
            <text:p>-1</text:p>
          </table:table-cell>
          <table:table-cell table:style-name="ce261" table:formula="of:=[.AK112]" office:value-type="float" office:value="7.66666666666667" calcext:value-type="float">
            <text:p>23/3 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12])*SIGN([.C112]*[.D112])" office:value-type="float" office:value="-6" calcext:value-type="float">
            <text:p>-6</text:p>
          </table:table-cell>
          <table:table-cell table:style-name="ce254" table:formula="of:=ABS([.D112])" office:value-type="float" office:value="3" calcext:value-type="float">
            <text:p>3</text:p>
          </table:table-cell>
          <table:table-cell table:style-name="ce254" table:formula="of:=GCD(ABS([.Q112]);ABS([.R112]))" office:value-type="float" office:value="3" calcext:value-type="float">
            <text:p>3</text:p>
          </table:table-cell>
          <table:table-cell table:style-name="ce252" table:formula="of:=[.Q112]/[.S112]" office:value-type="float" office:value="-2" calcext:value-type="float">
            <text:p>-2</text:p>
          </table:table-cell>
          <table:table-cell table:style-name="ce252" table:formula="of:=[.R112]/[.S112]" office:value-type="float" office:value="1" calcext:value-type="float">
            <text:p>1</text:p>
          </table:table-cell>
          <table:table-cell table:style-name="ce287" table:formula="of:=[.T112]/[.U112]" office:value-type="float" office:value="-2" calcext:value-type="float">
            <text:p>- 2/1 </text:p>
          </table:table-cell>
          <table:table-cell table:style-name="ce287" table:formula="of:=IF([.Q112]=0;&quot;0&quot;;(IF([.Q112]=[.R112];&quot;1&quot;;(IF([.Q112]=-[.R112];&quot;-1&quot;;IF([.U112]=1;TEXT([.T112];10);[.V112]))))))" office:value-type="string" office:string-value="-2" calcext:value-type="string">
            <text:p>-2</text:p>
          </table:table-cell>
          <table:table-cell table:style-name="ce254" table:formula="of:=-ABS([.E112])*SIGN([.D112]*[.E112])" office:value-type="float" office:value="17" calcext:value-type="float">
            <text:p>17</text:p>
          </table:table-cell>
          <table:table-cell table:style-name="ce254" table:formula="of:=ABS([.D112])" office:value-type="float" office:value="3" calcext:value-type="float">
            <text:p>3</text:p>
          </table:table-cell>
          <table:table-cell table:style-name="ce254" table:formula="of:=GCD(ABS([.X112]);ABS([.Y112]))" office:value-type="float" office:value="1" calcext:value-type="float">
            <text:p>1</text:p>
          </table:table-cell>
          <table:table-cell table:style-name="ce252" table:formula="of:=[.X112]/[.Z112]" office:value-type="float" office:value="17" calcext:value-type="float">
            <text:p>17</text:p>
          </table:table-cell>
          <table:table-cell table:style-name="ce252" table:formula="of:=[.Y112]/[.Z112]" office:value-type="float" office:value="3" calcext:value-type="float">
            <text:p>3</text:p>
          </table:table-cell>
          <table:table-cell table:style-name="ce287" table:formula="of:=[.AA112]/[.AB112]" office:value-type="float" office:value="5.66666666666667" calcext:value-type="float">
            <text:p>17/3 </text:p>
          </table:table-cell>
          <table:table-cell table:style-name="ce287" table:formula="of:=IF([.X112]=0;&quot;0&quot;;(IF([.X112]=[.Y112];&quot;1&quot;;(IF([.X112]=-[.Y112];&quot;-1&quot;;IF([.AB112]=1;TEXT([.AA112];10);[.AC112]))))))" office:value-type="float" office:value="5.66666666666667" calcext:value-type="float">
            <text:p>17/3 </text:p>
          </table:table-cell>
          <table:table-cell table:style-name="ce254" table:formula="of:=(-[.C112]*[.L112]-[.E112])*SIGN([.D112])" office:value-type="float" office:value="23" calcext:value-type="float">
            <text:p>23</text:p>
          </table:table-cell>
          <table:table-cell table:style-name="ce254" table:formula="of:=ABS([.D112])" office:value-type="float" office:value="3" calcext:value-type="float">
            <text:p>3</text:p>
          </table:table-cell>
          <table:table-cell table:style-name="ce254" table:formula="of:=GCD(ABS([.AE112]);ABS([.AF112]))" office:value-type="float" office:value="1" calcext:value-type="float">
            <text:p>1</text:p>
          </table:table-cell>
          <table:table-cell table:style-name="ce252" table:formula="of:=[.AE112]/[.AG112]" office:value-type="float" office:value="23" calcext:value-type="float">
            <text:p>23</text:p>
          </table:table-cell>
          <table:table-cell table:style-name="ce252" table:formula="of:=[.AF112]/[.AG112]" office:value-type="float" office:value="3" calcext:value-type="float">
            <text:p>3</text:p>
          </table:table-cell>
          <table:table-cell table:style-name="ce287" table:formula="of:=[.AH112]/[.AI112]" office:value-type="float" office:value="7.66666666666667" calcext:value-type="float">
            <text:p>23/3 </text:p>
          </table:table-cell>
          <table:table-cell table:style-name="ce287" table:formula="of:=IF([.AE112]=0;&quot;0&quot;;(IF([.AE112]=[.AF112];&quot;1&quot;;(IF([.AE112]=-[.AF112];&quot;-1&quot;;IF([.AI112]=1;TEXT([.AH112];10);[.AJ112]))))))" office:value-type="float" office:value="7.66666666666667" calcext:value-type="float">
            <text:p>23/3 </text:p>
          </table:table-cell>
          <table:table-cell table:number-columns-repeated="27"/>
        </table:table-row>
        <table:table-row table:style-name="ro16">
          <table:table-cell table:style-name="ce239" office:value-type="float" office:value="0.184899920431139" calcext:value-type="float">
            <text:p>0,184899920431139</text:p>
          </table:table-cell>
          <table:table-cell table:style-name="ce239" table:formula="of:=[.B112]+1" office:value-type="float" office:value="6" calcext:value-type="float">
            <text:p>6</text:p>
          </table:table-cell>
          <table:table-cell table:style-name="ce254" table:formula="of:=[.C112]" office:value-type="float" office:value="-6" calcext:value-type="float">
            <text:p>-6</text:p>
          </table:table-cell>
          <table:table-cell table:style-name="ce254" table:formula="of:=[.D112]" office:value-type="float" office:value="-3" calcext:value-type="float">
            <text:p>-3</text:p>
          </table:table-cell>
          <table:table-cell table:style-name="ce254" table:formula="of:=[.E112]" office:value-type="float" office:value="17" calcext:value-type="float">
            <text:p>17</text:p>
          </table:table-cell>
          <table:table-cell table:style-name="ce254" table:formula="of:=[.F112]" office:value-type="string" office:string-value="-6x-3y+17=0" calcext:value-type="string">
            <text:p>-6x-3y+17=0</text:p>
          </table:table-cell>
          <table:table-cell table:style-name="ce261" table:formula="of:=[.G112]" office:value-type="float" office:value="-2" calcext:value-type="float">
            <text:p>- 2/1 </text:p>
          </table:table-cell>
          <table:table-cell table:style-name="ce261" table:formula="of:=[.H112]" office:value-type="float" office:value="5.66666666666667" calcext:value-type="float">
            <text:p>17/3 </text:p>
          </table:table-cell>
          <table:table-cell table:style-name="ce261" table:formula="of:=[.I112]" office:value-type="string" office:string-value="y = -2x-17/3" calcext:value-type="string">
            <text:p>y = -2x-17/3</text:p>
          </table:table-cell>
          <table:table-cell table:style-name="ce254" table:formula="of:=RANK([.A113];[.$A$108:.$A$127];0)" office:value-type="float" office:value="15" calcext:value-type="float">
            <text:p>15</text:p>
          </table:table-cell>
          <table:table-cell table:style-name="ce254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54" office:value-type="float" office:value="-9" calcext:value-type="float">
            <text:p>-9</text:p>
          </table:table-cell>
          <table:table-cell table:style-name="ce261" table:formula="of:=[.AK113]" office:value-type="float" office:value="0.130434782608696" calcext:value-type="float">
            <text:p><text:s/>3/23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7" calcext:value-type="float">
            <text:p>7</text:p>
          </table:table-cell>
          <table:table-cell table:style-name="ce326"/>
          <table:table-cell table:style-name="ce254" table:formula="of:=-ABS([.C113])*SIGN([.C113]*[.D113])" office:value-type="float" office:value="-6" calcext:value-type="float">
            <text:p>-6</text:p>
          </table:table-cell>
          <table:table-cell table:style-name="ce254" table:formula="of:=ABS([.D113])" office:value-type="float" office:value="3" calcext:value-type="float">
            <text:p>3</text:p>
          </table:table-cell>
          <table:table-cell table:style-name="ce254" table:formula="of:=GCD(ABS([.Q113]);ABS([.R113]))" office:value-type="float" office:value="3" calcext:value-type="float">
            <text:p>3</text:p>
          </table:table-cell>
          <table:table-cell table:style-name="ce252" table:formula="of:=[.Q113]/[.S113]" office:value-type="float" office:value="-2" calcext:value-type="float">
            <text:p>-2</text:p>
          </table:table-cell>
          <table:table-cell table:style-name="ce252" table:formula="of:=[.R113]/[.S113]" office:value-type="float" office:value="1" calcext:value-type="float">
            <text:p>1</text:p>
          </table:table-cell>
          <table:table-cell table:style-name="ce287" table:formula="of:=[.T113]/[.U113]" office:value-type="float" office:value="-2" calcext:value-type="float">
            <text:p>- 2/1 </text:p>
          </table:table-cell>
          <table:table-cell table:style-name="ce287" table:formula="of:=IF([.Q113]=0;&quot;0&quot;;(IF([.Q113]=[.R113];&quot;1&quot;;(IF([.Q113]=-[.R113];&quot;-1&quot;;IF([.U113]=1;TEXT([.T113];10);[.V113]))))))" office:value-type="string" office:string-value="-2" calcext:value-type="string">
            <text:p>-2</text:p>
          </table:table-cell>
          <table:table-cell table:style-name="ce254" table:formula="of:=-ABS([.E113])*SIGN([.D113]*[.E113])+[.O113]" office:value-type="float" office:value="24" calcext:value-type="float">
            <text:p>24</text:p>
          </table:table-cell>
          <table:table-cell table:style-name="ce254" table:formula="of:=ABS([.D113])" office:value-type="float" office:value="3" calcext:value-type="float">
            <text:p>3</text:p>
          </table:table-cell>
          <table:table-cell table:style-name="ce254" table:formula="of:=GCD(ABS([.X113]);ABS([.Y113]))" office:value-type="float" office:value="3" calcext:value-type="float">
            <text:p>3</text:p>
          </table:table-cell>
          <table:table-cell table:style-name="ce252" table:formula="of:=[.X113]/[.Z113]" office:value-type="float" office:value="8" calcext:value-type="float">
            <text:p>8</text:p>
          </table:table-cell>
          <table:table-cell table:style-name="ce252" table:formula="of:=[.Y113]/[.Z113]" office:value-type="float" office:value="1" calcext:value-type="float">
            <text:p>1</text:p>
          </table:table-cell>
          <table:table-cell table:style-name="ce287" table:formula="of:=[.AA113]/[.AB113]" office:value-type="float" office:value="8" calcext:value-type="float">
            <text:p><text:s/>8/1 </text:p>
          </table:table-cell>
          <table:table-cell table:style-name="ce287" table:formula="of:=IF([.X113]=0;&quot;0&quot;;(IF([.X113]=[.Y113];&quot;1&quot;;(IF([.X113]=-[.Y113];&quot;-1&quot;;IF([.AB113]=1;TEXT([.AA113];10);[.AC113]))))))" office:value-type="string" office:string-value="8" calcext:value-type="string">
            <text:p>8</text:p>
          </table:table-cell>
          <table:table-cell table:style-name="ce254" table:formula="of:=[.AF112]" office:value-type="float" office:value="3" calcext:value-type="float">
            <text:p>3</text:p>
          </table:table-cell>
          <table:table-cell table:style-name="ce254" table:formula="of:=[.AE112]" office:value-type="float" office:value="23" calcext:value-type="float">
            <text:p>23</text:p>
          </table:table-cell>
          <table:table-cell table:style-name="ce254" table:formula="of:=GCD(ABS([.AE113]);ABS([.AF113]))" office:value-type="float" office:value="1" calcext:value-type="float">
            <text:p>1</text:p>
          </table:table-cell>
          <table:table-cell table:style-name="ce252" table:formula="of:=[.AE113]/[.AG113]" office:value-type="float" office:value="3" calcext:value-type="float">
            <text:p>3</text:p>
          </table:table-cell>
          <table:table-cell table:style-name="ce252" table:formula="of:=[.AF113]/[.AG113]" office:value-type="float" office:value="23" calcext:value-type="float">
            <text:p>23</text:p>
          </table:table-cell>
          <table:table-cell table:style-name="ce287" table:formula="of:=[.AH113]/[.AI113]" office:value-type="float" office:value="0.130434782608696" calcext:value-type="float">
            <text:p><text:s/>3/23</text:p>
          </table:table-cell>
          <table:table-cell table:style-name="ce287" table:formula="of:=IF([.AE113]=0;&quot;0&quot;;(IF([.AE113]=[.AF113];&quot;1&quot;;(IF([.AE113]=-[.AF113];&quot;-1&quot;;IF([.AI113]=1;TEXT([.AH113];10);[.AJ113]))))))" office:value-type="float" office:value="0.130434782608696" calcext:value-type="float">
            <text:p><text:s/>3/23</text:p>
          </table:table-cell>
          <table:table-cell table:number-columns-repeated="27"/>
        </table:table-row>
        <table:table-row table:style-name="ro16">
          <table:table-cell table:style-name="ce239" office:value-type="float" office:value="0.593298083836375" calcext:value-type="float">
            <text:p>0,593298083836375</text:p>
          </table:table-cell>
          <table:table-cell table:style-name="ce239" table:formula="of:=[.B113]+1" office:value-type="float" office:value="7" calcext:value-type="float">
            <text:p>7</text:p>
          </table:table-cell>
          <table:table-cell table:style-name="ce254" office:value-type="float" office:value="-13" calcext:value-type="float">
            <text:p>-13</text:p>
          </table:table-cell>
          <table:table-cell table:style-name="ce254" office:value-type="float" office:value="9" calcext:value-type="float">
            <text:p>9</text:p>
          </table:table-cell>
          <table:table-cell table:style-name="ce254" office:value-type="float" office:value="15" calcext:value-type="float">
            <text:p>15</text:p>
          </table:table-cell>
          <table:table-cell table:style-name="ce254" table:formula="of:=CONCATENATE([.C114];&quot;x&quot;;IF([.D114]&gt;0;&quot;+&quot;;&quot;&quot;);[.D114];&quot;y&quot;;IF([.E114]&gt;0;&quot;+&quot;;&quot;&quot;);[.E114];&quot;=0&quot;)" office:value-type="string" office:string-value="-13x+9y+15=0" calcext:value-type="string">
            <text:p>-13x+9y+15=0</text:p>
          </table:table-cell>
          <table:table-cell table:style-name="ce261" table:formula="of:=-[.C114]/[.D114]" office:value-type="float" office:value="1.44444444444444" calcext:value-type="float">
            <text:p>13/9 </text:p>
          </table:table-cell>
          <table:table-cell table:style-name="ce261" table:formula="of:=-[.E114]/[.D114]" office:value-type="float" office:value="-1.66666666666667" calcext:value-type="float">
            <text:p>- 5/3 </text:p>
          </table:table-cell>
          <table:table-cell table:style-name="ce261" table:formula="of:=CONCATENATE(&quot;y = &quot;;IF([.T114]=1;&quot;&quot;;IF([.T114]=-1;&quot;-&quot;;[.T114]));IF([.U114]=1;&quot;x&quot;;&quot;x/&quot;);IF([.U114]=1;&quot;&quot;;[.U114]);IF([.V114]&gt;0;&quot;+&quot;;&quot;-&quot;);ABS([.AA114]);IF([.AB114]=1;&quot;&quot;;&quot;/&quot;);IF([.AB114]=1;&quot;&quot;;[.AB114]))" office:value-type="string" office:string-value="y = 13x/9+5/3" calcext:value-type="string">
            <text:p>y = 13x/9+5/3</text:p>
          </table:table-cell>
          <table:table-cell table:style-name="ce254" table:formula="of:=RANK([.A114];[.$A$108:.$A$127];0)" office:value-type="float" office:value="7" calcext:value-type="float">
            <text:p>7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54" office:value-type="float" office:value="6" calcext:value-type="float">
            <text:p>6</text:p>
          </table:table-cell>
          <table:table-cell table:style-name="ce261" table:formula="of:=[.AK114]" office:value-type="string" office:string-value="7" calcext:value-type="string">
            <text:p>7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14])*SIGN([.C114]*[.D114])" office:value-type="float" office:value="13" calcext:value-type="float">
            <text:p>13</text:p>
          </table:table-cell>
          <table:table-cell table:style-name="ce254" table:formula="of:=ABS([.D114])" office:value-type="float" office:value="9" calcext:value-type="float">
            <text:p>9</text:p>
          </table:table-cell>
          <table:table-cell table:style-name="ce254" table:formula="of:=GCD(ABS([.Q114]);ABS([.R114]))" office:value-type="float" office:value="1" calcext:value-type="float">
            <text:p>1</text:p>
          </table:table-cell>
          <table:table-cell table:style-name="ce252" table:formula="of:=[.Q114]/[.S114]" office:value-type="float" office:value="13" calcext:value-type="float">
            <text:p>13</text:p>
          </table:table-cell>
          <table:table-cell table:style-name="ce252" table:formula="of:=[.R114]/[.S114]" office:value-type="float" office:value="9" calcext:value-type="float">
            <text:p>9</text:p>
          </table:table-cell>
          <table:table-cell table:style-name="ce287" table:formula="of:=[.T114]/[.U114]" office:value-type="float" office:value="1.44444444444444" calcext:value-type="float">
            <text:p>13/9 </text:p>
          </table:table-cell>
          <table:table-cell table:style-name="ce287" table:formula="of:=IF([.Q114]=0;&quot;0&quot;;(IF([.Q114]=[.R114];&quot;1&quot;;(IF([.Q114]=-[.R114];&quot;-1&quot;;IF([.U114]=1;TEXT([.T114];10);[.V114]))))))" office:value-type="float" office:value="1.44444444444444" calcext:value-type="float">
            <text:p>13/9 </text:p>
          </table:table-cell>
          <table:table-cell table:style-name="ce254" table:formula="of:=-ABS([.E114])*SIGN([.D114]*[.E114])" office:value-type="float" office:value="-15" calcext:value-type="float">
            <text:p>-15</text:p>
          </table:table-cell>
          <table:table-cell table:style-name="ce254" table:formula="of:=ABS([.D114])" office:value-type="float" office:value="9" calcext:value-type="float">
            <text:p>9</text:p>
          </table:table-cell>
          <table:table-cell table:style-name="ce254" table:formula="of:=GCD(ABS([.X114]);ABS([.Y114]))" office:value-type="float" office:value="3" calcext:value-type="float">
            <text:p>3</text:p>
          </table:table-cell>
          <table:table-cell table:style-name="ce252" table:formula="of:=[.X114]/[.Z114]" office:value-type="float" office:value="-5" calcext:value-type="float">
            <text:p>-5</text:p>
          </table:table-cell>
          <table:table-cell table:style-name="ce252" table:formula="of:=[.Y114]/[.Z114]" office:value-type="float" office:value="3" calcext:value-type="float">
            <text:p>3</text:p>
          </table:table-cell>
          <table:table-cell table:style-name="ce287" table:formula="of:=[.AA114]/[.AB114]" office:value-type="float" office:value="-1.66666666666667" calcext:value-type="float">
            <text:p>- 5/3 </text:p>
          </table:table-cell>
          <table:table-cell table:style-name="ce287" table:formula="of:=IF([.X114]=0;&quot;0&quot;;(IF([.X114]=[.Y114];&quot;1&quot;;(IF([.X114]=-[.Y114];&quot;-1&quot;;IF([.AB114]=1;TEXT([.AA114];10);[.AC114]))))))" office:value-type="float" office:value="-1.66666666666667" calcext:value-type="float">
            <text:p>- 5/3 </text:p>
          </table:table-cell>
          <table:table-cell table:style-name="ce254" table:formula="of:=(-[.C114]*[.L114]-[.E114])*SIGN([.D114])" office:value-type="float" office:value="63" calcext:value-type="float">
            <text:p>63</text:p>
          </table:table-cell>
          <table:table-cell table:style-name="ce254" table:formula="of:=ABS([.D114])" office:value-type="float" office:value="9" calcext:value-type="float">
            <text:p>9</text:p>
          </table:table-cell>
          <table:table-cell table:style-name="ce254" table:formula="of:=GCD(ABS([.AE114]);ABS([.AF114]))" office:value-type="float" office:value="9" calcext:value-type="float">
            <text:p>9</text:p>
          </table:table-cell>
          <table:table-cell table:style-name="ce252" table:formula="of:=[.AE114]/[.AG114]" office:value-type="float" office:value="7" calcext:value-type="float">
            <text:p>7</text:p>
          </table:table-cell>
          <table:table-cell table:style-name="ce252" table:formula="of:=[.AF114]/[.AG114]" office:value-type="float" office:value="1" calcext:value-type="float">
            <text:p>1</text:p>
          </table:table-cell>
          <table:table-cell table:style-name="ce287" table:formula="of:=[.AH114]/[.AI114]" office:value-type="float" office:value="7" calcext:value-type="float">
            <text:p><text:s/>7/1 </text:p>
          </table:table-cell>
          <table:table-cell table:style-name="ce287" table:formula="of:=IF([.AE114]=0;&quot;0&quot;;(IF([.AE114]=[.AF114];&quot;1&quot;;(IF([.AE114]=-[.AF114];&quot;-1&quot;;IF([.AI114]=1;TEXT([.AH114];10);[.AJ114]))))))" office:value-type="string" office:string-value="7" calcext:value-type="string">
            <text:p>7</text:p>
          </table:table-cell>
          <table:table-cell table:number-columns-repeated="27"/>
        </table:table-row>
        <table:table-row table:style-name="ro16">
          <table:table-cell table:style-name="ce239" office:value-type="float" office:value="0.379546361136489" calcext:value-type="float">
            <text:p>0,379546361136489</text:p>
          </table:table-cell>
          <table:table-cell table:style-name="ce239" table:formula="of:=[.B114]+1" office:value-type="float" office:value="8" calcext:value-type="float">
            <text:p>8</text:p>
          </table:table-cell>
          <table:table-cell table:style-name="ce254" table:formula="of:=[.C114]" office:value-type="float" office:value="-13" calcext:value-type="float">
            <text:p>-13</text:p>
          </table:table-cell>
          <table:table-cell table:style-name="ce254" table:formula="of:=[.D114]" office:value-type="float" office:value="9" calcext:value-type="float">
            <text:p>9</text:p>
          </table:table-cell>
          <table:table-cell table:style-name="ce254" table:formula="of:=[.E114]" office:value-type="float" office:value="15" calcext:value-type="float">
            <text:p>15</text:p>
          </table:table-cell>
          <table:table-cell table:style-name="ce254" table:formula="of:=[.F114]" office:value-type="string" office:string-value="-13x+9y+15=0" calcext:value-type="string">
            <text:p>-13x+9y+15=0</text:p>
          </table:table-cell>
          <table:table-cell table:style-name="ce261" table:formula="of:=[.G114]" office:value-type="float" office:value="1.44444444444444" calcext:value-type="float">
            <text:p>13/9 </text:p>
          </table:table-cell>
          <table:table-cell table:style-name="ce261" table:formula="of:=[.H114]" office:value-type="float" office:value="-1.66666666666667" calcext:value-type="float">
            <text:p>- 5/3 </text:p>
          </table:table-cell>
          <table:table-cell table:style-name="ce261" table:formula="of:=[.I114]" office:value-type="string" office:string-value="y = 13x/9+5/3" calcext:value-type="string">
            <text:p>y = 13x/9+5/3</text:p>
          </table:table-cell>
          <table:table-cell table:style-name="ce254" table:formula="of:=RANK([.A115];[.$A$108:.$A$127];0)" office:value-type="float" office:value="11" calcext:value-type="float">
            <text:p>11</text:p>
          </table:table-cell>
          <table:table-cell table:style-name="ce254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54" office:value-type="float" office:value="-6" calcext:value-type="float">
            <text:p>-6</text:p>
          </table:table-cell>
          <table:table-cell table:style-name="ce261" table:formula="of:=[.AK115]" office:value-type="float" office:value="0.142857142857143" calcext:value-type="float">
            <text:p><text:s/>1/7 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9" calcext:value-type="float">
            <text:p>9</text:p>
          </table:table-cell>
          <table:table-cell table:style-name="ce326"/>
          <table:table-cell table:style-name="ce254" table:formula="of:=-ABS([.C115])*SIGN([.C115]*[.D115])" office:value-type="float" office:value="13" calcext:value-type="float">
            <text:p>13</text:p>
          </table:table-cell>
          <table:table-cell table:style-name="ce254" table:formula="of:=ABS([.D115])" office:value-type="float" office:value="9" calcext:value-type="float">
            <text:p>9</text:p>
          </table:table-cell>
          <table:table-cell table:style-name="ce254" table:formula="of:=GCD(ABS([.Q115]);ABS([.R115]))" office:value-type="float" office:value="1" calcext:value-type="float">
            <text:p>1</text:p>
          </table:table-cell>
          <table:table-cell table:style-name="ce252" table:formula="of:=[.Q115]/[.S115]" office:value-type="float" office:value="13" calcext:value-type="float">
            <text:p>13</text:p>
          </table:table-cell>
          <table:table-cell table:style-name="ce252" table:formula="of:=[.R115]/[.S115]" office:value-type="float" office:value="9" calcext:value-type="float">
            <text:p>9</text:p>
          </table:table-cell>
          <table:table-cell table:style-name="ce287" table:formula="of:=[.T115]/[.U115]" office:value-type="float" office:value="1.44444444444444" calcext:value-type="float">
            <text:p>13/9 </text:p>
          </table:table-cell>
          <table:table-cell table:style-name="ce287" table:formula="of:=IF([.Q115]=0;&quot;0&quot;;(IF([.Q115]=[.R115];&quot;1&quot;;(IF([.Q115]=-[.R115];&quot;-1&quot;;IF([.U115]=1;TEXT([.T115];10);[.V115]))))))" office:value-type="float" office:value="1.44444444444444" calcext:value-type="float">
            <text:p>13/9 </text:p>
          </table:table-cell>
          <table:table-cell table:style-name="ce254" table:formula="of:=-ABS([.E115])*SIGN([.D115]*[.E115])+[.O115]" office:value-type="float" office:value="-6" calcext:value-type="float">
            <text:p>-6</text:p>
          </table:table-cell>
          <table:table-cell table:style-name="ce254" table:formula="of:=ABS([.D115])" office:value-type="float" office:value="9" calcext:value-type="float">
            <text:p>9</text:p>
          </table:table-cell>
          <table:table-cell table:style-name="ce254" table:formula="of:=GCD(ABS([.X115]);ABS([.Y115]))" office:value-type="float" office:value="3" calcext:value-type="float">
            <text:p>3</text:p>
          </table:table-cell>
          <table:table-cell table:style-name="ce252" table:formula="of:=[.X115]/[.Z115]" office:value-type="float" office:value="-2" calcext:value-type="float">
            <text:p>-2</text:p>
          </table:table-cell>
          <table:table-cell table:style-name="ce252" table:formula="of:=[.Y115]/[.Z115]" office:value-type="float" office:value="3" calcext:value-type="float">
            <text:p>3</text:p>
          </table:table-cell>
          <table:table-cell table:style-name="ce287" table:formula="of:=[.AA115]/[.AB115]" office:value-type="float" office:value="-0.666666666666667" calcext:value-type="float">
            <text:p>- 2/3 </text:p>
          </table:table-cell>
          <table:table-cell table:style-name="ce287" table:formula="of:=IF([.X115]=0;&quot;0&quot;;(IF([.X115]=[.Y115];&quot;1&quot;;(IF([.X115]=-[.Y115];&quot;-1&quot;;IF([.AB115]=1;TEXT([.AA115];10);[.AC115]))))))" office:value-type="float" office:value="-0.666666666666667" calcext:value-type="float">
            <text:p>- 2/3 </text:p>
          </table:table-cell>
          <table:table-cell table:style-name="ce254" table:formula="of:=[.AF114]" office:value-type="float" office:value="9" calcext:value-type="float">
            <text:p>9</text:p>
          </table:table-cell>
          <table:table-cell table:style-name="ce254" table:formula="of:=[.AE114]" office:value-type="float" office:value="63" calcext:value-type="float">
            <text:p>63</text:p>
          </table:table-cell>
          <table:table-cell table:style-name="ce254" table:formula="of:=GCD(ABS([.AE115]);ABS([.AF115]))" office:value-type="float" office:value="9" calcext:value-type="float">
            <text:p>9</text:p>
          </table:table-cell>
          <table:table-cell table:style-name="ce252" table:formula="of:=[.AE115]/[.AG115]" office:value-type="float" office:value="1" calcext:value-type="float">
            <text:p>1</text:p>
          </table:table-cell>
          <table:table-cell table:style-name="ce252" table:formula="of:=[.AF115]/[.AG115]" office:value-type="float" office:value="7" calcext:value-type="float">
            <text:p>7</text:p>
          </table:table-cell>
          <table:table-cell table:style-name="ce287" table:formula="of:=[.AH115]/[.AI115]" office:value-type="float" office:value="0.142857142857143" calcext:value-type="float">
            <text:p><text:s/>1/7 </text:p>
          </table:table-cell>
          <table:table-cell table:style-name="ce287" table:formula="of:=IF([.AE115]=0;&quot;0&quot;;(IF([.AE115]=[.AF115];&quot;1&quot;;(IF([.AE115]=-[.AF115];&quot;-1&quot;;IF([.AI115]=1;TEXT([.AH115];10);[.AJ115]))))))" office:value-type="float" office:value="0.142857142857143" calcext:value-type="float">
            <text:p><text:s/>1/7 </text:p>
          </table:table-cell>
          <table:table-cell table:number-columns-repeated="27"/>
        </table:table-row>
        <table:table-row table:style-name="ro16">
          <table:table-cell table:style-name="ce239" office:value-type="float" office:value="0.989375093581434" calcext:value-type="float">
            <text:p>0,989375093581434</text:p>
          </table:table-cell>
          <table:table-cell table:style-name="ce239" table:formula="of:=[.B115]+1" office:value-type="float" office:value="9" calcext:value-type="float">
            <text:p>9</text:p>
          </table:table-cell>
          <table:table-cell table:style-name="ce254" office:value-type="float" office:value="-14" calcext:value-type="float">
            <text:p>-14</text:p>
          </table:table-cell>
          <table:table-cell table:style-name="ce254" office:value-type="float" office:value="-20" calcext:value-type="float">
            <text:p>-20</text:p>
          </table:table-cell>
          <table:table-cell table:style-name="ce254" office:value-type="float" office:value="-14" calcext:value-type="float">
            <text:p>-14</text:p>
          </table:table-cell>
          <table:table-cell table:style-name="ce254" table:formula="of:=CONCATENATE([.C116];&quot;x&quot;;IF([.D116]&gt;0;&quot;+&quot;;&quot;&quot;);[.D116];&quot;y&quot;;IF([.E116]&gt;0;&quot;+&quot;;&quot;&quot;);[.E116];&quot;=0&quot;)" office:value-type="string" office:string-value="-14x-20y-14=0" calcext:value-type="string">
            <text:p>-14x-20y-14=0</text:p>
          </table:table-cell>
          <table:table-cell table:style-name="ce261" table:formula="of:=-[.C116]/[.D116]" office:value-type="float" office:value="-0.7" calcext:value-type="float">
            <text:p>- 7/10</text:p>
          </table:table-cell>
          <table:table-cell table:style-name="ce261" table:formula="of:=-[.E116]/[.D116]" office:value-type="float" office:value="-0.7" calcext:value-type="float">
            <text:p>- 7/10</text:p>
          </table:table-cell>
          <table:table-cell table:style-name="ce261" table:formula="of:=CONCATENATE(&quot;y = &quot;;IF([.T116]=1;&quot;&quot;;IF([.T116]=-1;&quot;-&quot;;[.T116]));IF([.U116]=1;&quot;x&quot;;&quot;x/&quot;);IF([.U116]=1;&quot;&quot;;[.U116]);IF([.V116]&gt;0;&quot;+&quot;;&quot;-&quot;);ABS([.AA116]);IF([.AB116]=1;&quot;&quot;;&quot;/&quot;);IF([.AB116]=1;&quot;&quot;;[.AB116]))" office:value-type="string" office:string-value="y = -7x/10-7/10" calcext:value-type="string">
            <text:p>y = -7x/10-7/10</text:p>
          </table:table-cell>
          <table:table-cell table:style-name="ce254" table:formula="of:=RANK([.A116];[.$A$108:.$A$127];0)" office:value-type="float" office:value="1" calcext:value-type="float">
            <text:p>1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54" office:value-type="float" office:value="-1" calcext:value-type="float">
            <text:p>-1</text:p>
          </table:table-cell>
          <table:table-cell table:style-name="ce261" table:formula="of:=[.AK116]" office:value-type="string" office:string-value="0" calcext:value-type="string">
            <text:p>0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16])*SIGN([.C116]*[.D116])" office:value-type="float" office:value="-14" calcext:value-type="float">
            <text:p>-14</text:p>
          </table:table-cell>
          <table:table-cell table:style-name="ce254" table:formula="of:=ABS([.D116])" office:value-type="float" office:value="20" calcext:value-type="float">
            <text:p>20</text:p>
          </table:table-cell>
          <table:table-cell table:style-name="ce254" table:formula="of:=GCD(ABS([.Q116]);ABS([.R116]))" office:value-type="float" office:value="2" calcext:value-type="float">
            <text:p>2</text:p>
          </table:table-cell>
          <table:table-cell table:style-name="ce252" table:formula="of:=[.Q116]/[.S116]" office:value-type="float" office:value="-7" calcext:value-type="float">
            <text:p>-7</text:p>
          </table:table-cell>
          <table:table-cell table:style-name="ce252" table:formula="of:=[.R116]/[.S116]" office:value-type="float" office:value="10" calcext:value-type="float">
            <text:p>10</text:p>
          </table:table-cell>
          <table:table-cell table:style-name="ce287" table:formula="of:=[.T116]/[.U116]" office:value-type="float" office:value="-0.7" calcext:value-type="float">
            <text:p>- 7/10</text:p>
          </table:table-cell>
          <table:table-cell table:style-name="ce287" table:formula="of:=IF([.Q116]=0;&quot;0&quot;;(IF([.Q116]=[.R116];&quot;1&quot;;(IF([.Q116]=-[.R116];&quot;-1&quot;;IF([.U116]=1;TEXT([.T116];10);[.V116]))))))" office:value-type="float" office:value="-0.7" calcext:value-type="float">
            <text:p>- 7/10</text:p>
          </table:table-cell>
          <table:table-cell table:style-name="ce254" table:formula="of:=-ABS([.E116])*SIGN([.D116]*[.E116])" office:value-type="float" office:value="-14" calcext:value-type="float">
            <text:p>-14</text:p>
          </table:table-cell>
          <table:table-cell table:style-name="ce254" table:formula="of:=ABS([.D116])" office:value-type="float" office:value="20" calcext:value-type="float">
            <text:p>20</text:p>
          </table:table-cell>
          <table:table-cell table:style-name="ce254" table:formula="of:=GCD(ABS([.X116]);ABS([.Y116]))" office:value-type="float" office:value="2" calcext:value-type="float">
            <text:p>2</text:p>
          </table:table-cell>
          <table:table-cell table:style-name="ce252" table:formula="of:=[.X116]/[.Z116]" office:value-type="float" office:value="-7" calcext:value-type="float">
            <text:p>-7</text:p>
          </table:table-cell>
          <table:table-cell table:style-name="ce252" table:formula="of:=[.Y116]/[.Z116]" office:value-type="float" office:value="10" calcext:value-type="float">
            <text:p>10</text:p>
          </table:table-cell>
          <table:table-cell table:style-name="ce287" table:formula="of:=[.AA116]/[.AB116]" office:value-type="float" office:value="-0.7" calcext:value-type="float">
            <text:p>- 7/10</text:p>
          </table:table-cell>
          <table:table-cell table:style-name="ce287" table:formula="of:=IF([.X116]=0;&quot;0&quot;;(IF([.X116]=[.Y116];&quot;1&quot;;(IF([.X116]=-[.Y116];&quot;-1&quot;;IF([.AB116]=1;TEXT([.AA116];10);[.AC116]))))))" office:value-type="float" office:value="-0.7" calcext:value-type="float">
            <text:p>- 7/10</text:p>
          </table:table-cell>
          <table:table-cell table:style-name="ce254" table:formula="of:=(-[.C116]*[.L116]-[.E116])*SIGN([.D116])" office:value-type="float" office:value="-0" calcext:value-type="float">
            <text:p>0</text:p>
          </table:table-cell>
          <table:table-cell table:style-name="ce254" table:formula="of:=ABS([.D116])" office:value-type="float" office:value="20" calcext:value-type="float">
            <text:p>20</text:p>
          </table:table-cell>
          <table:table-cell table:style-name="ce254" table:formula="of:=GCD(ABS([.AE116]);ABS([.AF116]))" office:value-type="float" office:value="20" calcext:value-type="float">
            <text:p>20</text:p>
          </table:table-cell>
          <table:table-cell table:style-name="ce252" table:formula="of:=[.AE116]/[.AG116]" office:value-type="float" office:value="-0" calcext:value-type="float">
            <text:p>0</text:p>
          </table:table-cell>
          <table:table-cell table:style-name="ce252" table:formula="of:=[.AF116]/[.AG116]" office:value-type="float" office:value="1" calcext:value-type="float">
            <text:p>1</text:p>
          </table:table-cell>
          <table:table-cell table:style-name="ce287" table:formula="of:=[.AH116]/[.AI116]" office:value-type="float" office:value="-0" calcext:value-type="float">
            <text:p><text:s/>0/1 </text:p>
          </table:table-cell>
          <table:table-cell table:style-name="ce287" table:formula="of:=IF([.AE116]=0;&quot;0&quot;;(IF([.AE116]=[.AF116];&quot;1&quot;;(IF([.AE116]=-[.AF116];&quot;-1&quot;;IF([.AI116]=1;TEXT([.AH116];10);[.AJ116]))))))" office:value-type="string" office:string-value="0" calcext:value-type="string">
            <text:p>0</text:p>
          </table:table-cell>
          <table:table-cell table:number-columns-repeated="27"/>
        </table:table-row>
        <table:table-row table:style-name="ro16">
          <table:table-cell table:style-name="ce239" office:value-type="float" office:value="0.895113284890452" calcext:value-type="float">
            <text:p>0,895113284890452</text:p>
          </table:table-cell>
          <table:table-cell table:style-name="ce239" table:formula="of:=[.B116]+1" office:value-type="float" office:value="10" calcext:value-type="float">
            <text:p>10</text:p>
          </table:table-cell>
          <table:table-cell table:style-name="ce254" table:formula="of:=[.C116]" office:value-type="float" office:value="-14" calcext:value-type="float">
            <text:p>-14</text:p>
          </table:table-cell>
          <table:table-cell table:style-name="ce254" table:formula="of:=[.D116]" office:value-type="float" office:value="-20" calcext:value-type="float">
            <text:p>-20</text:p>
          </table:table-cell>
          <table:table-cell table:style-name="ce254" table:formula="of:=[.E116]" office:value-type="float" office:value="-14" calcext:value-type="float">
            <text:p>-14</text:p>
          </table:table-cell>
          <table:table-cell table:style-name="ce254" table:formula="of:=[.F116]" office:value-type="string" office:string-value="-14x-20y-14=0" calcext:value-type="string">
            <text:p>-14x-20y-14=0</text:p>
          </table:table-cell>
          <table:table-cell table:style-name="ce261" table:formula="of:=[.G116]" office:value-type="float" office:value="-0.7" calcext:value-type="float">
            <text:p>- 7/10</text:p>
          </table:table-cell>
          <table:table-cell table:style-name="ce261" table:formula="of:=[.H116]" office:value-type="float" office:value="-0.7" calcext:value-type="float">
            <text:p>- 7/10</text:p>
          </table:table-cell>
          <table:table-cell table:style-name="ce261" table:formula="of:=[.I116]" office:value-type="string" office:string-value="y = -7x/10-7/10" calcext:value-type="string">
            <text:p>y = -7x/10-7/10</text:p>
          </table:table-cell>
          <table:table-cell table:style-name="ce254" table:formula="of:=RANK([.A117];[.$A$108:.$A$127];0)" office:value-type="float" office:value="3" calcext:value-type="float">
            <text:p>3</text:p>
          </table:table-cell>
          <table:table-cell table:style-name="ce254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54" office:value-type="float" office:value="6" calcext:value-type="float">
            <text:p>6</text:p>
          </table:table-cell>
          <table:table-cell table:style-name="ce261" table:formula="of:=[.AK117]" office:value-type="string" office:string-value="" calcext:value-type="error">
            <text:p>#DIV/0 !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4" calcext:value-type="float">
            <text:p>4</text:p>
          </table:table-cell>
          <table:table-cell table:style-name="ce326"/>
          <table:table-cell table:style-name="ce254" table:formula="of:=-ABS([.C117])*SIGN([.C117]*[.D117])" office:value-type="float" office:value="-14" calcext:value-type="float">
            <text:p>-14</text:p>
          </table:table-cell>
          <table:table-cell table:style-name="ce254" table:formula="of:=ABS([.D117])" office:value-type="float" office:value="20" calcext:value-type="float">
            <text:p>20</text:p>
          </table:table-cell>
          <table:table-cell table:style-name="ce254" table:formula="of:=GCD(ABS([.Q117]);ABS([.R117]))" office:value-type="float" office:value="2" calcext:value-type="float">
            <text:p>2</text:p>
          </table:table-cell>
          <table:table-cell table:style-name="ce252" table:formula="of:=[.Q117]/[.S117]" office:value-type="float" office:value="-7" calcext:value-type="float">
            <text:p>-7</text:p>
          </table:table-cell>
          <table:table-cell table:style-name="ce252" table:formula="of:=[.R117]/[.S117]" office:value-type="float" office:value="10" calcext:value-type="float">
            <text:p>10</text:p>
          </table:table-cell>
          <table:table-cell table:style-name="ce287" table:formula="of:=[.T117]/[.U117]" office:value-type="float" office:value="-0.7" calcext:value-type="float">
            <text:p>- 7/10</text:p>
          </table:table-cell>
          <table:table-cell table:style-name="ce287" table:formula="of:=IF([.Q117]=0;&quot;0&quot;;(IF([.Q117]=[.R117];&quot;1&quot;;(IF([.Q117]=-[.R117];&quot;-1&quot;;IF([.U117]=1;TEXT([.T117];10);[.V117]))))))" office:value-type="float" office:value="-0.7" calcext:value-type="float">
            <text:p>- 7/10</text:p>
          </table:table-cell>
          <table:table-cell table:style-name="ce254" table:formula="of:=-ABS([.E117])*SIGN([.D117]*[.E117])+[.O117]" office:value-type="float" office:value="-10" calcext:value-type="float">
            <text:p>-10</text:p>
          </table:table-cell>
          <table:table-cell table:style-name="ce254" table:formula="of:=ABS([.D117])" office:value-type="float" office:value="20" calcext:value-type="float">
            <text:p>20</text:p>
          </table:table-cell>
          <table:table-cell table:style-name="ce254" table:formula="of:=GCD(ABS([.X117]);ABS([.Y117]))" office:value-type="float" office:value="10" calcext:value-type="float">
            <text:p>10</text:p>
          </table:table-cell>
          <table:table-cell table:style-name="ce252" table:formula="of:=[.X117]/[.Z117]" office:value-type="float" office:value="-1" calcext:value-type="float">
            <text:p>-1</text:p>
          </table:table-cell>
          <table:table-cell table:style-name="ce252" table:formula="of:=[.Y117]/[.Z117]" office:value-type="float" office:value="2" calcext:value-type="float">
            <text:p>2</text:p>
          </table:table-cell>
          <table:table-cell table:style-name="ce287" table:formula="of:=[.AA117]/[.AB117]" office:value-type="float" office:value="-0.5" calcext:value-type="float">
            <text:p>- 1/2 </text:p>
          </table:table-cell>
          <table:table-cell table:style-name="ce287" table:formula="of:=IF([.X117]=0;&quot;0&quot;;(IF([.X117]=[.Y117];&quot;1&quot;;(IF([.X117]=-[.Y117];&quot;-1&quot;;IF([.AB117]=1;TEXT([.AA117];10);[.AC117]))))))" office:value-type="float" office:value="-0.5" calcext:value-type="float">
            <text:p>- 1/2 </text:p>
          </table:table-cell>
          <table:table-cell table:style-name="ce254" table:formula="of:=[.AF116]" office:value-type="float" office:value="20" calcext:value-type="float">
            <text:p>20</text:p>
          </table:table-cell>
          <table:table-cell table:style-name="ce254" table:formula="of:=[.AE116]" office:value-type="float" office:value="-0" calcext:value-type="float">
            <text:p>0</text:p>
          </table:table-cell>
          <table:table-cell table:style-name="ce254" table:formula="of:=GCD(ABS([.AE117]);ABS([.AF117]))" office:value-type="float" office:value="20" calcext:value-type="float">
            <text:p>20</text:p>
          </table:table-cell>
          <table:table-cell table:style-name="ce252" table:formula="of:=[.AE117]/[.AG117]" office:value-type="float" office:value="1" calcext:value-type="float">
            <text:p>1</text:p>
          </table:table-cell>
          <table:table-cell table:style-name="ce252" table:formula="of:=[.AF117]/[.AG117]" office:value-type="float" office:value="-0" calcext:value-type="float">
            <text:p>0</text:p>
          </table:table-cell>
          <table:table-cell table:style-name="ce287" table:formula="of:=[.AH117]/[.AI117]" office:value-type="string" office:string-value="" calcext:value-type="error">
            <text:p>#DIV/0 !</text:p>
          </table:table-cell>
          <table:table-cell table:style-name="ce287" table:formula="of:=IF([.AE117]=0;&quot;0&quot;;(IF([.AE117]=[.AF117];&quot;1&quot;;(IF([.AE117]=-[.AF117];&quot;-1&quot;;IF([.AI117]=1;TEXT([.AH117];10);[.AJ117]))))))" office:value-type="string" office:string-value="" calcext:value-type="error">
            <text:p>#DIV/0 !</text:p>
          </table:table-cell>
          <table:table-cell table:number-columns-repeated="27"/>
        </table:table-row>
        <table:table-row table:style-name="ro16">
          <table:table-cell table:style-name="ce239" office:value-type="float" office:value="0.0543519348870399" calcext:value-type="float">
            <text:p>0,05435193488704</text:p>
          </table:table-cell>
          <table:table-cell table:style-name="ce239" table:formula="of:=[.B117]+1" office:value-type="float" office:value="11" calcext:value-type="float">
            <text:p>11</text:p>
          </table:table-cell>
          <table:table-cell table:style-name="ce254" office:value-type="float" office:value="-12" calcext:value-type="float">
            <text:p>-12</text:p>
          </table:table-cell>
          <table:table-cell table:style-name="ce254" office:value-type="float" office:value="-8" calcext:value-type="float">
            <text:p>-8</text:p>
          </table:table-cell>
          <table:table-cell table:style-name="ce254" office:value-type="float" office:value="-3" calcext:value-type="float">
            <text:p>-3</text:p>
          </table:table-cell>
          <table:table-cell table:style-name="ce254" table:formula="of:=CONCATENATE([.C118];&quot;x&quot;;IF([.D118]&gt;0;&quot;+&quot;;&quot;&quot;);[.D118];&quot;y&quot;;IF([.E118]&gt;0;&quot;+&quot;;&quot;&quot;);[.E118];&quot;=0&quot;)" office:value-type="string" office:string-value="-12x-8y-3=0" calcext:value-type="string">
            <text:p>-12x-8y-3=0</text:p>
          </table:table-cell>
          <table:table-cell table:style-name="ce261" table:formula="of:=-[.C118]/[.D118]" office:value-type="float" office:value="-1.5" calcext:value-type="float">
            <text:p>- 3/2 </text:p>
          </table:table-cell>
          <table:table-cell table:style-name="ce261" table:formula="of:=-[.E118]/[.D118]" office:value-type="float" office:value="-0.375" calcext:value-type="float">
            <text:p>- 3/8 </text:p>
          </table:table-cell>
          <table:table-cell table:style-name="ce261" table:formula="of:=CONCATENATE(&quot;y = &quot;;IF([.T118]=1;&quot;&quot;;IF([.T118]=-1;&quot;-&quot;;[.T118]));IF([.U118]=1;&quot;x&quot;;&quot;x/&quot;);IF([.U118]=1;&quot;&quot;;[.U118]);IF([.V118]&gt;0;&quot;+&quot;;&quot;-&quot;);ABS([.AA118]);IF([.AB118]=1;&quot;&quot;;&quot;/&quot;);IF([.AB118]=1;&quot;&quot;;[.AB118]))" office:value-type="string" office:string-value="y = -3x/2-3/8" calcext:value-type="string">
            <text:p>y = -3x/2-3/8</text:p>
          </table:table-cell>
          <table:table-cell table:style-name="ce254" table:formula="of:=RANK([.A118];[.$A$108:.$A$127];0)" office:value-type="float" office:value="19" calcext:value-type="float">
            <text:p>19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54" office:value-type="float" office:value="7" calcext:value-type="float">
            <text:p>7</text:p>
          </table:table-cell>
          <table:table-cell table:style-name="ce261" table:formula="of:=[.AK118]" office:value-type="float" office:value="-10.875" calcext:value-type="float">
            <text:p>-87/8 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18])*SIGN([.C118]*[.D118])" office:value-type="float" office:value="-12" calcext:value-type="float">
            <text:p>-12</text:p>
          </table:table-cell>
          <table:table-cell table:style-name="ce254" table:formula="of:=ABS([.D118])" office:value-type="float" office:value="8" calcext:value-type="float">
            <text:p>8</text:p>
          </table:table-cell>
          <table:table-cell table:style-name="ce254" table:formula="of:=GCD(ABS([.Q118]);ABS([.R118]))" office:value-type="float" office:value="4" calcext:value-type="float">
            <text:p>4</text:p>
          </table:table-cell>
          <table:table-cell table:style-name="ce252" table:formula="of:=[.Q118]/[.S118]" office:value-type="float" office:value="-3" calcext:value-type="float">
            <text:p>-3</text:p>
          </table:table-cell>
          <table:table-cell table:style-name="ce252" table:formula="of:=[.R118]/[.S118]" office:value-type="float" office:value="2" calcext:value-type="float">
            <text:p>2</text:p>
          </table:table-cell>
          <table:table-cell table:style-name="ce287" table:formula="of:=[.T118]/[.U118]" office:value-type="float" office:value="-1.5" calcext:value-type="float">
            <text:p>- 3/2 </text:p>
          </table:table-cell>
          <table:table-cell table:style-name="ce287" table:formula="of:=IF([.Q118]=0;&quot;0&quot;;(IF([.Q118]=[.R118];&quot;1&quot;;(IF([.Q118]=-[.R118];&quot;-1&quot;;IF([.U118]=1;TEXT([.T118];10);[.V118]))))))" office:value-type="float" office:value="-1.5" calcext:value-type="float">
            <text:p>- 3/2 </text:p>
          </table:table-cell>
          <table:table-cell table:style-name="ce254" table:formula="of:=-ABS([.E118])*SIGN([.D118]*[.E118])" office:value-type="float" office:value="-3" calcext:value-type="float">
            <text:p>-3</text:p>
          </table:table-cell>
          <table:table-cell table:style-name="ce254" table:formula="of:=ABS([.D118])" office:value-type="float" office:value="8" calcext:value-type="float">
            <text:p>8</text:p>
          </table:table-cell>
          <table:table-cell table:style-name="ce254" table:formula="of:=GCD(ABS([.X118]);ABS([.Y118]))" office:value-type="float" office:value="1" calcext:value-type="float">
            <text:p>1</text:p>
          </table:table-cell>
          <table:table-cell table:style-name="ce252" table:formula="of:=[.X118]/[.Z118]" office:value-type="float" office:value="-3" calcext:value-type="float">
            <text:p>-3</text:p>
          </table:table-cell>
          <table:table-cell table:style-name="ce252" table:formula="of:=[.Y118]/[.Z118]" office:value-type="float" office:value="8" calcext:value-type="float">
            <text:p>8</text:p>
          </table:table-cell>
          <table:table-cell table:style-name="ce287" table:formula="of:=[.AA118]/[.AB118]" office:value-type="float" office:value="-0.375" calcext:value-type="float">
            <text:p>- 3/8 </text:p>
          </table:table-cell>
          <table:table-cell table:style-name="ce287" table:formula="of:=IF([.X118]=0;&quot;0&quot;;(IF([.X118]=[.Y118];&quot;1&quot;;(IF([.X118]=-[.Y118];&quot;-1&quot;;IF([.AB118]=1;TEXT([.AA118];10);[.AC118]))))))" office:value-type="float" office:value="-0.375" calcext:value-type="float">
            <text:p>- 3/8 </text:p>
          </table:table-cell>
          <table:table-cell table:style-name="ce254" table:formula="of:=(-[.C118]*[.L118]-[.E118])*SIGN([.D118])" office:value-type="float" office:value="-87" calcext:value-type="float">
            <text:p>-87</text:p>
          </table:table-cell>
          <table:table-cell table:style-name="ce254" table:formula="of:=ABS([.D118])" office:value-type="float" office:value="8" calcext:value-type="float">
            <text:p>8</text:p>
          </table:table-cell>
          <table:table-cell table:style-name="ce254" table:formula="of:=GCD(ABS([.AE118]);ABS([.AF118]))" office:value-type="float" office:value="1" calcext:value-type="float">
            <text:p>1</text:p>
          </table:table-cell>
          <table:table-cell table:style-name="ce252" table:formula="of:=[.AE118]/[.AG118]" office:value-type="float" office:value="-87" calcext:value-type="float">
            <text:p>-87</text:p>
          </table:table-cell>
          <table:table-cell table:style-name="ce252" table:formula="of:=[.AF118]/[.AG118]" office:value-type="float" office:value="8" calcext:value-type="float">
            <text:p>8</text:p>
          </table:table-cell>
          <table:table-cell table:style-name="ce287" table:formula="of:=[.AH118]/[.AI118]" office:value-type="float" office:value="-10.875" calcext:value-type="float">
            <text:p>-87/8 </text:p>
          </table:table-cell>
          <table:table-cell table:style-name="ce287" table:formula="of:=IF([.AE118]=0;&quot;0&quot;;(IF([.AE118]=[.AF118];&quot;1&quot;;(IF([.AE118]=-[.AF118];&quot;-1&quot;;IF([.AI118]=1;TEXT([.AH118];10);[.AJ118]))))))" office:value-type="float" office:value="-10.875" calcext:value-type="float">
            <text:p>-87/8 </text:p>
          </table:table-cell>
          <table:table-cell table:number-columns-repeated="27"/>
        </table:table-row>
        <table:table-row table:style-name="ro16">
          <table:table-cell table:style-name="ce239" office:value-type="float" office:value="0.27708269705184" calcext:value-type="float">
            <text:p>0,27708269705184</text:p>
          </table:table-cell>
          <table:table-cell table:style-name="ce239" table:formula="of:=[.B118]+1" office:value-type="float" office:value="12" calcext:value-type="float">
            <text:p>12</text:p>
          </table:table-cell>
          <table:table-cell table:style-name="ce254" table:formula="of:=[.C118]" office:value-type="float" office:value="-12" calcext:value-type="float">
            <text:p>-12</text:p>
          </table:table-cell>
          <table:table-cell table:style-name="ce254" table:formula="of:=[.D118]" office:value-type="float" office:value="-8" calcext:value-type="float">
            <text:p>-8</text:p>
          </table:table-cell>
          <table:table-cell table:style-name="ce254" table:formula="of:=[.E118]" office:value-type="float" office:value="-3" calcext:value-type="float">
            <text:p>-3</text:p>
          </table:table-cell>
          <table:table-cell table:style-name="ce254" table:formula="of:=[.F118]" office:value-type="string" office:string-value="-12x-8y-3=0" calcext:value-type="string">
            <text:p>-12x-8y-3=0</text:p>
          </table:table-cell>
          <table:table-cell table:style-name="ce261" table:formula="of:=[.G118]" office:value-type="float" office:value="-1.5" calcext:value-type="float">
            <text:p>- 3/2 </text:p>
          </table:table-cell>
          <table:table-cell table:style-name="ce261" table:formula="of:=[.H118]" office:value-type="float" office:value="-0.375" calcext:value-type="float">
            <text:p>- 3/8 </text:p>
          </table:table-cell>
          <table:table-cell table:style-name="ce261" table:formula="of:=[.I118]" office:value-type="string" office:string-value="y = -3x/2-3/8" calcext:value-type="string">
            <text:p>y = -3x/2-3/8</text:p>
          </table:table-cell>
          <table:table-cell table:style-name="ce254" table:formula="of:=RANK([.A119];[.$A$108:.$A$127];0)" office:value-type="float" office:value="12" calcext:value-type="float">
            <text:p>12</text:p>
          </table:table-cell>
          <table:table-cell table:style-name="ce254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54" office:value-type="float" office:value="5" calcext:value-type="float">
            <text:p>5</text:p>
          </table:table-cell>
          <table:table-cell table:style-name="ce261" table:formula="of:=[.AK119]" office:value-type="float" office:value="-0.0919540229885057" calcext:value-type="float">
            <text:p>- 8/87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10" calcext:value-type="float">
            <text:p>10</text:p>
          </table:table-cell>
          <table:table-cell table:style-name="ce326"/>
          <table:table-cell table:style-name="ce254" table:formula="of:=-ABS([.C119])*SIGN([.C119]*[.D119])" office:value-type="float" office:value="-12" calcext:value-type="float">
            <text:p>-12</text:p>
          </table:table-cell>
          <table:table-cell table:style-name="ce254" table:formula="of:=ABS([.D119])" office:value-type="float" office:value="8" calcext:value-type="float">
            <text:p>8</text:p>
          </table:table-cell>
          <table:table-cell table:style-name="ce254" table:formula="of:=GCD(ABS([.Q119]);ABS([.R119]))" office:value-type="float" office:value="4" calcext:value-type="float">
            <text:p>4</text:p>
          </table:table-cell>
          <table:table-cell table:style-name="ce252" table:formula="of:=[.Q119]/[.S119]" office:value-type="float" office:value="-3" calcext:value-type="float">
            <text:p>-3</text:p>
          </table:table-cell>
          <table:table-cell table:style-name="ce252" table:formula="of:=[.R119]/[.S119]" office:value-type="float" office:value="2" calcext:value-type="float">
            <text:p>2</text:p>
          </table:table-cell>
          <table:table-cell table:style-name="ce287" table:formula="of:=[.T119]/[.U119]" office:value-type="float" office:value="-1.5" calcext:value-type="float">
            <text:p>- 3/2 </text:p>
          </table:table-cell>
          <table:table-cell table:style-name="ce287" table:formula="of:=IF([.Q119]=0;&quot;0&quot;;(IF([.Q119]=[.R119];&quot;1&quot;;(IF([.Q119]=-[.R119];&quot;-1&quot;;IF([.U119]=1;TEXT([.T119];10);[.V119]))))))" office:value-type="float" office:value="-1.5" calcext:value-type="float">
            <text:p>- 3/2 </text:p>
          </table:table-cell>
          <table:table-cell table:style-name="ce254" table:formula="of:=-ABS([.E119])*SIGN([.D119]*[.E119])+[.O119]" office:value-type="float" office:value="7" calcext:value-type="float">
            <text:p>7</text:p>
          </table:table-cell>
          <table:table-cell table:style-name="ce254" table:formula="of:=ABS([.D119])" office:value-type="float" office:value="8" calcext:value-type="float">
            <text:p>8</text:p>
          </table:table-cell>
          <table:table-cell table:style-name="ce254" table:formula="of:=GCD(ABS([.X119]);ABS([.Y119]))" office:value-type="float" office:value="1" calcext:value-type="float">
            <text:p>1</text:p>
          </table:table-cell>
          <table:table-cell table:style-name="ce252" table:formula="of:=[.X119]/[.Z119]" office:value-type="float" office:value="7" calcext:value-type="float">
            <text:p>7</text:p>
          </table:table-cell>
          <table:table-cell table:style-name="ce252" table:formula="of:=[.Y119]/[.Z119]" office:value-type="float" office:value="8" calcext:value-type="float">
            <text:p>8</text:p>
          </table:table-cell>
          <table:table-cell table:style-name="ce287" table:formula="of:=[.AA119]/[.AB119]" office:value-type="float" office:value="0.875" calcext:value-type="float">
            <text:p><text:s/>7/8 </text:p>
          </table:table-cell>
          <table:table-cell table:style-name="ce287" table:formula="of:=IF([.X119]=0;&quot;0&quot;;(IF([.X119]=[.Y119];&quot;1&quot;;(IF([.X119]=-[.Y119];&quot;-1&quot;;IF([.AB119]=1;TEXT([.AA119];10);[.AC119]))))))" office:value-type="float" office:value="0.875" calcext:value-type="float">
            <text:p><text:s/>7/8 </text:p>
          </table:table-cell>
          <table:table-cell table:style-name="ce254" table:formula="of:=[.AF118]" office:value-type="float" office:value="8" calcext:value-type="float">
            <text:p>8</text:p>
          </table:table-cell>
          <table:table-cell table:style-name="ce254" table:formula="of:=[.AE118]" office:value-type="float" office:value="-87" calcext:value-type="float">
            <text:p>-87</text:p>
          </table:table-cell>
          <table:table-cell table:style-name="ce254" table:formula="of:=GCD(ABS([.AE119]);ABS([.AF119]))" office:value-type="float" office:value="1" calcext:value-type="float">
            <text:p>1</text:p>
          </table:table-cell>
          <table:table-cell table:style-name="ce252" table:formula="of:=[.AE119]/[.AG119]" office:value-type="float" office:value="8" calcext:value-type="float">
            <text:p>8</text:p>
          </table:table-cell>
          <table:table-cell table:style-name="ce252" table:formula="of:=[.AF119]/[.AG119]" office:value-type="float" office:value="-87" calcext:value-type="float">
            <text:p>-87</text:p>
          </table:table-cell>
          <table:table-cell table:style-name="ce287" table:formula="of:=[.AH119]/[.AI119]" office:value-type="float" office:value="-0.0919540229885057" calcext:value-type="float">
            <text:p>- 8/87</text:p>
          </table:table-cell>
          <table:table-cell table:style-name="ce287" table:formula="of:=IF([.AE119]=0;&quot;0&quot;;(IF([.AE119]=[.AF119];&quot;1&quot;;(IF([.AE119]=-[.AF119];&quot;-1&quot;;IF([.AI119]=1;TEXT([.AH119];10);[.AJ119]))))))" office:value-type="float" office:value="-0.0919540229885057" calcext:value-type="float">
            <text:p>- 8/87</text:p>
          </table:table-cell>
          <table:table-cell table:number-columns-repeated="27"/>
        </table:table-row>
        <table:table-row table:style-name="ro16">
          <table:table-cell table:style-name="ce239" office:value-type="float" office:value="0.216497534784838" calcext:value-type="float">
            <text:p>0,216497534784838</text:p>
          </table:table-cell>
          <table:table-cell table:style-name="ce239" table:formula="of:=[.B119]+1" office:value-type="float" office:value="13" calcext:value-type="float">
            <text:p>13</text:p>
          </table:table-cell>
          <table:table-cell table:style-name="ce254" office:value-type="float" office:value="8" calcext:value-type="float">
            <text:p>8</text:p>
          </table:table-cell>
          <table:table-cell table:style-name="ce254" office:value-type="float" office:value="18" calcext:value-type="float">
            <text:p>18</text:p>
          </table:table-cell>
          <table:table-cell table:style-name="ce254" office:value-type="float" office:value="-16" calcext:value-type="float">
            <text:p>-16</text:p>
          </table:table-cell>
          <table:table-cell table:style-name="ce254" table:formula="of:=CONCATENATE([.C120];&quot;x&quot;;IF([.D120]&gt;0;&quot;+&quot;;&quot;&quot;);[.D120];&quot;y&quot;;IF([.E120]&gt;0;&quot;+&quot;;&quot;&quot;);[.E120];&quot;=0&quot;)" office:value-type="string" office:string-value="8x+18y-16=0" calcext:value-type="string">
            <text:p>8x+18y-16=0</text:p>
          </table:table-cell>
          <table:table-cell table:style-name="ce261" table:formula="of:=-[.C120]/[.D120]" office:value-type="float" office:value="-0.444444444444444" calcext:value-type="float">
            <text:p>- 4/9 </text:p>
          </table:table-cell>
          <table:table-cell table:style-name="ce261" table:formula="of:=-[.E120]/[.D120]" office:value-type="float" office:value="0.888888888888889" calcext:value-type="float">
            <text:p><text:s/>8/9 </text:p>
          </table:table-cell>
          <table:table-cell table:style-name="ce261" table:formula="of:=CONCATENATE(&quot;y = &quot;;IF([.T120]=1;&quot;&quot;;IF([.T120]=-1;&quot;-&quot;;[.T120]));IF([.U120]=1;&quot;x&quot;;&quot;x/&quot;);IF([.U120]=1;&quot;&quot;;[.U120]);IF([.V120]&gt;0;&quot;+&quot;;&quot;-&quot;);ABS([.AA120]);IF([.AB120]=1;&quot;&quot;;&quot;/&quot;);IF([.AB120]=1;&quot;&quot;;[.AB120]))" office:value-type="string" office:string-value="y = -4x/9-8/9" calcext:value-type="string">
            <text:p>y = -4x/9-8/9</text:p>
          </table:table-cell>
          <table:table-cell table:style-name="ce254" table:formula="of:=RANK([.A120];[.$A$108:.$A$127];0)" office:value-type="float" office:value="14" calcext:value-type="float">
            <text:p>14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54" office:value-type="float" office:value="8" calcext:value-type="float">
            <text:p>8</text:p>
          </table:table-cell>
          <table:table-cell table:style-name="ce261" table:formula="of:=[.AK120]" office:value-type="float" office:value="-2.66666666666667" calcext:value-type="float">
            <text:p>- 8/3 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20])*SIGN([.C120]*[.D120])" office:value-type="float" office:value="-8" calcext:value-type="float">
            <text:p>-8</text:p>
          </table:table-cell>
          <table:table-cell table:style-name="ce254" table:formula="of:=ABS([.D120])" office:value-type="float" office:value="18" calcext:value-type="float">
            <text:p>18</text:p>
          </table:table-cell>
          <table:table-cell table:style-name="ce254" table:formula="of:=GCD(ABS([.Q120]);ABS([.R120]))" office:value-type="float" office:value="2" calcext:value-type="float">
            <text:p>2</text:p>
          </table:table-cell>
          <table:table-cell table:style-name="ce252" table:formula="of:=[.Q120]/[.S120]" office:value-type="float" office:value="-4" calcext:value-type="float">
            <text:p>-4</text:p>
          </table:table-cell>
          <table:table-cell table:style-name="ce252" table:formula="of:=[.R120]/[.S120]" office:value-type="float" office:value="9" calcext:value-type="float">
            <text:p>9</text:p>
          </table:table-cell>
          <table:table-cell table:style-name="ce287" table:formula="of:=[.T120]/[.U120]" office:value-type="float" office:value="-0.444444444444444" calcext:value-type="float">
            <text:p>- 4/9 </text:p>
          </table:table-cell>
          <table:table-cell table:style-name="ce287" table:formula="of:=IF([.Q120]=0;&quot;0&quot;;(IF([.Q120]=[.R120];&quot;1&quot;;(IF([.Q120]=-[.R120];&quot;-1&quot;;IF([.U120]=1;TEXT([.T120];10);[.V120]))))))" office:value-type="float" office:value="-0.444444444444444" calcext:value-type="float">
            <text:p>- 4/9 </text:p>
          </table:table-cell>
          <table:table-cell table:style-name="ce254" table:formula="of:=-ABS([.E120])*SIGN([.D120]*[.E120])" office:value-type="float" office:value="16" calcext:value-type="float">
            <text:p>16</text:p>
          </table:table-cell>
          <table:table-cell table:style-name="ce254" table:formula="of:=ABS([.D120])" office:value-type="float" office:value="18" calcext:value-type="float">
            <text:p>18</text:p>
          </table:table-cell>
          <table:table-cell table:style-name="ce254" table:formula="of:=GCD(ABS([.X120]);ABS([.Y120]))" office:value-type="float" office:value="2" calcext:value-type="float">
            <text:p>2</text:p>
          </table:table-cell>
          <table:table-cell table:style-name="ce252" table:formula="of:=[.X120]/[.Z120]" office:value-type="float" office:value="8" calcext:value-type="float">
            <text:p>8</text:p>
          </table:table-cell>
          <table:table-cell table:style-name="ce252" table:formula="of:=[.Y120]/[.Z120]" office:value-type="float" office:value="9" calcext:value-type="float">
            <text:p>9</text:p>
          </table:table-cell>
          <table:table-cell table:style-name="ce287" table:formula="of:=[.AA120]/[.AB120]" office:value-type="float" office:value="0.888888888888889" calcext:value-type="float">
            <text:p><text:s/>8/9 </text:p>
          </table:table-cell>
          <table:table-cell table:style-name="ce287" table:formula="of:=IF([.X120]=0;&quot;0&quot;;(IF([.X120]=[.Y120];&quot;1&quot;;(IF([.X120]=-[.Y120];&quot;-1&quot;;IF([.AB120]=1;TEXT([.AA120];10);[.AC120]))))))" office:value-type="float" office:value="0.888888888888889" calcext:value-type="float">
            <text:p><text:s/>8/9 </text:p>
          </table:table-cell>
          <table:table-cell table:style-name="ce254" table:formula="of:=(-[.C120]*[.L120]-[.E120])*SIGN([.D120])" office:value-type="float" office:value="-48" calcext:value-type="float">
            <text:p>-48</text:p>
          </table:table-cell>
          <table:table-cell table:style-name="ce254" table:formula="of:=ABS([.D120])" office:value-type="float" office:value="18" calcext:value-type="float">
            <text:p>18</text:p>
          </table:table-cell>
          <table:table-cell table:style-name="ce254" table:formula="of:=GCD(ABS([.AE120]);ABS([.AF120]))" office:value-type="float" office:value="6" calcext:value-type="float">
            <text:p>6</text:p>
          </table:table-cell>
          <table:table-cell table:style-name="ce252" table:formula="of:=[.AE120]/[.AG120]" office:value-type="float" office:value="-8" calcext:value-type="float">
            <text:p>-8</text:p>
          </table:table-cell>
          <table:table-cell table:style-name="ce252" table:formula="of:=[.AF120]/[.AG120]" office:value-type="float" office:value="3" calcext:value-type="float">
            <text:p>3</text:p>
          </table:table-cell>
          <table:table-cell table:style-name="ce287" table:formula="of:=[.AH120]/[.AI120]" office:value-type="float" office:value="-2.66666666666667" calcext:value-type="float">
            <text:p>- 8/3 </text:p>
          </table:table-cell>
          <table:table-cell table:style-name="ce287" table:formula="of:=IF([.AE120]=0;&quot;0&quot;;(IF([.AE120]=[.AF120];&quot;1&quot;;(IF([.AE120]=-[.AF120];&quot;-1&quot;;IF([.AI120]=1;TEXT([.AH120];10);[.AJ120]))))))" office:value-type="float" office:value="-2.66666666666667" calcext:value-type="float">
            <text:p>- 8/3 </text:p>
          </table:table-cell>
          <table:table-cell table:number-columns-repeated="27"/>
        </table:table-row>
        <table:table-row table:style-name="ro16">
          <table:table-cell table:style-name="ce239" office:value-type="float" office:value="0.900660041004794" calcext:value-type="float">
            <text:p>0,900660041004794</text:p>
          </table:table-cell>
          <table:table-cell table:style-name="ce239" table:formula="of:=[.B120]+1" office:value-type="float" office:value="14" calcext:value-type="float">
            <text:p>14</text:p>
          </table:table-cell>
          <table:table-cell table:style-name="ce254" table:formula="of:=[.C120]" office:value-type="float" office:value="8" calcext:value-type="float">
            <text:p>8</text:p>
          </table:table-cell>
          <table:table-cell table:style-name="ce254" table:formula="of:=[.D120]" office:value-type="float" office:value="18" calcext:value-type="float">
            <text:p>18</text:p>
          </table:table-cell>
          <table:table-cell table:style-name="ce254" table:formula="of:=[.E120]" office:value-type="float" office:value="-16" calcext:value-type="float">
            <text:p>-16</text:p>
          </table:table-cell>
          <table:table-cell table:style-name="ce254" table:formula="of:=[.F120]" office:value-type="string" office:string-value="8x+18y-16=0" calcext:value-type="string">
            <text:p>8x+18y-16=0</text:p>
          </table:table-cell>
          <table:table-cell table:style-name="ce261" table:formula="of:=[.G120]" office:value-type="float" office:value="-0.444444444444444" calcext:value-type="float">
            <text:p>- 4/9 </text:p>
          </table:table-cell>
          <table:table-cell table:style-name="ce261" table:formula="of:=[.H120]" office:value-type="float" office:value="0.888888888888889" calcext:value-type="float">
            <text:p><text:s/>8/9 </text:p>
          </table:table-cell>
          <table:table-cell table:style-name="ce261" table:formula="of:=[.I120]" office:value-type="string" office:string-value="y = -4x/9-8/9" calcext:value-type="string">
            <text:p>y = -4x/9-8/9</text:p>
          </table:table-cell>
          <table:table-cell table:style-name="ce254" table:formula="of:=RANK([.A121];[.$A$108:.$A$127];0)" office:value-type="float" office:value="2" calcext:value-type="float">
            <text:p>2</text:p>
          </table:table-cell>
          <table:table-cell table:style-name="ce254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54" office:value-type="float" office:value="-7" calcext:value-type="float">
            <text:p>-7</text:p>
          </table:table-cell>
          <table:table-cell table:style-name="ce261" table:formula="of:=[.AK121]" office:value-type="float" office:value="-0.375" calcext:value-type="float">
            <text:p>- 3/8 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1" calcext:value-type="float">
            <text:p>1</text:p>
          </table:table-cell>
          <table:table-cell table:style-name="ce326"/>
          <table:table-cell table:style-name="ce254" table:formula="of:=-ABS([.C121])*SIGN([.C121]*[.D121])" office:value-type="float" office:value="-8" calcext:value-type="float">
            <text:p>-8</text:p>
          </table:table-cell>
          <table:table-cell table:style-name="ce254" table:formula="of:=ABS([.D121])" office:value-type="float" office:value="18" calcext:value-type="float">
            <text:p>18</text:p>
          </table:table-cell>
          <table:table-cell table:style-name="ce254" table:formula="of:=GCD(ABS([.Q121]);ABS([.R121]))" office:value-type="float" office:value="2" calcext:value-type="float">
            <text:p>2</text:p>
          </table:table-cell>
          <table:table-cell table:style-name="ce252" table:formula="of:=[.Q121]/[.S121]" office:value-type="float" office:value="-4" calcext:value-type="float">
            <text:p>-4</text:p>
          </table:table-cell>
          <table:table-cell table:style-name="ce252" table:formula="of:=[.R121]/[.S121]" office:value-type="float" office:value="9" calcext:value-type="float">
            <text:p>9</text:p>
          </table:table-cell>
          <table:table-cell table:style-name="ce287" table:formula="of:=[.T121]/[.U121]" office:value-type="float" office:value="-0.444444444444444" calcext:value-type="float">
            <text:p>- 4/9 </text:p>
          </table:table-cell>
          <table:table-cell table:style-name="ce287" table:formula="of:=IF([.Q121]=0;&quot;0&quot;;(IF([.Q121]=[.R121];&quot;1&quot;;(IF([.Q121]=-[.R121];&quot;-1&quot;;IF([.U121]=1;TEXT([.T121];10);[.V121]))))))" office:value-type="float" office:value="-0.444444444444444" calcext:value-type="float">
            <text:p>- 4/9 </text:p>
          </table:table-cell>
          <table:table-cell table:style-name="ce254" table:formula="of:=-ABS([.E121])*SIGN([.D121]*[.E121])+[.O121]" office:value-type="float" office:value="17" calcext:value-type="float">
            <text:p>17</text:p>
          </table:table-cell>
          <table:table-cell table:style-name="ce254" table:formula="of:=ABS([.D121])" office:value-type="float" office:value="18" calcext:value-type="float">
            <text:p>18</text:p>
          </table:table-cell>
          <table:table-cell table:style-name="ce254" table:formula="of:=GCD(ABS([.X121]);ABS([.Y121]))" office:value-type="float" office:value="1" calcext:value-type="float">
            <text:p>1</text:p>
          </table:table-cell>
          <table:table-cell table:style-name="ce252" table:formula="of:=[.X121]/[.Z121]" office:value-type="float" office:value="17" calcext:value-type="float">
            <text:p>17</text:p>
          </table:table-cell>
          <table:table-cell table:style-name="ce252" table:formula="of:=[.Y121]/[.Z121]" office:value-type="float" office:value="18" calcext:value-type="float">
            <text:p>18</text:p>
          </table:table-cell>
          <table:table-cell table:style-name="ce287" table:formula="of:=[.AA121]/[.AB121]" office:value-type="float" office:value="0.944444444444444" calcext:value-type="float">
            <text:p>17/18</text:p>
          </table:table-cell>
          <table:table-cell table:style-name="ce287" table:formula="of:=IF([.X121]=0;&quot;0&quot;;(IF([.X121]=[.Y121];&quot;1&quot;;(IF([.X121]=-[.Y121];&quot;-1&quot;;IF([.AB121]=1;TEXT([.AA121];10);[.AC121]))))))" office:value-type="float" office:value="0.944444444444444" calcext:value-type="float">
            <text:p>17/18</text:p>
          </table:table-cell>
          <table:table-cell table:style-name="ce254" table:formula="of:=[.AF120]" office:value-type="float" office:value="18" calcext:value-type="float">
            <text:p>18</text:p>
          </table:table-cell>
          <table:table-cell table:style-name="ce254" table:formula="of:=[.AE120]" office:value-type="float" office:value="-48" calcext:value-type="float">
            <text:p>-48</text:p>
          </table:table-cell>
          <table:table-cell table:style-name="ce254" table:formula="of:=GCD(ABS([.AE121]);ABS([.AF121]))" office:value-type="float" office:value="6" calcext:value-type="float">
            <text:p>6</text:p>
          </table:table-cell>
          <table:table-cell table:style-name="ce252" table:formula="of:=[.AE121]/[.AG121]" office:value-type="float" office:value="3" calcext:value-type="float">
            <text:p>3</text:p>
          </table:table-cell>
          <table:table-cell table:style-name="ce252" table:formula="of:=[.AF121]/[.AG121]" office:value-type="float" office:value="-8" calcext:value-type="float">
            <text:p>-8</text:p>
          </table:table-cell>
          <table:table-cell table:style-name="ce287" table:formula="of:=[.AH121]/[.AI121]" office:value-type="float" office:value="-0.375" calcext:value-type="float">
            <text:p>- 3/8 </text:p>
          </table:table-cell>
          <table:table-cell table:style-name="ce287" table:formula="of:=IF([.AE121]=0;&quot;0&quot;;(IF([.AE121]=[.AF121];&quot;1&quot;;(IF([.AE121]=-[.AF121];&quot;-1&quot;;IF([.AI121]=1;TEXT([.AH121];10);[.AJ121]))))))" office:value-type="float" office:value="-0.375" calcext:value-type="float">
            <text:p>- 3/8 </text:p>
          </table:table-cell>
          <table:table-cell table:number-columns-repeated="27"/>
        </table:table-row>
        <table:table-row table:style-name="ro16">
          <table:table-cell table:style-name="ce239" office:value-type="float" office:value="0.417461597609851" calcext:value-type="float">
            <text:p>0,417461597609851</text:p>
          </table:table-cell>
          <table:table-cell table:style-name="ce239" table:formula="of:=[.B121]+1" office:value-type="float" office:value="15" calcext:value-type="float">
            <text:p>15</text:p>
          </table:table-cell>
          <table:table-cell table:style-name="ce254" office:value-type="float" office:value="10" calcext:value-type="float">
            <text:p>10</text:p>
          </table:table-cell>
          <table:table-cell table:style-name="ce254" office:value-type="float" office:value="-16" calcext:value-type="float">
            <text:p>-16</text:p>
          </table:table-cell>
          <table:table-cell table:style-name="ce254" office:value-type="float" office:value="18" calcext:value-type="float">
            <text:p>18</text:p>
          </table:table-cell>
          <table:table-cell table:style-name="ce254" table:formula="of:=CONCATENATE([.C122];&quot;x&quot;;IF([.D122]&gt;0;&quot;+&quot;;&quot;&quot;);[.D122];&quot;y&quot;;IF([.E122]&gt;0;&quot;+&quot;;&quot;&quot;);[.E122];&quot;=0&quot;)" office:value-type="string" office:string-value="10x-16y+18=0" calcext:value-type="string">
            <text:p>10x-16y+18=0</text:p>
          </table:table-cell>
          <table:table-cell table:style-name="ce261" table:formula="of:=-[.C122]/[.D122]" office:value-type="float" office:value="0.625" calcext:value-type="float">
            <text:p><text:s/>5/8 </text:p>
          </table:table-cell>
          <table:table-cell table:style-name="ce261" table:formula="of:=-[.E122]/[.D122]" office:value-type="float" office:value="1.125" calcext:value-type="float">
            <text:p><text:s/>9/8 </text:p>
          </table:table-cell>
          <table:table-cell table:style-name="ce261" table:formula="of:=CONCATENATE(&quot;y = &quot;;IF([.T122]=1;&quot;&quot;;IF([.T122]=-1;&quot;-&quot;;[.T122]));IF([.U122]=1;&quot;x&quot;;&quot;x/&quot;);IF([.U122]=1;&quot;&quot;;[.U122]);IF([.V122]&gt;0;&quot;+&quot;;&quot;-&quot;);ABS([.AA122]);IF([.AB122]=1;&quot;&quot;;&quot;/&quot;);IF([.AB122]=1;&quot;&quot;;[.AB122]))" office:value-type="string" office:string-value="y = 5x/8+9/8" calcext:value-type="string">
            <text:p>y = 5x/8+9/8</text:p>
          </table:table-cell>
          <table:table-cell table:style-name="ce254" table:formula="of:=RANK([.A122];[.$A$108:.$A$127];0)" office:value-type="float" office:value="10" calcext:value-type="float">
            <text:p>10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54" office:value-type="float" office:value="-9" calcext:value-type="float">
            <text:p>-9</text:p>
          </table:table-cell>
          <table:table-cell table:style-name="ce261" table:formula="of:=[.AK122]" office:value-type="float" office:value="-4.5" calcext:value-type="float">
            <text:p>- 9/2 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22])*SIGN([.C122]*[.D122])" office:value-type="float" office:value="10" calcext:value-type="float">
            <text:p>10</text:p>
          </table:table-cell>
          <table:table-cell table:style-name="ce254" table:formula="of:=ABS([.D122])" office:value-type="float" office:value="16" calcext:value-type="float">
            <text:p>16</text:p>
          </table:table-cell>
          <table:table-cell table:style-name="ce254" table:formula="of:=GCD(ABS([.Q122]);ABS([.R122]))" office:value-type="float" office:value="2" calcext:value-type="float">
            <text:p>2</text:p>
          </table:table-cell>
          <table:table-cell table:style-name="ce252" table:formula="of:=[.Q122]/[.S122]" office:value-type="float" office:value="5" calcext:value-type="float">
            <text:p>5</text:p>
          </table:table-cell>
          <table:table-cell table:style-name="ce252" table:formula="of:=[.R122]/[.S122]" office:value-type="float" office:value="8" calcext:value-type="float">
            <text:p>8</text:p>
          </table:table-cell>
          <table:table-cell table:style-name="ce287" table:formula="of:=[.T122]/[.U122]" office:value-type="float" office:value="0.625" calcext:value-type="float">
            <text:p><text:s/>5/8 </text:p>
          </table:table-cell>
          <table:table-cell table:style-name="ce287" table:formula="of:=IF([.Q122]=0;&quot;0&quot;;(IF([.Q122]=[.R122];&quot;1&quot;;(IF([.Q122]=-[.R122];&quot;-1&quot;;IF([.U122]=1;TEXT([.T122];10);[.V122]))))))" office:value-type="float" office:value="0.625" calcext:value-type="float">
            <text:p><text:s/>5/8 </text:p>
          </table:table-cell>
          <table:table-cell table:style-name="ce254" table:formula="of:=-ABS([.E122])*SIGN([.D122]*[.E122])" office:value-type="float" office:value="18" calcext:value-type="float">
            <text:p>18</text:p>
          </table:table-cell>
          <table:table-cell table:style-name="ce254" table:formula="of:=ABS([.D122])" office:value-type="float" office:value="16" calcext:value-type="float">
            <text:p>16</text:p>
          </table:table-cell>
          <table:table-cell table:style-name="ce254" table:formula="of:=GCD(ABS([.X122]);ABS([.Y122]))" office:value-type="float" office:value="2" calcext:value-type="float">
            <text:p>2</text:p>
          </table:table-cell>
          <table:table-cell table:style-name="ce252" table:formula="of:=[.X122]/[.Z122]" office:value-type="float" office:value="9" calcext:value-type="float">
            <text:p>9</text:p>
          </table:table-cell>
          <table:table-cell table:style-name="ce252" table:formula="of:=[.Y122]/[.Z122]" office:value-type="float" office:value="8" calcext:value-type="float">
            <text:p>8</text:p>
          </table:table-cell>
          <table:table-cell table:style-name="ce287" table:formula="of:=[.AA122]/[.AB122]" office:value-type="float" office:value="1.125" calcext:value-type="float">
            <text:p><text:s/>9/8 </text:p>
          </table:table-cell>
          <table:table-cell table:style-name="ce287" table:formula="of:=IF([.X122]=0;&quot;0&quot;;(IF([.X122]=[.Y122];&quot;1&quot;;(IF([.X122]=-[.Y122];&quot;-1&quot;;IF([.AB122]=1;TEXT([.AA122];10);[.AC122]))))))" office:value-type="float" office:value="1.125" calcext:value-type="float">
            <text:p><text:s/>9/8 </text:p>
          </table:table-cell>
          <table:table-cell table:style-name="ce254" table:formula="of:=(-[.C122]*[.L122]-[.E122])*SIGN([.D122])" office:value-type="float" office:value="-72" calcext:value-type="float">
            <text:p>-72</text:p>
          </table:table-cell>
          <table:table-cell table:style-name="ce254" table:formula="of:=ABS([.D122])" office:value-type="float" office:value="16" calcext:value-type="float">
            <text:p>16</text:p>
          </table:table-cell>
          <table:table-cell table:style-name="ce254" table:formula="of:=GCD(ABS([.AE122]);ABS([.AF122]))" office:value-type="float" office:value="8" calcext:value-type="float">
            <text:p>8</text:p>
          </table:table-cell>
          <table:table-cell table:style-name="ce252" table:formula="of:=[.AE122]/[.AG122]" office:value-type="float" office:value="-9" calcext:value-type="float">
            <text:p>-9</text:p>
          </table:table-cell>
          <table:table-cell table:style-name="ce252" table:formula="of:=[.AF122]/[.AG122]" office:value-type="float" office:value="2" calcext:value-type="float">
            <text:p>2</text:p>
          </table:table-cell>
          <table:table-cell table:style-name="ce287" table:formula="of:=[.AH122]/[.AI122]" office:value-type="float" office:value="-4.5" calcext:value-type="float">
            <text:p>- 9/2 </text:p>
          </table:table-cell>
          <table:table-cell table:style-name="ce287" table:formula="of:=IF([.AE122]=0;&quot;0&quot;;(IF([.AE122]=[.AF122];&quot;1&quot;;(IF([.AE122]=-[.AF122];&quot;-1&quot;;IF([.AI122]=1;TEXT([.AH122];10);[.AJ122]))))))" office:value-type="float" office:value="-4.5" calcext:value-type="float">
            <text:p>- 9/2 </text:p>
          </table:table-cell>
          <table:table-cell table:number-columns-repeated="27"/>
        </table:table-row>
        <table:table-row table:style-name="ro16">
          <table:table-cell table:style-name="ce239" office:value-type="float" office:value="0.776006461282349" calcext:value-type="float">
            <text:p>0,776006461282349</text:p>
          </table:table-cell>
          <table:table-cell table:style-name="ce239" table:formula="of:=[.B122]+1" office:value-type="float" office:value="16" calcext:value-type="float">
            <text:p>16</text:p>
          </table:table-cell>
          <table:table-cell table:style-name="ce254" table:formula="of:=[.C122]" office:value-type="float" office:value="10" calcext:value-type="float">
            <text:p>10</text:p>
          </table:table-cell>
          <table:table-cell table:style-name="ce254" table:formula="of:=[.D122]" office:value-type="float" office:value="-16" calcext:value-type="float">
            <text:p>-16</text:p>
          </table:table-cell>
          <table:table-cell table:style-name="ce254" table:formula="of:=[.E122]" office:value-type="float" office:value="18" calcext:value-type="float">
            <text:p>18</text:p>
          </table:table-cell>
          <table:table-cell table:style-name="ce254" table:formula="of:=[.F122]" office:value-type="string" office:string-value="10x-16y+18=0" calcext:value-type="string">
            <text:p>10x-16y+18=0</text:p>
          </table:table-cell>
          <table:table-cell table:style-name="ce261" table:formula="of:=[.G122]" office:value-type="float" office:value="0.625" calcext:value-type="float">
            <text:p><text:s/>5/8 </text:p>
          </table:table-cell>
          <table:table-cell table:style-name="ce261" table:formula="of:=[.H122]" office:value-type="float" office:value="1.125" calcext:value-type="float">
            <text:p><text:s/>9/8 </text:p>
          </table:table-cell>
          <table:table-cell table:style-name="ce261" table:formula="of:=[.I122]" office:value-type="string" office:string-value="y = 5x/8+9/8" calcext:value-type="string">
            <text:p>y = 5x/8+9/8</text:p>
          </table:table-cell>
          <table:table-cell table:style-name="ce254" table:formula="of:=RANK([.A123];[.$A$108:.$A$127];0)" office:value-type="float" office:value="4" calcext:value-type="float">
            <text:p>4</text:p>
          </table:table-cell>
          <table:table-cell table:style-name="ce254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54" office:value-type="float" office:value="-6" calcext:value-type="float">
            <text:p>-6</text:p>
          </table:table-cell>
          <table:table-cell table:style-name="ce261" table:formula="of:=[.AK123]" office:value-type="float" office:value="-0.222222222222222" calcext:value-type="float">
            <text:p>- 2/9 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1" calcext:value-type="float">
            <text:p>1</text:p>
          </table:table-cell>
          <table:table-cell table:style-name="ce326"/>
          <table:table-cell table:style-name="ce254" table:formula="of:=-ABS([.C123])*SIGN([.C123]*[.D123])" office:value-type="float" office:value="10" calcext:value-type="float">
            <text:p>10</text:p>
          </table:table-cell>
          <table:table-cell table:style-name="ce254" table:formula="of:=ABS([.D123])" office:value-type="float" office:value="16" calcext:value-type="float">
            <text:p>16</text:p>
          </table:table-cell>
          <table:table-cell table:style-name="ce254" table:formula="of:=GCD(ABS([.Q123]);ABS([.R123]))" office:value-type="float" office:value="2" calcext:value-type="float">
            <text:p>2</text:p>
          </table:table-cell>
          <table:table-cell table:style-name="ce252" table:formula="of:=[.Q123]/[.S123]" office:value-type="float" office:value="5" calcext:value-type="float">
            <text:p>5</text:p>
          </table:table-cell>
          <table:table-cell table:style-name="ce252" table:formula="of:=[.R123]/[.S123]" office:value-type="float" office:value="8" calcext:value-type="float">
            <text:p>8</text:p>
          </table:table-cell>
          <table:table-cell table:style-name="ce287" table:formula="of:=[.T123]/[.U123]" office:value-type="float" office:value="0.625" calcext:value-type="float">
            <text:p><text:s/>5/8 </text:p>
          </table:table-cell>
          <table:table-cell table:style-name="ce287" table:formula="of:=IF([.Q123]=0;&quot;0&quot;;(IF([.Q123]=[.R123];&quot;1&quot;;(IF([.Q123]=-[.R123];&quot;-1&quot;;IF([.U123]=1;TEXT([.T123];10);[.V123]))))))" office:value-type="float" office:value="0.625" calcext:value-type="float">
            <text:p><text:s/>5/8 </text:p>
          </table:table-cell>
          <table:table-cell table:style-name="ce254" table:formula="of:=-ABS([.E123])*SIGN([.D123]*[.E123])+[.O123]" office:value-type="float" office:value="19" calcext:value-type="float">
            <text:p>19</text:p>
          </table:table-cell>
          <table:table-cell table:style-name="ce254" table:formula="of:=ABS([.D123])" office:value-type="float" office:value="16" calcext:value-type="float">
            <text:p>16</text:p>
          </table:table-cell>
          <table:table-cell table:style-name="ce254" table:formula="of:=GCD(ABS([.X123]);ABS([.Y123]))" office:value-type="float" office:value="1" calcext:value-type="float">
            <text:p>1</text:p>
          </table:table-cell>
          <table:table-cell table:style-name="ce252" table:formula="of:=[.X123]/[.Z123]" office:value-type="float" office:value="19" calcext:value-type="float">
            <text:p>19</text:p>
          </table:table-cell>
          <table:table-cell table:style-name="ce252" table:formula="of:=[.Y123]/[.Z123]" office:value-type="float" office:value="16" calcext:value-type="float">
            <text:p>16</text:p>
          </table:table-cell>
          <table:table-cell table:style-name="ce287" table:formula="of:=[.AA123]/[.AB123]" office:value-type="float" office:value="1.1875" calcext:value-type="float">
            <text:p>19/16</text:p>
          </table:table-cell>
          <table:table-cell table:style-name="ce287" table:formula="of:=IF([.X123]=0;&quot;0&quot;;(IF([.X123]=[.Y123];&quot;1&quot;;(IF([.X123]=-[.Y123];&quot;-1&quot;;IF([.AB123]=1;TEXT([.AA123];10);[.AC123]))))))" office:value-type="float" office:value="1.1875" calcext:value-type="float">
            <text:p>19/16</text:p>
          </table:table-cell>
          <table:table-cell table:style-name="ce254" table:formula="of:=[.AF122]" office:value-type="float" office:value="16" calcext:value-type="float">
            <text:p>16</text:p>
          </table:table-cell>
          <table:table-cell table:style-name="ce254" table:formula="of:=[.AE122]" office:value-type="float" office:value="-72" calcext:value-type="float">
            <text:p>-72</text:p>
          </table:table-cell>
          <table:table-cell table:style-name="ce254" table:formula="of:=GCD(ABS([.AE123]);ABS([.AF123]))" office:value-type="float" office:value="8" calcext:value-type="float">
            <text:p>8</text:p>
          </table:table-cell>
          <table:table-cell table:style-name="ce252" table:formula="of:=[.AE123]/[.AG123]" office:value-type="float" office:value="2" calcext:value-type="float">
            <text:p>2</text:p>
          </table:table-cell>
          <table:table-cell table:style-name="ce252" table:formula="of:=[.AF123]/[.AG123]" office:value-type="float" office:value="-9" calcext:value-type="float">
            <text:p>-9</text:p>
          </table:table-cell>
          <table:table-cell table:style-name="ce287" table:formula="of:=[.AH123]/[.AI123]" office:value-type="float" office:value="-0.222222222222222" calcext:value-type="float">
            <text:p>- 2/9 </text:p>
          </table:table-cell>
          <table:table-cell table:style-name="ce287" table:formula="of:=IF([.AE123]=0;&quot;0&quot;;(IF([.AE123]=[.AF123];&quot;1&quot;;(IF([.AE123]=-[.AF123];&quot;-1&quot;;IF([.AI123]=1;TEXT([.AH123];10);[.AJ123]))))))" office:value-type="float" office:value="-0.222222222222222" calcext:value-type="float">
            <text:p>- 2/9 </text:p>
          </table:table-cell>
          <table:table-cell table:number-columns-repeated="27"/>
        </table:table-row>
        <table:table-row table:style-name="ro16">
          <table:table-cell table:style-name="ce239" office:value-type="float" office:value="0.766094432088955" calcext:value-type="float">
            <text:p>0,766094432088955</text:p>
          </table:table-cell>
          <table:table-cell table:style-name="ce239" table:formula="of:=[.B123]+1" office:value-type="float" office:value="17" calcext:value-type="float">
            <text:p>17</text:p>
          </table:table-cell>
          <table:table-cell table:style-name="ce254" office:value-type="float" office:value="3" calcext:value-type="float">
            <text:p>3</text:p>
          </table:table-cell>
          <table:table-cell table:style-name="ce254" office:value-type="float" office:value="14" calcext:value-type="float">
            <text:p>14</text:p>
          </table:table-cell>
          <table:table-cell table:style-name="ce254" office:value-type="float" office:value="15" calcext:value-type="float">
            <text:p>15</text:p>
          </table:table-cell>
          <table:table-cell table:style-name="ce254" table:formula="of:=CONCATENATE([.C124];&quot;x&quot;;IF([.D124]&gt;0;&quot;+&quot;;&quot;&quot;);[.D124];&quot;y&quot;;IF([.E124]&gt;0;&quot;+&quot;;&quot;&quot;);[.E124];&quot;=0&quot;)" office:value-type="string" office:string-value="3x+14y+15=0" calcext:value-type="string">
            <text:p>3x+14y+15=0</text:p>
          </table:table-cell>
          <table:table-cell table:style-name="ce261" table:formula="of:=-[.C124]/[.D124]" office:value-type="float" office:value="-0.214285714285714" calcext:value-type="float">
            <text:p>- 3/14</text:p>
          </table:table-cell>
          <table:table-cell table:style-name="ce261" table:formula="of:=-[.E124]/[.D124]" office:value-type="float" office:value="-1.07142857142857" calcext:value-type="float">
            <text:p>-15/14</text:p>
          </table:table-cell>
          <table:table-cell table:style-name="ce261" table:formula="of:=CONCATENATE(&quot;y = &quot;;IF([.T124]=1;&quot;&quot;;IF([.T124]=-1;&quot;-&quot;;[.T124]));IF([.U124]=1;&quot;x&quot;;&quot;x/&quot;);IF([.U124]=1;&quot;&quot;;[.U124]);IF([.V124]&gt;0;&quot;+&quot;;&quot;-&quot;);ABS([.AA124]);IF([.AB124]=1;&quot;&quot;;&quot;/&quot;);IF([.AB124]=1;&quot;&quot;;[.AB124]))" office:value-type="string" office:string-value="y = -3x/14-15/14" calcext:value-type="string">
            <text:p>y = -3x/14-15/14</text:p>
          </table:table-cell>
          <table:table-cell table:style-name="ce254" table:formula="of:=RANK([.A124];[.$A$108:.$A$127];0)" office:value-type="float" office:value="5" calcext:value-type="float">
            <text:p>5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54" office:value-type="float" office:value="-4" calcext:value-type="float">
            <text:p>-4</text:p>
          </table:table-cell>
          <table:table-cell table:style-name="ce261" table:formula="of:=[.AK124]" office:value-type="float" office:value="-0.214285714285714" calcext:value-type="float">
            <text:p>- 3/14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24])*SIGN([.C124]*[.D124])" office:value-type="float" office:value="-3" calcext:value-type="float">
            <text:p>-3</text:p>
          </table:table-cell>
          <table:table-cell table:style-name="ce254" table:formula="of:=ABS([.D124])" office:value-type="float" office:value="14" calcext:value-type="float">
            <text:p>14</text:p>
          </table:table-cell>
          <table:table-cell table:style-name="ce254" table:formula="of:=GCD(ABS([.Q124]);ABS([.R124]))" office:value-type="float" office:value="1" calcext:value-type="float">
            <text:p>1</text:p>
          </table:table-cell>
          <table:table-cell table:style-name="ce252" table:formula="of:=[.Q124]/[.S124]" office:value-type="float" office:value="-3" calcext:value-type="float">
            <text:p>-3</text:p>
          </table:table-cell>
          <table:table-cell table:style-name="ce252" table:formula="of:=[.R124]/[.S124]" office:value-type="float" office:value="14" calcext:value-type="float">
            <text:p>14</text:p>
          </table:table-cell>
          <table:table-cell table:style-name="ce287" table:formula="of:=[.T124]/[.U124]" office:value-type="float" office:value="-0.214285714285714" calcext:value-type="float">
            <text:p>- 3/14</text:p>
          </table:table-cell>
          <table:table-cell table:style-name="ce287" table:formula="of:=IF([.Q124]=0;&quot;0&quot;;(IF([.Q124]=[.R124];&quot;1&quot;;(IF([.Q124]=-[.R124];&quot;-1&quot;;IF([.U124]=1;TEXT([.T124];10);[.V124]))))))" office:value-type="float" office:value="-0.214285714285714" calcext:value-type="float">
            <text:p>- 3/14</text:p>
          </table:table-cell>
          <table:table-cell table:style-name="ce254" table:formula="of:=-ABS([.E124])*SIGN([.D124]*[.E124])" office:value-type="float" office:value="-15" calcext:value-type="float">
            <text:p>-15</text:p>
          </table:table-cell>
          <table:table-cell table:style-name="ce254" table:formula="of:=ABS([.D124])" office:value-type="float" office:value="14" calcext:value-type="float">
            <text:p>14</text:p>
          </table:table-cell>
          <table:table-cell table:style-name="ce254" table:formula="of:=GCD(ABS([.X124]);ABS([.Y124]))" office:value-type="float" office:value="1" calcext:value-type="float">
            <text:p>1</text:p>
          </table:table-cell>
          <table:table-cell table:style-name="ce252" table:formula="of:=[.X124]/[.Z124]" office:value-type="float" office:value="-15" calcext:value-type="float">
            <text:p>-15</text:p>
          </table:table-cell>
          <table:table-cell table:style-name="ce252" table:formula="of:=[.Y124]/[.Z124]" office:value-type="float" office:value="14" calcext:value-type="float">
            <text:p>14</text:p>
          </table:table-cell>
          <table:table-cell table:style-name="ce287" table:formula="of:=[.AA124]/[.AB124]" office:value-type="float" office:value="-1.07142857142857" calcext:value-type="float">
            <text:p>-15/14</text:p>
          </table:table-cell>
          <table:table-cell table:style-name="ce287" table:formula="of:=IF([.X124]=0;&quot;0&quot;;(IF([.X124]=[.Y124];&quot;1&quot;;(IF([.X124]=-[.Y124];&quot;-1&quot;;IF([.AB124]=1;TEXT([.AA124];10);[.AC124]))))))" office:value-type="float" office:value="-1.07142857142857" calcext:value-type="float">
            <text:p>-15/14</text:p>
          </table:table-cell>
          <table:table-cell table:style-name="ce254" table:formula="of:=(-[.C124]*[.L124]-[.E124])*SIGN([.D124])" office:value-type="float" office:value="-3" calcext:value-type="float">
            <text:p>-3</text:p>
          </table:table-cell>
          <table:table-cell table:style-name="ce254" table:formula="of:=ABS([.D124])" office:value-type="float" office:value="14" calcext:value-type="float">
            <text:p>14</text:p>
          </table:table-cell>
          <table:table-cell table:style-name="ce254" table:formula="of:=GCD(ABS([.AE124]);ABS([.AF124]))" office:value-type="float" office:value="1" calcext:value-type="float">
            <text:p>1</text:p>
          </table:table-cell>
          <table:table-cell table:style-name="ce252" table:formula="of:=[.AE124]/[.AG124]" office:value-type="float" office:value="-3" calcext:value-type="float">
            <text:p>-3</text:p>
          </table:table-cell>
          <table:table-cell table:style-name="ce252" table:formula="of:=[.AF124]/[.AG124]" office:value-type="float" office:value="14" calcext:value-type="float">
            <text:p>14</text:p>
          </table:table-cell>
          <table:table-cell table:style-name="ce287" table:formula="of:=[.AH124]/[.AI124]" office:value-type="float" office:value="-0.214285714285714" calcext:value-type="float">
            <text:p>- 3/14</text:p>
          </table:table-cell>
          <table:table-cell table:style-name="ce287" table:formula="of:=IF([.AE124]=0;&quot;0&quot;;(IF([.AE124]=[.AF124];&quot;1&quot;;(IF([.AE124]=-[.AF124];&quot;-1&quot;;IF([.AI124]=1;TEXT([.AH124];10);[.AJ124]))))))" office:value-type="float" office:value="-0.214285714285714" calcext:value-type="float">
            <text:p>- 3/14</text:p>
          </table:table-cell>
          <table:table-cell table:number-columns-repeated="27"/>
        </table:table-row>
        <table:table-row table:style-name="ro16">
          <table:table-cell table:style-name="ce239" office:value-type="float" office:value="0.15601855074377" calcext:value-type="float">
            <text:p>0,15601855074377</text:p>
          </table:table-cell>
          <table:table-cell table:style-name="ce239" table:formula="of:=[.B124]+1" office:value-type="float" office:value="18" calcext:value-type="float">
            <text:p>18</text:p>
          </table:table-cell>
          <table:table-cell table:style-name="ce254" table:formula="of:=[.C124]" office:value-type="float" office:value="3" calcext:value-type="float">
            <text:p>3</text:p>
          </table:table-cell>
          <table:table-cell table:style-name="ce254" table:formula="of:=[.D124]" office:value-type="float" office:value="14" calcext:value-type="float">
            <text:p>14</text:p>
          </table:table-cell>
          <table:table-cell table:style-name="ce254" table:formula="of:=[.E124]" office:value-type="float" office:value="15" calcext:value-type="float">
            <text:p>15</text:p>
          </table:table-cell>
          <table:table-cell table:style-name="ce254" table:formula="of:=[.F124]" office:value-type="string" office:string-value="3x+14y+15=0" calcext:value-type="string">
            <text:p>3x+14y+15=0</text:p>
          </table:table-cell>
          <table:table-cell table:style-name="ce261" table:formula="of:=[.G124]" office:value-type="float" office:value="-0.214285714285714" calcext:value-type="float">
            <text:p>- 3/14</text:p>
          </table:table-cell>
          <table:table-cell table:style-name="ce261" table:formula="of:=[.H124]" office:value-type="float" office:value="-1.07142857142857" calcext:value-type="float">
            <text:p>-15/14</text:p>
          </table:table-cell>
          <table:table-cell table:style-name="ce261" table:formula="of:=[.I124]" office:value-type="string" office:string-value="y = -3x/14-15/14" calcext:value-type="string">
            <text:p>y = -3x/14-15/14</text:p>
          </table:table-cell>
          <table:table-cell table:style-name="ce254" table:formula="of:=RANK([.A125];[.$A$108:.$A$127];0)" office:value-type="float" office:value="17" calcext:value-type="float">
            <text:p>17</text:p>
          </table:table-cell>
          <table:table-cell table:style-name="ce254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54" office:value-type="float" office:value="1" calcext:value-type="float">
            <text:p>1</text:p>
          </table:table-cell>
          <table:table-cell table:style-name="ce261" table:formula="of:=[.AK125]" office:value-type="float" office:value="-4.66666666666667" calcext:value-type="float">
            <text:p>-14/3 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-9" calcext:value-type="float">
            <text:p>-9</text:p>
          </table:table-cell>
          <table:table-cell table:style-name="ce326"/>
          <table:table-cell table:style-name="ce254" table:formula="of:=-ABS([.C125])*SIGN([.C125]*[.D125])" office:value-type="float" office:value="-3" calcext:value-type="float">
            <text:p>-3</text:p>
          </table:table-cell>
          <table:table-cell table:style-name="ce254" table:formula="of:=ABS([.D125])" office:value-type="float" office:value="14" calcext:value-type="float">
            <text:p>14</text:p>
          </table:table-cell>
          <table:table-cell table:style-name="ce254" table:formula="of:=GCD(ABS([.Q125]);ABS([.R125]))" office:value-type="float" office:value="1" calcext:value-type="float">
            <text:p>1</text:p>
          </table:table-cell>
          <table:table-cell table:style-name="ce252" table:formula="of:=[.Q125]/[.S125]" office:value-type="float" office:value="-3" calcext:value-type="float">
            <text:p>-3</text:p>
          </table:table-cell>
          <table:table-cell table:style-name="ce252" table:formula="of:=[.R125]/[.S125]" office:value-type="float" office:value="14" calcext:value-type="float">
            <text:p>14</text:p>
          </table:table-cell>
          <table:table-cell table:style-name="ce287" table:formula="of:=[.T125]/[.U125]" office:value-type="float" office:value="-0.214285714285714" calcext:value-type="float">
            <text:p>- 3/14</text:p>
          </table:table-cell>
          <table:table-cell table:style-name="ce287" table:formula="of:=IF([.Q125]=0;&quot;0&quot;;(IF([.Q125]=[.R125];&quot;1&quot;;(IF([.Q125]=-[.R125];&quot;-1&quot;;IF([.U125]=1;TEXT([.T125];10);[.V125]))))))" office:value-type="float" office:value="-0.214285714285714" calcext:value-type="float">
            <text:p>- 3/14</text:p>
          </table:table-cell>
          <table:table-cell table:style-name="ce254" table:formula="of:=-ABS([.E125])*SIGN([.D125]*[.E125])+[.O125]" office:value-type="float" office:value="-24" calcext:value-type="float">
            <text:p>-24</text:p>
          </table:table-cell>
          <table:table-cell table:style-name="ce254" table:formula="of:=ABS([.D125])" office:value-type="float" office:value="14" calcext:value-type="float">
            <text:p>14</text:p>
          </table:table-cell>
          <table:table-cell table:style-name="ce254" table:formula="of:=GCD(ABS([.X125]);ABS([.Y125]))" office:value-type="float" office:value="2" calcext:value-type="float">
            <text:p>2</text:p>
          </table:table-cell>
          <table:table-cell table:style-name="ce252" table:formula="of:=[.X125]/[.Z125]" office:value-type="float" office:value="-12" calcext:value-type="float">
            <text:p>-12</text:p>
          </table:table-cell>
          <table:table-cell table:style-name="ce252" table:formula="of:=[.Y125]/[.Z125]" office:value-type="float" office:value="7" calcext:value-type="float">
            <text:p>7</text:p>
          </table:table-cell>
          <table:table-cell table:style-name="ce287" table:formula="of:=[.AA125]/[.AB125]" office:value-type="float" office:value="-1.71428571428571" calcext:value-type="float">
            <text:p>-12/7 </text:p>
          </table:table-cell>
          <table:table-cell table:style-name="ce287" table:formula="of:=IF([.X125]=0;&quot;0&quot;;(IF([.X125]=[.Y125];&quot;1&quot;;(IF([.X125]=-[.Y125];&quot;-1&quot;;IF([.AB125]=1;TEXT([.AA125];10);[.AC125]))))))" office:value-type="float" office:value="-1.71428571428571" calcext:value-type="float">
            <text:p>-12/7 </text:p>
          </table:table-cell>
          <table:table-cell table:style-name="ce254" table:formula="of:=[.AF124]" office:value-type="float" office:value="14" calcext:value-type="float">
            <text:p>14</text:p>
          </table:table-cell>
          <table:table-cell table:style-name="ce254" table:formula="of:=[.AE124]" office:value-type="float" office:value="-3" calcext:value-type="float">
            <text:p>-3</text:p>
          </table:table-cell>
          <table:table-cell table:style-name="ce254" table:formula="of:=GCD(ABS([.AE125]);ABS([.AF125]))" office:value-type="float" office:value="1" calcext:value-type="float">
            <text:p>1</text:p>
          </table:table-cell>
          <table:table-cell table:style-name="ce252" table:formula="of:=[.AE125]/[.AG125]" office:value-type="float" office:value="14" calcext:value-type="float">
            <text:p>14</text:p>
          </table:table-cell>
          <table:table-cell table:style-name="ce252" table:formula="of:=[.AF125]/[.AG125]" office:value-type="float" office:value="-3" calcext:value-type="float">
            <text:p>-3</text:p>
          </table:table-cell>
          <table:table-cell table:style-name="ce287" table:formula="of:=[.AH125]/[.AI125]" office:value-type="float" office:value="-4.66666666666667" calcext:value-type="float">
            <text:p>-14/3 </text:p>
          </table:table-cell>
          <table:table-cell table:style-name="ce287" table:formula="of:=IF([.AE125]=0;&quot;0&quot;;(IF([.AE125]=[.AF125];&quot;1&quot;;(IF([.AE125]=-[.AF125];&quot;-1&quot;;IF([.AI125]=1;TEXT([.AH125];10);[.AJ125]))))))" office:value-type="float" office:value="-4.66666666666667" calcext:value-type="float">
            <text:p>-14/3 </text:p>
          </table:table-cell>
          <table:table-cell table:number-columns-repeated="27"/>
        </table:table-row>
        <table:table-row table:style-name="ro16">
          <table:table-cell table:style-name="ce239" office:value-type="float" office:value="0.683216586998234" calcext:value-type="float">
            <text:p>0,683216586998234</text:p>
          </table:table-cell>
          <table:table-cell table:style-name="ce239" table:formula="of:=[.B125]+1" office:value-type="float" office:value="19" calcext:value-type="float">
            <text:p>19</text:p>
          </table:table-cell>
          <table:table-cell table:style-name="ce254" office:value-type="float" office:value="-11" calcext:value-type="float">
            <text:p>-11</text:p>
          </table:table-cell>
          <table:table-cell table:style-name="ce254" office:value-type="float" office:value="-14" calcext:value-type="float">
            <text:p>-14</text:p>
          </table:table-cell>
          <table:table-cell table:style-name="ce254" office:value-type="float" office:value="3" calcext:value-type="float">
            <text:p>3</text:p>
          </table:table-cell>
          <table:table-cell table:style-name="ce254" table:formula="of:=CONCATENATE([.C126];&quot;x&quot;;IF([.D126]&gt;0;&quot;+&quot;;&quot;&quot;);[.D126];&quot;y&quot;;IF([.E126]&gt;0;&quot;+&quot;;&quot;&quot;);[.E126];&quot;=0&quot;)" office:value-type="string" office:string-value="-11x-14y+3=0" calcext:value-type="string">
            <text:p>-11x-14y+3=0</text:p>
          </table:table-cell>
          <table:table-cell table:style-name="ce261" table:formula="of:=-[.C126]/[.D126]" office:value-type="float" office:value="-0.785714285714286" calcext:value-type="float">
            <text:p>-11/14</text:p>
          </table:table-cell>
          <table:table-cell table:style-name="ce261" table:formula="of:=-[.E126]/[.D126]" office:value-type="float" office:value="0.214285714285714" calcext:value-type="float">
            <text:p><text:s/>3/14</text:p>
          </table:table-cell>
          <table:table-cell table:style-name="ce261" table:formula="of:=CONCATENATE(&quot;y = &quot;;IF([.T126]=1;&quot;&quot;;IF([.T126]=-1;&quot;-&quot;;[.T126]));IF([.U126]=1;&quot;x&quot;;&quot;x/&quot;);IF([.U126]=1;&quot;&quot;;[.U126]);IF([.V126]&gt;0;&quot;+&quot;;&quot;-&quot;);ABS([.AA126]);IF([.AB126]=1;&quot;&quot;;&quot;/&quot;);IF([.AB126]=1;&quot;&quot;;[.AB126]))" office:value-type="string" office:string-value="y = -11x/14-3/14" calcext:value-type="string">
            <text:p>y = -11x/14-3/14</text:p>
          </table:table-cell>
          <table:table-cell table:style-name="ce254" table:formula="of:=RANK([.A126];[.$A$108:.$A$127];0)" office:value-type="float" office:value="6" calcext:value-type="float">
            <text:p>6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54" office:value-type="float" office:value="7" calcext:value-type="float">
            <text:p>7</text:p>
          </table:table-cell>
          <table:table-cell table:style-name="ce261" table:formula="of:=[.AK126]" office:value-type="float" office:value="-5.28571428571429" calcext:value-type="float">
            <text:p>-37/7 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26])*SIGN([.C126]*[.D126])" office:value-type="float" office:value="-11" calcext:value-type="float">
            <text:p>-11</text:p>
          </table:table-cell>
          <table:table-cell table:style-name="ce254" table:formula="of:=ABS([.D126])" office:value-type="float" office:value="14" calcext:value-type="float">
            <text:p>14</text:p>
          </table:table-cell>
          <table:table-cell table:style-name="ce254" table:formula="of:=GCD(ABS([.Q126]);ABS([.R126]))" office:value-type="float" office:value="1" calcext:value-type="float">
            <text:p>1</text:p>
          </table:table-cell>
          <table:table-cell table:style-name="ce252" table:formula="of:=[.Q126]/[.S126]" office:value-type="float" office:value="-11" calcext:value-type="float">
            <text:p>-11</text:p>
          </table:table-cell>
          <table:table-cell table:style-name="ce252" table:formula="of:=[.R126]/[.S126]" office:value-type="float" office:value="14" calcext:value-type="float">
            <text:p>14</text:p>
          </table:table-cell>
          <table:table-cell table:style-name="ce287" table:formula="of:=[.T126]/[.U126]" office:value-type="float" office:value="-0.785714285714286" calcext:value-type="float">
            <text:p>-11/14</text:p>
          </table:table-cell>
          <table:table-cell table:style-name="ce287" table:formula="of:=IF([.Q126]=0;&quot;0&quot;;(IF([.Q126]=[.R126];&quot;1&quot;;(IF([.Q126]=-[.R126];&quot;-1&quot;;IF([.U126]=1;TEXT([.T126];10);[.V126]))))))" office:value-type="float" office:value="-0.785714285714286" calcext:value-type="float">
            <text:p>-11/14</text:p>
          </table:table-cell>
          <table:table-cell table:style-name="ce254" table:formula="of:=-ABS([.E126])*SIGN([.D126]*[.E126])" office:value-type="float" office:value="3" calcext:value-type="float">
            <text:p>3</text:p>
          </table:table-cell>
          <table:table-cell table:style-name="ce254" table:formula="of:=ABS([.D126])" office:value-type="float" office:value="14" calcext:value-type="float">
            <text:p>14</text:p>
          </table:table-cell>
          <table:table-cell table:style-name="ce254" table:formula="of:=GCD(ABS([.X126]);ABS([.Y126]))" office:value-type="float" office:value="1" calcext:value-type="float">
            <text:p>1</text:p>
          </table:table-cell>
          <table:table-cell table:style-name="ce252" table:formula="of:=[.X126]/[.Z126]" office:value-type="float" office:value="3" calcext:value-type="float">
            <text:p>3</text:p>
          </table:table-cell>
          <table:table-cell table:style-name="ce252" table:formula="of:=[.Y126]/[.Z126]" office:value-type="float" office:value="14" calcext:value-type="float">
            <text:p>14</text:p>
          </table:table-cell>
          <table:table-cell table:style-name="ce287" table:formula="of:=[.AA126]/[.AB126]" office:value-type="float" office:value="0.214285714285714" calcext:value-type="float">
            <text:p><text:s/>3/14</text:p>
          </table:table-cell>
          <table:table-cell table:style-name="ce287" table:formula="of:=IF([.X126]=0;&quot;0&quot;;(IF([.X126]=[.Y126];&quot;1&quot;;(IF([.X126]=-[.Y126];&quot;-1&quot;;IF([.AB126]=1;TEXT([.AA126];10);[.AC126]))))))" office:value-type="float" office:value="0.214285714285714" calcext:value-type="float">
            <text:p><text:s/>3/14</text:p>
          </table:table-cell>
          <table:table-cell table:style-name="ce254" table:formula="of:=(-[.C126]*[.L126]-[.E126])*SIGN([.D126])" office:value-type="float" office:value="-74" calcext:value-type="float">
            <text:p>-74</text:p>
          </table:table-cell>
          <table:table-cell table:style-name="ce254" table:formula="of:=ABS([.D126])" office:value-type="float" office:value="14" calcext:value-type="float">
            <text:p>14</text:p>
          </table:table-cell>
          <table:table-cell table:style-name="ce254" table:formula="of:=GCD(ABS([.AE126]);ABS([.AF126]))" office:value-type="float" office:value="2" calcext:value-type="float">
            <text:p>2</text:p>
          </table:table-cell>
          <table:table-cell table:style-name="ce252" table:formula="of:=[.AE126]/[.AG126]" office:value-type="float" office:value="-37" calcext:value-type="float">
            <text:p>-37</text:p>
          </table:table-cell>
          <table:table-cell table:style-name="ce252" table:formula="of:=[.AF126]/[.AG126]" office:value-type="float" office:value="7" calcext:value-type="float">
            <text:p>7</text:p>
          </table:table-cell>
          <table:table-cell table:style-name="ce287" table:formula="of:=[.AH126]/[.AI126]" office:value-type="float" office:value="-5.28571428571429" calcext:value-type="float">
            <text:p>-37/7 </text:p>
          </table:table-cell>
          <table:table-cell table:style-name="ce287" table:formula="of:=IF([.AE126]=0;&quot;0&quot;;(IF([.AE126]=[.AF126];&quot;1&quot;;(IF([.AE126]=-[.AF126];&quot;-1&quot;;IF([.AI126]=1;TEXT([.AH126];10);[.AJ126]))))))" office:value-type="float" office:value="-5.28571428571429" calcext:value-type="float">
            <text:p>-37/7 </text:p>
          </table:table-cell>
          <table:table-cell table:number-columns-repeated="27"/>
        </table:table-row>
        <table:table-row table:style-name="ro16">
          <table:table-cell table:style-name="ce239" office:value-type="float" office:value="0.0359821771792109" calcext:value-type="float">
            <text:p>0,035982177179211</text:p>
          </table:table-cell>
          <table:table-cell table:style-name="ce239" table:formula="of:=[.B126]+1" office:value-type="float" office:value="20" calcext:value-type="float">
            <text:p>20</text:p>
          </table:table-cell>
          <table:table-cell table:style-name="ce254" table:formula="of:=[.C126]" office:value-type="float" office:value="-11" calcext:value-type="float">
            <text:p>-11</text:p>
          </table:table-cell>
          <table:table-cell table:style-name="ce254" table:formula="of:=[.D126]" office:value-type="float" office:value="-14" calcext:value-type="float">
            <text:p>-14</text:p>
          </table:table-cell>
          <table:table-cell table:style-name="ce254" table:formula="of:=[.E126]" office:value-type="float" office:value="3" calcext:value-type="float">
            <text:p>3</text:p>
          </table:table-cell>
          <table:table-cell table:style-name="ce254" table:formula="of:=[.F126]" office:value-type="string" office:string-value="-11x-14y+3=0" calcext:value-type="string">
            <text:p>-11x-14y+3=0</text:p>
          </table:table-cell>
          <table:table-cell table:style-name="ce261" table:formula="of:=[.G126]" office:value-type="float" office:value="-0.785714285714286" calcext:value-type="float">
            <text:p>-11/14</text:p>
          </table:table-cell>
          <table:table-cell table:style-name="ce261" table:formula="of:=[.H126]" office:value-type="float" office:value="0.214285714285714" calcext:value-type="float">
            <text:p><text:s/>3/14</text:p>
          </table:table-cell>
          <table:table-cell table:style-name="ce261" table:formula="of:=[.I126]" office:value-type="string" office:string-value="y = -11x/14-3/14" calcext:value-type="string">
            <text:p>y = -11x/14-3/14</text:p>
          </table:table-cell>
          <table:table-cell table:style-name="ce254" table:formula="of:=RANK([.A127];[.$A$108:.$A$127];0)" office:value-type="float" office:value="20" calcext:value-type="float">
            <text:p>20</text:p>
          </table:table-cell>
          <table:table-cell table:style-name="ce254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54" office:value-type="float" office:value="-6" calcext:value-type="float">
            <text:p>-6</text:p>
          </table:table-cell>
          <table:table-cell table:style-name="ce261" table:formula="of:=[.AK127]" office:value-type="float" office:value="-0.189189189189189" calcext:value-type="float">
            <text:p>- 7/37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-1" calcext:value-type="float">
            <text:p>-1</text:p>
          </table:table-cell>
          <table:table-cell table:style-name="ce326"/>
          <table:table-cell table:style-name="ce254" table:formula="of:=-ABS([.C127])*SIGN([.C127]*[.D127])" office:value-type="float" office:value="-11" calcext:value-type="float">
            <text:p>-11</text:p>
          </table:table-cell>
          <table:table-cell table:style-name="ce254" table:formula="of:=ABS([.D127])" office:value-type="float" office:value="14" calcext:value-type="float">
            <text:p>14</text:p>
          </table:table-cell>
          <table:table-cell table:style-name="ce254" table:formula="of:=GCD(ABS([.Q127]);ABS([.R127]))" office:value-type="float" office:value="1" calcext:value-type="float">
            <text:p>1</text:p>
          </table:table-cell>
          <table:table-cell table:style-name="ce252" table:formula="of:=[.Q127]/[.S127]" office:value-type="float" office:value="-11" calcext:value-type="float">
            <text:p>-11</text:p>
          </table:table-cell>
          <table:table-cell table:style-name="ce252" table:formula="of:=[.R127]/[.S127]" office:value-type="float" office:value="14" calcext:value-type="float">
            <text:p>14</text:p>
          </table:table-cell>
          <table:table-cell table:style-name="ce287" table:formula="of:=[.T127]/[.U127]" office:value-type="float" office:value="-0.785714285714286" calcext:value-type="float">
            <text:p>-11/14</text:p>
          </table:table-cell>
          <table:table-cell table:style-name="ce287" table:formula="of:=IF([.Q127]=0;&quot;0&quot;;(IF([.Q127]=[.R127];&quot;1&quot;;(IF([.Q127]=-[.R127];&quot;-1&quot;;IF([.U127]=1;TEXT([.T127];10);[.V127]))))))" office:value-type="float" office:value="-0.785714285714286" calcext:value-type="float">
            <text:p>-11/14</text:p>
          </table:table-cell>
          <table:table-cell table:style-name="ce254" table:formula="of:=-ABS([.E127])*SIGN([.D127]*[.E127])+[.O127]" office:value-type="float" office:value="2" calcext:value-type="float">
            <text:p>2</text:p>
          </table:table-cell>
          <table:table-cell table:style-name="ce254" table:formula="of:=ABS([.D127])" office:value-type="float" office:value="14" calcext:value-type="float">
            <text:p>14</text:p>
          </table:table-cell>
          <table:table-cell table:style-name="ce254" table:formula="of:=GCD(ABS([.X127]);ABS([.Y127]))" office:value-type="float" office:value="2" calcext:value-type="float">
            <text:p>2</text:p>
          </table:table-cell>
          <table:table-cell table:style-name="ce252" table:formula="of:=[.X127]/[.Z127]" office:value-type="float" office:value="1" calcext:value-type="float">
            <text:p>1</text:p>
          </table:table-cell>
          <table:table-cell table:style-name="ce252" table:formula="of:=[.Y127]/[.Z127]" office:value-type="float" office:value="7" calcext:value-type="float">
            <text:p>7</text:p>
          </table:table-cell>
          <table:table-cell table:style-name="ce287" table:formula="of:=[.AA127]/[.AB127]" office:value-type="float" office:value="0.142857142857143" calcext:value-type="float">
            <text:p><text:s/>1/7 </text:p>
          </table:table-cell>
          <table:table-cell table:style-name="ce287" table:formula="of:=IF([.X127]=0;&quot;0&quot;;(IF([.X127]=[.Y127];&quot;1&quot;;(IF([.X127]=-[.Y127];&quot;-1&quot;;IF([.AB127]=1;TEXT([.AA127];10);[.AC127]))))))" office:value-type="float" office:value="0.142857142857143" calcext:value-type="float">
            <text:p><text:s/>1/7 </text:p>
          </table:table-cell>
          <table:table-cell table:style-name="ce254" table:formula="of:=[.AF126]" office:value-type="float" office:value="14" calcext:value-type="float">
            <text:p>14</text:p>
          </table:table-cell>
          <table:table-cell table:style-name="ce254" table:formula="of:=[.AE126]" office:value-type="float" office:value="-74" calcext:value-type="float">
            <text:p>-74</text:p>
          </table:table-cell>
          <table:table-cell table:style-name="ce254" table:formula="of:=GCD(ABS([.AE127]);ABS([.AF127]))" office:value-type="float" office:value="2" calcext:value-type="float">
            <text:p>2</text:p>
          </table:table-cell>
          <table:table-cell table:style-name="ce252" table:formula="of:=[.AE127]/[.AG127]" office:value-type="float" office:value="7" calcext:value-type="float">
            <text:p>7</text:p>
          </table:table-cell>
          <table:table-cell table:style-name="ce252" table:formula="of:=[.AF127]/[.AG127]" office:value-type="float" office:value="-37" calcext:value-type="float">
            <text:p>-37</text:p>
          </table:table-cell>
          <table:table-cell table:style-name="ce287" table:formula="of:=[.AH127]/[.AI127]" office:value-type="float" office:value="-0.189189189189189" calcext:value-type="float">
            <text:p>- 7/37</text:p>
          </table:table-cell>
          <table:table-cell table:style-name="ce287" table:formula="of:=IF([.AE127]=0;&quot;0&quot;;(IF([.AE127]=[.AF127];&quot;1&quot;;(IF([.AE127]=-[.AF127];&quot;-1&quot;;IF([.AI127]=1;TEXT([.AH127];10);[.AJ127]))))))" office:value-type="float" office:value="-0.189189189189189" calcext:value-type="float">
            <text:p>- 7/37</text:p>
          </table:table-cell>
          <table:table-cell table:number-columns-repeated="27"/>
        </table:table-row>
        <table:table-row table:style-name="ro16">
          <table:table-cell table:style-name="ce238" office:value-type="float" office:value="0.853454198231954" calcext:value-type="float">
            <text:p>0,853454198231954</text:p>
          </table:table-cell>
          <table:table-cell table:style-name="ce238" office:value-type="float" office:value="1" calcext:value-type="float">
            <text:p>1</text:p>
          </table:table-cell>
          <table:table-cell table:style-name="ce253" office:value-type="float" office:value="-5" calcext:value-type="float">
            <text:p>-5</text:p>
          </table:table-cell>
          <table:table-cell table:style-name="ce253" office:value-type="float" office:value="-3" calcext:value-type="float">
            <text:p>-3</text:p>
          </table:table-cell>
          <table:table-cell table:style-name="ce253" office:value-type="float" office:value="11" calcext:value-type="float">
            <text:p>11</text:p>
          </table:table-cell>
          <table:table-cell table:style-name="ce253" table:formula="of:=CONCATENATE([.C128];&quot;x&quot;;IF([.D128]&gt;0;&quot;+&quot;;&quot;&quot;);[.D128];&quot;y&quot;;IF([.E128]&gt;0;&quot;+&quot;;&quot;&quot;);[.E128];&quot;=0&quot;)" office:value-type="string" office:string-value="-5x-3y+11=0" calcext:value-type="string">
            <text:p>-5x-3y+11=0</text:p>
          </table:table-cell>
          <table:table-cell table:style-name="ce260" table:formula="of:=-[.C128]/[.D128]" office:value-type="float" office:value="-1.66666666666667" calcext:value-type="float">
            <text:p>- 5/3 </text:p>
          </table:table-cell>
          <table:table-cell table:style-name="ce260" table:formula="of:=-[.E128]/[.D128]" office:value-type="float" office:value="3.66666666666667" calcext:value-type="float">
            <text:p>11/3 </text:p>
          </table:table-cell>
          <table:table-cell table:style-name="ce260" table:formula="of:=CONCATENATE(&quot;y = &quot;;IF([.T128]=1;&quot;&quot;;IF([.T128]=-1;&quot;-&quot;;[.T128]));IF([.U128]=1;&quot;x&quot;;&quot;x/&quot;);IF([.U128]=1;&quot;&quot;;[.U128]);IF([.H128]&gt;0;&quot;+&quot;;&quot;-&quot;);ABS([.AA128]);IF([.AB128]=1;&quot;&quot;;&quot;/&quot;);IF([.AB128]=1;&quot;&quot;;[.AB128]))" office:value-type="string" office:string-value="y = -5x/3+11/3" calcext:value-type="string">
            <text:p>y = -5x/3+11/3</text:p>
          </table:table-cell>
          <table:table-cell table:style-name="ce253" table:formula="of:=RANK([.A128];[.$A$128:.$A$147];0)" office:value-type="float" office:value="3" calcext:value-type="float">
            <text:p>3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60" table:formula="of:=[.AK128]" office:value-type="string" office:string-value="7" calcext:value-type="string">
            <text:p>7</text:p>
          </table:table-cell>
          <table:table-cell table:style-name="ce269" office:value-type="float" office:value="-8" calcext:value-type="float">
            <text:p>-8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5" calcext:value-type="float">
            <text:p>5</text:p>
          </table:table-cell>
          <table:table-cell table:style-name="ce326"/>
          <table:table-cell table:style-name="ce253" table:formula="of:=-ABS([.C128])*SIGN([.C128]*[.D128])" office:value-type="float" office:value="-5" calcext:value-type="float">
            <text:p>-5</text:p>
          </table:table-cell>
          <table:table-cell table:style-name="ce253" table:formula="of:=ABS([.D128])" office:value-type="float" office:value="3" calcext:value-type="float">
            <text:p>3</text:p>
          </table:table-cell>
          <table:table-cell table:style-name="ce253" table:formula="of:=GCD(ABS([.Q128]);ABS([.R128]))" office:value-type="float" office:value="1" calcext:value-type="float">
            <text:p>1</text:p>
          </table:table-cell>
          <table:table-cell table:style-name="ce252" table:formula="of:=[.Q128]/[.S128]" office:value-type="float" office:value="-5" calcext:value-type="float">
            <text:p>-5</text:p>
          </table:table-cell>
          <table:table-cell table:style-name="ce252" table:formula="of:=[.R128]/[.S128]" office:value-type="float" office:value="3" calcext:value-type="float">
            <text:p>3</text:p>
          </table:table-cell>
          <table:table-cell table:style-name="ce287" table:formula="of:=[.T128]/[.U128]" office:value-type="float" office:value="-1.66666666666667" calcext:value-type="float">
            <text:p>- 5/3 </text:p>
          </table:table-cell>
          <table:table-cell table:style-name="ce287" table:formula="of:=IF([.Q128]=0;&quot;0&quot;;(IF([.Q128]=[.R128];&quot;1&quot;;(IF([.Q128]=-[.R128];&quot;-1&quot;;IF([.U128]=1;TEXT([.T128];10);[.V128]))))))" office:value-type="float" office:value="-1.66666666666667" calcext:value-type="float">
            <text:p>- 5/3 </text:p>
          </table:table-cell>
          <table:table-cell table:style-name="ce253" table:formula="of:=-ABS([.E128])*SIGN([.D128]*[.E128])" office:value-type="float" office:value="11" calcext:value-type="float">
            <text:p>11</text:p>
          </table:table-cell>
          <table:table-cell table:style-name="ce253" table:formula="of:=ABS([.D128])" office:value-type="float" office:value="3" calcext:value-type="float">
            <text:p>3</text:p>
          </table:table-cell>
          <table:table-cell table:style-name="ce253" table:formula="of:=GCD(ABS([.X128]);ABS([.Y128]))" office:value-type="float" office:value="1" calcext:value-type="float">
            <text:p>1</text:p>
          </table:table-cell>
          <table:table-cell table:style-name="ce252" table:formula="of:=[.X128]/[.Z128]" office:value-type="float" office:value="11" calcext:value-type="float">
            <text:p>11</text:p>
          </table:table-cell>
          <table:table-cell table:style-name="ce252" table:formula="of:=[.Y128]/[.Z128]" office:value-type="float" office:value="3" calcext:value-type="float">
            <text:p>3</text:p>
          </table:table-cell>
          <table:table-cell table:style-name="ce287" table:formula="of:=[.AA128]/[.AB128]" office:value-type="float" office:value="3.66666666666667" calcext:value-type="float">
            <text:p>11/3 </text:p>
          </table:table-cell>
          <table:table-cell table:style-name="ce287" table:formula="of:=IF([.X128]=0;&quot;0&quot;;(IF([.X128]=[.Y128];&quot;1&quot;;(IF([.X128]=-[.Y128];&quot;-1&quot;;IF([.AB128]=1;TEXT([.AA128];10);[.AC128]))))))" office:value-type="float" office:value="3.66666666666667" calcext:value-type="float">
            <text:p>11/3 </text:p>
          </table:table-cell>
          <table:table-cell table:style-name="ce253" table:formula="of:=(-[.D128]*[.M128]-[.E128])*SIGN([.C128])" office:value-type="float" office:value="35" calcext:value-type="float">
            <text:p>35</text:p>
          </table:table-cell>
          <table:table-cell table:style-name="ce253" table:formula="of:=ABS([.C128])" office:value-type="float" office:value="5" calcext:value-type="float">
            <text:p>5</text:p>
          </table:table-cell>
          <table:table-cell table:style-name="ce253" table:formula="of:=GCD(ABS([.AE128]);ABS([.AF128]))" office:value-type="float" office:value="5" calcext:value-type="float">
            <text:p>5</text:p>
          </table:table-cell>
          <table:table-cell table:style-name="ce252" table:formula="of:=[.AE128]/[.AG128]" office:value-type="float" office:value="7" calcext:value-type="float">
            <text:p>7</text:p>
          </table:table-cell>
          <table:table-cell table:style-name="ce252" table:formula="of:=[.AF128]/[.AG128]" office:value-type="float" office:value="1" calcext:value-type="float">
            <text:p>1</text:p>
          </table:table-cell>
          <table:table-cell table:style-name="ce287" table:formula="of:=[.AH128]/[.AI128]" office:value-type="float" office:value="7" calcext:value-type="float">
            <text:p><text:s/>7/1 </text:p>
          </table:table-cell>
          <table:table-cell table:style-name="ce287" table:formula="of:=IF([.AE128]=0;&quot;0&quot;;(IF([.AE128]=[.AF128];&quot;1&quot;;(IF([.AE128]=-[.AF128];&quot;-1&quot;;IF([.AI128]=1;TEXT([.AH128];10);[.AJ128]))))))" office:value-type="string" office:string-value="7" calcext:value-type="string">
            <text:p>7</text:p>
          </table:table-cell>
          <table:table-cell table:style-name="ce336" office:value-type="float" office:value="1" calcext:value-type="float">
            <text:p>1</text:p>
          </table:table-cell>
          <table:table-cell table:number-columns-repeated="26"/>
        </table:table-row>
        <table:table-row table:style-name="ro16">
          <table:table-cell table:style-name="ce238" office:value-type="float" office:value="0.596842324719297" calcext:value-type="float">
            <text:p>0,596842324719297</text:p>
          </table:table-cell>
          <table:table-cell table:style-name="ce238" table:formula="of:=[.B128]+1" office:value-type="float" office:value="2" calcext:value-type="float">
            <text:p>2</text:p>
          </table:table-cell>
          <table:table-cell table:style-name="ce253" table:formula="of:=[.C128]" office:value-type="float" office:value="-5" calcext:value-type="float">
            <text:p>-5</text:p>
          </table:table-cell>
          <table:table-cell table:style-name="ce253" table:formula="of:=[.D128]" office:value-type="float" office:value="-3" calcext:value-type="float">
            <text:p>-3</text:p>
          </table:table-cell>
          <table:table-cell table:style-name="ce253" table:formula="of:=[.E128]" office:value-type="float" office:value="11" calcext:value-type="float">
            <text:p>11</text:p>
          </table:table-cell>
          <table:table-cell table:style-name="ce253" table:formula="of:=[.F128]" office:value-type="string" office:string-value="-5x-3y+11=0" calcext:value-type="string">
            <text:p>-5x-3y+11=0</text:p>
          </table:table-cell>
          <table:table-cell table:style-name="ce260" table:formula="of:=[.G128]" office:value-type="float" office:value="-1.66666666666667" calcext:value-type="float">
            <text:p>- 5/3 </text:p>
          </table:table-cell>
          <table:table-cell table:style-name="ce260" table:formula="of:=[.H128]" office:value-type="float" office:value="3.66666666666667" calcext:value-type="float">
            <text:p>11/3 </text:p>
          </table:table-cell>
          <table:table-cell table:style-name="ce260" table:formula="of:=[.I128]" office:value-type="string" office:string-value="y = -5x/3+11/3" calcext:value-type="string">
            <text:p>y = -5x/3+11/3</text:p>
          </table:table-cell>
          <table:table-cell table:style-name="ce253" table:formula="of:=RANK([.A129];[.$A$128:.$A$147];0)" office:value-type="float" office:value="7" calcext:value-type="float">
            <text:p>7</text:p>
          </table:table-cell>
          <table:table-cell table:style-name="ce253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60" table:formula="of:=[.AK129]" office:value-type="float" office:value="0.142857142857143" calcext:value-type="float">
            <text:p><text:s/>1/7 </text:p>
          </table:table-cell>
          <table:table-cell table:style-name="ce269" office:value-type="float" office:value="6" calcext:value-type="float">
            <text:p>6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3" calcext:value-type="float">
            <text:p>3</text:p>
          </table:table-cell>
          <table:table-cell table:style-name="ce326"/>
          <table:table-cell table:style-name="ce253" table:formula="of:=-ABS([.C129])*SIGN([.C129]*[.D129])" office:value-type="float" office:value="-5" calcext:value-type="float">
            <text:p>-5</text:p>
          </table:table-cell>
          <table:table-cell table:style-name="ce253" table:formula="of:=ABS([.D129])" office:value-type="float" office:value="3" calcext:value-type="float">
            <text:p>3</text:p>
          </table:table-cell>
          <table:table-cell table:style-name="ce253" table:formula="of:=GCD(ABS([.Q129]);ABS([.R129]))" office:value-type="float" office:value="1" calcext:value-type="float">
            <text:p>1</text:p>
          </table:table-cell>
          <table:table-cell table:style-name="ce252" table:formula="of:=[.Q129]/[.S129]" office:value-type="float" office:value="-5" calcext:value-type="float">
            <text:p>-5</text:p>
          </table:table-cell>
          <table:table-cell table:style-name="ce252" table:formula="of:=[.R129]/[.S129]" office:value-type="float" office:value="3" calcext:value-type="float">
            <text:p>3</text:p>
          </table:table-cell>
          <table:table-cell table:style-name="ce287" table:formula="of:=[.T129]/[.U129]" office:value-type="float" office:value="-1.66666666666667" calcext:value-type="float">
            <text:p>- 5/3 </text:p>
          </table:table-cell>
          <table:table-cell table:style-name="ce287" table:formula="of:=IF([.Q129]=0;&quot;0&quot;;(IF([.Q129]=[.R129];&quot;1&quot;;(IF([.Q129]=-[.R129];&quot;-1&quot;;IF([.U129]=1;TEXT([.T129];10);[.V129]))))))" office:value-type="float" office:value="-1.66666666666667" calcext:value-type="float">
            <text:p>- 5/3 </text:p>
          </table:table-cell>
          <table:table-cell table:style-name="ce253" table:formula="of:=-ABS([.E129])*SIGN([.D129]*[.E129])+[.O129]" office:value-type="float" office:value="14" calcext:value-type="float">
            <text:p>14</text:p>
          </table:table-cell>
          <table:table-cell table:style-name="ce253" table:formula="of:=ABS([.D129])" office:value-type="float" office:value="3" calcext:value-type="float">
            <text:p>3</text:p>
          </table:table-cell>
          <table:table-cell table:style-name="ce253" table:formula="of:=GCD(ABS([.X129]);ABS([.Y129]))" office:value-type="float" office:value="1" calcext:value-type="float">
            <text:p>1</text:p>
          </table:table-cell>
          <table:table-cell table:style-name="ce252" table:formula="of:=[.X129]/[.Z129]" office:value-type="float" office:value="14" calcext:value-type="float">
            <text:p>14</text:p>
          </table:table-cell>
          <table:table-cell table:style-name="ce252" table:formula="of:=[.Y129]/[.Z129]" office:value-type="float" office:value="3" calcext:value-type="float">
            <text:p>3</text:p>
          </table:table-cell>
          <table:table-cell table:style-name="ce287" table:formula="of:=[.AA129]/[.AB129]" office:value-type="float" office:value="4.66666666666667" calcext:value-type="float">
            <text:p>14/3 </text:p>
          </table:table-cell>
          <table:table-cell table:style-name="ce287" table:formula="of:=IF([.X129]=0;&quot;0&quot;;(IF([.X129]=[.Y129];&quot;1&quot;;(IF([.X129]=-[.Y129];&quot;-1&quot;;IF([.AB129]=1;TEXT([.AA129];10);[.AC129]))))))" office:value-type="float" office:value="4.66666666666667" calcext:value-type="float">
            <text:p>14/3 </text:p>
          </table:table-cell>
          <table:table-cell table:style-name="ce253" table:formula="of:=[.AF128]" office:value-type="float" office:value="5" calcext:value-type="float">
            <text:p>5</text:p>
          </table:table-cell>
          <table:table-cell table:style-name="ce253" table:formula="of:=[.AE128]" office:value-type="float" office:value="35" calcext:value-type="float">
            <text:p>35</text:p>
          </table:table-cell>
          <table:table-cell table:style-name="ce253" table:formula="of:=GCD(ABS([.AE129]);ABS([.AF129]))" office:value-type="float" office:value="5" calcext:value-type="float">
            <text:p>5</text:p>
          </table:table-cell>
          <table:table-cell table:style-name="ce252" table:formula="of:=[.AE129]/[.AG129]" office:value-type="float" office:value="1" calcext:value-type="float">
            <text:p>1</text:p>
          </table:table-cell>
          <table:table-cell table:style-name="ce252" table:formula="of:=[.AF129]/[.AG129]" office:value-type="float" office:value="7" calcext:value-type="float">
            <text:p>7</text:p>
          </table:table-cell>
          <table:table-cell table:style-name="ce287" table:formula="of:=[.AH129]/[.AI129]" office:value-type="float" office:value="0.142857142857143" calcext:value-type="float">
            <text:p><text:s/>1/7 </text:p>
          </table:table-cell>
          <table:table-cell table:style-name="ce287" table:formula="of:=IF([.AE129]=0;&quot;0&quot;;(IF([.AE129]=[.AF129];&quot;1&quot;;(IF([.AE129]=-[.AF129];&quot;-1&quot;;IF([.AI129]=1;TEXT([.AH129];10);[.AJ129]))))))" office:value-type="float" office:value="0.142857142857143" calcext:value-type="float">
            <text:p><text:s/>1/7 </text:p>
          </table:table-cell>
          <table:table-cell table:style-name="ce336" office:value-type="float" office:value="2" calcext:value-type="float">
            <text:p>2</text:p>
          </table:table-cell>
          <table:table-cell table:number-columns-repeated="26"/>
        </table:table-row>
        <table:table-row table:style-name="ro16">
          <table:table-cell table:style-name="ce238" office:value-type="float" office:value="0.177766292282098" calcext:value-type="float">
            <text:p>0,177766292282098</text:p>
          </table:table-cell>
          <table:table-cell table:style-name="ce238" table:formula="of:=[.B129]+1" office:value-type="float" office:value="3" calcext:value-type="float">
            <text:p>3</text:p>
          </table:table-cell>
          <table:table-cell table:style-name="ce253" office:value-type="float" office:value="-2" calcext:value-type="float">
            <text:p>-2</text:p>
          </table:table-cell>
          <table:table-cell table:style-name="ce253" office:value-type="float" office:value="-13" calcext:value-type="float">
            <text:p>-13</text:p>
          </table:table-cell>
          <table:table-cell table:style-name="ce253" office:value-type="float" office:value="-4" calcext:value-type="float">
            <text:p>-4</text:p>
          </table:table-cell>
          <table:table-cell table:style-name="ce253" table:formula="of:=CONCATENATE([.C130];&quot;x&quot;;IF([.D130]&gt;0;&quot;+&quot;;&quot;&quot;);[.D130];&quot;y&quot;;IF([.E130]&gt;0;&quot;+&quot;;&quot;&quot;);[.E130];&quot;=0&quot;)" office:value-type="string" office:string-value="-2x-13y-4=0" calcext:value-type="string">
            <text:p>-2x-13y-4=0</text:p>
          </table:table-cell>
          <table:table-cell table:style-name="ce260" table:formula="of:=-[.C130]/[.D130]" office:value-type="float" office:value="-0.153846153846154" calcext:value-type="float">
            <text:p>- 2/13</text:p>
          </table:table-cell>
          <table:table-cell table:style-name="ce260" table:formula="of:=-[.E130]/[.D130]" office:value-type="float" office:value="-0.307692307692308" calcext:value-type="float">
            <text:p>- 4/13</text:p>
          </table:table-cell>
          <table:table-cell table:style-name="ce260" table:formula="of:=CONCATENATE(&quot;y = &quot;;IF([.T130]=1;&quot;&quot;;IF([.T130]=-1;&quot;-&quot;;[.T130]));IF([.U130]=1;&quot;x&quot;;&quot;x/&quot;);IF([.U130]=1;&quot;&quot;;[.U130]);IF([.H130]&gt;0;&quot;+&quot;;&quot;-&quot;);ABS([.AA130]);IF([.AB130]=1;&quot;&quot;;&quot;/&quot;);IF([.AB130]=1;&quot;&quot;;[.AB130]))" office:value-type="string" office:string-value="y = -2x/13-4/13" calcext:value-type="string">
            <text:p>y = -2x/13-4/13</text:p>
          </table:table-cell>
          <table:table-cell table:style-name="ce253" table:formula="of:=RANK([.A130];[.$A$128:.$A$147];0)" office:value-type="float" office:value="15" calcext:value-type="float">
            <text:p>15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60" table:formula="of:=[.AK130]" office:value-type="float" office:value="-47.5" calcext:value-type="float">
            <text:p>-95/2 </text:p>
          </table:table-cell>
          <table:table-cell table:style-name="ce269" office:value-type="float" office:value="7" calcext:value-type="float">
            <text:p>7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-3" calcext:value-type="float">
            <text:p>-3</text:p>
          </table:table-cell>
          <table:table-cell table:style-name="ce326"/>
          <table:table-cell table:style-name="ce253" table:formula="of:=-ABS([.C130])*SIGN([.C130]*[.D130])" office:value-type="float" office:value="-2" calcext:value-type="float">
            <text:p>-2</text:p>
          </table:table-cell>
          <table:table-cell table:style-name="ce253" table:formula="of:=ABS([.D130])" office:value-type="float" office:value="13" calcext:value-type="float">
            <text:p>13</text:p>
          </table:table-cell>
          <table:table-cell table:style-name="ce253" table:formula="of:=GCD(ABS([.Q130]);ABS([.R130]))" office:value-type="float" office:value="1" calcext:value-type="float">
            <text:p>1</text:p>
          </table:table-cell>
          <table:table-cell table:style-name="ce252" table:formula="of:=[.Q130]/[.S130]" office:value-type="float" office:value="-2" calcext:value-type="float">
            <text:p>-2</text:p>
          </table:table-cell>
          <table:table-cell table:style-name="ce252" table:formula="of:=[.R130]/[.S130]" office:value-type="float" office:value="13" calcext:value-type="float">
            <text:p>13</text:p>
          </table:table-cell>
          <table:table-cell table:style-name="ce287" table:formula="of:=[.T130]/[.U130]" office:value-type="float" office:value="-0.153846153846154" calcext:value-type="float">
            <text:p>- 2/13</text:p>
          </table:table-cell>
          <table:table-cell table:style-name="ce287" table:formula="of:=IF([.Q130]=0;&quot;0&quot;;(IF([.Q130]=[.R130];&quot;1&quot;;(IF([.Q130]=-[.R130];&quot;-1&quot;;IF([.U130]=1;TEXT([.T130];10);[.V130]))))))" office:value-type="float" office:value="-0.153846153846154" calcext:value-type="float">
            <text:p>- 2/13</text:p>
          </table:table-cell>
          <table:table-cell table:style-name="ce253" table:formula="of:=-ABS([.E130])*SIGN([.D130]*[.E130])" office:value-type="float" office:value="-4" calcext:value-type="float">
            <text:p>-4</text:p>
          </table:table-cell>
          <table:table-cell table:style-name="ce253" table:formula="of:=ABS([.D130])" office:value-type="float" office:value="13" calcext:value-type="float">
            <text:p>13</text:p>
          </table:table-cell>
          <table:table-cell table:style-name="ce253" table:formula="of:=GCD(ABS([.X130]);ABS([.Y130]))" office:value-type="float" office:value="1" calcext:value-type="float">
            <text:p>1</text:p>
          </table:table-cell>
          <table:table-cell table:style-name="ce252" table:formula="of:=[.X130]/[.Z130]" office:value-type="float" office:value="-4" calcext:value-type="float">
            <text:p>-4</text:p>
          </table:table-cell>
          <table:table-cell table:style-name="ce252" table:formula="of:=[.Y130]/[.Z130]" office:value-type="float" office:value="13" calcext:value-type="float">
            <text:p>13</text:p>
          </table:table-cell>
          <table:table-cell table:style-name="ce287" table:formula="of:=[.AA130]/[.AB130]" office:value-type="float" office:value="-0.307692307692308" calcext:value-type="float">
            <text:p>- 4/13</text:p>
          </table:table-cell>
          <table:table-cell table:style-name="ce287" table:formula="of:=IF([.X130]=0;&quot;0&quot;;(IF([.X130]=[.Y130];&quot;1&quot;;(IF([.X130]=-[.Y130];&quot;-1&quot;;IF([.AB130]=1;TEXT([.AA130];10);[.AC130]))))))" office:value-type="float" office:value="-0.307692307692308" calcext:value-type="float">
            <text:p>- 4/13</text:p>
          </table:table-cell>
          <table:table-cell table:style-name="ce253" table:formula="of:=(-[.D130]*[.M130]-[.E130])*SIGN([.C130])" office:value-type="float" office:value="-95" calcext:value-type="float">
            <text:p>-95</text:p>
          </table:table-cell>
          <table:table-cell table:style-name="ce253" table:formula="of:=ABS([.C130])" office:value-type="float" office:value="2" calcext:value-type="float">
            <text:p>2</text:p>
          </table:table-cell>
          <table:table-cell table:style-name="ce253" table:formula="of:=GCD(ABS([.AE130]);ABS([.AF130]))" office:value-type="float" office:value="1" calcext:value-type="float">
            <text:p>1</text:p>
          </table:table-cell>
          <table:table-cell table:style-name="ce252" table:formula="of:=[.AE130]/[.AG130]" office:value-type="float" office:value="-95" calcext:value-type="float">
            <text:p>-95</text:p>
          </table:table-cell>
          <table:table-cell table:style-name="ce252" table:formula="of:=[.AF130]/[.AG130]" office:value-type="float" office:value="2" calcext:value-type="float">
            <text:p>2</text:p>
          </table:table-cell>
          <table:table-cell table:style-name="ce287" table:formula="of:=[.AH130]/[.AI130]" office:value-type="float" office:value="-47.5" calcext:value-type="float">
            <text:p>-95/2 </text:p>
          </table:table-cell>
          <table:table-cell table:style-name="ce287" table:formula="of:=IF([.AE130]=0;&quot;0&quot;;(IF([.AE130]=[.AF130];&quot;1&quot;;(IF([.AE130]=-[.AF130];&quot;-1&quot;;IF([.AI130]=1;TEXT([.AH130];10);[.AJ130]))))))" office:value-type="float" office:value="-47.5" calcext:value-type="float">
            <text:p>-95/2 </text:p>
          </table:table-cell>
          <table:table-cell table:style-name="ce336" office:value-type="float" office:value="3" calcext:value-type="float">
            <text:p>3</text:p>
          </table:table-cell>
          <table:table-cell table:number-columns-repeated="26"/>
        </table:table-row>
        <table:table-row table:style-name="ro16">
          <table:table-cell table:style-name="ce238" office:value-type="float" office:value="0.145319770955564" calcext:value-type="float">
            <text:p>0,145319770955564</text:p>
          </table:table-cell>
          <table:table-cell table:style-name="ce238" table:formula="of:=[.B130]+1" office:value-type="float" office:value="4" calcext:value-type="float">
            <text:p>4</text:p>
          </table:table-cell>
          <table:table-cell table:style-name="ce253" table:formula="of:=[.C130]" office:value-type="float" office:value="-2" calcext:value-type="float">
            <text:p>-2</text:p>
          </table:table-cell>
          <table:table-cell table:style-name="ce253" table:formula="of:=[.D130]" office:value-type="float" office:value="-13" calcext:value-type="float">
            <text:p>-13</text:p>
          </table:table-cell>
          <table:table-cell table:style-name="ce253" table:formula="of:=[.E130]" office:value-type="float" office:value="-4" calcext:value-type="float">
            <text:p>-4</text:p>
          </table:table-cell>
          <table:table-cell table:style-name="ce253" table:formula="of:=[.F130]" office:value-type="string" office:string-value="-2x-13y-4=0" calcext:value-type="string">
            <text:p>-2x-13y-4=0</text:p>
          </table:table-cell>
          <table:table-cell table:style-name="ce260" table:formula="of:=[.G130]" office:value-type="float" office:value="-0.153846153846154" calcext:value-type="float">
            <text:p>- 2/13</text:p>
          </table:table-cell>
          <table:table-cell table:style-name="ce260" table:formula="of:=[.H130]" office:value-type="float" office:value="-0.307692307692308" calcext:value-type="float">
            <text:p>- 4/13</text:p>
          </table:table-cell>
          <table:table-cell table:style-name="ce260" table:formula="of:=[.I130]" office:value-type="string" office:string-value="y = -2x/13-4/13" calcext:value-type="string">
            <text:p>y = -2x/13-4/13</text:p>
          </table:table-cell>
          <table:table-cell table:style-name="ce253" table:formula="of:=RANK([.A131];[.$A$128:.$A$147];0)" office:value-type="float" office:value="16" calcext:value-type="float">
            <text:p>16</text:p>
          </table:table-cell>
          <table:table-cell table:style-name="ce253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60" table:formula="of:=[.AK131]" office:value-type="float" office:value="-0.0210526315789474" calcext:value-type="float">
            <text:p>- 2/95</text:p>
          </table:table-cell>
          <table:table-cell table:style-name="ce269" office:value-type="float" office:value="-8" calcext:value-type="float">
            <text:p>-8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4" calcext:value-type="float">
            <text:p>4</text:p>
          </table:table-cell>
          <table:table-cell table:style-name="ce326"/>
          <table:table-cell table:style-name="ce253" table:formula="of:=-ABS([.C131])*SIGN([.C131]*[.D131])" office:value-type="float" office:value="-2" calcext:value-type="float">
            <text:p>-2</text:p>
          </table:table-cell>
          <table:table-cell table:style-name="ce253" table:formula="of:=ABS([.D131])" office:value-type="float" office:value="13" calcext:value-type="float">
            <text:p>13</text:p>
          </table:table-cell>
          <table:table-cell table:style-name="ce253" table:formula="of:=GCD(ABS([.Q131]);ABS([.R131]))" office:value-type="float" office:value="1" calcext:value-type="float">
            <text:p>1</text:p>
          </table:table-cell>
          <table:table-cell table:style-name="ce252" table:formula="of:=[.Q131]/[.S131]" office:value-type="float" office:value="-2" calcext:value-type="float">
            <text:p>-2</text:p>
          </table:table-cell>
          <table:table-cell table:style-name="ce252" table:formula="of:=[.R131]/[.S131]" office:value-type="float" office:value="13" calcext:value-type="float">
            <text:p>13</text:p>
          </table:table-cell>
          <table:table-cell table:style-name="ce287" table:formula="of:=[.T131]/[.U131]" office:value-type="float" office:value="-0.153846153846154" calcext:value-type="float">
            <text:p>- 2/13</text:p>
          </table:table-cell>
          <table:table-cell table:style-name="ce287" table:formula="of:=IF([.Q131]=0;&quot;0&quot;;(IF([.Q131]=[.R131];&quot;1&quot;;(IF([.Q131]=-[.R131];&quot;-1&quot;;IF([.U131]=1;TEXT([.T131];10);[.V131]))))))" office:value-type="float" office:value="-0.153846153846154" calcext:value-type="float">
            <text:p>- 2/13</text:p>
          </table:table-cell>
          <table:table-cell table:style-name="ce253" table:formula="of:=-ABS([.E131])*SIGN([.D131]*[.E131])+[.O131]" office:value-type="float" office:value="0" calcext:value-type="float">
            <text:p>0</text:p>
          </table:table-cell>
          <table:table-cell table:style-name="ce253" table:formula="of:=ABS([.D131])" office:value-type="float" office:value="13" calcext:value-type="float">
            <text:p>13</text:p>
          </table:table-cell>
          <table:table-cell table:style-name="ce253" table:formula="of:=GCD(ABS([.X131]);ABS([.Y131]))" office:value-type="float" office:value="13" calcext:value-type="float">
            <text:p>13</text:p>
          </table:table-cell>
          <table:table-cell table:style-name="ce252" table:formula="of:=[.X131]/[.Z131]" office:value-type="float" office:value="0" calcext:value-type="float">
            <text:p>0</text:p>
          </table:table-cell>
          <table:table-cell table:style-name="ce252" table:formula="of:=[.Y131]/[.Z131]" office:value-type="float" office:value="1" calcext:value-type="float">
            <text:p>1</text:p>
          </table:table-cell>
          <table:table-cell table:style-name="ce287" table:formula="of:=[.AA131]/[.AB131]" office:value-type="float" office:value="0" calcext:value-type="float">
            <text:p><text:s/>0/1 </text:p>
          </table:table-cell>
          <table:table-cell table:style-name="ce287" table:formula="of:=IF([.X131]=0;&quot;0&quot;;(IF([.X131]=[.Y131];&quot;1&quot;;(IF([.X131]=-[.Y131];&quot;-1&quot;;IF([.AB131]=1;TEXT([.AA131];10);[.AC131]))))))" office:value-type="string" office:string-value="0" calcext:value-type="string">
            <text:p>0</text:p>
          </table:table-cell>
          <table:table-cell table:style-name="ce253" table:formula="of:=[.AF130]" office:value-type="float" office:value="2" calcext:value-type="float">
            <text:p>2</text:p>
          </table:table-cell>
          <table:table-cell table:style-name="ce253" table:formula="of:=[.AE130]" office:value-type="float" office:value="-95" calcext:value-type="float">
            <text:p>-95</text:p>
          </table:table-cell>
          <table:table-cell table:style-name="ce253" table:formula="of:=GCD(ABS([.AE131]);ABS([.AF131]))" office:value-type="float" office:value="1" calcext:value-type="float">
            <text:p>1</text:p>
          </table:table-cell>
          <table:table-cell table:style-name="ce252" table:formula="of:=[.AE131]/[.AG131]" office:value-type="float" office:value="2" calcext:value-type="float">
            <text:p>2</text:p>
          </table:table-cell>
          <table:table-cell table:style-name="ce252" table:formula="of:=[.AF131]/[.AG131]" office:value-type="float" office:value="-95" calcext:value-type="float">
            <text:p>-95</text:p>
          </table:table-cell>
          <table:table-cell table:style-name="ce287" table:formula="of:=[.AH131]/[.AI131]" office:value-type="float" office:value="-0.0210526315789474" calcext:value-type="float">
            <text:p>- 2/95</text:p>
          </table:table-cell>
          <table:table-cell table:style-name="ce287" table:formula="of:=IF([.AE131]=0;&quot;0&quot;;(IF([.AE131]=[.AF131];&quot;1&quot;;(IF([.AE131]=-[.AF131];&quot;-1&quot;;IF([.AI131]=1;TEXT([.AH131];10);[.AJ131]))))))" office:value-type="float" office:value="-0.0210526315789474" calcext:value-type="float">
            <text:p>- 2/95</text:p>
          </table:table-cell>
          <table:table-cell table:style-name="ce336" office:value-type="float" office:value="4" calcext:value-type="float">
            <text:p>4</text:p>
          </table:table-cell>
          <table:table-cell table:number-columns-repeated="26"/>
        </table:table-row>
        <table:table-row table:style-name="ro16">
          <table:table-cell table:style-name="ce238" office:value-type="float" office:value="0.434665247205949" calcext:value-type="float">
            <text:p>0,434665247205949</text:p>
          </table:table-cell>
          <table:table-cell table:style-name="ce238" table:formula="of:=[.B131]+1" office:value-type="float" office:value="5" calcext:value-type="float">
            <text:p>5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9" calcext:value-type="float">
            <text:p>9</text:p>
          </table:table-cell>
          <table:table-cell table:style-name="ce253" office:value-type="float" office:value="5" calcext:value-type="float">
            <text:p>5</text:p>
          </table:table-cell>
          <table:table-cell table:style-name="ce253" table:formula="of:=CONCATENATE([.C132];&quot;x&quot;;IF([.D132]&gt;0;&quot;+&quot;;&quot;&quot;);[.D132];&quot;y&quot;;IF([.E132]&gt;0;&quot;+&quot;;&quot;&quot;);[.E132];&quot;=0&quot;)" office:value-type="string" office:string-value="2x+9y+5=0" calcext:value-type="string">
            <text:p>2x+9y+5=0</text:p>
          </table:table-cell>
          <table:table-cell table:style-name="ce260" table:formula="of:=-[.C132]/[.D132]" office:value-type="float" office:value="-0.222222222222222" calcext:value-type="float">
            <text:p>- 2/9 </text:p>
          </table:table-cell>
          <table:table-cell table:style-name="ce260" table:formula="of:=-[.E132]/[.D132]" office:value-type="float" office:value="-0.555555555555556" calcext:value-type="float">
            <text:p>- 5/9 </text:p>
          </table:table-cell>
          <table:table-cell table:style-name="ce260" table:formula="of:=CONCATENATE(&quot;y = &quot;;IF([.T132]=1;&quot;&quot;;IF([.T132]=-1;&quot;-&quot;;[.T132]));IF([.U132]=1;&quot;x&quot;;&quot;x/&quot;);IF([.U132]=1;&quot;&quot;;[.U132]);IF([.H132]&gt;0;&quot;+&quot;;&quot;-&quot;);ABS([.AA132]);IF([.AB132]=1;&quot;&quot;;&quot;/&quot;);IF([.AB132]=1;&quot;&quot;;[.AB132]))" office:value-type="string" office:string-value="y = -2x/9-5/9" calcext:value-type="string">
            <text:p>y = -2x/9-5/9</text:p>
          </table:table-cell>
          <table:table-cell table:style-name="ce253" table:formula="of:=RANK([.A132];[.$A$128:.$A$147];0)" office:value-type="float" office:value="11" calcext:value-type="float">
            <text:p>11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60" table:formula="of:=[.AK132]" office:value-type="float" office:value="-38.5" calcext:value-type="float">
            <text:p>-77/2 </text:p>
          </table:table-cell>
          <table:table-cell table:style-name="ce269" office:value-type="float" office:value="8" calcext:value-type="float">
            <text:p>8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10" calcext:value-type="float">
            <text:p>10</text:p>
          </table:table-cell>
          <table:table-cell table:style-name="ce326"/>
          <table:table-cell table:style-name="ce253" table:formula="of:=-ABS([.C132])*SIGN([.C132]*[.D132])" office:value-type="float" office:value="-2" calcext:value-type="float">
            <text:p>-2</text:p>
          </table:table-cell>
          <table:table-cell table:style-name="ce253" table:formula="of:=ABS([.D132])" office:value-type="float" office:value="9" calcext:value-type="float">
            <text:p>9</text:p>
          </table:table-cell>
          <table:table-cell table:style-name="ce253" table:formula="of:=GCD(ABS([.Q132]);ABS([.R132]))" office:value-type="float" office:value="1" calcext:value-type="float">
            <text:p>1</text:p>
          </table:table-cell>
          <table:table-cell table:style-name="ce252" table:formula="of:=[.Q132]/[.S132]" office:value-type="float" office:value="-2" calcext:value-type="float">
            <text:p>-2</text:p>
          </table:table-cell>
          <table:table-cell table:style-name="ce252" table:formula="of:=[.R132]/[.S132]" office:value-type="float" office:value="9" calcext:value-type="float">
            <text:p>9</text:p>
          </table:table-cell>
          <table:table-cell table:style-name="ce287" table:formula="of:=[.T132]/[.U132]" office:value-type="float" office:value="-0.222222222222222" calcext:value-type="float">
            <text:p>- 2/9 </text:p>
          </table:table-cell>
          <table:table-cell table:style-name="ce287" table:formula="of:=IF([.Q132]=0;&quot;0&quot;;(IF([.Q132]=[.R132];&quot;1&quot;;(IF([.Q132]=-[.R132];&quot;-1&quot;;IF([.U132]=1;TEXT([.T132];10);[.V132]))))))" office:value-type="float" office:value="-0.222222222222222" calcext:value-type="float">
            <text:p>- 2/9 </text:p>
          </table:table-cell>
          <table:table-cell table:style-name="ce253" table:formula="of:=-ABS([.E132])*SIGN([.D132]*[.E132])" office:value-type="float" office:value="-5" calcext:value-type="float">
            <text:p>-5</text:p>
          </table:table-cell>
          <table:table-cell table:style-name="ce253" table:formula="of:=ABS([.D132])" office:value-type="float" office:value="9" calcext:value-type="float">
            <text:p>9</text:p>
          </table:table-cell>
          <table:table-cell table:style-name="ce253" table:formula="of:=GCD(ABS([.X132]);ABS([.Y132]))" office:value-type="float" office:value="1" calcext:value-type="float">
            <text:p>1</text:p>
          </table:table-cell>
          <table:table-cell table:style-name="ce252" table:formula="of:=[.X132]/[.Z132]" office:value-type="float" office:value="-5" calcext:value-type="float">
            <text:p>-5</text:p>
          </table:table-cell>
          <table:table-cell table:style-name="ce252" table:formula="of:=[.Y132]/[.Z132]" office:value-type="float" office:value="9" calcext:value-type="float">
            <text:p>9</text:p>
          </table:table-cell>
          <table:table-cell table:style-name="ce287" table:formula="of:=[.AA132]/[.AB132]" office:value-type="float" office:value="-0.555555555555556" calcext:value-type="float">
            <text:p>- 5/9 </text:p>
          </table:table-cell>
          <table:table-cell table:style-name="ce287" table:formula="of:=IF([.X132]=0;&quot;0&quot;;(IF([.X132]=[.Y132];&quot;1&quot;;(IF([.X132]=-[.Y132];&quot;-1&quot;;IF([.AB132]=1;TEXT([.AA132];10);[.AC132]))))))" office:value-type="float" office:value="-0.555555555555556" calcext:value-type="float">
            <text:p>- 5/9 </text:p>
          </table:table-cell>
          <table:table-cell table:style-name="ce253" table:formula="of:=(-[.D132]*[.M132]-[.E132])*SIGN([.C132])" office:value-type="float" office:value="-77" calcext:value-type="float">
            <text:p>-77</text:p>
          </table:table-cell>
          <table:table-cell table:style-name="ce253" table:formula="of:=ABS([.C132])" office:value-type="float" office:value="2" calcext:value-type="float">
            <text:p>2</text:p>
          </table:table-cell>
          <table:table-cell table:style-name="ce253" table:formula="of:=GCD(ABS([.AE132]);ABS([.AF132]))" office:value-type="float" office:value="1" calcext:value-type="float">
            <text:p>1</text:p>
          </table:table-cell>
          <table:table-cell table:style-name="ce252" table:formula="of:=[.AE132]/[.AG132]" office:value-type="float" office:value="-77" calcext:value-type="float">
            <text:p>-77</text:p>
          </table:table-cell>
          <table:table-cell table:style-name="ce252" table:formula="of:=[.AF132]/[.AG132]" office:value-type="float" office:value="2" calcext:value-type="float">
            <text:p>2</text:p>
          </table:table-cell>
          <table:table-cell table:style-name="ce287" table:formula="of:=[.AH132]/[.AI132]" office:value-type="float" office:value="-38.5" calcext:value-type="float">
            <text:p>-77/2 </text:p>
          </table:table-cell>
          <table:table-cell table:style-name="ce287" table:formula="of:=IF([.AE132]=0;&quot;0&quot;;(IF([.AE132]=[.AF132];&quot;1&quot;;(IF([.AE132]=-[.AF132];&quot;-1&quot;;IF([.AI132]=1;TEXT([.AH132];10);[.AJ132]))))))" office:value-type="float" office:value="-38.5" calcext:value-type="float">
            <text:p>-77/2 </text:p>
          </table:table-cell>
          <table:table-cell table:style-name="ce336" office:value-type="float" office:value="5" calcext:value-type="float">
            <text:p>5</text:p>
          </table:table-cell>
          <table:table-cell table:number-columns-repeated="26"/>
        </table:table-row>
        <table:table-row table:style-name="ro16">
          <table:table-cell table:style-name="ce238" office:value-type="float" office:value="0.358746014553679" calcext:value-type="float">
            <text:p>0,358746014553679</text:p>
          </table:table-cell>
          <table:table-cell table:style-name="ce238" table:formula="of:=[.B132]+1" office:value-type="float" office:value="6" calcext:value-type="float">
            <text:p>6</text:p>
          </table:table-cell>
          <table:table-cell table:style-name="ce253" table:formula="of:=[.C132]" office:value-type="float" office:value="2" calcext:value-type="float">
            <text:p>2</text:p>
          </table:table-cell>
          <table:table-cell table:style-name="ce253" table:formula="of:=[.D132]" office:value-type="float" office:value="9" calcext:value-type="float">
            <text:p>9</text:p>
          </table:table-cell>
          <table:table-cell table:style-name="ce253" table:formula="of:=[.E132]" office:value-type="float" office:value="5" calcext:value-type="float">
            <text:p>5</text:p>
          </table:table-cell>
          <table:table-cell table:style-name="ce253" table:formula="of:=[.F132]" office:value-type="string" office:string-value="2x+9y+5=0" calcext:value-type="string">
            <text:p>2x+9y+5=0</text:p>
          </table:table-cell>
          <table:table-cell table:style-name="ce260" table:formula="of:=[.G132]" office:value-type="float" office:value="-0.222222222222222" calcext:value-type="float">
            <text:p>- 2/9 </text:p>
          </table:table-cell>
          <table:table-cell table:style-name="ce260" table:formula="of:=[.H132]" office:value-type="float" office:value="-0.555555555555556" calcext:value-type="float">
            <text:p>- 5/9 </text:p>
          </table:table-cell>
          <table:table-cell table:style-name="ce260" table:formula="of:=[.I132]" office:value-type="string" office:string-value="y = -2x/9-5/9" calcext:value-type="string">
            <text:p>y = -2x/9-5/9</text:p>
          </table:table-cell>
          <table:table-cell table:style-name="ce253" table:formula="of:=RANK([.A133];[.$A$128:.$A$147];0)" office:value-type="float" office:value="12" calcext:value-type="float">
            <text:p>12</text:p>
          </table:table-cell>
          <table:table-cell table:style-name="ce253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60" table:formula="of:=[.AK133]" office:value-type="float" office:value="-0.025974025974026" calcext:value-type="float">
            <text:p>- 2/77</text:p>
          </table:table-cell>
          <table:table-cell table:style-name="ce269" office:value-type="float" office:value="2" calcext:value-type="float">
            <text:p>2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8" calcext:value-type="float">
            <text:p>8</text:p>
          </table:table-cell>
          <table:table-cell table:style-name="ce326"/>
          <table:table-cell table:style-name="ce253" table:formula="of:=-ABS([.C133])*SIGN([.C133]*[.D133])" office:value-type="float" office:value="-2" calcext:value-type="float">
            <text:p>-2</text:p>
          </table:table-cell>
          <table:table-cell table:style-name="ce253" table:formula="of:=ABS([.D133])" office:value-type="float" office:value="9" calcext:value-type="float">
            <text:p>9</text:p>
          </table:table-cell>
          <table:table-cell table:style-name="ce253" table:formula="of:=GCD(ABS([.Q133]);ABS([.R133]))" office:value-type="float" office:value="1" calcext:value-type="float">
            <text:p>1</text:p>
          </table:table-cell>
          <table:table-cell table:style-name="ce252" table:formula="of:=[.Q133]/[.S133]" office:value-type="float" office:value="-2" calcext:value-type="float">
            <text:p>-2</text:p>
          </table:table-cell>
          <table:table-cell table:style-name="ce252" table:formula="of:=[.R133]/[.S133]" office:value-type="float" office:value="9" calcext:value-type="float">
            <text:p>9</text:p>
          </table:table-cell>
          <table:table-cell table:style-name="ce287" table:formula="of:=[.T133]/[.U133]" office:value-type="float" office:value="-0.222222222222222" calcext:value-type="float">
            <text:p>- 2/9 </text:p>
          </table:table-cell>
          <table:table-cell table:style-name="ce287" table:formula="of:=IF([.Q133]=0;&quot;0&quot;;(IF([.Q133]=[.R133];&quot;1&quot;;(IF([.Q133]=-[.R133];&quot;-1&quot;;IF([.U133]=1;TEXT([.T133];10);[.V133]))))))" office:value-type="float" office:value="-0.222222222222222" calcext:value-type="float">
            <text:p>- 2/9 </text:p>
          </table:table-cell>
          <table:table-cell table:style-name="ce253" table:formula="of:=-ABS([.E133])*SIGN([.D133]*[.E133])+[.O133]" office:value-type="float" office:value="3" calcext:value-type="float">
            <text:p>3</text:p>
          </table:table-cell>
          <table:table-cell table:style-name="ce253" table:formula="of:=ABS([.D133])" office:value-type="float" office:value="9" calcext:value-type="float">
            <text:p>9</text:p>
          </table:table-cell>
          <table:table-cell table:style-name="ce253" table:formula="of:=GCD(ABS([.X133]);ABS([.Y133]))" office:value-type="float" office:value="3" calcext:value-type="float">
            <text:p>3</text:p>
          </table:table-cell>
          <table:table-cell table:style-name="ce252" table:formula="of:=[.X133]/[.Z133]" office:value-type="float" office:value="1" calcext:value-type="float">
            <text:p>1</text:p>
          </table:table-cell>
          <table:table-cell table:style-name="ce252" table:formula="of:=[.Y133]/[.Z133]" office:value-type="float" office:value="3" calcext:value-type="float">
            <text:p>3</text:p>
          </table:table-cell>
          <table:table-cell table:style-name="ce287" table:formula="of:=[.AA133]/[.AB133]" office:value-type="float" office:value="0.333333333333333" calcext:value-type="float">
            <text:p><text:s/>1/3 </text:p>
          </table:table-cell>
          <table:table-cell table:style-name="ce287" table:formula="of:=IF([.X133]=0;&quot;0&quot;;(IF([.X133]=[.Y133];&quot;1&quot;;(IF([.X133]=-[.Y133];&quot;-1&quot;;IF([.AB133]=1;TEXT([.AA133];10);[.AC133]))))))" office:value-type="float" office:value="0.333333333333333" calcext:value-type="float">
            <text:p><text:s/>1/3 </text:p>
          </table:table-cell>
          <table:table-cell table:style-name="ce253" table:formula="of:=[.AF132]" office:value-type="float" office:value="2" calcext:value-type="float">
            <text:p>2</text:p>
          </table:table-cell>
          <table:table-cell table:style-name="ce253" table:formula="of:=[.AE132]" office:value-type="float" office:value="-77" calcext:value-type="float">
            <text:p>-77</text:p>
          </table:table-cell>
          <table:table-cell table:style-name="ce253" table:formula="of:=GCD(ABS([.AE133]);ABS([.AF133]))" office:value-type="float" office:value="1" calcext:value-type="float">
            <text:p>1</text:p>
          </table:table-cell>
          <table:table-cell table:style-name="ce252" table:formula="of:=[.AE133]/[.AG133]" office:value-type="float" office:value="2" calcext:value-type="float">
            <text:p>2</text:p>
          </table:table-cell>
          <table:table-cell table:style-name="ce252" table:formula="of:=[.AF133]/[.AG133]" office:value-type="float" office:value="-77" calcext:value-type="float">
            <text:p>-77</text:p>
          </table:table-cell>
          <table:table-cell table:style-name="ce287" table:formula="of:=[.AH133]/[.AI133]" office:value-type="float" office:value="-0.025974025974026" calcext:value-type="float">
            <text:p>- 2/77</text:p>
          </table:table-cell>
          <table:table-cell table:style-name="ce287" table:formula="of:=IF([.AE133]=0;&quot;0&quot;;(IF([.AE133]=[.AF133];&quot;1&quot;;(IF([.AE133]=-[.AF133];&quot;-1&quot;;IF([.AI133]=1;TEXT([.AH133];10);[.AJ133]))))))" office:value-type="float" office:value="-0.025974025974026" calcext:value-type="float">
            <text:p>- 2/77</text:p>
          </table:table-cell>
          <table:table-cell table:style-name="ce336" office:value-type="float" office:value="6" calcext:value-type="float">
            <text:p>6</text:p>
          </table:table-cell>
          <table:table-cell table:number-columns-repeated="26"/>
        </table:table-row>
        <table:table-row table:style-name="ro16">
          <table:table-cell table:style-name="ce238" office:value-type="float" office:value="0.672535927794097" calcext:value-type="float">
            <text:p>0,672535927794097</text:p>
          </table:table-cell>
          <table:table-cell table:style-name="ce238" table:formula="of:=[.B133]+1" office:value-type="float" office:value="7" calcext:value-type="float">
            <text:p>7</text:p>
          </table:table-cell>
          <table:table-cell table:style-name="ce253" office:value-type="float" office:value="7" calcext:value-type="float">
            <text:p>7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-18" calcext:value-type="float">
            <text:p>-18</text:p>
          </table:table-cell>
          <table:table-cell table:style-name="ce253" table:formula="of:=CONCATENATE([.C134];&quot;x&quot;;IF([.D134]&gt;0;&quot;+&quot;;&quot;&quot;);[.D134];&quot;y&quot;;IF([.E134]&gt;0;&quot;+&quot;;&quot;&quot;);[.E134];&quot;=0&quot;)" office:value-type="string" office:string-value="7x+2y-18=0" calcext:value-type="string">
            <text:p>7x+2y-18=0</text:p>
          </table:table-cell>
          <table:table-cell table:style-name="ce260" table:formula="of:=-[.C134]/[.D134]" office:value-type="float" office:value="-3.5" calcext:value-type="float">
            <text:p>- 7/2 </text:p>
          </table:table-cell>
          <table:table-cell table:style-name="ce260" table:formula="of:=-[.E134]/[.D134]" office:value-type="float" office:value="9" calcext:value-type="float">
            <text:p><text:s/>9/1 </text:p>
          </table:table-cell>
          <table:table-cell table:style-name="ce260" table:formula="of:=CONCATENATE(&quot;y = &quot;;IF([.T134]=1;&quot;&quot;;IF([.T134]=-1;&quot;-&quot;;[.T134]));IF([.U134]=1;&quot;x&quot;;&quot;x/&quot;);IF([.U134]=1;&quot;&quot;;[.U134]);IF([.H134]&gt;0;&quot;+&quot;;&quot;-&quot;);ABS([.AA134]);IF([.AB134]=1;&quot;&quot;;&quot;/&quot;);IF([.AB134]=1;&quot;&quot;;[.AB134]))" office:value-type="string" office:string-value="y = -7x/2+9" calcext:value-type="string">
            <text:p>y = -7x/2+9</text:p>
          </table:table-cell>
          <table:table-cell table:style-name="ce253" table:formula="of:=RANK([.A134];[.$A$128:.$A$147];0)" office:value-type="float" office:value="6" calcext:value-type="float">
            <text:p>6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60" table:formula="of:=[.AK134]" office:value-type="float" office:value="0.857142857142857" calcext:value-type="float">
            <text:p><text:s/>6/7 </text:p>
          </table:table-cell>
          <table:table-cell table:style-name="ce269" office:value-type="float" office:value="6" calcext:value-type="float">
            <text:p>6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5" calcext:value-type="float">
            <text:p>5</text:p>
          </table:table-cell>
          <table:table-cell table:style-name="ce326"/>
          <table:table-cell table:style-name="ce253" table:formula="of:=-ABS([.C134])*SIGN([.C134]*[.D134])" office:value-type="float" office:value="-7" calcext:value-type="float">
            <text:p>-7</text:p>
          </table:table-cell>
          <table:table-cell table:style-name="ce253" table:formula="of:=ABS([.D134])" office:value-type="float" office:value="2" calcext:value-type="float">
            <text:p>2</text:p>
          </table:table-cell>
          <table:table-cell table:style-name="ce253" table:formula="of:=GCD(ABS([.Q134]);ABS([.R134]))" office:value-type="float" office:value="1" calcext:value-type="float">
            <text:p>1</text:p>
          </table:table-cell>
          <table:table-cell table:style-name="ce252" table:formula="of:=[.Q134]/[.S134]" office:value-type="float" office:value="-7" calcext:value-type="float">
            <text:p>-7</text:p>
          </table:table-cell>
          <table:table-cell table:style-name="ce252" table:formula="of:=[.R134]/[.S134]" office:value-type="float" office:value="2" calcext:value-type="float">
            <text:p>2</text:p>
          </table:table-cell>
          <table:table-cell table:style-name="ce287" table:formula="of:=[.T134]/[.U134]" office:value-type="float" office:value="-3.5" calcext:value-type="float">
            <text:p>- 7/2 </text:p>
          </table:table-cell>
          <table:table-cell table:style-name="ce287" table:formula="of:=IF([.Q134]=0;&quot;0&quot;;(IF([.Q134]=[.R134];&quot;1&quot;;(IF([.Q134]=-[.R134];&quot;-1&quot;;IF([.U134]=1;TEXT([.T134];10);[.V134]))))))" office:value-type="float" office:value="-3.5" calcext:value-type="float">
            <text:p>- 7/2 </text:p>
          </table:table-cell>
          <table:table-cell table:style-name="ce253" table:formula="of:=-ABS([.E134])*SIGN([.D134]*[.E134])" office:value-type="float" office:value="18" calcext:value-type="float">
            <text:p>18</text:p>
          </table:table-cell>
          <table:table-cell table:style-name="ce253" table:formula="of:=ABS([.D134])" office:value-type="float" office:value="2" calcext:value-type="float">
            <text:p>2</text:p>
          </table:table-cell>
          <table:table-cell table:style-name="ce253" table:formula="of:=GCD(ABS([.X134]);ABS([.Y134]))" office:value-type="float" office:value="2" calcext:value-type="float">
            <text:p>2</text:p>
          </table:table-cell>
          <table:table-cell table:style-name="ce252" table:formula="of:=[.X134]/[.Z134]" office:value-type="float" office:value="9" calcext:value-type="float">
            <text:p>9</text:p>
          </table:table-cell>
          <table:table-cell table:style-name="ce252" table:formula="of:=[.Y134]/[.Z134]" office:value-type="float" office:value="1" calcext:value-type="float">
            <text:p>1</text:p>
          </table:table-cell>
          <table:table-cell table:style-name="ce287" table:formula="of:=[.AA134]/[.AB134]" office:value-type="float" office:value="9" calcext:value-type="float">
            <text:p><text:s/>9/1 </text:p>
          </table:table-cell>
          <table:table-cell table:style-name="ce287" table:formula="of:=IF([.X134]=0;&quot;0&quot;;(IF([.X134]=[.Y134];&quot;1&quot;;(IF([.X134]=-[.Y134];&quot;-1&quot;;IF([.AB134]=1;TEXT([.AA134];10);[.AC134]))))))" office:value-type="string" office:string-value="9" calcext:value-type="string">
            <text:p>9</text:p>
          </table:table-cell>
          <table:table-cell table:style-name="ce253" table:formula="of:=(-[.D134]*[.M134]-[.E134])*SIGN([.C134])" office:value-type="float" office:value="6" calcext:value-type="float">
            <text:p>6</text:p>
          </table:table-cell>
          <table:table-cell table:style-name="ce253" table:formula="of:=ABS([.C134])" office:value-type="float" office:value="7" calcext:value-type="float">
            <text:p>7</text:p>
          </table:table-cell>
          <table:table-cell table:style-name="ce253" table:formula="of:=GCD(ABS([.AE134]);ABS([.AF134]))" office:value-type="float" office:value="1" calcext:value-type="float">
            <text:p>1</text:p>
          </table:table-cell>
          <table:table-cell table:style-name="ce252" table:formula="of:=[.AE134]/[.AG134]" office:value-type="float" office:value="6" calcext:value-type="float">
            <text:p>6</text:p>
          </table:table-cell>
          <table:table-cell table:style-name="ce252" table:formula="of:=[.AF134]/[.AG134]" office:value-type="float" office:value="7" calcext:value-type="float">
            <text:p>7</text:p>
          </table:table-cell>
          <table:table-cell table:style-name="ce287" table:formula="of:=[.AH134]/[.AI134]" office:value-type="float" office:value="0.857142857142857" calcext:value-type="float">
            <text:p><text:s/>6/7 </text:p>
          </table:table-cell>
          <table:table-cell table:style-name="ce287" table:formula="of:=IF([.AE134]=0;&quot;0&quot;;(IF([.AE134]=[.AF134];&quot;1&quot;;(IF([.AE134]=-[.AF134];&quot;-1&quot;;IF([.AI134]=1;TEXT([.AH134];10);[.AJ134]))))))" office:value-type="float" office:value="0.857142857142857" calcext:value-type="float">
            <text:p><text:s/>6/7 </text:p>
          </table:table-cell>
          <table:table-cell table:style-name="ce336" office:value-type="float" office:value="7" calcext:value-type="float">
            <text:p>7</text:p>
          </table:table-cell>
          <table:table-cell table:number-columns-repeated="26"/>
        </table:table-row>
        <table:table-row table:style-name="ro16">
          <table:table-cell table:style-name="ce238" office:value-type="float" office:value="0.845152770943641" calcext:value-type="float">
            <text:p>0,845152770943641</text:p>
          </table:table-cell>
          <table:table-cell table:style-name="ce238" table:formula="of:=[.B134]+1" office:value-type="float" office:value="8" calcext:value-type="float">
            <text:p>8</text:p>
          </table:table-cell>
          <table:table-cell table:style-name="ce253" table:formula="of:=[.C134]" office:value-type="float" office:value="7" calcext:value-type="float">
            <text:p>7</text:p>
          </table:table-cell>
          <table:table-cell table:style-name="ce253" table:formula="of:=[.D134]" office:value-type="float" office:value="2" calcext:value-type="float">
            <text:p>2</text:p>
          </table:table-cell>
          <table:table-cell table:style-name="ce253" table:formula="of:=[.E134]" office:value-type="float" office:value="-18" calcext:value-type="float">
            <text:p>-18</text:p>
          </table:table-cell>
          <table:table-cell table:style-name="ce253" table:formula="of:=[.F134]" office:value-type="string" office:string-value="7x+2y-18=0" calcext:value-type="string">
            <text:p>7x+2y-18=0</text:p>
          </table:table-cell>
          <table:table-cell table:style-name="ce260" table:formula="of:=[.G134]" office:value-type="float" office:value="-3.5" calcext:value-type="float">
            <text:p>- 7/2 </text:p>
          </table:table-cell>
          <table:table-cell table:style-name="ce260" table:formula="of:=[.H134]" office:value-type="float" office:value="9" calcext:value-type="float">
            <text:p><text:s/>9/1 </text:p>
          </table:table-cell>
          <table:table-cell table:style-name="ce260" table:formula="of:=[.I134]" office:value-type="string" office:string-value="y = -7x/2+9" calcext:value-type="string">
            <text:p>y = -7x/2+9</text:p>
          </table:table-cell>
          <table:table-cell table:style-name="ce253" table:formula="of:=RANK([.A135];[.$A$128:.$A$147];0)" office:value-type="float" office:value="4" calcext:value-type="float">
            <text:p>4</text:p>
          </table:table-cell>
          <table:table-cell table:style-name="ce253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60" table:formula="of:=[.AK135]" office:value-type="float" office:value="1.16666666666667" calcext:value-type="float">
            <text:p><text:s/>7/6 </text:p>
          </table:table-cell>
          <table:table-cell table:style-name="ce269" office:value-type="float" office:value="3" calcext:value-type="float">
            <text:p>3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8" calcext:value-type="float">
            <text:p>8</text:p>
          </table:table-cell>
          <table:table-cell table:style-name="ce326"/>
          <table:table-cell table:style-name="ce253" table:formula="of:=-ABS([.C135])*SIGN([.C135]*[.D135])" office:value-type="float" office:value="-7" calcext:value-type="float">
            <text:p>-7</text:p>
          </table:table-cell>
          <table:table-cell table:style-name="ce253" table:formula="of:=ABS([.D135])" office:value-type="float" office:value="2" calcext:value-type="float">
            <text:p>2</text:p>
          </table:table-cell>
          <table:table-cell table:style-name="ce253" table:formula="of:=GCD(ABS([.Q135]);ABS([.R135]))" office:value-type="float" office:value="1" calcext:value-type="float">
            <text:p>1</text:p>
          </table:table-cell>
          <table:table-cell table:style-name="ce252" table:formula="of:=[.Q135]/[.S135]" office:value-type="float" office:value="-7" calcext:value-type="float">
            <text:p>-7</text:p>
          </table:table-cell>
          <table:table-cell table:style-name="ce252" table:formula="of:=[.R135]/[.S135]" office:value-type="float" office:value="2" calcext:value-type="float">
            <text:p>2</text:p>
          </table:table-cell>
          <table:table-cell table:style-name="ce287" table:formula="of:=[.T135]/[.U135]" office:value-type="float" office:value="-3.5" calcext:value-type="float">
            <text:p>- 7/2 </text:p>
          </table:table-cell>
          <table:table-cell table:style-name="ce287" table:formula="of:=IF([.Q135]=0;&quot;0&quot;;(IF([.Q135]=[.R135];&quot;1&quot;;(IF([.Q135]=-[.R135];&quot;-1&quot;;IF([.U135]=1;TEXT([.T135];10);[.V135]))))))" office:value-type="float" office:value="-3.5" calcext:value-type="float">
            <text:p>- 7/2 </text:p>
          </table:table-cell>
          <table:table-cell table:style-name="ce253" table:formula="of:=-ABS([.E135])*SIGN([.D135]*[.E135])+[.O135]" office:value-type="float" office:value="26" calcext:value-type="float">
            <text:p>26</text:p>
          </table:table-cell>
          <table:table-cell table:style-name="ce253" table:formula="of:=ABS([.D135])" office:value-type="float" office:value="2" calcext:value-type="float">
            <text:p>2</text:p>
          </table:table-cell>
          <table:table-cell table:style-name="ce253" table:formula="of:=GCD(ABS([.X135]);ABS([.Y135]))" office:value-type="float" office:value="2" calcext:value-type="float">
            <text:p>2</text:p>
          </table:table-cell>
          <table:table-cell table:style-name="ce252" table:formula="of:=[.X135]/[.Z135]" office:value-type="float" office:value="13" calcext:value-type="float">
            <text:p>13</text:p>
          </table:table-cell>
          <table:table-cell table:style-name="ce252" table:formula="of:=[.Y135]/[.Z135]" office:value-type="float" office:value="1" calcext:value-type="float">
            <text:p>1</text:p>
          </table:table-cell>
          <table:table-cell table:style-name="ce287" table:formula="of:=[.AA135]/[.AB135]" office:value-type="float" office:value="13" calcext:value-type="float">
            <text:p>13/1 </text:p>
          </table:table-cell>
          <table:table-cell table:style-name="ce287" table:formula="of:=IF([.X135]=0;&quot;0&quot;;(IF([.X135]=[.Y135];&quot;1&quot;;(IF([.X135]=-[.Y135];&quot;-1&quot;;IF([.AB135]=1;TEXT([.AA135];10);[.AC135]))))))" office:value-type="string" office:string-value="13" calcext:value-type="string">
            <text:p>13</text:p>
          </table:table-cell>
          <table:table-cell table:style-name="ce253" table:formula="of:=[.AF134]" office:value-type="float" office:value="7" calcext:value-type="float">
            <text:p>7</text:p>
          </table:table-cell>
          <table:table-cell table:style-name="ce253" table:formula="of:=[.AE134]" office:value-type="float" office:value="6" calcext:value-type="float">
            <text:p>6</text:p>
          </table:table-cell>
          <table:table-cell table:style-name="ce253" table:formula="of:=GCD(ABS([.AE135]);ABS([.AF135]))" office:value-type="float" office:value="1" calcext:value-type="float">
            <text:p>1</text:p>
          </table:table-cell>
          <table:table-cell table:style-name="ce252" table:formula="of:=[.AE135]/[.AG135]" office:value-type="float" office:value="7" calcext:value-type="float">
            <text:p>7</text:p>
          </table:table-cell>
          <table:table-cell table:style-name="ce252" table:formula="of:=[.AF135]/[.AG135]" office:value-type="float" office:value="6" calcext:value-type="float">
            <text:p>6</text:p>
          </table:table-cell>
          <table:table-cell table:style-name="ce287" table:formula="of:=[.AH135]/[.AI135]" office:value-type="float" office:value="1.16666666666667" calcext:value-type="float">
            <text:p><text:s/>7/6 </text:p>
          </table:table-cell>
          <table:table-cell table:style-name="ce287" table:formula="of:=IF([.AE135]=0;&quot;0&quot;;(IF([.AE135]=[.AF135];&quot;1&quot;;(IF([.AE135]=-[.AF135];&quot;-1&quot;;IF([.AI135]=1;TEXT([.AH135];10);[.AJ135]))))))" office:value-type="float" office:value="1.16666666666667" calcext:value-type="float">
            <text:p><text:s/>7/6 </text:p>
          </table:table-cell>
          <table:table-cell table:style-name="ce336" office:value-type="float" office:value="8" calcext:value-type="float">
            <text:p>8</text:p>
          </table:table-cell>
          <table:table-cell table:number-columns-repeated="26"/>
        </table:table-row>
        <table:table-row table:style-name="ro16">
          <table:table-cell table:style-name="ce238" office:value-type="float" office:value="0.0658018669494023" calcext:value-type="float">
            <text:p>0,065801866949402</text:p>
          </table:table-cell>
          <table:table-cell table:style-name="ce238" table:formula="of:=[.B135]+1" office:value-type="float" office:value="9" calcext:value-type="float">
            <text:p>9</text:p>
          </table:table-cell>
          <table:table-cell table:style-name="ce253" office:value-type="float" office:value="13" calcext:value-type="float">
            <text:p>13</text:p>
          </table:table-cell>
          <table:table-cell table:style-name="ce253" office:value-type="float" office:value="-18" calcext:value-type="float">
            <text:p>-18</text:p>
          </table:table-cell>
          <table:table-cell table:style-name="ce253" office:value-type="float" office:value="-8" calcext:value-type="float">
            <text:p>-8</text:p>
          </table:table-cell>
          <table:table-cell table:style-name="ce253" table:formula="of:=CONCATENATE([.C136];&quot;x&quot;;IF([.D136]&gt;0;&quot;+&quot;;&quot;&quot;);[.D136];&quot;y&quot;;IF([.E136]&gt;0;&quot;+&quot;;&quot;&quot;);[.E136];&quot;=0&quot;)" office:value-type="string" office:string-value="13x-18y-8=0" calcext:value-type="string">
            <text:p>13x-18y-8=0</text:p>
          </table:table-cell>
          <table:table-cell table:style-name="ce260" table:formula="of:=-[.C136]/[.D136]" office:value-type="float" office:value="0.722222222222222" calcext:value-type="float">
            <text:p>13/18</text:p>
          </table:table-cell>
          <table:table-cell table:style-name="ce260" table:formula="of:=-[.E136]/[.D136]" office:value-type="float" office:value="-0.444444444444444" calcext:value-type="float">
            <text:p>- 4/9 </text:p>
          </table:table-cell>
          <table:table-cell table:style-name="ce260" table:formula="of:=CONCATENATE(&quot;y = &quot;;IF([.T136]=1;&quot;&quot;;IF([.T136]=-1;&quot;-&quot;;[.T136]));IF([.U136]=1;&quot;x&quot;;&quot;x/&quot;);IF([.U136]=1;&quot;&quot;;[.U136]);IF([.H136]&gt;0;&quot;+&quot;;&quot;-&quot;);ABS([.AA136]);IF([.AB136]=1;&quot;&quot;;&quot;/&quot;);IF([.AB136]=1;&quot;&quot;;[.AB136]))" office:value-type="string" office:string-value="y = 13x/18-4/9" calcext:value-type="string">
            <text:p>y = 13x/18-4/9</text:p>
          </table:table-cell>
          <table:table-cell table:style-name="ce253" table:formula="of:=RANK([.A136];[.$A$128:.$A$147];0)" office:value-type="float" office:value="19" calcext:value-type="float">
            <text:p>19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60" table:formula="of:=[.AK136]" office:value-type="float" office:value="-3.53846153846154" calcext:value-type="float">
            <text:p>-46/13</text:p>
          </table:table-cell>
          <table:table-cell table:style-name="ce269" office:value-type="float" office:value="-3" calcext:value-type="float">
            <text:p>-3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3" calcext:value-type="float">
            <text:p>3</text:p>
          </table:table-cell>
          <table:table-cell table:style-name="ce326"/>
          <table:table-cell table:style-name="ce253" table:formula="of:=-ABS([.C136])*SIGN([.C136]*[.D136])" office:value-type="float" office:value="13" calcext:value-type="float">
            <text:p>13</text:p>
          </table:table-cell>
          <table:table-cell table:style-name="ce253" table:formula="of:=ABS([.D136])" office:value-type="float" office:value="18" calcext:value-type="float">
            <text:p>18</text:p>
          </table:table-cell>
          <table:table-cell table:style-name="ce253" table:formula="of:=GCD(ABS([.Q136]);ABS([.R136]))" office:value-type="float" office:value="1" calcext:value-type="float">
            <text:p>1</text:p>
          </table:table-cell>
          <table:table-cell table:style-name="ce252" table:formula="of:=[.Q136]/[.S136]" office:value-type="float" office:value="13" calcext:value-type="float">
            <text:p>13</text:p>
          </table:table-cell>
          <table:table-cell table:style-name="ce252" table:formula="of:=[.R136]/[.S136]" office:value-type="float" office:value="18" calcext:value-type="float">
            <text:p>18</text:p>
          </table:table-cell>
          <table:table-cell table:style-name="ce287" table:formula="of:=[.T136]/[.U136]" office:value-type="float" office:value="0.722222222222222" calcext:value-type="float">
            <text:p>13/18</text:p>
          </table:table-cell>
          <table:table-cell table:style-name="ce287" table:formula="of:=IF([.Q136]=0;&quot;0&quot;;(IF([.Q136]=[.R136];&quot;1&quot;;(IF([.Q136]=-[.R136];&quot;-1&quot;;IF([.U136]=1;TEXT([.T136];10);[.V136]))))))" office:value-type="float" office:value="0.722222222222222" calcext:value-type="float">
            <text:p>13/18</text:p>
          </table:table-cell>
          <table:table-cell table:style-name="ce253" table:formula="of:=-ABS([.E136])*SIGN([.D136]*[.E136])" office:value-type="float" office:value="-8" calcext:value-type="float">
            <text:p>-8</text:p>
          </table:table-cell>
          <table:table-cell table:style-name="ce253" table:formula="of:=ABS([.D136])" office:value-type="float" office:value="18" calcext:value-type="float">
            <text:p>18</text:p>
          </table:table-cell>
          <table:table-cell table:style-name="ce253" table:formula="of:=GCD(ABS([.X136]);ABS([.Y136]))" office:value-type="float" office:value="2" calcext:value-type="float">
            <text:p>2</text:p>
          </table:table-cell>
          <table:table-cell table:style-name="ce252" table:formula="of:=[.X136]/[.Z136]" office:value-type="float" office:value="-4" calcext:value-type="float">
            <text:p>-4</text:p>
          </table:table-cell>
          <table:table-cell table:style-name="ce252" table:formula="of:=[.Y136]/[.Z136]" office:value-type="float" office:value="9" calcext:value-type="float">
            <text:p>9</text:p>
          </table:table-cell>
          <table:table-cell table:style-name="ce287" table:formula="of:=[.AA136]/[.AB136]" office:value-type="float" office:value="-0.444444444444444" calcext:value-type="float">
            <text:p>- 4/9 </text:p>
          </table:table-cell>
          <table:table-cell table:style-name="ce287" table:formula="of:=IF([.X136]=0;&quot;0&quot;;(IF([.X136]=[.Y136];&quot;1&quot;;(IF([.X136]=-[.Y136];&quot;-1&quot;;IF([.AB136]=1;TEXT([.AA136];10);[.AC136]))))))" office:value-type="float" office:value="-0.444444444444444" calcext:value-type="float">
            <text:p>- 4/9 </text:p>
          </table:table-cell>
          <table:table-cell table:style-name="ce253" table:formula="of:=(-[.D136]*[.M136]-[.E136])*SIGN([.C136])" office:value-type="float" office:value="-46" calcext:value-type="float">
            <text:p>-46</text:p>
          </table:table-cell>
          <table:table-cell table:style-name="ce253" table:formula="of:=ABS([.C136])" office:value-type="float" office:value="13" calcext:value-type="float">
            <text:p>13</text:p>
          </table:table-cell>
          <table:table-cell table:style-name="ce253" table:formula="of:=GCD(ABS([.AE136]);ABS([.AF136]))" office:value-type="float" office:value="1" calcext:value-type="float">
            <text:p>1</text:p>
          </table:table-cell>
          <table:table-cell table:style-name="ce252" table:formula="of:=[.AE136]/[.AG136]" office:value-type="float" office:value="-46" calcext:value-type="float">
            <text:p>-46</text:p>
          </table:table-cell>
          <table:table-cell table:style-name="ce252" table:formula="of:=[.AF136]/[.AG136]" office:value-type="float" office:value="13" calcext:value-type="float">
            <text:p>13</text:p>
          </table:table-cell>
          <table:table-cell table:style-name="ce287" table:formula="of:=[.AH136]/[.AI136]" office:value-type="float" office:value="-3.53846153846154" calcext:value-type="float">
            <text:p>-46/13</text:p>
          </table:table-cell>
          <table:table-cell table:style-name="ce287" table:formula="of:=IF([.AE136]=0;&quot;0&quot;;(IF([.AE136]=[.AF136];&quot;1&quot;;(IF([.AE136]=-[.AF136];&quot;-1&quot;;IF([.AI136]=1;TEXT([.AH136];10);[.AJ136]))))))" office:value-type="float" office:value="-3.53846153846154" calcext:value-type="float">
            <text:p>-46/13</text:p>
          </table:table-cell>
          <table:table-cell table:style-name="ce336" office:value-type="float" office:value="9" calcext:value-type="float">
            <text:p>9</text:p>
          </table:table-cell>
          <table:table-cell table:number-columns-repeated="26"/>
        </table:table-row>
        <table:table-row table:style-name="ro16">
          <table:table-cell table:style-name="ce238" office:value-type="float" office:value="0.500023415533456" calcext:value-type="float">
            <text:p>0,500023415533456</text:p>
          </table:table-cell>
          <table:table-cell table:style-name="ce238" table:formula="of:=[.B136]+1" office:value-type="float" office:value="10" calcext:value-type="float">
            <text:p>10</text:p>
          </table:table-cell>
          <table:table-cell table:style-name="ce253" table:formula="of:=[.C136]" office:value-type="float" office:value="13" calcext:value-type="float">
            <text:p>13</text:p>
          </table:table-cell>
          <table:table-cell table:style-name="ce253" table:formula="of:=[.D136]" office:value-type="float" office:value="-18" calcext:value-type="float">
            <text:p>-18</text:p>
          </table:table-cell>
          <table:table-cell table:style-name="ce253" table:formula="of:=[.E136]" office:value-type="float" office:value="-8" calcext:value-type="float">
            <text:p>-8</text:p>
          </table:table-cell>
          <table:table-cell table:style-name="ce253" table:formula="of:=[.F136]" office:value-type="string" office:string-value="13x-18y-8=0" calcext:value-type="string">
            <text:p>13x-18y-8=0</text:p>
          </table:table-cell>
          <table:table-cell table:style-name="ce260" table:formula="of:=[.G136]" office:value-type="float" office:value="0.722222222222222" calcext:value-type="float">
            <text:p>13/18</text:p>
          </table:table-cell>
          <table:table-cell table:style-name="ce260" table:formula="of:=[.H136]" office:value-type="float" office:value="-0.444444444444444" calcext:value-type="float">
            <text:p>- 4/9 </text:p>
          </table:table-cell>
          <table:table-cell table:style-name="ce260" table:formula="of:=[.I136]" office:value-type="string" office:string-value="y = 13x/18-4/9" calcext:value-type="string">
            <text:p>y = 13x/18-4/9</text:p>
          </table:table-cell>
          <table:table-cell table:style-name="ce253" table:formula="of:=RANK([.A137];[.$A$128:.$A$147];0)" office:value-type="float" office:value="10" calcext:value-type="float">
            <text:p>10</text:p>
          </table:table-cell>
          <table:table-cell table:style-name="ce253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60" table:formula="of:=[.AK137]" office:value-type="float" office:value="-0.282608695652174" calcext:value-type="float">
            <text:p>-13/46</text:p>
          </table:table-cell>
          <table:table-cell table:style-name="ce269" office:value-type="float" office:value="4" calcext:value-type="float">
            <text:p>4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-6" calcext:value-type="float">
            <text:p>-6</text:p>
          </table:table-cell>
          <table:table-cell table:style-name="ce326"/>
          <table:table-cell table:style-name="ce253" table:formula="of:=-ABS([.C137])*SIGN([.C137]*[.D137])" office:value-type="float" office:value="13" calcext:value-type="float">
            <text:p>13</text:p>
          </table:table-cell>
          <table:table-cell table:style-name="ce253" table:formula="of:=ABS([.D137])" office:value-type="float" office:value="18" calcext:value-type="float">
            <text:p>18</text:p>
          </table:table-cell>
          <table:table-cell table:style-name="ce253" table:formula="of:=GCD(ABS([.Q137]);ABS([.R137]))" office:value-type="float" office:value="1" calcext:value-type="float">
            <text:p>1</text:p>
          </table:table-cell>
          <table:table-cell table:style-name="ce252" table:formula="of:=[.Q137]/[.S137]" office:value-type="float" office:value="13" calcext:value-type="float">
            <text:p>13</text:p>
          </table:table-cell>
          <table:table-cell table:style-name="ce252" table:formula="of:=[.R137]/[.S137]" office:value-type="float" office:value="18" calcext:value-type="float">
            <text:p>18</text:p>
          </table:table-cell>
          <table:table-cell table:style-name="ce287" table:formula="of:=[.T137]/[.U137]" office:value-type="float" office:value="0.722222222222222" calcext:value-type="float">
            <text:p>13/18</text:p>
          </table:table-cell>
          <table:table-cell table:style-name="ce287" table:formula="of:=IF([.Q137]=0;&quot;0&quot;;(IF([.Q137]=[.R137];&quot;1&quot;;(IF([.Q137]=-[.R137];&quot;-1&quot;;IF([.U137]=1;TEXT([.T137];10);[.V137]))))))" office:value-type="float" office:value="0.722222222222222" calcext:value-type="float">
            <text:p>13/18</text:p>
          </table:table-cell>
          <table:table-cell table:style-name="ce253" table:formula="of:=-ABS([.E137])*SIGN([.D137]*[.E137])+[.O137]" office:value-type="float" office:value="-14" calcext:value-type="float">
            <text:p>-14</text:p>
          </table:table-cell>
          <table:table-cell table:style-name="ce253" table:formula="of:=ABS([.D137])" office:value-type="float" office:value="18" calcext:value-type="float">
            <text:p>18</text:p>
          </table:table-cell>
          <table:table-cell table:style-name="ce253" table:formula="of:=GCD(ABS([.X137]);ABS([.Y137]))" office:value-type="float" office:value="2" calcext:value-type="float">
            <text:p>2</text:p>
          </table:table-cell>
          <table:table-cell table:style-name="ce252" table:formula="of:=[.X137]/[.Z137]" office:value-type="float" office:value="-7" calcext:value-type="float">
            <text:p>-7</text:p>
          </table:table-cell>
          <table:table-cell table:style-name="ce252" table:formula="of:=[.Y137]/[.Z137]" office:value-type="float" office:value="9" calcext:value-type="float">
            <text:p>9</text:p>
          </table:table-cell>
          <table:table-cell table:style-name="ce287" table:formula="of:=[.AA137]/[.AB137]" office:value-type="float" office:value="-0.777777777777778" calcext:value-type="float">
            <text:p>- 7/9 </text:p>
          </table:table-cell>
          <table:table-cell table:style-name="ce287" table:formula="of:=IF([.X137]=0;&quot;0&quot;;(IF([.X137]=[.Y137];&quot;1&quot;;(IF([.X137]=-[.Y137];&quot;-1&quot;;IF([.AB137]=1;TEXT([.AA137];10);[.AC137]))))))" office:value-type="float" office:value="-0.777777777777778" calcext:value-type="float">
            <text:p>- 7/9 </text:p>
          </table:table-cell>
          <table:table-cell table:style-name="ce253" table:formula="of:=[.AF136]" office:value-type="float" office:value="13" calcext:value-type="float">
            <text:p>13</text:p>
          </table:table-cell>
          <table:table-cell table:style-name="ce253" table:formula="of:=[.AE136]" office:value-type="float" office:value="-46" calcext:value-type="float">
            <text:p>-46</text:p>
          </table:table-cell>
          <table:table-cell table:style-name="ce253" table:formula="of:=GCD(ABS([.AE137]);ABS([.AF137]))" office:value-type="float" office:value="1" calcext:value-type="float">
            <text:p>1</text:p>
          </table:table-cell>
          <table:table-cell table:style-name="ce252" table:formula="of:=[.AE137]/[.AG137]" office:value-type="float" office:value="13" calcext:value-type="float">
            <text:p>13</text:p>
          </table:table-cell>
          <table:table-cell table:style-name="ce252" table:formula="of:=[.AF137]/[.AG137]" office:value-type="float" office:value="-46" calcext:value-type="float">
            <text:p>-46</text:p>
          </table:table-cell>
          <table:table-cell table:style-name="ce287" table:formula="of:=[.AH137]/[.AI137]" office:value-type="float" office:value="-0.282608695652174" calcext:value-type="float">
            <text:p>-13/46</text:p>
          </table:table-cell>
          <table:table-cell table:style-name="ce287" table:formula="of:=IF([.AE137]=0;&quot;0&quot;;(IF([.AE137]=[.AF137];&quot;1&quot;;(IF([.AE137]=-[.AF137];&quot;-1&quot;;IF([.AI137]=1;TEXT([.AH137];10);[.AJ137]))))))" office:value-type="float" office:value="-0.282608695652174" calcext:value-type="float">
            <text:p>-13/46</text:p>
          </table:table-cell>
          <table:table-cell table:style-name="ce336" office:value-type="float" office:value="10" calcext:value-type="float">
            <text:p>10</text:p>
          </table:table-cell>
          <table:table-cell table:number-columns-repeated="26"/>
        </table:table-row>
        <table:table-row table:style-name="ro16">
          <table:table-cell table:style-name="ce238" office:value-type="float" office:value="0.596524518504426" calcext:value-type="float">
            <text:p>0,596524518504426</text:p>
          </table:table-cell>
          <table:table-cell table:style-name="ce238" table:formula="of:=[.B137]+1" office:value-type="float" office:value="11" calcext:value-type="float">
            <text:p>11</text:p>
          </table:table-cell>
          <table:table-cell table:style-name="ce253" office:value-type="float" office:value="-4" calcext:value-type="float">
            <text:p>-4</text:p>
          </table:table-cell>
          <table:table-cell table:style-name="ce253" office:value-type="float" office:value="5" calcext:value-type="float">
            <text:p>5</text:p>
          </table:table-cell>
          <table:table-cell table:style-name="ce253" office:value-type="float" office:value="-20" calcext:value-type="float">
            <text:p>-20</text:p>
          </table:table-cell>
          <table:table-cell table:style-name="ce253" table:formula="of:=CONCATENATE([.C138];&quot;x&quot;;IF([.D138]&gt;0;&quot;+&quot;;&quot;&quot;);[.D138];&quot;y&quot;;IF([.E138]&gt;0;&quot;+&quot;;&quot;&quot;);[.E138];&quot;=0&quot;)" office:value-type="string" office:string-value="-4x+5y-20=0" calcext:value-type="string">
            <text:p>-4x+5y-20=0</text:p>
          </table:table-cell>
          <table:table-cell table:style-name="ce260" table:formula="of:=-[.C138]/[.D138]" office:value-type="float" office:value="0.8" calcext:value-type="float">
            <text:p><text:s/>4/5 </text:p>
          </table:table-cell>
          <table:table-cell table:style-name="ce260" table:formula="of:=-[.E138]/[.D138]" office:value-type="float" office:value="4" calcext:value-type="float">
            <text:p><text:s/>4/1 </text:p>
          </table:table-cell>
          <table:table-cell table:style-name="ce260" table:formula="of:=CONCATENATE(&quot;y = &quot;;IF([.T138]=1;&quot;&quot;;IF([.T138]=-1;&quot;-&quot;;[.T138]));IF([.U138]=1;&quot;x&quot;;&quot;x/&quot;);IF([.U138]=1;&quot;&quot;;[.U138]);IF([.H138]&gt;0;&quot;+&quot;;&quot;-&quot;);ABS([.AA138]);IF([.AB138]=1;&quot;&quot;;&quot;/&quot;);IF([.AB138]=1;&quot;&quot;;[.AB138]))" office:value-type="string" office:string-value="y = 4x/5+4" calcext:value-type="string">
            <text:p>y = 4x/5+4</text:p>
          </table:table-cell>
          <table:table-cell table:style-name="ce253" table:formula="of:=RANK([.A138];[.$A$128:.$A$147];0)" office:value-type="float" office:value="8" calcext:value-type="float">
            <text:p>8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60" table:formula="of:=[.AK138]" office:value-type="float" office:value="-7.5" calcext:value-type="float">
            <text:p>-15/2 </text:p>
          </table:table-cell>
          <table:table-cell table:style-name="ce269" office:value-type="float" office:value="-2" calcext:value-type="float">
            <text:p>-2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7" calcext:value-type="float">
            <text:p>7</text:p>
          </table:table-cell>
          <table:table-cell table:style-name="ce326"/>
          <table:table-cell table:style-name="ce253" table:formula="of:=-ABS([.C138])*SIGN([.C138]*[.D138])" office:value-type="float" office:value="4" calcext:value-type="float">
            <text:p>4</text:p>
          </table:table-cell>
          <table:table-cell table:style-name="ce253" table:formula="of:=ABS([.D138])" office:value-type="float" office:value="5" calcext:value-type="float">
            <text:p>5</text:p>
          </table:table-cell>
          <table:table-cell table:style-name="ce253" table:formula="of:=GCD(ABS([.Q138]);ABS([.R138]))" office:value-type="float" office:value="1" calcext:value-type="float">
            <text:p>1</text:p>
          </table:table-cell>
          <table:table-cell table:style-name="ce252" table:formula="of:=[.Q138]/[.S138]" office:value-type="float" office:value="4" calcext:value-type="float">
            <text:p>4</text:p>
          </table:table-cell>
          <table:table-cell table:style-name="ce252" table:formula="of:=[.R138]/[.S138]" office:value-type="float" office:value="5" calcext:value-type="float">
            <text:p>5</text:p>
          </table:table-cell>
          <table:table-cell table:style-name="ce287" table:formula="of:=[.T138]/[.U138]" office:value-type="float" office:value="0.8" calcext:value-type="float">
            <text:p><text:s/>4/5 </text:p>
          </table:table-cell>
          <table:table-cell table:style-name="ce287" table:formula="of:=IF([.Q138]=0;&quot;0&quot;;(IF([.Q138]=[.R138];&quot;1&quot;;(IF([.Q138]=-[.R138];&quot;-1&quot;;IF([.U138]=1;TEXT([.T138];10);[.V138]))))))" office:value-type="float" office:value="0.8" calcext:value-type="float">
            <text:p><text:s/>4/5 </text:p>
          </table:table-cell>
          <table:table-cell table:style-name="ce253" table:formula="of:=-ABS([.E138])*SIGN([.D138]*[.E138])" office:value-type="float" office:value="20" calcext:value-type="float">
            <text:p>20</text:p>
          </table:table-cell>
          <table:table-cell table:style-name="ce253" table:formula="of:=ABS([.D138])" office:value-type="float" office:value="5" calcext:value-type="float">
            <text:p>5</text:p>
          </table:table-cell>
          <table:table-cell table:style-name="ce253" table:formula="of:=GCD(ABS([.X138]);ABS([.Y138]))" office:value-type="float" office:value="5" calcext:value-type="float">
            <text:p>5</text:p>
          </table:table-cell>
          <table:table-cell table:style-name="ce252" table:formula="of:=[.X138]/[.Z138]" office:value-type="float" office:value="4" calcext:value-type="float">
            <text:p>4</text:p>
          </table:table-cell>
          <table:table-cell table:style-name="ce252" table:formula="of:=[.Y138]/[.Z138]" office:value-type="float" office:value="1" calcext:value-type="float">
            <text:p>1</text:p>
          </table:table-cell>
          <table:table-cell table:style-name="ce287" table:formula="of:=[.AA138]/[.AB138]" office:value-type="float" office:value="4" calcext:value-type="float">
            <text:p><text:s/>4/1 </text:p>
          </table:table-cell>
          <table:table-cell table:style-name="ce287" table:formula="of:=IF([.X138]=0;&quot;0&quot;;(IF([.X138]=[.Y138];&quot;1&quot;;(IF([.X138]=-[.Y138];&quot;-1&quot;;IF([.AB138]=1;TEXT([.AA138];10);[.AC138]))))))" office:value-type="string" office:string-value="4" calcext:value-type="string">
            <text:p>4</text:p>
          </table:table-cell>
          <table:table-cell table:style-name="ce253" table:formula="of:=(-[.D138]*[.M138]-[.E138])*SIGN([.C138])" office:value-type="float" office:value="-30" calcext:value-type="float">
            <text:p>-30</text:p>
          </table:table-cell>
          <table:table-cell table:style-name="ce253" table:formula="of:=ABS([.C138])" office:value-type="float" office:value="4" calcext:value-type="float">
            <text:p>4</text:p>
          </table:table-cell>
          <table:table-cell table:style-name="ce253" table:formula="of:=GCD(ABS([.AE138]);ABS([.AF138]))" office:value-type="float" office:value="2" calcext:value-type="float">
            <text:p>2</text:p>
          </table:table-cell>
          <table:table-cell table:style-name="ce252" table:formula="of:=[.AE138]/[.AG138]" office:value-type="float" office:value="-15" calcext:value-type="float">
            <text:p>-15</text:p>
          </table:table-cell>
          <table:table-cell table:style-name="ce252" table:formula="of:=[.AF138]/[.AG138]" office:value-type="float" office:value="2" calcext:value-type="float">
            <text:p>2</text:p>
          </table:table-cell>
          <table:table-cell table:style-name="ce287" table:formula="of:=[.AH138]/[.AI138]" office:value-type="float" office:value="-7.5" calcext:value-type="float">
            <text:p>-15/2 </text:p>
          </table:table-cell>
          <table:table-cell table:style-name="ce287" table:formula="of:=IF([.AE138]=0;&quot;0&quot;;(IF([.AE138]=[.AF138];&quot;1&quot;;(IF([.AE138]=-[.AF138];&quot;-1&quot;;IF([.AI138]=1;TEXT([.AH138];10);[.AJ138]))))))" office:value-type="float" office:value="-7.5" calcext:value-type="float">
            <text:p>-15/2 </text:p>
          </table:table-cell>
          <table:table-cell table:style-name="ce336" office:value-type="float" office:value="11" calcext:value-type="float">
            <text:p>11</text:p>
          </table:table-cell>
          <table:table-cell table:number-columns-repeated="26"/>
        </table:table-row>
        <table:table-row table:style-name="ro16">
          <table:table-cell table:style-name="ce238" office:value-type="float" office:value="0.123079381772947" calcext:value-type="float">
            <text:p>0,123079381772947</text:p>
          </table:table-cell>
          <table:table-cell table:style-name="ce238" table:formula="of:=[.B138]+1" office:value-type="float" office:value="12" calcext:value-type="float">
            <text:p>12</text:p>
          </table:table-cell>
          <table:table-cell table:style-name="ce253" table:formula="of:=[.C138]" office:value-type="float" office:value="-4" calcext:value-type="float">
            <text:p>-4</text:p>
          </table:table-cell>
          <table:table-cell table:style-name="ce253" table:formula="of:=[.D138]" office:value-type="float" office:value="5" calcext:value-type="float">
            <text:p>5</text:p>
          </table:table-cell>
          <table:table-cell table:style-name="ce253" table:formula="of:=[.E138]" office:value-type="float" office:value="-20" calcext:value-type="float">
            <text:p>-20</text:p>
          </table:table-cell>
          <table:table-cell table:style-name="ce253" table:formula="of:=[.F138]" office:value-type="string" office:string-value="-4x+5y-20=0" calcext:value-type="string">
            <text:p>-4x+5y-20=0</text:p>
          </table:table-cell>
          <table:table-cell table:style-name="ce260" table:formula="of:=[.G138]" office:value-type="float" office:value="0.8" calcext:value-type="float">
            <text:p><text:s/>4/5 </text:p>
          </table:table-cell>
          <table:table-cell table:style-name="ce260" table:formula="of:=[.H138]" office:value-type="float" office:value="4" calcext:value-type="float">
            <text:p><text:s/>4/1 </text:p>
          </table:table-cell>
          <table:table-cell table:style-name="ce260" table:formula="of:=[.I138]" office:value-type="string" office:string-value="y = 4x/5+4" calcext:value-type="string">
            <text:p>y = 4x/5+4</text:p>
          </table:table-cell>
          <table:table-cell table:style-name="ce253" table:formula="of:=RANK([.A139];[.$A$128:.$A$147];0)" office:value-type="float" office:value="17" calcext:value-type="float">
            <text:p>17</text:p>
          </table:table-cell>
          <table:table-cell table:style-name="ce253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60" table:formula="of:=[.AK139]" office:value-type="float" office:value="-0.133333333333333" calcext:value-type="float">
            <text:p>- 2/15</text:p>
          </table:table-cell>
          <table:table-cell table:style-name="ce269" office:value-type="float" office:value="3" calcext:value-type="float">
            <text:p>3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3" calcext:value-type="float">
            <text:p>3</text:p>
          </table:table-cell>
          <table:table-cell table:style-name="ce326"/>
          <table:table-cell table:style-name="ce253" table:formula="of:=-ABS([.C139])*SIGN([.C139]*[.D139])" office:value-type="float" office:value="4" calcext:value-type="float">
            <text:p>4</text:p>
          </table:table-cell>
          <table:table-cell table:style-name="ce253" table:formula="of:=ABS([.D139])" office:value-type="float" office:value="5" calcext:value-type="float">
            <text:p>5</text:p>
          </table:table-cell>
          <table:table-cell table:style-name="ce253" table:formula="of:=GCD(ABS([.Q139]);ABS([.R139]))" office:value-type="float" office:value="1" calcext:value-type="float">
            <text:p>1</text:p>
          </table:table-cell>
          <table:table-cell table:style-name="ce252" table:formula="of:=[.Q139]/[.S139]" office:value-type="float" office:value="4" calcext:value-type="float">
            <text:p>4</text:p>
          </table:table-cell>
          <table:table-cell table:style-name="ce252" table:formula="of:=[.R139]/[.S139]" office:value-type="float" office:value="5" calcext:value-type="float">
            <text:p>5</text:p>
          </table:table-cell>
          <table:table-cell table:style-name="ce287" table:formula="of:=[.T139]/[.U139]" office:value-type="float" office:value="0.8" calcext:value-type="float">
            <text:p><text:s/>4/5 </text:p>
          </table:table-cell>
          <table:table-cell table:style-name="ce287" table:formula="of:=IF([.Q139]=0;&quot;0&quot;;(IF([.Q139]=[.R139];&quot;1&quot;;(IF([.Q139]=-[.R139];&quot;-1&quot;;IF([.U139]=1;TEXT([.T139];10);[.V139]))))))" office:value-type="float" office:value="0.8" calcext:value-type="float">
            <text:p><text:s/>4/5 </text:p>
          </table:table-cell>
          <table:table-cell table:style-name="ce253" table:formula="of:=-ABS([.E139])*SIGN([.D139]*[.E139])+[.O139]" office:value-type="float" office:value="23" calcext:value-type="float">
            <text:p>23</text:p>
          </table:table-cell>
          <table:table-cell table:style-name="ce253" table:formula="of:=ABS([.D139])" office:value-type="float" office:value="5" calcext:value-type="float">
            <text:p>5</text:p>
          </table:table-cell>
          <table:table-cell table:style-name="ce253" table:formula="of:=GCD(ABS([.X139]);ABS([.Y139]))" office:value-type="float" office:value="1" calcext:value-type="float">
            <text:p>1</text:p>
          </table:table-cell>
          <table:table-cell table:style-name="ce252" table:formula="of:=[.X139]/[.Z139]" office:value-type="float" office:value="23" calcext:value-type="float">
            <text:p>23</text:p>
          </table:table-cell>
          <table:table-cell table:style-name="ce252" table:formula="of:=[.Y139]/[.Z139]" office:value-type="float" office:value="5" calcext:value-type="float">
            <text:p>5</text:p>
          </table:table-cell>
          <table:table-cell table:style-name="ce287" table:formula="of:=[.AA139]/[.AB139]" office:value-type="float" office:value="4.6" calcext:value-type="float">
            <text:p>23/5 </text:p>
          </table:table-cell>
          <table:table-cell table:style-name="ce287" table:formula="of:=IF([.X139]=0;&quot;0&quot;;(IF([.X139]=[.Y139];&quot;1&quot;;(IF([.X139]=-[.Y139];&quot;-1&quot;;IF([.AB139]=1;TEXT([.AA139];10);[.AC139]))))))" office:value-type="float" office:value="4.6" calcext:value-type="float">
            <text:p>23/5 </text:p>
          </table:table-cell>
          <table:table-cell table:style-name="ce253" table:formula="of:=[.AF138]" office:value-type="float" office:value="4" calcext:value-type="float">
            <text:p>4</text:p>
          </table:table-cell>
          <table:table-cell table:style-name="ce253" table:formula="of:=[.AE138]" office:value-type="float" office:value="-30" calcext:value-type="float">
            <text:p>-30</text:p>
          </table:table-cell>
          <table:table-cell table:style-name="ce253" table:formula="of:=GCD(ABS([.AE139]);ABS([.AF139]))" office:value-type="float" office:value="2" calcext:value-type="float">
            <text:p>2</text:p>
          </table:table-cell>
          <table:table-cell table:style-name="ce252" table:formula="of:=[.AE139]/[.AG139]" office:value-type="float" office:value="2" calcext:value-type="float">
            <text:p>2</text:p>
          </table:table-cell>
          <table:table-cell table:style-name="ce252" table:formula="of:=[.AF139]/[.AG139]" office:value-type="float" office:value="-15" calcext:value-type="float">
            <text:p>-15</text:p>
          </table:table-cell>
          <table:table-cell table:style-name="ce287" table:formula="of:=[.AH139]/[.AI139]" office:value-type="float" office:value="-0.133333333333333" calcext:value-type="float">
            <text:p>- 2/15</text:p>
          </table:table-cell>
          <table:table-cell table:style-name="ce287" table:formula="of:=IF([.AE139]=0;&quot;0&quot;;(IF([.AE139]=[.AF139];&quot;1&quot;;(IF([.AE139]=-[.AF139];&quot;-1&quot;;IF([.AI139]=1;TEXT([.AH139];10);[.AJ139]))))))" office:value-type="float" office:value="-0.133333333333333" calcext:value-type="float">
            <text:p>- 2/15</text:p>
          </table:table-cell>
          <table:table-cell table:style-name="ce336" office:value-type="float" office:value="12" calcext:value-type="float">
            <text:p>12</text:p>
          </table:table-cell>
          <table:table-cell table:number-columns-repeated="26"/>
        </table:table-row>
        <table:table-row table:style-name="ro16">
          <table:table-cell table:style-name="ce238" office:value-type="float" office:value="0.264262805111999" calcext:value-type="float">
            <text:p>0,264262805111999</text:p>
          </table:table-cell>
          <table:table-cell table:style-name="ce238" table:formula="of:=[.B139]+1" office:value-type="float" office:value="13" calcext:value-type="float">
            <text:p>13</text:p>
          </table:table-cell>
          <table:table-cell table:style-name="ce253" office:value-type="float" office:value="-13" calcext:value-type="float">
            <text:p>-13</text:p>
          </table:table-cell>
          <table:table-cell table:style-name="ce253" office:value-type="float" office:value="8" calcext:value-type="float">
            <text:p>8</text:p>
          </table:table-cell>
          <table:table-cell table:style-name="ce253" office:value-type="float" office:value="15" calcext:value-type="float">
            <text:p>15</text:p>
          </table:table-cell>
          <table:table-cell table:style-name="ce253" table:formula="of:=CONCATENATE([.C140];&quot;x&quot;;IF([.D140]&gt;0;&quot;+&quot;;&quot;&quot;);[.D140];&quot;y&quot;;IF([.E140]&gt;0;&quot;+&quot;;&quot;&quot;);[.E140];&quot;=0&quot;)" office:value-type="string" office:string-value="-13x+8y+15=0" calcext:value-type="string">
            <text:p>-13x+8y+15=0</text:p>
          </table:table-cell>
          <table:table-cell table:style-name="ce260" table:formula="of:=-[.C140]/[.D140]" office:value-type="float" office:value="1.625" calcext:value-type="float">
            <text:p>13/8 </text:p>
          </table:table-cell>
          <table:table-cell table:style-name="ce260" table:formula="of:=-[.E140]/[.D140]" office:value-type="float" office:value="-1.875" calcext:value-type="float">
            <text:p>-15/8 </text:p>
          </table:table-cell>
          <table:table-cell table:style-name="ce260" table:formula="of:=CONCATENATE(&quot;y = &quot;;IF([.T140]=1;&quot;&quot;;IF([.T140]=-1;&quot;-&quot;;[.T140]));IF([.U140]=1;&quot;x&quot;;&quot;x/&quot;);IF([.U140]=1;&quot;&quot;;[.U140]);IF([.H140]&gt;0;&quot;+&quot;;&quot;-&quot;);ABS([.AA140]);IF([.AB140]=1;&quot;&quot;;&quot;/&quot;);IF([.AB140]=1;&quot;&quot;;[.AB140]))" office:value-type="string" office:string-value="y = 13x/8-15/8" calcext:value-type="string">
            <text:p>y = 13x/8-15/8</text:p>
          </table:table-cell>
          <table:table-cell table:style-name="ce253" table:formula="of:=RANK([.A140];[.$A$128:.$A$147];0)" office:value-type="float" office:value="14" calcext:value-type="float">
            <text:p>14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60" table:formula="of:=[.AK140]" office:value-type="float" office:value="-1.30769230769231" calcext:value-type="float">
            <text:p>-17/13</text:p>
          </table:table-cell>
          <table:table-cell table:style-name="ce269" office:value-type="float" office:value="-4" calcext:value-type="float">
            <text:p>-4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-3" calcext:value-type="float">
            <text:p>-3</text:p>
          </table:table-cell>
          <table:table-cell table:style-name="ce326"/>
          <table:table-cell table:style-name="ce253" table:formula="of:=-ABS([.C140])*SIGN([.C140]*[.D140])" office:value-type="float" office:value="13" calcext:value-type="float">
            <text:p>13</text:p>
          </table:table-cell>
          <table:table-cell table:style-name="ce253" table:formula="of:=ABS([.D140])" office:value-type="float" office:value="8" calcext:value-type="float">
            <text:p>8</text:p>
          </table:table-cell>
          <table:table-cell table:style-name="ce253" table:formula="of:=GCD(ABS([.Q140]);ABS([.R140]))" office:value-type="float" office:value="1" calcext:value-type="float">
            <text:p>1</text:p>
          </table:table-cell>
          <table:table-cell table:style-name="ce252" table:formula="of:=[.Q140]/[.S140]" office:value-type="float" office:value="13" calcext:value-type="float">
            <text:p>13</text:p>
          </table:table-cell>
          <table:table-cell table:style-name="ce252" table:formula="of:=[.R140]/[.S140]" office:value-type="float" office:value="8" calcext:value-type="float">
            <text:p>8</text:p>
          </table:table-cell>
          <table:table-cell table:style-name="ce287" table:formula="of:=[.T140]/[.U140]" office:value-type="float" office:value="1.625" calcext:value-type="float">
            <text:p>13/8 </text:p>
          </table:table-cell>
          <table:table-cell table:style-name="ce287" table:formula="of:=IF([.Q140]=0;&quot;0&quot;;(IF([.Q140]=[.R140];&quot;1&quot;;(IF([.Q140]=-[.R140];&quot;-1&quot;;IF([.U140]=1;TEXT([.T140];10);[.V140]))))))" office:value-type="float" office:value="1.625" calcext:value-type="float">
            <text:p>13/8 </text:p>
          </table:table-cell>
          <table:table-cell table:style-name="ce253" table:formula="of:=-ABS([.E140])*SIGN([.D140]*[.E140])" office:value-type="float" office:value="-15" calcext:value-type="float">
            <text:p>-15</text:p>
          </table:table-cell>
          <table:table-cell table:style-name="ce253" table:formula="of:=ABS([.D140])" office:value-type="float" office:value="8" calcext:value-type="float">
            <text:p>8</text:p>
          </table:table-cell>
          <table:table-cell table:style-name="ce253" table:formula="of:=GCD(ABS([.X140]);ABS([.Y140]))" office:value-type="float" office:value="1" calcext:value-type="float">
            <text:p>1</text:p>
          </table:table-cell>
          <table:table-cell table:style-name="ce252" table:formula="of:=[.X140]/[.Z140]" office:value-type="float" office:value="-15" calcext:value-type="float">
            <text:p>-15</text:p>
          </table:table-cell>
          <table:table-cell table:style-name="ce252" table:formula="of:=[.Y140]/[.Z140]" office:value-type="float" office:value="8" calcext:value-type="float">
            <text:p>8</text:p>
          </table:table-cell>
          <table:table-cell table:style-name="ce287" table:formula="of:=[.AA140]/[.AB140]" office:value-type="float" office:value="-1.875" calcext:value-type="float">
            <text:p>-15/8 </text:p>
          </table:table-cell>
          <table:table-cell table:style-name="ce287" table:formula="of:=IF([.X140]=0;&quot;0&quot;;(IF([.X140]=[.Y140];&quot;1&quot;;(IF([.X140]=-[.Y140];&quot;-1&quot;;IF([.AB140]=1;TEXT([.AA140];10);[.AC140]))))))" office:value-type="float" office:value="-1.875" calcext:value-type="float">
            <text:p>-15/8 </text:p>
          </table:table-cell>
          <table:table-cell table:style-name="ce253" table:formula="of:=(-[.D140]*[.M140]-[.E140])*SIGN([.C140])" office:value-type="float" office:value="-17" calcext:value-type="float">
            <text:p>-17</text:p>
          </table:table-cell>
          <table:table-cell table:style-name="ce253" table:formula="of:=ABS([.C140])" office:value-type="float" office:value="13" calcext:value-type="float">
            <text:p>13</text:p>
          </table:table-cell>
          <table:table-cell table:style-name="ce253" table:formula="of:=GCD(ABS([.AE140]);ABS([.AF140]))" office:value-type="float" office:value="1" calcext:value-type="float">
            <text:p>1</text:p>
          </table:table-cell>
          <table:table-cell table:style-name="ce252" table:formula="of:=[.AE140]/[.AG140]" office:value-type="float" office:value="-17" calcext:value-type="float">
            <text:p>-17</text:p>
          </table:table-cell>
          <table:table-cell table:style-name="ce252" table:formula="of:=[.AF140]/[.AG140]" office:value-type="float" office:value="13" calcext:value-type="float">
            <text:p>13</text:p>
          </table:table-cell>
          <table:table-cell table:style-name="ce287" table:formula="of:=[.AH140]/[.AI140]" office:value-type="float" office:value="-1.30769230769231" calcext:value-type="float">
            <text:p>-17/13</text:p>
          </table:table-cell>
          <table:table-cell table:style-name="ce287" table:formula="of:=IF([.AE140]=0;&quot;0&quot;;(IF([.AE140]=[.AF140];&quot;1&quot;;(IF([.AE140]=-[.AF140];&quot;-1&quot;;IF([.AI140]=1;TEXT([.AH140];10);[.AJ140]))))))" office:value-type="float" office:value="-1.30769230769231" calcext:value-type="float">
            <text:p>-17/13</text:p>
          </table:table-cell>
          <table:table-cell table:style-name="ce336" office:value-type="float" office:value="13" calcext:value-type="float">
            <text:p>13</text:p>
          </table:table-cell>
          <table:table-cell table:number-columns-repeated="26"/>
        </table:table-row>
        <table:table-row table:style-name="ro16">
          <table:table-cell table:style-name="ce238" office:value-type="float" office:value="0.0241003728755477" calcext:value-type="float">
            <text:p>0,024100372875548</text:p>
          </table:table-cell>
          <table:table-cell table:style-name="ce238" table:formula="of:=[.B140]+1" office:value-type="float" office:value="14" calcext:value-type="float">
            <text:p>14</text:p>
          </table:table-cell>
          <table:table-cell table:style-name="ce253" table:formula="of:=[.C140]" office:value-type="float" office:value="-13" calcext:value-type="float">
            <text:p>-13</text:p>
          </table:table-cell>
          <table:table-cell table:style-name="ce253" table:formula="of:=[.D140]" office:value-type="float" office:value="8" calcext:value-type="float">
            <text:p>8</text:p>
          </table:table-cell>
          <table:table-cell table:style-name="ce253" table:formula="of:=[.E140]" office:value-type="float" office:value="15" calcext:value-type="float">
            <text:p>15</text:p>
          </table:table-cell>
          <table:table-cell table:style-name="ce253" table:formula="of:=[.F140]" office:value-type="string" office:string-value="-13x+8y+15=0" calcext:value-type="string">
            <text:p>-13x+8y+15=0</text:p>
          </table:table-cell>
          <table:table-cell table:style-name="ce260" table:formula="of:=[.G140]" office:value-type="float" office:value="1.625" calcext:value-type="float">
            <text:p>13/8 </text:p>
          </table:table-cell>
          <table:table-cell table:style-name="ce260" table:formula="of:=[.H140]" office:value-type="float" office:value="-1.875" calcext:value-type="float">
            <text:p>-15/8 </text:p>
          </table:table-cell>
          <table:table-cell table:style-name="ce260" table:formula="of:=[.I140]" office:value-type="string" office:string-value="y = 13x/8-15/8" calcext:value-type="string">
            <text:p>y = 13x/8-15/8</text:p>
          </table:table-cell>
          <table:table-cell table:style-name="ce253" table:formula="of:=RANK([.A141];[.$A$128:.$A$147];0)" office:value-type="float" office:value="20" calcext:value-type="float">
            <text:p>20</text:p>
          </table:table-cell>
          <table:table-cell table:style-name="ce253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60" table:formula="of:=[.AK141]" office:value-type="float" office:value="-0.764705882352941" calcext:value-type="float">
            <text:p>-13/17</text:p>
          </table:table-cell>
          <table:table-cell table:style-name="ce269" office:value-type="float" office:value="-5" calcext:value-type="float">
            <text:p>-5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5" calcext:value-type="float">
            <text:p>5</text:p>
          </table:table-cell>
          <table:table-cell table:style-name="ce326"/>
          <table:table-cell table:style-name="ce253" table:formula="of:=-ABS([.C141])*SIGN([.C141]*[.D141])" office:value-type="float" office:value="13" calcext:value-type="float">
            <text:p>13</text:p>
          </table:table-cell>
          <table:table-cell table:style-name="ce253" table:formula="of:=ABS([.D141])" office:value-type="float" office:value="8" calcext:value-type="float">
            <text:p>8</text:p>
          </table:table-cell>
          <table:table-cell table:style-name="ce253" table:formula="of:=GCD(ABS([.Q141]);ABS([.R141]))" office:value-type="float" office:value="1" calcext:value-type="float">
            <text:p>1</text:p>
          </table:table-cell>
          <table:table-cell table:style-name="ce252" table:formula="of:=[.Q141]/[.S141]" office:value-type="float" office:value="13" calcext:value-type="float">
            <text:p>13</text:p>
          </table:table-cell>
          <table:table-cell table:style-name="ce252" table:formula="of:=[.R141]/[.S141]" office:value-type="float" office:value="8" calcext:value-type="float">
            <text:p>8</text:p>
          </table:table-cell>
          <table:table-cell table:style-name="ce287" table:formula="of:=[.T141]/[.U141]" office:value-type="float" office:value="1.625" calcext:value-type="float">
            <text:p>13/8 </text:p>
          </table:table-cell>
          <table:table-cell table:style-name="ce287" table:formula="of:=IF([.Q141]=0;&quot;0&quot;;(IF([.Q141]=[.R141];&quot;1&quot;;(IF([.Q141]=-[.R141];&quot;-1&quot;;IF([.U141]=1;TEXT([.T141];10);[.V141]))))))" office:value-type="float" office:value="1.625" calcext:value-type="float">
            <text:p>13/8 </text:p>
          </table:table-cell>
          <table:table-cell table:style-name="ce253" table:formula="of:=-ABS([.E141])*SIGN([.D141]*[.E141])+[.O141]" office:value-type="float" office:value="-10" calcext:value-type="float">
            <text:p>-10</text:p>
          </table:table-cell>
          <table:table-cell table:style-name="ce253" table:formula="of:=ABS([.D141])" office:value-type="float" office:value="8" calcext:value-type="float">
            <text:p>8</text:p>
          </table:table-cell>
          <table:table-cell table:style-name="ce253" table:formula="of:=GCD(ABS([.X141]);ABS([.Y141]))" office:value-type="float" office:value="2" calcext:value-type="float">
            <text:p>2</text:p>
          </table:table-cell>
          <table:table-cell table:style-name="ce252" table:formula="of:=[.X141]/[.Z141]" office:value-type="float" office:value="-5" calcext:value-type="float">
            <text:p>-5</text:p>
          </table:table-cell>
          <table:table-cell table:style-name="ce252" table:formula="of:=[.Y141]/[.Z141]" office:value-type="float" office:value="4" calcext:value-type="float">
            <text:p>4</text:p>
          </table:table-cell>
          <table:table-cell table:style-name="ce287" table:formula="of:=[.AA141]/[.AB141]" office:value-type="float" office:value="-1.25" calcext:value-type="float">
            <text:p>- 5/4 </text:p>
          </table:table-cell>
          <table:table-cell table:style-name="ce287" table:formula="of:=IF([.X141]=0;&quot;0&quot;;(IF([.X141]=[.Y141];&quot;1&quot;;(IF([.X141]=-[.Y141];&quot;-1&quot;;IF([.AB141]=1;TEXT([.AA141];10);[.AC141]))))))" office:value-type="float" office:value="-1.25" calcext:value-type="float">
            <text:p>- 5/4 </text:p>
          </table:table-cell>
          <table:table-cell table:style-name="ce253" table:formula="of:=[.AF140]" office:value-type="float" office:value="13" calcext:value-type="float">
            <text:p>13</text:p>
          </table:table-cell>
          <table:table-cell table:style-name="ce253" table:formula="of:=[.AE140]" office:value-type="float" office:value="-17" calcext:value-type="float">
            <text:p>-17</text:p>
          </table:table-cell>
          <table:table-cell table:style-name="ce253" table:formula="of:=GCD(ABS([.AE141]);ABS([.AF141]))" office:value-type="float" office:value="1" calcext:value-type="float">
            <text:p>1</text:p>
          </table:table-cell>
          <table:table-cell table:style-name="ce252" table:formula="of:=[.AE141]/[.AG141]" office:value-type="float" office:value="13" calcext:value-type="float">
            <text:p>13</text:p>
          </table:table-cell>
          <table:table-cell table:style-name="ce252" table:formula="of:=[.AF141]/[.AG141]" office:value-type="float" office:value="-17" calcext:value-type="float">
            <text:p>-17</text:p>
          </table:table-cell>
          <table:table-cell table:style-name="ce287" table:formula="of:=[.AH141]/[.AI141]" office:value-type="float" office:value="-0.764705882352941" calcext:value-type="float">
            <text:p>-13/17</text:p>
          </table:table-cell>
          <table:table-cell table:style-name="ce287" table:formula="of:=IF([.AE141]=0;&quot;0&quot;;(IF([.AE141]=[.AF141];&quot;1&quot;;(IF([.AE141]=-[.AF141];&quot;-1&quot;;IF([.AI141]=1;TEXT([.AH141];10);[.AJ141]))))))" office:value-type="float" office:value="-0.764705882352941" calcext:value-type="float">
            <text:p>-13/17</text:p>
          </table:table-cell>
          <table:table-cell table:style-name="ce336" office:value-type="float" office:value="14" calcext:value-type="float">
            <text:p>14</text:p>
          </table:table-cell>
          <table:table-cell table:number-columns-repeated="26"/>
        </table:table-row>
        <table:table-row table:style-name="ro16">
          <table:table-cell table:style-name="ce238" office:value-type="float" office:value="0.892248752647138" calcext:value-type="float">
            <text:p>0,892248752647138</text:p>
          </table:table-cell>
          <table:table-cell table:style-name="ce238" table:formula="of:=[.B141]+1" office:value-type="float" office:value="15" calcext:value-type="float">
            <text:p>15</text:p>
          </table:table-cell>
          <table:table-cell table:style-name="ce253" office:value-type="float" office:value="12" calcext:value-type="float">
            <text:p>12</text:p>
          </table:table-cell>
          <table:table-cell table:style-name="ce253" office:value-type="float" office:value="4" calcext:value-type="float">
            <text:p>4</text:p>
          </table:table-cell>
          <table:table-cell table:style-name="ce253" office:value-type="float" office:value="2" calcext:value-type="float">
            <text:p>2</text:p>
          </table:table-cell>
          <table:table-cell table:style-name="ce253" table:formula="of:=CONCATENATE([.C142];&quot;x&quot;;IF([.D142]&gt;0;&quot;+&quot;;&quot;&quot;);[.D142];&quot;y&quot;;IF([.E142]&gt;0;&quot;+&quot;;&quot;&quot;);[.E142];&quot;=0&quot;)" office:value-type="string" office:string-value="12x+4y+2=0" calcext:value-type="string">
            <text:p>12x+4y+2=0</text:p>
          </table:table-cell>
          <table:table-cell table:style-name="ce260" table:formula="of:=-[.C142]/[.D142]" office:value-type="float" office:value="-3" calcext:value-type="float">
            <text:p>- 3/1 </text:p>
          </table:table-cell>
          <table:table-cell table:style-name="ce260" table:formula="of:=-[.E142]/[.D142]" office:value-type="float" office:value="-0.5" calcext:value-type="float">
            <text:p>- 1/2 </text:p>
          </table:table-cell>
          <table:table-cell table:style-name="ce260" table:formula="of:=CONCATENATE(&quot;y = &quot;;IF([.T142]=1;&quot;&quot;;IF([.T142]=-1;&quot;-&quot;;[.T142]));IF([.U142]=1;&quot;x&quot;;&quot;x/&quot;);IF([.U142]=1;&quot;&quot;;[.U142]);IF([.H142]&gt;0;&quot;+&quot;;&quot;-&quot;);ABS([.AA142]);IF([.AB142]=1;&quot;&quot;;&quot;/&quot;);IF([.AB142]=1;&quot;&quot;;[.AB142]))" office:value-type="string" office:string-value="y = -3x-1/2" calcext:value-type="string">
            <text:p>y = -3x-1/2</text:p>
          </table:table-cell>
          <table:table-cell table:style-name="ce253" table:formula="of:=RANK([.A142];[.$A$128:.$A$147];0)" office:value-type="float" office:value="1" calcext:value-type="float">
            <text:p>1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60" table:formula="of:=[.AK142]" office:value-type="float" office:value="1.5" calcext:value-type="float">
            <text:p><text:s/>3/2 </text:p>
          </table:table-cell>
          <table:table-cell table:style-name="ce269" office:value-type="float" office:value="-5" calcext:value-type="float">
            <text:p>-5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-7" calcext:value-type="float">
            <text:p>-7</text:p>
          </table:table-cell>
          <table:table-cell table:style-name="ce326"/>
          <table:table-cell table:style-name="ce253" table:formula="of:=-ABS([.C142])*SIGN([.C142]*[.D142])" office:value-type="float" office:value="-12" calcext:value-type="float">
            <text:p>-12</text:p>
          </table:table-cell>
          <table:table-cell table:style-name="ce253" table:formula="of:=ABS([.D142])" office:value-type="float" office:value="4" calcext:value-type="float">
            <text:p>4</text:p>
          </table:table-cell>
          <table:table-cell table:style-name="ce253" table:formula="of:=GCD(ABS([.Q142]);ABS([.R142]))" office:value-type="float" office:value="4" calcext:value-type="float">
            <text:p>4</text:p>
          </table:table-cell>
          <table:table-cell table:style-name="ce252" table:formula="of:=[.Q142]/[.S142]" office:value-type="float" office:value="-3" calcext:value-type="float">
            <text:p>-3</text:p>
          </table:table-cell>
          <table:table-cell table:style-name="ce252" table:formula="of:=[.R142]/[.S142]" office:value-type="float" office:value="1" calcext:value-type="float">
            <text:p>1</text:p>
          </table:table-cell>
          <table:table-cell table:style-name="ce287" table:formula="of:=[.T142]/[.U142]" office:value-type="float" office:value="-3" calcext:value-type="float">
            <text:p>- 3/1 </text:p>
          </table:table-cell>
          <table:table-cell table:style-name="ce287" table:formula="of:=IF([.Q142]=0;&quot;0&quot;;(IF([.Q142]=[.R142];&quot;1&quot;;(IF([.Q142]=-[.R142];&quot;-1&quot;;IF([.U142]=1;TEXT([.T142];10);[.V142]))))))" office:value-type="string" office:string-value="-3" calcext:value-type="string">
            <text:p>-3</text:p>
          </table:table-cell>
          <table:table-cell table:style-name="ce253" table:formula="of:=-ABS([.E142])*SIGN([.D142]*[.E142])" office:value-type="float" office:value="-2" calcext:value-type="float">
            <text:p>-2</text:p>
          </table:table-cell>
          <table:table-cell table:style-name="ce253" table:formula="of:=ABS([.D142])" office:value-type="float" office:value="4" calcext:value-type="float">
            <text:p>4</text:p>
          </table:table-cell>
          <table:table-cell table:style-name="ce253" table:formula="of:=GCD(ABS([.X142]);ABS([.Y142]))" office:value-type="float" office:value="2" calcext:value-type="float">
            <text:p>2</text:p>
          </table:table-cell>
          <table:table-cell table:style-name="ce252" table:formula="of:=[.X142]/[.Z142]" office:value-type="float" office:value="-1" calcext:value-type="float">
            <text:p>-1</text:p>
          </table:table-cell>
          <table:table-cell table:style-name="ce252" table:formula="of:=[.Y142]/[.Z142]" office:value-type="float" office:value="2" calcext:value-type="float">
            <text:p>2</text:p>
          </table:table-cell>
          <table:table-cell table:style-name="ce287" table:formula="of:=[.AA142]/[.AB142]" office:value-type="float" office:value="-0.5" calcext:value-type="float">
            <text:p>- 1/2 </text:p>
          </table:table-cell>
          <table:table-cell table:style-name="ce287" table:formula="of:=IF([.X142]=0;&quot;0&quot;;(IF([.X142]=[.Y142];&quot;1&quot;;(IF([.X142]=-[.Y142];&quot;-1&quot;;IF([.AB142]=1;TEXT([.AA142];10);[.AC142]))))))" office:value-type="float" office:value="-0.5" calcext:value-type="float">
            <text:p>- 1/2 </text:p>
          </table:table-cell>
          <table:table-cell table:style-name="ce253" table:formula="of:=(-[.D142]*[.M142]-[.E142])*SIGN([.C142])" office:value-type="float" office:value="18" calcext:value-type="float">
            <text:p>18</text:p>
          </table:table-cell>
          <table:table-cell table:style-name="ce253" table:formula="of:=ABS([.C142])" office:value-type="float" office:value="12" calcext:value-type="float">
            <text:p>12</text:p>
          </table:table-cell>
          <table:table-cell table:style-name="ce253" table:formula="of:=GCD(ABS([.AE142]);ABS([.AF142]))" office:value-type="float" office:value="6" calcext:value-type="float">
            <text:p>6</text:p>
          </table:table-cell>
          <table:table-cell table:style-name="ce252" table:formula="of:=[.AE142]/[.AG142]" office:value-type="float" office:value="3" calcext:value-type="float">
            <text:p>3</text:p>
          </table:table-cell>
          <table:table-cell table:style-name="ce252" table:formula="of:=[.AF142]/[.AG142]" office:value-type="float" office:value="2" calcext:value-type="float">
            <text:p>2</text:p>
          </table:table-cell>
          <table:table-cell table:style-name="ce287" table:formula="of:=[.AH142]/[.AI142]" office:value-type="float" office:value="1.5" calcext:value-type="float">
            <text:p><text:s/>3/2 </text:p>
          </table:table-cell>
          <table:table-cell table:style-name="ce287" table:formula="of:=IF([.AE142]=0;&quot;0&quot;;(IF([.AE142]=[.AF142];&quot;1&quot;;(IF([.AE142]=-[.AF142];&quot;-1&quot;;IF([.AI142]=1;TEXT([.AH142];10);[.AJ142]))))))" office:value-type="float" office:value="1.5" calcext:value-type="float">
            <text:p><text:s/>3/2 </text:p>
          </table:table-cell>
          <table:table-cell table:style-name="ce336" office:value-type="float" office:value="15" calcext:value-type="float">
            <text:p>15</text:p>
          </table:table-cell>
          <table:table-cell table:number-columns-repeated="26"/>
        </table:table-row>
        <table:table-row table:style-name="ro16">
          <table:table-cell table:style-name="ce238" office:value-type="float" office:value="0.878506553805715" calcext:value-type="float">
            <text:p>0,878506553805715</text:p>
          </table:table-cell>
          <table:table-cell table:style-name="ce238" table:formula="of:=[.B142]+1" office:value-type="float" office:value="16" calcext:value-type="float">
            <text:p>16</text:p>
          </table:table-cell>
          <table:table-cell table:style-name="ce253" table:formula="of:=[.C142]" office:value-type="float" office:value="12" calcext:value-type="float">
            <text:p>12</text:p>
          </table:table-cell>
          <table:table-cell table:style-name="ce253" table:formula="of:=[.D142]" office:value-type="float" office:value="4" calcext:value-type="float">
            <text:p>4</text:p>
          </table:table-cell>
          <table:table-cell table:style-name="ce253" table:formula="of:=[.E142]" office:value-type="float" office:value="2" calcext:value-type="float">
            <text:p>2</text:p>
          </table:table-cell>
          <table:table-cell table:style-name="ce253" table:formula="of:=[.F142]" office:value-type="string" office:string-value="12x+4y+2=0" calcext:value-type="string">
            <text:p>12x+4y+2=0</text:p>
          </table:table-cell>
          <table:table-cell table:style-name="ce260" table:formula="of:=[.G142]" office:value-type="float" office:value="-3" calcext:value-type="float">
            <text:p>- 3/1 </text:p>
          </table:table-cell>
          <table:table-cell table:style-name="ce260" table:formula="of:=[.H142]" office:value-type="float" office:value="-0.5" calcext:value-type="float">
            <text:p>- 1/2 </text:p>
          </table:table-cell>
          <table:table-cell table:style-name="ce260" table:formula="of:=[.I142]" office:value-type="string" office:string-value="y = -3x-1/2" calcext:value-type="string">
            <text:p>y = -3x-1/2</text:p>
          </table:table-cell>
          <table:table-cell table:style-name="ce253" table:formula="of:=RANK([.A143];[.$A$128:.$A$147];0)" office:value-type="float" office:value="2" calcext:value-type="float">
            <text:p>2</text:p>
          </table:table-cell>
          <table:table-cell table:style-name="ce253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60" table:formula="of:=[.AK143]" office:value-type="float" office:value="0.666666666666667" calcext:value-type="float">
            <text:p><text:s/>2/3 </text:p>
          </table:table-cell>
          <table:table-cell table:style-name="ce269" office:value-type="float" office:value="5" calcext:value-type="float">
            <text:p>5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2" calcext:value-type="float">
            <text:p>2</text:p>
          </table:table-cell>
          <table:table-cell table:style-name="ce326"/>
          <table:table-cell table:style-name="ce253" table:formula="of:=-ABS([.C143])*SIGN([.C143]*[.D143])" office:value-type="float" office:value="-12" calcext:value-type="float">
            <text:p>-12</text:p>
          </table:table-cell>
          <table:table-cell table:style-name="ce253" table:formula="of:=ABS([.D143])" office:value-type="float" office:value="4" calcext:value-type="float">
            <text:p>4</text:p>
          </table:table-cell>
          <table:table-cell table:style-name="ce253" table:formula="of:=GCD(ABS([.Q143]);ABS([.R143]))" office:value-type="float" office:value="4" calcext:value-type="float">
            <text:p>4</text:p>
          </table:table-cell>
          <table:table-cell table:style-name="ce252" table:formula="of:=[.Q143]/[.S143]" office:value-type="float" office:value="-3" calcext:value-type="float">
            <text:p>-3</text:p>
          </table:table-cell>
          <table:table-cell table:style-name="ce252" table:formula="of:=[.R143]/[.S143]" office:value-type="float" office:value="1" calcext:value-type="float">
            <text:p>1</text:p>
          </table:table-cell>
          <table:table-cell table:style-name="ce287" table:formula="of:=[.T143]/[.U143]" office:value-type="float" office:value="-3" calcext:value-type="float">
            <text:p>- 3/1 </text:p>
          </table:table-cell>
          <table:table-cell table:style-name="ce287" table:formula="of:=IF([.Q143]=0;&quot;0&quot;;(IF([.Q143]=[.R143];&quot;1&quot;;(IF([.Q143]=-[.R143];&quot;-1&quot;;IF([.U143]=1;TEXT([.T143];10);[.V143]))))))" office:value-type="string" office:string-value="-3" calcext:value-type="string">
            <text:p>-3</text:p>
          </table:table-cell>
          <table:table-cell table:style-name="ce253" table:formula="of:=-ABS([.E143])*SIGN([.D143]*[.E143])+[.O143]" office:value-type="float" office:value="0" calcext:value-type="float">
            <text:p>0</text:p>
          </table:table-cell>
          <table:table-cell table:style-name="ce253" table:formula="of:=ABS([.D143])" office:value-type="float" office:value="4" calcext:value-type="float">
            <text:p>4</text:p>
          </table:table-cell>
          <table:table-cell table:style-name="ce253" table:formula="of:=GCD(ABS([.X143]);ABS([.Y143]))" office:value-type="float" office:value="4" calcext:value-type="float">
            <text:p>4</text:p>
          </table:table-cell>
          <table:table-cell table:style-name="ce252" table:formula="of:=[.X143]/[.Z143]" office:value-type="float" office:value="0" calcext:value-type="float">
            <text:p>0</text:p>
          </table:table-cell>
          <table:table-cell table:style-name="ce252" table:formula="of:=[.Y143]/[.Z143]" office:value-type="float" office:value="1" calcext:value-type="float">
            <text:p>1</text:p>
          </table:table-cell>
          <table:table-cell table:style-name="ce287" table:formula="of:=[.AA143]/[.AB143]" office:value-type="float" office:value="0" calcext:value-type="float">
            <text:p><text:s/>0/1 </text:p>
          </table:table-cell>
          <table:table-cell table:style-name="ce287" table:formula="of:=IF([.X143]=0;&quot;0&quot;;(IF([.X143]=[.Y143];&quot;1&quot;;(IF([.X143]=-[.Y143];&quot;-1&quot;;IF([.AB143]=1;TEXT([.AA143];10);[.AC143]))))))" office:value-type="string" office:string-value="0" calcext:value-type="string">
            <text:p>0</text:p>
          </table:table-cell>
          <table:table-cell table:style-name="ce253" table:formula="of:=[.AF142]" office:value-type="float" office:value="12" calcext:value-type="float">
            <text:p>12</text:p>
          </table:table-cell>
          <table:table-cell table:style-name="ce253" table:formula="of:=[.AE142]" office:value-type="float" office:value="18" calcext:value-type="float">
            <text:p>18</text:p>
          </table:table-cell>
          <table:table-cell table:style-name="ce253" table:formula="of:=GCD(ABS([.AE143]);ABS([.AF143]))" office:value-type="float" office:value="6" calcext:value-type="float">
            <text:p>6</text:p>
          </table:table-cell>
          <table:table-cell table:style-name="ce252" table:formula="of:=[.AE143]/[.AG143]" office:value-type="float" office:value="2" calcext:value-type="float">
            <text:p>2</text:p>
          </table:table-cell>
          <table:table-cell table:style-name="ce252" table:formula="of:=[.AF143]/[.AG143]" office:value-type="float" office:value="3" calcext:value-type="float">
            <text:p>3</text:p>
          </table:table-cell>
          <table:table-cell table:style-name="ce287" table:formula="of:=[.AH143]/[.AI143]" office:value-type="float" office:value="0.666666666666667" calcext:value-type="float">
            <text:p><text:s/>2/3 </text:p>
          </table:table-cell>
          <table:table-cell table:style-name="ce287" table:formula="of:=IF([.AE143]=0;&quot;0&quot;;(IF([.AE143]=[.AF143];&quot;1&quot;;(IF([.AE143]=-[.AF143];&quot;-1&quot;;IF([.AI143]=1;TEXT([.AH143];10);[.AJ143]))))))" office:value-type="float" office:value="0.666666666666667" calcext:value-type="float">
            <text:p><text:s/>2/3 </text:p>
          </table:table-cell>
          <table:table-cell table:style-name="ce336" office:value-type="float" office:value="16" calcext:value-type="float">
            <text:p>16</text:p>
          </table:table-cell>
          <table:table-cell table:number-columns-repeated="26"/>
        </table:table-row>
        <table:table-row table:style-name="ro16">
          <table:table-cell table:style-name="ce238" office:value-type="float" office:value="0.327592286731383" calcext:value-type="float">
            <text:p>0,327592286731383</text:p>
          </table:table-cell>
          <table:table-cell table:style-name="ce238" table:formula="of:=[.B143]+1" office:value-type="float" office:value="17" calcext:value-type="float">
            <text:p>17</text:p>
          </table:table-cell>
          <table:table-cell table:style-name="ce253" office:value-type="float" office:value="-19" calcext:value-type="float">
            <text:p>-19</text:p>
          </table:table-cell>
          <table:table-cell table:style-name="ce253" office:value-type="float" office:value="-14" calcext:value-type="float">
            <text:p>-14</text:p>
          </table:table-cell>
          <table:table-cell table:style-name="ce253" office:value-type="float" office:value="18" calcext:value-type="float">
            <text:p>18</text:p>
          </table:table-cell>
          <table:table-cell table:style-name="ce253" table:formula="of:=CONCATENATE([.C144];&quot;x&quot;;IF([.D144]&gt;0;&quot;+&quot;;&quot;&quot;);[.D144];&quot;y&quot;;IF([.E144]&gt;0;&quot;+&quot;;&quot;&quot;);[.E144];&quot;=0&quot;)" office:value-type="string" office:string-value="-19x-14y+18=0" calcext:value-type="string">
            <text:p>-19x-14y+18=0</text:p>
          </table:table-cell>
          <table:table-cell table:style-name="ce260" table:formula="of:=-[.C144]/[.D144]" office:value-type="float" office:value="-1.35714285714286" calcext:value-type="float">
            <text:p>-19/14</text:p>
          </table:table-cell>
          <table:table-cell table:style-name="ce260" table:formula="of:=-[.E144]/[.D144]" office:value-type="float" office:value="1.28571428571429" calcext:value-type="float">
            <text:p><text:s/>9/7 </text:p>
          </table:table-cell>
          <table:table-cell table:style-name="ce260" table:formula="of:=CONCATENATE(&quot;y = &quot;;IF([.T144]=1;&quot;&quot;;IF([.T144]=-1;&quot;-&quot;;[.T144]));IF([.U144]=1;&quot;x&quot;;&quot;x/&quot;);IF([.U144]=1;&quot;&quot;;[.U144]);IF([.H144]&gt;0;&quot;+&quot;;&quot;-&quot;);ABS([.AA144]);IF([.AB144]=1;&quot;&quot;;&quot;/&quot;);IF([.AB144]=1;&quot;&quot;;[.AB144]))" office:value-type="string" office:string-value="y = -19x/14+9/7" calcext:value-type="string">
            <text:p>y = -19x/14+9/7</text:p>
          </table:table-cell>
          <table:table-cell table:style-name="ce253" table:formula="of:=RANK([.A144];[.$A$128:.$A$147];0)" office:value-type="float" office:value="13" calcext:value-type="float">
            <text:p>13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60" table:formula="of:=[.AK144]" office:value-type="string" office:string-value="-2" calcext:value-type="string">
            <text:p>-2</text:p>
          </table:table-cell>
          <table:table-cell table:style-name="ce269" office:value-type="float" office:value="4" calcext:value-type="float">
            <text:p>4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3" calcext:value-type="float">
            <text:p>3</text:p>
          </table:table-cell>
          <table:table-cell table:style-name="ce326"/>
          <table:table-cell table:style-name="ce253" table:formula="of:=-ABS([.C144])*SIGN([.C144]*[.D144])" office:value-type="float" office:value="-19" calcext:value-type="float">
            <text:p>-19</text:p>
          </table:table-cell>
          <table:table-cell table:style-name="ce253" table:formula="of:=ABS([.D144])" office:value-type="float" office:value="14" calcext:value-type="float">
            <text:p>14</text:p>
          </table:table-cell>
          <table:table-cell table:style-name="ce253" table:formula="of:=GCD(ABS([.Q144]);ABS([.R144]))" office:value-type="float" office:value="1" calcext:value-type="float">
            <text:p>1</text:p>
          </table:table-cell>
          <table:table-cell table:style-name="ce252" table:formula="of:=[.Q144]/[.S144]" office:value-type="float" office:value="-19" calcext:value-type="float">
            <text:p>-19</text:p>
          </table:table-cell>
          <table:table-cell table:style-name="ce252" table:formula="of:=[.R144]/[.S144]" office:value-type="float" office:value="14" calcext:value-type="float">
            <text:p>14</text:p>
          </table:table-cell>
          <table:table-cell table:style-name="ce287" table:formula="of:=[.T144]/[.U144]" office:value-type="float" office:value="-1.35714285714286" calcext:value-type="float">
            <text:p>-19/14</text:p>
          </table:table-cell>
          <table:table-cell table:style-name="ce287" table:formula="of:=IF([.Q144]=0;&quot;0&quot;;(IF([.Q144]=[.R144];&quot;1&quot;;(IF([.Q144]=-[.R144];&quot;-1&quot;;IF([.U144]=1;TEXT([.T144];10);[.V144]))))))" office:value-type="float" office:value="-1.35714285714286" calcext:value-type="float">
            <text:p>-19/14</text:p>
          </table:table-cell>
          <table:table-cell table:style-name="ce253" table:formula="of:=-ABS([.E144])*SIGN([.D144]*[.E144])" office:value-type="float" office:value="18" calcext:value-type="float">
            <text:p>18</text:p>
          </table:table-cell>
          <table:table-cell table:style-name="ce253" table:formula="of:=ABS([.D144])" office:value-type="float" office:value="14" calcext:value-type="float">
            <text:p>14</text:p>
          </table:table-cell>
          <table:table-cell table:style-name="ce253" table:formula="of:=GCD(ABS([.X144]);ABS([.Y144]))" office:value-type="float" office:value="2" calcext:value-type="float">
            <text:p>2</text:p>
          </table:table-cell>
          <table:table-cell table:style-name="ce252" table:formula="of:=[.X144]/[.Z144]" office:value-type="float" office:value="9" calcext:value-type="float">
            <text:p>9</text:p>
          </table:table-cell>
          <table:table-cell table:style-name="ce252" table:formula="of:=[.Y144]/[.Z144]" office:value-type="float" office:value="7" calcext:value-type="float">
            <text:p>7</text:p>
          </table:table-cell>
          <table:table-cell table:style-name="ce287" table:formula="of:=[.AA144]/[.AB144]" office:value-type="float" office:value="1.28571428571429" calcext:value-type="float">
            <text:p><text:s/>9/7 </text:p>
          </table:table-cell>
          <table:table-cell table:style-name="ce287" table:formula="of:=IF([.X144]=0;&quot;0&quot;;(IF([.X144]=[.Y144];&quot;1&quot;;(IF([.X144]=-[.Y144];&quot;-1&quot;;IF([.AB144]=1;TEXT([.AA144];10);[.AC144]))))))" office:value-type="float" office:value="1.28571428571429" calcext:value-type="float">
            <text:p><text:s/>9/7 </text:p>
          </table:table-cell>
          <table:table-cell table:style-name="ce253" table:formula="of:=(-[.D144]*[.M144]-[.E144])*SIGN([.C144])" office:value-type="float" office:value="-38" calcext:value-type="float">
            <text:p>-38</text:p>
          </table:table-cell>
          <table:table-cell table:style-name="ce253" table:formula="of:=ABS([.C144])" office:value-type="float" office:value="19" calcext:value-type="float">
            <text:p>19</text:p>
          </table:table-cell>
          <table:table-cell table:style-name="ce253" table:formula="of:=GCD(ABS([.AE144]);ABS([.AF144]))" office:value-type="float" office:value="19" calcext:value-type="float">
            <text:p>19</text:p>
          </table:table-cell>
          <table:table-cell table:style-name="ce252" table:formula="of:=[.AE144]/[.AG144]" office:value-type="float" office:value="-2" calcext:value-type="float">
            <text:p>-2</text:p>
          </table:table-cell>
          <table:table-cell table:style-name="ce252" table:formula="of:=[.AF144]/[.AG144]" office:value-type="float" office:value="1" calcext:value-type="float">
            <text:p>1</text:p>
          </table:table-cell>
          <table:table-cell table:style-name="ce287" table:formula="of:=[.AH144]/[.AI144]" office:value-type="float" office:value="-2" calcext:value-type="float">
            <text:p>- 2/1 </text:p>
          </table:table-cell>
          <table:table-cell table:style-name="ce287" table:formula="of:=IF([.AE144]=0;&quot;0&quot;;(IF([.AE144]=[.AF144];&quot;1&quot;;(IF([.AE144]=-[.AF144];&quot;-1&quot;;IF([.AI144]=1;TEXT([.AH144];10);[.AJ144]))))))" office:value-type="string" office:string-value="-2" calcext:value-type="string">
            <text:p>-2</text:p>
          </table:table-cell>
          <table:table-cell table:style-name="ce336" office:value-type="float" office:value="17" calcext:value-type="float">
            <text:p>17</text:p>
          </table:table-cell>
          <table:table-cell table:number-columns-repeated="26"/>
        </table:table-row>
        <table:table-row table:style-name="ro16">
          <table:table-cell table:style-name="ce238" office:value-type="float" office:value="0.110957715910687" calcext:value-type="float">
            <text:p>0,110957715910687</text:p>
          </table:table-cell>
          <table:table-cell table:style-name="ce238" table:formula="of:=[.B144]+1" office:value-type="float" office:value="18" calcext:value-type="float">
            <text:p>18</text:p>
          </table:table-cell>
          <table:table-cell table:style-name="ce253" table:formula="of:=[.C144]" office:value-type="float" office:value="-19" calcext:value-type="float">
            <text:p>-19</text:p>
          </table:table-cell>
          <table:table-cell table:style-name="ce253" table:formula="of:=[.D144]" office:value-type="float" office:value="-14" calcext:value-type="float">
            <text:p>-14</text:p>
          </table:table-cell>
          <table:table-cell table:style-name="ce253" table:formula="of:=[.E144]" office:value-type="float" office:value="18" calcext:value-type="float">
            <text:p>18</text:p>
          </table:table-cell>
          <table:table-cell table:style-name="ce253" table:formula="of:=[.F144]" office:value-type="string" office:string-value="-19x-14y+18=0" calcext:value-type="string">
            <text:p>-19x-14y+18=0</text:p>
          </table:table-cell>
          <table:table-cell table:style-name="ce260" table:formula="of:=[.G144]" office:value-type="float" office:value="-1.35714285714286" calcext:value-type="float">
            <text:p>-19/14</text:p>
          </table:table-cell>
          <table:table-cell table:style-name="ce260" table:formula="of:=[.H144]" office:value-type="float" office:value="1.28571428571429" calcext:value-type="float">
            <text:p><text:s/>9/7 </text:p>
          </table:table-cell>
          <table:table-cell table:style-name="ce260" table:formula="of:=[.I144]" office:value-type="string" office:string-value="y = -19x/14+9/7" calcext:value-type="string">
            <text:p>y = -19x/14+9/7</text:p>
          </table:table-cell>
          <table:table-cell table:style-name="ce253" table:formula="of:=RANK([.A145];[.$A$128:.$A$147];0)" office:value-type="float" office:value="18" calcext:value-type="float">
            <text:p>18</text:p>
          </table:table-cell>
          <table:table-cell table:style-name="ce253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60" table:formula="of:=[.AK145]" office:value-type="float" office:value="-0.5" calcext:value-type="float">
            <text:p>- 1/2 </text:p>
          </table:table-cell>
          <table:table-cell table:style-name="ce269" office:value-type="float" office:value="-7" calcext:value-type="float">
            <text:p>-7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2" calcext:value-type="float">
            <text:p>2</text:p>
          </table:table-cell>
          <table:table-cell table:style-name="ce326"/>
          <table:table-cell table:style-name="ce253" table:formula="of:=-ABS([.C145])*SIGN([.C145]*[.D145])" office:value-type="float" office:value="-19" calcext:value-type="float">
            <text:p>-19</text:p>
          </table:table-cell>
          <table:table-cell table:style-name="ce253" table:formula="of:=ABS([.D145])" office:value-type="float" office:value="14" calcext:value-type="float">
            <text:p>14</text:p>
          </table:table-cell>
          <table:table-cell table:style-name="ce253" table:formula="of:=GCD(ABS([.Q145]);ABS([.R145]))" office:value-type="float" office:value="1" calcext:value-type="float">
            <text:p>1</text:p>
          </table:table-cell>
          <table:table-cell table:style-name="ce252" table:formula="of:=[.Q145]/[.S145]" office:value-type="float" office:value="-19" calcext:value-type="float">
            <text:p>-19</text:p>
          </table:table-cell>
          <table:table-cell table:style-name="ce252" table:formula="of:=[.R145]/[.S145]" office:value-type="float" office:value="14" calcext:value-type="float">
            <text:p>14</text:p>
          </table:table-cell>
          <table:table-cell table:style-name="ce287" table:formula="of:=[.T145]/[.U145]" office:value-type="float" office:value="-1.35714285714286" calcext:value-type="float">
            <text:p>-19/14</text:p>
          </table:table-cell>
          <table:table-cell table:style-name="ce287" table:formula="of:=IF([.Q145]=0;&quot;0&quot;;(IF([.Q145]=[.R145];&quot;1&quot;;(IF([.Q145]=-[.R145];&quot;-1&quot;;IF([.U145]=1;TEXT([.T145];10);[.V145]))))))" office:value-type="float" office:value="-1.35714285714286" calcext:value-type="float">
            <text:p>-19/14</text:p>
          </table:table-cell>
          <table:table-cell table:style-name="ce253" table:formula="of:=-ABS([.E145])*SIGN([.D145]*[.E145])+[.O145]" office:value-type="float" office:value="20" calcext:value-type="float">
            <text:p>20</text:p>
          </table:table-cell>
          <table:table-cell table:style-name="ce253" table:formula="of:=ABS([.D145])" office:value-type="float" office:value="14" calcext:value-type="float">
            <text:p>14</text:p>
          </table:table-cell>
          <table:table-cell table:style-name="ce253" table:formula="of:=GCD(ABS([.X145]);ABS([.Y145]))" office:value-type="float" office:value="2" calcext:value-type="float">
            <text:p>2</text:p>
          </table:table-cell>
          <table:table-cell table:style-name="ce252" table:formula="of:=[.X145]/[.Z145]" office:value-type="float" office:value="10" calcext:value-type="float">
            <text:p>10</text:p>
          </table:table-cell>
          <table:table-cell table:style-name="ce252" table:formula="of:=[.Y145]/[.Z145]" office:value-type="float" office:value="7" calcext:value-type="float">
            <text:p>7</text:p>
          </table:table-cell>
          <table:table-cell table:style-name="ce287" table:formula="of:=[.AA145]/[.AB145]" office:value-type="float" office:value="1.42857142857143" calcext:value-type="float">
            <text:p>10/7 </text:p>
          </table:table-cell>
          <table:table-cell table:style-name="ce287" table:formula="of:=IF([.X145]=0;&quot;0&quot;;(IF([.X145]=[.Y145];&quot;1&quot;;(IF([.X145]=-[.Y145];&quot;-1&quot;;IF([.AB145]=1;TEXT([.AA145];10);[.AC145]))))))" office:value-type="float" office:value="1.42857142857143" calcext:value-type="float">
            <text:p>10/7 </text:p>
          </table:table-cell>
          <table:table-cell table:style-name="ce253" table:formula="of:=[.AF144]" office:value-type="float" office:value="19" calcext:value-type="float">
            <text:p>19</text:p>
          </table:table-cell>
          <table:table-cell table:style-name="ce253" table:formula="of:=[.AE144]" office:value-type="float" office:value="-38" calcext:value-type="float">
            <text:p>-38</text:p>
          </table:table-cell>
          <table:table-cell table:style-name="ce253" table:formula="of:=GCD(ABS([.AE145]);ABS([.AF145]))" office:value-type="float" office:value="19" calcext:value-type="float">
            <text:p>19</text:p>
          </table:table-cell>
          <table:table-cell table:style-name="ce252" table:formula="of:=[.AE145]/[.AG145]" office:value-type="float" office:value="1" calcext:value-type="float">
            <text:p>1</text:p>
          </table:table-cell>
          <table:table-cell table:style-name="ce252" table:formula="of:=[.AF145]/[.AG145]" office:value-type="float" office:value="-2" calcext:value-type="float">
            <text:p>-2</text:p>
          </table:table-cell>
          <table:table-cell table:style-name="ce287" table:formula="of:=[.AH145]/[.AI145]" office:value-type="float" office:value="-0.5" calcext:value-type="float">
            <text:p>- 1/2 </text:p>
          </table:table-cell>
          <table:table-cell table:style-name="ce287" table:formula="of:=IF([.AE145]=0;&quot;0&quot;;(IF([.AE145]=[.AF145];&quot;1&quot;;(IF([.AE145]=-[.AF145];&quot;-1&quot;;IF([.AI145]=1;TEXT([.AH145];10);[.AJ145]))))))" office:value-type="float" office:value="-0.5" calcext:value-type="float">
            <text:p>- 1/2 </text:p>
          </table:table-cell>
          <table:table-cell table:style-name="ce336" office:value-type="float" office:value="18" calcext:value-type="float">
            <text:p>18</text:p>
          </table:table-cell>
          <table:table-cell table:number-columns-repeated="26"/>
        </table:table-row>
        <table:table-row table:style-name="ro16">
          <table:table-cell table:style-name="ce238" office:value-type="float" office:value="0.675233869629094" calcext:value-type="float">
            <text:p>0,675233869629094</text:p>
          </table:table-cell>
          <table:table-cell table:style-name="ce238" table:formula="of:=[.B145]+1" office:value-type="float" office:value="19" calcext:value-type="float">
            <text:p>19</text:p>
          </table:table-cell>
          <table:table-cell table:style-name="ce253" office:value-type="float" office:value="17" calcext:value-type="float">
            <text:p>17</text:p>
          </table:table-cell>
          <table:table-cell table:style-name="ce253" office:value-type="float" office:value="15" calcext:value-type="float">
            <text:p>15</text:p>
          </table:table-cell>
          <table:table-cell table:style-name="ce253" office:value-type="float" office:value="-7" calcext:value-type="float">
            <text:p>-7</text:p>
          </table:table-cell>
          <table:table-cell table:style-name="ce253" table:formula="of:=CONCATENATE([.C146];&quot;x&quot;;IF([.D146]&gt;0;&quot;+&quot;;&quot;&quot;);[.D146];&quot;y&quot;;IF([.E146]&gt;0;&quot;+&quot;;&quot;&quot;);[.E146];&quot;=0&quot;)" office:value-type="string" office:string-value="17x+15y-7=0" calcext:value-type="string">
            <text:p>17x+15y-7=0</text:p>
          </table:table-cell>
          <table:table-cell table:style-name="ce260" table:formula="of:=-[.C146]/[.D146]" office:value-type="float" office:value="-1.13333333333333" calcext:value-type="float">
            <text:p>-17/15</text:p>
          </table:table-cell>
          <table:table-cell table:style-name="ce260" table:formula="of:=-[.E146]/[.D146]" office:value-type="float" office:value="0.466666666666667" calcext:value-type="float">
            <text:p><text:s/>7/15</text:p>
          </table:table-cell>
          <table:table-cell table:style-name="ce260" table:formula="of:=CONCATENATE(&quot;y = &quot;;IF([.T146]=1;&quot;&quot;;IF([.T146]=-1;&quot;-&quot;;[.T146]));IF([.U146]=1;&quot;x&quot;;&quot;x/&quot;);IF([.U146]=1;&quot;&quot;;[.U146]);IF([.H146]&gt;0;&quot;+&quot;;&quot;-&quot;);ABS([.AA146]);IF([.AB146]=1;&quot;&quot;;&quot;/&quot;);IF([.AB146]=1;&quot;&quot;;[.AB146]))" office:value-type="string" office:string-value="y = -17x/15+7/15" calcext:value-type="string">
            <text:p>y = -17x/15+7/15</text:p>
          </table:table-cell>
          <table:table-cell table:style-name="ce253" table:formula="of:=RANK([.A146];[.$A$128:.$A$147];0)" office:value-type="float" office:value="5" calcext:value-type="float">
            <text:p>5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60" table:formula="of:=[.AK146]" office:value-type="float" office:value="3.05882352941176" calcext:value-type="float">
            <text:p>52/17</text:p>
          </table:table-cell>
          <table:table-cell table:style-name="ce269" office:value-type="float" office:value="-3" calcext:value-type="float">
            <text:p>-3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-3" calcext:value-type="float">
            <text:p>-3</text:p>
          </table:table-cell>
          <table:table-cell table:style-name="ce326"/>
          <table:table-cell table:style-name="ce253" table:formula="of:=-ABS([.C146])*SIGN([.C146]*[.D146])" office:value-type="float" office:value="-17" calcext:value-type="float">
            <text:p>-17</text:p>
          </table:table-cell>
          <table:table-cell table:style-name="ce253" table:formula="of:=ABS([.D146])" office:value-type="float" office:value="15" calcext:value-type="float">
            <text:p>15</text:p>
          </table:table-cell>
          <table:table-cell table:style-name="ce253" table:formula="of:=GCD(ABS([.Q146]);ABS([.R146]))" office:value-type="float" office:value="1" calcext:value-type="float">
            <text:p>1</text:p>
          </table:table-cell>
          <table:table-cell table:style-name="ce252" table:formula="of:=[.Q146]/[.S146]" office:value-type="float" office:value="-17" calcext:value-type="float">
            <text:p>-17</text:p>
          </table:table-cell>
          <table:table-cell table:style-name="ce252" table:formula="of:=[.R146]/[.S146]" office:value-type="float" office:value="15" calcext:value-type="float">
            <text:p>15</text:p>
          </table:table-cell>
          <table:table-cell table:style-name="ce287" table:formula="of:=[.T146]/[.U146]" office:value-type="float" office:value="-1.13333333333333" calcext:value-type="float">
            <text:p>-17/15</text:p>
          </table:table-cell>
          <table:table-cell table:style-name="ce287" table:formula="of:=IF([.Q146]=0;&quot;0&quot;;(IF([.Q146]=[.R146];&quot;1&quot;;(IF([.Q146]=-[.R146];&quot;-1&quot;;IF([.U146]=1;TEXT([.T146];10);[.V146]))))))" office:value-type="float" office:value="-1.13333333333333" calcext:value-type="float">
            <text:p>-17/15</text:p>
          </table:table-cell>
          <table:table-cell table:style-name="ce253" table:formula="of:=-ABS([.E146])*SIGN([.D146]*[.E146])" office:value-type="float" office:value="7" calcext:value-type="float">
            <text:p>7</text:p>
          </table:table-cell>
          <table:table-cell table:style-name="ce253" table:formula="of:=ABS([.D146])" office:value-type="float" office:value="15" calcext:value-type="float">
            <text:p>15</text:p>
          </table:table-cell>
          <table:table-cell table:style-name="ce253" table:formula="of:=GCD(ABS([.X146]);ABS([.Y146]))" office:value-type="float" office:value="1" calcext:value-type="float">
            <text:p>1</text:p>
          </table:table-cell>
          <table:table-cell table:style-name="ce252" table:formula="of:=[.X146]/[.Z146]" office:value-type="float" office:value="7" calcext:value-type="float">
            <text:p>7</text:p>
          </table:table-cell>
          <table:table-cell table:style-name="ce252" table:formula="of:=[.Y146]/[.Z146]" office:value-type="float" office:value="15" calcext:value-type="float">
            <text:p>15</text:p>
          </table:table-cell>
          <table:table-cell table:style-name="ce287" table:formula="of:=[.AA146]/[.AB146]" office:value-type="float" office:value="0.466666666666667" calcext:value-type="float">
            <text:p><text:s/>7/15</text:p>
          </table:table-cell>
          <table:table-cell table:style-name="ce287" table:formula="of:=IF([.X146]=0;&quot;0&quot;;(IF([.X146]=[.Y146];&quot;1&quot;;(IF([.X146]=-[.Y146];&quot;-1&quot;;IF([.AB146]=1;TEXT([.AA146];10);[.AC146]))))))" office:value-type="float" office:value="0.466666666666667" calcext:value-type="float">
            <text:p><text:s/>7/15</text:p>
          </table:table-cell>
          <table:table-cell table:style-name="ce253" table:formula="of:=(-[.D146]*[.M146]-[.E146])*SIGN([.C146])" office:value-type="float" office:value="52" calcext:value-type="float">
            <text:p>52</text:p>
          </table:table-cell>
          <table:table-cell table:style-name="ce253" table:formula="of:=ABS([.C146])" office:value-type="float" office:value="17" calcext:value-type="float">
            <text:p>17</text:p>
          </table:table-cell>
          <table:table-cell table:style-name="ce253" table:formula="of:=GCD(ABS([.AE146]);ABS([.AF146]))" office:value-type="float" office:value="1" calcext:value-type="float">
            <text:p>1</text:p>
          </table:table-cell>
          <table:table-cell table:style-name="ce252" table:formula="of:=[.AE146]/[.AG146]" office:value-type="float" office:value="52" calcext:value-type="float">
            <text:p>52</text:p>
          </table:table-cell>
          <table:table-cell table:style-name="ce252" table:formula="of:=[.AF146]/[.AG146]" office:value-type="float" office:value="17" calcext:value-type="float">
            <text:p>17</text:p>
          </table:table-cell>
          <table:table-cell table:style-name="ce287" table:formula="of:=[.AH146]/[.AI146]" office:value-type="float" office:value="3.05882352941176" calcext:value-type="float">
            <text:p>52/17</text:p>
          </table:table-cell>
          <table:table-cell table:style-name="ce287" table:formula="of:=IF([.AE146]=0;&quot;0&quot;;(IF([.AE146]=[.AF146];&quot;1&quot;;(IF([.AE146]=-[.AF146];&quot;-1&quot;;IF([.AI146]=1;TEXT([.AH146];10);[.AJ146]))))))" office:value-type="float" office:value="3.05882352941176" calcext:value-type="float">
            <text:p>52/17</text:p>
          </table:table-cell>
          <table:table-cell table:style-name="ce336" office:value-type="float" office:value="19" calcext:value-type="float">
            <text:p>19</text:p>
          </table:table-cell>
          <table:table-cell table:number-columns-repeated="26"/>
        </table:table-row>
        <table:table-row table:style-name="ro16">
          <table:table-cell table:style-name="ce238" office:value-type="float" office:value="0.53706182742858" calcext:value-type="float">
            <text:p>0,53706182742858</text:p>
          </table:table-cell>
          <table:table-cell table:style-name="ce238" table:formula="of:=[.B146]+1" office:value-type="float" office:value="20" calcext:value-type="float">
            <text:p>20</text:p>
          </table:table-cell>
          <table:table-cell table:style-name="ce253" table:formula="of:=[.C146]" office:value-type="float" office:value="17" calcext:value-type="float">
            <text:p>17</text:p>
          </table:table-cell>
          <table:table-cell table:style-name="ce253" table:formula="of:=[.D146]" office:value-type="float" office:value="15" calcext:value-type="float">
            <text:p>15</text:p>
          </table:table-cell>
          <table:table-cell table:style-name="ce253" table:formula="of:=[.E146]" office:value-type="float" office:value="-7" calcext:value-type="float">
            <text:p>-7</text:p>
          </table:table-cell>
          <table:table-cell table:style-name="ce253" table:formula="of:=[.F146]" office:value-type="string" office:string-value="17x+15y-7=0" calcext:value-type="string">
            <text:p>17x+15y-7=0</text:p>
          </table:table-cell>
          <table:table-cell table:style-name="ce260" table:formula="of:=[.G146]" office:value-type="float" office:value="-1.13333333333333" calcext:value-type="float">
            <text:p>-17/15</text:p>
          </table:table-cell>
          <table:table-cell table:style-name="ce260" table:formula="of:=[.H146]" office:value-type="float" office:value="0.466666666666667" calcext:value-type="float">
            <text:p><text:s/>7/15</text:p>
          </table:table-cell>
          <table:table-cell table:style-name="ce260" table:formula="of:=[.I146]" office:value-type="string" office:string-value="y = -17x/15+7/15" calcext:value-type="string">
            <text:p>y = -17x/15+7/15</text:p>
          </table:table-cell>
          <table:table-cell table:style-name="ce253" table:formula="of:=RANK([.A147];[.$A$128:.$A$147];0)" office:value-type="float" office:value="9" calcext:value-type="float">
            <text:p>9</text:p>
          </table:table-cell>
          <table:table-cell table:style-name="ce253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60" table:formula="of:=[.AK147]" office:value-type="float" office:value="0.326923076923077" calcext:value-type="float">
            <text:p>17/52</text:p>
          </table:table-cell>
          <table:table-cell table:style-name="ce269" office:value-type="float" office:value="-3" calcext:value-type="float">
            <text:p>-3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10" calcext:value-type="float">
            <text:p>10</text:p>
          </table:table-cell>
          <table:table-cell table:style-name="ce326"/>
          <table:table-cell table:style-name="ce253" table:formula="of:=-ABS([.C147])*SIGN([.C147]*[.D147])" office:value-type="float" office:value="-17" calcext:value-type="float">
            <text:p>-17</text:p>
          </table:table-cell>
          <table:table-cell table:style-name="ce253" table:formula="of:=ABS([.D147])" office:value-type="float" office:value="15" calcext:value-type="float">
            <text:p>15</text:p>
          </table:table-cell>
          <table:table-cell table:style-name="ce253" table:formula="of:=GCD(ABS([.Q147]);ABS([.R147]))" office:value-type="float" office:value="1" calcext:value-type="float">
            <text:p>1</text:p>
          </table:table-cell>
          <table:table-cell table:style-name="ce252" table:formula="of:=[.Q147]/[.S147]" office:value-type="float" office:value="-17" calcext:value-type="float">
            <text:p>-17</text:p>
          </table:table-cell>
          <table:table-cell table:style-name="ce252" table:formula="of:=[.R147]/[.S147]" office:value-type="float" office:value="15" calcext:value-type="float">
            <text:p>15</text:p>
          </table:table-cell>
          <table:table-cell table:style-name="ce287" table:formula="of:=[.T147]/[.U147]" office:value-type="float" office:value="-1.13333333333333" calcext:value-type="float">
            <text:p>-17/15</text:p>
          </table:table-cell>
          <table:table-cell table:style-name="ce287" table:formula="of:=IF([.Q147]=0;&quot;0&quot;;(IF([.Q147]=[.R147];&quot;1&quot;;(IF([.Q147]=-[.R147];&quot;-1&quot;;IF([.U147]=1;TEXT([.T147];10);[.V147]))))))" office:value-type="float" office:value="-1.13333333333333" calcext:value-type="float">
            <text:p>-17/15</text:p>
          </table:table-cell>
          <table:table-cell table:style-name="ce253" table:formula="of:=-ABS([.E147])*SIGN([.D147]*[.E147])+[.O147]" office:value-type="float" office:value="17" calcext:value-type="float">
            <text:p>17</text:p>
          </table:table-cell>
          <table:table-cell table:style-name="ce253" table:formula="of:=ABS([.D147])" office:value-type="float" office:value="15" calcext:value-type="float">
            <text:p>15</text:p>
          </table:table-cell>
          <table:table-cell table:style-name="ce253" table:formula="of:=GCD(ABS([.X147]);ABS([.Y147]))" office:value-type="float" office:value="1" calcext:value-type="float">
            <text:p>1</text:p>
          </table:table-cell>
          <table:table-cell table:style-name="ce252" table:formula="of:=[.X147]/[.Z147]" office:value-type="float" office:value="17" calcext:value-type="float">
            <text:p>17</text:p>
          </table:table-cell>
          <table:table-cell table:style-name="ce252" table:formula="of:=[.Y147]/[.Z147]" office:value-type="float" office:value="15" calcext:value-type="float">
            <text:p>15</text:p>
          </table:table-cell>
          <table:table-cell table:style-name="ce287" table:formula="of:=[.AA147]/[.AB147]" office:value-type="float" office:value="1.13333333333333" calcext:value-type="float">
            <text:p>17/15</text:p>
          </table:table-cell>
          <table:table-cell table:style-name="ce287" table:formula="of:=IF([.X147]=0;&quot;0&quot;;(IF([.X147]=[.Y147];&quot;1&quot;;(IF([.X147]=-[.Y147];&quot;-1&quot;;IF([.AB147]=1;TEXT([.AA147];10);[.AC147]))))))" office:value-type="float" office:value="1.13333333333333" calcext:value-type="float">
            <text:p>17/15</text:p>
          </table:table-cell>
          <table:table-cell table:style-name="ce253" table:formula="of:=[.AF146]" office:value-type="float" office:value="17" calcext:value-type="float">
            <text:p>17</text:p>
          </table:table-cell>
          <table:table-cell table:style-name="ce253" table:formula="of:=[.AE146]" office:value-type="float" office:value="52" calcext:value-type="float">
            <text:p>52</text:p>
          </table:table-cell>
          <table:table-cell table:style-name="ce253" table:formula="of:=GCD(ABS([.AE147]);ABS([.AF147]))" office:value-type="float" office:value="1" calcext:value-type="float">
            <text:p>1</text:p>
          </table:table-cell>
          <table:table-cell table:style-name="ce252" table:formula="of:=[.AE147]/[.AG147]" office:value-type="float" office:value="17" calcext:value-type="float">
            <text:p>17</text:p>
          </table:table-cell>
          <table:table-cell table:style-name="ce252" table:formula="of:=[.AF147]/[.AG147]" office:value-type="float" office:value="52" calcext:value-type="float">
            <text:p>52</text:p>
          </table:table-cell>
          <table:table-cell table:style-name="ce287" table:formula="of:=[.AH147]/[.AI147]" office:value-type="float" office:value="0.326923076923077" calcext:value-type="float">
            <text:p>17/52</text:p>
          </table:table-cell>
          <table:table-cell table:style-name="ce287" table:formula="of:=IF([.AE147]=0;&quot;0&quot;;(IF([.AE147]=[.AF147];&quot;1&quot;;(IF([.AE147]=-[.AF147];&quot;-1&quot;;IF([.AI147]=1;TEXT([.AH147];10);[.AJ147]))))))" office:value-type="float" office:value="0.326923076923077" calcext:value-type="float">
            <text:p>17/52</text:p>
          </table:table-cell>
          <table:table-cell table:style-name="ce336" office:value-type="float" office:value="20" calcext:value-type="float">
            <text:p>20</text:p>
          </table:table-cell>
          <table:table-cell table:number-columns-repeated="26"/>
        </table:table-row>
        <table:table-row table:style-name="ro5">
          <table:table-cell table:style-name="ce298" office:value-type="string" calcext:value-type="string">
            <text:p>Aléatoire</text:p>
          </table:table-cell>
          <table:table-cell table:style-name="ce298" office:value-type="string" calcext:value-type="string">
            <text:p>Rang</text:p>
          </table:table-cell>
          <table:table-cell table:style-name="ce251" office:value-type="string" calcext:value-type="string">
            <text:p>a</text:p>
          </table:table-cell>
          <table:table-cell table:style-name="ce251" office:value-type="string" calcext:value-type="string">
            <text:p>b</text:p>
          </table:table-cell>
          <table:table-cell table:style-name="ce251" office:value-type="string" calcext:value-type="string">
            <text:p>c</text:p>
          </table:table-cell>
          <table:table-cell table:style-name="ce298" office:value-type="string" calcext:value-type="string">
            <text:p>Cartésienne</text:p>
          </table:table-cell>
          <table:table-cell table:style-name="ce251" office:value-type="string" calcext:value-type="string">
            <text:p>m</text:p>
          </table:table-cell>
          <table:table-cell table:style-name="ce251" office:value-type="string" calcext:value-type="string">
            <text:p>p</text:p>
          </table:table-cell>
          <table:table-cell table:style-name="ce298" office:value-type="string" calcext:value-type="string">
            <text:p>Réduite</text:p>
          </table:table-cell>
          <table:table-cell table:number-columns-repeated="2" table:style-name="ce298" office:value-type="string" calcext:value-type="string">
            <text:p>Choix</text:p>
          </table:table-cell>
          <table:table-cell table:style-name="ce265" office:value-type="string" calcext:value-type="string">
            <text:p>x</text:p>
          </table:table-cell>
          <table:table-cell table:style-name="ce265" office:value-type="string" calcext:value-type="string">
            <text:p>y</text:p>
          </table:table-cell>
          <table:table-cell table:style-name="ce271" office:value-type="string" calcext:value-type="string">
            <text:p>Réponse</text:p>
          </table:table-cell>
          <table:table-cell table:style-name="Default"/>
          <table:table-cell table:style-name="ce326"/>
          <table:table-cell table:style-name="ce298" office:value-type="string" calcext:value-type="string">
            <text:p>Num m</text:p>
          </table:table-cell>
          <table:table-cell table:style-name="ce298" office:value-type="string" calcext:value-type="string">
            <text:p>Dénom m</text:p>
          </table:table-cell>
          <table:table-cell table:style-name="ce298" office:value-type="string" calcext:value-type="string">
            <text:p>PGCD</text:p>
          </table:table-cell>
          <table:table-cell table:style-name="ce298" office:value-type="string" calcext:value-type="string">
            <text:p>Num m</text:p>
          </table:table-cell>
          <table:table-cell table:style-name="ce298" office:value-type="string" calcext:value-type="string">
            <text:p>Dénom m</text:p>
          </table:table-cell>
          <table:table-cell table:number-columns-repeated="2" table:style-name="ce298" office:value-type="string" calcext:value-type="string">
            <text:p>Fraction</text:p>
          </table:table-cell>
          <table:table-cell table:style-name="ce298" office:value-type="string" calcext:value-type="string">
            <text:p>Num p</text:p>
          </table:table-cell>
          <table:table-cell table:style-name="ce298" office:value-type="string" calcext:value-type="string">
            <text:p>Dénom p</text:p>
          </table:table-cell>
          <table:table-cell table:style-name="ce298" office:value-type="string" calcext:value-type="string">
            <text:p>PGCD</text:p>
          </table:table-cell>
          <table:table-cell table:style-name="ce298" office:value-type="string" calcext:value-type="string">
            <text:p>Num p</text:p>
          </table:table-cell>
          <table:table-cell table:style-name="ce298" office:value-type="string" calcext:value-type="string">
            <text:p>Dénom p</text:p>
          </table:table-cell>
          <table:table-cell table:number-columns-repeated="2" table:style-name="ce298" office:value-type="string" calcext:value-type="string">
            <text:p>Fraction</text:p>
          </table:table-cell>
          <table:table-cell table:style-name="ce298" office:value-type="string" calcext:value-type="string">
            <text:p>Num y</text:p>
          </table:table-cell>
          <table:table-cell table:style-name="ce298" office:value-type="string" calcext:value-type="string">
            <text:p>Dénom y</text:p>
          </table:table-cell>
          <table:table-cell table:style-name="ce298" office:value-type="string" calcext:value-type="string">
            <text:p>PGCD</text:p>
          </table:table-cell>
          <table:table-cell table:style-name="ce298" office:value-type="string" calcext:value-type="string">
            <text:p>Num y</text:p>
          </table:table-cell>
          <table:table-cell table:style-name="ce298" office:value-type="string" calcext:value-type="string">
            <text:p>Dénom y</text:p>
          </table:table-cell>
          <table:table-cell table:number-columns-repeated="2" table:style-name="ce298" office:value-type="string" calcext:value-type="string">
            <text:p>Fraction</text:p>
          </table:table-cell>
          <table:table-cell table:number-columns-repeated="27"/>
        </table:table-row>
        <table:table-row table:style-name="ro5">
          <table:table-cell table:number-columns-repeated="9"/>
          <table:table-cell table:style-name="ce298" office:value-type="string" calcext:value-type="string">
            <text:p>droite</text:p>
          </table:table-cell>
          <table:table-cell table:number-columns-repeated="4"/>
          <table:table-cell table:style-name="Default"/>
          <table:table-cell table:style-name="ce326"/>
          <table:table-cell table:style-name="Default" table:number-columns-repeated="3"/>
          <table:table-cell table:number-columns-repeated="4" table:style-name="ce298" office:value-type="string" calcext:value-type="string">
            <text:p>simp</text:p>
          </table:table-cell>
          <table:table-cell table:style-name="Default" table:number-columns-repeated="3"/>
          <table:table-cell table:number-columns-repeated="4" table:style-name="ce298" office:value-type="string" calcext:value-type="string">
            <text:p>simp</text:p>
          </table:table-cell>
          <table:table-cell table:style-name="Default" table:number-columns-repeated="3"/>
          <table:table-cell table:number-columns-repeated="4" table:style-name="ce298" office:value-type="string" calcext:value-type="string">
            <text:p>simp</text:p>
          </table:table-cell>
          <table:table-cell table:number-columns-repeated="27"/>
        </table:table-row>
        <table:table-row table:style-name="ro5">
          <table:table-cell table:number-columns-repeated="11"/>
          <table:table-cell table:style-name="ce234" table:formula="of:=[.L128]" office:value-type="string" office:string-value="7" calcext:value-type="string">
            <text:p>7</text:p>
          </table:table-cell>
          <table:table-cell table:formula="of:=[.G128]*[.L150]+[.H128]" office:value-type="float" office:value="-8.00000000000002" calcext:value-type="float">
            <text:p>-8,00000000000002</text:p>
          </table:table-cell>
          <table:table-cell table:formula="of:=[.M128]" office:value-type="float" office:value="-8" calcext:value-type="float">
            <text:p>-8</text:p>
          </table:table-cell>
          <table:table-cell/>
          <table:table-cell table:style-name="ce243"/>
          <table:table-cell table:number-columns-repeated="48"/>
        </table:table-row>
        <table:table-row table:style-name="ro5">
          <table:table-cell table:number-columns-repeated="11"/>
          <table:table-cell table:style-name="ce234" table:formula="of:=[.L129]" office:value-type="float" office:value="0.142857142857143" calcext:value-type="float">
            <text:p><text:s/>1/7 </text:p>
          </table:table-cell>
          <table:table-cell table:formula="of:=[.G129]*[.L151]+[.H129]" office:value-type="float" office:value="3.42857142857143" calcext:value-type="float">
            <text:p>3,42857142857143</text:p>
          </table:table-cell>
          <table:table-cell table:formula="of:=[.M129]" office:value-type="float" office:value="6" calcext:value-type="float">
            <text:p>6</text:p>
          </table:table-cell>
          <table:table-cell/>
          <table:table-cell table:style-name="ce243"/>
          <table:table-cell table:style-name="ce298" office:value-type="string" calcext:value-type="string" table:number-columns-spanned="7" table:number-rows-spanned="1">
            <text:p>Equation droite</text:p>
          </table:table-cell>
          <table:covered-table-cell table:number-columns-repeated="6"/>
          <table:table-cell table:number-columns-repeated="41"/>
        </table:table-row>
        <table:table-row table:style-name="ro5">
          <table:table-cell table:number-columns-repeated="11"/>
          <table:table-cell table:style-name="ce234" table:formula="of:=[.L130]" office:value-type="float" office:value="-47.5" calcext:value-type="float">
            <text:p>-95/2 </text:p>
          </table:table-cell>
          <table:table-cell table:formula="of:=[.G130]*[.L152]+[.H130]" office:value-type="float" office:value="7.00000000000001" calcext:value-type="float">
            <text:p>7,00000000000001</text:p>
          </table:table-cell>
          <table:table-cell table:formula="of:=[.M130]" office:value-type="float" office:value="7" calcext:value-type="float">
            <text:p>7</text:p>
          </table:table-cell>
          <table:table-cell table:number-columns-repeated="50"/>
        </table:table-row>
        <table:table-row table:style-name="ro5">
          <table:table-cell table:number-columns-repeated="11"/>
          <table:table-cell table:style-name="ce234" table:formula="of:=[.L131]" office:value-type="float" office:value="-0.0210526315789474" calcext:value-type="float">
            <text:p>- 2/95</text:p>
          </table:table-cell>
          <table:table-cell table:formula="of:=[.G131]*[.L153]+[.H131]" office:value-type="float" office:value="-0.304453441295547" calcext:value-type="float">
            <text:p>-0,304453441295547</text:p>
          </table:table-cell>
          <table:table-cell table:formula="of:=[.M131]" office:value-type="float" office:value="-8" calcext:value-type="float">
            <text:p>-8</text:p>
          </table:table-cell>
          <table:table-cell table:number-columns-repeated="50"/>
        </table:table-row>
        <table:table-row table:style-name="ro5">
          <table:table-cell table:number-columns-repeated="11"/>
          <table:table-cell table:style-name="ce234" table:formula="of:=[.L132]" office:value-type="float" office:value="-38.5" calcext:value-type="float">
            <text:p>-77/2 </text:p>
          </table:table-cell>
          <table:table-cell table:formula="of:=[.G132]*[.L154]+[.H132]" office:value-type="float" office:value="7.99999999999999" calcext:value-type="float">
            <text:p>7,99999999999999</text:p>
          </table:table-cell>
          <table:table-cell table:formula="of:=[.M132]" office:value-type="float" office:value="8" calcext:value-type="float">
            <text:p>8</text:p>
          </table:table-cell>
          <table:table-cell table:number-columns-repeated="50"/>
        </table:table-row>
        <table:table-row table:style-name="ro5">
          <table:table-cell table:number-columns-repeated="11"/>
          <table:table-cell table:style-name="ce234" table:formula="of:=[.L133]" office:value-type="float" office:value="-0.025974025974026" calcext:value-type="float">
            <text:p>- 2/77</text:p>
          </table:table-cell>
          <table:table-cell table:formula="of:=[.G133]*[.L155]+[.H133]" office:value-type="float" office:value="-0.54978354978355" calcext:value-type="float">
            <text:p>-0,54978354978355</text:p>
          </table:table-cell>
          <table:table-cell table:formula="of:=[.M133]" office:value-type="float" office:value="2" calcext:value-type="float">
            <text:p>2</text:p>
          </table:table-cell>
          <table:table-cell table:number-columns-repeated="50"/>
        </table:table-row>
        <table:table-row table:style-name="ro5">
          <table:table-cell table:number-columns-repeated="11"/>
          <table:table-cell table:style-name="ce234" table:formula="of:=[.L134]" office:value-type="float" office:value="0.857142857142857" calcext:value-type="float">
            <text:p><text:s/>6/7 </text:p>
          </table:table-cell>
          <table:table-cell table:formula="of:=[.G134]*[.L156]+[.H134]" office:value-type="float" office:value="6" calcext:value-type="float">
            <text:p>6</text:p>
          </table:table-cell>
          <table:table-cell table:formula="of:=[.M134]" office:value-type="float" office:value="6" calcext:value-type="float">
            <text:p>6</text:p>
          </table:table-cell>
          <table:table-cell table:number-columns-repeated="50"/>
        </table:table-row>
        <table:table-row table:style-name="ro5">
          <table:table-cell table:number-columns-repeated="11"/>
          <table:table-cell table:style-name="ce234" table:formula="of:=[.L135]" office:value-type="float" office:value="1.16666666666667" calcext:value-type="float">
            <text:p><text:s/>7/6 </text:p>
          </table:table-cell>
          <table:table-cell table:formula="of:=[.G135]*[.L157]+[.H135]" office:value-type="float" office:value="4.91666666666665" calcext:value-type="float">
            <text:p>4,91666666666665</text:p>
          </table:table-cell>
          <table:table-cell table:formula="of:=[.M135]" office:value-type="float" office:value="3" calcext:value-type="float">
            <text:p>3</text:p>
          </table:table-cell>
          <table:table-cell table:number-columns-repeated="50"/>
        </table:table-row>
        <table:table-row table:style-name="ro5">
          <table:table-cell table:number-columns-repeated="11"/>
          <table:table-cell table:style-name="ce234" table:formula="of:=[.L136]" office:value-type="float" office:value="-3.53846153846154" calcext:value-type="float">
            <text:p>-46/13</text:p>
          </table:table-cell>
          <table:table-cell table:formula="of:=[.G136]*[.L158]+[.H136]" office:value-type="float" office:value="-3" calcext:value-type="float">
            <text:p>-3</text:p>
          </table:table-cell>
          <table:table-cell table:formula="of:=[.M136]" office:value-type="float" office:value="-3" calcext:value-type="float">
            <text:p>-3</text:p>
          </table:table-cell>
          <table:table-cell table:number-columns-repeated="50"/>
        </table:table-row>
        <table:table-row table:style-name="ro5">
          <table:table-cell table:number-columns-repeated="11"/>
          <table:table-cell table:style-name="ce234" table:formula="of:=[.L137]" office:value-type="float" office:value="-0.282608695652174" calcext:value-type="float">
            <text:p>-13/46</text:p>
          </table:table-cell>
          <table:table-cell table:formula="of:=[.G137]*[.L159]+[.H137]" office:value-type="float" office:value="-0.648550724637681" calcext:value-type="float">
            <text:p>-0,648550724637681</text:p>
          </table:table-cell>
          <table:table-cell table:formula="of:=[.M137]" office:value-type="float" office:value="4" calcext:value-type="float">
            <text:p>4</text:p>
          </table:table-cell>
          <table:table-cell table:number-columns-repeated="50"/>
        </table:table-row>
        <table:table-row table:style-name="ro5">
          <table:table-cell table:number-columns-repeated="11"/>
          <table:table-cell table:style-name="ce234" table:formula="of:=[.L138]" office:value-type="float" office:value="-7.5" calcext:value-type="float">
            <text:p>-15/2 </text:p>
          </table:table-cell>
          <table:table-cell table:formula="of:=[.G138]*[.L160]+[.H138]" office:value-type="float" office:value="-2" calcext:value-type="float">
            <text:p>-2</text:p>
          </table:table-cell>
          <table:table-cell table:formula="of:=[.M138]" office:value-type="float" office:value="-2" calcext:value-type="float">
            <text:p>-2</text:p>
          </table:table-cell>
          <table:table-cell table:number-columns-repeated="50"/>
        </table:table-row>
        <table:table-row table:style-name="ro5">
          <table:table-cell table:number-columns-repeated="11"/>
          <table:table-cell table:style-name="ce234" table:formula="of:=[.L139]" office:value-type="float" office:value="-0.133333333333333" calcext:value-type="float">
            <text:p>- 2/15</text:p>
          </table:table-cell>
          <table:table-cell table:formula="of:=[.G139]*[.L161]+[.H139]" office:value-type="float" office:value="3.89333333333333" calcext:value-type="float">
            <text:p>3,89333333333333</text:p>
          </table:table-cell>
          <table:table-cell table:formula="of:=[.M139]" office:value-type="float" office:value="3" calcext:value-type="float">
            <text:p>3</text:p>
          </table:table-cell>
          <table:table-cell table:number-columns-repeated="50"/>
        </table:table-row>
        <table:table-row table:style-name="ro5">
          <table:table-cell table:number-columns-repeated="11"/>
          <table:table-cell table:style-name="ce234" table:formula="of:=[.L140]" office:value-type="float" office:value="-1.30769230769231" calcext:value-type="float">
            <text:p>-17/13</text:p>
          </table:table-cell>
          <table:table-cell table:formula="of:=[.G140]*[.L162]+[.H140]" office:value-type="float" office:value="-4" calcext:value-type="float">
            <text:p>-4</text:p>
          </table:table-cell>
          <table:table-cell table:formula="of:=[.M140]" office:value-type="float" office:value="-4" calcext:value-type="float">
            <text:p>-4</text:p>
          </table:table-cell>
          <table:table-cell table:number-columns-repeated="50"/>
        </table:table-row>
        <table:table-row table:style-name="ro5">
          <table:table-cell table:number-columns-repeated="11"/>
          <table:table-cell table:style-name="ce234" table:formula="of:=[.L141]" office:value-type="float" office:value="-0.764705882352941" calcext:value-type="float">
            <text:p>-13/17</text:p>
          </table:table-cell>
          <table:table-cell table:formula="of:=[.G141]*[.L163]+[.H141]" office:value-type="float" office:value="-3.11764705882353" calcext:value-type="float">
            <text:p>-3,11764705882353</text:p>
          </table:table-cell>
          <table:table-cell table:formula="of:=[.M141]" office:value-type="float" office:value="-5" calcext:value-type="float">
            <text:p>-5</text:p>
          </table:table-cell>
          <table:table-cell table:number-columns-repeated="50"/>
        </table:table-row>
        <table:table-row table:style-name="ro5">
          <table:table-cell table:number-columns-repeated="11"/>
          <table:table-cell table:style-name="ce234" table:formula="of:=[.L142]" office:value-type="float" office:value="1.5" calcext:value-type="float">
            <text:p><text:s/>3/2 </text:p>
          </table:table-cell>
          <table:table-cell table:formula="of:=[.G142]*[.L164]+[.H142]" office:value-type="float" office:value="-5" calcext:value-type="float">
            <text:p>-5</text:p>
          </table:table-cell>
          <table:table-cell table:formula="of:=[.M142]" office:value-type="float" office:value="-5" calcext:value-type="float">
            <text:p>-5</text:p>
          </table:table-cell>
          <table:table-cell table:number-columns-repeated="50"/>
        </table:table-row>
        <table:table-row table:style-name="ro5">
          <table:table-cell table:number-columns-repeated="11"/>
          <table:table-cell table:style-name="ce234" table:formula="of:=[.L143]" office:value-type="float" office:value="0.666666666666667" calcext:value-type="float">
            <text:p><text:s/>2/3 </text:p>
          </table:table-cell>
          <table:table-cell table:formula="of:=[.G143]*[.L165]+[.H143]" office:value-type="float" office:value="-2.5" calcext:value-type="float">
            <text:p>-2,5</text:p>
          </table:table-cell>
          <table:table-cell table:formula="of:=[.M143]" office:value-type="float" office:value="5" calcext:value-type="float">
            <text:p>5</text:p>
          </table:table-cell>
          <table:table-cell table:number-columns-repeated="50"/>
        </table:table-row>
        <table:table-row table:style-name="ro5">
          <table:table-cell table:number-columns-repeated="11"/>
          <table:table-cell table:style-name="ce234" table:formula="of:=[.L144]" office:value-type="string" office:string-value="-2" calcext:value-type="string">
            <text:p>-2</text:p>
          </table:table-cell>
          <table:table-cell table:formula="of:=[.G144]*[.L166]+[.H144]" office:value-type="float" office:value="4.00000000000001" calcext:value-type="float">
            <text:p>4,00000000000001</text:p>
          </table:table-cell>
          <table:table-cell table:formula="of:=[.M144]" office:value-type="float" office:value="4" calcext:value-type="float">
            <text:p>4</text:p>
          </table:table-cell>
          <table:table-cell table:number-columns-repeated="50"/>
        </table:table-row>
        <table:table-row table:style-name="ro5">
          <table:table-cell table:number-columns-repeated="11"/>
          <table:table-cell table:style-name="ce234" table:formula="of:=[.L145]" office:value-type="float" office:value="-0.5" calcext:value-type="float">
            <text:p>- 1/2 </text:p>
          </table:table-cell>
          <table:table-cell table:formula="of:=[.G145]*[.L167]+[.H145]" office:value-type="float" office:value="1.96428571428572" calcext:value-type="float">
            <text:p>1,96428571428572</text:p>
          </table:table-cell>
          <table:table-cell table:formula="of:=[.M145]" office:value-type="float" office:value="-7" calcext:value-type="float">
            <text:p>-7</text:p>
          </table:table-cell>
          <table:table-cell table:number-columns-repeated="50"/>
        </table:table-row>
        <table:table-row table:style-name="ro5">
          <table:table-cell table:number-columns-repeated="11"/>
          <table:table-cell table:style-name="ce234" table:formula="of:=[.L146]" office:value-type="float" office:value="3.05882352941176" calcext:value-type="float">
            <text:p>52/17</text:p>
          </table:table-cell>
          <table:table-cell table:formula="of:=[.G146]*[.L168]+[.H146]" office:value-type="float" office:value="-2.99999999999998" calcext:value-type="float">
            <text:p>-2,99999999999998</text:p>
          </table:table-cell>
          <table:table-cell table:formula="of:=[.M146]" office:value-type="float" office:value="-3" calcext:value-type="float">
            <text:p>-3</text:p>
          </table:table-cell>
          <table:table-cell table:number-columns-repeated="50"/>
        </table:table-row>
        <table:table-row table:style-name="ro5">
          <table:table-cell table:number-columns-repeated="11"/>
          <table:table-cell table:style-name="ce234" table:formula="of:=[.L147]" office:value-type="float" office:value="0.326923076923077" calcext:value-type="float">
            <text:p>17/52</text:p>
          </table:table-cell>
          <table:table-cell table:formula="of:=[.G147]*[.L169]+[.H147]" office:value-type="float" office:value="0.0961538461538475" calcext:value-type="float">
            <text:p>0,096153846153848</text:p>
          </table:table-cell>
          <table:table-cell table:formula="of:=[.M147]" office:value-type="float" office:value="-3" calcext:value-type="float">
            <text:p>-3</text:p>
          </table:table-cell>
          <table:table-cell table:number-columns-repeated="50"/>
        </table:table-row>
        <table:table-row table:style-name="ro5">
          <table:table-cell table:number-columns-repeated="11"/>
          <table:table-cell table:style-name="ce234" table:formula="of:=[.L148]" office:value-type="string" office:string-value="x" calcext:value-type="string">
            <text:p>x</text:p>
          </table:table-cell>
          <table:table-cell table:formula="of:=[.G148]*[.L170]+[.H148]" office:value-type="string" office:string-value="" calcext:value-type="error">
            <text:p>#VALEUR !</text:p>
          </table:table-cell>
          <table:table-cell table:formula="of:=[.M148]" office:value-type="string" office:string-value="y" calcext:value-type="string">
            <text:p>y</text:p>
          </table:table-cell>
          <table:table-cell table:number-columns-repeated="50"/>
        </table:table-row>
        <table:table-row table:style-name="ro5">
          <table:table-cell table:number-columns-repeated="11"/>
          <table:table-cell table:style-name="ce234"/>
          <table:table-cell table:number-columns-repeated="52"/>
        </table:table-row>
        <table:table-row table:style-name="ro5" table:number-rows-repeated="30">
          <table:table-cell table:number-columns-repeated="64"/>
        </table:table-row>
        <table:table-row table:style-name="ro5" table:number-rows-repeated="8">
          <table:table-cell table:number-columns-repeated="11"/>
          <table:table-cell table:style-name="ce234"/>
          <table:table-cell table:number-columns-repeated="52"/>
        </table:table-row>
        <table:table-row table:style-name="ro5" table:number-rows-repeated="1048366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Données.U4:Données.U13 Données.W4:Données.X13">
            <calcext:condition calcext:apply-style-name="FAUX" calcext:value="formula-is(IF([.$E4]=&quot;FAUX&quot;))" calcext:base-cell-address="Données.U4"/>
            <calcext:condition calcext:apply-style-name="VRAI" calcext:value="formula-is(IF([.$E4]=&quot;VRAI&quot;))" calcext:base-cell-address="Données.U4"/>
          </calcext:conditional-format>
        </calcext:conditional-formats>
      </table:table>
      <table:table table:name="Synthèse" table:style-name="ta7" table:protected="true" table:protection-key="l2Z8uLvnF9Ig4wEwVzNf7j/Iiag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39" table:default-cell-style-name="ce393"/>
        <table:table-column table:style-name="co40" table:default-cell-style-name="ce393"/>
        <table:table-column table:style-name="co41" table:default-cell-style-name="ce393"/>
        <table:table-column table:style-name="co42" table:default-cell-style-name="ce393"/>
        <table:table-column table:style-name="co43" table:default-cell-style-name="ce393"/>
        <table:table-column table:style-name="co44" table:default-cell-style-name="ce393"/>
        <table:table-column table:style-name="co1" table:default-cell-style-name="ce393"/>
        <table:table-column table:style-name="co45" table:default-cell-style-name="ce393"/>
        <table:table-column table:style-name="co46" table:default-cell-style-name="ce393"/>
        <table:table-column table:style-name="co1" table:number-columns-repeated="55" table:default-cell-style-name="ce393"/>
        <table:table-row table:style-name="ro17">
          <table:table-cell table:style-name="ce352" table:formula="of:=IF([.$G$1];&quot;Niveau&quot;;&quot;&quot;)" office:value-type="string" office:string-value="Niveau" calcext:value-type="string" table:number-columns-spanned="2" table:number-rows-spanned="1">
            <text:p>Niveau</text:p>
          </table:table-cell>
          <table:covered-table-cell/>
          <table:table-cell table:style-name="ce396" table:formula="of:=IF([.$G$1];&quot;Notes&quot;;&quot;&quot;)" office:value-type="string" office:string-value="Notes" calcext:value-type="string">
            <text:p>Notes</text:p>
          </table:table-cell>
          <table:table-cell table:style-name="ce396" table:formula="of:=IF([.$G$1];&quot;Faît&quot;;&quot;&quot;)" office:value-type="string" office:string-value="Faît" calcext:value-type="string">
            <text:p>Faît</text:p>
          </table:table-cell>
          <table:table-cell table:style-name="ce396" table:formula="of:=IF([.$G$1];&quot;Coefficient&quot;;&quot;&quot;)" office:value-type="string" office:string-value="Coefficient" calcext:value-type="string">
            <text:p>Coefficient</text:p>
          </table:table-cell>
          <table:table-cell table:style-name="ce372"/>
          <table:table-cell table:style-name="ce377" table:formula="of:=IF([.A14]=[.B100];1;0)" office:value-type="float" office:value="1" calcext:value-type="float">
            <text:p>1</text:p>
          </table:table-cell>
          <table:table-cell table:style-name="ce413" table:formula="of:=IF([.$G$1];&quot;Note&quot;;&quot;&quot;)" office:value-type="string" office:string-value="Note" calcext:value-type="string" table:number-columns-spanned="2" table:number-rows-spanned="2">
            <text:p>Note</text:p>
          </table:table-cell>
          <table:covered-table-cell table:style-name="ce398"/>
          <table:table-cell table:number-columns-repeated="55"/>
        </table:table-row>
        <table:table-row table:style-name="ro17">
          <table:table-cell table:style-name="ce356" table:formula="of:=IF([.$G$1];&quot;1&quot;;&quot;&quot;)" office:value-type="string" office:string-value="1" calcext:value-type="string">
            <text:p>1</text:p>
          </table:table-cell>
          <table:table-cell table:style-name="ce356" table:formula="of:=IF([.$G$1];&quot;Appartenance&quot;;&quot;&quot;)" office:value-type="string" office:string-value="Appartenance" calcext:value-type="string">
            <text:p>Appartenance</text:p>
          </table:table-cell>
          <table:table-cell table:style-name="ce363" table:formula="of:=IF([.$G$1];[$Données.T16];&quot;&quot;)" office:value-type="float" office:value="10" calcext:value-type="float">
            <text:p>10,00</text:p>
          </table:table-cell>
          <table:table-cell table:style-name="ce387" table:formula="of:=IF([.$G$1];IF(COUNTA([$Appartenance.$H$3:$Appartenance.$H$12])&lt;&gt;0;&quot;Oui&quot;;&quot;Non&quot;);&quot;&quot;)" office:value-type="string" office:string-value="Oui" calcext:value-type="string">
            <text:p>Oui</text:p>
          </table:table-cell>
          <table:table-cell table:style-name="ce387" table:formula="of:=IF([.$G$1];IF(COUNTA([$Appartenance.$H$3:$Appartenance.$H$12])&lt;&gt;0;1;0);&quot;&quot;)" office:value-type="float" office:value="1" calcext:value-type="float">
            <text:p>1</text:p>
          </table:table-cell>
          <table:table-cell table:style-name="ce372"/>
          <table:table-cell/>
          <table:covered-table-cell table:style-name="ce396"/>
          <table:covered-table-cell table:style-name="ce387"/>
          <table:table-cell table:number-columns-repeated="55"/>
        </table:table-row>
        <table:table-row table:style-name="ro17">
          <table:table-cell table:style-name="ce357" table:formula="of:=IF([.$G$1];&quot;2&quot;;&quot;&quot;)" office:value-type="string" office:string-value="2" calcext:value-type="string">
            <text:p>2</text:p>
          </table:table-cell>
          <table:table-cell table:style-name="ce357" table:formula="of:=IF([.$G$1];&quot;Équation réduite&quot;;&quot;&quot;)" office:value-type="string" office:string-value="Équation réduite" calcext:value-type="string">
            <text:p>Équation réduite</text:p>
          </table:table-cell>
          <table:table-cell table:style-name="ce364" table:formula="of:=IF([.$G$1];[$Données.U16];&quot;&quot;)" office:value-type="float" office:value="0" calcext:value-type="float">
            <text:p>0,00</text:p>
          </table:table-cell>
          <table:table-cell table:style-name="ce369" table:formula="of:=IF([.$G$1];IF(COUNTA([$'Equation réduite'.$C$3:$'Equation réduite'.$C$12])&lt;&gt;0;&quot;Oui&quot;;&quot;Non&quot;);&quot;&quot;)" office:value-type="string" office:string-value="Non" calcext:value-type="string">
            <text:p>Non</text:p>
          </table:table-cell>
          <table:table-cell table:style-name="ce369" table:formula="of:=IF([.$G$1];IF(COUNTA([$'Equation réduite'.$C$3:$'Equation réduite'.$C$12])&lt;&gt;0;1;0);&quot;&quot;)" office:value-type="float" office:value="0" calcext:value-type="float">
            <text:p>0</text:p>
          </table:table-cell>
          <table:table-cell table:number-columns-repeated="2"/>
          <table:table-cell table:style-name="ce112" table:formula="of:=IF([.$G$1];IF(SUM([.E2:.E6])=0;0;ROUND(2*SUMPRODUCT([.C2:.C6];[.E2:.E6])/SUM([.E2:.E6]);0)/2);&quot;&quot;)" office:value-type="float" office:value="10" calcext:value-type="float" table:number-columns-spanned="1" table:number-rows-spanned="2">
            <text:p>10</text:p>
          </table:table-cell>
          <table:table-cell table:style-name="ce413" table:formula="of:=IF([.$G$1];&quot;/20&quot;;&quot;&quot;)" office:value-type="string" office:string-value="/20" calcext:value-type="string" table:number-columns-spanned="1" table:number-rows-spanned="2">
            <text:p>/20</text:p>
          </table:table-cell>
          <table:table-cell table:number-columns-repeated="55"/>
        </table:table-row>
        <table:table-row table:style-name="ro17">
          <table:table-cell table:style-name="ce356" table:formula="of:=IF([.$G$1];&quot;3&quot;;&quot;&quot;)" office:value-type="string" office:string-value="3" calcext:value-type="string">
            <text:p>3</text:p>
          </table:table-cell>
          <table:table-cell table:style-name="ce356" table:formula="of:=IF([.$G$1];&quot;Niveau 1&quot;;&quot;&quot;)" office:value-type="string" office:string-value="Niveau 1" calcext:value-type="string">
            <text:p>Niveau 1</text:p>
          </table:table-cell>
          <table:table-cell table:style-name="ce363" table:formula="of:=IF([.$G$1];[$Données.V16];&quot;&quot;)" office:value-type="float" office:value="0" calcext:value-type="float">
            <text:p>0,00</text:p>
          </table:table-cell>
          <table:table-cell table:style-name="ce370" table:formula="of:=IF([.$G$1];IF(COUNTA([$'Niveau 1'.$B$3:$'Niveau 1'.$B$7])&lt;&gt;0;&quot;Oui&quot;;&quot;Non&quot;);&quot;&quot;)" office:value-type="string" office:string-value="Non" calcext:value-type="string">
            <text:p>Non</text:p>
          </table:table-cell>
          <table:table-cell table:style-name="ce370" table:formula="of:=IF([.$G$1];IF(COUNTA([$'Niveau 1'.$B$3:$'Niveau 1'.$B$7])&lt;&gt;0;1;0);&quot;&quot;)" office:value-type="float" office:value="0" calcext:value-type="float">
            <text:p>0</text:p>
          </table:table-cell>
          <table:table-cell table:style-name="ce373"/>
          <table:table-cell/>
          <table:covered-table-cell table:style-name="ce98"/>
          <table:covered-table-cell table:style-name="ce75"/>
          <table:table-cell table:number-columns-repeated="55"/>
        </table:table-row>
        <table:table-row table:style-name="ro17">
          <table:table-cell table:style-name="ce357" table:formula="of:=IF([.$G$1];&quot;4&quot;;&quot;&quot;)" office:value-type="string" office:string-value="4" calcext:value-type="string">
            <text:p>4</text:p>
          </table:table-cell>
          <table:table-cell table:style-name="ce357" table:formula="of:=IF([.$G$1];&quot;Niveau 2&quot;;&quot;&quot;)" office:value-type="string" office:string-value="Niveau 2" calcext:value-type="string">
            <text:p>Niveau 2</text:p>
          </table:table-cell>
          <table:table-cell table:style-name="ce364" table:formula="of:=IF([.$G$1];[$Données.W16];&quot;&quot;)" office:value-type="float" office:value="0" calcext:value-type="float">
            <text:p>0,00</text:p>
          </table:table-cell>
          <table:table-cell table:style-name="ce369" table:formula="of:=IF([.$G$1];IF(COUNTA([$'Niveau 2'.$B$3:$'Niveau 2'.$B$7])&lt;&gt;0;&quot;Oui&quot;;&quot;Non&quot;);&quot;&quot;)" office:value-type="string" office:string-value="Non" calcext:value-type="string">
            <text:p>Non</text:p>
          </table:table-cell>
          <table:table-cell table:style-name="ce357" table:formula="of:=IF([.$G$1];IF(COUNTA([$'Niveau 2'.$B$3:$'Niveau 2'.$B$7])&lt;&gt;0;1;0);&quot;&quot;)" office:value-type="float" office:value="0" calcext:value-type="float">
            <text:p>0</text:p>
          </table:table-cell>
          <table:table-cell table:style-name="ce373"/>
          <table:table-cell table:number-columns-repeated="2"/>
          <table:table-cell table:style-name="ce378"/>
          <table:table-cell table:number-columns-repeated="55"/>
        </table:table-row>
        <table:table-row table:style-name="ro17">
          <table:table-cell table:style-name="ce356" table:formula="of:=IF([.$G$1];&quot;5&quot;;&quot;&quot;)" office:value-type="string" office:string-value="5" calcext:value-type="string">
            <text:p>5</text:p>
          </table:table-cell>
          <table:table-cell table:style-name="ce356" table:formula="of:=IF([.$G$1];&quot;Niveau 3&quot;;&quot;&quot;)" office:value-type="string" office:string-value="Niveau 3" calcext:value-type="string">
            <text:p>Niveau 3</text:p>
          </table:table-cell>
          <table:table-cell table:style-name="ce363" table:formula="of:=IF([.$G$1];[$Données.X16];&quot;&quot;)" office:value-type="float" office:value="0" calcext:value-type="float">
            <text:p>0,00</text:p>
          </table:table-cell>
          <table:table-cell table:style-name="ce370" table:formula="of:=IF([.$G$1];IF(COUNTA([$'Niveau 3'.$B$3:$'Niveau 3'.$B$7])&lt;&gt;0;&quot;Oui&quot;;&quot;Non&quot;);&quot;&quot;)" office:value-type="string" office:string-value="Non" calcext:value-type="string">
            <text:p>Non</text:p>
          </table:table-cell>
          <table:table-cell table:style-name="ce356" table:formula="of:=IF([.$G$1];IF(COUNTA([$'Niveau 3'.$B$3:$'Niveau 3'.$B$7])&lt;&gt;0;1;0);&quot;&quot;)" office:value-type="float" office:value="0" calcext:value-type="float">
            <text:p>0</text:p>
          </table:table-cell>
          <table:table-cell table:style-name="ce373"/>
          <table:table-cell table:number-columns-repeated="2"/>
          <table:table-cell table:style-name="ce378"/>
          <table:table-cell table:number-columns-repeated="55"/>
        </table:table-row>
        <table:table-row table:style-name="ro17">
          <table:table-cell table:style-name="ce358" table:number-columns-repeated="2"/>
          <table:table-cell table:style-name="ce365"/>
          <table:table-cell table:style-name="ce371"/>
          <table:table-cell table:style-name="ce358"/>
          <table:table-cell table:style-name="ce373"/>
          <table:table-cell table:number-columns-repeated="58"/>
        </table:table-row>
        <table:table-row table:style-name="ro17">
          <table:table-cell table:style-name="ce358" table:number-columns-repeated="2"/>
          <table:table-cell table:style-name="ce365"/>
          <table:table-cell table:style-name="ce371"/>
          <table:table-cell table:style-name="ce358"/>
          <table:table-cell table:style-name="ce374"/>
          <table:table-cell table:style-name="ce376" table:number-columns-repeated="58"/>
        </table:table-row>
        <table:table-row table:style-name="ro17">
          <table:table-cell table:style-name="ce358" table:number-columns-repeated="2"/>
          <table:table-cell table:style-name="ce365"/>
          <table:table-cell table:style-name="ce371"/>
          <table:table-cell table:style-name="ce358"/>
          <table:table-cell table:style-name="ce375"/>
          <table:table-cell table:style-name="ce376" table:number-columns-repeated="58"/>
        </table:table-row>
        <table:table-row table:style-name="ro17">
          <table:table-cell table:style-name="ce358" table:number-columns-repeated="2"/>
          <table:table-cell table:style-name="ce366"/>
          <table:table-cell table:style-name="ce371"/>
          <table:table-cell table:style-name="ce358"/>
          <table:table-cell table:style-name="ce375"/>
          <table:table-cell table:style-name="ce376" table:number-columns-repeated="58"/>
        </table:table-row>
        <table:table-row table:style-name="ro17" table:number-rows-repeated="2">
          <table:table-cell table:style-name="ce358" table:number-columns-repeated="2"/>
          <table:table-cell table:style-name="ce365"/>
          <table:table-cell table:style-name="ce371"/>
          <table:table-cell table:style-name="ce358"/>
          <table:table-cell table:style-name="ce376" table:number-columns-repeated="59"/>
        </table:table-row>
        <table:table-row table:style-name="ro18">
          <table:table-cell table:number-columns-repeated="64"/>
        </table:table-row>
        <table:table-row table:style-name="ro18">
          <table:table-cell table:style-name="ce360" office:value-type="string" calcext:value-type="string" table:number-columns-spanned="5" table:number-rows-spanned="2">
            <text:p>KELLER Stéphane</text:p>
          </table:table-cell>
          <table:covered-table-cell table:number-columns-repeated="4"/>
          <table:table-cell table:number-columns-repeated="59"/>
        </table:table-row>
        <table:table-row table:style-name="ro18">
          <table:covered-table-cell table:number-columns-repeated="5"/>
          <table:table-cell table:number-columns-repeated="59"/>
        </table:table-row>
        <table:table-row table:style-name="ro18">
          <table:table-cell table:number-columns-repeated="64"/>
        </table:table-row>
        <table:table-row table:style-name="ro18">
          <table:table-cell table:number-columns-repeated="2"/>
          <table:table-cell table:style-name="ce367"/>
          <table:table-cell table:number-columns-repeated="61"/>
        </table:table-row>
        <table:table-row table:style-name="ro18">
          <table:table-cell table:number-columns-repeated="64"/>
        </table:table-row>
        <table:table-row table:style-name="ro18">
          <table:table-cell table:style-name="Default" table:number-columns-repeated="2"/>
          <table:table-cell table:number-columns-repeated="62"/>
        </table:table-row>
        <table:table-row table:style-name="ro18" table:number-rows-repeated="80">
          <table:table-cell table:number-columns-repeated="64"/>
        </table:table-row>
        <table:table-row table:style-name="ro18">
          <table:table-cell table:style-name="ce361" office:value-type="string" calcext:value-type="string">
            <text:p>MDP :</text:p>
          </table:table-cell>
          <table:table-cell table:style-name="ce361" office:value-type="string" calcext:value-type="string">
            <text:p>KELLER Stéphane</text:p>
          </table:table-cell>
          <table:table-cell table:number-columns-repeated="62"/>
        </table:table-row>
        <table:table-row table:style-name="ro18" table:number-rows-repeated="1048475">
          <table:table-cell table:number-columns-repeated="64"/>
        </table:table-row>
        <table:table-row table:style-name="ro18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Symbol" svg:font-family="Symbol" style:font-family-generic="roman" style:font-pitch="variable" style:font-charset="x-symbol"/>
    <style:font-face style:name="Comic Sans MS1" svg:font-family="'Comic Sans MS'"/>
    <style:font-face style:name="Times New Roman1" svg:font-family="'Times New Roman'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loext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loext:max-denominator-value="9"/>
    </number:number-style>
    <number:number-style style:name="N112">
      <number:text>M</number:text>
      <number:number number:decimal-places="0" loext:min-decimal-places="0" number:min-integer-digits="0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number:currency-style style:name="N123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3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3P0"/>
    </number:currency-style>
    <number:number-style style:name="N124">
      <number:number number:decimal-places="0" loext:min-decimal-places="0" number:min-integer-digits="0"/>
      <number:text> / 3</number:text>
    </number:number-style>
    <number:currency-style style:name="N126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6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8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8P0"/>
    </number:currency-style>
    <number:currency-style style:name="N130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0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0P0"/>
    </number:currency-style>
    <number:number-style style:name="N131">
      <number:number number:decimal-places="0" loext:min-decimal-places="0" number:min-integer-digits="2"/>
    </number:number-style>
    <number:currency-style style:name="N133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3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3P0"/>
    </number:currency-style>
    <number:currency-style style:name="N135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5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5P0"/>
    </number:currency-style>
    <number:currency-style style:name="N137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7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7P0"/>
    </number:currency-style>
    <number:currency-style style:name="N138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39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39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39P0"/>
    </number:currency-style>
    <number:number-style style:name="N140">
      <number:fraction number:min-numerator-digits="2" loext:max-numerator-digits="2" number:min-denominator-digits="2" loext:max-denominator-value="99"/>
    </number:number-style>
    <number:number-style style:name="N141">
      <number:number number:decimal-places="1" loext:min-decimal-places="0" number:min-integer-digits="1" number:decimal-replacement=""/>
    </number:number-style>
    <number:number-style style:name="N142">
      <number:number number:decimal-places="0" loext:min-decimal-places="0" number:min-integer-digits="0"/>
    </number:number-style>
    <number:number-style style:name="N143">
      <number:number number:decimal-places="1" loext:min-decimal-places="1" number:min-integer-digits="0"/>
    </number:number-style>
    <number:number-style style:name="N144">
      <number:fraction number:min-integer-digits="0" number:min-numerator-digits="1" loext:max-numerator-digits="1" number:min-denominator-digits="1" loext:max-denominator-value="9"/>
    </number:number-style>
    <number:number-style style:name="N145">
      <number:number number:decimal-places="3" loext:min-decimal-places="0" number:min-integer-digits="1" number:decimal-replacement=""/>
    </number:number-style>
    <number:number-style style:name="N146">
      <number:number number:decimal-places="6" loext:min-decimal-places="0" number:min-integer-digits="1" number:decimal-replacement=""/>
    </number:number-style>
    <number:number-style style:name="N147">
      <number:number number:decimal-places="14" loext:min-decimal-places="14" number:min-integer-digits="1"/>
    </number:number-style>
    <number:number-style style:name="N148">
      <number:number number:decimal-places="13" loext:min-decimal-places="13" number:min-integer-digits="1"/>
    </number:number-style>
    <number:number-style style:name="N149">
      <number:number number:decimal-places="12" loext:min-decimal-places="12" number:min-integer-digits="1"/>
    </number:number-style>
    <number:number-style style:name="N150">
      <number:number number:decimal-places="11" loext:min-decimal-places="11" number:min-integer-digits="1"/>
    </number:number-style>
    <number:number-style style:name="N151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2">
      <number:number number:decimal-places="9" loext:min-decimal-places="0" number:min-integer-digits="1" number:decimal-replacement="" number:grouping="true"/>
    </number:number-style>
    <number:number-style style:name="N153">
      <number:number number:decimal-places="2" loext:min-decimal-places="0" number:min-integer-digits="0" number:decimal-replacement="" number:grouping="true"/>
    </number:number-style>
    <number:number-style style:name="N154">
      <number:number number:decimal-places="2" loext:min-decimal-places="0" number:min-integer-digits="1" number:decimal-replacement="" number:grouping="true"/>
    </number:number-style>
    <number:number-style style:name="N155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6">
      <number:number number:decimal-places="3" loext:min-decimal-places="0" number:min-integer-digits="0" number:decimal-replacement="" number:grouping="true"/>
    </number:number-style>
    <number:number-style style:name="N157">
      <number:number number:decimal-places="3" loext:min-decimal-places="0" number:min-integer-digits="1" number:decimal-replacement="" number:grouping="true"/>
    </number:number-style>
    <number:number-style style:name="N158">
      <number:number number:decimal-places="9" loext:min-decimal-places="0" number:min-integer-digits="4" number:decimal-replacement="" number:grouping="true"/>
    </number:number-style>
    <number:number-style style:name="N159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0">
      <number:number number:decimal-places="12" loext:min-decimal-places="0" number:min-integer-digits="1" number:decimal-replacement=""/>
    </number:number-style>
    <number:number-style style:name="N161">
      <number:number number:decimal-places="12" loext:min-decimal-places="12" number:min-integer-digits="1" number:grouping="true"/>
    </number:number-style>
    <number:number-style style:name="N162">
      <number:fraction number:min-integer-digits="0" number:min-numerator-digits="2" loext:max-numerator-digits="2" number:min-denominator-digits="1" loext:max-denominator-value="9"/>
    </number:number-style>
    <number:number-style style:name="N163">
      <number:number number:decimal-places="2" loext:min-decimal-places="0" number:min-integer-digits="1" number:decimal-replacement=""/>
    </number:number-style>
    <number:percentage-style style:name="N164">
      <number:number number:decimal-places="0" loext:min-decimal-places="0" number:min-integer-digits="1"/>
      <number:text>%</number:text>
    </number:percentage-style>
    <number:number-style style:name="N165">
      <number:number number:decimal-places="1" loext:min-decimal-places="1" number:min-integer-digits="1" number:grouping="true"/>
    </number:number-style>
    <number:number-style style:name="N166">
      <number:number number:decimal-places="3" loext:min-decimal-places="3" number:min-integer-digits="1" number:grouping="true"/>
    </number:number-style>
    <number:number-style style:name="N167">
      <number:number number:decimal-places="4" loext:min-decimal-places="4" number:min-integer-digits="1" number:grouping="true"/>
    </number:number-style>
    <number:number-style style:name="N168">
      <number:fraction number:min-numerator-digits="6" loext:max-numerator-digits="6" number:min-denominator-digits="6" loext:max-denominator-value="999999"/>
    </number:number-style>
    <number:number-style style:name="N169">
      <number:fraction number:min-numerator-digits="3" loext:max-numerator-digits="6" number:min-denominator-digits="6" loext:max-denominator-value="999999"/>
    </number:number-style>
    <number:number-style style:name="N170">
      <number:fraction number:min-numerator-digits="1" loext:max-numerator-digits="6" number:min-denominator-digits="6" loext:max-denominator-value="999999"/>
    </number:number-style>
    <number:number-style style:name="N171">
      <number:fraction number:min-numerator-digits="1" loext:max-numerator-digits="6" number:min-denominator-digits="2" loext:max-denominator-value="99"/>
    </number:number-style>
    <number:number-style style:name="N172">
      <number:fraction number:min-numerator-digits="1" loext:max-numerator-digits="6" number:min-denominator-digits="5" loext:max-denominator-value="99999"/>
    </number:number-style>
    <number:number-style style:name="N173">
      <number:fraction number:min-numerator-digits="1" loext:max-numerator-digits="6" number:min-denominator-digits="1" loext:max-denominator-value="999999"/>
    </number:number-style>
    <number:number-style style:name="N174">
      <number:fraction number:min-integer-digits="0" number:min-numerator-digits="1" loext:max-numerator-digits="6" number:min-denominator-digits="1" loext:max-denominator-value="9"/>
    </number:number-style>
    <number:number-style style:name="N175">
      <number:fraction number:min-numerator-digits="1" loext:max-numerator-digits="6" number:min-denominator-digits="7" loext:max-denominator-value="9999999"/>
    </number:number-style>
    <number:number-style style:name="N176">
      <number:fraction number:min-numerator-digits="1" loext:max-numerator-digits="7" number:min-denominator-digits="6" loext:max-denominator-value="999999"/>
    </number:number-style>
    <number:percentage-style style:name="N177">
      <number:number number:decimal-places="1" loext:min-decimal-places="1" number:min-integer-digits="1"/>
      <number:text>%</number:text>
    </number:percentage-style>
    <number:number-style style:name="N178">
      <number:number number:decimal-places="1" loext:min-decimal-places="1" number:min-integer-digits="1" number:display-factor="1000"/>
      <number:text>%</number:text>
    </number:number-style>
    <number:number-style style:name="N179">
      <number:number number:decimal-places="1" loext:min-decimal-places="1" number:min-integer-digits="1"/>
      <number:text> %</number:text>
    </number:number-style>
    <number:number-style style:name="N180">
      <number:number number:decimal-places="0" loext:min-decimal-places="0" number:min-integer-digits="1"/>
      <number:text> %</number:text>
    </number:number-style>
    <number:percentage-style style:name="N181">
      <number:number number:decimal-places="0" loext:min-decimal-places="0" number:min-integer-digits="1" number:display-factor="1000"/>
      <number:text>%</number:text>
    </number:percentage-style>
    <number:percentage-style style:name="N182">
      <number:number number:decimal-places="3" loext:min-decimal-places="3" number:min-integer-digits="1"/>
      <number:text>%</number:text>
    </number:percentage-style>
    <number:percentage-style style:name="N183">
      <number:number number:decimal-places="4" loext:min-decimal-places="4" number:min-integer-digits="1"/>
      <number:text>%</number:text>
    </number:percentage-style>
    <number:percentage-style style:name="N184">
      <number:number number:decimal-places="2" loext:min-decimal-places="2" number:min-integer-digits="1"/>
      <number:text>%</number:text>
    </number:percentage-style>
    <number:number-style style:name="N185">
      <number:fraction number:min-integer-digits="0" number:min-numerator-digits="2" loext:max-numerator-digits="2" number:min-denominator-digits="2" loext:max-denominator-value="99"/>
    </number:number-style>
    <number:number-style style:name="N186">
      <number:fraction number:min-numerator-digits="3" loext:max-numerator-digits="3" number:min-denominator-digits="3" loext:max-denominator-value="999"/>
    </number:number-style>
    <number:number-style style:name="N187">
      <number:fraction number:min-numerator-digits="1" loext:max-numerator-digits="4" number:min-denominator-digits="5" loext:max-denominator-value="99999"/>
    </number:number-style>
    <number:number-style style:name="N188">
      <number:fraction number:min-numerator-digits="1" loext:max-numerator-digits="5" number:min-denominator-digits="5" loext:max-denominator-value="99999"/>
    </number:number-style>
    <number:text-style style:name="N189">
      <number:text>/</number:text>
      <number:text-content/>
    </number:text-style>
    <number:number-style style:name="N190">
      <number:text>/</number:text>
      <number:number number:decimal-places="0" loext:min-decimal-places="0" number:min-integer-digits="0"/>
    </number:number-style>
    <number:text-style style:name="N191" number:title="Défini par l'utilisateur">
      <number:text-content/>
      <number:text>%</number:text>
    </number:text-style>
    <number:number-style style:name="N192" number:title="Défini par l'utilisateur">
      <number:fraction number:min-numerator-digits="1" loext:max-numerator-digits="4" number:min-denominator-digits="1" loext:max-denominator-value="999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RAI" style:family="table-cell" style:parent-style-name="Default">
      <style:text-properties fo:color="#0099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4">00/00/0000</text:date>, <text:time style:data-style-name="N2" text:time-value="11:41:57.9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4-02-27T08:27:02.57</meta:creation-date>
    <dc:date>2020-12-04T11:45:24.802000000</dc:date>
    <meta:editing-duration>P2DT13H29M10S</meta:editing-duration>
    <meta:editing-cycles>666</meta:editing-cycles>
    <meta:generator>LibreOffice/6.4.6.2$Windows_x86 LibreOffice_project/0ce51a4fd21bff07a5c061082cc82c5ed232f115</meta:generator>
    <meta:document-statistic meta:table-count="8" meta:cell-count="3632" meta:object-count="30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tous niveaux
Sub RAZ_Niveaux()
	Dim Feuille as Object, Plage as Object

	rem purge nombres saisis Appartenance
	Feuille = thisComponent.Sheets.getByName("Appartenance") 'Accès dans ce classeur à une feuille par son nom
	Plage = Feuille.getCellRangeByName("H3:H12") 'Accès dans cette feuille à une plage par son nom
	Plage.clearContents(5) 'Efface plage avec format nombre + texte

	rem purge nombres saisis Equation réduite
	Feuille = thisComponent.Sheets.getByName("Equation réduite") 'Accès dans ce classeur à une feuille par son nom
	Plage = Feuille.getCellRangeByName("C3:C12") 'Accès dans cette feuille à une plage par son nom
	Plage.clearContents(5) 'Efface plage avec format nombre + texte

	rem purge nombres saisis Niveau 1
	Feuille = thisComponent.Sheets.getByName("Niveau 1") 'Accès dans ce classeur à une feuille par son nom
	Plage = Feuille.getCellRangeByName("B3:B7") 'Accès dans cette feuille à une plage par son nom
	Plage.clearContents(5) 'Efface plage avec format nombre + texte

	rem purge nombres saisis niveau 2
	Feuille = thisComponent.Sheets.getByName("Niveau 2") 'Accès dans ce classeur à une feuille par son nom
	Plage = Feuille.getCellRangeByName("B3:B7") 'Accès dans cette feuille à une plage par son nom
	Plage.clearContents(5) 'Efface plage avec format nombre + texte

	rem purge nombres saisis niveau 3
	Feuille = thisComponent.Sheets.getByName("Niveau 3") 'Accès dans ce classeur à une feuille par son nom
	Plage = Feuille.getCellRangeByName("B3:B7") 'Accès dans cette feuille à une plage par son nom
	Plage.clearContents(5) 'Efface plage avec format nombre + texte
End Sub

rem purge nombres saisis Appartenance
Sub RAZ_Appartenance()
	Dim Feuille as Object, Plage as Object
	Feuille = thisComponent.Sheets.getByName("Appartenance") 'Accès dans ce classeur à une feuille par son nom
	Plage = Feuille.getCellRangeByName("H3:H12") 'Accès dans cette feuille à une plage par son nom
	Plage.clearContents(5) 'Efface plage avec format nombre + texte
End Sub

rem purge nombres saisis Equation réduite
Sub RAZ_Equation_reduite()
	Dim Feuille as Object, Plage as Object
	Feuille = thisComponent.Sheets.getByName("Equation réduite") 'Accès dans ce classeur à une feuille par son nom
	Plage = Feuille.getCellRangeByName("C3:C12") 'Accès dans cette feuille à une plage par son nom
	Plage.clearContents(5) 'Efface plage avec format nombre + texte
End Sub

rem purge nombres saisis Niveau 1
Sub RAZ_Niveau1()
	Dim Feuille as Object, Plage as Object
	Feuille = thisComponent.Sheets.getByName("Niveau 1") 'Accès dans ce classeur à une feuille par son nom
	Plage = Feuille.getCellRangeByName("B3:B7") 'Accès dans cette feuille à une plage par son nom
	Plage.clearContents(5) 'Efface plage avec format nombre + texte
End Sub

rem purge nombres saisis niveau 2
Sub RAZ_Niveau2()
	Dim Feuille as Object, Plage as Object
	Feuille = thisComponent.Sheets.getByName("Niveau 2") 'Accès dans ce classeur à une feuille par son nom
	Plage = Feuille.getCellRangeByName("B3:B7") 'Accès dans cette feuille à une plage par son nom
	Plage.clearContents(5) 'Efface plage avec format nombre + texte
End Sub

rem purge nombres saisis niveau 3
Sub RAZ_Niveau3()
	Dim Feuille as Object, Plage as Object
	Feuille = thisComponent.Sheets.getByName("Niveau 3") 'Accès dans ce classeur à une feuille par son nom
	Plage = Feuille.getCellRangeByName("B3:B7") 'Accès dans cette feuille à une plage par son nom
	Plage.clearContents(5) 'Efface plage avec format nombre + texte
End Sub

rem ----------------------------------------------------
rem génération nombres aléatoires tous niveaux
rem ----------------------------------------------------

PUBLIC Function SK_Alea(Min As Integer,Max As Integer)
'fonctionne dans l'environnement Office, quelle que soit l'application soffice ouverte.
Dim FnIntegree As Object
    FnIntegree= CreateUnoService("com.sun.star.sheet.FunctionAccess")
    SK_Alea=FnIntegree.CallFunction("ALEA.ENTRE.BORNES",array(Min,Max))  
End Function    

Sub Zone_Alea_All()
	Dim Feuille as Object
	Feuille = thisComponent.Sheets.getByName("Données")
	For i = 3 to 12
		Feuille.GetCellRangeByName("A" &amp; i).value = RND()
	Next i
	For i = 16 to 29
		Feuille.GetCellRangeByName("A" &amp; i).value = RND()
	Next i
	For i = 32 to 51
		Feuille.GetCellRangeByName("A" &amp; i).value = RND()
	Next i
	For i = 62 to 85
		Feuille.GetCellRangeByName("A" &amp; i).value = RND()
	Next i
	For i = 88 to 147
		Feuille.GetCellRangeByName("A" &amp; i).value = RND()
	Next i
	Feuille.GetCellRangeByName("D3").value = SK_Alea(-10,-1)
	Feuille.GetCellRangeByName("D4").value = SK_Alea(1,10)
	Feuille.GetCellRangeByName("E5").value = SK_Alea(-10,-1)
	Feuille.GetCellRangeByName("E6").value = SK_Alea(1,10)
	Feuille.GetCellRangeByName("D7").value = SK_Alea(-5,-1)
	Feuille.GetCellRangeByName("E7").value = SK_Alea(1,5)
	Feuille.GetCellRangeByName("D8").value = SK_Alea(-5,-1)
	Feuille.GetCellRangeByName("E8").value = SK_Alea(6,11)
	Feuille.GetCellRangeByName("D9").value = SK_Alea(-5,-1)
	Feuille.GetCellRangeByName("E9").value = SK_Alea(-10,-1)
	Feuille.GetCellRangeByName("D10").value = SK_Alea(1,5)
	Feuille.GetCellRangeByName("E10").value = SK_Alea(1,5)
	Feuille.GetCellRangeByName("D11").value = SK_Alea(1,5)
	Feuille.GetCellRangeByName("E11").value = SK_Alea(6,11)
	Feuille.GetCellRangeByName("D12").value = SK_Alea(1,5)
	Feuille.GetCellRangeByName("E12").value = SK_Alea(-10,1)

	If SK_Alea(1,2)=1 Then 
		Feuille.GetCellRangeByName("D16").value = SK_Alea(1,10)
		Else Feuille.GetCellRangeByName("D16").value = SK_Alea(-10,-1)
	End If

	If SK_Alea(1,2)=1 Then 
		Feuille.GetCellRangeByName("E17").value = SK_Alea(1,10)
		Else Feuille.GetCellRangeByName("E17").value = SK_Alea(-10,-1)
	End If

	Feuille.GetCellRangeByName("D18").value = SK_Alea(-5,-1)
	Feuille.GetCellRangeByName("E18").value = SK_Alea(1,6)
	Feuille.GetCellRangeByName("D19").value = SK_Alea(-5,-1)
	Feuille.GetCellRangeByName("E19").value = SK_Alea(7,10)
	Feuille.GetCellRangeByName("D20").value = SK_Alea(-5,-1)
	Feuille.GetCellRangeByName("E20").value = SK_Alea(11,14)
	Feuille.GetCellRangeByName("D21").value = SK_Alea(-5,-1)
	Feuille.GetCellRangeByName("E21").value = SK_Alea(-6,-1)
	Feuille.GetCellRangeByName("D22").value = SK_Alea(-5,-1)
	Feuille.GetCellRangeByName("E22").value = SK_Alea(-10,-7)
	Feuille.GetCellRangeByName("D23").value = SK_Alea(-8,-6)
	Feuille.GetCellRangeByName("E23").value = SK_Alea(15,20)
	Feuille.GetCellRangeByName("D24").value = SK_Alea(1,5)
	Feuille.GetCellRangeByName("E24").value = SK_Alea(1,6)
	Feuille.GetCellRangeByName("D25").value = SK_Alea(1,5)
	Feuille.GetCellRangeByName("E25").value = SK_Alea(7,11)
	Feuille.GetCellRangeByName("D26").value = SK_Alea(1,5)
	Feuille.GetCellRangeByName("E26").value = SK_Alea(-6,-1)
	Feuille.GetCellRangeByName("D27").value = SK_Alea(3,5)
	Feuille.GetCellRangeByName("E27").value = SK_Alea(-15,-11)
	Feuille.GetCellRangeByName("D28").value = SK_Alea(6,8)
	Feuille.GetCellRangeByName("E28").value = SK_Alea(-20,-15)
	Feuille.GetCellRangeByName("D29").value = SK_Alea(1,5)
	Feuille.GetCellRangeByName("E29").value = SK_Alea(-14,-11)

	For i = 32 to 35
		Feuille.GetCellRangeByName("F" &amp; i).value = SK_Alea(0,12)
	Next i
	For i = 36 to 39
		Feuille.GetCellRangeByName("F" &amp; i).value = SK_Alea(0,15)
	Next i
	For i = 40 to 51
		Feuille.GetCellRangeByName("F" &amp; i).value = SK_Alea(0,12)
	Next i
	For i = 36 to 39
	If SK_Alea(1,2)=1 Then 
		Feuille.GetCellRangeByName("D" &amp; i).value = SK_Alea(1,5)
		Else Feuille.GetCellRangeByName("D" &amp; i).value = SK_Alea(-5,-1)
	End If
	Next i

	For i = 40 to 45
	If SK_Alea(1,2)=1 Then 
		Feuille.GetCellRangeByName("R" &amp; i).value = 2*SK_Alea(1,5)
		Else Feuille.GetCellRangeByName("R" &amp; i).value = 2*SK_Alea(-5,-1)
	End If
	Feuille.GetCellRangeByName("S" &amp; i).value = 2*SK_Alea(1,5)+1
	Next i

	For i = 46 to 51
	If SK_Alea(1,2)=1 Then 
		Feuille.GetCellRangeByName("R" &amp; i).value = 2*SK_Alea(1,5)+1
		Else Feuille.GetCellRangeByName("R" &amp; i).value = -2*SK_Alea(1,5)+1
	End If
	Feuille.GetCellRangeByName("S" &amp; i).value = 2*SK_Alea(1,5)
	Next i

	For i = 54 to 57
		Feuille.GetCellRangeByName("B" &amp; i).value = SK_Alea(-10,-1)
	Next i
	Feuille.GetCellRangeByName("C54").value = SK_Alea(-10,-1)
	Feuille.GetCellRangeByName("C55").value = SK_Alea(-10,-6)
	Feuille.GetCellRangeByName("C56").value = SK_Alea(1,10)
	Feuille.GetCellRangeByName("C57").value = SK_Alea(6,10)
	For i = 54 to 57
		Feuille.GetCellRangeByName("D" &amp; i).value = SK_Alea(1,10)
	Next i
	Feuille.GetCellRangeByName("E54").value = SK_Alea(1,10)
	Feuille.GetCellRangeByName("E55").value = SK_Alea(-5,-1)
	Feuille.GetCellRangeByName("E56").value = SK_Alea(-10,1)
	Feuille.GetCellRangeByName("E57").value = SK_Alea(1,5)

	For i = 62 to 65
	If SK_Alea(1,2)=1 Then 
		Feuille.GetCellRangeByName("C" &amp; i).value = SK_Alea(1,10)
		Else Feuille.GetCellRangeByName("C" &amp; i).value = SK_Alea(-10,-1)
	End If
	If SK_Alea(1,2)=1 Then 
		Feuille.GetCellRangeByName("D" &amp; i).value = 1
		Else Feuille.GetCellRangeByName("D" &amp; i).value = -1
	End If
		Feuille.GetCellRangeByName("E" &amp; i).value = SK_Alea(-10,10)
	Next i

	For i = 66 to 85
	If SK_Alea(1,2)=1 Then 
		Feuille.GetCellRangeByName("C" &amp; i).value = SK_Alea(2,20)
		Else Feuille.GetCellRangeByName("C" &amp; i).value = SK_Alea(-20,-2)
	End If
	If SK_Alea(1,2)=1 Then 
		Feuille.GetCellRangeByName("D" &amp; i).value = SK_Alea(2,20)
		Else Feuille.GetCellRangeByName("D" &amp; i).value = SK_Alea(-20,-2)
	End If
	If SK_Alea(1,2)=1 Then 
		Feuille.GetCellRangeByName("E" &amp; i).value = SK_Alea(2,20)
		Else Feuille.GetCellRangeByName("E" &amp; i).value = SK_Alea(-20,-2)
	End If
	Next i
rem ------------------------------------------------------------------------
	For i = 88 to 106 Step 2
	If SK_Alea(1,2)=1 Then 
		Feuille.GetCellRangeByName("C" &amp; i).value = SK_Alea(1,10)
		Else Feuille.GetCellRangeByName("C" &amp; i).value = SK_Alea(-10,-1)
	End If
	If SK_Alea(1,2)=1 Then 
		Feuille.GetCellRangeByName("D" &amp; i).value = 1
		Else Feuille.GetCellRangeByName("D" &amp; i).value = -1
	End If
		Feuille.GetCellRangeByName("E" &amp; i).value = SK_Alea(-10,10)
	Next i
	For i = 88 to 107
		Feuille.GetCellRangeByName("L" &amp; i).value = SK_Alea(-10,10)
	Next i

	For i = 89 to 107 Step 2
	If SK_Alea(1,2)=1 Then 
		Feuille.GetCellRangeByName("O" &amp; i).value = SK_Alea(1,10)
		Else Feuille.GetCellRangeByName("O" &amp; i).value = SK_Alea(-10,-1)
	End If
	Next i

	For i = 108 to 146 Step 2
	If SK_Alea(1,2)=1 Then 
		Feuille.GetCellRangeByName("C" &amp; i).value = SK_Alea(2,20)
		Else Feuille.GetCellRangeByName("C" &amp; i).value = SK_Alea(-20,-2)
	End If
	If SK_Alea(1,2)=1 Then 
		Feuille.GetCellRangeByName("D" &amp; i).value = SK_Alea(2,20)
		Else Feuille.GetCellRangeByName("D" &amp; i).value = SK_Alea(-20,-2)
	End If
	If SK_Alea(1,2)=1 Then 
		Feuille.GetCellRangeByName("E" &amp; i).value = SK_Alea(2,20)
		Else Feuille.GetCellRangeByName("E" &amp; i).value = SK_Alea(-20,-2)
	End If
	Next i
	For i = 108 to 127
	If SK_Alea(1,2)=1 Then 
		Feuille.GetCellRangeByName("L" &amp; i).value = SK_Alea(1,10)
		Else Feuille.GetCellRangeByName("L" &amp; i).value = SK_Alea(-10,-1)
	End If
	Next i
	For i = 109 to 147 Step 2
	If SK_Alea(1,2)=1 Then 
		Feuille.GetCellRangeByName("O" &amp; i).value = SK_Alea(1,10)
		Else Feuille.GetCellRangeByName("O" &amp; i).value = SK_Alea(-10,-1)
	End If
	Next i
	For i = 128 to 147
	If SK_Alea(1,2)=1 Then 
		Feuille.GetCellRangeByName("O" &amp; i).value = SK_Alea(2,10)
		Else Feuille.GetCellRangeByName("O" &amp; i).value = SK_Alea(-10,-2)
	End If
	Next i
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5" style:family="chart">
      <style:graphic-properties svg:stroke-width="0.04cm" svg:stroke-color="#2f4f4f"/>
    </style:style>
    <style:style style:name="ch6" style:family="chart">
      <style:graphic-properties svg:stroke-width="0.04cm" svg:stroke-color="#c0c0c0"/>
    </style:style>
    <style:style style:name="ch7" style:family="chart">
      <style:graphic-properties svg:stroke-width="0.04cm" svg:stroke-color="#708090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-dash="Fine_20_Dashed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11.145cm" svg:y="0.185cm" style:legend-expansion="wide" chart:style-name="ch2"/>
        <chart:plot-area chart:style-name="ch3" table:cell-range-address="Données.I20:Données.I20 Données.M16:Données.P16 'Niveau 2'.A3:'Niveau 2'.A7 Données.O17:Données.P20" chart:data-source-has-labels="both" svg:x="0.607cm" svg:y="1.461cm" svg:width="29.156cm" svg:height="20.197cm">
          <chartooo:coordinate-region svg:x="0.912cm" svg:y="1.687cm" svg:width="28.611cm" svg:height="19.746cm"/>
          <chart:axis chart:dimension="x" chart:name="primary-x" chart:style-name="ch4" chartooo:axis-type="auto">
            <chart:categories table:cell-range-address="Données.I20:Données.I20"/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7" chart:class="major"/>
            <chart:grid chart:style-name="ch6" chart:class="minor"/>
          </chart:axis>
          <chart:series chart:style-name="ch8" chart:values-cell-range-address="Données.O16:Données.P16" chart:label-cell-address="'Niveau 2'.A3:'Niveau 2'.A3" chart:class="chart:scatter">
            <chart:domain table:cell-range-address="Données.M16:Données.N16"/>
            <chart:data-point chart:repeated="2"/>
          </chart:series>
          <chart:series chart:style-name="ch9" chart:values-cell-range-address="Données.O17:Données.P17" chart:label-cell-address="'Niveau 2'.A4:'Niveau 2'.A4" chart:class="chart:scatter">
            <chart:domain table:cell-range-address="Données.M17:Données.N17"/>
            <chart:data-point chart:repeated="2"/>
          </chart:series>
          <chart:series chart:style-name="ch10" chart:values-cell-range-address="Données.O18:Données.P18" chart:label-cell-address="'Niveau 2'.A5:'Niveau 2'.A5" chart:class="chart:scatter">
            <chart:domain table:cell-range-address="Données.M18:Données.N18"/>
            <chart:data-point chart:repeated="2"/>
          </chart:series>
          <chart:series chart:style-name="ch11" chart:values-cell-range-address="Données.O19:Données.P19" chart:label-cell-address="'Niveau 2'.A6:'Niveau 2'.A6" chart:class="chart:scatter">
            <chart:domain table:cell-range-address="Données.M19:Données.N19"/>
            <chart:data-point chart:repeated="2"/>
          </chart:series>
          <chart:series chart:style-name="ch12" chart:values-cell-range-address="Données.O20:Données.P20" chart:label-cell-address="'Niveau 2'.A7:'Niveau 2'.A7" chart:class="chart:scatter">
            <chart:domain table:cell-range-address="Données.M20:Données.N20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=-7x+15</text:p>
                <draw:g>
                  <svg:desc>Données.I20:Données.I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gne 16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6:Données.N16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</text:p>
                <draw:g>
                  <svg:desc>'Niveau 2'.A3:'Niveau 2'.A3</svg:desc>
                </draw:g>
              </table:table-cell>
              <table:table-cell office:value-type="float" office:value="1">
                <text:p>1</text:p>
                <draw:g>
                  <svg:desc>Données.O16:Données.P16</svg:desc>
                </draw:g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gne 17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7:Données.N17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</text:p>
                <draw:g>
                  <svg:desc>'Niveau 2'.A4:'Niveau 2'.A4</svg:desc>
                </draw:g>
              </table:table-cell>
              <table:table-cell office:value-type="float" office:value="-36">
                <text:p>-36</text:p>
                <draw:g>
                  <svg:desc>Données.O17:Données.P17</svg:desc>
                </draw:g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Ligne 18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8:Données.N18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  <draw:g>
                  <svg:desc>'Niveau 2'.A5:'Niveau 2'.A5</svg:desc>
                </draw:g>
              </table:table-cell>
              <table:table-cell office:value-type="float" office:value="-57">
                <text:p>-57</text:p>
                <draw:g>
                  <svg:desc>Données.O18:Données.P18</svg:desc>
                </draw:g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Ligne 19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9:Données.N19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  <draw:g>
                  <svg:desc>'Niveau 2'.A6:'Niveau 2'.A6</svg:desc>
                </draw:g>
              </table:table-cell>
              <table:table-cell office:value-type="float" office:value="-86">
                <text:p>-86</text:p>
                <draw:g>
                  <svg:desc>Données.O19:Données.P19</svg:desc>
                </draw:g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Ligne 20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20:Données.N20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  <draw:g>
                  <svg:desc>'Niveau 2'.A7:'Niveau 2'.A7</svg:desc>
                </draw:g>
              </table:table-cell>
              <table:table-cell office:value-type="float" office:value="92">
                <text:p>92</text:p>
                <draw:g>
                  <svg:desc>Données.O20:Données.P20</svg:desc>
                </draw:g>
              </table:table-cell>
              <table:table-cell office:value-type="float" office:value="-62">
                <text:p>-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20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5" style:family="chart">
      <style:graphic-properties svg:stroke-width="0.04cm" svg:stroke-color="#2f4f4f"/>
    </style:style>
    <style:style style:name="ch6" style:family="chart">
      <style:graphic-properties svg:stroke-width="0.04cm" svg:stroke-color="#c0c0c0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loext:label-stroke-color="#3465a4" chart:link-data-style-to-source="true" chart:label-position="top"/>
      <style:graphic-properties draw:stroke-dash="Fine_20_Dashed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symbol-type="none" loext:label-stroke-color="#3465a4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10.638cm" svg:y="0.185cm" style:legend-expansion="wide" chart:style-name="ch2"/>
        <chart:plot-area chart:style-name="ch3" table:cell-range-address="Données.I4:Données.I12 Données.M3:Données.P3 'Niveau 1'.A3:'Niveau 1'.A7 Données.O4:Données.P7" chart:data-source-has-labels="both" svg:x="0.607cm" svg:y="1.704cm" svg:width="29.156cm" svg:height="19.954cm">
          <chartooo:coordinate-region svg:x="0.912cm" svg:y="1.93cm" svg:width="28.611cm" svg:height="19.503cm"/>
          <chart:axis chart:dimension="x" chart:name="primary-x" chart:style-name="ch4" chartooo:axis-type="auto">
            <chart:categories table:cell-range-address="Données.I4:Données.I12"/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Données.O3:Données.P3" chart:label-cell-address="'Niveau 1'.A3:'Niveau 1'.A3" chart:class="chart:scatter">
            <chart:domain table:cell-range-address="Données.M3:Données.N3"/>
            <chart:data-point chart:repeated="2"/>
          </chart:series>
          <chart:series chart:style-name="ch8" chart:values-cell-range-address="Données.O4:Données.P4" chart:label-cell-address="'Niveau 1'.A4:'Niveau 1'.A4" chart:class="chart:scatter">
            <chart:domain table:cell-range-address="Données.M4:Données.N4"/>
            <chart:data-point chart:style-name="ch9"/>
            <chart:data-point/>
          </chart:series>
          <chart:series chart:style-name="ch10" chart:values-cell-range-address="Données.O5:Données.P5" chart:label-cell-address="'Niveau 1'.A5:'Niveau 1'.A5" chart:class="chart:scatter">
            <chart:domain table:cell-range-address="Données.M5:Données.N5"/>
            <chart:data-point chart:repeated="2"/>
          </chart:series>
          <chart:series chart:style-name="ch11" chart:values-cell-range-address="Données.O6:Données.P6" chart:label-cell-address="'Niveau 1'.A6:'Niveau 1'.A6" chart:class="chart:scatter">
            <chart:domain table:cell-range-address="Données.M6:Données.N6"/>
            <chart:data-point chart:repeated="2"/>
          </chart:series>
          <chart:series chart:style-name="ch12" chart:values-cell-range-address="Données.O7:Données.P7" chart:label-cell-address="'Niveau 1'.A7:'Niveau 1'.A7" chart:class="chart:scatter">
            <chart:domain table:cell-range-address="Données.M7:Données.N7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=-3x-3</text:p>
                <draw:g>
                  <svg:desc>Données.I4:Données.I12</svg:desc>
                </draw:g>
              </table:table-cell>
              <table:table-cell office:value-type="string">
                <text:p>y=-x+3</text:p>
              </table:table-cell>
            </table:table-row>
          </table:table-header-rows>
          <table:table-rows>
            <table:table-row>
              <table:table-cell office:value-type="string">
                <text:p>Ligne 3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:Données.N3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</text:p>
                <draw:g>
                  <svg:desc>'Niveau 1'.A3:'Niveau 1'.A3</svg:desc>
                </draw:g>
              </table:table-cell>
              <table:table-cell office:value-type="float" office:value="64">
                <text:p>64</text:p>
                <draw:g>
                  <svg:desc>Données.O3:Données.P3</svg:desc>
                </draw:g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Ligne 4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4:Données.N4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</text:p>
                <draw:g>
                  <svg:desc>'Niveau 1'.A4:'Niveau 1'.A4</svg:desc>
                </draw:g>
              </table:table-cell>
              <table:table-cell office:value-type="float" office:value="30">
                <text:p>30</text:p>
                <draw:g>
                  <svg:desc>Données.O4:Données.P4</svg:desc>
                </draw:g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Ligne 5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5:Données.N5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  <draw:g>
                  <svg:desc>'Niveau 1'.A5:'Niveau 1'.A5</svg:desc>
                </draw:g>
              </table:table-cell>
              <table:table-cell office:value-type="float" office:value="14">
                <text:p>14</text:p>
                <draw:g>
                  <svg:desc>Données.O5:Données.P5</svg:desc>
                </draw:g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6:Données.N6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  <draw:g>
                  <svg:desc>'Niveau 1'.A6:'Niveau 1'.A6</svg:desc>
                </draw:g>
              </table:table-cell>
              <table:table-cell office:value-type="float" office:value="-14">
                <text:p>-14</text:p>
                <draw:g>
                  <svg:desc>Données.O6:Données.P6</svg:desc>
                </draw:g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Ligne 7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7:Données.N7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  <draw:g>
                  <svg:desc>'Niveau 1'.A7:'Niveau 1'.A7</svg:desc>
                </draw:g>
              </table:table-cell>
              <table:table-cell office:value-type="float" office:value="-10">
                <text:p>-10</text:p>
                <draw:g>
                  <svg:desc>Données.O7:Données.P7</svg:desc>
                </draw:g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5" style:family="chart">
      <style:graphic-properties svg:stroke-width="0.04cm" svg:stroke-color="#708090"/>
    </style:style>
    <style:style style:name="ch6" style:family="chart">
      <style:graphic-properties svg:stroke-width="0.04cm" svg:stroke-color="#c0c0c0"/>
    </style:style>
    <style:style style:name="ch7" style:family="chart">
      <style:graphic-properties svg:stroke-width="0.04cm" svg:stroke-color="#2f4f4f"/>
    </style:style>
    <style:style style:name="ch8" style:family="chart">
      <style:graphic-properties svg:stroke-color="#b2b2b2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-dash="Fine_20_Dashed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-dash="Fine_20_Dashed" svg:stroke-width="0.08cm" svg:stroke-color="#158466" draw:fill-color="#158466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width="0.05cm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11.145cm" svg:y="0.185cm" style:legend-expansion="wide" chart:style-name="ch2"/>
        <chart:plot-area chart:style-name="ch3" table:cell-range-address="Données.I20:Données.I20 Données.M32:Données.P32 'Niveau 3'.A3:'Niveau 3'.A7 Données.O33:Données.P36" chart:data-source-has-labels="both" svg:x="0.607cm" svg:y="1.461cm" svg:width="29.156cm" svg:height="20.197cm">
          <chartooo:coordinate-region svg:x="0.912cm" svg:y="1.687cm" svg:width="28.611cm" svg:height="19.746cm"/>
          <chart:axis chart:dimension="x" chart:name="primary-x" chart:style-name="ch4" chartooo:axis-type="auto">
            <chart:categories table:cell-range-address="Données.I20:Données.I20"/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7" chart:class="major"/>
            <chart:grid chart:style-name="ch8" chart:class="minor"/>
          </chart:axis>
          <chart:series chart:style-name="ch9" chart:values-cell-range-address="Données.O32:Données.P32" chart:label-cell-address="'Niveau 3'.A3:'Niveau 3'.A3" chart:class="chart:scatter">
            <chart:domain table:cell-range-address="Données.M32:Données.N32"/>
            <chart:data-point chart:repeated="2"/>
          </chart:series>
          <chart:series chart:style-name="ch10" chart:values-cell-range-address="Données.O33:Données.P33" chart:label-cell-address="'Niveau 3'.A4:'Niveau 3'.A4" chart:class="chart:scatter">
            <chart:domain table:cell-range-address="Données.M33:Données.N33"/>
            <chart:data-point chart:repeated="2"/>
          </chart:series>
          <chart:series chart:style-name="ch11" chart:values-cell-range-address="Données.O34:Données.P34" chart:label-cell-address="'Niveau 3'.A5:'Niveau 3'.A5" chart:class="chart:scatter">
            <chart:domain table:cell-range-address="Données.M34:Données.N34"/>
            <chart:data-point chart:repeated="2"/>
          </chart:series>
          <chart:series chart:style-name="ch12" chart:values-cell-range-address="Données.O35:Données.P35" chart:label-cell-address="'Niveau 3'.A6:'Niveau 3'.A6" chart:class="chart:scatter">
            <chart:domain table:cell-range-address="Données.M35:Données.N35"/>
            <chart:data-point chart:repeated="2"/>
          </chart:series>
          <chart:series chart:style-name="ch13" chart:values-cell-range-address="Données.O36:Données.P36" chart:label-cell-address="'Niveau 3'.A7:'Niveau 3'.A7" chart:class="chart:scatter">
            <chart:domain table:cell-range-address="Données.M36:Données.N36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=-7x+15</text:p>
                <draw:g>
                  <svg:desc>Données.I20:Données.I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gne 32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2:Données.N32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</text:p>
                <draw:g>
                  <svg:desc>'Niveau 3'.A3:'Niveau 3'.A3</svg:desc>
                </draw:g>
              </table:table-cell>
              <table:table-cell office:value-type="float" office:value="-6.77777777777778">
                <text:p>-6.77777777777778</text:p>
                <draw:g>
                  <svg:desc>Données.O32:Données.P32</svg:desc>
                </draw:g>
              </table:table-cell>
              <table:table-cell office:value-type="float" office:value="12.7777777777778">
                <text:p>12.7777777777778</text:p>
              </table:table-cell>
            </table:table-row>
            <table:table-row>
              <table:table-cell office:value-type="string">
                <text:p>Ligne 33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3:Données.N33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</text:p>
                <draw:g>
                  <svg:desc>'Niveau 3'.A4:'Niveau 3'.A4</svg:desc>
                </draw:g>
              </table:table-cell>
              <table:table-cell office:value-type="float" office:value="26">
                <text:p>26</text:p>
                <draw:g>
                  <svg:desc>Données.O33:Données.P33</svg:desc>
                </draw:g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Ligne 34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4:Données.N34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  <draw:g>
                  <svg:desc>'Niveau 3'.A5:'Niveau 3'.A5</svg:desc>
                </draw:g>
              </table:table-cell>
              <table:table-cell office:value-type="float" office:value="4.75">
                <text:p>4.75</text:p>
                <draw:g>
                  <svg:desc>Données.O34:Données.P34</svg:desc>
                </draw:g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string">
                <text:p>Ligne 35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5:Données.N35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  <draw:g>
                  <svg:desc>'Niveau 3'.A6:'Niveau 3'.A6</svg:desc>
                </draw:g>
              </table:table-cell>
              <table:table-cell office:value-type="float" office:value="11.875">
                <text:p>11.875</text:p>
                <draw:g>
                  <svg:desc>Données.O35:Données.P35</svg:desc>
                </draw:g>
              </table:table-cell>
              <table:table-cell office:value-type="float" office:value="-1.875">
                <text:p>-1.875</text:p>
              </table:table-cell>
            </table:table-row>
            <table:table-row>
              <table:table-cell office:value-type="string">
                <text:p>Ligne 36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6:Données.N36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  <draw:g>
                  <svg:desc>'Niveau 3'.A7:'Niveau 3'.A7</svg:desc>
                </draw:g>
              </table:table-cell>
              <table:table-cell office:value-type="float" office:value="-0.142857142857143">
                <text:p>-0.142857142857143</text:p>
                <draw:g>
                  <svg:desc>Données.O36:Données.P36</svg:desc>
                </draw:g>
              </table:table-cell>
              <table:table-cell office:value-type="float" office:value="6.14285714285714">
                <text:p>6.1428571428571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6.2$Windows_x86 LibreOffice_project/0ce51a4fd21bff07a5c061082cc82c5ed232f115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